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reeSans2" officeooo:rsid="001301e0" officeooo:paragraph-rsid="001301e0" style:font-name-complex="FreeSans2"/>
    </style:style>
    <style:style style:name="P2" style:family="paragraph" style:parent-style-name="Text_20_body">
      <style:paragraph-properties fo:text-align="end" style:justify-single-word="false" style:writing-mode="rl-tb"/>
      <style:text-properties style:font-name="FreeSans2" style:font-name-complex="FreeSans2"/>
    </style:style>
    <style:style style:name="P3" style:family="paragraph" style:parent-style-name="Text_20_body">
      <style:paragraph-properties fo:text-align="end" style:justify-single-word="false" style:writing-mode="rl-tb"/>
      <style:text-properties style:font-name="FreeSans2" officeooo:paragraph-rsid="004c91ee" style:font-name-complex="FreeSans2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FreeSans2" officeooo:rsid="004de019" officeooo:paragraph-rsid="004de019" style:font-name-complex="FreeSans2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FreeSans2" officeooo:rsid="004e609a" officeooo:paragraph-rsid="00508e74" style:font-name-complex="FreeSans2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FreeSans2" officeooo:rsid="0052a416" officeooo:paragraph-rsid="0052a416" style:font-name-complex="FreeSans2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FreeSans2" officeooo:rsid="005368f1" officeooo:paragraph-rsid="005368f1" style:font-name-complex="FreeSans2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FreeSans2" officeooo:rsid="00554e04" officeooo:paragraph-rsid="00554e04" style:font-name-complex="FreeSans2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FreeSans2" officeooo:rsid="0056529c" officeooo:paragraph-rsid="0056529c" style:font-name-complex="FreeSans2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FreeSans2" officeooo:rsid="0056e711" officeooo:paragraph-rsid="00582b7c" style:font-name-complex="FreeSans2"/>
    </style:style>
    <style:style style:name="P11" style:family="paragraph" style:parent-style-name="Text_20_body">
      <style:paragraph-properties fo:text-align="end" style:justify-single-word="false" style:writing-mode="rl-tb"/>
      <style:text-properties style:font-name="FreeSans2" officeooo:rsid="005aca82" officeooo:paragraph-rsid="005aca82" style:font-name-complex="FreeSans2"/>
    </style:style>
    <style:style style:name="P12" style:family="paragraph" style:parent-style-name="Text_20_body">
      <style:paragraph-properties fo:text-align="end" style:justify-single-word="false" style:writing-mode="rl-tb"/>
      <style:text-properties style:font-name="FreeSans2" officeooo:rsid="005b81ec" officeooo:paragraph-rsid="005b81ec" style:font-name-complex="FreeSans2"/>
    </style:style>
    <style:style style:name="P13" style:family="paragraph" style:parent-style-name="Text_20_body">
      <style:paragraph-properties fo:text-align="end" style:justify-single-word="false" style:writing-mode="rl-tb"/>
      <style:text-properties style:font-name="FreeSans2" officeooo:rsid="005cc7de" officeooo:paragraph-rsid="005cc7de" style:font-name-complex="FreeSans2"/>
    </style:style>
    <style:style style:name="P14" style:family="paragraph" style:parent-style-name="Text_20_body">
      <style:paragraph-properties fo:text-align="end" style:justify-single-word="false" style:writing-mode="rl-tb"/>
      <style:text-properties style:font-name="FreeSans2" officeooo:rsid="00602d10" officeooo:paragraph-rsid="00602d10" style:font-name-complex="FreeSans2"/>
    </style:style>
    <style:style style:name="P15" style:family="paragraph" style:parent-style-name="Text_20_body">
      <style:paragraph-properties fo:text-align="end" style:justify-single-word="false" style:writing-mode="rl-tb"/>
      <style:text-properties style:font-name="FreeSans2" officeooo:rsid="00604f03" officeooo:paragraph-rsid="00604f03" style:font-name-complex="FreeSans2"/>
    </style:style>
    <style:style style:name="P16" style:family="paragraph" style:parent-style-name="Text_20_body">
      <style:paragraph-properties fo:text-align="end" style:justify-single-word="false" style:writing-mode="rl-tb"/>
      <style:text-properties style:font-name="FreeSans2" officeooo:rsid="00624d0e" officeooo:paragraph-rsid="00624d0e" style:font-name-complex="FreeSans2"/>
    </style:style>
    <style:style style:name="P17" style:family="paragraph" style:parent-style-name="Text_20_body">
      <style:paragraph-properties fo:text-align="end" style:justify-single-word="false" style:writing-mode="rl-tb"/>
      <style:text-properties style:font-name="FreeSans2" officeooo:rsid="00640dac" officeooo:paragraph-rsid="0068c361" style:font-name-complex="FreeSans2"/>
    </style:style>
    <style:style style:name="P18" style:family="paragraph" style:parent-style-name="Text_20_body">
      <style:paragraph-properties fo:text-align="end" style:justify-single-word="false" style:writing-mode="rl-tb"/>
      <style:text-properties style:font-name="FreeSans2" officeooo:rsid="0068c361" officeooo:paragraph-rsid="0072d5c0" style:font-name-complex="FreeSans2"/>
    </style:style>
    <style:style style:name="P19" style:family="paragraph" style:parent-style-name="Text_20_body">
      <style:paragraph-properties fo:text-align="end" style:justify-single-word="false" style:writing-mode="rl-tb"/>
      <style:text-properties style:font-name="FreeSans2" officeooo:rsid="00618022" officeooo:paragraph-rsid="00955306" style:font-name-complex="FreeSans2"/>
    </style:style>
    <style:style style:name="P20" style:family="paragraph" style:parent-style-name="Text_20_body">
      <style:paragraph-properties fo:text-align="end" style:justify-single-word="false" style:writing-mode="rl-tb"/>
      <style:text-properties style:font-name="FreeSans2" officeooo:rsid="00781f48" officeooo:paragraph-rsid="009b0551" style:font-name-complex="FreeSans2"/>
    </style:style>
    <style:style style:name="P21" style:family="paragraph" style:parent-style-name="Text_20_body">
      <style:paragraph-properties fo:text-align="end" style:justify-single-word="false" style:writing-mode="rl-tb"/>
      <style:text-properties officeooo:paragraph-rsid="008917b4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07f9e29" officeooo:paragraph-rsid="0082602b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07f9e29" officeooo:paragraph-rsid="0084e432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085b3de" officeooo:paragraph-rsid="00884180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08bb405" officeooo:paragraph-rsid="0090d6d0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0921430" officeooo:paragraph-rsid="0092d74b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096f1a6" officeooo:paragraph-rsid="0098ecb4"/>
    </style:style>
    <style:style style:name="P28" style:family="paragraph" style:parent-style-name="Heading_20_1">
      <style:paragraph-properties fo:text-align="end" style:justify-single-word="false" style:writing-mode="rl-tb"/>
      <style:text-properties style:font-name="FreeSans2" officeooo:rsid="001301e0" officeooo:paragraph-rsid="001301e0" style:font-name-complex="FreeSans2"/>
    </style:style>
    <style:style style:name="P29" style:family="paragraph" style:parent-style-name="Heading_20_1">
      <style:paragraph-properties fo:text-align="end" style:justify-single-word="false" fo:break-before="page" style:writing-mode="rl-tb"/>
      <style:text-properties style:font-name="FreeSans2" style:font-name-complex="FreeSans2"/>
    </style:style>
    <style:style style:name="P30" style:family="paragraph" style:parent-style-name="Heading_20_1">
      <style:paragraph-properties fo:text-align="end" style:justify-single-word="false" fo:break-before="page" style:writing-mode="rl-tb"/>
    </style:style>
    <style:style style:name="P31" style:family="paragraph" style:parent-style-name="Heading_20_2">
      <style:paragraph-properties fo:text-align="end" style:justify-single-word="false" style:writing-mode="rl-tb"/>
      <style:text-properties style:font-name="FreeSans2" style:font-name-complex="FreeSans2"/>
    </style:style>
    <style:style style:name="P32" style:family="paragraph" style:parent-style-name="Heading_20_2">
      <style:paragraph-properties fo:text-align="end" style:justify-single-word="false" style:writing-mode="rl-tb"/>
    </style:style>
    <style:style style:name="P33" style:family="paragraph" style:parent-style-name="Heading_20_2">
      <style:paragraph-properties fo:text-align="end" style:justify-single-word="false" style:writing-mode="rl-tb"/>
      <style:text-properties officeooo:paragraph-rsid="0089c892"/>
    </style:style>
    <style:style style:name="P3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c91ee"/>
    </style:style>
    <style:style style:name="T2" style:family="text">
      <style:text-properties fo:font-size="10pt"/>
    </style:style>
    <style:style style:name="T3" style:family="text">
      <style:text-properties fo:font-size="10pt" officeooo:rsid="004c91ee"/>
    </style:style>
    <style:style style:name="T4" style:family="text">
      <style:text-properties officeooo:rsid="004d7122"/>
    </style:style>
    <style:style style:name="T5" style:family="text">
      <style:text-properties officeooo:rsid="004e9333"/>
    </style:style>
    <style:style style:name="T6" style:family="text">
      <style:text-properties officeooo:rsid="00508e74"/>
    </style:style>
    <style:style style:name="T7" style:family="text">
      <style:text-properties officeooo:rsid="0057a115"/>
    </style:style>
    <style:style style:name="T8" style:family="text">
      <style:text-properties officeooo:rsid="00582b7c"/>
    </style:style>
    <style:style style:name="T9" style:family="text">
      <style:text-properties officeooo:rsid="006606cb"/>
    </style:style>
    <style:style style:name="T10" style:family="text">
      <style:text-properties officeooo:rsid="00661aa3"/>
    </style:style>
    <style:style style:name="T11" style:family="text">
      <style:text-properties officeooo:rsid="006754a1"/>
    </style:style>
    <style:style style:name="T12" style:family="text">
      <style:text-properties officeooo:rsid="0068c361"/>
    </style:style>
    <style:style style:name="T13" style:family="text">
      <style:text-properties officeooo:rsid="006a0348"/>
    </style:style>
    <style:style style:name="T14" style:family="text">
      <style:text-properties officeooo:rsid="00700de9"/>
    </style:style>
    <style:style style:name="T15" style:family="text">
      <style:text-properties officeooo:rsid="0071e582"/>
    </style:style>
    <style:style style:name="T16" style:family="text">
      <style:text-properties officeooo:rsid="0072d5c0"/>
    </style:style>
    <style:style style:name="T17" style:family="text">
      <style:text-properties officeooo:rsid="0079001d"/>
    </style:style>
    <style:style style:name="T18" style:family="text">
      <style:text-properties officeooo:rsid="007ab38a"/>
    </style:style>
    <style:style style:name="T19" style:family="text">
      <style:text-properties officeooo:rsid="0080c3bb"/>
    </style:style>
    <style:style style:name="T20" style:family="text">
      <style:text-properties officeooo:rsid="0082602b"/>
    </style:style>
    <style:style style:name="T21" style:family="text">
      <style:text-properties officeooo:rsid="00844a46"/>
    </style:style>
    <style:style style:name="T22" style:family="text">
      <style:text-properties officeooo:rsid="0084e432"/>
    </style:style>
    <style:style style:name="T23" style:family="text">
      <style:text-properties officeooo:rsid="0086a537"/>
    </style:style>
    <style:style style:name="T24" style:family="text">
      <style:text-properties officeooo:rsid="0087cebd"/>
    </style:style>
    <style:style style:name="T25" style:family="text">
      <style:text-properties officeooo:rsid="00884180"/>
    </style:style>
    <style:style style:name="T26" style:family="text">
      <style:text-properties officeooo:rsid="008917b4"/>
    </style:style>
    <style:style style:name="T27" style:family="text">
      <style:text-properties officeooo:rsid="008d2aad"/>
    </style:style>
    <style:style style:name="T28" style:family="text">
      <style:text-properties officeooo:rsid="008e96c3"/>
    </style:style>
    <style:style style:name="T29" style:family="text">
      <style:text-properties officeooo:rsid="0090d6d0"/>
    </style:style>
    <style:style style:name="T30" style:family="text">
      <style:text-properties officeooo:rsid="0092d74b"/>
    </style:style>
    <style:style style:name="T31" style:family="text">
      <style:text-properties officeooo:rsid="00955306"/>
    </style:style>
    <style:style style:name="T32" style:family="text">
      <style:text-properties officeooo:rsid="0098ecb4"/>
    </style:style>
    <style:style style:name="T33" style:family="text">
      <style:text-properties officeooo:rsid="009c1cef"/>
    </style:style>
    <style:style style:name="gr1" style:family="graphic">
      <style:graphic-properties style:writing-mode="lr-tb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פתרון ממ"ן 1<text:span text:style-name="T4">2</text:span></text:p>
      <text:p text:style-name="P3"><text:span text:style-name="T1">עבור קורס מתמטיקה בדידה (</text:span><text:span text:style-name="T2">20476</text:span><text:span text:style-name="T3">)</text:span></text:p>
      <text:p text:style-name="P2"/>
      <text:h text:style-name="P28" text:outline-level="1">שאלה 1</text:h>
      <text:h text:style-name="P31" text:outline-level="2">סעיף א’</text:h>
      <text:p text:style-name="P4">תהיינה A, B, C, D קבוצות, נוכיח כי אם <draw:g text:anchor-type="as-char" svg:y="-0.122in" draw:z-index="0" draw:name="Shape1" draw:style-name="gr1"><svg:title>TexMaths</svg:title><svg:desc>12§display§A \bigtriangleup B \subseteq D§svg§600§FALSE§</svg:desc><draw:g draw:style-name="gr2"><draw:path draw:style-name="gr3" draw:text-style-name="P38" svg:width="0.826in" svg:height="0.126in" svg:x="0.002in" svg:y="0.0102in" svg:viewBox="0 0 2099 321" svg:d="M1050 321c-350 0-700 0-1050 0 0-107 0-214 0-321 700 0 1399 0 2099 0 0 107 0 214 0 321-349 0-700 0-1049 0z"><text:p/></draw:path><draw:path draw:style-name="gr4" draw:text-style-name="P39" svg:width="0.113in" svg:height="0.1173in" svg:x="-0.0004in" svg:y="0.0047in" svg:viewBox="0 0 288 299" svg:d="M288 291c0-5-4-5-10-5-25 0-25-2-26-14-8-88-18-175-26-262-2-9-2-10-9-10-6 0-8 2-11 7-49 82-97 163-146 245-17 27-34 33-52 34-4 1-8 1-8 9 0 2 1 4 5 4 12 0 24-1 36-1 14 0 29 1 42 1 3 0 8 0 8-7 0-5-3-6-7-6-10 0-19-3-19-14 0-5 2-10 6-16 2-4 3-4 32-54 35 0 71 0 106 0 0 10 6 66 6 71 0 12-22 13-30 13-6 0-10 0-10 9 0 4 4 3 6 4 17 0 35-1 52-1 11 0 37 1 48 1 2 0 7 0 7-8zM208 190c-33 0-65 0-98 0 28-46 56-93 83-138 5 45 10 92 15 138z"><text:p/></draw:path><draw:path draw:style-name="gr4" draw:text-style-name="P39" svg:width="0.1417in" svg:height="0.1228in" svg:x="0.1642in" svg:y="0in" svg:viewBox="0 0 361 313" svg:d="M361 304c0-1 0-2-1-5-58-98-114-196-172-294-1-3-4-5-7-5s-6 2-7 5c-58 98-115 196-173 294 0 3-1 4-1 5 0 5 5 9 8 9 116 0 230 0 345 0 5 0 8-4 8-9zM338 296c-104 0-210 0-314 0 53-90 104-181 157-271 53 90 105 181 157 271z"><text:p/></draw:path><draw:path draw:style-name="gr4" draw:text-style-name="P39" svg:width="0.1181in" svg:height="0.1118in" svg:x="0.3591in" svg:y="0.0102in" svg:viewBox="0 0 301 285" svg:d="M301 57c0-31-27-57-78-57-47 0-95 0-141 0-9 0-12 0-12 8 0 4 3 4 12 4 4 0 8 0 15 1s11 1 11 7c0 2 0 3-1 8-19 75-37 150-57 225-4 16-4 19-38 19-7 0-12 0-12 8 0 5 5 5 12 5 50 0 100 0 150 0 67 0 116-49 116-90 0-30-24-54-64-58 43-9 87-40 87-80zM263 56c0 36-36 77-88 77-20 0-41 0-61 0 8-35 18-70 26-104 4-16 5-17 23-17s36 0 54 0c37 0 46 25 46 44zM240 192c0 39-38 80-88 80-19 0-38 0-57 0-6 0-7 0-10 0s-5-1-5-5c0-1 0-1 3-10 9-38 19-76 29-114 26 0 52 0 79 0 41 0 49 29 49 49z"><text:p/></draw:path><draw:path draw:style-name="gr4" draw:text-style-name="P39" svg:width="0.1008in" svg:height="0.124in" svg:x="0.5421in" svg:y="0.0193in" svg:viewBox="0 0 257 316" svg:d="M257 237c0-5-4-8-9-8-42 0-82 0-124 0-59 0-106-47-106-106 0-58 47-106 106-106 42 0 82 0 124 0 5 0 9-4 9-9 0-4-4-8-9-8-42 0-82 0-124 0-69 0-124 55-124 123 0 69 55 123 124 123 42 0 82 0 124 0 5 0 9-4 9-9zM257 308c0-5-4-9-9-9-76 0-153 0-230 0-5 0-8 4-8 9s3 8 8 8c77 0 154 0 230 0 5 0 9-3 9-8z"><text:p/></draw:path><draw:path draw:style-name="gr4" draw:text-style-name="P39" svg:width="0.1268in" svg:height="0.1118in" svg:x="0.7098in" svg:y="0.0102in" svg:viewBox="0 0 323 285" svg:d="M323 105c0-58-36-105-100-105-47 0-95 0-141 0-8 0-12 0-12 7 0 5 3 5 12 5 4 0 13 1 18 1 7 1 9 3 9 7 0 2-1 3-2 8-19 75-37 150-57 225-3 16-4 19-38 19-7 0-12 0-12 8 0 5 5 5 12 5 47 0 94 0 140 0 88 0 171-87 171-180zM286 90c0 21-9 90-45 135-12 16-45 47-97 47-16 0-31 0-47 0-6 0-7 0-9 0-5 0-6-1-6-5 0-1 0-1 2-10 19-75 38-152 58-228 3-16 4-17 22-17 16 0 30 0 46 0 41 0 76 23 76 78z"><text:p/></draw:path></draw:g></draw:g><text:s/>וגם <draw:g text:anchor-type="as-char" svg:y="-0.122in" draw:z-index="1" draw:name="Shape2" draw:style-name="gr1"><svg:title>TexMaths</svg:title><svg:desc>12§display§B \bigtriangleup C \subseteq D§svg§600§FALSE§</svg:desc><draw:g draw:style-name="gr2"><draw:path draw:style-name="gr3" draw:text-style-name="P38" svg:width="0.8323in" svg:height="0.126in" svg:x="0.0008in" svg:y="0.0102in" svg:viewBox="0 0 2115 321" svg:d="M1058 321c-353 0-705 0-1058 0 0-107 0-214 0-321 705 0 1410 0 2115 0 0 107 0 214 0 321-352 0-705 0-1057 0z"><text:p/></draw:path><draw:path draw:style-name="gr4" draw:text-style-name="P39" svg:width="0.1181in" svg:height="0.1118in" svg:x="-0.0004in" svg:y="0.0102in" svg:viewBox="0 0 301 285" svg:d="M301 57c0-31-27-57-79-57-47 0-95 0-142 0-7 0-12 0-12 8 0 4 4 4 12 4 5 0 9 0 16 1 8 1 12 1 12 7 0 2 0 3-1 8-19 75-39 150-58 225-3 16-5 19-38 19-7 0-11 0-11 8 0 5 4 5 11 5 50 0 101 0 151 0 66 0 116-49 116-90 0-30-25-54-66-58 45-9 89-40 89-80zM263 56c0 36-36 77-88 77-20 0-42 0-62 0 8-35 18-70 26-104 4-16 5-17 23-17s37 0 55 0c36 0 46 25 46 44zM239 192c0 39-37 80-88 80-19 0-37 0-56 0-6 0-7 0-10 0-5 0-6-1-6-5 0-1 0-1 3-10 9-38 19-76 28-114 27 0 54 0 81 0 41 0 48 29 48 49z"><text:p/></draw:path><draw:path draw:style-name="gr4" draw:text-style-name="P39" svg:width="0.1417in" svg:height="0.1228in" svg:x="0.1685in" svg:y="0in" svg:viewBox="0 0 361 313" svg:d="M361 304c0-1 0-2-1-5-58-98-114-196-172-294-1-3-4-5-7-5s-6 2-7 5c-58 98-115 196-173 294 0 3-1 4-1 5 0 5 5 9 8 9 116 0 230 0 345 0 5 0 8-4 8-9zM338 296c-104 0-210 0-314 0 53-90 104-181 157-271 53 90 105 181 157 271z"><text:p/></draw:path><draw:path draw:style-name="gr4" draw:text-style-name="P39" svg:width="0.1177in" svg:height="0.1193in" svg:x="0.365in" svg:y="0.0075in" svg:viewBox="0 0 300 304" svg:d="M300 4c0-2-1-4-5-4-1 0-1 0-6 5-9 11-20 21-30 32-3-6-23-37-69-37-94 0-190 92-190 190 0 69 50 114 115 114 36 0 69-17 91-36 39-34 46-72 46-73 0-3-4-2-5-3-2 0-5 0-6 3-3 11-13 41-42 65s-55 31-78 31c-37 0-83-22-83-87 0-23 10-91 52-141 25-29 65-50 103-50 43 0 67 33 67 80 0 17-1 17-1 22 0 4 5 5 6 5 6 0 6-1 9-9 8-36 18-71 26-107z"><text:p/></draw:path><draw:path draw:style-name="gr4" draw:text-style-name="P39" svg:width="0.1008in" svg:height="0.124in" svg:x="0.5476in" svg:y="0.0193in" svg:viewBox="0 0 257 316" svg:d="M257 237c0-5-4-8-9-8-42 0-82 0-124 0-59 0-107-47-107-106 0-58 48-106 107-106 42 0 82 0 124 0 5 0 9-4 9-9 0-4-4-8-9-8-42 0-82 0-124 0-69 0-124 55-124 123 0 69 55 123 124 123 42 0 82 0 124 0 5 0 9-4 9-9zM257 308c0-5-4-9-9-9-76 0-153 0-230 0-5 0-8 4-8 9s3 8 8 8c77 0 154 0 230 0 5 0 9-3 9-8z"><text:p/></draw:path><draw:path draw:style-name="gr4" draw:text-style-name="P39" svg:width="0.1268in" svg:height="0.1118in" svg:x="0.7154in" svg:y="0.0102in" svg:viewBox="0 0 323 285" svg:d="M323 105c0-58-36-105-100-105-47 0-95 0-141 0-9 0-12 0-12 7 0 5 3 5 12 5 4 0 13 1 18 1 7 1 9 3 9 7 0 2-1 3-2 8-19 75-37 150-57 225-3 16-4 19-38 19-7 0-12 0-12 8 0 5 5 5 12 5 47 0 92 0 139 0 89 0 172-87 172-180zM286 90c0 21-9 90-45 135-12 16-45 47-97 47-16 0-32 0-48 0-5 0-6 0-8 0-5 0-6-1-6-5 0-1 0-1 2-10 19-75 38-152 58-228 3-16 4-17 22-17 16 0 30 0 46 0 41 0 76 23 76 78z"><text:p/></draw:path></draw:g></draw:g><text:s/>אז <draw:g text:anchor-type="as-char" svg:y="-0.122in" draw:z-index="2" draw:name="Shape3" draw:style-name="gr1"><svg:title>TexMaths</svg:title><svg:desc>12§display§A \bigtriangleup C \subseteq D§svg§600§FALSE§</svg:desc><draw:g draw:style-name="gr2"><draw:path draw:style-name="gr3" draw:text-style-name="P38" svg:width="0.8268in" svg:height="0.126in" svg:x="0.002in" svg:y="0.0102in" svg:viewBox="0 0 2101 321" svg:d="M1051 321c-350 0-701 0-1051 0 0-107 0-214 0-321 701 0 1400 0 2101 0 0 107 0 214 0 321-350 0-701 0-1050 0z"><text:p/></draw:path><draw:path draw:style-name="gr4" draw:text-style-name="P39" svg:width="0.1134in" svg:height="0.1173in" svg:x="-0.0004in" svg:y="0.0047in" svg:viewBox="0 0 289 299" svg:d="M289 291c0-5-5-5-11-5-25 0-25-2-26-14-8-88-18-175-26-262-2-9-2-10-8-10-7 0-9 2-12 7-49 82-97 163-146 245-17 27-34 33-52 34-4 1-8 1-8 9 0 2 1 4 5 4 12 0 24-1 36-1 14 0 29 1 42 1 3 0 8 0 8-7 0-5-3-6-7-6-10 0-19-3-19-14 0-5 2-10 6-16 2-4 3-4 32-54 35 0 71 0 106 0 0 10 6 66 6 71 0 12-22 13-30 13-6 0-10 0-10 9 0 4 4 3 6 4 17 0 35-1 53-1 10 0 36 1 47 1 2 0 8 0 8-8zM208 190c-33 0-65 0-98 0 28-46 56-93 83-138 5 45 10 92 15 138z"><text:p/></draw:path><draw:path draw:style-name="gr4" draw:text-style-name="P39" svg:width="0.1417in" svg:height="0.1228in" svg:x="0.1638in" svg:y="0in" svg:viewBox="0 0 361 313" svg:d="M361 304c0-1 0-2-1-5-58-98-114-196-172-294-1-3-4-5-7-5s-6 2-7 5c-58 98-114 196-172 294-1 3-2 4-2 5 0 5 5 9 8 9 116 0 230 0 345 0 5 0 8-4 8-9zM338 296c-104 0-210 0-314 0 53-90 104-181 157-271 53 90 105 181 157 271z"><text:p/></draw:path><draw:path draw:style-name="gr4" draw:text-style-name="P39" svg:width="0.1173in" svg:height="0.1193in" svg:x="0.361in" svg:y="0.0075in" svg:viewBox="0 0 299 304" svg:d="M299 4c0-2-1-4-5-4-1 0-1 0-6 5-10 11-20 21-30 32-4-6-23-37-70-37-93 0-188 92-188 190 0 69 49 114 114 114 36 0 68-17 91-36 39-34 46-72 46-73 0-3-4-2-5-3-2 0-5 0-6 3-4 11-13 41-42 65s-55 31-78 31c-37 0-83-22-83-87 0-23 10-91 52-141 25-29 65-50 103-50 43 0 67 33 67 80 0 17-1 17-1 22 0 4 5 5 6 5 6 0 6-1 8-9 9-36 18-71 27-107z"><text:p/></draw:path><draw:path draw:style-name="gr4" draw:text-style-name="P39" svg:width="0.1008in" svg:height="0.124in" svg:x="0.5429in" svg:y="0.0193in" svg:viewBox="0 0 257 316" svg:d="M257 237c0-5-4-8-9-8-42 0-82 0-124 0-59 0-107-47-107-106 0-58 48-106 107-106 42 0 82 0 124 0 5 0 9-4 9-9 0-4-4-8-9-8-42 0-82 0-124 0-69 0-124 55-124 123 0 69 55 123 124 123 42 0 82 0 124 0 5 0 9-4 9-9zM257 308c0-5-4-9-9-9-76 0-153 0-230 0-5 0-8 4-8 9s3 8 8 8c77 0 154 0 230 0 5 0 9-3 9-8z"><text:p/></draw:path><draw:path draw:style-name="gr4" draw:text-style-name="P39" svg:width="0.1268in" svg:height="0.1118in" svg:x="0.7106in" svg:y="0.0102in" svg:viewBox="0 0 323 285" svg:d="M323 105c0-58-36-105-100-105-47 0-95 0-141 0-9 0-12 0-12 7 0 5 3 5 12 5 4 0 13 1 18 1 7 1 9 3 9 7 0 2-1 3-2 8-19 75-37 150-57 225-3 16-4 19-38 19-7 0-12 0-12 8 0 5 5 5 12 5 47 0 92 0 139 0 89 0 172-87 172-180zM286 90c0 21-9 90-45 135-12 16-45 47-97 47-16 0-32 0-48 0-5 0-6 0-8 0-5 0-6-1-6-5 0-1 0-1 2-10 19-75 38-152 58-228 3-16 4-17 22-17 16 0 30 0 46 0 41 0 76 23 76 78z"><text:p/></draw:path></draw:g></draw:g>.</text:p>
      <text:p text:style-name="P5">כדי להוכיח ש־<draw:g text:anchor-type="as-char" svg:y="-0.122in" draw:z-index="3" draw:name="Shape4" draw:style-name="gr1"><svg:title>TexMaths</svg:title><svg:desc>12§display§A \bigtriangleup C \subseteq D§svg§600§FALSE§</svg:desc><draw:g draw:style-name="gr2"><draw:path draw:style-name="gr3" draw:text-style-name="P38" svg:width="0.8268in" svg:height="0.126in" svg:x="0.002in" svg:y="0.0102in" svg:viewBox="0 0 2101 321" svg:d="M1051 321c-350 0-701 0-1051 0 0-107 0-214 0-321 701 0 1400 0 2101 0 0 107 0 214 0 321-350 0-701 0-1050 0z"><text:p/></draw:path><draw:path draw:style-name="gr4" draw:text-style-name="P39" svg:width="0.1134in" svg:height="0.1173in" svg:x="-0.0004in" svg:y="0.0047in" svg:viewBox="0 0 289 299" svg:d="M289 291c0-5-5-5-11-5-25 0-25-2-26-14-8-88-18-175-26-262-2-9-2-10-8-10-7 0-9 2-12 7-49 82-97 163-146 245-17 27-34 33-52 34-4 1-8 1-8 9 0 2 1 4 5 4 12 0 24-1 36-1 14 0 29 1 42 1 3 0 8 0 8-7 0-5-3-6-7-6-10 0-19-3-19-14 0-5 2-10 6-16 2-4 3-4 32-54 35 0 71 0 106 0 0 10 6 66 6 71 0 12-22 13-30 13-6 0-10 0-10 9 0 4 4 3 6 4 17 0 35-1 53-1 10 0 36 1 47 1 2 0 8 0 8-8zM208 190c-33 0-65 0-98 0 28-46 56-93 83-138 5 45 10 92 15 138z"><text:p/></draw:path><draw:path draw:style-name="gr4" draw:text-style-name="P39" svg:width="0.1417in" svg:height="0.1228in" svg:x="0.1638in" svg:y="0in" svg:viewBox="0 0 361 313" svg:d="M361 304c0-1 0-2-1-5-58-98-114-196-172-294-1-3-4-5-7-5s-6 2-7 5c-58 98-114 196-172 294-1 3-2 4-2 5 0 5 5 9 8 9 116 0 230 0 345 0 5 0 8-4 8-9zM338 296c-104 0-210 0-314 0 53-90 104-181 157-271 53 90 105 181 157 271z"><text:p/></draw:path><draw:path draw:style-name="gr4" draw:text-style-name="P39" svg:width="0.1173in" svg:height="0.1193in" svg:x="0.361in" svg:y="0.0075in" svg:viewBox="0 0 299 304" svg:d="M299 4c0-2-1-4-5-4-1 0-1 0-6 5-10 11-20 21-30 32-4-6-23-37-70-37-93 0-188 92-188 190 0 69 49 114 114 114 36 0 68-17 91-36 39-34 46-72 46-73 0-3-4-2-5-3-2 0-5 0-6 3-4 11-13 41-42 65s-55 31-78 31c-37 0-83-22-83-87 0-23 10-91 52-141 25-29 65-50 103-50 43 0 67 33 67 80 0 17-1 17-1 22 0 4 5 5 6 5 6 0 6-1 8-9 9-36 18-71 27-107z"><text:p/></draw:path><draw:path draw:style-name="gr4" draw:text-style-name="P39" svg:width="0.1008in" svg:height="0.124in" svg:x="0.5429in" svg:y="0.0193in" svg:viewBox="0 0 257 316" svg:d="M257 237c0-5-4-8-9-8-42 0-82 0-124 0-59 0-107-47-107-106 0-58 48-106 107-106 42 0 82 0 124 0 5 0 9-4 9-9 0-4-4-8-9-8-42 0-82 0-124 0-69 0-124 55-124 123 0 69 55 123 124 123 42 0 82 0 124 0 5 0 9-4 9-9zM257 308c0-5-4-9-9-9-76 0-153 0-230 0-5 0-8 4-8 9s3 8 8 8c77 0 154 0 230 0 5 0 9-3 9-8z"><text:p/></draw:path><draw:path draw:style-name="gr4" draw:text-style-name="P39" svg:width="0.1268in" svg:height="0.1118in" svg:x="0.7106in" svg:y="0.0102in" svg:viewBox="0 0 323 285" svg:d="M323 105c0-58-36-105-100-105-47 0-95 0-141 0-9 0-12 0-12 7 0 5 3 5 12 5 4 0 13 1 18 1 7 1 9 3 9 7 0 2-1 3-2 8-19 75-37 150-57 225-3 16-4 19-38 19-7 0-12 0-12 8 0 5 5 5 12 5 47 0 92 0 139 0 89 0 172-87 172-180zM286 90c0 21-9 90-45 135-12 16-45 47-97 47-16 0-32 0-48 0-5 0-6 0-8 0-5 0-6-1-6-5 0-1 0-1 2-10 19-75 38-152 58-228 3-16 4-17 22-17 16 0 30 0 46 0 41 0 76 23 76 78z"><text:p/></draw:path></draw:g></draw:g> תחילה נפרק אותו לשני התאים המרכיבים אותו לפי הגדרת חיתוך סימטרי: <draw:g text:anchor-type="as-char" svg:y="-0.1236in" draw:z-index="4" draw:name="Shape5" draw:style-name="gr1"><svg:title>TexMaths</svg:title><svg:desc>12§display§A \bigtriangleup C = A \backslash C \cup C \backslash A§svg§600§FALSE§</svg:desc><draw:g draw:style-name="gr2"><draw:path draw:style-name="gr3" draw:text-style-name="P38" svg:width="1.55in" svg:height="0.148in" svg:x="0.002in" svg:y="0.0083in" svg:viewBox="0 0 3938 377" svg:d="M1970 377c-657 0-1313 0-1970 0 0-126 0-251 0-377 1313 0 2625 0 3938 0 0 126 0 251 0 377-657 0-1313 0-1968 0z"><text:p/></draw:path><draw:path draw:style-name="gr4" draw:text-style-name="P39" svg:width="0.1134in" svg:height="0.1181in" svg:x="-0.0004in" svg:y="0.0051in" svg:viewBox="0 0 289 301" svg:d="M289 292c0-5-5-5-11-5-25 0-25-2-26-14-8-87-18-174-26-262-2-9-2-11-8-11-7 0-9 4-12 7-49 82-97 164-146 245-17 28-34 34-52 35-4 1-8 1-8 9 0 2 1 5 5 5 12 0 24-2 36-2 14 0 29 2 42 2 3 0 8 0 8-9 0-4-3-5-7-5-10 0-19-3-19-14 0-5 2-10 6-16 2-5 3-5 32-53 35 0 71 0 106 0 0 10 6 65 6 70 0 12-22 13-30 13-6 0-10 0-10 9 0 5 4 3 6 5 17 0 35-2 53-2 10 0 36 2 47 2 2 0 8 0 8-9zM208 191c-33 0-65 0-98 0 28-47 56-92 83-138 5 46 10 91 15 138z"><text:p/></draw:path><draw:path draw:style-name="gr4" draw:text-style-name="P39" svg:width="0.1417in" svg:height="0.1232in" svg:x="0.1642in" svg:y="0.0008in" svg:viewBox="0 0 361 314" svg:d="M361 305c0-1 0-3-1-4-58-99-114-198-172-296-1-3-4-5-7-5s-6 2-7 5c-58 98-114 197-172 296-1 1-2 3-2 4 0 5 5 9 10 9 114 0 229 0 343 0 5 0 8-4 8-9zM338 297c-104 0-210 0-314 0 53-90 104-182 157-272 53 90 105 182 157 272z"><text:p/></draw:path><draw:path draw:style-name="gr4" draw:text-style-name="P39" svg:width="0.1173in" svg:height="0.1197in" svg:x="0.361in" svg:y="0.0071in" svg:viewBox="0 0 299 305" svg:d="M299 4c0-2-1-4-5-4-1 0-1 0-6 5-10 11-20 21-30 32-4-6-23-37-70-37-93 0-188 93-188 191 0 69 49 114 114 114 36 0 68-17 91-36 39-35 46-72 46-73 0-5-4-4-5-5-2 0-5 1-5 5-5 12-14 41-43 65s-55 31-78 31c-37 0-82-22-82-86 0-24 9-93 51-142 25-30 66-51 103-51 43 0 67 33 67 82 0 17-1 16-1 20s5 5 7 5c5 0 5-1 7-8 9-36 18-72 27-108z"><text:p/></draw:path><draw:path draw:style-name="gr4" draw:text-style-name="P39" svg:width="0.1102in" svg:height="0.039in" svg:x="0.5386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9" svg:width="0.1134in" svg:height="0.1181in" svg:x="0.7106in" svg:y="0.0051in" svg:viewBox="0 0 289 301" svg:d="M289 292c0-5-5-5-9-5-27 0-27-2-28-14-8-87-18-174-26-262 0-9 0-11-8-11-7 0-8 4-10 7-50 82-99 164-148 245-17 28-32 34-52 35-4 1-8 1-8 9 0 2 1 5 5 5 12 0 25-2 36-2 14 0 29 2 43 2 2 0 7 0 7-9 0-4-3-5-6-5-9 0-20-3-20-14 0-5 2-10 6-16 3-5 3-5 32-53 35 0 71 0 106 0 1 10 7 65 7 70 0 12-23 13-31 13-6 0-10 0-10 9 0 5 4 3 6 5 17 0 35-2 53-2 10 0 37 2 47 2 2 0 8 0 8-9zM208 191c-33 0-65 0-98 0 28-47 57-92 84-138 5 46 9 91 14 138z"><text:p/></draw:path><draw:path draw:style-name="gr4" draw:text-style-name="P39" svg:width="0.0642in" svg:height="0.1654in" svg:x="0.8378in" svg:y="-0.0004in" svg:viewBox="0 0 164 421" svg:d="M164 412c0-1 0-2 0-3-49-135-98-268-147-403-1-4-5-6-9-6s-8 4-8 8c0 2 0 3 1 4 49 135 97 268 147 403 1 3 4 6 8 6 5 0 8-4 8-9z"><text:p/></draw:path><draw:path draw:style-name="gr4" draw:text-style-name="P39" svg:width="0.1177in" svg:height="0.1197in" svg:x="0.9201in" svg:y="0.0071in" svg:viewBox="0 0 300 305" svg:d="M300 4c0-2-1-4-5-4-1 0-2 0-7 5-10 11-19 21-29 32-3-6-23-37-69-37-95 0-190 93-190 191 0 69 50 114 114 114 37 0 70-17 91-36 40-35 47-72 47-73 0-5-4-4-5-5-2 0-5 1-6 5-3 12-13 41-42 65-30 24-56 31-78 31-38 0-83-22-83-86 0-24 9-93 52-142 25-30 65-51 102-51 43 0 68 33 68 82 0 17-1 16-1 20s5 5 6 5c6 0 6-1 7-8 10-36 18-72 28-108z"><text:p/></draw:path><draw:path draw:style-name="gr4" draw:text-style-name="P39" svg:width="0.0902in" svg:height="0.1028in" svg:x="1.0898in" svg:y="0.0236in" svg:viewBox="0 0 230 262" svg:d="M230 169c0-54 0-106 0-161 0-3-3-8-8-8s-8 5-8 8c0 55 0 107 0 161 0 44-45 76-99 76s-98-32-98-76c0-54 0-106 0-161 0-3-4-8-9-8-4 0-8 5-8 8 0 55 0 107 0 161 0 52 50 93 115 93 64 0 115-41 115-93z"><text:p/></draw:path><draw:path draw:style-name="gr4" draw:text-style-name="P39" svg:width="0.1173in" svg:height="0.1197in" svg:x="1.2358in" svg:y="0.0071in" svg:viewBox="0 0 299 305" svg:d="M299 4c0-2-1-4-5-4-1 0-1 0-6 5-10 11-20 21-30 32-4-6-23-37-70-37-93 0-188 93-188 191 0 69 49 114 114 114 36 0 68-17 91-36 39-35 46-72 46-73 0-5-4-4-5-5-2 0-5 1-6 5-4 12-13 41-42 65s-55 31-78 31c-37 0-83-22-83-86 0-24 10-93 52-142 25-30 65-51 103-51 43 0 67 33 67 82 0 17-1 16-1 20s5 5 6 5c6 0 6-1 8-8 9-36 18-72 27-108z"><text:p/></draw:path><draw:path draw:style-name="gr4" draw:text-style-name="P39" svg:width="0.0642in" svg:height="0.1654in" svg:x="1.3669in" svg:y="-0.0004in" svg:viewBox="0 0 164 421" svg:d="M164 412c0-1 0-2-1-3-49-135-97-268-146-403-1-4-5-6-9-6s-8 4-8 8c0 2 0 3 0 4 49 135 98 268 148 403 1 3 4 6 8 6 5 0 8-4 8-9z"><text:p/></draw:path><draw:path draw:style-name="gr4" draw:text-style-name="P39" svg:width="0.1134in" svg:height="0.1181in" svg:x="1.4469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7 2 3 0 8 0 8-9zM208 191c-33 0-64 0-96 0 27-47 55-92 82-138 5 46 9 91 14 138z"><text:p/></draw:path></draw:g></draw:g>. בשלב הבא נפרק כל חיסור קבוצות לשני תאים, תא שמכיל את איברי A, אבל לא את אלה של C ולא אלה של B, איברי A שאינם ב־C אבל כן ב־B, איברי C שלא ב־A ולא ב־B ואיברי C שכן ב־B ולא ב־A. ניתן לראות שתאים אלה שקולים באיחודם. <text:span text:style-name="T5">קבוצת האיברים שנמצאים ב־A אבל לא ב־B ולא ב־C נמצאים גם בקבוצה </text:span><text:span text:style-name="T5"><draw:g text:anchor-type="as-char" svg:y="-0.1236in" draw:z-index="5" draw:name="Shape6" draw:style-name="gr1"><svg:title>TexMaths</svg:title><svg:desc>12§display§A \bigtriangleup B§svg§600§FALSE§</svg:desc><draw:g draw:style-name="gr2"><draw:path draw:style-name="gr3" draw:text-style-name="P38" svg:width="0.4661in" svg:height="0.1067in" svg:x="0.0024in" svg:y="0.0087in" svg:viewBox="0 0 1185 272" svg:d="M592 272c-198 0-394 0-592 0 0-91 0-182 0-272 396 0 790 0 1185 0 0 90 0 181 0 272-197 0-395 0-593 0z"><text:p/></draw:path><draw:path draw:style-name="gr4" draw:text-style-name="P39" svg:width="0.113in" svg:height="0.1185in" svg:x="0in" svg:y="0.0043in" svg:viewBox="0 0 288 302" svg:d="M288 293c0-5-4-5-10-5-26 0-26-2-27-14-9-88-17-177-26-264-1-9-1-10-8-10-6 0-8 2-11 7-49 82-97 165-146 246-17 28-34 34-52 35-4 2-8 2-8 9 0 2 1 5 5 5 12 0 24-2 36-2 14 0 29 2 42 2 2 0 8 0 8-9 0-3-4-5-7-5-10-1-19-3-19-14 0-5 2-10 6-16 2-5 3-5 32-54 35 0 71 0 106 0 0 9 6 66 6 71 0 12-22 13-30 13-6 0-10 0-10 9 0 5 4 3 5 5 18 0 36-2 53-2 10 0 37 2 47 2 3 0 8 0 8-9zM207 191c-32 0-64 0-97 0 28-47 55-92 83-139 5 47 10 92 14 139z"><text:p/></draw:path><draw:path draw:style-name="gr4" draw:text-style-name="P39" svg:width="0.1417in" svg:height="0.1236in" svg:x="0.1642in" svg:y="0in" svg:viewBox="0 0 361 315" svg:d="M361 306c0-1-1-3-1-4-58-99-115-199-173-297-1-3-4-5-7-5s-5 2-7 5c-58 98-114 198-172 297 0 1-1 3-1 4 0 5 4 9 8 9 115 0 229 0 344 0 5 0 9-4 9-9zM337 298c-104 0-209 0-313 0 52-91 104-181 156-273 53 92 104 182 157 273z"><text:p/></draw:path><draw:path draw:style-name="gr4" draw:text-style-name="P39" svg:width="0.1181in" svg:height="0.1126in" svg:x="0.3591in" svg:y="0.0098in" svg:viewBox="0 0 301 287" svg:d="M301 58c0-32-28-58-79-58-47 0-94 0-140 0-9 0-14 0-14 8 0 4 5 4 12 4 6 0 10 0 17 1s11 1 11 7c0 2 0 3-1 8-20 75-37 151-57 227-4 15-6 19-38 19-7 0-12 0-12 8 0 5 4 5 12 5 50 0 99 0 150 0 66 0 116-49 116-91 0-30-25-54-66-59 45-8 89-40 89-79zM262 56c0 37-35 77-87 77-20 0-41 0-61 0 8-34 17-69 25-104 4-16 5-17 23-17s37 0 55 0c36 0 45 25 45 44zM239 191c0 42-38 83-87 83-19 0-38 0-57 0-6 0-8 0-10 0-3-1-6-1-6-5 0-1 0-1 3-10 9-39 19-78 28-117 27 0 54 0 81 0 40 0 48 31 48 49z"><text:p/></draw:path></draw:g></draw:g></text:span><text:span text:style-name="T5"><text:s/></text:span><text:span text:style-name="T6">שכן הם איברים ב־A ולא ב־B. קבוצת האיברים שב־A וב־B אבל לא ב־C נמצאים גם בקבוצה </text:span><text:span text:style-name="T6"><draw:g text:anchor-type="as-char" svg:y="-0.122in" draw:z-index="6" draw:name="Shape7" draw:style-name="gr1"><svg:title>TexMaths</svg:title><svg:desc>12§display§B \bigtriangleup C§svg§600§FALSE§</svg:desc><draw:g draw:style-name="gr2"><draw:path draw:style-name="gr3" draw:text-style-name="P38" svg:width="0.472in" svg:height="0.1083in" svg:x="0.0008in" svg:y="0.0083in" svg:viewBox="0 0 1200 276" svg:d="M0 0c400 0 799 0 1200 0 0 92 0 183 0 276-401 0-800 0-1200 0 0-93 0-184 0-276z"><text:p/></draw:path><draw:path draw:style-name="gr4" draw:text-style-name="P39" svg:width="0.1177in" svg:height="0.1118in" svg:x="-0.0004in" svg:y="0.0102in" svg:viewBox="0 0 300 285" svg:d="M300 59c0-31-28-59-78-59-47 0-95 0-142 0-8 0-12 0-12 8 0 5 4 5 12 5 5 0 9 0 16 1 7 2 12 2 12 6 0 3-1 4-3 9-19 74-37 150-56 224-3 17-5 19-38 19-7 0-11 0-11 8 0 5 4 5 11 5 50 0 100 0 151 0 66 0 115-49 115-90 0-30-24-54-65-58 45-8 88-39 88-78zM261 56c0 37-36 77-87 77-21 0-41 0-61 0 8-35 18-69 26-104 4-15 5-16 23-16s36 0 54 0c37 0 45 25 45 43zM239 191c0 42-38 81-88 81-19 0-38 0-58 0-6 0-6 0-8 0-5 0-6-1-6-3s0-3 3-10c9-38 19-78 28-116 27 0 53 0 79 0 41 0 50 30 50 48z"><text:p/></draw:path><draw:path draw:style-name="gr4" draw:text-style-name="P39" svg:width="0.1413in" svg:height="0.1224in" svg:x="0.1685in" svg:y="0in" svg:viewBox="0 0 360 312" svg:d="M360 303c0-1 0-2-2-3-57-99-115-198-171-296-1-3-4-4-7-4-4 0-6 1-7 4-58 98-114 197-172 296-1 1-1 2-1 3 0 5 4 9 8 9 114 0 228 0 343 0 5 0 9-4 9-9zM337 295c-106 0-210 0-314 0 53-90 104-180 157-270 51 90 104 180 157 270z"><text:p/></draw:path><draw:path draw:style-name="gr4" draw:text-style-name="P39" svg:width="0.1169in" svg:height="0.1189in" svg:x="0.3642in" svg:y="0.0075in" svg:viewBox="0 0 298 303" svg:d="M298 4c0-2-1-4-4-4-2 0-2 0-6 5-11 11-21 21-30 32-4-6-23-37-70-37-93 0-188 92-188 188 0 70 49 115 114 115 36 0 68-17 91-36 38-34 46-73 46-74 0-4-4-2-5-4-3 0-5 2-5 4-5 12-14 42-43 67-29 23-55 30-78 30-37 0-82-21-82-87 0-24 9-90 51-139 26-30 66-52 103-52 43 0 67 32 67 81 0 17-1 17-1 22 0 4 4 4 7 4 5 0 5 0 7-9 8-36 17-70 26-106z"><text:p/></draw:path></draw:g></draw:g></text:span><text:span text:style-name="T6"><text:s/>שכן הם איברים ב־B ולא ב־C. באופן דומה איברי C שלא ב־A ולא ב־B נמצאים בקבוצה </text:span><text:span text:style-name="T6"><draw:g text:anchor-type="as-char" svg:y="-0.122in" draw:z-index="7" draw:name="Shape8" draw:style-name="gr1"><svg:title>TexMaths</svg:title><svg:desc>12§display§B \bigtriangleup C§svg§600§FALSE§</svg:desc><draw:g draw:style-name="gr2"><draw:path draw:style-name="gr3" draw:text-style-name="P38" svg:width="0.472in" svg:height="0.1083in" svg:x="0.0008in" svg:y="0.0083in" svg:viewBox="0 0 1200 276" svg:d="M0 0c400 0 799 0 1200 0 0 92 0 183 0 276-401 0-800 0-1200 0 0-93 0-184 0-276z"><text:p/></draw:path><draw:path draw:style-name="gr4" draw:text-style-name="P39" svg:width="0.1177in" svg:height="0.1118in" svg:x="-0.0004in" svg:y="0.0102in" svg:viewBox="0 0 300 285" svg:d="M300 59c0-31-28-59-78-59-47 0-95 0-142 0-8 0-12 0-12 8 0 5 4 5 12 5 5 0 9 0 16 1 7 2 12 2 12 6 0 3-1 4-3 9-19 74-37 150-56 224-3 17-5 19-38 19-7 0-11 0-11 8 0 5 4 5 11 5 50 0 100 0 151 0 66 0 115-49 115-90 0-30-24-54-65-58 45-8 88-39 88-78zM261 56c0 37-36 77-87 77-21 0-41 0-61 0 8-35 18-69 26-104 4-15 5-16 23-16s36 0 54 0c37 0 45 25 45 43zM239 191c0 42-38 81-88 81-19 0-38 0-58 0-6 0-6 0-8 0-5 0-6-1-6-3s0-3 3-10c9-38 19-78 28-116 27 0 53 0 79 0 41 0 50 30 50 48z"><text:p/></draw:path><draw:path draw:style-name="gr4" draw:text-style-name="P39" svg:width="0.1413in" svg:height="0.1224in" svg:x="0.1685in" svg:y="0in" svg:viewBox="0 0 360 312" svg:d="M360 303c0-1 0-2-2-3-57-99-115-198-171-296-1-3-4-4-7-4-4 0-6 1-7 4-58 98-114 197-172 296-1 1-1 2-1 3 0 5 4 9 8 9 114 0 228 0 343 0 5 0 9-4 9-9zM337 295c-106 0-210 0-314 0 53-90 104-180 157-270 51 90 104 180 157 270z"><text:p/></draw:path><draw:path draw:style-name="gr4" draw:text-style-name="P39" svg:width="0.1169in" svg:height="0.1189in" svg:x="0.3642in" svg:y="0.0075in" svg:viewBox="0 0 298 303" svg:d="M298 4c0-2-1-4-4-4-2 0-2 0-6 5-11 11-21 21-30 32-4-6-23-37-70-37-93 0-188 92-188 188 0 70 49 115 114 115 36 0 68-17 91-36 38-34 46-73 46-74 0-4-4-2-5-4-3 0-5 2-5 4-5 12-14 42-43 67-29 23-55 30-78 30-37 0-82-21-82-87 0-24 9-90 51-139 26-30 66-52 103-52 43 0 67 32 67 81 0 17-1 17-1 22 0 4 4 4 7 4 5 0 5 0 7-9 8-36 17-70 26-106z"><text:p/></draw:path></draw:g></draw:g></text:span><text:span text:style-name="T6"><text:s/>ואיברי C שב־B ולא ב־A נמצאים בקבוצה </text:span><text:span text:style-name="T6"><draw:g text:anchor-type="as-char" svg:y="-0.1236in" draw:z-index="8" draw:name="Shape9" draw:style-name="gr1"><svg:title>TexMaths</svg:title><svg:desc>12§display§A \bigtriangleup B§svg§600§FALSE§</svg:desc><draw:g draw:style-name="gr2"><draw:path draw:style-name="gr3" draw:text-style-name="P38" svg:width="0.4661in" svg:height="0.1067in" svg:x="0.0024in" svg:y="0.0087in" svg:viewBox="0 0 1185 272" svg:d="M592 272c-198 0-394 0-592 0 0-91 0-182 0-272 396 0 790 0 1185 0 0 90 0 181 0 272-197 0-395 0-593 0z"><text:p/></draw:path><draw:path draw:style-name="gr4" draw:text-style-name="P39" svg:width="0.113in" svg:height="0.1185in" svg:x="0in" svg:y="0.0043in" svg:viewBox="0 0 288 302" svg:d="M288 293c0-5-4-5-10-5-26 0-26-2-27-14-9-88-17-177-26-264-1-9-1-10-8-10-6 0-8 2-11 7-49 82-97 165-146 246-17 28-34 34-52 35-4 2-8 2-8 9 0 2 1 5 5 5 12 0 24-2 36-2 14 0 29 2 42 2 2 0 8 0 8-9 0-3-4-5-7-5-10-1-19-3-19-14 0-5 2-10 6-16 2-5 3-5 32-54 35 0 71 0 106 0 0 9 6 66 6 71 0 12-22 13-30 13-6 0-10 0-10 9 0 5 4 3 5 5 18 0 36-2 53-2 10 0 37 2 47 2 3 0 8 0 8-9zM207 191c-32 0-64 0-97 0 28-47 55-92 83-139 5 47 10 92 14 139z"><text:p/></draw:path><draw:path draw:style-name="gr4" draw:text-style-name="P39" svg:width="0.1417in" svg:height="0.1236in" svg:x="0.1642in" svg:y="0in" svg:viewBox="0 0 361 315" svg:d="M361 306c0-1-1-3-1-4-58-99-115-199-173-297-1-3-4-5-7-5s-5 2-7 5c-58 98-114 198-172 297 0 1-1 3-1 4 0 5 4 9 8 9 115 0 229 0 344 0 5 0 9-4 9-9zM337 298c-104 0-209 0-313 0 52-91 104-181 156-273 53 92 104 182 157 273z"><text:p/></draw:path><draw:path draw:style-name="gr4" draw:text-style-name="P39" svg:width="0.1181in" svg:height="0.1126in" svg:x="0.3591in" svg:y="0.0098in" svg:viewBox="0 0 301 287" svg:d="M301 58c0-32-28-58-79-58-47 0-94 0-140 0-9 0-14 0-14 8 0 4 5 4 12 4 6 0 10 0 17 1s11 1 11 7c0 2 0 3-1 8-20 75-37 151-57 227-4 15-6 19-38 19-7 0-12 0-12 8 0 5 4 5 12 5 50 0 99 0 150 0 66 0 116-49 116-91 0-30-25-54-66-59 45-8 89-40 89-79zM262 56c0 37-35 77-87 77-20 0-41 0-61 0 8-34 17-69 25-104 4-16 5-17 23-17s37 0 55 0c36 0 45 25 45 44zM239 191c0 42-38 83-87 83-19 0-38 0-57 0-6 0-8 0-10 0-3-1-6-1-6-5 0-1 0-1 3-10 9-39 19-78 28-117 27 0 54 0 81 0 40 0 48 31 48 49z"><text:p/></draw:path></draw:g></draw:g></text:span><text:span text:style-name="T6">. בסך־הכול אנו רואים כי </text:span><text:span text:style-name="T6"><draw:g text:anchor-type="as-char" svg:y="-0.122in" draw:z-index="9" draw:name="Shape10" draw:style-name="gr1"><svg:title>TexMaths</svg:title><svg:desc>12§display§A \bigtriangleup C \subseteq A \bigtriangleup B \cup B \bigtriangleup C \subseteq D§svg§600§FALSE§</svg:desc><draw:g draw:style-name="gr2"><draw:path draw:style-name="gr3" draw:text-style-name="P38" svg:width="2.2173in" svg:height="0.1256in" svg:x="0.0024in" svg:y="0.0083in" svg:viewBox="0 0 5633 320" svg:d="M0 0c1878 0 3755 0 5633 0 0 107 0 213 0 320-1878 0-3755 0-5633 0 0-107 0-213 0-320z"><text:p/></draw:path><draw:path draw:style-name="gr4" draw:text-style-name="P39" svg:width="0.1134in" svg:height="0.1173in" svg:x="-0.0004in" svg:y="0.0047in" svg:viewBox="0 0 289 299" svg:d="M289 291c0-5-3-5-9-5-27 0-27-3-28-15-8-88-17-174-25-261-1-9-1-10-9-10-6 0-8 2-10 7-50 82-98 163-147 243-17 29-33 35-51 36-6 0-10 0-10 9 0 2 2 4 6 4 11 0 24-2 36-2 14 0 29 2 42 2 2 0 8 0 8-8 0-5-3-5-7-5-9-1-19-5-19-15 0-5 2-10 6-16 2-5 2-5 31-53 36 0 71 0 107 0 0 9 6 66 6 70 0 13-22 14-30 14-6 0-11 0-11 9 0 4 4 3 6 4 18 0 36-2 53-2 11 0 37 2 48 2 2 0 7 0 7-8zM209 189c-33 0-65 0-97 0 27-45 55-92 82-138 5 46 10 93 15 138z"><text:p/></draw:path><draw:path draw:style-name="gr4" draw:text-style-name="P39" svg:width="0.1417in" svg:height="0.122in" svg:x="0.1646in" svg:y="0in" svg:viewBox="0 0 361 311" svg:d="M361 303c0-1 0-2-1-4-58-98-114-196-172-294-1-4-4-5-7-5s-6 1-7 5c-58 98-115 196-173 294 0 2-1 3-1 4 0 5 4 8 8 8 116 0 230 0 345 0 5 0 8-3 8-8zM338 295c-104 0-210 0-314 0 53-90 104-180 157-270 53 90 105 180 157 270z"><text:p/></draw:path><draw:path draw:style-name="gr4" draw:text-style-name="P39" svg:width="0.1177in" svg:height="0.1189in" svg:x="0.361in" svg:y="0.0075in" svg:viewBox="0 0 300 303" svg:d="M300 4c0-2-1-4-5-4-1 0-1 0-6 5-9 11-20 21-30 32-3-6-23-37-69-37-95 0-190 92-190 188 0 69 50 115 115 115 36 0 69-17 91-36 39-35 46-72 46-74 0-4-4-3-5-4-2 0-5 1-6 4-3 13-13 42-42 67-29 23-55 30-78 30-37 0-83-22-83-86 0-23 10-91 52-141 25-29 65-51 103-51 42 0 67 32 67 81 0 17-1 17-1 22 0 4 5 4 6 4 6 0 6 0 9-9 8-36 18-70 26-106z"><text:p/></draw:path><draw:path draw:style-name="gr4" draw:text-style-name="P39" svg:width="0.1008in" svg:height="0.1236in" svg:x="0.5437in" svg:y="0.0193in" svg:viewBox="0 0 257 315" svg:d="M257 236c0-5-4-8-9-8-42 0-82 0-124 0-59 0-107-46-107-105 0-58 48-106 107-106 42 0 82 0 124 0 5 0 9-4 9-9 0-4-4-8-9-8-42 0-82 0-124 0-69 0-124 55-124 123 0 67 55 121 124 121 42 0 82 0 124 0 5 0 9-3 9-8zM257 307c0-5-4-9-9-9-76 0-153 0-230 0-5 0-8 4-8 9 0 4 3 8 8 8 77 0 154 0 230 0 5 0 9-4 9-8z"><text:p/></draw:path><draw:path draw:style-name="gr4" draw:text-style-name="P39" svg:width="0.1134in" svg:height="0.1173in" svg:x="0.711in" svg:y="0.0047in" svg:viewBox="0 0 289 299" svg:d="M289 291c0-5-5-5-9-5-27 0-27-3-28-15-8-88-18-174-26-261 0-9 0-10-8-10-7 0-8 2-10 7-50 82-99 163-148 243-17 29-34 35-52 36-4 0-8 0-8 9 0 2 1 4 5 4 12 0 25-2 36-2 14 0 29 2 43 2 2 0 7 0 7-8 0-5-3-5-6-5-9-1-20-5-20-15 0-5 2-10 6-16 2-5 3-5 32-53 35 0 71 0 106 0 1 9 7 66 7 70 0 13-23 14-31 14-6 0-10 0-10 9 0 4 4 3 6 4 17 0 35-2 53-2 10 0 37 2 47 2 2 0 8 0 8-8zM208 189c-33 0-65 0-98 0 28-45 57-92 84-138 5 46 9 93 14 138z"><text:p/></draw:path><draw:path draw:style-name="gr4" draw:text-style-name="P39" svg:width="0.1413in" svg:height="0.122in" svg:x="0.876in" svg:y="0in" svg:viewBox="0 0 360 311" svg:d="M360 303c0-1 0-2-1-4-58-98-114-196-172-294-1-4-5-5-7-5-4 0-6 1-7 5-58 98-114 196-172 294-1 2-1 3-1 4 0 5 4 8 8 8 114 0 230 0 344 0 4 0 8-3 8-8zM337 295c-104 0-210 0-314 0 53-90 104-180 157-270 53 90 104 180 157 270z"><text:p/></draw:path><draw:path draw:style-name="gr4" draw:text-style-name="P39" svg:width="0.1181in" svg:height="0.1122in" svg:x="1.0713in" svg:y="0.0102in" svg:viewBox="0 0 301 286" svg:d="M301 59c0-31-27-59-79-59-47 0-95 0-142 0-7 0-12 0-12 8 0 5 4 5 12 5 5 0 9 0 16 1 8 2 12 2 12 6 0 3 0 4-2 9-20 74-38 149-57 224-3 16-5 20-38 20-7 0-11 0-11 8 0 5 4 5 11 5 50 0 101 0 151 0 66 0 116-50 116-91 0-29-25-54-66-58 45-8 89-39 89-78zM263 56c0 37-36 77-88 77-20 0-42 0-62 0 8-35 18-70 26-104 4-15 5-16 23-16s37 0 55 0c36 0 46 25 46 43zM239 190c0 42-37 83-88 83-19 0-37 0-56 0-6 0-7 0-10-1-5 0-6 0-6-4 0-1 0-2 3-9 9-39 19-78 28-116 27 0 54 0 81 0 39 0 48 31 48 47z"><text:p/></draw:path><draw:path draw:style-name="gr4" draw:text-style-name="P39" svg:width="0.0902in" svg:height="0.1024in" svg:x="1.2406in" svg:y="0.0224in" svg:viewBox="0 0 230 261" svg:d="M230 169c0-54 0-108 0-161 0-4-3-8-8-8s-8 4-8 8c0 53 0 107 0 161 0 41-45 75-99 75s-98-34-98-75c0-54 0-108 0-161 0-4-4-8-9-8-4 0-8 4-8 8 0 53 0 107 0 161 0 49 50 92 115 92 64 0 115-43 115-92z"><text:p/></draw:path><draw:path draw:style-name="gr4" draw:text-style-name="P39" svg:width="0.1181in" svg:height="0.1122in" svg:x="1.3854in" svg:y="0.0102in" svg:viewBox="0 0 301 286" svg:d="M301 59c0-31-27-59-79-59-47 0-95 0-142 0-7 0-12 0-12 8 0 5 4 5 12 5 5 0 9 0 16 1 8 2 12 2 12 6 0 3 0 4-1 9-19 74-39 149-58 224-3 16-5 20-38 20-7 0-11 0-11 8 0 5 4 5 11 5 50 0 101 0 151 0 66 0 116-50 116-91 0-29-25-54-66-58 45-8 89-39 89-78zM263 56c0 37-36 77-88 77-20 0-42 0-62 0 8-35 18-70 26-104 4-15 5-16 23-16s37 0 55 0c36 0 46 25 46 43zM239 190c0 42-37 83-88 83-19 0-37 0-56 0-6 0-7 0-10-1-5 0-6 0-6-4 0-1 0-2 3-9 9-39 19-78 28-116 27 0 54 0 81 0 41 0 48 31 48 47z"><text:p/></draw:path><draw:path draw:style-name="gr4" draw:text-style-name="P39" svg:width="0.1417in" svg:height="0.122in" svg:x="1.5543in" svg:y="0in" svg:viewBox="0 0 361 311" svg:d="M361 303c0-1 0-2-1-4-58-98-114-196-172-294-1-4-4-5-7-5s-6 1-7 5c-58 98-114 196-172 294-1 2-2 3-2 4 0 5 5 8 8 8 116 0 230 0 345 0 5 0 8-3 8-8zM338 295c-104 0-210 0-314 0 53-90 104-180 157-270 53 90 105 180 157 270z"><text:p/></draw:path><draw:path draw:style-name="gr4" draw:text-style-name="P39" svg:width="0.1173in" svg:height="0.1189in" svg:x="1.7516in" svg:y="0.0075in" svg:viewBox="0 0 299 303" svg:d="M299 4c0-2-1-4-5-4-1 0-1 0-6 5-10 11-20 21-30 32-4-6-23-37-70-37-93 0-188 92-188 188 0 69 49 115 114 115 36 0 68-17 91-36 39-35 46-72 46-74 0-4-4-3-5-4-2 0-5 1-5 4-5 13-14 42-43 67-29 23-55 30-78 30-37 0-82-22-82-86 0-23 9-91 51-141 26-29 66-51 103-51 43 0 67 32 67 81 0 17-1 17-1 22 0 4 5 4 7 4 5 0 5 0 7-9 9-36 18-70 27-106z"><text:p/></draw:path><draw:path draw:style-name="gr4" draw:text-style-name="P39" svg:width="0.1008in" svg:height="0.1236in" svg:x="1.9339in" svg:y="0.0193in" svg:viewBox="0 0 257 315" svg:d="M257 236c0-5-4-8-9-8-42 0-82 0-124 0-59 0-107-46-107-105 0-58 48-106 107-106 42 0 82 0 124 0 5 0 9-4 9-9 0-4-4-8-9-8-42 0-82 0-124 0-69 0-124 55-124 123 0 67 55 121 124 121 42 0 82 0 124 0 5 0 9-3 9-8zM257 307c0-5-4-9-9-9-76 0-153 0-230 0-5 0-8 4-8 9 0 4 3 8 8 8 77 0 154 0 230 0 5 0 9-4 9-8z"><text:p/></draw:path><draw:path draw:style-name="gr4" draw:text-style-name="P39" svg:width="0.1264in" svg:height="0.1122in" svg:x="2.102in" svg:y="0.0102in" svg:viewBox="0 0 322 286" svg:d="M322 107c0-59-36-107-100-107-47 0-95 0-142 0-7 0-12 0-12 8 0 5 4 5 12 5 6 0 14 1 18 1 8 2 10 3 10 6s0 4-2 9c-20 74-38 149-57 224-3 16-5 20-38 20-7 0-11 0-11 7 0 6 4 6 11 6 47 0 93 0 140 0 88 0 171-88 171-179zM284 91c0 20-8 90-43 134-13 16-45 48-98 48-16 0-31 0-47 0-6 0-7 0-10-1-4 0-6 0-6-4 0-1 0-2 3-9 19-77 38-154 57-230 4-15 5-16 23-16 16 0 30 0 46 0 41 0 75 23 75 78z"><text:p/></draw:path></draw:g></draw:g></text:span><text:span text:style-name="T6"><text:s/>ולכן </text:span><text:span text:style-name="T6"><draw:g text:anchor-type="as-char" svg:y="-0.122in" draw:z-index="10" draw:name="Shape11" draw:style-name="gr1"><svg:title>TexMaths</svg:title><svg:desc>12§display§A \bigtriangleup C \subseteq D§svg§600§FALSE§</svg:desc><draw:g draw:style-name="gr2"><draw:path draw:style-name="gr3" draw:text-style-name="P38" svg:width="0.8268in" svg:height="0.126in" svg:x="0.002in" svg:y="0.0102in" svg:viewBox="0 0 2101 321" svg:d="M1051 321c-350 0-701 0-1051 0 0-107 0-214 0-321 701 0 1400 0 2101 0 0 107 0 214 0 321-350 0-701 0-1050 0z"><text:p/></draw:path><draw:path draw:style-name="gr4" draw:text-style-name="P39" svg:width="0.1134in" svg:height="0.1173in" svg:x="-0.0004in" svg:y="0.0047in" svg:viewBox="0 0 289 299" svg:d="M289 291c0-5-5-5-11-5-25 0-25-2-26-14-8-88-18-175-26-262-2-9-2-10-8-10-7 0-9 2-12 7-49 82-97 163-146 245-17 27-34 33-52 34-4 1-8 1-8 9 0 2 1 4 5 4 12 0 24-1 36-1 14 0 29 1 42 1 3 0 8 0 8-7 0-5-3-6-7-6-10 0-19-3-19-14 0-5 2-10 6-16 2-4 3-4 32-54 35 0 71 0 106 0 0 10 6 66 6 71 0 12-22 13-30 13-6 0-10 0-10 9 0 4 4 3 6 4 17 0 35-1 53-1 10 0 36 1 47 1 2 0 8 0 8-8zM208 190c-33 0-65 0-98 0 28-46 56-93 83-138 5 45 10 92 15 138z"><text:p/></draw:path><draw:path draw:style-name="gr4" draw:text-style-name="P39" svg:width="0.1417in" svg:height="0.1228in" svg:x="0.1638in" svg:y="0in" svg:viewBox="0 0 361 313" svg:d="M361 304c0-1 0-2-1-5-58-98-114-196-172-294-1-3-4-5-7-5s-6 2-7 5c-58 98-114 196-172 294-1 3-2 4-2 5 0 5 5 9 8 9 116 0 230 0 345 0 5 0 8-4 8-9zM338 296c-104 0-210 0-314 0 53-90 104-181 157-271 53 90 105 181 157 271z"><text:p/></draw:path><draw:path draw:style-name="gr4" draw:text-style-name="P39" svg:width="0.1173in" svg:height="0.1193in" svg:x="0.361in" svg:y="0.0075in" svg:viewBox="0 0 299 304" svg:d="M299 4c0-2-1-4-5-4-1 0-1 0-6 5-10 11-20 21-30 32-4-6-23-37-70-37-93 0-188 92-188 190 0 69 49 114 114 114 36 0 68-17 91-36 39-34 46-72 46-73 0-3-4-2-5-3-2 0-5 0-6 3-4 11-13 41-42 65s-55 31-78 31c-37 0-83-22-83-87 0-23 10-91 52-141 25-29 65-50 103-50 43 0 67 33 67 80 0 17-1 17-1 22 0 4 5 5 6 5 6 0 6-1 8-9 9-36 18-71 27-107z"><text:p/></draw:path><draw:path draw:style-name="gr4" draw:text-style-name="P39" svg:width="0.1008in" svg:height="0.124in" svg:x="0.5429in" svg:y="0.0193in" svg:viewBox="0 0 257 316" svg:d="M257 237c0-5-4-8-9-8-42 0-82 0-124 0-59 0-107-47-107-106 0-58 48-106 107-106 42 0 82 0 124 0 5 0 9-4 9-9 0-4-4-8-9-8-42 0-82 0-124 0-69 0-124 55-124 123 0 69 55 123 124 123 42 0 82 0 124 0 5 0 9-4 9-9zM257 308c0-5-4-9-9-9-76 0-153 0-230 0-5 0-8 4-8 9s3 8 8 8c77 0 154 0 230 0 5 0 9-3 9-8z"><text:p/></draw:path><draw:path draw:style-name="gr4" draw:text-style-name="P39" svg:width="0.1268in" svg:height="0.1118in" svg:x="0.7106in" svg:y="0.0102in" svg:viewBox="0 0 323 285" svg:d="M323 105c0-58-36-105-100-105-47 0-95 0-141 0-9 0-12 0-12 7 0 5 3 5 12 5 4 0 13 1 18 1 7 1 9 3 9 7 0 2-1 3-2 8-19 75-37 150-57 225-3 16-4 19-38 19-7 0-12 0-12 8 0 5 5 5 12 5 47 0 92 0 139 0 89 0 172-87 172-180zM286 90c0 21-9 90-45 135-12 16-45 47-97 47-16 0-32 0-48 0-5 0-6 0-8 0-5 0-6-1-6-5 0-1 0-1 2-10 19-75 38-152 58-228 3-16 4-17 22-17 16 0 30 0 46 0 41 0 76 23 76 78z"><text:p/></draw:path></draw:g></draw:g></text:span><text:span text:style-name="T6">.</text:span></text:p>
      <text:h text:style-name="P31" text:outline-level="2">סעיף ב’</text:h>
      <text:p text:style-name="P6">נתחיל מהיחס S, יחס זה איננו יחס שקילות, שכן הוא איננו רפלקסיבי: <draw:g text:anchor-type="as-char" svg:y="-0.1236in" draw:z-index="11" draw:name="Shape12" draw:style-name="gr1"><svg:title>TexMaths</svg:title><svg:desc>12§display§A \bigtriangleup \{ 1, 2 \} \subset A \bigtriangleup \{ 1, 2 \}§svg§600§FALSE§</svg:desc><draw:g draw:style-name="gr2"><draw:path draw:style-name="gr3" draw:text-style-name="P38" svg:width="1.7205in" svg:height="0.148in" svg:x="0.002in" svg:y="0.0083in" svg:viewBox="0 0 4371 377" svg:d="M2186 377c-730 0-1458 0-2186 0 0-126 0-251 0-377 1456 0 2914 0 4371 0 0 126 0 251 0 377-729 0-1457 0-2185 0z"><text:p/></draw:path><draw:path draw:style-name="gr4" draw:text-style-name="P39" svg:width="0.1134in" svg:height="0.1181in" svg:x="-0.0004in" svg:y="0.0051in" svg:viewBox="0 0 289 301" svg:d="M289 292c0-5-5-5-11-5-25 0-25-2-26-14-8-87-18-174-26-262-2-9-2-11-8-11-7 0-9 4-12 7-49 82-97 164-146 245-17 28-34 34-52 35-4 1-8 1-8 9 0 2 1 5 5 5 12 0 24-2 36-2 14 0 29 2 42 2 3 0 8 0 8-9 0-4-3-5-7-5-10 0-19-3-19-14 0-5 2-10 6-16 2-5 3-5 32-53 35 0 71 0 106 0 0 10 6 65 6 70 0 12-22 13-30 13-6 0-10 0-10 9 0 5 4 3 6 5 17 0 35-2 53-2 10 0 36 2 47 2 2 0 8 0 8-9zM208 191c-33 0-65 0-98 0 28-47 56-92 83-138 5 46 10 91 15 138z"><text:p/></draw:path><draw:path draw:style-name="gr4" draw:text-style-name="P39" svg:width="0.1417in" svg:height="0.1232in" svg:x="0.1638in" svg:y="0.0008in" svg:viewBox="0 0 361 314" svg:d="M361 305c0-1 0-3-1-4-58-99-114-198-172-296-1-3-4-5-7-5s-6 2-7 5c-58 98-114 197-172 296-1 1-2 3-2 4 0 5 5 9 10 9 114 0 229 0 343 0 5 0 8-4 8-9zM338 297c-104 0-210 0-314 0 53-90 104-182 157-272 53 90 105 182 157 272z"><text:p/></draw:path><draw:path draw:style-name="gr4" draw:text-style-name="P39" svg:width="0.0579in" svg:height="0.1654in" svg:x="0.3646in" svg:y="-0.0004in" svg:viewBox="0 0 148 421" svg:d="M148 416c0-4-2-6-5-6-31 0-55-21-55-42 0-35 0-70 0-106 0-24-20-42-48-50 28-10 48-29 48-53 0-36 0-71 0-106 0-22 24-42 55-42 3 0 5-4 5-6 0-4-2-5-5-5-45 0-83 22-83 53 0 35 0 70 0 106 0 24-23 47-54 47-4 0-6 2-6 6 0 2 2 4 6 4 31 0 54 22 54 46 0 36 0 71 0 106 0 31 38 53 83 53 3 0 5-3 5-5z"><text:p/></draw:path><draw:path draw:style-name="gr4" draw:text-style-name="P39" svg:width="0.0543in" svg:height="0.1094in" svg:x="0.45in" svg:y="0.0138in" svg:viewBox="0 0 139 279" svg:d="M139 279c0-4 0-9 0-13-5 0-8 0-13 0-38 0-40-5-40-21 0-78 0-156 0-234 0-11 0-11-9-11-27 26-64 26-77 26 0 5 0 9 0 14 8 0 34 0 55-11 0 72 0 144 0 216 0 16-1 21-39 21-5 0-9 0-14 0 0 4 0 9 0 13 15-1 52-1 69-1s54 0 68 1z"><text:p/></draw:path><draw:path draw:style-name="gr4" draw:text-style-name="P39" svg:width="0.0189in" svg:height="0.0492in" svg:x="0.5327in" svg:y="0.1059in" svg:viewBox="0 0 49 126" svg:d="M49 44c0-27-11-44-27-44-14 0-22 11-22 23 0 11 8 21 22 21 4 0 10-1 14-4 2-2 1-2 2-2 0 3 2 0 2 6 0 32-15 57-29 70-5 5-5 6-5 7 0 3 2 5 5 5 5 0 38-32 38-82z"><text:p/></draw:path><draw:path draw:style-name="gr4" draw:text-style-name="P39" svg:width="0.0657in" svg:height="0.1094in" svg:x="0.6004in" svg:y="0.0138in" svg:viewBox="0 0 168 279" svg:d="M168 207c-4 0-6 0-10 0-2 13-6 30-9 36-4 3-31 3-41 3-25 0-50 0-76 0 15-14 30-27 45-42 66-57 91-80 91-122 0-48-37-82-89-82-48 0-79 38-79 76 0 24 22 24 23 24 7 0 21-5 21-23 0-11-7-22-22-22-3 0-4 0-5 0 9-27 32-42 56-42 39 0 57 34 57 69 0 33-21 66-45 92-26 30-54 59-80 89-5 5-5 6-5 16 52 0 104 0 156 0 4-24 8-48 12-72z"><text:p/></draw:path><draw:path draw:style-name="gr4" draw:text-style-name="P39" svg:width="0.0579in" svg:height="0.1654in" svg:x="0.6878in" svg:y="-0.0004in" svg:viewBox="0 0 148 421" svg:d="M148 212c0-4-3-6-6-6-32 0-54-23-54-47 0-36 0-71 0-106 0-31-39-53-83-53-4 0-5 1-5 5 0 2 1 6 5 6 31 0 54 20 54 42 0 35 0 70 0 106 0 24 20 43 49 53-29 8-49 26-49 50 0 36 0 71 0 106 0 21-23 42-54 42-4 0-5 3-5 6 0 4 1 5 5 5 44 0 83-22 83-53 0-35 0-70 0-106 0-24 22-46 54-46 3 0 6-2 6-4z"><text:p/></draw:path><draw:path draw:style-name="gr4" draw:text-style-name="P39" svg:width="0.1008in" svg:height="0.0961in" svg:x="0.8181in" svg:y="0.0343in" svg:viewBox="0 0 257 245" svg:d="M257 237c0-5-4-9-9-9-42 0-82 0-124 0-59 0-107-45-107-104 0-60 48-107 107-107 42 0 82 0 124 0 5 0 9-4 9-9 0-4-4-8-9-8-42 0-82 0-124 0-69 0-124 55-124 124 0 67 55 121 124 121 42 0 82 0 124 0 5 0 9-3 9-8z"><text:p/></draw:path><draw:path draw:style-name="gr4" draw:text-style-name="P39" svg:width="0.1134in" svg:height="0.1181in" svg:x="0.9846in" svg:y="0.0051in" svg:viewBox="0 0 289 301" svg:d="M289 292c0-5-5-5-9-5-27 0-27-2-28-14-8-87-18-174-26-262 0-9 0-11-8-11-7 0-8 4-10 7-50 82-99 164-148 245-17 28-32 34-52 35-4 1-8 1-8 9 0 2 2 5 5 5 12 0 25-2 37-2 13 0 28 2 42 2 2 0 7 0 7-9 0-4-3-5-6-5-9 0-20-3-20-14 0-5 2-10 6-16 3-5 3-5 32-53 35 0 71 0 106 0 1 10 7 65 7 70 0 12-23 13-31 13-6 0-10 0-10 9 0 5 4 3 6 5 17 0 35-2 53-2 11 0 37 2 47 2 3 0 8 0 8-9zM208 191c-33 0-65 0-98 0 28-47 57-92 84-138 5 46 9 91 14 138z"><text:p/></draw:path><draw:path draw:style-name="gr4" draw:text-style-name="P39" svg:width="0.1413in" svg:height="0.1232in" svg:x="1.1496in" svg:y="0.0008in" svg:viewBox="0 0 360 314" svg:d="M360 305c0-1 0-3-1-4-58-99-114-198-172-296-1-3-3-5-7-5s-6 2-7 5c-58 98-114 197-172 296-1 1-1 3-1 4 0 5 4 9 8 9 114 0 230 0 344 0 4 0 8-4 8-9zM337 297c-104 0-210 0-314 0 53-90 104-182 157-272 53 90 104 182 157 272z"><text:p/></draw:path><draw:path draw:style-name="gr4" draw:text-style-name="P39" svg:width="0.0579in" svg:height="0.1654in" svg:x="1.3504in" svg:y="-0.0004in" svg:viewBox="0 0 148 421" svg:d="M148 416c0-4-3-6-6-6-32 0-54-21-54-42 0-35 0-70 0-106 0-24-21-42-50-50 29-10 50-29 50-53 0-36 0-71 0-106 0-22 22-42 54-42 3 0 6-4 6-6 0-4-3-5-6-5-45 0-83 22-83 53 0 35 0 70 0 106 0 24-23 47-54 47-4 0-5 2-5 6 0 2 1 4 5 4 31 0 54 22 54 46 0 36 0 71 0 106 0 31 38 53 83 53 3 0 6-3 6-5z"><text:p/></draw:path><draw:path draw:style-name="gr4" draw:text-style-name="P39" svg:width="0.0543in" svg:height="0.1094in" svg:x="1.4354in" svg:y="0.0138in" svg:viewBox="0 0 139 279" svg:d="M139 279c0-4 0-9 0-13-5 0-8 0-13 0-38 0-40-5-40-21 0-78 0-156 0-234 0-11 0-11-9-11-27 26-64 26-77 26 0 5 0 9 0 14 8 0 34 0 55-11 0 72 0 144 0 216 0 16-1 21-38 21-5 0-10 0-15 0 0 4 0 9 0 13 16-1 52-1 69-1s54 0 68 1z"><text:p/></draw:path><draw:path draw:style-name="gr4" draw:text-style-name="P39" svg:width="0.0189in" svg:height="0.0492in" svg:x="1.5181in" svg:y="0.1059in" svg:viewBox="0 0 49 126" svg:d="M49 44c0-27-11-44-27-44-14 0-22 11-22 23 0 11 8 21 22 21 6 0 10-1 15-4 1-2 1-2 1-2 0 3 2 0 2 6 0 32-15 57-29 70-5 5-5 6-5 7 0 3 2 5 5 5 5 0 38-32 38-82z"><text:p/></draw:path><draw:path draw:style-name="gr4" draw:text-style-name="P39" svg:width="0.0661in" svg:height="0.1094in" svg:x="1.5854in" svg:y="0.0138in" svg:viewBox="0 0 169 279" svg:d="M169 207c-3 0-7 0-11 0-2 13-4 30-9 36-3 3-31 3-40 3-25 0-51 0-77 0 16-14 30-27 46-42 65-57 91-80 91-122 0-48-38-82-90-82-48 0-79 38-79 76 0 24 22 24 23 24 7 0 21-5 21-23 0-11-7-22-21-22-4 0-5 0-6 0 9-27 32-42 56-42 39 0 58 34 58 69 0 33-22 66-45 92-27 30-54 59-81 89-5 5-5 6-5 16 53 0 104 0 157 0 4-24 9-48 12-72z"><text:p/></draw:path><draw:path draw:style-name="gr4" draw:text-style-name="P39" svg:width="0.0579in" svg:height="0.1654in" svg:x="1.6728in" svg:y="-0.0004in" svg:viewBox="0 0 148 421" svg:d="M148 212c0-4-3-6-5-6-33 0-55-23-55-47 0-36 0-71 0-106 0-31-39-53-83-53-3 0-5 1-5 5 0 2 2 6 5 6 31 0 55 20 55 42 0 35 0 70 0 106 0 24 20 43 48 53-28 8-48 26-48 50 0 36 0 71 0 106 0 21-24 42-55 42-3 0-5 3-5 6 0 4 2 5 5 5 44 0 83-22 83-53 0-35 0-70 0-106 0-24 22-46 55-46 2 0 5-2 5-4z"><text:p/></draw:path></draw:g></draw:g><text:s/>הוא סתירה שכן קבוצה לא יכולה להיות מוכלת ממש בעצמה.</text:p>
      <text:p text:style-name="P7">היחס R הוא אכן יחס שקילות, נראה שהוא רפלקסיבי, סימטרי וטרנזיטיבי. R הוא רפלקסיבי, שכן <draw:g text:anchor-type="as-char" svg:y="-0.1272in" draw:z-index="12" draw:name="Shape13" draw:style-name="gr1"><svg:title>TexMaths</svg:title><svg:desc>12§display§A \bigtriangleup A = \emptyset \subseteq \{ 1, 2\}§svg§600§FALSE§</svg:desc><draw:g draw:style-name="gr2"><draw:path draw:style-name="gr3" draw:text-style-name="P38" svg:width="1.3846in" svg:height="0.1512in" svg:x="0.0024in" svg:y="0.0087in" svg:viewBox="0 0 3518 385" svg:d="M0 0c1172 0 2346 0 3518 0 0 128 0 256 0 385-1172 0-2346 0-3518 0 0-129 0-257 0-385z"><text:p/></draw:path><draw:path draw:style-name="gr4" draw:text-style-name="P39" svg:width="0.1134in" svg:height="0.1169in" svg:x="-0.0004in" svg:y="0.0094in" svg:viewBox="0 0 289 298" svg:d="M289 290c0-4-3-4-9-4-27 0-27-3-28-15-8-87-17-174-25-261-1-9-1-10-9-10-6 0-8 2-10 7-50 82-98 163-147 243-17 29-33 35-51 36-6 0-10 0-10 9 0 2 2 3 6 3 11 0 24-1 36-1 14 0 29 1 42 1 2 0 8 0 8-7 0-5-3-5-7-5-9-1-19-4-19-15 0-5 2-10 6-16 2-5 2-5 31-51 36 0 71 0 107 0 0 8 6 64 6 68 0 13-22 14-30 14-6 0-11 0-11 9 0 3 4 2 6 3 18 0 36-1 53-1 11 0 37 1 48 1 2 0 7 0 7-8zM209 190c-33 0-65 0-97 0 27-46 55-93 82-138 5 45 10 92 15 138z"><text:p/></draw:path><draw:path draw:style-name="gr4" draw:text-style-name="P39" svg:width="0.1417in" svg:height="0.122in" svg:x="0.1646in" svg:y="0.0043in" svg:viewBox="0 0 361 311" svg:d="M361 303c0-1 0-2-1-3-58-99-114-198-172-296-1-3-4-4-7-4s-6 1-7 4c-58 98-115 197-173 296 0 1-1 2-1 3 0 5 4 8 8 8 116 0 230 0 345 0 5 0 8-3 8-8zM338 295c-104 0-210 0-314 0 53-90 104-180 157-270 53 90 105 180 157 270z"><text:p/></draw:path><draw:path draw:style-name="gr4" draw:text-style-name="P39" svg:width="0.1134in" svg:height="0.1169in" svg:x="0.3587in" svg:y="0.0094in" svg:viewBox="0 0 289 298" svg:d="M289 290c0-4-3-4-9-4-27 0-27-3-28-15-8-87-17-174-25-261-1-9-1-10-9-10-6 0-8 2-10 7-50 82-98 163-147 243-17 29-33 35-51 36-6 0-10 0-10 9 0 2 2 3 6 3 11 0 24-1 36-1 14 0 29 1 42 1 2 0 8 0 8-7 0-5-3-5-7-5-9-1-19-4-19-15 0-5 2-10 6-16 2-5 2-5 31-51 35 0 71 0 106 0 1 8 7 64 7 68 0 13-22 14-30 14-6 0-11 0-11 9 0 3 4 2 6 3 18 0 36-1 53-1 11 0 37 1 48 1 2 0 7 0 7-8zM208 190c-33 0-64 0-96 0 27-46 55-93 82-138 5 45 9 92 14 138z"><text:p/></draw:path><draw:path draw:style-name="gr4" draw:text-style-name="P39" svg:width="0.1102in" svg:height="0.0382in" svg:x="0.5331in" svg:y="0.0661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39" svg:width="0.0665in" svg:height="0.1398in" svg:x="0.7063in" svg:y="0in" svg:viewBox="0 0 170 356" svg:d="M170 180c0-35-1-101-37-137 3-9 6-18 9-27 0-3 1-5 1-8 0-4-4-8-9-8-6 0-7 5-9 13-3 6-4 13-6 19-5-2-18-8-34-8-24 0-51 12-67 44-17 34-18 72-18 112 0 25 0 100 36 133-4 12-6 24-10 34 0 5 4 9 9 9 6 0 7-5 9-13 3-6 4-12 6-20 10 5 23 9 35 9 47 0 65-40 73-60 11-29 12-62 12-92zM115 44c-24 83-49 167-73 250-14-29-14-80-14-120 0-34 0-63 6-90 8-38 32-52 51-52 9 0 19 3 30 12zM142 174c0 31 0 61-5 88-7 45-30 60-52 60-11 0-20-2-30-12 24-82 49-166 73-249 14 24 14 73 14 113z"><text:p/></draw:path><draw:path draw:style-name="gr4" draw:text-style-name="P39" svg:width="0.1008in" svg:height="0.1236in" svg:x="0.8413in" svg:y="0.024in" svg:viewBox="0 0 257 315" svg:d="M257 236c0-5-4-8-9-8-42 0-82 0-124 0-59 0-107-47-107-106s48-105 107-105c42 0 82 0 124 0 5 0 9-4 9-9 0-4-4-8-9-8-42 0-82 0-124 0-69 0-124 54-124 122 0 67 55 122 124 122 42 0 82 0 124 0 5 0 9-3 9-8zM257 307c0-5-4-9-9-9-76 0-153 0-230 0-5 0-8 4-8 9 0 4 3 8 8 8 77 0 154 0 230 0 5 0 9-4 9-8z"><text:p/></draw:path><draw:path draw:style-name="gr4" draw:text-style-name="P39" svg:width="0.0579in" svg:height="0.1642in" svg:x="1.0154in" svg:y="0.0039in" svg:viewBox="0 0 148 418" svg:d="M148 413c0-3-3-4-6-4-32 0-54-22-54-44 0-34 0-69 0-104 0-25-21-44-50-51 29-10 50-29 50-53 0-36 0-71 0-105 0-22 22-42 54-42 3 0 6-3 6-5 0-4-3-5-6-5-44 0-82 22-82 52 0 34 0 69 0 105 0 24-24 48-55 48-4 0-5 1-5 5 0 2 1 4 5 4 31 0 55 22 55 47 0 35 0 70 0 104 0 32 38 53 82 53 3 0 6-2 6-5z"><text:p/></draw:path><draw:path draw:style-name="gr4" draw:text-style-name="P39" svg:width="0.0543in" svg:height="0.1091in" svg:x="1.1004in" svg:y="0.0177in" svg:viewBox="0 0 139 278" svg:d="M139 278c0-4 0-7 0-12-5 0-8 0-13 0-38 0-40-5-40-20 0-78 0-157 0-235 0-10 0-11-9-11-27 28-63 28-77 28 0 3 0 8 0 12 8 0 34 0 55-11 0 72 0 145 0 217 0 14-1 20-38 20-5 0-10 0-15 0 0 5 0 8 0 12 16-1 52-1 69-1s54 0 68 1z"><text:p/></draw:path><draw:path draw:style-name="gr4" draw:text-style-name="P39" svg:width="0.0189in" svg:height="0.0492in" svg:x="1.1831in" svg:y="0.1094in" svg:viewBox="0 0 49 126" svg:d="M49 44c0-27-11-44-26-44s-23 11-23 23c0 11 8 21 23 21 5 0 9-1 14-4 1-2 1-2 3-2 0 3 0 0 0 6 0 31-15 57-29 71-4 4-4 5-4 6 0 4 1 5 4 5 5 0 38-33 38-82z"><text:p/></draw:path><draw:path draw:style-name="gr4" draw:text-style-name="P39" svg:width="0.0657in" svg:height="0.1091in" svg:x="1.2512in" svg:y="0.0177in" svg:viewBox="0 0 168 278" svg:d="M168 206c-4 0-7 0-11 0-2 12-5 30-9 37-3 3-30 3-40 3-25 0-50 0-76 0 15-15 30-29 45-42 66-58 91-81 91-123 0-47-38-81-90-81-47 0-78 38-78 77 0 22 20 22 22 22 7 0 21-4 21-21 0-12-7-23-21-23-4 0-5 0-6 1 9-27 32-43 57-43 39 0 57 34 57 68s-22 68-45 94c-27 29-54 59-81 87-4 5-4 6-4 16 52 0 104 0 156 0 4-24 8-48 12-72z"><text:p/></draw:path><draw:path draw:style-name="gr4" draw:text-style-name="P39" svg:width="0.0579in" svg:height="0.1642in" svg:x="1.3378in" svg:y="0.0039in" svg:viewBox="0 0 148 418" svg:d="M148 210c0-4-3-5-5-5-33 0-55-24-55-48 0-36 0-71 0-105 0-30-39-52-83-52-3 0-5 1-5 5 0 2 2 5 5 5 32 0 55 20 55 42 0 34 0 69 0 105 0 24 20 43 48 53-28 7-48 26-48 51 0 35 0 70 0 104 0 22-23 44-55 44-3 0-5 2-5 4 0 4 2 5 5 5 44 0 83-21 83-53 0-34 0-69 0-104 0-25 22-47 55-47 2 0 5-2 5-4z"><text:p/></draw:path></draw:g></draw:g>, הוא סימטרי שכן חיתוך סימטרי הוא חילופי: <draw:g text:anchor-type="as-char" svg:y="-0.1236in" draw:z-index="13" draw:name="Shape14" draw:style-name="gr1"><svg:title>TexMaths</svg:title><svg:desc>12§display§A \bigtriangleup B = B \bigtriangleup A \subseteq \{ 1, 2\}§svg§600§FALSE§</svg:desc><draw:g draw:style-name="gr2"><draw:path draw:style-name="gr3" draw:text-style-name="P38" svg:width="1.7965in" svg:height="0.1476in" svg:x="0.0024in" svg:y="0.0087in" svg:viewBox="0 0 4564 376" svg:d="M0 0c1522 0 3042 0 4564 0 0 125 0 251 0 376-1522 0-3042 0-4564 0 0-125 0-251 0-376z"><text:p/></draw:path><draw:path draw:style-name="gr4" draw:text-style-name="P39" svg:width="0.1134in" svg:height="0.1181in" svg:x="-0.0004in" svg:y="0.0055in" svg:viewBox="0 0 289 301" svg:d="M289 291c0-4-3-4-9-4-27 0-27-3-28-15-8-87-17-175-25-262-1-9-1-10-9-10-6 0-8 2-10 7-50 82-98 164-147 244-17 29-33 35-51 36-6 0-10 0-10 9 0 2 2 5 6 5 11 0 24-3 36-3 14 0 29 3 42 3 2 0 8 0 8-9 0-5-3-5-7-5-9-1-19-5-19-15 0-5 2-10 6-16 2-5 2-5 31-52 36 0 71 0 107 0 0 8 6 65 6 69 0 13-22 14-30 14-6 0-11 0-11 9 0 5 4 3 6 5 18 0 36-3 53-3 11 0 37 3 48 3 2 0 7 0 7-10zM209 191c-33 0-65 0-97 0 27-47 55-94 82-139 5 45 10 92 15 139z"><text:p/></draw:path><draw:path draw:style-name="gr4" draw:text-style-name="P39" svg:width="0.1417in" svg:height="0.1228in" svg:x="0.1646in" svg:y="0.0016in" svg:viewBox="0 0 361 313" svg:d="M361 304c0-1 0-2-1-3-58-99-114-198-172-296-1-3-4-5-7-5s-6 2-7 5c-58 98-115 197-173 296 0 1-1 2-1 3 0 5 4 9 8 9 116 0 230 0 345 0 5 0 8-4 8-9zM338 296c-104 0-210 0-314 0 53-90 104-181 157-271 53 90 105 181 157 271z"><text:p/></draw:path><draw:path draw:style-name="gr4" draw:text-style-name="P39" svg:width="0.1177in" svg:height="0.1126in" svg:x="0.3602in" svg:y="0.011in" svg:viewBox="0 0 300 287" svg:d="M300 59c0-31-28-59-78-59-47 0-95 0-142 0-8 0-12 0-12 8 0 5 4 5 12 5 5 0 9 0 16 1 7 2 11 2 11 8 0 1 0 2-1 7-20 74-38 150-57 225-5 16-5 20-38 20-7 0-11 0-11 8 0 5 4 5 11 5 50 0 99 0 150 0 67 0 116-50 116-90 0-30-24-55-65-59 44-8 88-39 88-79zM262 56c0 38-36 77-88 77-20 0-41 0-61 0 8-34 18-68 26-103 4-16 5-17 23-17s36 0 54 0c37 0 46 25 46 43zM239 192c0 41-39 82-88 82-19 0-38 0-57 0-6 0-6 0-10-1-4 0-5 0-5-4 0-1 0-2 3-9 9-39 19-78 28-117 27 0 53 0 80 0 40 0 49 31 49 49z"><text:p/></draw:path><draw:path draw:style-name="gr4" draw:text-style-name="P39" svg:width="0.1102in" svg:height="0.0386in" svg:x="0.5382in" svg:y="0.0634in" svg:viewBox="0 0 281 99" svg:d="M281 8c0-4-4-8-9-8-87 0-176 0-264 0-3 0-8 4-8 8 0 5 5 9 8 9 88 0 177 0 264 0 5 0 9-4 9-9zM281 90c0-5-4-8-9-8-87 0-176 0-264 0-3 0-8 3-8 8s5 9 8 9c88 0 177 0 264 0 5 0 9-4 9-9z"><text:p/></draw:path><draw:path draw:style-name="gr4" draw:text-style-name="P39" svg:width="0.1181in" svg:height="0.1126in" svg:x="0.711in" svg:y="0.011in" svg:viewBox="0 0 301 287" svg:d="M301 59c0-31-27-59-78-59-47 0-95 0-141 0-9 0-12 0-12 8 0 5 3 5 12 5 4 0 8 0 15 1 7 2 11 2 11 8 0 1 0 2-1 7-19 74-37 150-57 225-4 16-4 20-38 20-7 0-12 0-12 8 0 5 5 5 12 5 50 0 100 0 150 0 67 0 116-50 116-90 0-30-24-55-64-59 43-8 87-39 87-79zM263 56c0 38-36 77-88 77-20 0-41 0-61 0 8-34 18-68 26-103 4-16 5-17 23-17s36 0 54 0c37 0 46 25 46 43zM240 192c0 41-38 82-88 82-19 0-38 0-57 0-6 0-6 0-10-1-3 0-5 0-5-4 0-1 0-2 3-9 9-39 19-78 29-117 26 0 52 0 79 0 41 0 49 31 49 49z"><text:p/></draw:path><draw:path draw:style-name="gr4" draw:text-style-name="P39" svg:width="0.1417in" svg:height="0.1228in" svg:x="0.8807in" svg:y="0.0016in" svg:viewBox="0 0 361 313" svg:d="M361 304c0-1-1-2-1-3-58-99-115-198-173-296-1-3-3-5-7-5s-6 2-7 5c-58 98-114 197-172 296-1 1-1 2-1 3 0 5 4 9 8 9 116 0 230 0 345 0 5 0 8-4 8-9zM337 296c-104 0-210 0-314 0 53-90 104-181 157-271 53 90 104 181 157 271z"><text:p/></draw:path><draw:path draw:style-name="gr4" draw:text-style-name="P39" svg:width="0.1134in" svg:height="0.1181in" svg:x="1.0744in" svg:y="0.0055in" svg:viewBox="0 0 289 301" svg:d="M289 291c0-4-5-4-9-4-27 0-27-3-28-15-8-87-18-175-26-262 0-9 0-10-8-10-7 0-8 2-10 7-50 82-99 164-148 244-17 29-32 35-52 36-4 0-8 0-8 9 0 2 1 5 5 5 12 0 25-3 37-3 13 0 28 3 42 3 2 0 7 0 7-9 0-5-3-5-6-5-9-1-20-5-20-15 0-5 2-10 6-16 3-5 3-5 32-52 35 0 71 0 106 0 1 8 7 65 7 69 0 13-23 14-31 14-6 0-10 0-10 9 0 5 4 3 6 5 17 0 35-3 53-3 10 0 37 3 47 3 3 0 8 0 8-10zM208 191c-33 0-65 0-98 0 28-47 57-94 84-139 5 45 9 92 14 139z"><text:p/></draw:path><draw:path draw:style-name="gr4" draw:text-style-name="P39" svg:width="0.1008in" svg:height="0.124in" svg:x="1.2531in" svg:y="0.0205in" svg:viewBox="0 0 257 316" svg:d="M257 237c0-5-4-9-9-9-42 0-82 0-124 0-59 0-107-45-107-104s48-107 107-107c42 0 82 0 124 0 5 0 9-4 9-9 0-4-4-8-9-8-42 0-82 0-124 0-69 0-124 55-124 124 0 67 55 121 124 121 42 0 82 0 124 0 5 0 9-3 9-8zM257 308c0-5-4-9-9-9-76 0-153 0-230 0-5 0-8 4-8 9s3 8 8 8c77 0 154 0 230 0 5 0 9-3 9-8z"><text:p/></draw:path><draw:path draw:style-name="gr4" draw:text-style-name="P39" svg:width="0.0579in" svg:height="0.165in" svg:x="1.4268in" svg:y="0in" svg:viewBox="0 0 148 420" svg:d="M148 415c0-4-3-5-5-5-33 0-55-22-55-43 0-35 0-70 0-105 0-25-21-44-50-52 29-8 50-27 50-53 0-34 0-69 0-104 0-22 22-43 55-43 2 0 5-3 5-5 0-4-3-5-5-5-45 0-83 22-83 53 0 35 0 70 0 104 0 26-24 49-55 49-3 0-5 2-5 4s2 4 5 4c31 0 55 23 55 48 0 35 0 70 0 105 0 31 38 53 83 53 2 0 5-3 5-5z"><text:p/></draw:path><draw:path draw:style-name="gr4" draw:text-style-name="P39" svg:width="0.0543in" svg:height="0.1098in" svg:x="1.5118in" svg:y="0.0138in" svg:viewBox="0 0 139 280" svg:d="M139 280c0-4 0-8 0-13-5 0-8 0-13 0-38 0-40-5-40-21 0-78 0-157 0-235 0-10 0-11-9-11-25 28-63 28-77 28 0 4 0 8 0 13 8 0 34 0 55-11 0 72 0 144 0 216 0 15-1 21-38 21-5 0-10 0-15 0 0 5 0 9 0 13 16-2 52-2 69-2s54 0 68 2z"><text:p/></draw:path><draw:path draw:style-name="gr4" draw:text-style-name="P39" svg:width="0.0189in" svg:height="0.0492in" svg:x="1.5945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57in" svg:height="0.1098in" svg:x="1.6626in" svg:y="0.0138in" svg:viewBox="0 0 168 280" svg:d="M168 208c-4 0-7 0-11 0-2 11-5 29-9 36-3 4-30 4-40 4-25 0-50 0-76 0 15-15 30-29 45-44 66-57 91-80 91-122 0-48-38-82-90-82-47 0-78 40-78 77 0 23 20 23 22 23 7 0 21-5 21-22 0-11-7-22-21-22-4 0-5 0-6 0 9-27 32-43 57-43 39 0 57 35 57 69 0 33-22 67-45 93-27 31-54 59-81 89-4 4-4 5-4 16 52 0 104 0 156 0 4-24 8-48 12-72z"><text:p/></draw:path><draw:path draw:style-name="gr4" draw:text-style-name="P39" svg:width="0.0579in" svg:height="0.165in" svg:x="1.7496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. כמו־כן יחס R הוא טרנזיטיבי, כמו שהוכח בסעיף א’ של שאלה זאת.</text:p>
      <text:p text:style-name="P8">מחלקות השקילות של R הן: <draw:g text:anchor-type="as-char" svg:y="-0.1272in" draw:z-index="14" draw:name="Shape15" draw:style-name="gr1"><svg:title>TexMaths</svg:title><svg:desc>12§display§\{ \emptyset, \{ 1 \}, \{ 2 \}, \{ 1, 2 \} \}§svg§600§FALSE§</svg:desc><draw:g draw:style-name="gr2"><draw:path draw:style-name="gr3" draw:text-style-name="P38" svg:width="1.3441in" svg:height="0.1512in" svg:x="-0.0004in" svg:y="0.0087in" svg:viewBox="0 0 3415 385" svg:d="M0 0c1138 0 2277 0 3415 0 0 128 0 256 0 385-1138 0-2277 0-3415 0 0-129 0-257 0-385z"><text:p/></draw:path><draw:path draw:style-name="gr4" draw:text-style-name="P39" svg:width="0.0579in" svg:height="0.1642in" svg:x="0.0031in" svg:y="0.0039in" svg:viewBox="0 0 148 418" svg:d="M148 413c0-3-2-4-5-4-31 0-55-22-55-44 0-34 0-69 0-104 0-25-20-44-48-51 28-10 48-29 48-53 0-36 0-71 0-105 0-22 24-42 55-42 3 0 5-3 5-5 0-4-2-5-5-5-45 0-83 22-83 52 0 34 0 69 0 105 0 24-23 48-54 48-4 0-6 1-6 5 0 2 2 4 6 4 31 0 54 22 54 47 0 35 0 70 0 104 0 32 38 53 83 53 3 0 5-2 5-5z"><text:p/></draw:path><draw:path draw:style-name="gr4" draw:text-style-name="P39" svg:width="0.0665in" svg:height="0.1398in" svg:x="0.0819in" svg:y="0in" svg:viewBox="0 0 170 356" svg:d="M170 180c0-35 0-101-36-137 3-9 5-18 8-27 1-3 1-5 2-8 0-4-4-8-8-8-6 0-8 5-10 13-2 6-4 13-6 19-5-2-19-8-35-8-24 0-50 12-66 44-17 34-19 72-19 112 0 25 0 100 37 133-3 12-6 24-9 34 0 5 3 9 8 9 6 0 7-5 10-13 2-6 3-12 6-20 9 5 22 9 33 9 47 0 66-40 73-60 11-29 12-62 12-92zM116 44c-25 83-49 167-74 250-13-29-13-80-13-120 0-34 0-63 6-90 7-38 32-52 50-52 10 0 21 3 31 12zM143 174c0 31 0 61-5 88-8 45-30 60-53 60-9 0-19-2-30-12 24-82 49-166 73-249 15 24 15 73 15 113z"><text:p/></draw:path><draw:path draw:style-name="gr4" draw:text-style-name="P39" svg:width="0.0189in" svg:height="0.0492in" svg:x="0.1717in" svg:y="0.1094in" svg:viewBox="0 0 49 126" svg:d="M49 44c0-27-11-44-27-44-14 0-22 11-22 23 0 11 8 21 22 21 4 0 10-1 14-4 1-2 1-2 2-2 0 3 2 0 2 6 0 31-15 57-29 71-5 4-5 5-5 6 0 4 2 5 5 5 5 0 38-33 38-82z"><text:p/></draw:path><draw:path draw:style-name="gr4" draw:text-style-name="P39" svg:width="0.0579in" svg:height="0.1642in" svg:x="0.2433in" svg:y="0.0039in" svg:viewBox="0 0 148 418" svg:d="M148 413c0-3-3-4-5-4-33 0-55-22-55-44 0-34 0-69 0-104 0-25-21-44-48-51 27-10 48-29 48-53 0-36 0-71 0-105 0-22 22-42 55-42 2 0 5-3 5-5 0-4-3-5-5-5-45 0-83 22-83 52 0 34 0 69 0 105 0 24-24 48-55 48-3 0-5 1-5 5 0 2 2 4 5 4 31 0 55 22 55 47 0 35 0 70 0 104 0 32 38 53 83 53 2 0 5-2 5-5z"><text:p/></draw:path><draw:path draw:style-name="gr4" draw:text-style-name="P39" svg:width="0.0543in" svg:height="0.1091in" svg:x="0.3283in" svg:y="0.0177in" svg:viewBox="0 0 139 278" svg:d="M139 278c0-4 0-7 0-12-5 0-8 0-13 0-37 0-40-5-40-20 0-78 0-157 0-235 0-10 0-11-9-11-25 28-63 28-77 28 0 3 0 8 0 12 8 0 34 0 55-11 0 72 0 145 0 217 0 14-1 20-38 20-5 0-9 0-13 0 0 5 0 8 0 12 14-1 49-1 67-1 17 0 54 0 68 1z"><text:p/></draw:path><draw:path draw:style-name="gr4" draw:text-style-name="P39" svg:width="0.0579in" svg:height="0.1642in" svg:x="0.4091in" svg:y="0.0039in" svg:viewBox="0 0 148 418" svg:d="M148 210c0-4-3-5-5-5-31 0-55-24-55-48 0-36 0-71 0-105 0-30-39-52-83-52-3 0-5 1-5 5 0 2 2 5 5 5 32 0 55 20 55 42 0 34 0 69 0 105 0 24 20 43 48 53-28 7-48 26-48 51 0 35 0 70 0 104 0 22-23 44-55 44-3 0-5 2-5 4 0 4 2 5 5 5 44 0 83-21 83-53 0-34 0-69 0-104 0-25 24-47 55-47 2 0 5-2 5-4z"><text:p/></draw:path><draw:path draw:style-name="gr4" draw:text-style-name="P39" svg:width="0.0189in" svg:height="0.0492in" svg:x="0.4945in" svg:y="0.1094in" svg:viewBox="0 0 49 126" svg:d="M49 44c0-27-11-44-27-44-14 0-22 11-22 23 0 11 8 21 22 21 6 0 10-1 15-4 1-2 1-2 1-2 0 3 2 0 2 6 0 31-15 57-29 71-5 4-5 5-5 6 0 4 2 5 5 5 5 0 38-33 38-82z"><text:p/></draw:path><draw:path draw:style-name="gr4" draw:text-style-name="P39" svg:width="0.0579in" svg:height="0.1642in" svg:x="0.5661in" svg:y="0.0039in" svg:viewBox="0 0 148 418" svg:d="M148 413c0-3-3-4-5-4-33 0-55-22-55-44 0-34 0-69 0-104 0-25-21-44-48-51 27-10 48-29 48-53 0-36 0-71 0-105 0-22 22-42 55-42 2 0 5-3 5-5 0-4-3-5-5-5-45 0-83 22-83 52 0 34 0 69 0 105 0 24-23 48-55 48-3 0-5 1-5 5 0 2 2 4 5 4 32 0 55 22 55 47 0 35 0 70 0 104 0 32 38 53 83 53 2 0 5-2 5-5z"><text:p/></draw:path><draw:path draw:style-name="gr4" draw:text-style-name="P39" svg:width="0.0657in" svg:height="0.1091in" svg:x="0.6449in" svg:y="0.0177in" svg:viewBox="0 0 168 278" svg:d="M168 206c-4 0-7 0-11 0-1 12-5 30-8 37-4 3-31 3-41 3-25 0-50 0-76 0 15-15 30-29 45-42 66-58 91-81 91-123 0-47-38-81-89-81-48 0-79 38-79 77 0 22 20 22 23 22 7 0 21-4 21-21 0-12-8-23-22-23-4 0-4 0-5 1 9-27 32-43 56-43 39 0 57 34 57 68s-21 68-45 94c-26 29-54 59-80 87-5 5-5 6-5 16 52 0 104 0 156 0 4-24 8-48 12-72z"><text:p/></draw:path><draw:path draw:style-name="gr4" draw:text-style-name="P39" svg:width="0.0579in" svg:height="0.1642in" svg:x="0.7315in" svg:y="0.0039in" svg:viewBox="0 0 148 418" svg:d="M148 210c0-4-2-5-5-5-31 0-55-24-55-48 0-36 0-71 0-105 0-30-39-52-82-52-4 0-6 1-6 5 0 2 2 5 6 5 31 0 54 20 54 42 0 34 0 69 0 105 0 24 20 43 49 53-29 7-49 26-49 51 0 35 0 70 0 104 0 22-23 44-54 44-4 0-6 2-6 4 0 4 2 5 6 5 43 0 82-21 82-53 0-34 0-69 0-104 0-25 24-47 55-47 3 0 5-2 5-4z"><text:p/></draw:path><draw:path draw:style-name="gr4" draw:text-style-name="P39" svg:width="0.0189in" svg:height="0.0492in" svg:x="0.8165in" svg:y="0.1094in" svg:viewBox="0 0 49 126" svg:d="M49 44c0-27-11-44-27-44-14 0-22 11-22 23 0 11 8 21 22 21 6 0 10-1 15-4 1-2 1-2 3-2 0 3 0 0 0 6 0 31-15 57-29 71-5 4-5 5-5 6 0 4 2 5 5 5 5 0 38-33 38-82z"><text:p/></draw:path><draw:path draw:style-name="gr4" draw:text-style-name="P39" svg:width="0.0579in" svg:height="0.1642in" svg:x="0.8886in" svg:y="0.0039in" svg:viewBox="0 0 148 418" svg:d="M148 413c0-3-3-4-5-4-31 0-55-22-55-44 0-34 0-69 0-104 0-25-21-44-48-51 27-10 48-29 48-53 0-36 0-71 0-105 0-22 24-42 55-42 2 0 5-3 5-5 0-4-3-5-5-5-45 0-83 22-83 52 0 34 0 69 0 105 0 24-23 48-55 48-3 0-5 1-5 5 0 2 2 4 5 4 32 0 55 22 55 47 0 35 0 70 0 104 0 32 38 53 83 53 2 0 5-2 5-5z"><text:p/></draw:path><draw:path draw:style-name="gr4" draw:text-style-name="P39" svg:width="0.0543in" svg:height="0.1091in" svg:x="0.974in" svg:y="0.0177in" svg:viewBox="0 0 139 278" svg:d="M139 278c0-4 0-7 0-12-5 0-9 0-14 0-37 0-39-5-39-20 0-78 0-157 0-235 0-10 0-11-9-11-27 28-64 28-77 28 0 3 0 8 0 12 8 0 34 0 55-11 0 72 0 145 0 217 0 14-1 20-39 20-5 0-9 0-14 0 0 5 0 8 0 12 15-1 52-1 69-1s53 0 68 1z"><text:p/></draw:path><draw:path draw:style-name="gr4" draw:text-style-name="P39" svg:width="0.0189in" svg:height="0.0492in" svg:x="1.0563in" svg:y="0.1094in" svg:viewBox="0 0 49 126" svg:d="M49 44c0-27-9-44-26-44-15 0-23 11-23 23 0 11 8 21 23 21 5 0 11-1 14-4 1-2 1-2 3-2 0 3 1 0 1 6 0 31-16 57-29 71-5 4-5 5-5 6 0 4 3 5 5 5 4 0 37-33 37-82z"><text:p/></draw:path><draw:path draw:style-name="gr4" draw:text-style-name="P39" svg:width="0.0657in" svg:height="0.1091in" svg:x="1.124in" svg:y="0.0177in" svg:viewBox="0 0 168 278" svg:d="M168 206c-4 0-7 0-11 0-1 12-5 30-8 37-4 3-31 3-41 3-25 0-50 0-76 0 15-15 30-29 45-42 66-58 91-81 91-123 0-47-37-81-89-81-48 0-79 38-79 77 0 22 22 22 23 22 7 0 21-4 21-21 0-12-7-23-22-23-4 0-4 0-5 1 9-27 32-43 56-43 39 0 57 34 57 68s-21 68-45 94c-26 29-54 59-80 87-5 5-5 6-5 16 52 0 104 0 156 0 4-24 8-48 12-72z"><text:p/></draw:path><draw:path draw:style-name="gr4" draw:text-style-name="P39" svg:width="0.0579in" svg:height="0.1642in" svg:x="1.211in" svg:y="0.0039in" svg:viewBox="0 0 148 418" svg:d="M148 210c0-4-2-5-5-5-31 0-55-24-55-48 0-36 0-71 0-105 0-30-39-52-82-52-4 0-6 1-6 5 0 2 2 5 6 5 31 0 54 20 54 42 0 34 0 69 0 105 0 24 20 43 49 53-29 7-49 26-49 51 0 35 0 70 0 104 0 22-23 44-54 44-4 0-6 2-6 4 0 4 2 5 6 5 43 0 82-21 82-53 0-34 0-69 0-104 0-25 24-47 55-47 3 0 5-2 5-4z"><text:p/></draw:path><draw:path draw:style-name="gr4" draw:text-style-name="P39" svg:width="0.0579in" svg:height="0.1642in" svg:x="1.2945in" svg:y="0.0039in" svg:viewBox="0 0 148 418" svg:d="M148 210c0-4-3-5-5-5-33 0-55-24-55-48 0-36 0-71 0-105 0-30-39-52-83-52-3 0-5 1-5 5 0 2 2 5 5 5 32 0 55 20 55 42 0 34 0 69 0 105 0 24 20 43 48 53-28 7-48 26-48 51 0 35 0 70 0 104 0 22-23 44-55 44-3 0-5 2-5 4 0 4 2 5 5 5 44 0 83-21 83-53 0-34 0-69 0-104 0-25 22-47 55-47 2 0 5-2 5-4z"><text:p/></draw:path></draw:g></draw:g><text:s/>ו־<draw:g text:anchor-type="as-char" svg:y="-0.1236in" draw:z-index="15" draw:name="Shape16" draw:style-name="gr1"><svg:title>TexMaths</svg:title><svg:desc>12§display§\{ \{ 3 \}, \{ 1, 3 \}, \{ 2, 3 \}, \{ 1, 2, 3 \} \}§svg§600§FALSE§</svg:desc><draw:g draw:style-name="gr2"><draw:path draw:style-name="gr3" draw:text-style-name="P38" svg:width="1.9803in" svg:height="0.1476in" svg:x="-0.0004in" svg:y="0.0087in" svg:viewBox="0 0 5031 376" svg:d="M0 0c1677 0 3354 0 5031 0 0 125 0 251 0 376-1677 0-3354 0-5031 0 0-125 0-251 0-376z"><text:p/></draw:path><draw:path draw:style-name="gr4" draw:text-style-name="P39" svg:width="0.0579in" svg:height="0.165in" svg:x="0.0031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39" svg:width="0.0579in" svg:height="0.165in" svg:x="0.0866in" svg:y="0in" svg:viewBox="0 0 148 420" svg:d="M148 415c0-4-3-5-5-5-33 0-55-22-55-43 0-35 0-70 0-105 0-25-21-44-48-52 27-8 48-27 48-53 0-34 0-69 0-104 0-22 22-43 55-43 2 0 5-3 5-5 0-4-3-5-5-5-45 0-83 22-83 53 0 35 0 70 0 104 0 26-23 49-55 49-3 0-5 2-5 4s2 4 5 4c32 0 55 23 55 48 0 35 0 70 0 105 0 31 38 53 83 53 2 0 5-3 5-5z"><text:p/></draw:path><draw:path draw:style-name="gr4" draw:text-style-name="P39" svg:width="0.0685in" svg:height="0.113in" svg:x="0.1638in" svg:y="0.0138in" svg:viewBox="0 0 175 288" svg:d="M175 209c0-35-26-67-71-77 35-11 59-41 59-73 0-35-36-59-77-59-43 0-74 25-74 58 0 14 8 21 22 21 12 0 20-8 20-21 0-21-19-21-25-21 13-20 41-26 55-26 18 0 41 9 41 47 0 6-1 30-12 48-12 20-27 21-37 21-4 2-14 2-17 2-3 1-6 1-6 6 0 4 3 4 11 4 6 0 12 0 18 0 34 0 50 28 50 70 0 55-29 67-48 67-18 0-49-7-65-31 16 3 29-7 29-23 0-14-12-22-24-22-11 0-24 6-24 22 0 39 40 66 85 66 52 0 90-38 90-79z"><text:p/></draw:path><draw:path draw:style-name="gr4" draw:text-style-name="P39" svg:width="0.0579in" svg:height="0.165in" svg:x="0.2524in" svg:y="0in" svg:viewBox="0 0 148 420" svg:d="M148 210c0-2-2-4-5-4-31 0-54-23-54-49 0-34 0-69 0-104 0-31-39-53-83-53-4 0-6 1-6 5 0 2 2 5 6 5 31 0 54 21 54 43 0 35 0 70 0 104 0 26 20 45 49 53-29 8-49 27-49 52 0 35 0 70 0 105 0 21-23 43-54 43-4 0-6 2-6 5s2 5 6 5c44 0 83-22 83-53 0-35 0-70 0-105 0-25 23-48 54-48 3 0 5-2 5-4z"><text:p/></draw:path><draw:path draw:style-name="gr4" draw:text-style-name="P39" svg:width="0.0189in" svg:height="0.0492in" svg:x="0.3374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579in" svg:height="0.165in" svg:x="0.4091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39" svg:width="0.0543in" svg:height="0.1098in" svg:x="0.4945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189in" svg:height="0.0492in" svg:x="0.5772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9" svg:width="0.0685in" svg:height="0.113in" svg:x="0.6433in" svg:y="0.0138in" svg:viewBox="0 0 175 288" svg:d="M175 209c0-35-26-67-69-77 33-11 58-41 58-73 0-35-37-59-78-59-42 0-74 25-74 58 0 14 10 21 22 21 13 0 21-8 21-21 0-21-20-21-26-21 13-20 41-26 56-26 17 0 40 9 40 47 0 6 0 30-11 48-13 20-28 21-38 21-3 2-14 2-16 2-4 1-7 1-7 6 0 4 3 4 11 4 6 0 12 0 18 0 34 0 50 28 50 70 0 55-29 67-48 67-18 0-49-7-64-31 15 3 28-7 28-23 0-14-12-22-24-22-10 0-24 6-24 22 0 39 40 66 85 66 52 0 90-38 90-79z"><text:p/></draw:path><draw:path draw:style-name="gr4" draw:text-style-name="P39" svg:width="0.0579in" svg:height="0.165in" svg:x="0.7323in" svg:y="0in" svg:viewBox="0 0 148 420" svg:d="M148 210c0-2-3-4-5-4-33 0-55-23-55-49 0-34 0-69 0-104 0-31-39-53-83-53-3 0-5 1-5 5 0 2 2 5 5 5 31 0 55 21 55 43 0 35 0 70 0 104 0 26 20 45 48 53-28 8-48 27-48 52 0 35 0 70 0 105 0 21-24 43-55 43-3 0-5 2-5 5s2 5 5 5c44 0 83-22 83-53 0-35 0-70 0-105 0-25 22-48 55-48 2 0 5-2 5-4z"><text:p/></draw:path><draw:path draw:style-name="gr4" draw:text-style-name="P39" svg:width="0.0189in" svg:height="0.0492in" svg:x="0.8169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9" svg:width="0.0579in" svg:height="0.165in" svg:x="0.889in" svg:y="0in" svg:viewBox="0 0 148 420" svg:d="M148 415c0-4-3-5-6-5-32 0-54-22-54-43 0-35 0-70 0-105 0-25-21-44-50-52 29-8 50-27 50-53 0-34 0-69 0-104 0-22 22-43 54-43 3 0 6-3 6-5 0-4-3-5-6-5-44 0-82 22-82 53 0 35 0 70 0 104 0 26-24 49-55 49-4 0-5 2-5 4s1 4 5 4c31 0 55 23 55 48 0 35 0 70 0 105 0 31 38 53 82 53 3 0 6-3 6-5z"><text:p/></draw:path><draw:path draw:style-name="gr4" draw:text-style-name="P39" svg:width="0.0657in" svg:height="0.1098in" svg:x="0.9681in" svg:y="0.0138in" svg:viewBox="0 0 168 280" svg:d="M168 208c-4 0-7 0-11 0-2 11-5 30-9 36-3 4-30 4-40 4-25 0-50 0-76 0 15-15 30-29 45-44 66-57 91-80 91-122 0-48-38-82-90-82-47 0-78 40-78 77 0 23 20 23 22 23 7 0 22-5 22-22 0-11-8-22-22-22-4 0-5 0-6 0 9-27 32-43 57-43 39 0 57 35 57 69 0 33-22 67-45 93-27 31-54 59-81 89-4 4-4 5-4 16 52 0 104 0 156 0 4-24 8-48 12-72z"><text:p/></draw:path><draw:path draw:style-name="gr4" draw:text-style-name="P39" svg:width="0.0189in" svg:height="0.0492in" svg:x="1.0563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85in" svg:height="0.113in" svg:x="1.1228in" svg:y="0.0138in" svg:viewBox="0 0 175 288" svg:d="M175 209c0-35-27-67-71-77 35-11 59-41 59-73 0-35-37-59-78-59-42 0-74 25-74 58 0 14 9 21 21 21 14 0 22-8 22-21 0-21-19-21-26-21 13-20 40-26 56-26 17 0 41 9 41 47 0 6-1 30-12 48-13 20-28 21-37 21-4 2-15 2-17 2-4 1-6 1-6 6 0 4 2 4 9 4 6 0 14 0 20 0 33 0 49 28 49 70 0 55-29 67-47 67s-50-7-65-31c15 3 28-7 28-23 0-14-11-22-24-22-10 0-23 6-23 22 0 39 38 66 85 66 52 0 90-38 90-79z"><text:p/></draw:path><draw:path draw:style-name="gr4" draw:text-style-name="P39" svg:width="0.0579in" svg:height="0.165in" svg:x="1.211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draw:path draw:style-name="gr4" draw:text-style-name="P39" svg:width="0.0189in" svg:height="0.0492in" svg:x="1.2961in" svg:y="0.1059in" svg:viewBox="0 0 49 126" svg:d="M49 44c0-27-11-44-27-44-14 0-22 11-22 23 0 11 8 23 22 23 4 0 10-3 15-6 1-2 1-2 1-2 0 3 2 0 2 6 0 32-15 57-29 71-5 4-5 5-5 6 0 4 2 5 5 5 5 0 38-32 38-82z"><text:p/></draw:path><draw:path draw:style-name="gr4" draw:text-style-name="P39" svg:width="0.0579in" svg:height="0.165in" svg:x="1.3681in" svg:y="0in" svg:viewBox="0 0 148 420" svg:d="M148 415c0-4-3-5-5-5-33 0-55-22-55-43 0-35 0-70 0-105 0-25-21-44-48-52 27-8 48-27 48-53 0-34 0-69 0-104 0-22 22-43 55-43 2 0 5-3 5-5 0-4-3-5-5-5-45 0-83 22-83 53 0 35 0 70 0 104 0 26-23 49-55 49-3 0-5 2-5 4s2 4 5 4c32 0 55 23 55 48 0 35 0 70 0 105 0 31 38 53 83 53 2 0 5-3 5-5z"><text:p/></draw:path><draw:path draw:style-name="gr4" draw:text-style-name="P39" svg:width="0.0543in" svg:height="0.1098in" svg:x="1.4535in" svg:y="0.0138in" svg:viewBox="0 0 139 280" svg:d="M139 280c0-4 0-8 0-13-5 0-9 0-14 0-37 0-39-5-39-21 0-78 0-157 0-235 0-10 0-11-9-11-27 28-64 28-77 28 0 4 0 8 0 13 8 0 32 0 55-11 0 72 0 144 0 216 0 15-1 21-39 21-5 0-9 0-14 0 0 5 0 9 0 13 15-2 52-2 69-2s53 0 68 2z"><text:p/></draw:path><draw:path draw:style-name="gr4" draw:text-style-name="P39" svg:width="0.0189in" svg:height="0.0492in" svg:x="1.5358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9" svg:width="0.0657in" svg:height="0.1098in" svg:x="1.6035in" svg:y="0.0138in" svg:viewBox="0 0 168 280" svg:d="M168 208c-4 0-7 0-11 0-1 11-5 30-8 36-4 4-31 4-41 4-25 0-50 0-76 0 15-15 30-29 45-44 66-57 91-80 91-122 0-48-38-82-89-82-48 0-79 40-79 77 0 23 20 23 23 23 6 0 21-5 21-22 0-11-8-22-22-22-4 0-4 0-5 0 9-27 32-43 56-43 39 0 57 35 57 69 0 33-21 67-45 93-26 31-54 59-80 89-5 4-5 5-5 16 52 0 104 0 156 0 4-24 8-48 12-72z"><text:p/></draw:path><draw:path draw:style-name="gr4" draw:text-style-name="P39" svg:width="0.0189in" svg:height="0.0492in" svg:x="1.6925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9" svg:width="0.0685in" svg:height="0.113in" svg:x="1.7591in" svg:y="0.0138in" svg:viewBox="0 0 175 288" svg:d="M175 209c0-35-26-67-71-77 35-11 59-41 59-73 0-35-37-59-77-59-43 0-74 25-74 58 0 14 8 21 20 21 14 0 22-8 22-21 0-21-19-21-25-21 12-20 41-26 55-26 18 0 41 9 41 47 0 6-1 30-12 48-12 20-27 21-37 21-4 2-14 2-17 2-4 1-6 1-6 6 0 4 2 4 9 4 6 0 14 0 20 0 34 0 50 28 50 70 0 55-30 67-48 67s-50-7-65-31c15 3 28-7 28-23 0-14-11-22-23-22-11 0-24 6-24 22 0 39 40 66 85 66 52 0 90-38 90-79z"><text:p/></draw:path><draw:path draw:style-name="gr4" draw:text-style-name="P39" svg:width="0.0579in" svg:height="0.165in" svg:x="1.8476in" svg:y="0in" svg:viewBox="0 0 148 420" svg:d="M148 210c0-2-2-4-5-4-31 0-55-23-55-49 0-34 0-69 0-104 0-31-39-53-82-53-4 0-6 1-6 5 0 2 2 5 6 5 31 0 54 21 54 43 0 35 0 70 0 104 0 26 20 45 49 53-29 8-49 27-49 52 0 35 0 70 0 105 0 21-23 43-54 43-4 0-6 2-6 5s2 5 6 5c43 0 82-22 82-53 0-35 0-70 0-105 0-25 24-48 55-48 3 0 5-2 5-4z"><text:p/></draw:path><draw:path draw:style-name="gr4" draw:text-style-name="P39" svg:width="0.0579in" svg:height="0.165in" svg:x="1.9307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.</text:p>
      <text:h text:style-name="P31" text:outline-level="2">סעיף ג’</text:h>
      <text:p text:style-name="P9">יחס R הוא לא יחס סדר <text:span text:style-name="T33">כלל</text:span>, שכן הוא רפלקסיב<text:span text:style-name="T33">י, כפי שראינו בסעיף א’.</text:span></text:p>
      <text:p text:style-name="P10">יחס S הוא <text:span text:style-name="T7">אנטי־רפלקסיבי, שכן כאמור בסעיף ב’ קבוצה לא יכולה לכלול ממש את עצמה. היחס הוא גם טרנזיטיבי, שכן היחס חלקי ממש הוא יחס טרנזיבי: </text:span><text:span text:style-name="T7"><draw:g text:anchor-type="as-char" svg:y="-0.1181in" draw:z-index="16" draw:name="Shape17" draw:style-name="gr1"><svg:title>TexMaths</svg:title><svg:desc>12§display§A \subset B \cap B \subset C \implies A \subset C§svg§600§FALSE§</svg:desc><draw:g draw:style-name="gr2"><draw:path draw:style-name="gr3" draw:text-style-name="P38" svg:width="2.0232in" svg:height="0.1079in" svg:x="0.002in" svg:y="0.0083in" svg:viewBox="0 0 5140 275" svg:d="M2571 275c-858 0-1714 0-2571 0 0-91 0-184 0-275 1713 0 3427 0 5140 0 0 91 0 184 0 275-856 0-1713 0-2569 0z"><text:p/></draw:path><draw:path draw:style-name="gr4" draw:text-style-name="P39" svg:width="0.1134in" svg:height="0.1177in" svg:x="-0.0004in" svg:y="-0.0004in" svg:viewBox="0 0 289 300" svg:d="M289 292c0-5-5-5-11-5-25 0-25-4-26-16-8-86-18-174-26-260 0-9 0-11-8-11-7 0-8 4-12 7-49 82-97 163-146 245-17 28-34 34-52 35-4 0-8 0-8 8 0 3 1 5 5 5 12 0 24-1 36-1 14 0 29 1 42 1 3 0 8 0 8-8 0-5-3-5-7-5-10-1-19-5-19-15 0-6 2-9 6-15 2-5 3-5 32-54 35 0 71 0 106 0 1 8 6 66 6 69 0 14-22 15-30 15-6 0-10 0-10 8 0 5 4 4 6 5 17 0 35-1 53-1 10 0 36 1 47 1 2 0 8 0 8-8zM208 190c-33 0-65 0-98 0 28-46 57-92 84-137 5 45 9 91 14 137z"><text:p/></draw:path><draw:path draw:style-name="gr4" draw:text-style-name="P39" svg:width="0.1008in" svg:height="0.0961in" svg:x="0.178in" svg:y="0.0283in" svg:viewBox="0 0 257 245" svg:d="M257 236c0-4-4-8-9-8-42 0-82 0-124 0-59 0-107-48-107-106s48-105 107-105c42 0 82 0 124 0 5 0 9-4 9-9 0-4-4-8-9-8-42 0-82 0-124 0-69 0-124 54-124 122s55 123 124 123c42 0 82 0 124 0 5 0 9-4 9-9z"><text:p/></draw:path><draw:path draw:style-name="gr4" draw:text-style-name="P39" svg:width="0.1181in" svg:height="0.1122in" svg:x="0.3465in" svg:y="0.0051in" svg:viewBox="0 0 301 286" svg:d="M301 58c0-32-27-58-78-58-47 0-95 0-141 0-9 0-14 0-14 8 0 5 5 5 12 5 6 0 10 0 17 0 7 1 11 1 11 7 0 2 0 3-1 9-19 74-37 149-57 223-4 17-6 20-38 20-7 0-12 0-12 9 0 5 4 5 12 5 50 0 100 0 150 0 67 0 116-51 116-92 0-28-24-52-64-57 43-9 87-40 87-79zM263 56c0 36-36 77-88 77-20 0-41 0-61 0 8-35 17-69 25-104 5-15 5-16 23-16s37 0 55 0c37 0 46 24 46 43zM239 190c0 42-37 82-87 82-19 0-38 0-57 0-6 0-7 0-10 0-3-1-6-1-6-4 0-2 0-3 3-10 9-38 19-78 28-116 27 0 54 0 81 0 41 0 48 31 48 48z"><text:p/></draw:path><draw:path draw:style-name="gr4" draw:text-style-name="P39" svg:width="0.0902in" svg:height="0.1028in" svg:x="0.5165in" svg:y="0.0181in" svg:viewBox="0 0 230 262" svg:d="M230 253c0-53 0-107 0-159 0-51-51-94-115-94-65 0-115 43-115 94 0 52 0 106 0 159 0 5 4 9 8 9 5 0 9-4 9-9 0-53 0-107 0-159 0-44 44-77 98-77s99 33 99 77c0 52 0 106 0 159 0 5 3 9 8 9s8-4 8-9z"><text:p/></draw:path><draw:path draw:style-name="gr4" draw:text-style-name="P39" svg:width="0.1181in" svg:height="0.1122in" svg:x="0.661in" svg:y="0.0051in" svg:viewBox="0 0 301 286" svg:d="M301 58c0-32-27-58-78-58-47 0-95 0-141 0-9 0-14 0-14 8 0 5 5 5 12 5 6 0 10 0 17 0 7 1 11 1 11 7 0 2 0 3-1 9-19 74-37 149-57 223-4 17-6 20-38 20-7 0-12 0-12 9 0 5 4 5 12 5 50 0 100 0 150 0 67 0 116-51 116-92 0-28-24-52-64-57 43-9 87-40 87-79zM263 56c0 36-36 77-88 77-20 0-41 0-61 0 8-35 17-69 25-104 5-15 5-16 23-16s37 0 55 0c37 0 46 24 46 43zM239 190c0 42-37 82-87 82-19 0-38 0-57 0-6 0-7 0-10 0-3-1-6-1-6-4 0-2 0-3 3-10 9-38 19-78 28-116 27 0 54 0 81 0 41 0 48 31 48 48z"><text:p/></draw:path><draw:path draw:style-name="gr4" draw:text-style-name="P39" svg:width="0.1008in" svg:height="0.0961in" svg:x="0.8441in" svg:y="0.0283in" svg:viewBox="0 0 257 245" svg:d="M257 236c0-4-4-8-9-8-42 0-82 0-124 0-59 0-107-48-107-106s48-105 107-105c42 0 82 0 124 0 5 0 9-4 9-9 0-4-4-8-9-8-42 0-82 0-124 0-69 0-124 54-124 122s55 123 124 123c42 0 82 0 124 0 5 0 9-4 9-9z"><text:p/></draw:path><draw:path draw:style-name="gr4" draw:text-style-name="P39" svg:width="0.1173in" svg:height="0.1193in" svg:x="1.0138in" svg:y="0.0016in" svg:viewBox="0 0 299 304" svg:d="M299 5c0-3 0-5-4-5-1 0-2 0-7 5-10 11-19 21-29 32-3-6-24-37-71-37-93 0-188 92-188 190 0 68 49 114 114 114 37 0 68-17 91-36 40-34 47-72 47-74 0-4-4-2-6-4-2 0-4 1-5 4-3 12-13 42-43 66-29 24-55 32-77 32-38 0-83-23-83-88 0-24 9-91 51-140 26-30 66-51 103-51 43 0 68 33 68 81 0 16-1 16-1 21 0 4 5 5 6 5 6 0 6-1 7-8 9-36 18-71 27-107z"><text:p/></draw:path><draw:path draw:style-name="gr4" draw:text-style-name="P39" svg:width="0.2232in" svg:height="0.0886in" svg:x="1.2374in" svg:y="0.0323in" svg:viewBox="0 0 568 226" svg:d="M568 113c0-3-3-5-4-5-31-8-58-25-79-46-19-15-35-36-46-57-1-4-5-5-8-5-5 0-9 4-9 8 0 2 2 3 2 4 9 19 22 37 37 52-151 0-301 0-453 0-4 0-8 3-8 8s4 8 8 8c158 0 315 0 472 0 17 15 35 26 55 33-20 8-38 19-55 32-157 0-314 0-472 0-4 0-8 4-8 9 0 4 4 8 8 8 152 0 302 0 453 0-15 14-28 32-37 52 0 1-2 2-2 3 0 5 4 9 9 9 3 0 7-3 8-5 11-23 27-42 46-58 21-19 48-37 79-44 1-1 4-4 4-6z"><text:p/></draw:path><draw:path draw:style-name="gr4" draw:text-style-name="P39" svg:width="0.1134in" svg:height="0.1177in" svg:x="1.5681in" svg:y="-0.0004in" svg:viewBox="0 0 289 300" svg:d="M289 292c0-5-5-5-9-5-27 0-27-4-28-16-8-86-17-174-25-260-1-9-1-11-9-11-7 0-8 4-10 7-50 82-98 163-147 245-18 28-33 34-53 35-4 0-8 0-8 8 0 3 2 5 5 5 12 0 25-1 37-1 13 0 29 1 42 1 2 0 8 0 8-8 0-5-4-5-7-5-9-1-20-5-20-15 0-6 3-9 6-15 3-5 3-5 32-54 35 0 71 0 106 0 1 8 7 66 7 69 0 14-22 15-30 15-6 0-11 0-11 8 0 5 4 4 6 5 17 0 36-1 53-1 11 0 37 1 48 1 2 0 7 0 7-8zM208 190c-33 0-64 0-96 0 27-46 55-92 82-137 5 45 9 91 14 137z"><text:p/></draw:path><draw:path draw:style-name="gr4" draw:text-style-name="P39" svg:width="0.1004in" svg:height="0.0961in" svg:x="1.7469in" svg:y="0.0283in" svg:viewBox="0 0 256 245" svg:d="M256 236c0-4-4-8-9-8-41 0-83 0-123 0-60 0-107-48-107-106s47-105 107-105c40 0 82 0 123 0 5 0 9-4 9-9 0-4-4-8-9-8-41 0-83 0-123 0-69 0-124 54-124 122s55 123 124 123c40 0 82 0 123 0 5 0 9-4 9-9z"><text:p/></draw:path><draw:path draw:style-name="gr4" draw:text-style-name="P39" svg:width="0.1177in" svg:height="0.1193in" svg:x="1.9161in" svg:y="0.0016in" svg:viewBox="0 0 300 304" svg:d="M300 5c0-3-1-5-5-5-1 0-1 0-6 5-9 11-20 21-30 32-3-6-23-37-69-37-95 0-190 92-190 190 0 68 50 114 115 114 36 0 69-17 90-36 40-34 47-72 47-74 0-4-4-2-5-4-2 0-5 1-6 4-3 12-13 42-42 66s-56 32-78 32c-37 0-83-23-83-88 0-24 10-91 52-140 25-30 65-51 103-51 42 0 67 33 67 81 0 16-1 16-1 21 0 4 5 5 6 5 6 0 6-1 9-8 8-36 18-71 26-107z"><text:p/></draw:path></draw:g></draw:g></text:span><text:span text:style-name="T7">. </text:span><text:span text:style-name="T8">עם זאת, יחס S הוא לא משווה, שכן אם </text:span><text:span text:style-name="T8"><draw:g text:anchor-type="as-char" svg:y="-0.1236in" draw:z-index="17" draw:name="Shape18" draw:style-name="gr1"><svg:title>TexMaths</svg:title><svg:desc>12§display§A = \{ 1 \}, B = \{ 1, 2, 3 \}§svg§600§FALSE§</svg:desc><draw:g draw:style-name="gr2"><draw:path draw:style-name="gr3" draw:text-style-name="P38" svg:width="1.5524in" svg:height="0.1476in" svg:x="0.0024in" svg:y="0.0087in" svg:viewBox="0 0 3944 376" svg:d="M0 0c1315 0 2629 0 3944 0 0 125 0 251 0 376-1315 0-2629 0-3944 0 0-125 0-251 0-376z"><text:p/></draw:path><draw:path draw:style-name="gr4" draw:text-style-name="P39" svg:width="0.1134in" svg:height="0.1181in" svg:x="-0.0004in" svg:y="0.0055in" svg:viewBox="0 0 289 301" svg:d="M289 291c0-4-3-4-9-4-27 0-27-3-28-15-8-87-17-175-25-262-1-9-1-10-9-10-6 0-8 2-10 7-50 82-98 164-147 244-17 29-33 35-51 36-6 0-10 0-10 9 0 2 2 5 6 5 11 0 24-3 36-3 14 0 29 3 42 3 2 0 8 0 8-9 0-5-3-5-7-5-9-1-19-5-19-15 0-5 2-10 6-16 2-5 2-5 31-52 36 0 71 0 107 0 0 8 6 65 6 69 0 13-22 14-30 14-6 0-11 0-11 9 0 5 4 3 6 5 18 0 36-3 53-3 11 0 37 3 48 3 2 0 7 0 7-10zM209 191c-33 0-65 0-97 0 27-47 55-94 82-139 5 45 10 92 15 139z"><text:p/></draw:path><draw:path draw:style-name="gr4" draw:text-style-name="P39" svg:width="0.1102in" svg:height="0.0386in" svg:x="0.174in" svg:y="0.0634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39" svg:width="0.0579in" svg:height="0.165in" svg:x="0.352in" svg:y="0in" svg:viewBox="0 0 148 420" svg:d="M148 415c0-4-2-5-5-5-31 0-54-22-54-43 0-35 0-70 0-105 0-25-21-44-49-52 28-8 49-27 49-53 0-34 0-69 0-104 0-22 23-43 54-43 3 0 5-3 5-5 0-4-2-5-5-5-45 0-83 22-83 53 0 35 0 70 0 104 0 26-23 49-54 49-4 0-6 2-6 4s2 4 6 4c31 0 54 23 54 48 0 35 0 70 0 105 0 31 38 53 83 53 3 0 5-3 5-5z"><text:p/></draw:path><draw:path draw:style-name="gr4" draw:text-style-name="P39" svg:width="0.0543in" svg:height="0.1098in" svg:x="0.4374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579in" svg:height="0.165in" svg:x="0.5181in" svg:y="0in" svg:viewBox="0 0 148 420" svg:d="M148 210c0-2-3-4-5-4-33 0-55-23-55-49 0-34 0-69 0-104 0-31-39-53-83-53-3 0-5 1-5 5 0 2 2 5 5 5 31 0 55 21 55 43 0 35 0 70 0 104 0 26 20 45 48 53-28 8-48 27-48 52 0 35 0 70 0 105 0 21-24 43-55 43-3 0-5 2-5 5s2 5 5 5c44 0 83-22 83-53 0-35 0-70 0-105 0-25 22-48 55-48 2 0 5-2 5-4z"><text:p/></draw:path><draw:path draw:style-name="gr4" draw:text-style-name="P39" svg:width="0.0189in" svg:height="0.0492in" svg:x="0.6028in" svg:y="0.1059in" svg:viewBox="0 0 49 126" svg:d="M49 44c0-27-9-44-26-44-15 0-23 11-23 23 0 11 8 23 23 23 5 0 11-3 14-6 1-2 1-2 3-2 0 3 1 0 1 6 0 32-16 57-29 71-5 4-5 5-5 6 0 4 3 5 5 5 4 0 37-32 37-82z"><text:p/></draw:path><draw:path draw:style-name="gr4" draw:text-style-name="P39" svg:width="0.1181in" svg:height="0.1126in" svg:x="0.6693in" svg:y="0.011in" svg:viewBox="0 0 301 287" svg:d="M301 59c0-31-27-59-78-59-47 0-95 0-141 0-9 0-14 0-14 8 0 5 5 5 12 5 6 0 10 0 17 1 7 2 11 2 11 8 0 1 0 2-1 7-19 74-37 150-57 225-4 16-6 20-38 20-7 0-12 0-12 8 0 5 4 5 12 5 50 0 100 0 150 0 67 0 116-50 116-90 0-30-24-55-64-59 43-8 87-39 87-79zM263 56c0 38-36 77-88 77-20 0-41 0-61 0 8-34 17-68 25-103 5-16 5-17 23-17s37 0 55 0c37 0 46 25 46 43zM239 192c0 41-37 82-87 82-19 0-38 0-57 0-6 0-7 0-10-1-3 0-5 0-5-4 0-1 0-2 2-9 9-39 20-78 30-117 26 0 52 0 79 0 41 0 48 31 48 49z"><text:p/></draw:path><draw:path draw:style-name="gr4" draw:text-style-name="P39" svg:width="0.1102in" svg:height="0.0386in" svg:x="0.8472in" svg:y="0.0634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39" svg:width="0.0579in" svg:height="0.165in" svg:x="1.026in" svg:y="0in" svg:viewBox="0 0 148 420" svg:d="M148 415c0-4-3-5-5-5-33 0-55-22-55-43 0-35 0-70 0-105 0-25-21-44-50-52 29-8 50-27 50-53 0-34 0-69 0-104 0-22 22-43 55-43 2 0 5-3 5-5 0-4-3-5-5-5-45 0-83 22-83 53 0 35 0 70 0 104 0 26-24 49-55 49-3 0-5 2-5 4s2 4 5 4c31 0 55 23 55 48 0 35 0 70 0 105 0 31 38 53 83 53 2 0 5-3 5-5z"><text:p/></draw:path><draw:path draw:style-name="gr4" draw:text-style-name="P39" svg:width="0.0543in" svg:height="0.1098in" svg:x="1.111in" svg:y="0.0138in" svg:viewBox="0 0 139 280" svg:d="M139 280c0-4 0-8 0-13-5 0-8 0-13 0-38 0-40-5-40-21 0-78 0-157 0-235 0-10 0-11-9-11-25 28-63 28-77 28 0 4 0 8 0 13 8 0 34 0 55-11 0 72 0 144 0 216 0 15-1 21-38 21-5 0-9 0-13 0 0 5 0 9 0 13 14-2 50-2 67-2s54 0 68 2z"><text:p/></draw:path><draw:path draw:style-name="gr4" draw:text-style-name="P39" svg:width="0.0189in" svg:height="0.0492in" svg:x="1.1937in" svg:y="0.1059in" svg:viewBox="0 0 49 126" svg:d="M49 44c0-27-11-44-26-44s-23 11-23 23c0 11 8 23 23 23 5 0 9-3 14-6 1-2 1-2 3-2 0 3 0 0 0 6 0 32-14 57-28 71-5 4-5 5-5 6 0 4 1 5 4 5 5 0 38-32 38-82z"><text:p/></draw:path><draw:path draw:style-name="gr4" draw:text-style-name="P39" svg:width="0.0657in" svg:height="0.1098in" svg:x="1.2618in" svg:y="0.0138in" svg:viewBox="0 0 168 280" svg:d="M168 208c-4 0-7 0-11 0-2 11-5 29-9 36-3 4-30 4-40 4-25 0-50 0-76 0 15-15 30-29 45-44 66-57 91-80 91-122 0-48-38-82-90-82-47 0-78 40-78 77 0 23 20 23 22 23 7 0 22-5 22-22 0-11-8-22-22-22-4 0-5 0-6 0 9-27 32-43 57-43 39 0 57 35 57 69 0 33-22 67-45 93-27 31-54 59-81 89-4 4-4 5-4 16 52 0 104 0 156 0 4-24 8-48 12-72z"><text:p/></draw:path><draw:path draw:style-name="gr4" draw:text-style-name="P39" svg:width="0.0189in" svg:height="0.0492in" svg:x="1.3504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85in" svg:height="0.113in" svg:x="1.4169in" svg:y="0.0138in" svg:viewBox="0 0 175 288" svg:d="M175 209c0-35-27-67-71-77 35-11 59-41 59-73 0-35-37-59-78-59-42 0-74 25-74 58 0 14 9 21 21 21 14 0 22-8 22-21 0-21-19-21-26-21 13-20 40-26 56-26 17 0 41 9 41 47 0 6-1 30-12 48-13 20-28 21-37 21-4 2-15 2-17 2-4 1-6 1-6 6 0 4 2 4 9 4 6 0 14 0 20 0 33 0 49 28 49 70 0 55-29 67-47 67s-50-7-65-31c15 3 28-7 28-23 0-14-11-22-24-22-10 0-23 6-23 22 0 39 38 66 85 66 52 0 90-38 90-79z"><text:p/></draw:path><draw:path draw:style-name="gr4" draw:text-style-name="P39" svg:width="0.0579in" svg:height="0.165in" svg:x="1.5055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</text:span><text:span text:style-name="T8"><text:s/>אז </text:span><text:span text:style-name="T8"><draw:g text:anchor-type="as-char" svg:y="-0.1236in" draw:z-index="18" draw:name="Shape19" draw:style-name="gr1"><svg:title>TexMaths</svg:title><svg:desc>12§display§\{ 1 \} \bigtriangleup \{ 1, 2 \} \not\subset \{ 1, 2, 3 \} \bigtriangleup \{ 1, 2 \}§svg§600§FALSE§</svg:desc><draw:g draw:style-name="gr2"><draw:path draw:style-name="gr3" draw:text-style-name="P38" svg:width="2.2835in" svg:height="0.1476in" svg:x="-0.0004in" svg:y="0.0087in" svg:viewBox="0 0 5801 376" svg:d="M0 0c1933 0 3868 0 5801 0 0 125 0 251 0 376-1933 0-3868 0-5801 0 0-125 0-251 0-376z"><text:p/></draw:path><draw:path draw:style-name="gr4" draw:text-style-name="P39" svg:width="0.0579in" svg:height="0.165in" svg:x="0.0031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39" svg:width="0.0543in" svg:height="0.1098in" svg:x="0.089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579in" svg:height="0.165in" svg:x="0.1697in" svg:y="0in" svg:viewBox="0 0 148 420" svg:d="M148 210c0-2-3-4-5-4-33 0-55-23-55-49 0-34 0-69 0-104 0-31-39-53-83-53-4 0-5 1-5 5 0 2 1 5 5 5 31 0 55 21 55 43 0 35 0 70 0 104 0 26 20 45 48 53-28 8-48 27-48 52 0 35 0 70 0 105 0 21-24 43-55 43-4 0-5 2-5 5s1 5 5 5c44 0 83-22 83-53 0-35 0-70 0-105 0-25 22-48 55-48 2 0 5-2 5-4z"><text:p/></draw:path><draw:path draw:style-name="gr4" draw:text-style-name="P39" svg:width="0.1417in" svg:height="0.1228in" svg:x="0.2862in" svg:y="0.0016in" svg:viewBox="0 0 361 313" svg:d="M361 304c0-1-1-2-1-3-58-99-115-198-173-296-1-3-3-5-7-5s-6 2-7 5c-58 98-114 197-172 296-1 1-1 2-1 3 0 5 4 9 8 9 116 0 230 0 345 0 3 0 8-4 8-9zM337 296c-104 0-210 0-314 0 53-90 104-181 157-271 53 90 104 181 157 271z"><text:p/></draw:path><draw:path draw:style-name="gr4" draw:text-style-name="P39" svg:width="0.0579in" svg:height="0.165in" svg:x="0.487in" svg:y="0in" svg:viewBox="0 0 148 420" svg:d="M148 415c0-4-3-5-5-5-33 0-55-22-55-43 0-35 0-70 0-105 0-25-21-44-50-52 29-8 50-27 50-53 0-34 0-69 0-104 0-22 22-43 55-43 2 0 5-3 5-5 0-4-3-5-5-5-45 0-83 22-83 53 0 35 0 70 0 104 0 26-24 49-55 49-3 0-5 2-5 4s2 4 5 4c31 0 55 23 55 48 0 35 0 70 0 105 0 31 38 53 83 53 2 0 5-3 5-5z"><text:p/></draw:path><draw:path draw:style-name="gr4" draw:text-style-name="P39" svg:width="0.0543in" svg:height="0.1098in" svg:x="0.572in" svg:y="0.0138in" svg:viewBox="0 0 139 280" svg:d="M139 280c0-4 0-8 0-13-5 0-8 0-13 0-38 0-40-5-40-21 0-78 0-157 0-235 0-10 0-11-9-11-25 28-63 28-77 28 0 4 0 8 0 13 8 0 34 0 55-11 0 72 0 144 0 216 0 15-1 21-38 21-5 0-10 0-15 0 0 5 0 9 0 13 16-2 52-2 69-2s54 0 68 2z"><text:p/></draw:path><draw:path draw:style-name="gr4" draw:text-style-name="P39" svg:width="0.0189in" svg:height="0.0492in" svg:x="0.6547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57in" svg:height="0.1098in" svg:x="0.7228in" svg:y="0.0138in" svg:viewBox="0 0 168 280" svg:d="M168 208c-4 0-7 0-11 0-2 11-5 29-9 36-3 4-30 4-40 4-25 0-50 0-76 0 15-15 30-29 45-44 66-57 91-80 91-122 0-48-38-82-90-82-47 0-78 40-78 77 0 23 20 23 22 23 7 0 22-5 22-22 0-11-8-22-22-22-4 0-5 0-6 0 9-27 32-43 57-43 39 0 57 35 57 69 0 33-22 67-45 93-27 31-54 59-81 89-4 4-4 5-4 16 52 0 104 0 156 0 4-24 8-48 12-72z"><text:p/></draw:path><draw:path draw:style-name="gr4" draw:text-style-name="P39" svg:width="0.0579in" svg:height="0.165in" svg:x="0.8098in" svg:y="0in" svg:viewBox="0 0 148 420" svg:d="M148 210c0-2-3-4-5-4-31 0-55-23-55-49 0-34 0-69 0-104 0-31-39-53-83-53-3 0-5 1-5 5 0 2 2 5 5 5 32 0 55 21 55 43 0 35 0 70 0 104 0 26 20 45 48 53-28 8-48 27-48 52 0 35 0 70 0 105 0 21-23 43-55 43-3 0-5 2-5 5s2 5 5 5c44 0 83-22 83-53 0-35 0-70 0-105 0-25 24-48 55-48 2 0 5-2 5-4z"><text:p/></draw:path><draw:path draw:style-name="gr4" draw:text-style-name="P39" svg:width="0.1008in" svg:height="0.1583in" svg:x="0.9406in" svg:y="0.0031in" svg:viewBox="0 0 257 403" svg:d="M257 316c0-5-5-8-9-8-42 0-82 0-124 0-6 0-11-1-17-1 25-71 51-141 77-212 21 0 43 0 64 0 4 0 9-5 9-8 0-5-5-9-9-9-19 0-38 0-57 0 8-23 15-44 24-67 0-1 1-1 1-3 0-4-4-8-8-8s-8 2-9 6c-8 24-18 48-26 72-17 0-33 0-49 0-69 0-124 55-124 124 0 53 35 100 85 115-9 26-18 50-27 75 0 1 0 1 0 2 0 5 3 9 8 9 4 0 7-3 7-6 10-26 18-50 28-75 7 1 15 3 23 3 42 0 82 0 124 0 4 0 9-5 9-9zM167 95c-25 68-52 138-77 207-42-14-73-54-73-100 0-59 48-107 107-107 14 0 28 0 43 0z"><text:p/></draw:path><draw:path draw:style-name="gr4" draw:text-style-name="P39" svg:width="0.0579in" svg:height="0.165in" svg:x="1.1142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39" svg:width="0.0543in" svg:height="0.1098in" svg:x="1.1992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189in" svg:height="0.0492in" svg:x="1.2819in" svg:y="0.1059in" svg:viewBox="0 0 49 126" svg:d="M49 44c0-27-11-44-27-44-14 0-22 11-22 23 0 11 8 23 22 23 4 0 10-3 15-6 1-2 1-2 1-2 0 3 2 0 2 6 0 32-15 57-29 71-5 4-5 5-5 6 0 4 2 5 5 5 5 0 38-32 38-82z"><text:p/></draw:path><draw:path draw:style-name="gr4" draw:text-style-name="P39" svg:width="0.0657in" svg:height="0.1098in" svg:x="1.3492in" svg:y="0.0138in" svg:viewBox="0 0 168 280" svg:d="M168 208c-4 0-6 0-10 0-2 11-6 29-9 36-4 4-31 4-40 4-25 0-51 0-77 0 16-15 30-29 46-44 65-57 90-80 90-122 0-48-37-82-89-82-48 0-79 40-79 77 0 23 22 23 23 23 7 0 21-5 21-22 0-11-7-22-21-22-4 0-5 0-6 0 9-27 32-43 56-43 39 0 57 35 57 69 0 33-21 67-44 93-27 31-54 59-81 89-5 4-5 5-5 16 53 0 104 0 157 0 4-24 7-48 11-72z"><text:p/></draw:path><draw:path draw:style-name="gr4" draw:text-style-name="P39" svg:width="0.0189in" svg:height="0.0492in" svg:x="1.4386in" svg:y="0.1059in" svg:viewBox="0 0 49 126" svg:d="M49 44c0-27-11-44-27-44-14 0-22 11-22 23 0 11 8 23 22 23 4 0 10-3 15-6 1-2 1-2 1-2 0 3 2 0 2 6 0 32-15 57-29 71-5 4-5 5-5 6 0 4 2 5 5 5 5 0 38-32 38-82z"><text:p/></draw:path><draw:path draw:style-name="gr4" draw:text-style-name="P39" svg:width="0.0685in" svg:height="0.113in" svg:x="1.5047in" svg:y="0.0138in" svg:viewBox="0 0 175 288" svg:d="M175 209c0-35-26-67-69-77 33-11 58-41 58-73 0-35-37-59-78-59-42 0-74 25-74 58 0 14 10 21 22 21 13 0 21-8 21-21 0-21-20-21-26-21 13-20 41-26 56-26 17 0 40 9 40 47 0 6 0 30-11 48-13 20-28 21-38 21-4 2-14 2-16 2-4 1-7 1-7 6 0 4 3 4 11 4 6 0 12 0 18 0 34 0 50 28 50 70 0 55-29 67-48 67-18 0-49-7-64-31 15 3 28-7 28-23 0-14-12-22-24-22-10 0-24 6-24 22 0 39 40 66 85 66 52 0 90-38 90-79z"><text:p/></draw:path><draw:path draw:style-name="gr4" draw:text-style-name="P39" svg:width="0.0579in" svg:height="0.165in" svg:x="1.5937in" svg:y="0in" svg:viewBox="0 0 148 420" svg:d="M148 210c0-2-3-4-6-4-32 0-54-23-54-49 0-34 0-69 0-104 0-31-39-53-83-53-4 0-5 1-5 5 0 2 1 5 5 5 31 0 55 21 55 43 0 35 0 70 0 104 0 26 19 45 48 53-29 8-48 27-48 52 0 35 0 70 0 105 0 21-24 43-55 43-4 0-5 2-5 5s1 5 5 5c44 0 83-22 83-53 0-35 0-70 0-105 0-25 22-48 54-48 3 0 6-2 6-4z"><text:p/></draw:path><draw:path draw:style-name="gr4" draw:text-style-name="P39" svg:width="0.1417in" svg:height="0.1228in" svg:x="1.7102in" svg:y="0.0016in" svg:viewBox="0 0 361 313" svg:d="M361 304c0-1-1-2-1-3-58-99-115-198-173-296-1-3-3-5-7-5s-6 2-7 5c-58 98-114 197-172 296-1 1-1 2-1 3 0 5 4 9 8 9 116 0 230 0 345 0 3 0 8-4 8-9zM337 296c-104 0-210 0-314 0 53-90 104-181 157-271 53 90 104 181 157 271z"><text:p/></draw:path><draw:path draw:style-name="gr4" draw:text-style-name="P39" svg:width="0.0579in" svg:height="0.165in" svg:x="1.911in" svg:y="0in" svg:viewBox="0 0 148 420" svg:d="M148 415c0-4-3-5-6-5-32 0-54-22-54-43 0-35 0-70 0-105 0-25-21-44-50-52 29-8 50-27 50-53 0-34 0-69 0-104 0-22 22-43 54-43 3 0 6-3 6-5 0-4-3-5-6-5-44 0-82 22-82 53 0 35 0 70 0 104 0 26-24 49-55 49-4 0-5 2-5 4s1 4 5 4c31 0 55 23 55 48 0 35 0 70 0 105 0 31 38 53 82 53 3 0 6-3 6-5z"><text:p/></draw:path><draw:path draw:style-name="gr4" draw:text-style-name="P39" svg:width="0.0543in" svg:height="0.1098in" svg:x="1.9961in" svg:y="0.0138in" svg:viewBox="0 0 139 280" svg:d="M139 280c0-4 0-8 0-13-5 0-8 0-13 0-38 0-40-5-40-21 0-78 0-157 0-235 0-10 0-11-9-11-27 28-63 28-77 28 0 4 0 8 0 13 8 0 34 0 55-11 0 72 0 144 0 216 0 15-1 21-38 21-5 0-10 0-15 0 0 5 0 9 0 13 16-2 52-2 69-2s54 0 68 2z"><text:p/></draw:path><draw:path draw:style-name="gr4" draw:text-style-name="P39" svg:width="0.0189in" svg:height="0.0492in" svg:x="2.0787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57in" svg:height="0.1098in" svg:x="2.1469in" svg:y="0.0138in" svg:viewBox="0 0 168 280" svg:d="M168 208c-4 0-7 0-11 0-2 11-5 29-9 36-3 4-30 4-40 4-25 0-50 0-76 0 15-15 30-29 45-44 66-57 91-80 91-122 0-48-38-82-90-82-47 0-78 40-78 77 0 23 20 23 22 23 7 0 21-5 21-22 0-11-7-22-21-22-4 0-5 0-6 0 9-27 32-43 57-43 39 0 57 35 57 69 0 33-22 67-45 93-27 31-54 59-81 89-4 4-4 5-4 16 52 0 104 0 156 0 4-24 8-48 12-72z"><text:p/></draw:path><draw:path draw:style-name="gr4" draw:text-style-name="P39" svg:width="0.0579in" svg:height="0.165in" svg:x="2.2339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</text:span><text:span text:style-name="T8">, </text:span><text:span text:style-name="T8"><draw:g text:anchor-type="as-char" svg:y="-0.1236in" draw:z-index="19" draw:name="Shape20" draw:style-name="gr1"><svg:title>TexMaths</svg:title><svg:desc>12§display§\{ 1, 2, 3 \} \bigtriangleup \{ 1, 2 \} \not\subset \{ 1 \} \bigtriangleup \{ 1, 2 \}§svg§600§FALSE§</svg:desc><draw:g draw:style-name="gr2"><draw:path draw:style-name="gr3" draw:text-style-name="P38" svg:width="2.2835in" svg:height="0.1476in" svg:x="-0.0004in" svg:y="0.0087in" svg:viewBox="0 0 5801 376" svg:d="M0 0c1933 0 3868 0 5801 0 0 125 0 251 0 376-1933 0-3868 0-5801 0 0-125 0-251 0-376z"><text:p/></draw:path><draw:path draw:style-name="gr4" draw:text-style-name="P39" svg:width="0.0579in" svg:height="0.165in" svg:x="0.0031in" svg:y="0in" svg:viewBox="0 0 148 420" svg:d="M148 415c0-4-2-5-5-5-31 0-55-22-55-43 0-35 0-70 0-105 0-25-20-44-48-52 28-8 48-27 48-53 0-34 0-69 0-104 0-22 24-43 55-43 3 0 5-3 5-5 0-4-2-5-5-5-45 0-83 22-83 53 0 35 0 70 0 104 0 26-23 49-54 49-4 0-6 2-6 4s2 4 6 4c31 0 54 23 54 48 0 35 0 70 0 105 0 31 38 53 83 53 3 0 5-3 5-5z"><text:p/></draw:path><draw:path draw:style-name="gr4" draw:text-style-name="P39" svg:width="0.0543in" svg:height="0.1098in" svg:x="0.089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189in" svg:height="0.0492in" svg:x="0.1717in" svg:y="0.1059in" svg:viewBox="0 0 49 126" svg:d="M49 44c0-27-11-44-27-44-14 0-22 11-22 23 0 11 8 23 22 23 4 0 10-3 15-6 1-2 1-2 1-2 0 3 2 0 2 6 0 32-15 57-29 71-5 4-5 5-5 6 0 4 2 5 5 5 5 0 38-32 38-82z"><text:p/></draw:path><draw:path draw:style-name="gr4" draw:text-style-name="P39" svg:width="0.0657in" svg:height="0.1098in" svg:x="0.239in" svg:y="0.0138in" svg:viewBox="0 0 168 280" svg:d="M168 208c-4 0-6 0-10 0-2 11-6 29-9 36-4 4-31 4-40 4-25 0-51 0-77 0 16-15 30-29 46-44 65-57 90-80 90-122 0-48-37-82-89-82-48 0-79 40-79 77 0 23 22 23 23 23 7 0 21-5 21-22 0-11-7-22-22-22-3 0-4 0-5 0 9-27 32-43 56-43 39 0 57 35 57 69 0 33-21 67-44 93-27 31-54 59-81 89-5 4-5 5-5 16 53 0 104 0 157 0 4-24 7-48 11-72z"><text:p/></draw:path><draw:path draw:style-name="gr4" draw:text-style-name="P39" svg:width="0.0189in" svg:height="0.0492in" svg:x="0.3283in" svg:y="0.1059in" svg:viewBox="0 0 49 126" svg:d="M49 44c0-27-11-44-27-44-14 0-22 11-22 23 0 11 8 23 22 23 4 0 10-3 14-6 2-2 1-2 2-2 0 3 2 0 2 6 0 32-15 57-29 71-5 4-5 5-5 6 0 4 2 5 5 5 5 0 38-32 38-82z"><text:p/></draw:path><draw:path draw:style-name="gr4" draw:text-style-name="P39" svg:width="0.0685in" svg:height="0.113in" svg:x="0.3945in" svg:y="0.0138in" svg:viewBox="0 0 175 288" svg:d="M175 209c0-35-26-67-71-77 35-11 60-41 60-73 0-35-37-59-78-59-42 0-74 25-74 58 0 14 10 21 22 21 13 0 21-8 21-21 0-21-20-21-26-21 13-20 41-26 56-26 17 0 40 9 40 47 0 6 0 30-11 48-13 20-28 21-38 21-4 2-14 2-16 2-4 1-7 1-7 6 0 4 3 4 11 4 6 0 12 0 18 0 34 0 50 28 50 70 0 55-29 67-48 67-18 0-49-7-64-31 15 3 28-7 28-23 0-14-12-22-24-22-10 0-24 6-24 22 0 39 40 66 85 66 52 0 90-38 90-79z"><text:p/></draw:path><draw:path draw:style-name="gr4" draw:text-style-name="P39" svg:width="0.0579in" svg:height="0.165in" svg:x="0.4835in" svg:y="0in" svg:viewBox="0 0 148 420" svg:d="M148 210c0-2-3-4-6-4-32 0-54-23-54-49 0-34 0-69 0-104 0-31-39-53-83-53-4 0-5 1-5 5 0 2 1 5 5 5 31 0 55 21 55 43 0 35 0 70 0 104 0 26 19 45 48 53-29 8-48 27-48 52 0 35 0 70 0 105 0 21-24 43-55 43-4 0-5 2-5 5s1 5 5 5c44 0 83-22 83-53 0-35 0-70 0-105 0-25 22-48 54-48 3 0 6-2 6-4z"><text:p/></draw:path><draw:path draw:style-name="gr4" draw:text-style-name="P39" svg:width="0.1417in" svg:height="0.1228in" svg:x="0.6in" svg:y="0.0016in" svg:viewBox="0 0 361 313" svg:d="M361 304c0-1-1-2-2-3-58-99-114-198-172-296-1-3-3-5-7-5s-6 2-7 5c-58 98-114 197-172 296-1 1-1 2-1 3 0 5 4 9 8 9 114 0 230 0 344 0 4 0 9-4 9-9zM337 296c-104 0-210 0-314 0 53-90 104-181 157-271 53 90 104 181 157 271z"><text:p/></draw:path><draw:path draw:style-name="gr4" draw:text-style-name="P39" svg:width="0.0579in" svg:height="0.165in" svg:x="0.8008in" svg:y="0in" svg:viewBox="0 0 148 420" svg:d="M148 415c0-4-3-5-6-5-32 0-54-22-54-43 0-35 0-70 0-105 0-25-21-44-50-52 29-8 50-27 50-53 0-34 0-69 0-104 0-22 22-43 54-43 3 0 6-3 6-5 0-4-3-5-6-5-44 0-82 22-82 53 0 35 0 70 0 104 0 26-24 49-55 49-4 0-5 2-5 4s1 4 5 4c31 0 55 23 55 48 0 35 0 70 0 105 0 31 38 53 82 53 3 0 6-3 6-5z"><text:p/></draw:path><draw:path draw:style-name="gr4" draw:text-style-name="P39" svg:width="0.0543in" svg:height="0.1098in" svg:x="0.8858in" svg:y="0.0138in" svg:viewBox="0 0 139 280" svg:d="M139 280c0-4 0-8 0-13-5 0-8 0-13 0-38 0-40-5-40-21 0-78 0-157 0-235 0-10 0-11-9-11-27 28-63 28-77 28 0 4 0 8 0 13 8 0 34 0 55-11 0 72 0 144 0 216 0 15-1 21-38 21-5 0-10 0-15 0 0 5 0 9 0 13 16-2 52-2 69-2s54 0 68 2z"><text:p/></draw:path><draw:path draw:style-name="gr4" draw:text-style-name="P39" svg:width="0.0189in" svg:height="0.0492in" svg:x="0.9685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57in" svg:height="0.1098in" svg:x="1.0366in" svg:y="0.0138in" svg:viewBox="0 0 168 280" svg:d="M168 208c-4 0-7 0-11 0-2 11-5 29-9 36-3 4-30 4-40 4-25 0-50 0-76 0 15-15 30-29 45-44 66-57 91-80 91-122 0-48-38-82-90-82-47 0-78 40-78 77 0 23 20 23 22 23 7 0 21-5 21-22 0-11-7-22-21-22-4 0-5 0-6 0 9-27 32-43 57-43 39 0 57 35 57 69 0 33-22 67-45 93-27 31-54 59-81 89-4 4-4 5-4 16 52 0 104 0 156 0 4-24 8-48 12-72z"><text:p/></draw:path><draw:path draw:style-name="gr4" draw:text-style-name="P39" svg:width="0.0579in" svg:height="0.165in" svg:x="1.1236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draw:path draw:style-name="gr4" draw:text-style-name="P39" svg:width="0.1004in" svg:height="0.1583in" svg:x="1.2539in" svg:y="0.0031in" svg:viewBox="0 0 256 403" svg:d="M256 316c0-5-4-8-9-8-41 0-83 0-123 0-6 0-11-1-17-1 25-71 51-141 77-212 21 0 42 0 63 0 5 0 9-5 9-8 0-5-4-9-9-9-19 0-37 0-56 0 8-23 15-44 24-67 0-1 1-1 1-3 0-4-4-8-8-8s-8 2-9 6c-8 24-18 48-26 72-17 0-33 0-49 0-69 0-124 55-124 124 0 53 35 100 84 115-8 26-18 50-26 75 0 1 0 1 0 2 0 5 3 9 8 9 4 0 7-3 7-6 10-26 18-50 28-75 7 1 14 3 23 3 40 0 82 0 123 0 5 0 9-5 9-9zM167 95c-25 68-52 138-77 207-42-14-73-54-73-100 0-59 48-107 107-107 14 0 28 0 43 0z"><text:p/></draw:path><draw:path draw:style-name="gr4" draw:text-style-name="P39" svg:width="0.0579in" svg:height="0.165in" svg:x="1.4272in" svg:y="0in" svg:viewBox="0 0 148 420" svg:d="M148 415c0-4-2-5-5-5-31 0-55-22-55-43 0-35 0-70 0-105 0-25-20-44-48-52 28-8 48-27 48-53 0-34 0-69 0-104 0-22 24-43 55-43 3 0 5-3 5-5 0-4-2-5-5-5-45 0-83 22-83 53 0 35 0 70 0 104 0 26-23 49-55 49-3 0-5 2-5 4s2 4 5 4c32 0 55 23 55 48 0 35 0 70 0 105 0 31 38 53 83 53 3 0 5-3 5-5z"><text:p/></draw:path><draw:path draw:style-name="gr4" draw:text-style-name="P39" svg:width="0.0543in" svg:height="0.1098in" svg:x="1.5126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579in" svg:height="0.165in" svg:x="1.5937in" svg:y="0in" svg:viewBox="0 0 148 420" svg:d="M148 210c0-2-3-4-6-4-32 0-54-23-54-49 0-34 0-69 0-104 0-31-39-53-83-53-4 0-5 1-5 5 0 2 1 5 5 5 31 0 55 21 55 43 0 35 0 70 0 104 0 26 19 45 48 53-29 8-48 27-48 52 0 35 0 70 0 105 0 21-24 43-55 43-4 0-5 2-5 5s1 5 5 5c44 0 83-22 83-53 0-35 0-70 0-105 0-25 22-48 54-48 3 0 6-2 6-4z"><text:p/></draw:path><draw:path draw:style-name="gr4" draw:text-style-name="P39" svg:width="0.1417in" svg:height="0.1228in" svg:x="1.7102in" svg:y="0.0016in" svg:viewBox="0 0 361 313" svg:d="M361 304c0-1-1-2-1-3-58-99-115-198-173-296-1-3-3-5-7-5s-6 2-7 5c-58 98-114 197-172 296-1 1-1 2-1 3 0 5 4 9 8 9 116 0 230 0 345 0 3 0 8-4 8-9zM337 296c-104 0-210 0-314 0 53-90 104-181 157-271 53 90 104 181 157 271z"><text:p/></draw:path><draw:path draw:style-name="gr4" draw:text-style-name="P39" svg:width="0.0579in" svg:height="0.165in" svg:x="1.911in" svg:y="0in" svg:viewBox="0 0 148 420" svg:d="M148 415c0-4-3-5-6-5-32 0-54-22-54-43 0-35 0-70 0-105 0-25-21-44-50-52 29-8 50-27 50-53 0-34 0-69 0-104 0-22 22-43 54-43 3 0 6-3 6-5 0-4-3-5-6-5-44 0-82 22-82 53 0 35 0 70 0 104 0 26-24 49-55 49-4 0-5 2-5 4s1 4 5 4c31 0 55 23 55 48 0 35 0 70 0 105 0 31 38 53 82 53 3 0 6-3 6-5z"><text:p/></draw:path><draw:path draw:style-name="gr4" draw:text-style-name="P39" svg:width="0.0543in" svg:height="0.1098in" svg:x="1.9961in" svg:y="0.0138in" svg:viewBox="0 0 139 280" svg:d="M139 280c0-4 0-8 0-13-5 0-8 0-13 0-38 0-40-5-40-21 0-78 0-157 0-235 0-10 0-11-9-11-27 28-63 28-77 28 0 4 0 8 0 13 8 0 34 0 55-11 0 72 0 144 0 216 0 15-1 21-38 21-5 0-10 0-15 0 0 5 0 9 0 13 16-2 52-2 69-2s54 0 68 2z"><text:p/></draw:path><draw:path draw:style-name="gr4" draw:text-style-name="P39" svg:width="0.0189in" svg:height="0.0492in" svg:x="2.0787in" svg:y="0.1059in" svg:viewBox="0 0 49 126" svg:d="M49 44c0-27-11-44-26-44s-23 11-23 23c0 11 8 23 23 23 5 0 9-3 14-6 1-2 1-2 3-2 0 3 0 0 0 6 0 32-15 57-29 71-4 4-4 5-4 6 0 4 1 5 4 5 5 0 38-32 38-82z"><text:p/></draw:path><draw:path draw:style-name="gr4" draw:text-style-name="P39" svg:width="0.0657in" svg:height="0.1098in" svg:x="2.1469in" svg:y="0.0138in" svg:viewBox="0 0 168 280" svg:d="M168 208c-4 0-7 0-11 0-2 11-5 29-9 36-3 4-30 4-40 4-25 0-50 0-76 0 15-15 30-29 45-44 66-57 91-80 91-122 0-48-38-82-90-82-47 0-78 40-78 77 0 23 20 23 22 23 7 0 21-5 21-22 0-11-7-22-21-22-4 0-5 0-6 0 9-27 32-43 57-43 39 0 57 35 57 69 0 33-22 67-45 93-27 31-54 59-81 89-4 4-4 5-4 16 52 0 104 0 156 0 4-24 8-48 12-72z"><text:p/></draw:path><draw:path draw:style-name="gr4" draw:text-style-name="P39" svg:width="0.0579in" svg:height="0.165in" svg:x="2.2339in" svg:y="0in" svg:viewBox="0 0 148 420" svg:d="M148 210c0-2-3-4-5-4-33 0-55-23-55-49 0-34 0-69 0-104 0-31-39-53-83-53-3 0-5 1-5 5 0 2 2 5 5 5 32 0 55 21 55 43 0 35 0 70 0 104 0 26 20 45 48 53-28 8-48 27-48 52 0 35 0 70 0 105 0 21-23 43-55 43-3 0-5 2-5 5s2 5 5 5c44 0 83-22 83-53 0-35 0-70 0-105 0-25 22-48 55-48 2 0 5-2 5-4z"><text:p/></draw:path></draw:g></draw:g></text:span><text:span text:style-name="T8"><text:s/>ו־A ו־B לא שווים. לכן היחס S הוא יחס סדר חלקי.</text:span></text:p>
      <text:h text:style-name="P29" text:outline-level="1">שאלה 2</text:h>
      <text:h text:style-name="P31" text:outline-level="2">סעיף א’</text:h>
      <text:p text:style-name="P11">יהיו הקבוצה <draw:g text:anchor-type="as-char" svg:y="-0.1236in" draw:z-index="20" draw:name="Shape21" draw:style-name="gr1"><svg:title>TexMaths</svg:title><svg:desc>12§display§A = \{ \langle a, b \rangle \mid a, b \in N \backslash \{ 0 \} \}§svg§600§FALSE§</svg:desc><draw:g draw:style-name="gr2"><draw:path draw:style-name="gr3" draw:text-style-name="P38" svg:width="1.9055in" svg:height="0.148in" svg:x="0.002in" svg:y="0.0083in" svg:viewBox="0 0 4841 377" svg:d="M2422 377c-808 0-1614 0-2422 0 0-126 0-251 0-377 1614 0 3227 0 4841 0 0 126 0 251 0 377-807 0-1613 0-2419 0z"><text:p/></draw:path><draw:path draw:style-name="gr4" draw:text-style-name="P39" svg:width="0.1134in" svg:height="0.1181in" svg:x="-0.0004in" svg:y="0.0051in" svg:viewBox="0 0 289 301" svg:d="M289 292c0-5-5-5-11-5-25 0-25-2-26-14-8-87-18-174-26-262-2-9-2-11-8-11-7 0-9 4-12 7-49 82-97 164-146 245-17 28-34 34-52 35-4 1-8 1-8 9 0 2 1 5 5 5 12 0 24-2 36-2 14 0 29 2 42 2 3 0 8 0 8-9 0-4-3-5-7-5-10 0-19-3-19-14 0-5 2-10 6-16 2-5 3-5 32-53 35 0 71 0 106 0 0 10 6 65 6 70 0 12-22 13-30 13-6 0-10 0-10 9 0 5 4 3 6 5 17 0 35-2 53-2 10 0 36 2 47 2 2 0 8 0 8-9zM208 191c-33 0-65 0-98 0 28-47 56-92 83-138 5 46 10 91 15 138z"><text:p/></draw:path><draw:path draw:style-name="gr4" draw:text-style-name="P39" svg:width="0.1102in" svg:height="0.039in" svg:x="0.1732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9" svg:width="0.0579in" svg:height="0.1654in" svg:x="0.352in" svg:y="-0.0004in" svg:viewBox="0 0 148 421" svg:d="M148 416c0-4-3-6-6-6-32 0-54-21-54-42 0-35 0-70 0-106 0-24-21-42-50-50 29-10 50-29 50-53 0-36 0-71 0-106 0-22 22-42 54-42 3 0 6-4 6-6 0-4-3-5-6-5-44 0-82 22-82 53 0 35 0 70 0 106 0 24-24 47-55 47-4 0-5 2-5 6 0 2 1 4 5 4 31 0 55 22 55 46 0 36 0 71 0 106 0 31 38 53 82 53 3 0 6-3 6-5z"><text:p/></draw:path><draw:path draw:style-name="gr4" draw:text-style-name="P39" svg:width="0.037in" svg:height="0.1654in" svg:x="0.4409in" svg:y="-0.0004in" svg:viewBox="0 0 95 421" svg:d="M95 412c0-1 0-2 0-3-27-66-52-133-78-197 26-68 51-134 78-200 0-1 0-2 0-4 0-4-4-8-9-8-3 0-7 2-8 6-26 67-52 135-78 202 0 1 0 1 0 4 0 1 0 1 0 2 26 66 52 133 78 201 1 3 5 6 8 6 5 0 9-4 9-9z"><text:p/></draw:path><draw:path draw:style-name="gr4" draw:text-style-name="P39" svg:width="0.0756in" svg:height="0.0748in" svg:x="0.4937in" svg:y="0.0508in" svg:viewBox="0 0 193 191" svg:d="M193 126c0-3-5-3-6-3-3 0-3 1-5 7-7 27-15 52-32 52-12 0-13-11-13-20s1-12 6-31c3-13 6-25 9-37 5-19 10-40 15-59 3-12 3-13 3-15 0-7-6-12-13-12-9 0-15 10-17 20-8-16-20-28-39-28-49 0-101 63-101 124 0 39 23 67 55 67 9 0 30-1 55-31 4 17 18 31 39 31 14 0 24-9 31-23 7-15 8-29 13-42zM136 47c0 2-2 5-3 7-7 27-13 54-20 82-3 8-3 8-9 15-19 24-36 31-48 31-20 0-26-23-26-40 0-21 13-72 23-92 13-25 32-40 49-40 28 0 34 34 34 37z"><text:p/></draw:path><draw:path draw:style-name="gr4" draw:text-style-name="P39" svg:width="0.0189in" svg:height="0.0492in" svg:x="0.589in" svg:y="0.1059in" svg:viewBox="0 0 49 126" svg:d="M49 44c0-27-11-44-27-44-14 0-22 11-22 23 0 11 8 21 22 21 6 0 10-1 15-4 1-2 1-2 1-2 0 3 2 0 2 6 0 32-15 57-29 70-5 5-5 6-5 7 0 3 2 5 5 5 5 0 38-32 38-82z"><text:p/></draw:path><draw:path draw:style-name="gr4" draw:text-style-name="P39" svg:width="0.061in" svg:height="0.1161in" svg:x="0.6563in" svg:y="0.0091in" svg:viewBox="0 0 156 296" svg:d="M156 173c0-38-23-67-56-67-20 0-38 12-50 25 11-42 21-84 32-126-3-1 0-5-6-5-10 0-41 4-52 4-2 1-7 1-7 8 0 6 3 6 9 6 21 0 22 2 22 7 0 3-5 17-6 25-12 46-23 92-35 139-5 20-7 27-7 41 0 39 23 66 54 66 49 0 102-63 102-123zM125 155c0 25-13 72-22 88-13 29-32 43-49 43-14 0-29-11-29-42 0-8 0-16 7-42 4-13 6-27 10-39 2-8 2-9 6-14 20-28 40-34 50-34 16 0 27 12 27 40z"><text:p/></draw:path><draw:path draw:style-name="gr4" draw:text-style-name="P39" svg:width="0.037in" svg:height="0.1654in" svg:x="0.7307in" svg:y="-0.0004in" svg:viewBox="0 0 95 421" svg:d="M95 212c0-3 0-3 0-4-27-67-52-135-78-202-1-4-5-6-9-6s-8 4-8 8c0 2 0 3 0 4 26 66 52 132 78 200-26 64-52 131-78 197 0 1 0 2 0 3 0 5 4 9 8 9s8-3 9-6c26-68 51-135 78-201 0-1 0-1 0-2z"><text:p/></draw:path><draw:path draw:style-name="gr4" draw:text-style-name="P39" svg:width="0.0063in" svg:height="0.1654in" svg:x="0.8528in" svg:y="-0.0004in" svg:viewBox="0 0 17 421" svg:d="M17 412c0-134 0-269 0-404 0-4-5-8-9-8s-8 4-8 8c0 135 0 270 0 404 0 5 4 9 8 9s9-4 9-9z"><text:p/></draw:path><draw:path draw:style-name="gr4" draw:text-style-name="P39" svg:width="0.0756in" svg:height="0.0748in" svg:x="0.9315in" svg:y="0.0508in" svg:viewBox="0 0 193 191" svg:d="M193 126c0-3-3-3-5-3-4 0-4 1-6 7-7 27-14 52-32 52-11 0-12-11-12-20s0-12 5-31c3-13 6-25 9-37 5-19 11-40 16-59 2-12 2-13 2-15 0-7-4-12-12-12-10 0-16 10-18 20-7-16-19-28-38-28-49 0-102 63-102 124 0 39 23 67 56 67 9 0 29-1 54-31 4 17 20 31 39 31 15 0 25-9 31-23 7-15 8-29 13-42zM136 47c0 2-2 5-2 7-7 27-14 54-21 82-3 8-3 8-9 15-18 24-36 31-48 31-20 0-26-23-26-40 0-21 13-72 23-92 13-25 32-40 49-40 28 0 34 34 34 37z"><text:p/></draw:path><draw:path draw:style-name="gr4" draw:text-style-name="P39" svg:width="0.0189in" svg:height="0.0492in" svg:x="1.0268in" svg:y="0.1059in" svg:viewBox="0 0 49 126" svg:d="M49 44c0-27-11-44-26-44s-23 11-23 23c0 11 8 21 23 21 5 0 11-1 14-4 1-2 1-2 3-2 0 3 0 0 0 6 0 32-15 57-28 70-5 5-5 6-5 7 0 3 1 5 4 5 5 0 38-32 38-82z"><text:p/></draw:path><draw:path draw:style-name="gr4" draw:text-style-name="P39" svg:width="0.0606in" svg:height="0.1161in" svg:x="1.0941in" svg:y="0.0091in" svg:viewBox="0 0 155 296" svg:d="M155 173c0-38-23-67-57-67-19 0-36 12-49 25 11-42 21-84 31-126-1-1 0-5-4-5-11 0-41 4-52 4-4 1-8 1-8 8 0 6 3 6 9 6 21 0 22 2 22 7 0 3-4 17-6 25-12 46-23 92-35 139-5 20-6 27-6 41 0 39 22 66 53 66 50 0 102-63 102-123zM125 155c0 25-15 72-22 88-14 29-33 43-50 43-15 0-28-11-28-42 0-8 0-16 6-42 4-13 6-27 10-39 2-8 2-9 6-14 21-28 39-34 51-34 15 0 27 12 27 40z"><text:p/></draw:path><draw:path draw:style-name="gr4" draw:text-style-name="P39" svg:width="0.0839in" svg:height="0.0961in" svg:x="1.2193in" svg:y="0.0343in" svg:viewBox="0 0 214 245" svg:d="M214 237c0-5-5-9-9-9-27 0-54 0-81 0-57 0-102-42-107-96 62 0 126 0 188 0 11 0 11-18 0-18-62 0-126 0-188 0 5-54 50-97 107-97 27 0 54 0 81 0 4 0 9-4 9-9 0-4-5-8-9-8-27 0-54 0-81 0-69 0-124 55-124 124 0 67 55 121 124 121 27 0 54 0 81 0 4 0 9-3 9-8z"><text:p/></draw:path><draw:path draw:style-name="gr4" draw:text-style-name="P39" svg:width="0.1394in" svg:height="0.1122in" svg:x="1.3693in" svg:y="0.011in" svg:viewBox="0 0 355 286" svg:d="M355 5c-2-1 0-5-6-5-13 0-29 1-42 1-14 0-29-1-43-1-2 0-7 0-7 8 0 5 3 5 7 5 24 0 29 9 29 18 0 1-1 7-1 9-16 62-33 125-48 187-32-73-62-146-93-220-3-7-3-7-13-7-19 0-37 0-56 0-10 0-14 0-14 8 0 5 4 5 12 5 3 0 29 0 29 4-19 74-37 150-56 225-5 16-12 30-46 31-2 0-7 1-7 8 0 4 2 5 6 5 13 0 28-1 42-1s29 1 43 1c3 0 7 0 7-8 0-4-3-5-8-5-24 0-28-10-28-18 0-4 0-5 2-10 19-73 37-148 56-221 1 2 1 2 4 7 34 82 69 165 104 247 4 7 5 8 8 8 5 0 5-1 8-8 19-77 39-155 58-234 4-18 12-30 46-31 2 0 7-1 7-8z"><text:p/></draw:path><draw:path draw:style-name="gr4" draw:text-style-name="P39" svg:width="0.0642in" svg:height="0.1654in" svg:x="1.5228in" svg:y="-0.0004in" svg:viewBox="0 0 164 421" svg:d="M164 412c0-1 0-2-1-3-49-135-97-268-146-403-1-4-5-6-9-6s-8 4-8 8c0 2 0 3 0 4 49 135 98 268 148 403 1 3 4 6 8 6 5 0 8-4 8-9z"><text:p/></draw:path><draw:path draw:style-name="gr4" draw:text-style-name="P39" svg:width="0.0579in" svg:height="0.1654in" svg:x="1.6091in" svg:y="-0.0004in" svg:viewBox="0 0 148 421" svg:d="M148 416c0-4-3-6-5-6-33 0-55-21-55-42 0-35 0-70 0-106 0-24-21-42-50-50 29-10 50-29 50-53 0-36 0-71 0-106 0-22 22-42 55-42 2 0 5-4 5-6 0-4-3-5-5-5-45 0-83 22-83 53 0 35 0 70 0 106 0 24-24 47-55 47-3 0-5 2-5 6 0 2 2 4 5 4 31 0 55 22 55 46 0 36 0 71 0 106 0 31 38 53 83 53 2 0 5-3 5-5z"><text:p/></draw:path><draw:path draw:style-name="gr4" draw:text-style-name="P39" svg:width="0.0697in" svg:height="0.113in" svg:x="1.6862in" svg:y="0.0138in" svg:viewBox="0 0 178 288" svg:d="M178 145c0-33-3-67-17-98-21-41-54-47-72-47-25 0-57 11-73 49-14 30-16 63-16 96 0 32 1 70 19 100 18 35 48 43 70 43 23 0 54-8 73-49 13-27 16-60 16-94zM143 141c0 31 0 60-5 86-7 40-31 52-49 52-17 0-42-11-49-51-5-24-5-63-5-87 0-28 0-56 3-78 8-50 40-55 51-55 13 0 41 9 49 50 5 24 5 56 5 83z"><text:p/></draw:path><draw:path draw:style-name="gr4" draw:text-style-name="P39" svg:width="0.0579in" svg:height="0.1654in" svg:x="1.7748in" svg:y="-0.0004in" svg:viewBox="0 0 148 421" svg:d="M148 212c0-4-3-6-5-6-31 0-55-23-55-47 0-36 0-71 0-106 0-31-39-53-83-53-3 0-5 1-5 5 0 2 2 6 5 6 32 0 55 20 55 42 0 35 0 70 0 106 0 24 20 43 48 53-28 8-48 26-48 50 0 36 0 71 0 106 0 21-23 42-55 42-3 0-5 3-5 6 0 4 2 5 5 5 44 0 83-22 83-53 0-35 0-70 0-106 0-24 24-46 55-46 2 0 5-2 5-4z"><text:p/></draw:path><draw:path draw:style-name="gr4" draw:text-style-name="P39" svg:width="0.0579in" svg:height="0.1654in" svg:x="1.8583in" svg:y="-0.0004in" svg:viewBox="0 0 148 421" svg:d="M148 212c0-4-3-6-5-6-33 0-55-23-55-47 0-36 0-71 0-106 0-31-39-53-83-53-3 0-5 1-5 5 0 2 2 6 5 6 31 0 55 20 55 42 0 35 0 70 0 106 0 24 20 43 48 53-28 8-48 26-48 50 0 36 0 71 0 106 0 21-24 42-55 42-3 0-5 3-5 6 0 4 2 5 5 5 44 0 83-22 83-53 0-35 0-70 0-106 0-24 22-46 55-46 2 0 5-2 5-4z"><text:p/></draw:path></draw:g></draw:g><text:s/>והיחסים R ו‏־T כך שלכל <draw:g text:anchor-type="as-char" svg:y="-0.1236in" draw:z-index="21" draw:name="Shape22" draw:style-name="gr1"><svg:title>TexMaths</svg:title><svg:desc>12§display§\langle a_1, b_1 \rangle, \langle a_2, b_2 \rangle \in A§svg§600§FALSE§</svg:desc><draw:g draw:style-name="gr2"><draw:path draw:style-name="gr3" draw:text-style-name="P38" svg:width="1.4in" svg:height="0.1476in" svg:x="-0.0004in" svg:y="0.0087in" svg:viewBox="0 0 3557 376" svg:d="M0 0c1186 0 2371 0 3557 0 0 125 0 251 0 376-1186 0-2371 0-3557 0 0-125 0-251 0-376z"><text:p/></draw:path><draw:path draw:style-name="gr4" draw:text-style-name="P39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9" svg:width="0.0756in" svg:height="0.0744in" svg:x="0.0622in" svg:y="0.0512in" svg:viewBox="0 0 193 190" svg:d="M193 125c0-4-5-4-6-4-3 0-3 2-6 8-7 27-14 53-31 53-12 0-13-11-13-20s1-13 6-31c3-13 6-26 9-38 5-21 10-40 15-59 3-12 3-12 3-15 0-7-6-11-13-11-9 0-15 10-17 18-8-15-20-26-39-26-49 0-101 61-101 123 0 39 23 67 55 67 9 0 30-1 55-31 4 18 18 31 39 31 14 0 24-10 31-23 7-16 8-29 13-42zM134 46c0 2 0 4-1 7-7 28-13 55-20 83-3 7-3 8-9 15-19 23-36 31-48 31-20 0-26-25-26-40 0-22 13-73 23-93 13-25 32-41 49-41 28 0 32 35 32 38z"><text:p/></draw:path><draw:path draw:style-name="gr4" draw:text-style-name="P39" svg:width="0.0421in" svg:height="0.0768in" svg:x="0.1559in" svg:y="0.0874in" svg:viewBox="0 0 108 196" svg:d="M108 196c0-4 0-7 0-11-4 0-8 0-12 0-29 0-29-3-29-13 0-55 0-109 0-164 0-7-1-8-9-8-18 19-46 19-58 19 0 4 0 7 0 11 7 0 26 0 43-8 0 49 0 99 0 150 0 10 0 13-30 13-3 0-7 0-11 0 0 4 0 7 0 11 18-1 35-1 53-1s35 0 53 1z"><text:p/></draw:path><draw:path draw:style-name="gr4" draw:text-style-name="P39" svg:width="0.0189in" svg:height="0.0492in" svg:x="0.2319in" svg:y="0.1059in" svg:viewBox="0 0 49 126" svg:d="M49 44c0-27-11-44-26-44s-23 11-23 23c0 11 8 23 23 23 5 0 11-3 14-6 1-2 1-2 3-2 0 3 1 0 1 6 0 32-15 57-29 71-5 4-5 5-5 6 0 4 3 5 4 5 5 0 38-32 38-82z"><text:p/></draw:path><draw:path draw:style-name="gr4" draw:text-style-name="P39" svg:width="0.0606in" svg:height="0.1154in" svg:x="0.2996in" svg:y="0.0094in" svg:viewBox="0 0 155 294" svg:d="M155 173c0-38-23-67-57-67-19 0-36 12-49 25 11-43 21-85 31-127-1-2 0-4-4-4-11 0-41 2-52 4-4 0-8 1-8 8 0 5 3 5 9 5 21 0 22 3 22 7s-4 18-6 26c-12 46-23 92-35 138-5 21-6 26-6 40 0 41 22 66 53 66 50 0 102-62 102-121zM125 154c0 25-15 72-22 89-14 27-33 43-50 43-15 0-28-12-28-43 0-7 0-16 6-41 4-13 6-27 10-39 2-9 2-10 6-15 21-27 39-34 51-34 15 0 27 13 27 40z"><text:p/></draw:path><draw:path draw:style-name="gr4" draw:text-style-name="P39" svg:width="0.0417in" svg:height="0.0768in" svg:x="0.3756in" svg:y="0.0874in" svg:viewBox="0 0 107 196" svg:d="M107 196c0-4 0-7 0-11-4 0-7 0-11 0-30 0-30-3-30-13 0-55 0-109 0-164 0-7 0-8-8-8-20 19-46 19-58 19 0 4 0 7 0 11 7 0 26 0 42-8 0 49 0 99 0 150 0 10 0 13-29 13-3 0-8 0-12 0 0 4 0 7 0 11 18-1 35-1 53-1s35 0 53 1z"><text:p/></draw:path><draw:path draw:style-name="gr4" draw:text-style-name="P39" svg:width="0.037in" svg:height="0.165in" svg:x="0.4461in" svg:y="0in" svg:viewBox="0 0 95 420" svg:d="M95 210c0-1 0-2 0-2-27-67-52-135-78-202-1-4-5-6-9-6s-8 4-8 8c0 2 0 2 0 3 26 66 52 132 78 199-26 66-52 133-78 199 0 1 0 1 0 2 0 5 4 9 8 9s8-3 9-7c26-67 51-134 78-201z"><text:p/></draw:path><draw:path draw:style-name="gr4" draw:text-style-name="P39" svg:width="0.0189in" svg:height="0.0492in" svg:x="0.5157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9" svg:width="0.037in" svg:height="0.165in" svg:x="0.5937in" svg:y="0in" svg:viewBox="0 0 95 420" svg:d="M95 411c0-1 0-1 0-2-27-66-52-133-78-199 26-67 51-133 78-199 0-1 0-1 0-3 0-4-4-8-9-8-3 0-6 2-7 6-26 67-53 135-79 202 0 0 0 1 0 2v2c26 67 53 134 79 201 1 4 4 7 7 7 5 0 9-4 9-9z"><text:p/></draw:path><draw:path draw:style-name="gr4" draw:text-style-name="P39" svg:width="0.0756in" svg:height="0.0744in" svg:x="0.6469in" svg:y="0.0512in" svg:viewBox="0 0 193 190" svg:d="M193 125c0-4-3-4-5-4-4 0-4 2-6 8-7 27-15 53-32 53-12 0-13-11-13-20s1-13 6-31c3-13 6-26 9-38 5-21 10-40 15-59 3-12 3-12 3-15 0-7-4-11-12-11-10 0-16 10-18 18-7-15-20-26-38-26-50 0-102 61-102 123 0 39 23 67 56 67 9 0 29-1 54-31 4 18 18 31 39 31 15 0 25-10 31-23 7-16 8-29 13-42zM136 46c0 2-2 4-2 7-7 28-14 55-21 83-3 7-3 8-9 15-18 23-36 31-48 31-20 0-26-25-26-40 0-22 13-73 23-93 13-25 32-41 49-41 28 0 34 35 34 38z"><text:p/></draw:path><draw:path draw:style-name="gr4" draw:text-style-name="P39" svg:width="0.0512in" svg:height="0.0768in" svg:x="0.7346in" svg:y="0.0874in" svg:viewBox="0 0 131 196" svg:d="M131 142c-4 0-6 0-10 0-1 7-5 24-8 27-3 2-25 2-29 2-18 0-36 0-54 0 30-28 41-36 59-50 21-16 42-36 42-63 0-36-31-58-70-58-36 0-61 26-61 53 0 16 13 17 16 17 7 0 15-5 15-16 0-6-1-16-17-16 9-21 29-27 44-27 28 0 44 23 44 47 0 25-18 45-28 56-24 23-46 46-70 70-4 4-4 4-4 12 41 0 82 0 122 0 3-18 6-36 9-54z"><text:p/></draw:path><draw:path draw:style-name="gr4" draw:text-style-name="P39" svg:width="0.0189in" svg:height="0.0492in" svg:x="0.8157in" svg:y="0.1059in" svg:viewBox="0 0 49 126" svg:d="M49 44c0-27-9-44-26-44-15 0-23 11-23 23 0 11 8 23 23 23 5 0 11-3 14-6 1-2 1-2 3-2 0 3 1 0 1 6 0 32-15 57-29 71-5 4-5 5-5 6 0 4 3 5 5 5 4 0 37-32 37-82z"><text:p/></draw:path><draw:path draw:style-name="gr4" draw:text-style-name="P39" svg:width="0.0606in" svg:height="0.1154in" svg:x="0.8835in" svg:y="0.0094in" svg:viewBox="0 0 155 294" svg:d="M155 173c0-38-22-67-57-67-19 0-36 12-49 25 11-43 21-85 31-127-1-2 0-4-4-4-10 0-41 2-52 4-4 0-8 1-8 8 0 5 3 5 10 5 21 0 21 3 21 7s-4 18-6 26c-11 46-23 92-34 138-6 21-7 26-7 40 0 41 23 66 54 66 49 0 101-62 101-121zM125 154c0 25-15 72-22 89-14 27-33 43-49 43-14 0-29-12-29-43 0-7 0-16 7-41 3-13 6-27 9-39 2-9 2-10 7-15 20-27 40-34 50-34 15 0 27 13 27 40z"><text:p/></draw:path><draw:path draw:style-name="gr4" draw:text-style-name="P39" svg:width="0.0508in" svg:height="0.0768in" svg:x="0.9543in" svg:y="0.0874in" svg:viewBox="0 0 130 196" svg:d="M130 142c-4 0-6 0-10 0-1 7-4 24-7 27-3 2-25 2-30 2-18 0-36 0-54 0 31-28 41-36 59-50 21-16 42-36 42-63 0-36-32-58-69-58s-61 26-61 53c0 16 12 17 16 17 7 0 15-5 15-16 0-6-2-16-18-16 10-21 29-27 43-27 30 0 45 23 45 47 0 25-18 45-28 56-24 23-47 46-71 70-2 4-2 4-2 12 41 0 80 0 121 0 3-18 6-36 9-54z"><text:p/></draw:path><draw:path draw:style-name="gr4" draw:text-style-name="P39" svg:width="0.0374in" svg:height="0.165in" svg:x="1.0299in" svg:y="0in" svg:viewBox="0 0 96 420" svg:d="M96 210c0-1 0-2-1-2-27-67-52-135-78-202-1-4-5-6-9-6s-8 4-8 8c0 2 0 3 1 3 25 66 52 132 77 199-25 66-52 133-77 199-1 0-1 1-1 2 0 5 4 9 8 9s8-3 9-7c26-67 51-134 78-201 1 0 1-2 1-2z"><text:p/></draw:path><draw:path draw:style-name="gr4" draw:text-style-name="P39" svg:width="0.0839in" svg:height="0.0965in" svg:x="1.1453in" svg:y="0.0343in" svg:viewBox="0 0 214 246" svg:d="M214 238c0-5-4-8-9-8-27 0-54 0-81 0-57 0-102-42-106-98 62 0 125 0 187 0 11 0 11-17 0-17-62 0-125 0-187 0 4-54 49-98 106-98 27 0 54 0 81 0 5 0 9-5 9-9s-4-8-9-8c-27 0-54 0-81 0-69 0-124 55-124 124 0 68 55 122 124 122 27 0 54 0 81 0 5 0 9-4 9-8z"><text:p/></draw:path><draw:path draw:style-name="gr4" draw:text-style-name="P39" svg:width="0.1134in" svg:height="0.1181in" svg:x="1.2945in" svg:y="0.0055in" svg:viewBox="0 0 289 301" svg:d="M289 291c0-4-5-4-9-4-27 0-27-3-28-15-8-87-17-175-25-262-1-9-1-10-9-10-7 0-8 2-10 7-50 82-98 164-147 244-17 29-33 35-53 36-4 0-8 0-8 9 0 2 2 5 6 5 11 0 24-3 36-3 13 0 29 3 42 3 2 0 8 0 8-9 0-5-4-5-7-5-9-1-20-5-20-15 0-5 3-10 6-16 3-5 3-5 32-52 35 0 71 0 106 0 1 8 7 65 7 69 0 13-22 14-30 14-6 0-11 0-11 9 0 5 4 3 6 5 17 0 36-3 53-3 11 0 37 3 48 3 2 0 7 0 7-10zM208 191c-33 0-64 0-96 0 27-47 55-94 82-139 5 45 9 92 14 139z"><text:p/></draw:path></draw:g></draw:g>, <draw:g text:anchor-type="as-char" svg:y="-0.1236in" draw:z-index="22" draw:name="Shape23" draw:style-name="gr1"><svg:title>TexMaths</svg:title><svg:desc>12§display§\langle a_1, b_1 \rangle R \langle a_2, b_2 \rangle§svg§600§FALSE§</svg:desc><draw:g draw:style-name="gr2"><draw:path draw:style-name="gr3" draw:text-style-name="P38" svg:width="1.1157in" svg:height="0.1476in" svg:x="-0.0004in" svg:y="0.0087in" svg:viewBox="0 0 2835 376" svg:d="M0 0c945 0 1890 0 2835 0 0 125 0 251 0 376-945 0-1890 0-2835 0 0-125 0-251 0-376z"><text:p/></draw:path><draw:path draw:style-name="gr4" draw:text-style-name="P39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9" svg:width="0.0756in" svg:height="0.0744in" svg:x="0.0622in" svg:y="0.0512in" svg:viewBox="0 0 193 190" svg:d="M193 125c0-4-3-4-6-4s-3 2-5 8c-7 27-15 53-32 53-12 0-13-11-13-20s1-13 6-31c3-13 6-26 9-38 5-21 10-40 15-59 3-12 3-12 3-15 0-7-6-11-12-11-10 0-16 10-18 18-8-15-20-26-39-26-49 0-101 61-101 123 0 39 23 67 55 67 9 0 30-1 55-31 4 18 18 31 39 31 14 0 25-10 31-23 7-16 8-29 13-42zM136 46c0 2-2 4-3 7-7 28-13 55-20 83-3 7-3 8-9 15-19 23-36 31-48 31-20 0-26-25-26-40 0-22 13-73 23-93 13-25 32-41 49-41 28 0 34 35 34 38z"><text:p/></draw:path><draw:path draw:style-name="gr4" draw:text-style-name="P39" svg:width="0.0421in" svg:height="0.0768in" svg:x="0.1559in" svg:y="0.0874in" svg:viewBox="0 0 108 196" svg:d="M108 196c0-4 0-7 0-11-4 0-7 0-11 0-30 0-30-3-30-13 0-55 0-109 0-164 0-7-1-8-8-8-19 19-47 19-59 19 0 4 0 7 0 11 7 0 28 0 43-8 0 49 0 99 0 150 0 10 0 13-30 13-3 0-7 0-11 0 0 4 0 7 0 11 18-1 35-1 53-1s35 0 53 1z"><text:p/></draw:path><draw:path draw:style-name="gr4" draw:text-style-name="P39" svg:width="0.0189in" svg:height="0.0492in" svg:x="0.2319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9" svg:width="0.0606in" svg:height="0.1154in" svg:x="0.2996in" svg:y="0.0094in" svg:viewBox="0 0 155 294" svg:d="M155 173c0-38-22-67-57-67-19 0-36 12-49 25 11-43 21-85 31-127-1-2 0-4-4-4-10 0-41 2-52 4-4 0-8 1-8 8 0 5 3 5 10 5 20 0 21 3 21 7s-4 18-6 26c-12 46-23 92-35 138-5 21-6 26-6 40 0 41 22 66 53 66 50 0 102-62 102-121zM125 154c0 25-15 72-22 89-14 27-33 43-50 43-13 0-28-12-28-43 0-7 0-16 7-41 3-13 6-27 9-39 2-9 2-10 7-15 20-27 40-34 50-34 15 0 27 13 27 40z"><text:p/></draw:path><draw:path draw:style-name="gr4" draw:text-style-name="P39" svg:width="0.0417in" svg:height="0.0768in" svg:x="0.3756in" svg:y="0.0874in" svg:viewBox="0 0 107 196" svg:d="M107 196c0-4 0-7 0-11-4 0-7 0-11 0-30 0-30-3-30-13 0-55 0-109 0-164 0-7 0-8-8-8-20 19-46 19-58 19 0 4 0 7 0 11 7 0 26 0 43-8 0 49 0 99 0 150 0 10 0 13-30 13-3 0-7 0-11 0 0 4 0 7 0 11 17-1 35-1 52-1 18 0 35 0 53 1z"><text:p/></draw:path><draw:path draw:style-name="gr4" draw:text-style-name="P39" svg:width="0.0374in" svg:height="0.165in" svg:x="0.4461in" svg:y="0in" svg:viewBox="0 0 96 420" svg:d="M96 210c0-1 0-2-1-2-27-67-52-135-78-202-1-4-5-6-9-6s-8 4-8 8c0 2 0 3 1 3 25 66 52 132 77 199-25 66-52 133-77 199-1 0-1 1-1 2 0 5 4 9 8 9s8-3 9-7c26-67 51-134 78-201 1 0 1-2 1-2z"><text:p/></draw:path><draw:path draw:style-name="gr4" draw:text-style-name="P39" svg:width="0.1181in" svg:height="0.1161in" svg:x="0.5091in" svg:y="0.011in" svg:viewBox="0 0 301 296" svg:d="M254 55c0 15-6 44-22 60-11 11-34 24-71 24-16 0-33 0-48 0 9-37 18-73 27-109 3-11 4-14 12-16 4-1 17-1 26-1 30 0 76 0 76 42zM301 248c0-5-3-3-6-5-3 0-5 2-5 6-10 31-28 38-38 38-14 0-17-9-17-26 0-13 3-35 4-48 1-5 2-12 2-18 0-33-29-46-39-51 42-8 92-38 92-80 0-36-38-64-94-64-39 0-80 0-120 0-8 0-12 0-12 8 0 5 4 5 12 5 5 0 9 0 16 1 7 2 12 2 12 8 0 1-1 2-2 7-20 74-38 150-57 225-3 16-5 20-38 20-7 0-11 0-11 8 0 5 4 4 6 5 18 0 35-1 53-2 18 1 35 2 53 2 3 0 9 0 9-9 0-4-5-4-12-4-15 0-27 0-27-8 0-3 1-5 1-8 9-36 18-73 27-109 17 0 34 0 51 0 38 0 45 23 45 37 0 8-3 21-6 29-2 11-6 27-6 35 0 46 51 46 56 46 36 0 51-42 51-48z"><text:p/></draw:path><draw:path draw:style-name="gr4" draw:text-style-name="P39" svg:width="0.037in" svg:height="0.165in" svg:x="0.6496in" svg:y="0in" svg:viewBox="0 0 95 420" svg:d="M95 411c0-1 0-1 0-2-27-66-52-133-78-199 26-67 51-133 78-199 0-1 0-1 0-3 0-4-4-8-9-8-2 0-6 2-7 6-26 67-53 135-79 202 0 0 0 1 0 2v2c26 67 53 134 79 201 1 4 5 7 7 7 5 0 9-4 9-9z"><text:p/></draw:path><draw:path draw:style-name="gr4" draw:text-style-name="P39" svg:width="0.0756in" svg:height="0.0744in" svg:x="0.7028in" svg:y="0.0512in" svg:viewBox="0 0 193 190" svg:d="M193 125c0-4-3-4-5-4-4 0-4 2-6 8-7 27-14 53-32 53-11 0-12-11-12-20s0-13 5-31c3-13 6-26 9-38 5-21 11-40 16-59 2-12 2-12 2-15 0-7-4-11-12-11-10 0-16 10-18 18-7-15-19-26-38-26-49 0-102 61-102 123 0 39 23 67 56 67 9 0 29-1 56-31 2 18 18 31 38 31 14 0 24-10 31-23 6-16 9-29 12-42zM136 46c0 2-2 4-2 7-7 28-14 55-21 83-1 7-1 8-9 15-18 23-36 31-46 31-22 0-28-25-28-40 0-22 13-73 23-93 13-25 32-41 49-41 28 0 34 35 34 38z"><text:p/></draw:path><draw:path draw:style-name="gr4" draw:text-style-name="P39" svg:width="0.0512in" svg:height="0.0768in" svg:x="0.7909in" svg:y="0.0874in" svg:viewBox="0 0 131 196" svg:d="M131 142c-4 0-6 0-10 0-1 7-3 24-8 27-3 2-25 2-29 2-18 0-36 0-54 0 31-28 41-36 59-50 21-16 42-36 42-63 0-36-31-58-69-58-37 0-62 26-62 53 0 16 13 17 16 17 7 0 16-5 16-16 0-6-2-16-18-16 10-21 29-27 44-27 30 0 44 23 44 47 0 25-18 45-28 56-24 23-46 46-70 70-4 4-4 4-4 12 41 0 82 0 122 0 3-18 6-36 9-54z"><text:p/></draw:path><draw:path draw:style-name="gr4" draw:text-style-name="P39" svg:width="0.0189in" svg:height="0.0492in" svg:x="0.8728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9" svg:width="0.061in" svg:height="0.1154in" svg:x="0.9398in" svg:y="0.0094in" svg:viewBox="0 0 156 294" svg:d="M156 173c0-38-23-67-56-67-20 0-38 12-50 25 11-43 21-85 32-127-3-2 0-4-6-4-10 0-41 2-52 4-4 0-7 1-7 8 0 5 3 5 9 5 21 0 22 3 22 7s-5 18-6 26c-12 46-23 92-35 138-5 21-7 26-7 40 0 41 23 66 54 66 49 0 102-62 102-121zM125 154c0 25-13 72-22 89-13 27-32 43-49 43-14 0-29-12-29-43 0-7 0-16 7-41 4-13 6-27 10-39 2-9 2-10 6-15 20-27 40-34 50-34 16 0 27 13 27 40z"><text:p/></draw:path><draw:path draw:style-name="gr4" draw:text-style-name="P39" svg:width="0.0512in" svg:height="0.0768in" svg:x="1.0106in" svg:y="0.0874in" svg:viewBox="0 0 131 196" svg:d="M131 142c-4 0-7 0-11 0 0 7-4 24-7 27-3 2-25 2-29 2-18 0-37 0-55 0 31-28 42-36 59-50 22-16 43-36 43-63 0-36-31-58-70-58-36 0-61 26-61 53 0 16 13 17 16 17 7 0 15-5 15-16 0-6-2-16-17-16 9-21 29-27 42-27 30 0 46 23 46 47 0 25-18 45-28 56-24 23-48 46-72 70-2 4-2 4-2 12 41 0 80 0 121 0 4-18 6-36 10-54z"><text:p/></draw:path><draw:path draw:style-name="gr4" draw:text-style-name="P39" svg:width="0.037in" svg:height="0.165in" svg:x="1.0866in" svg:y="0in" svg:viewBox="0 0 95 420" svg:d="M95 210c0-1 0-2 0-2-27-67-53-135-79-202-2-4-5-6-8-6-4 0-8 4-8 8 0 2 0 2 0 3 26 66 52 132 78 199-26 66-52 133-78 199 0 1 0 1 0 2 0 5 4 9 8 9 3 0 6-3 8-7 26-67 52-134 79-201z"><text:p/></draw:path></draw:g></draw:g><text:s/>אם ורק אם <draw:g text:anchor-type="as-char" svg:y="-0.1154in" draw:z-index="23" draw:name="Shape24" draw:style-name="gr1"><svg:title>TexMaths</svg:title><svg:desc>12§display§a_1 b_2 = a_2 b_1§svg§600§FALSE§</svg:desc><draw:g draw:style-name="gr2"><draw:path draw:style-name="gr3" draw:text-style-name="P38" svg:width="0.8in" svg:height="0.1386in" svg:x="0.0016in" svg:y="0.0087in" svg:viewBox="0 0 2033 353" svg:d="M0 0c677 0 1355 0 2033 0 0 118 0 235 0 353-678 0-1356 0-2033 0 0-118 0-235 0-353z"><text:p/></draw:path><draw:path draw:style-name="gr4" draw:text-style-name="P39" svg:width="0.0756in" svg:height="0.0748in" svg:x="-0.0004in" svg:y="0.0417in" svg:viewBox="0 0 193 191" svg:d="M193 126c0-3-3-3-5-3-4 0-4 1-6 7-7 28-15 53-32 53-11 0-12-12-12-21 0-8 0-12 5-31 3-13 6-25 9-37 5-21 10-40 15-59 3-12 3-13 3-15 0-7-4-12-12-12-10 0-16 10-18 20-7-16-20-28-38-28-49 0-102 63-102 124 0 40 23 67 56 67 9 0 29-1 54-31 4 18 20 31 39 31 15 0 25-9 31-23 7-15 8-28 13-42zM136 47c0 2-2 5-2 7-7 28-14 55-21 83-3 7-3 9-9 16-18 23-36 30-48 30-20 0-26-24-26-40 0-21 13-73 23-92 13-26 32-41 49-41 28 0 34 35 34 37z"><text:p/></draw:path><draw:path draw:style-name="gr4" draw:text-style-name="P39" svg:width="0.0417in" svg:height="0.0768in" svg:x="0.0937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draw:path draw:style-name="gr4" draw:text-style-name="P39" svg:width="0.0606in" svg:height="0.1161in" svg:x="0.163in" svg:y="0in" svg:viewBox="0 0 155 296" svg:d="M155 173c0-37-23-67-57-67-19 0-36 13-49 25 11-42 21-84 31-126-1-1 0-5-4-5-10 0-41 4-52 5-4 0-8 0-8 8 0 5 3 5 10 5 20 0 21 2 21 7 0 3-4 17-6 26-12 45-23 91-35 138-5 19-6 26-6 41 0 40 22 66 53 66 50 0 102-63 102-123zM125 155c0 25-15 72-22 88-14 29-33 45-50 45-15 0-28-12-28-44 0-8 0-15 6-42 4-12 6-25 10-38 2-9 2-10 6-15 21-27 39-33 51-33 15 0 27 13 27 39z"><text:p/></draw:path><draw:path draw:style-name="gr4" draw:text-style-name="P39" svg:width="0.0512in" svg:height="0.0768in" svg:x="0.2335in" svg:y="0.078in" svg:viewBox="0 0 131 196" svg:d="M131 142c-4 0-6 0-10 0-1 7-3 24-8 28-3 1-25 1-29 1-18 0-36 0-54 0 31-28 41-36 59-49 21-19 42-37 42-64 0-36-31-58-69-58-37 0-62 25-62 53 0 14 13 17 16 17 7 0 15-5 15-16 0-6-1-15-17-15 10-22 29-28 44-28 28 0 44 23 44 47 0 25-18 45-28 56-24 23-46 46-70 70-4 4-4 4-4 12 41 0 82 0 122 0 3-18 6-36 9-54z"><text:p/></draw:path><draw:path draw:style-name="gr4" draw:text-style-name="P39" svg:width="0.1102in" svg:height="0.0386in" svg:x="0.3563in" svg:y="0.0543in" svg:viewBox="0 0 281 99" svg:d="M281 8c0-4-5-8-8-8-88 0-177 0-265 0-4 0-8 4-8 8 0 5 4 9 8 9 88 0 177 0 265 0 3 0 8-4 8-9zM281 90c0-5-5-8-8-8-88 0-177 0-265 0-4 0-8 3-8 8s4 9 8 9c88 0 177 0 265 0 3 0 8-4 8-9z"><text:p/></draw:path><draw:path draw:style-name="gr4" draw:text-style-name="P39" svg:width="0.0756in" svg:height="0.0748in" svg:x="0.5283in" svg:y="0.0417in" svg:viewBox="0 0 193 191" svg:d="M193 126c0-3-3-3-6-3s-3 1-5 7c-7 28-15 53-32 53-12 0-13-12-13-21 0-8 1-12 6-31 3-13 6-25 9-37 5-21 10-40 15-59 3-12 3-13 3-15 0-7-4-12-12-12-10 0-16 10-18 20-8-16-20-28-39-28-49 0-101 63-101 124 0 40 23 67 56 67 9 0 29-1 54-31 4 18 18 31 39 31 14 0 25-9 31-23 7-15 8-28 13-42zM136 47c0 2-2 5-2 7-7 28-14 55-21 83-3 7-3 9-9 16-19 23-36 30-48 30-20 0-26-24-26-40 0-21 13-73 23-92 13-26 32-41 49-41 28 0 34 35 34 37z"><text:p/></draw:path><draw:path draw:style-name="gr4" draw:text-style-name="P39" svg:width="0.0512in" svg:height="0.0768in" svg:x="0.6169in" svg:y="0.078in" svg:viewBox="0 0 131 196" svg:d="M131 142c-4 0-7 0-11 0 0 7-4 24-7 28-3 1-25 1-29 1-18 0-37 0-55 0 31-28 42-36 60-49 21-19 42-37 42-64 0-36-31-58-70-58-36 0-61 25-61 53 0 14 13 17 16 17 7 0 15-5 15-16 0-6-2-15-17-15 9-22 29-28 44-28 28 0 44 23 44 47 0 25-18 45-28 56-24 23-46 46-70 70-4 4-4 4-4 12 41 0 80 0 121 0 4-18 6-36 10-54z"><text:p/></draw:path><draw:path draw:style-name="gr4" draw:text-style-name="P39" svg:width="0.0606in" svg:height="0.1161in" svg:x="0.6921in" svg:y="0in" svg:viewBox="0 0 155 296" svg:d="M155 173c0-37-23-67-57-67-19 0-36 13-49 25 11-42 21-84 31-126-2-1 0-5-6-5-9 0-39 4-50 5-4 0-8 0-8 8 0 5 3 5 9 5 21 0 22 2 22 7 0 3-4 17-6 26-12 45-23 91-35 138-5 19-6 26-6 41 0 40 22 66 53 66 50 0 102-63 102-123zM125 155c0 25-15 72-22 88-14 29-33 45-50 45-15 0-28-12-28-44 0-8 0-15 6-42 4-12 6-25 10-38 2-9 2-10 6-15 20-27 39-33 50-33 16 0 28 13 28 39z"><text:p/></draw:path><draw:path draw:style-name="gr4" draw:text-style-name="P39" svg:width="0.0417in" svg:height="0.0768in" svg:x="0.7681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/draw:g></draw:g><text:s/>ו־<draw:g text:anchor-type="as-char" svg:y="-0.1236in" draw:z-index="24" draw:name="Shape25" draw:style-name="gr1"><svg:title>TexMaths</svg:title><svg:desc>12§display§\langle a_1, b_1 \rangle T \langle a_2, b_2 \rangle§svg§600§FALSE§</svg:desc><draw:g draw:style-name="gr2"><draw:path draw:style-name="gr3" draw:text-style-name="P38" svg:width="1.1071in" svg:height="0.148in" svg:x="-0.0004in" svg:y="0.0083in" svg:viewBox="0 0 2813 377" svg:d="M1408 377c-469 0-939 0-1408 0 0-126 0-251 0-377 937 0 1876 0 2813 0 0 126 0 251 0 377-468 0-937 0-1405 0z"><text:p/></draw:path><draw:path draw:style-name="gr4" draw:text-style-name="P39" svg:width="0.037in" svg:height="0.1654in" svg:x="0.0094in" svg:y="-0.0004in" svg:viewBox="0 0 95 421" svg:d="M95 412c0-1 0-2 0-3-27-66-52-133-78-197 26-68 51-134 78-200 0-1 0-2 0-4 0-4-4-8-9-8-3 0-6 2-7 6-26 67-53 135-79 202 0 1 0 1 0 4 0 1 0 1 0 2 26 66 53 133 79 201 1 3 4 6 7 6 5 0 9-4 9-9z"><text:p/></draw:path><draw:path draw:style-name="gr4" draw:text-style-name="P39" svg:width="0.0756in" svg:height="0.0748in" svg:x="0.0622in" svg:y="0.0508in" svg:viewBox="0 0 193 191" svg:d="M193 126c0-3-3-3-5-3-4 0-4 1-6 7-7 27-15 52-32 52-11 0-13-11-13-20s1-12 6-31c3-13 6-25 9-37 5-19 10-40 15-59 3-12 3-13 3-15 0-7-4-12-12-12-10 0-16 10-18 20-7-16-20-28-38-28-50 0-102 63-102 124 0 39 23 67 56 67 9 0 29-1 54-31 4 17 18 31 39 31 15 0 25-9 31-23 7-15 8-29 13-42zM136 47c0 2-2 5-2 7-7 27-14 54-21 82-3 8-3 8-9 15-18 24-36 31-48 31-20 0-26-23-26-40 0-21 13-72 23-92 13-25 32-40 49-40 28 0 34 34 34 37z"><text:p/></draw:path><draw:path draw:style-name="gr4" draw:text-style-name="P39" svg:width="0.0417in" svg:height="0.0768in" svg:x="0.1563in" svg:y="0.0874in" svg:viewBox="0 0 107 196" svg:d="M107 196c0-4 0-7 0-11-4 0-7 0-11 0-30 0-30-3-30-13 0-55 0-109 0-164 0-8 0-8-8-8-20 18-46 19-58 19 0 4 0 6 0 10 6 0 26 0 42-9 0 51 0 101 0 152 0 10 0 13-29 13-3 0-8 0-12 0 0 4 0 7 0 11 18-1 35-1 53-1s35 0 53 1z"><text:p/></draw:path><draw:path draw:style-name="gr4" draw:text-style-name="P39" svg:width="0.0193in" svg:height="0.0492in" svg:x="0.2319in" svg:y="0.1059in" svg:viewBox="0 0 50 126" svg:d="M50 44c0-27-10-44-27-44-15 0-23 11-23 23 0 11 8 21 23 21 5 0 11-1 14-4 1-2 1-2 3-2 0 3 1 0 1 6 0 32-16 57-29 70-5 5-5 6-5 7 0 3 3 5 5 5 4 0 38-32 38-82z"><text:p/></draw:path><draw:path draw:style-name="gr4" draw:text-style-name="P39" svg:width="0.0606in" svg:height="0.1161in" svg:x="0.2996in" svg:y="0.0091in" svg:viewBox="0 0 155 296" svg:d="M155 173c0-38-22-67-57-67-19 0-36 12-49 25 11-42 21-84 31-126-1-1 0-5-4-5-10 0-41 4-52 4-4 1-8 1-8 8 0 6 3 6 10 6 21 0 21 2 21 7 0 3-4 17-6 25-11 46-23 92-34 139-6 20-7 27-7 41 0 39 23 66 54 66 49 0 101-63 101-123zM125 155c0 25-15 72-22 88-14 29-33 43-49 43-14 0-29-11-29-42 0-8 0-16 7-42 3-13 6-27 9-39 2-8 2-9 7-14 20-28 40-34 50-34 15 0 27 12 27 40z"><text:p/></draw:path><draw:path draw:style-name="gr4" draw:text-style-name="P39" svg:width="0.0417in" svg:height="0.0768in" svg:x="0.3756in" svg:y="0.0874in" svg:viewBox="0 0 107 196" svg:d="M107 196c0-4 0-7 0-11-4 0-7 0-11 0-30 0-30-3-30-13 0-55 0-109 0-164 0-8 0-8-8-8-20 18-46 19-58 19 0 4 0 6 0 10 7 0 26 0 43-9 0 51 0 101 0 152 0 10 0 13-30 13-3 0-7 0-11 0 0 4 0 7 0 11 17-1 35-1 52-1 18 0 35 0 53 1z"><text:p/></draw:path><draw:path draw:style-name="gr4" draw:text-style-name="P39" svg:width="0.0374in" svg:height="0.1654in" svg:x="0.4461in" svg:y="-0.0004in" svg:viewBox="0 0 96 421" svg:d="M96 212c0-3 0-3-1-4-27-67-52-135-78-202-1-4-5-6-9-6s-8 4-8 8c0 2 0 3 1 4 25 66 52 132 77 200-25 64-52 131-77 197-1 1-1 2-1 3 0 5 4 9 8 9s8-3 9-6c26-68 51-135 78-201 1-1 1-1 1-2z"><text:p/></draw:path><draw:path draw:style-name="gr4" draw:text-style-name="P39" svg:width="0.1126in" svg:height="0.1114in" svg:x="0.5059in" svg:y="0.0118in" svg:viewBox="0 0 287 284" svg:d="M287 5c0-5-5-5-12-5-78 0-156 0-234 0-10 0-11 0-13 8-9 26-17 50-26 75-1 0-1 5-2 7 0 3 1 5 5 5 3 0 5-2 7-10 23-65 34-72 96-72 6 0 11 0 17 0 11 0 11 1 11 5 0 2-2 7-2 8-19 75-37 149-56 224-4 16-5 20-50 20-15 0-18 0-18 9 0 5 4 5 7 5 12 0 24-2 35-2 12 0 24 0 36 0s22 0 34 0 26 2 38 2c3 0 9 0 9-9 0-5-3-5-14-5s-17 0-28 0c-12-1-15-3-15-9 1-3 0-3 2-9 18-74 37-149 55-223 4-11 5-15 10-16 3 0 18 0 26 0 43 0 63 1 63 34 0 7-3 23-4 34 0 2-1 7-1 8 0 2 1 6 5 6s6-4 6-10c3-24 8-49 12-73 0-2 1-6 1-7z"><text:p/></draw:path><draw:path draw:style-name="gr4" draw:text-style-name="P39" svg:width="0.037in" svg:height="0.1654in" svg:x="0.6413in" svg:y="-0.0004in" svg:viewBox="0 0 95 421" svg:d="M95 412c0-1 0-2 0-3-27-66-52-133-78-197 26-68 51-134 78-200 0-1 0-2 0-4 0-4-4-8-9-8-2 0-6 2-7 6-26 67-53 135-79 202 0 1 0 1 0 4 0 1 0 1 0 2 26 66 53 133 79 201 1 3 5 6 7 6 5 0 9-4 9-9z"><text:p/></draw:path><draw:path draw:style-name="gr4" draw:text-style-name="P39" svg:width="0.0756in" svg:height="0.0748in" svg:x="0.6941in" svg:y="0.0508in" svg:viewBox="0 0 193 191" svg:d="M193 126c0-3-3-3-5-3-4 0-4 1-6 7-7 27-14 52-32 52-11 0-12-11-12-20s0-12 5-31c3-13 6-25 9-37 5-19 11-40 16-59 2-12 2-13 2-15 0-7-4-12-12-12-10 0-16 10-18 20-7-16-19-28-38-28-49 0-102 63-102 124 0 39 23 67 56 67 9 0 29-1 54-31 4 17 20 31 39 31 15 0 25-9 31-23 7-15 8-29 13-42zM136 47c0 2-2 5-2 7-7 27-14 54-21 82-3 8-3 8-9 15-18 24-36 31-46 31-22 0-28-23-28-40 0-21 13-72 23-92 13-25 32-40 49-40 28 0 34 34 34 37z"><text:p/></draw:path><draw:path draw:style-name="gr4" draw:text-style-name="P39" svg:width="0.0512in" svg:height="0.0768in" svg:x="0.7823in" svg:y="0.0874in" svg:viewBox="0 0 131 196" svg:d="M131 142c-4 0-6 0-10 0-1 6-3 24-8 26-3 3-25 3-29 3-18 0-36 0-54 0 31-28 41-36 59-50 21-18 42-36 42-63 0-36-31-58-69-58-37 0-62 25-62 53 0 14 13 16 16 16 7 0 15-5 15-16 0-5-1-16-17-16 10-20 29-26 44-26 28 0 44 23 44 47 0 25-18 45-28 56-24 23-46 46-70 70-4 2-4 4-4 12 41 0 82 0 122 0 3-18 6-36 9-54z"><text:p/></draw:path><draw:path draw:style-name="gr4" draw:text-style-name="P39" svg:width="0.0189in" svg:height="0.0492in" svg:x="0.8642in" svg:y="0.1059in" svg:viewBox="0 0 49 126" svg:d="M49 44c0-27-11-44-27-44-14 0-22 11-22 23 0 11 8 21 22 21 4 0 10-1 14-4 2-2 1-2 2-2 0 3 2 0 2 6 0 32-15 57-29 70-5 5-5 6-5 7 0 3 2 5 5 5 5 0 38-32 38-82z"><text:p/></draw:path><draw:path draw:style-name="gr4" draw:text-style-name="P39" svg:width="0.0606in" svg:height="0.1161in" svg:x="0.9315in" svg:y="0.0091in" svg:viewBox="0 0 155 296" svg:d="M155 173c0-38-22-67-55-67-21 0-38 12-50 25 11-42 21-84 32-126-3-1 0-5-6-5-10 0-41 4-52 4-4 1-8 1-8 8 0 6 4 6 10 6 21 0 21 2 21 7 0 3-4 17-5 25-12 46-23 92-35 139-6 20-7 27-7 41 0 39 23 66 54 66 49 0 101-63 101-123zM125 155c0 25-15 72-22 88-13 29-33 43-49 43-14 0-29-11-29-42 0-8 0-16 7-42 4-13 6-27 10-39 2-8 2-9 6-14 20-28 40-34 50-34 16 0 27 12 27 40z"><text:p/></draw:path><draw:path draw:style-name="gr4" draw:text-style-name="P39" svg:width="0.0508in" svg:height="0.0768in" svg:x="1.0024in" svg:y="0.0874in" svg:viewBox="0 0 130 196" svg:d="M130 142c-4 0-6 0-10 0-1 6-4 24-7 26-3 3-25 3-30 3-18 0-36 0-54 0 31-28 42-36 59-50 21-18 42-36 42-63 0-36-32-58-69-58s-61 25-61 53c0 14 12 16 16 16 7 0 15-5 15-16 0-5-2-16-18-16 10-20 30-26 43-26 30 0 46 23 46 47 0 25-19 45-29 56-24 23-47 46-71 70-2 2-2 4-2 12 41 0 80 0 121 0 3-18 6-36 9-54z"><text:p/></draw:path><draw:path draw:style-name="gr4" draw:text-style-name="P39" svg:width="0.0374in" svg:height="0.1654in" svg:x="1.078in" svg:y="-0.0004in" svg:viewBox="0 0 96 421" svg:d="M96 212c0-3 0-3-1-4-27-67-52-135-78-202-1-4-5-6-9-6-3 0-8 4-8 8 0 2 0 3 1 4 25 66 52 132 77 200-25 64-52 131-77 197-1 1-1 2-1 3 0 5 5 9 8 9 4 0 8-3 9-6 26-68 51-135 78-201 1-1 1-1 1-2z"><text:p/></draw:path></draw:g></draw:g> אם ורק אם <draw:g text:anchor-type="as-char" svg:y="-0.1154in" draw:z-index="25" draw:name="Shape26" draw:style-name="gr1"><svg:title>TexMaths</svg:title><svg:desc>12§display§a_1 b_2 &lt; a_2 b_1§svg§600§FALSE§</svg:desc><draw:g draw:style-name="gr2"><draw:path draw:style-name="gr3" draw:text-style-name="P38" svg:width="0.8in" svg:height="0.1386in" svg:x="0.0016in" svg:y="0.0087in" svg:viewBox="0 0 2033 353" svg:d="M0 0c677 0 1355 0 2033 0 0 118 0 235 0 353-678 0-1356 0-2033 0 0-118 0-235 0-353z"><text:p/></draw:path><draw:path draw:style-name="gr4" draw:text-style-name="P39" svg:width="0.0756in" svg:height="0.0748in" svg:x="-0.0004in" svg:y="0.0417in" svg:viewBox="0 0 193 191" svg:d="M193 126c0-3-3-3-5-3-4 0-4 1-6 7-7 28-15 53-32 53-11 0-12-12-12-21 0-8 0-12 5-31 3-13 6-25 9-37 5-21 10-40 15-59 3-12 3-13 3-15 0-7-4-12-12-12-10 0-16 10-18 20-7-16-20-28-38-28-49 0-102 63-102 124 0 40 23 67 56 67 9 0 29-1 54-31 4 18 20 31 39 31 15 0 25-9 31-23 7-15 8-28 13-42zM136 47c0 2-2 5-2 7-7 28-14 55-21 83-3 7-3 9-9 16-18 23-36 30-48 30-20 0-26-24-26-40 0-21 13-73 23-92 13-26 32-41 49-41 28 0 34 35 34 37z"><text:p/></draw:path><draw:path draw:style-name="gr4" draw:text-style-name="P39" svg:width="0.0417in" svg:height="0.0768in" svg:x="0.0937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draw:path draw:style-name="gr4" draw:text-style-name="P39" svg:width="0.0606in" svg:height="0.1161in" svg:x="0.163in" svg:y="0in" svg:viewBox="0 0 155 296" svg:d="M155 173c0-37-23-67-57-67-19 0-36 13-49 25 11-42 21-84 31-126-1-1 0-5-4-5-10 0-41 4-52 5-4 0-8 0-8 8 0 5 3 5 10 5 20 0 21 2 21 7 0 3-4 17-6 26-12 45-23 91-35 138-5 19-6 26-6 41 0 40 22 66 53 66 50 0 102-63 102-123zM125 155c0 25-15 72-22 88-14 29-33 45-50 45-15 0-28-12-28-44 0-8 0-15 6-42 4-12 6-25 10-38 2-9 2-10 6-15 21-27 39-33 51-33 15 0 27 13 27 39z"><text:p/></draw:path><draw:path draw:style-name="gr4" draw:text-style-name="P39" svg:width="0.0512in" svg:height="0.0768in" svg:x="0.2335in" svg:y="0.078in" svg:viewBox="0 0 131 196" svg:d="M131 142c-4 0-6 0-10 0-1 7-3 24-8 28-3 1-25 1-29 1-18 0-36 0-54 0 31-28 41-36 59-49 21-19 42-37 42-64 0-36-31-58-69-58-37 0-62 25-62 53 0 14 13 17 16 17 7 0 15-5 15-16 0-6-1-15-17-15 10-22 29-28 44-28 28 0 44 23 44 47 0 25-18 45-28 56-24 23-46 46-70 70-4 4-4 4-4 12 41 0 82 0 122 0 3-18 6-36 9-54z"><text:p/></draw:path><draw:path draw:style-name="gr4" draw:text-style-name="P39" svg:width="0.1024in" svg:height="0.098in" svg:x="0.3598in" svg:y="0.0244in" svg:viewBox="0 0 261 250" svg:d="M257 234c-77-36-154-72-232-109 78-36 155-72 232-108 9-5 2-21-8-16-81 38-163 77-244 115-7 3-7 14 0 17 81 39 163 77 244 116 10 5 17-11 8-15z"><text:p/></draw:path><draw:path draw:style-name="gr4" draw:text-style-name="P39" svg:width="0.0756in" svg:height="0.0748in" svg:x="0.5283in" svg:y="0.0417in" svg:viewBox="0 0 193 191" svg:d="M193 126c0-3-3-3-6-3s-3 1-5 7c-7 28-15 53-32 53-12 0-13-12-13-21 0-8 1-12 6-31 3-13 6-25 9-37 5-21 10-40 15-59 3-12 3-13 3-15 0-7-4-12-12-12-10 0-16 10-18 20-8-16-20-28-39-28-49 0-101 63-101 124 0 40 23 67 56 67 9 0 29-1 54-31 4 18 18 31 39 31 14 0 25-9 31-23 7-15 8-28 13-42zM136 47c0 2-2 5-2 7-7 28-14 55-21 83-3 7-3 9-9 16-19 23-36 30-48 30-20 0-26-24-26-40 0-21 13-73 23-92 13-26 32-41 49-41 28 0 34 35 34 37z"><text:p/></draw:path><draw:path draw:style-name="gr4" draw:text-style-name="P39" svg:width="0.0512in" svg:height="0.0768in" svg:x="0.6169in" svg:y="0.078in" svg:viewBox="0 0 131 196" svg:d="M131 142c-4 0-7 0-11 0 0 7-4 24-7 28-3 1-25 1-29 1-18 0-37 0-55 0 31-28 42-36 60-49 21-19 42-37 42-64 0-36-31-58-70-58-36 0-61 25-61 53 0 14 13 17 16 17 7 0 15-5 15-16 0-6-2-15-17-15 9-22 29-28 44-28 28 0 44 23 44 47 0 25-18 45-28 56-24 23-46 46-70 70-4 4-4 4-4 12 41 0 80 0 121 0 4-18 6-36 10-54z"><text:p/></draw:path><draw:path draw:style-name="gr4" draw:text-style-name="P39" svg:width="0.0606in" svg:height="0.1161in" svg:x="0.6921in" svg:y="0in" svg:viewBox="0 0 155 296" svg:d="M155 173c0-37-23-67-57-67-19 0-36 13-49 25 11-42 21-84 31-126-2-1 0-5-6-5-9 0-39 4-50 5-4 0-8 0-8 8 0 5 3 5 9 5 21 0 22 2 22 7 0 3-4 17-6 26-12 45-23 91-35 138-5 19-6 26-6 41 0 40 22 66 53 66 50 0 102-63 102-123zM125 155c0 25-15 72-22 88-14 29-33 45-50 45-15 0-28-12-28-44 0-8 0-15 6-42 4-12 6-25 10-38 2-9 2-10 6-15 20-27 39-33 50-33 16 0 28 13 28 39z"><text:p/></draw:path><draw:path draw:style-name="gr4" draw:text-style-name="P39" svg:width="0.0417in" svg:height="0.0768in" svg:x="0.7681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/draw:g></draw:g>.</text:p>
      <text:p text:style-name="P12">נוכיח כי יחס R הוא יחס שקילות. R הוא רפלקסיבי, שכן <draw:g text:anchor-type="as-char" svg:y="-0.1154in" draw:z-index="26" draw:name="Shape27" draw:style-name="gr1"><svg:title>TexMaths</svg:title><svg:desc>12§display§a_1 b_1 = a_1 b_1§svg§600§FALSE§</svg:desc><draw:g draw:style-name="gr2"><draw:path draw:style-name="gr3" draw:text-style-name="P38" svg:width="0.8in" svg:height="0.1386in" svg:x="0.0016in" svg:y="0.0087in" svg:viewBox="0 0 2033 353" svg:d="M0 0c677 0 1355 0 2033 0 0 118 0 235 0 353-678 0-1356 0-2033 0 0-118 0-235 0-353z"><text:p/></draw:path><draw:path draw:style-name="gr4" draw:text-style-name="P39" svg:width="0.0756in" svg:height="0.0748in" svg:x="-0.0004in" svg:y="0.0417in" svg:viewBox="0 0 193 191" svg:d="M193 126c0-3-3-3-5-3-4 0-4 1-6 7-7 28-15 53-32 53-11 0-12-12-12-21 0-8 0-12 5-31 3-13 6-25 9-37 5-21 10-40 15-59 3-12 3-13 3-15 0-7-4-12-12-12-10 0-16 10-18 20-7-16-20-28-38-28-49 0-102 63-102 124 0 40 23 67 56 67 9 0 29-1 54-31 4 18 20 31 39 31 15 0 25-9 31-23 7-15 8-28 13-42zM136 47c0 2-2 5-2 7-7 28-14 55-21 83-3 7-3 9-9 16-18 23-36 30-48 30-20 0-26-24-26-40 0-21 13-73 23-92 13-26 32-41 49-41 28 0 34 35 34 37z"><text:p/></draw:path><draw:path draw:style-name="gr4" draw:text-style-name="P39" svg:width="0.0417in" svg:height="0.0768in" svg:x="0.0937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draw:path draw:style-name="gr4" draw:text-style-name="P39" svg:width="0.0606in" svg:height="0.1161in" svg:x="0.163in" svg:y="0in" svg:viewBox="0 0 155 296" svg:d="M155 173c0-37-23-67-57-67-19 0-36 13-49 25 11-42 21-84 31-126-1-1 0-5-4-5-10 0-41 4-52 5-4 0-8 0-8 8 0 5 3 5 10 5 20 0 21 2 21 7 0 3-4 17-6 26-12 45-23 91-35 138-5 19-6 26-6 41 0 40 22 66 53 66 50 0 102-63 102-123zM125 155c0 25-15 72-22 88-14 29-33 45-50 45-15 0-28-12-28-44 0-8 0-15 6-42 4-12 6-25 10-38 2-9 2-10 6-15 21-27 39-33 51-33 15 0 27 13 27 39z"><text:p/></draw:path><draw:path draw:style-name="gr4" draw:text-style-name="P39" svg:width="0.0417in" svg:height="0.0768in" svg:x="0.2394in" svg:y="0.078in" svg:viewBox="0 0 107 196" svg:d="M107 196c0-3 0-7 0-11-4 0-7 0-11 0-30 0-30-3-30-13 0-55 0-109 0-164 0-8 0-8-8-8-20 18-46 19-58 19 0 4 0 7 0 11 7 0 26 0 42-8 0 49 0 100 0 150 0 10 0 13-29 13-3 0-8 0-12 0 0 4 0 8 0 11 18-1 35-1 53-1s35 0 53 1z"><text:p/></draw:path><draw:path draw:style-name="gr4" draw:text-style-name="P39" svg:width="0.1102in" svg:height="0.0386in" svg:x="0.3563in" svg:y="0.0543in" svg:viewBox="0 0 281 99" svg:d="M281 8c0-4-5-8-8-8-88 0-177 0-265 0-4 0-8 4-8 8 0 5 4 9 8 9 88 0 177 0 265 0 3 0 8-4 8-9zM281 90c0-5-5-8-8-8-88 0-177 0-265 0-4 0-8 3-8 8s4 9 8 9c88 0 177 0 265 0 3 0 8-4 8-9z"><text:p/></draw:path><draw:path draw:style-name="gr4" draw:text-style-name="P39" svg:width="0.0756in" svg:height="0.0748in" svg:x="0.5283in" svg:y="0.0417in" svg:viewBox="0 0 193 191" svg:d="M193 126c0-3-3-3-6-3s-3 1-5 7c-7 28-15 53-32 53-12 0-13-12-13-21 0-8 1-12 6-31 3-13 6-25 9-37 5-21 10-40 15-59 3-12 3-13 3-15 0-7-4-12-12-12-10 0-16 10-18 20-8-16-20-28-39-28-49 0-101 63-101 124 0 40 23 67 56 67 9 0 29-1 54-31 4 18 18 31 39 31 14 0 25-9 31-23 7-15 8-28 13-42zM136 47c0 2-2 5-2 7-7 28-14 55-21 83-3 7-3 9-9 16-19 23-36 30-48 30-20 0-26-24-26-40 0-21 13-73 23-92 13-26 32-41 49-41 28 0 34 35 34 37z"><text:p/></draw:path><draw:path draw:style-name="gr4" draw:text-style-name="P39" svg:width="0.0421in" svg:height="0.0768in" svg:x="0.622in" svg:y="0.078in" svg:viewBox="0 0 108 196" svg:d="M108 196c0-3 0-7 0-11-4 0-7 0-11 0-30 0-30-3-30-13 0-55 0-109 0-164 0-8-1-8-8-8-19 18-47 19-59 19 0 4 0 7 0 11 7 0 28 0 43-8 0 49 0 100 0 150 0 10 0 13-30 13-3 0-7 0-11 0 0 4 0 8 0 11 18-1 35-1 53-1s35 0 53 1z"><text:p/></draw:path><draw:path draw:style-name="gr4" draw:text-style-name="P39" svg:width="0.0606in" svg:height="0.1161in" svg:x="0.6921in" svg:y="0in" svg:viewBox="0 0 155 296" svg:d="M155 173c0-37-23-67-57-67-19 0-36 13-49 25 11-42 21-84 31-126-2-1 0-5-6-5-9 0-39 4-50 5-4 0-8 0-8 8 0 5 3 5 9 5 21 0 22 2 22 7 0 3-4 17-6 26-12 45-23 91-35 138-5 19-6 26-6 41 0 40 22 66 53 66 50 0 102-63 102-123zM125 155c0 25-15 72-22 88-14 29-33 45-50 45-15 0-28-12-28-44 0-8 0-15 6-42 4-12 6-25 10-38 2-9 2-10 6-15 20-27 39-33 50-33 16 0 28 13 28 39z"><text:p/></draw:path><draw:path draw:style-name="gr4" draw:text-style-name="P39" svg:width="0.0417in" svg:height="0.0768in" svg:x="0.7681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/draw:g></draw:g>. R סימטרי: <draw:g text:anchor-type="as-char" svg:y="-0.1154in" draw:z-index="27" draw:name="Shape28" draw:style-name="gr1"><svg:title>TexMaths</svg:title><svg:desc>12§display§a_1 b_2 = a_2 b_1§svg§600§FALSE§</svg:desc><draw:g draw:style-name="gr2"><draw:path draw:style-name="gr3" draw:text-style-name="P38" svg:width="0.8in" svg:height="0.1386in" svg:x="0.0016in" svg:y="0.0087in" svg:viewBox="0 0 2033 353" svg:d="M0 0c677 0 1355 0 2033 0 0 118 0 235 0 353-678 0-1356 0-2033 0 0-118 0-235 0-353z"><text:p/></draw:path><draw:path draw:style-name="gr4" draw:text-style-name="P39" svg:width="0.0756in" svg:height="0.0748in" svg:x="-0.0004in" svg:y="0.0417in" svg:viewBox="0 0 193 191" svg:d="M193 126c0-3-3-3-5-3-4 0-4 1-6 7-7 28-15 53-32 53-11 0-12-12-12-21 0-8 0-12 5-31 3-13 6-25 9-37 5-21 10-40 15-59 3-12 3-13 3-15 0-7-4-12-12-12-10 0-16 10-18 20-7-16-20-28-38-28-49 0-102 63-102 124 0 40 23 67 56 67 9 0 29-1 54-31 4 18 20 31 39 31 15 0 25-9 31-23 7-15 8-28 13-42zM136 47c0 2-2 5-2 7-7 28-14 55-21 83-3 7-3 9-9 16-18 23-36 30-48 30-20 0-26-24-26-40 0-21 13-73 23-92 13-26 32-41 49-41 28 0 34 35 34 37z"><text:p/></draw:path><draw:path draw:style-name="gr4" draw:text-style-name="P39" svg:width="0.0417in" svg:height="0.0768in" svg:x="0.0937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draw:path draw:style-name="gr4" draw:text-style-name="P39" svg:width="0.0606in" svg:height="0.1161in" svg:x="0.163in" svg:y="0in" svg:viewBox="0 0 155 296" svg:d="M155 173c0-37-23-67-57-67-19 0-36 13-49 25 11-42 21-84 31-126-1-1 0-5-4-5-10 0-41 4-52 5-4 0-8 0-8 8 0 5 3 5 10 5 20 0 21 2 21 7 0 3-4 17-6 26-12 45-23 91-35 138-5 19-6 26-6 41 0 40 22 66 53 66 50 0 102-63 102-123zM125 155c0 25-15 72-22 88-14 29-33 45-50 45-15 0-28-12-28-44 0-8 0-15 6-42 4-12 6-25 10-38 2-9 2-10 6-15 21-27 39-33 51-33 15 0 27 13 27 39z"><text:p/></draw:path><draw:path draw:style-name="gr4" draw:text-style-name="P39" svg:width="0.0512in" svg:height="0.0768in" svg:x="0.2335in" svg:y="0.078in" svg:viewBox="0 0 131 196" svg:d="M131 142c-4 0-6 0-10 0-1 7-3 24-8 28-3 1-25 1-29 1-18 0-36 0-54 0 31-28 41-36 59-49 21-19 42-37 42-64 0-36-31-58-69-58-37 0-62 25-62 53 0 14 13 17 16 17 7 0 15-5 15-16 0-6-1-15-17-15 10-22 29-28 44-28 28 0 44 23 44 47 0 25-18 45-28 56-24 23-46 46-70 70-4 4-4 4-4 12 41 0 82 0 122 0 3-18 6-36 9-54z"><text:p/></draw:path><draw:path draw:style-name="gr4" draw:text-style-name="P39" svg:width="0.1102in" svg:height="0.0386in" svg:x="0.3563in" svg:y="0.0543in" svg:viewBox="0 0 281 99" svg:d="M281 8c0-4-5-8-8-8-88 0-177 0-265 0-4 0-8 4-8 8 0 5 4 9 8 9 88 0 177 0 265 0 3 0 8-4 8-9zM281 90c0-5-5-8-8-8-88 0-177 0-265 0-4 0-8 3-8 8s4 9 8 9c88 0 177 0 265 0 3 0 8-4 8-9z"><text:p/></draw:path><draw:path draw:style-name="gr4" draw:text-style-name="P39" svg:width="0.0756in" svg:height="0.0748in" svg:x="0.5283in" svg:y="0.0417in" svg:viewBox="0 0 193 191" svg:d="M193 126c0-3-3-3-6-3s-3 1-5 7c-7 28-15 53-32 53-12 0-13-12-13-21 0-8 1-12 6-31 3-13 6-25 9-37 5-21 10-40 15-59 3-12 3-13 3-15 0-7-4-12-12-12-10 0-16 10-18 20-8-16-20-28-39-28-49 0-101 63-101 124 0 40 23 67 56 67 9 0 29-1 54-31 4 18 18 31 39 31 14 0 25-9 31-23 7-15 8-28 13-42zM136 47c0 2-2 5-2 7-7 28-14 55-21 83-3 7-3 9-9 16-19 23-36 30-48 30-20 0-26-24-26-40 0-21 13-73 23-92 13-26 32-41 49-41 28 0 34 35 34 37z"><text:p/></draw:path><draw:path draw:style-name="gr4" draw:text-style-name="P39" svg:width="0.0512in" svg:height="0.0768in" svg:x="0.6169in" svg:y="0.078in" svg:viewBox="0 0 131 196" svg:d="M131 142c-4 0-7 0-11 0 0 7-4 24-7 28-3 1-25 1-29 1-18 0-37 0-55 0 31-28 42-36 60-49 21-19 42-37 42-64 0-36-31-58-70-58-36 0-61 25-61 53 0 14 13 17 16 17 7 0 15-5 15-16 0-6-2-15-17-15 9-22 29-28 44-28 28 0 44 23 44 47 0 25-18 45-28 56-24 23-46 46-70 70-4 4-4 4-4 12 41 0 80 0 121 0 4-18 6-36 10-54z"><text:p/></draw:path><draw:path draw:style-name="gr4" draw:text-style-name="P39" svg:width="0.0606in" svg:height="0.1161in" svg:x="0.6921in" svg:y="0in" svg:viewBox="0 0 155 296" svg:d="M155 173c0-37-23-67-57-67-19 0-36 13-49 25 11-42 21-84 31-126-2-1 0-5-6-5-9 0-39 4-50 5-4 0-8 0-8 8 0 5 3 5 9 5 21 0 22 2 22 7 0 3-4 17-6 26-12 45-23 91-35 138-5 19-6 26-6 41 0 40 22 66 53 66 50 0 102-63 102-123zM125 155c0 25-15 72-22 88-14 29-33 45-50 45-15 0-28-12-28-44 0-8 0-15 6-42 4-12 6-25 10-38 2-9 2-10 6-15 20-27 39-33 50-33 16 0 28 13 28 39z"><text:p/></draw:path><draw:path draw:style-name="gr4" draw:text-style-name="P39" svg:width="0.0417in" svg:height="0.0768in" svg:x="0.7681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/draw:g></draw:g><text:s/>וגם <draw:g text:anchor-type="as-char" svg:y="-0.1146in" draw:z-index="28" draw:name="Shape29" draw:style-name="gr1"><svg:title>TexMaths</svg:title><svg:desc>12§display§a_2 b_1 = a_1 b_2§svg§600§FALSE§</svg:desc><draw:g draw:style-name="gr2"><draw:path draw:style-name="gr3" draw:text-style-name="P38" svg:width="0.8031in" svg:height="0.1378in" svg:x="0.0016in" svg:y="0.0079in" svg:viewBox="0 0 2041 351" svg:d="M1021 351c-341 0-680 0-1021 0 0-117 0-234 0-351 680 0 1361 0 2041 0 0 117 0 234 0 351-340 0-680 0-1020 0z"><text:p/></draw:path><draw:path draw:style-name="gr4" draw:text-style-name="P39" svg:width="0.0756in" svg:height="0.0748in" svg:x="-0.0004in" svg:y="0.0409in" svg:viewBox="0 0 193 191" svg:d="M193 126c0-4-3-4-5-4-4 0-4 1-6 7-7 28-14 52-32 52-11 0-12-11-12-19 0-9 0-12 5-31 3-14 6-25 9-37 5-21 11-40 16-59 2-12 2-13 2-15 0-7-4-12-12-12-9 0-16 10-18 20-7-16-19-28-38-28-49 0-102 62-102 123 0 40 24 68 56 68 9 0 30-2 56-32 2 18 18 32 38 32 14 0 24-10 31-23 7-16 9-29 12-42zM136 47c0 2-2 5-2 7-7 28-14 55-21 83-1 7-1 8-9 15-18 23-34 29-46 29-22 0-28-23-28-38 0-22 13-73 24-93 12-25 31-40 48-40 28 0 34 34 34 37z"><text:p/></draw:path><draw:path draw:style-name="gr4" draw:text-style-name="P39" svg:width="0.0512in" svg:height="0.0764in" svg:x="0.0878in" svg:y="0.078in" svg:viewBox="0 0 131 195" svg:d="M131 141c-4 0-6 0-10 0-1 8-3 24-8 28-3 1-25 1-29 1-18 0-36 0-54 0 31-27 41-36 59-49 21-18 42-36 42-63 0-36-31-58-69-58-37 0-62 25-62 53 0 14 13 17 16 17 7 0 16-6 16-16 0-6-2-16-18-16 10-21 29-27 44-27 28 0 44 23 44 47 0 25-18 45-28 56-24 23-46 45-70 69-4 3-4 4-4 12 41 0 82 0 122 0 3-18 6-36 9-54z"><text:p/></draw:path><draw:path draw:style-name="gr4" draw:text-style-name="P39" svg:width="0.0606in" svg:height="0.1157in" svg:x="0.163in" svg:y="-0.0004in" svg:viewBox="0 0 155 295" svg:d="M155 174c0-39-22-68-57-68-19 0-36 13-49 25 11-42 21-84 31-126-1-1 0-5-4-5-10 0-41 4-52 5-4 0-8 0-8 8 0 5 3 5 10 5 21 0 21 2 21 7 0 3-4 17-6 27-11 45-23 91-34 136-6 21-7 27-7 41 0 40 23 66 54 66 49 0 101-62 101-121zM125 155c0 25-15 72-22 87-14 29-33 43-49 43-14 0-29-10-29-42 0-8 0-15 7-40 3-14 6-27 9-40 2-8 2-10 7-14 20-28 40-34 50-34 15 0 27 13 27 40z"><text:p/></draw:path><draw:path draw:style-name="gr4" draw:text-style-name="P39" svg:width="0.0417in" svg:height="0.0764in" svg:x="0.239in" svg:y="0.078in" svg:viewBox="0 0 107 195" svg:d="M107 195c0-3 0-7 0-10-4 0-7 0-11 0-30 0-30-4-30-14 0-55 0-109 0-163 0-8 0-8-8-8-20 18-46 19-58 19 0 4 0 7 0 11 7 0 26 0 42-8 0 49 0 99 0 149 0 10 0 14-29 14-3 0-7 0-11 0 0 3 0 7 0 10 17-1 35-1 52-1 18 0 35 0 53 1z"><text:p/></draw:path><draw:path draw:style-name="gr4" draw:text-style-name="P39" svg:width="0.1102in" svg:height="0.0382in" svg:x="0.3563in" svg:y="0.0539in" svg:viewBox="0 0 281 98" svg:d="M281 8c0-4-5-8-9-8-87 0-176 0-264 0-4 0-8 4-8 8 0 5 4 9 8 9 88 0 177 0 264 0 4 0 9-4 9-9zM281 90c0-5-5-8-9-8-87 0-176 0-264 0-4 0-8 3-8 8s4 8 8 8c88 0 177 0 264 0 4 0 9-3 9-8z"><text:p/></draw:path><draw:path draw:style-name="gr4" draw:text-style-name="P39" svg:width="0.0756in" svg:height="0.0748in" svg:x="0.528in" svg:y="0.0409in" svg:viewBox="0 0 193 191" svg:d="M193 126c0-4-3-4-6-4s-3 1-5 7c-7 28-15 52-32 52-12 0-13-11-13-19 0-9 1-12 6-31 3-14 6-25 9-37 5-21 10-40 15-59 3-12 3-13 3-15 0-7-4-12-12-12-10 0-16 10-18 20-8-16-20-28-39-28-49 0-101 62-101 123 0 40 23 68 56 68 9 0 29-2 54-32 4 18 18 32 39 32 14 0 25-10 31-23 7-16 8-29 13-42zM136 47c0 2-2 5-2 7-7 28-14 55-21 83-3 7-3 8-9 15-19 23-36 29-48 29-20 0-26-23-26-38 0-22 13-73 23-93 13-25 32-40 49-40 28 0 34 34 34 37z"><text:p/></draw:path><draw:path draw:style-name="gr4" draw:text-style-name="P39" svg:width="0.0421in" svg:height="0.0764in" svg:x="0.6217in" svg:y="0.078in" svg:viewBox="0 0 108 195" svg:d="M108 195c0-3 0-7 0-10-4 0-8 0-12 0-29 0-29-4-29-14 0-55 0-109 0-163 0-8-1-8-8-8-19 18-47 19-59 19 0 4 0 7 0 11 7 0 26 0 43-8 0 49 0 99 0 149 0 10 0 14-30 14-3 0-7 0-11 0 0 3 0 7 0 10 18-1 35-1 53-1s35 0 53 1z"><text:p/></draw:path><draw:path draw:style-name="gr4" draw:text-style-name="P39" svg:width="0.0606in" svg:height="0.1157in" svg:x="0.6917in" svg:y="-0.0004in" svg:viewBox="0 0 155 295" svg:d="M155 174c0-39-23-68-57-68-19 0-37 13-49 25 11-42 21-84 31-126-2-1 0-5-6-5-9 0-39 4-50 5-4 0-8 0-8 8 0 5 3 5 9 5 21 0 22 2 22 7 0 3-4 17-6 27-12 45-23 91-35 136-5 21-6 27-6 41 0 40 22 66 53 66 50 0 102-62 102-121zM124 155c0 25-14 72-21 87-14 29-33 43-50 43-15 0-28-10-28-42 0-8 0-15 6-40 4-14 6-27 10-40 2-8 2-10 6-14 20-28 39-34 50-34 16 0 27 13 27 40z"><text:p/></draw:path><draw:path draw:style-name="gr4" draw:text-style-name="P39" svg:width="0.0512in" svg:height="0.0764in" svg:x="0.7618in" svg:y="0.078in" svg:viewBox="0 0 131 195" svg:d="M131 141c-4 0-7 0-11 0 0 8-4 24-7 28-3 1-25 1-29 1-18 0-37 0-55 0 31-27 42-36 60-49 21-18 42-36 42-63 0-36-31-58-70-58-36 0-61 25-61 53 0 14 13 17 16 17 7 0 15-6 15-16 0-6-2-16-17-16 9-21 29-27 44-27 28 0 44 23 44 47 0 25-18 45-28 56-24 23-46 45-70 69-4 3-4 4-4 12 41 0 80 0 121 0 4-18 6-36 10-54z"><text:p/></draw:path></draw:g></draw:g><text:s/>והוא טרנזיטיבי, שכן בהינתן <draw:g text:anchor-type="as-char" svg:y="-0.1244in" draw:z-index="29" draw:name="Shape30" draw:style-name="gr1"><svg:title>TexMaths</svg:title><svg:desc>12§display§\langle a_3, b_3 \rangle \in A§svg§600§FALSE§</svg:desc><draw:g draw:style-name="gr2"><draw:path draw:style-name="gr3" draw:text-style-name="P38" svg:width="0.8157in" svg:height="0.15in" svg:x="-0.0004in" svg:y="0.0083in" svg:viewBox="0 0 2073 382" svg:d="M1037 382c-346 0-691 0-1037 0 0-128 0-255 0-382 691 0 1381 0 2073 0 0 127 0 254 0 382-346 0-692 0-1036 0z"><text:p/></draw:path><draw:path draw:style-name="gr4" draw:text-style-name="P39" svg:width="0.037in" svg:height="0.165in" svg:x="0.0094in" svg:y="0in" svg:viewBox="0 0 95 420" svg:d="M95 412c0-2 0-3 0-4-27-66-52-132-78-197 26-67 51-133 78-199 0-1 0-2 0-4 0-4-4-8-9-8-3 0-6 2-7 6-26 67-53 134-79 202 0 1 0 2 0 3s0 1 0 3c26 66 53 133 79 200 1 4 4 6 7 6 5 0 9-4 9-8z"><text:p/></draw:path><draw:path draw:style-name="gr4" draw:text-style-name="P39" svg:width="0.0756in" svg:height="0.0748in" svg:x="0.0622in" svg:y="0.0508in" svg:viewBox="0 0 193 191" svg:d="M193 126c0-4-3-4-5-4-4 0-4 2-6 8-7 27-15 51-32 51-12 0-13-11-13-19s1-12 6-31c3-13 6-25 9-37 5-20 10-40 15-59 3-12 3-13 3-15 0-7-4-12-12-12-10 0-16 10-18 20-7-16-20-28-38-28-50 0-102 62-102 124 0 39 23 67 56 67 9 0 29-1 54-31 4 18 18 31 39 31 15 0 25-10 31-23 7-16 8-29 13-42zM136 47c0 2-2 5-2 7-7 28-14 55-21 83-3 7-3 8-9 14-18 24-36 30-48 30-20 0-26-23-26-39 0-21 13-72 23-92 13-25 32-40 49-40 28 0 34 34 34 37z"><text:p/></draw:path><draw:path draw:style-name="gr4" draw:text-style-name="P39" svg:width="0.0531in" svg:height="0.0791in" svg:x="0.15in" svg:y="0.0862in" svg:viewBox="0 0 136 202" svg:d="M136 144c0-23-20-46-52-53 31-11 42-32 42-50 0-24-26-41-59-41s-57 16-57 40c0 9 6 15 14 15 10 0 16-7 16-15 0-9-6-15-16-16 11-12 31-16 42-16 13 0 32 6 32 33 0 12-4 25-12 35-9 10-18 12-33 13-7 0-7 0-9 0-1 1-3 1-3 3 0 5 2 5 8 5 5 0 11 0 16 0 23 0 39 16 39 47 0 37-21 48-38 48-12 0-38-4-50-20 14-2 16-11 16-17 0-10-7-16-15-16-9 0-17 5-17 17 0 28 31 46 66 46 41 0 70-28 70-58z"><text:p/></draw:path><draw:path draw:style-name="gr4" draw:text-style-name="P39" svg:width="0.0189in" svg:height="0.0492in" svg:x="0.2319in" svg:y="0.1059in" svg:viewBox="0 0 49 126" svg:d="M49 44c0-27-9-44-26-44-15 0-23 11-23 23 0 11 8 21 23 21 5 0 11-1 14-4 1-2 1-2 3-2 0 3 1 0 1 6 0 32-16 57-29 70-5 5-5 6-5 7 0 4 3 5 4 5 5 0 38-32 38-82z"><text:p/></draw:path><draw:path draw:style-name="gr4" draw:text-style-name="P39" svg:width="0.0606in" svg:height="0.1157in" svg:x="0.2996in" svg:y="0.0091in" svg:viewBox="0 0 155 295" svg:d="M155 173c0-39-23-67-57-67-19 0-36 12-49 25 11-42 21-84 31-126-1-1 0-5-4-5-10 0-41 4-52 4-4 1-8 1-8 8 0 6 3 6 10 6 20 0 21 2 21 7 0 3-4 17-6 25-12 46-23 92-35 138-5 21-6 28-6 41 0 40 22 66 53 66 50 0 102-62 102-122zM125 155c0 25-15 73-22 87-14 29-33 44-50 44-15 0-28-11-28-42 0-9 0-15 7-41 3-13 6-27 9-40 2-8 2-9 7-14 20-28 40-34 50-34 15 0 27 12 27 40z"><text:p/></draw:path><draw:path draw:style-name="gr4" draw:text-style-name="P39" svg:width="0.0531in" svg:height="0.0791in" svg:x="0.3689in" svg:y="0.0862in" svg:viewBox="0 0 136 202" svg:d="M136 144c0-23-18-46-51-53 30-11 42-32 42-50 0-24-27-41-60-41-32 0-57 16-57 40 0 9 6 15 15 15s15-7 15-15c0-9-6-15-15-16 10-12 30-16 41-16 13 0 32 6 32 33 0 12-4 25-12 35-9 10-18 12-32 13-7 0-8 0-10 0-1 1-3 1-3 3 0 5 3 5 8 5s11 0 16 0c23 0 39 16 39 47 0 37-21 48-38 48-12 0-37-4-50-20 14-2 18-11 18-17 0-10-8-16-17-16s-17 5-17 17c0 28 31 46 67 46 41 0 69-28 69-58z"><text:p/></draw:path><draw:path draw:style-name="gr4" draw:text-style-name="P39" svg:width="0.037in" svg:height="0.165in" svg:x="0.4457in" svg:y="0in" svg:viewBox="0 0 95 420" svg:d="M95 211c0-1 0-2 0-3-27-68-52-135-78-202-1-4-5-6-9-6s-8 4-8 8c0 2 0 3 0 4 26 66 52 132 78 199-26 65-52 131-78 197 0 1 0 2 0 4 0 4 4 8 8 8s8-2 9-6c26-67 51-134 78-200 0-2 0-2 0-3z"><text:p/></draw:path><draw:path draw:style-name="gr4" draw:text-style-name="P39" svg:width="0.0839in" svg:height="0.0961in" svg:x="0.561in" svg:y="0.0335in" svg:viewBox="0 0 214 245" svg:d="M214 236c0-4-4-7-9-7-27 0-54 0-81 0-57 0-102-43-106-97 62 0 125 0 187 0 11 0 11-17 0-17-62 0-125 0-187 0 4-55 49-98 106-98 27 0 54 0 81 0 5 0 9-4 9-9 0-4-4-8-9-8-27 0-54 0-81 0-69 0-124 55-124 124 0 67 55 121 124 121 27 0 54 0 81 0 5 0 9-4 9-9z"><text:p/></draw:path><draw:path draw:style-name="gr4" draw:text-style-name="P39" svg:width="0.1134in" svg:height="0.1177in" svg:x="0.7102in" svg:y="0.0059in" svg:viewBox="0 0 289 300" svg:d="M289 292c0-5-5-5-9-5-27 0-27-3-28-15-8-86-18-174-26-261 0-9 0-11-8-11-7 0-8 4-10 7-50 82-99 163-148 245-17 28-32 34-52 35-4 1-8 1-8 8 0 3 2 5 5 5 12 0 25-1 37-1 13 0 28 1 42 1 2 0 7 0 7-7 0-5-3-6-6-6-9 0-20-4-20-15 0-4 2-9 6-15 3-5 3-5 32-53 35 0 71 0 106 0 1 10 7 65 7 70 0 12-23 13-31 13-6 0-10 0-10 8 0 5 4 4 6 5 17 0 35-1 53-1 11 0 37 1 47 1 3 0 8 0 8-8zM208 191c-33 0-64 0-96 0 27-47 55-93 82-138 5 45 9 91 14 138z"><text:p/></draw:path></draw:g></draw:g>, <draw:g text:anchor-type="as-char" svg:y="-0.1154in" draw:z-index="30" draw:name="Shape31" draw:style-name="gr1"><svg:title>TexMaths</svg:title><svg:desc>12§display§a_1 b_2 = a_2 b_1 \land a_2 b_3 = a_3 b_2 \implies a_1 b_3 = a_3 b_1§svg§600§FALSE§</svg:desc><draw:g draw:style-name="gr2"><draw:path draw:style-name="gr3" draw:text-style-name="P38" svg:width="3.085in" svg:height="0.1406in" svg:x="0.0016in" svg:y="0.0087in" svg:viewBox="0 0 7837 358" svg:d="M0 0c2612 0 5225 0 7837 0 0 119 0 239 0 358-2612 0-5225 0-7837 0 0-119 0-239 0-358z"><text:p/></draw:path><draw:path draw:style-name="gr4" draw:text-style-name="P39" svg:width="0.0756in" svg:height="0.0748in" svg:x="-0.0004in" svg:y="0.0417in" svg:viewBox="0 0 193 191" svg:d="M193 126c0-4-3-4-5-4-4 0-4 2-6 8-7 27-14 52-32 52-11 0-12-12-12-20s0-12 5-31c3-13 6-25 9-37 5-21 11-40 16-59 2-12 2-13 2-15 0-7-4-12-12-12-10 0-16 10-18 20-7-16-19-28-38-28-49 0-102 62-102 124 0 39 23 67 56 67 9 0 29-1 54-31 4 18 20 31 39 31 15 0 25-10 31-23 7-16 8-29 13-42zM136 47c0 2-2 5-2 7-7 28-14 55-21 83-3 7-3 8-9 15-18 23-36 30-48 30-20 0-26-24-26-39 0-22 13-73 23-93 13-25 32-40 49-40 28 0 34 34 34 37z"><text:p/></draw:path><draw:path draw:style-name="gr4" draw:text-style-name="P39" svg:width="0.0417in" svg:height="0.0768in" svg:x="0.0937in" svg:y="0.0791in" svg:viewBox="0 0 107 196" svg:d="M107 196c0-4 0-8 0-11-4 0-7 0-11 0-30 0-30-4-30-13 0-56 0-110 0-164 0-8 0-8-8-8-20 19-46 19-58 19 0 4 0 7 0 11 7 0 26 0 42-8 0 49 0 99 0 150 0 9 0 13-29 13-3 0-8 0-12 0 0 3 0 7 0 11 18-2 35-2 53-2s35 0 53 2z"><text:p/></draw:path><draw:path draw:style-name="gr4" draw:text-style-name="P39" svg:width="0.0606in" svg:height="0.1157in" svg:x="0.163in" svg:y="0in" svg:viewBox="0 0 155 295" svg:d="M155 174c0-38-22-68-55-68-21 0-38 13-51 25 11-42 21-84 31-126-1-1 0-5-4-5-10 0-41 4-52 5-4 0-8 0-8 8 0 5 3 5 10 5 21 0 21 2 21 7 0 3-4 17-6 25-11 46-23 92-34 138-6 20-7 27-7 41 0 41 23 66 54 66 49 0 101-62 101-121zM125 155c0 25-15 72-22 87-14 29-33 45-49 45-14 0-29-12-29-43 0-9 0-16 7-42 3-12 6-26 9-39 2-8 2-9 7-14 20-28 40-34 50-34 15 0 27 13 27 40z"><text:p/></draw:path><draw:path draw:style-name="gr4" draw:text-style-name="P39" svg:width="0.0508in" svg:height="0.0768in" svg:x="0.2339in" svg:y="0.0791in" svg:viewBox="0 0 130 196" svg:d="M130 142c-4 0-6 0-10 0-1 7-4 24-7 27-3 1-25 1-30 1-18 0-36 0-54 0 31-27 41-34 59-49 21-18 42-36 42-63 0-36-32-58-69-58s-61 25-61 53c0 15 12 17 16 17 7 0 15-5 15-16 0-6-2-16-18-16 10-21 30-27 43-27 30 0 46 23 46 47 0 25-19 45-29 56-24 23-47 47-71 71-2 2-2 2-2 11 41 0 80 0 121 0 3-18 6-36 9-54z"><text:p/></draw:path><draw:path draw:style-name="gr4" draw:text-style-name="P39" svg:width="0.1102in" svg:height="0.0382in" svg:x="0.3563in" svg:y="0.0543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9" svg:width="0.0756in" svg:height="0.0748in" svg:x="0.5287in" svg:y="0.0417in" svg:viewBox="0 0 193 191" svg:d="M193 126c0-4-3-4-5-4-3 0-4 2-6 8-7 27-14 52-32 52-11 0-12-12-12-20s1-12 6-31c2-13 6-25 8-37 5-21 11-40 16-59 2-12 2-13 2-15 0-7-4-12-12-12-9 0-16 10-18 20-7-16-19-28-38-28-49 0-102 62-102 124 0 39 24 67 56 67 9 0 30-1 56-31 3 18 18 31 38 31 14 0 24-10 31-23 7-16 9-29 12-42zM136 47c0 2-2 5-2 7-7 28-13 55-20 83-2 7-2 8-8 15-20 23-36 30-48 30-22 0-28-24-28-39 0-22 14-73 24-93 13-25 31-40 48-40 28 0 34 34 34 37z"><text:p/></draw:path><draw:path draw:style-name="gr4" draw:text-style-name="P39" svg:width="0.0508in" svg:height="0.0768in" svg:x="0.6173in" svg:y="0.0791in" svg:viewBox="0 0 130 196" svg:d="M130 142c-4 0-6 0-10 0-1 7-4 24-7 27-3 1-25 1-30 1-18 0-36 0-54 0 31-27 42-34 59-49 21-18 42-36 42-63 0-36-32-58-69-58s-61 25-61 53c0 15 12 17 16 17 7 0 15-5 15-16 0-6-2-16-18-16 10-21 30-27 43-27 30 0 46 23 46 47 0 25-19 45-29 56-24 23-47 47-71 71-2 2-2 2-2 11 41 0 80 0 121 0 3-18 6-36 9-54z"><text:p/></draw:path><draw:path draw:style-name="gr4" draw:text-style-name="P39" svg:width="0.061in" svg:height="0.1157in" svg:x="0.6921in" svg:y="0in" svg:viewBox="0 0 156 295" svg:d="M156 174c0-38-23-68-56-68-20 0-38 13-50 25 11-42 21-84 32-126-3-1 0-5-6-5-10 0-41 4-52 5-4 0-7 0-7 8 0 5 3 5 9 5 21 0 22 2 22 7 0 3-5 17-6 25-12 46-23 92-35 138-5 20-7 27-7 41 0 41 23 66 54 66 49 0 102-62 102-121zM125 155c0 25-13 72-22 87-13 29-32 45-49 45-14 0-29-12-29-43 0-9 0-16 7-42 4-12 6-26 10-39 2-8 2-9 6-14 20-28 40-34 50-34 16 0 27 13 27 40z"><text:p/></draw:path><draw:path draw:style-name="gr4" draw:text-style-name="P39" svg:width="0.0421in" svg:height="0.0768in" svg:x="0.7681in" svg:y="0.0791in" svg:viewBox="0 0 108 196" svg:d="M108 196c0-4 0-8 0-11-4 0-7 0-11 0-30 0-30-4-30-13 0-56 0-110 0-164 0-8-1-8-8-8-19 19-47 19-59 19 0 4 0 7 0 11 7 0 26 0 43-8 0 49 0 99 0 150 0 9 0 13-30 13-3 0-7 0-11 0 0 3 0 7 0 11 18-2 35-2 53-2s35 0 53 2z"><text:p/></draw:path><draw:path draw:style-name="gr4" draw:text-style-name="P39" svg:width="0.0878in" svg:height="0.1028in" svg:x="0.8783in" svg:y="0.0154in" svg:viewBox="0 0 224 262" svg:d="M223 249c-35-81-68-163-102-245-4-6-14-6-18 0-35 82-68 164-102 245-5 10 11 18 16 7 31-75 63-152 96-228 31 76 62 153 94 228 4 11 20 3 16-7z"><text:p/></draw:path><draw:path draw:style-name="gr4" draw:text-style-name="P39" svg:width="0.0756in" svg:height="0.0748in" svg:x="1.0213in" svg:y="0.0417in" svg:viewBox="0 0 193 191" svg:d="M193 126c0-4-5-4-6-4-3 0-3 2-6 8-6 27-14 52-31 52-12 0-13-12-13-20s1-12 6-31c3-13 6-25 9-37 5-21 10-40 15-59 3-12 3-13 3-15 0-7-6-12-13-12-9 0-15 10-17 20-8-16-20-28-39-28-49 0-101 62-101 124 0 39 23 67 55 67 9 0 30-1 55-31 4 18 18 31 39 31 14 0 24-10 31-23 7-16 8-29 13-42zM134 47c0 2 0 5-1 7-7 28-13 55-20 83-3 7-3 8-9 15-19 23-36 30-48 30-20 0-26-24-26-39 0-22 13-73 23-93 13-25 32-40 49-40 28 0 32 34 32 37z"><text:p/></draw:path><draw:path draw:style-name="gr4" draw:text-style-name="P39" svg:width="0.0512in" svg:height="0.0768in" svg:x="1.1098in" svg:y="0.0791in" svg:viewBox="0 0 131 196" svg:d="M131 142c-4 0-7 0-11 0 0 7-4 24-7 27-3 1-25 1-29 1-18 0-37 0-55 0 31-27 42-34 60-49 21-18 42-36 42-63 0-36-31-58-70-58-36 0-61 25-61 53 0 15 13 17 16 17 7 0 15-5 15-16 0-6-2-16-17-16 9-21 29-27 42-27 30 0 46 23 46 47 0 25-18 45-28 56-24 23-48 47-72 71-2 2-2 2-2 11 41 0 80 0 121 0 4-18 6-36 10-54z"><text:p/></draw:path><draw:path draw:style-name="gr4" draw:text-style-name="P39" svg:width="0.0606in" svg:height="0.1157in" svg:x="1.185in" svg:y="0in" svg:viewBox="0 0 155 295" svg:d="M155 174c0-38-23-68-57-68-19 0-36 13-49 25 11-42 21-84 31-126-2-1 0-5-6-5-9 0-39 4-50 5-4 0-8 0-8 8 0 5 3 5 9 5 21 0 22 2 22 7 0 3-4 17-6 25-12 46-23 92-35 138-5 20-6 27-6 41 0 41 22 66 53 66 50 0 102-62 102-121zM125 155c0 25-15 72-22 87-14 29-33 45-50 45-15 0-28-12-28-43 0-9 0-16 6-42 4-12 6-26 10-39 2-8 2-9 6-14 20-28 39-34 50-34 16 0 28 13 28 40z"><text:p/></draw:path><draw:path draw:style-name="gr4" draw:text-style-name="P39" svg:width="0.0531in" svg:height="0.0791in" svg:x="1.2543in" svg:y="0.0791in" svg:viewBox="0 0 136 202" svg:d="M136 145c0-24-20-47-52-53 31-12 43-33 43-51 0-23-27-41-60-41-32 0-57 16-57 40 0 9 6 15 14 15 10 0 16-7 16-15 0-9-6-15-16-15 11-13 31-17 42-17 13 0 32 8 32 33 0 12-4 26-12 35-9 10-18 12-32 13-8 0-8 0-10 0-1 1-3 1-3 5 0 3 2 3 8 3 5 0 11 0 16 0 23 0 39 16 39 48 0 36-21 47-38 47-12 0-38-4-50-20 14-2 16-11 16-17 0-10-7-16-15-16-9 0-17 5-17 17 0 28 31 46 66 46 42 0 70-28 70-57z"><text:p/></draw:path><draw:path draw:style-name="gr4" draw:text-style-name="P39" svg:width="0.1102in" svg:height="0.0382in" svg:x="1.378in" svg:y="0.0543in" svg:viewBox="0 0 281 98" svg:d="M281 8c0-4-5-8-9-8-87 0-176 0-264 0-4 0-8 4-8 8 0 5 4 9 8 9 88 0 177 0 264 0 4 0 9-4 9-9zM281 90c0-5-5-8-9-8-87 0-176 0-264 0-4 0-8 3-8 8s4 8 8 8c88 0 177 0 264 0 4 0 9-3 9-8z"><text:p/></draw:path><draw:path draw:style-name="gr4" draw:text-style-name="P39" svg:width="0.0756in" svg:height="0.0748in" svg:x="1.55in" svg:y="0.0417in" svg:viewBox="0 0 193 191" svg:d="M193 126c0-4-3-4-5-4-4 0-4 2-6 8-7 27-14 52-32 52-11 0-12-12-12-20s0-12 5-31c3-13 6-25 9-37 5-21 11-40 16-59 2-12 2-13 2-15 0-7-4-12-12-12-10 0-16 10-18 20-7-16-19-28-38-28-49 0-102 62-102 124 0 39 23 67 56 67 9 0 29-1 54-31 4 18 20 31 39 31 15 0 25-10 31-23 7-16 8-29 13-42zM136 47c0 2-2 5-2 7-7 28-14 55-21 83-3 7-3 8-9 15-18 23-36 30-48 30-20 0-26-24-26-39 0-22 13-73 23-93 13-25 32-40 49-40 28 0 34 34 34 37z"><text:p/></draw:path><draw:path draw:style-name="gr4" draw:text-style-name="P39" svg:width="0.0531in" svg:height="0.0791in" svg:x="1.6374in" svg:y="0.0791in" svg:viewBox="0 0 136 202" svg:d="M136 145c0-24-18-47-52-53 31-12 43-33 43-51 0-23-27-41-60-41-32 0-57 16-57 40 0 9 6 15 15 15s15-7 15-15c0-9-6-15-15-15 10-13 30-17 41-17 13 0 32 8 32 33 0 12-4 26-12 35-9 10-18 12-32 13-7 0-8 0-10 0-1 1-3 1-3 5 0 3 3 3 8 3s11 0 16 0c23 0 39 16 39 48 0 36-21 47-38 47-12 0-37-4-50-20 14-2 16-11 16-17 0-10-6-16-15-16s-17 5-17 17c0 28 31 46 66 46 42 0 70-28 70-57z"><text:p/></draw:path><draw:path draw:style-name="gr4" draw:text-style-name="P39" svg:width="0.0606in" svg:height="0.1157in" svg:x="1.7134in" svg:y="0in" svg:viewBox="0 0 155 295" svg:d="M155 174c0-38-22-68-57-68-19 0-36 13-49 25 11-42 21-84 31-126-1-1 0-5-4-5-10 0-41 4-52 5-4 0-8 0-8 8 0 5 3 5 10 5 21 0 21 2 21 7 0 3-4 17-6 25-11 46-23 92-34 138-6 20-7 27-7 41 0 41 23 66 54 66 49 0 101-62 101-121zM125 155c0 25-15 72-22 87-14 29-33 45-49 45-14 0-29-12-29-43 0-9 0-16 7-42 3-12 6-26 9-39 2-8 2-9 7-14 20-28 40-34 50-34 15 0 27 13 27 40z"><text:p/></draw:path><draw:path draw:style-name="gr4" draw:text-style-name="P39" svg:width="0.0508in" svg:height="0.0768in" svg:x="1.7843in" svg:y="0.0791in" svg:viewBox="0 0 130 196" svg:d="M130 142c-4 0-6 0-10 0-1 7-4 24-7 27-3 1-25 1-30 1-18 0-36 0-54 0 31-27 41-34 59-49 21-18 42-36 42-63 0-36-32-58-69-58s-61 25-61 53c0 15 12 17 16 17 7 0 15-5 15-16 0-6-2-16-18-16 10-21 30-27 43-27 30 0 45 23 45 47 0 25-18 45-28 56-24 23-47 47-71 71-2 2-2 2-2 11 41 0 80 0 121 0 3-18 6-36 9-54z"><text:p/></draw:path><draw:path draw:style-name="gr4" draw:text-style-name="P39" svg:width="0.2224in" svg:height="0.0886in" svg:x="1.9531in" svg:y="0.028in" svg:viewBox="0 0 566 226" svg:d="M566 114c0-2-1-5-3-6-30-7-57-25-79-44-18-17-34-38-46-59-1-4-4-5-7-5-5 0-9 4-9 8 0 2 0 3 0 4 11 19 23 37 39 53-151 0-301 0-453 0-4 0-8 3-8 8s4 9 8 9c158 0 314 0 471 0 17 13 36 24 56 32-20 7-39 19-56 32-157 0-313 0-471 0-4 0-8 4-8 9s4 8 8 8c152 0 302 0 453 0-16 15-28 33-39 51 0 1 0 2 0 3 0 5 4 9 9 9 3 0 6-2 7-4 12-22 28-41 46-58 22-20 49-37 79-45 2 0 3-3 3-5z"><text:p/></draw:path><draw:path draw:style-name="gr4" draw:text-style-name="P39" svg:width="0.0756in" svg:height="0.0748in" svg:x="2.2843in" svg:y="0.0417in" svg:viewBox="0 0 193 191" svg:d="M193 126c0-4-3-4-5-4-4 0-4 2-6 8-7 27-14 52-32 52-11 0-12-12-12-20s0-12 5-31c3-13 6-25 9-37 5-21 11-40 16-59 2-12 2-13 2-15 0-7-4-12-12-12-9 0-16 10-18 20-7-16-19-28-38-28-49 0-102 62-102 124 0 39 24 67 56 67 9 0 30-1 56-31 2 18 18 31 38 31 14 0 24-10 31-23 7-16 9-29 12-42zM136 47c0 2-2 5-2 7-7 28-14 55-21 83-1 7-1 8-9 15-18 23-36 30-46 30-22 0-28-24-28-39 0-22 13-73 23-93 13-25 32-40 49-40 28 0 34 34 34 37z"><text:p/></draw:path><draw:path draw:style-name="gr4" draw:text-style-name="P39" svg:width="0.0417in" svg:height="0.0768in" svg:x="2.3783in" svg:y="0.0791in" svg:viewBox="0 0 107 196" svg:d="M107 196c0-4 0-8 0-11-4 0-7 0-11 0-30 0-30-4-30-13 0-56 0-110 0-164 0-8 0-8-8-8-20 19-46 19-58 19 0 4 0 7 0 11 7 0 26 0 43-8 0 49 0 99 0 150 0 9 0 13-30 13-3 0-7 0-11 0 0 3 0 7 0 11 17-2 35-2 52-2 18 0 35 0 53 2z"><text:p/></draw:path><draw:path draw:style-name="gr4" draw:text-style-name="P39" svg:width="0.0606in" svg:height="0.1157in" svg:x="2.4476in" svg:y="0in" svg:viewBox="0 0 155 295" svg:d="M155 174c0-38-22-68-55-68-21 0-38 13-50 25 11-42 21-84 32-126-3-1 0-5-6-5-10 0-41 4-52 5-4 0-8 0-8 8 0 5 4 5 10 5 21 0 21 2 21 7 0 3-4 17-5 25-12 46-23 92-35 138-6 20-7 27-7 41 0 41 23 66 54 66 49 0 101-62 101-121zM125 155c0 25-15 72-22 87-13 29-33 45-49 45-14 0-29-12-29-43 0-9 0-16 7-42 4-12 6-26 10-39 2-8 2-9 6-14 20-28 40-34 50-34 16 0 27 13 27 40z"><text:p/></draw:path><draw:path draw:style-name="gr4" draw:text-style-name="P39" svg:width="0.0531in" svg:height="0.0791in" svg:x="2.5177in" svg:y="0.0791in" svg:viewBox="0 0 136 202" svg:d="M136 145c0-24-20-47-52-53 31-12 42-33 42-51 0-23-28-41-60-41-34 0-58 16-58 40 0 9 8 15 16 15 10 0 16-7 16-15 0-9-6-15-16-15 11-13 31-17 42-17 13 0 31 8 31 33 0 12-3 26-12 35-9 10-18 12-32 13-7 0-9 0-10 0-1 1-2 1-2 5 0 3 2 3 7 3s11 0 16 0c24 0 39 16 39 48 0 36-20 47-38 47-11 0-37-4-49-20 13-2 16-11 16-17 0-10-7-16-16-16s-16 5-16 17c0 28 30 46 66 46 41 0 70-28 70-57z"><text:p/></draw:path><draw:path draw:style-name="gr4" draw:text-style-name="P39" svg:width="0.1102in" svg:height="0.0382in" svg:x="2.6409in" svg:y="0.0543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9" svg:width="0.0752in" svg:height="0.0748in" svg:x="2.8138in" svg:y="0.0417in" svg:viewBox="0 0 192 191" svg:d="M192 126c0-4-4-4-5-4-3 0-5 2-6 8-7 27-14 52-31 52-12 0-13-12-13-20s1-12 6-31c2-13 6-25 8-37 5-21 11-40 16-59 2-12 2-13 2-15 0-7-5-12-12-12-9 0-15 10-17 20-8-16-20-28-39-28-49 0-101 62-101 124 0 39 23 67 55 67 9 0 30-1 55-31 4 18 18 31 39 31 14 0 24-10 31-23 7-16 8-29 12-42zM134 47c0 2 0 5-1 7-7 28-13 55-20 83-3 7-3 8-9 15-19 23-36 30-48 30-21 0-27-24-27-39 0-22 14-73 24-93 13-25 32-40 49-40 26 0 32 34 32 37z"><text:p/></draw:path><draw:path draw:style-name="gr4" draw:text-style-name="P39" svg:width="0.0531in" svg:height="0.0791in" svg:x="2.9012in" svg:y="0.0791in" svg:viewBox="0 0 136 202" svg:d="M136 145c0-24-20-47-52-53 31-12 42-33 42-51 0-23-28-41-60-41-34 0-58 16-58 40 0 9 8 15 16 15 10 0 16-7 16-15 0-9-6-15-16-15 11-13 31-17 42-17 13 0 31 8 31 33 0 12-3 26-12 35-9 10-18 12-32 13-7 0-7 0-10 0-1 1-2 1-2 5 0 3 2 3 7 3 6 0 11 0 17 0 23 0 38 16 38 48 0 36-20 47-37 47-12 0-38-4-50-20 13-2 16-11 16-17 0-10-7-16-16-16-8 0-16 5-16 17 0 28 30 46 66 46 41 0 70-28 70-57z"><text:p/></draw:path><draw:path draw:style-name="gr4" draw:text-style-name="P39" svg:width="0.061in" svg:height="0.1157in" svg:x="2.9768in" svg:y="0in" svg:viewBox="0 0 156 295" svg:d="M156 174c0-38-23-68-56-68-20 0-38 13-50 25 11-42 21-84 32-126-3-1 0-5-6-5-10 0-40 4-52 5-2 0-7 0-7 8 0 5 3 5 9 5 21 0 22 2 22 7 0 3-4 17-6 25-12 46-23 92-35 138-5 20-7 27-7 41 0 41 23 66 54 66 50 0 102-62 102-121zM125 155c0 25-13 72-21 87-14 29-33 45-50 45-14 0-28-12-28-43 0-9 0-16 6-42 4-12 6-26 10-39 2-8 2-9 6-14 20-28 40-34 50-34 16 0 27 13 27 40z"><text:p/></draw:path><draw:path draw:style-name="gr4" draw:text-style-name="P39" svg:width="0.0421in" svg:height="0.0768in" svg:x="3.0528in" svg:y="0.0791in" svg:viewBox="0 0 108 196" svg:d="M108 196c0-4 0-8 0-11-4 0-7 0-11 0-30 0-30-4-30-13 0-56 0-110 0-164 0-8 0-8-8-8-19 19-46 19-59 19 0 4 0 7 0 11 7 0 28 0 43-8 0 49 0 99 0 150 0 9 0 13-29 13-3 0-8 0-12 0 0 3 0 7 0 11 18-2 35-2 53-2s35 0 53 2z"><text:p/></draw:path></draw:g></draw:g>.</text:p>
      <text:p text:style-name="P13">נוכיח כי יחס T הוא יחס סדר. יחס T הוא אנטי־רפלקסיבי שכן לא קיימים מספרים טבעיים עבורם מתקיים <draw:g text:anchor-type="as-char" svg:y="-0.1154in" draw:z-index="31" draw:name="Shape32" draw:style-name="gr1"><svg:title>TexMaths</svg:title><svg:desc>12§display§a_1 b_1 &lt; a_1 b_1§svg§600§FALSE§</svg:desc><draw:g draw:style-name="gr2"><draw:path draw:style-name="gr3" draw:text-style-name="P38" svg:width="0.8in" svg:height="0.1386in" svg:x="0.0016in" svg:y="0.0087in" svg:viewBox="0 0 2033 353" svg:d="M0 0c677 0 1355 0 2033 0 0 118 0 235 0 353-678 0-1356 0-2033 0 0-118 0-235 0-353z"><text:p/></draw:path><draw:path draw:style-name="gr4" draw:text-style-name="P39" svg:width="0.0756in" svg:height="0.0748in" svg:x="-0.0004in" svg:y="0.0417in" svg:viewBox="0 0 193 191" svg:d="M193 126c0-3-3-3-5-3-4 0-4 1-6 7-7 28-15 53-32 53-11 0-12-12-12-21 0-8 0-12 5-31 3-13 6-25 9-37 5-21 10-40 15-59 3-12 3-13 3-15 0-7-4-12-12-12-10 0-16 10-18 20-7-16-20-28-38-28-49 0-102 63-102 124 0 40 23 67 56 67 9 0 29-1 54-31 4 18 20 31 39 31 15 0 25-9 31-23 7-15 8-28 13-42zM136 47c0 2-2 5-2 7-7 28-14 55-21 83-3 7-3 9-9 16-18 23-36 30-48 30-20 0-26-24-26-40 0-21 13-73 23-92 13-26 32-41 49-41 28 0 34 35 34 37z"><text:p/></draw:path><draw:path draw:style-name="gr4" draw:text-style-name="P39" svg:width="0.0417in" svg:height="0.0768in" svg:x="0.0937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draw:path draw:style-name="gr4" draw:text-style-name="P39" svg:width="0.0606in" svg:height="0.1161in" svg:x="0.163in" svg:y="0in" svg:viewBox="0 0 155 296" svg:d="M155 173c0-37-23-67-57-67-19 0-36 13-49 25 11-42 21-84 31-126-1-1 0-5-4-5-10 0-41 4-52 5-4 0-8 0-8 8 0 5 3 5 10 5 20 0 21 2 21 7 0 3-4 17-6 26-12 45-23 91-35 138-5 19-6 26-6 41 0 40 22 66 53 66 50 0 102-63 102-123zM125 155c0 25-15 72-22 88-14 29-33 45-50 45-15 0-28-12-28-44 0-8 0-15 6-42 4-12 6-25 10-38 2-9 2-10 6-15 21-27 39-33 51-33 15 0 27 13 27 39z"><text:p/></draw:path><draw:path draw:style-name="gr4" draw:text-style-name="P39" svg:width="0.0417in" svg:height="0.0768in" svg:x="0.2394in" svg:y="0.078in" svg:viewBox="0 0 107 196" svg:d="M107 196c0-3 0-7 0-11-4 0-7 0-11 0-30 0-30-3-30-13 0-55 0-109 0-164 0-8 0-8-8-8-20 18-46 19-58 19 0 4 0 7 0 11 7 0 26 0 42-8 0 49 0 100 0 150 0 10 0 13-29 13-3 0-8 0-12 0 0 4 0 8 0 11 18-1 35-1 53-1s35 0 53 1z"><text:p/></draw:path><draw:path draw:style-name="gr4" draw:text-style-name="P39" svg:width="0.1024in" svg:height="0.098in" svg:x="0.3598in" svg:y="0.0244in" svg:viewBox="0 0 261 250" svg:d="M257 234c-77-36-154-72-232-109 78-36 155-72 232-108 9-5 2-21-8-16-81 38-163 77-244 115-7 3-7 14 0 17 81 39 163 77 244 116 10 5 17-11 8-15z"><text:p/></draw:path><draw:path draw:style-name="gr4" draw:text-style-name="P39" svg:width="0.0756in" svg:height="0.0748in" svg:x="0.5283in" svg:y="0.0417in" svg:viewBox="0 0 193 191" svg:d="M193 126c0-3-3-3-6-3s-3 1-5 7c-7 28-15 53-32 53-12 0-13-12-13-21 0-8 1-12 6-31 3-13 6-25 9-37 5-21 10-40 15-59 3-12 3-13 3-15 0-7-4-12-12-12-10 0-16 10-18 20-8-16-20-28-39-28-49 0-101 63-101 124 0 40 23 67 56 67 9 0 29-1 54-31 4 18 18 31 39 31 14 0 25-9 31-23 7-15 8-28 13-42zM136 47c0 2-2 5-2 7-7 28-14 55-21 83-3 7-3 9-9 16-19 23-36 30-48 30-20 0-26-24-26-40 0-21 13-73 23-92 13-26 32-41 49-41 28 0 34 35 34 37z"><text:p/></draw:path><draw:path draw:style-name="gr4" draw:text-style-name="P39" svg:width="0.0421in" svg:height="0.0768in" svg:x="0.622in" svg:y="0.078in" svg:viewBox="0 0 108 196" svg:d="M108 196c0-3 0-7 0-11-4 0-7 0-11 0-30 0-30-3-30-13 0-55 0-109 0-164 0-8-1-8-8-8-19 18-47 19-59 19 0 4 0 7 0 11 7 0 28 0 43-8 0 49 0 100 0 150 0 10 0 13-30 13-3 0-7 0-11 0 0 4 0 8 0 11 18-1 35-1 53-1s35 0 53 1z"><text:p/></draw:path><draw:path draw:style-name="gr4" draw:text-style-name="P39" svg:width="0.0606in" svg:height="0.1161in" svg:x="0.6921in" svg:y="0in" svg:viewBox="0 0 155 296" svg:d="M155 173c0-37-23-67-57-67-19 0-36 13-49 25 11-42 21-84 31-126-2-1 0-5-6-5-9 0-39 4-50 5-4 0-8 0-8 8 0 5 3 5 9 5 21 0 22 2 22 7 0 3-4 17-6 26-12 45-23 91-35 138-5 19-6 26-6 41 0 40 22 66 53 66 50 0 102-63 102-123zM125 155c0 25-15 72-22 88-14 29-33 45-50 45-15 0-28-12-28-44 0-8 0-15 6-42 4-12 6-25 10-38 2-9 2-10 6-15 20-27 39-33 50-33 16 0 28 13 28 39z"><text:p/></draw:path><draw:path draw:style-name="gr4" draw:text-style-name="P39" svg:width="0.0417in" svg:height="0.0768in" svg:x="0.7681in" svg:y="0.078in" svg:viewBox="0 0 107 196" svg:d="M107 196c0-3 0-7 0-11-4 0-7 0-11 0-30 0-30-3-30-13 0-55 0-109 0-164 0-8 0-8-8-8-20 18-46 19-58 19 0 4 0 7 0 11 6 0 26 0 42-8 0 49 0 100 0 150 0 10 0 13-29 13-3 0-8 0-12 0 0 4 0 8 0 11 18-1 35-1 53-1s35 0 53 1z"><text:p/></draw:path></draw:g></draw:g>. יחס T הוא גם טרנזיטיבי, שכן בהינתן <draw:g text:anchor-type="as-char" svg:y="-0.1244in" draw:z-index="32" draw:name="Shape33" draw:style-name="gr1"><svg:title>TexMaths</svg:title><svg:desc>12§display§\langle a_3, b_3 \rangle \in A§svg§600§FALSE§</svg:desc><draw:g draw:style-name="gr2"><draw:path draw:style-name="gr3" draw:text-style-name="P38" svg:width="0.8157in" svg:height="0.15in" svg:x="-0.0004in" svg:y="0.0083in" svg:viewBox="0 0 2073 382" svg:d="M1037 382c-346 0-691 0-1037 0 0-128 0-255 0-382 691 0 1381 0 2073 0 0 127 0 254 0 382-346 0-692 0-1036 0z"><text:p/></draw:path><draw:path draw:style-name="gr4" draw:text-style-name="P39" svg:width="0.037in" svg:height="0.165in" svg:x="0.0094in" svg:y="0in" svg:viewBox="0 0 95 420" svg:d="M95 412c0-2 0-3 0-4-27-66-52-132-78-197 26-67 51-133 78-199 0-1 0-2 0-4 0-4-4-8-9-8-3 0-6 2-7 6-26 67-53 134-79 202 0 1 0 2 0 3s0 1 0 3c26 66 53 133 79 200 1 4 4 6 7 6 5 0 9-4 9-8z"><text:p/></draw:path><draw:path draw:style-name="gr4" draw:text-style-name="P39" svg:width="0.0756in" svg:height="0.0748in" svg:x="0.0622in" svg:y="0.0508in" svg:viewBox="0 0 193 191" svg:d="M193 126c0-4-3-4-5-4-4 0-4 2-6 8-7 27-15 51-32 51-12 0-13-11-13-19s1-12 6-31c3-13 6-25 9-37 5-20 10-40 15-59 3-12 3-13 3-15 0-7-4-12-12-12-10 0-16 10-18 20-7-16-20-28-38-28-50 0-102 62-102 124 0 39 23 67 56 67 9 0 29-1 54-31 4 18 18 31 39 31 15 0 25-10 31-23 7-16 8-29 13-42zM136 47c0 2-2 5-2 7-7 28-14 55-21 83-3 7-3 8-9 14-18 24-36 30-48 30-20 0-26-23-26-39 0-21 13-72 23-92 13-25 32-40 49-40 28 0 34 34 34 37z"><text:p/></draw:path><draw:path draw:style-name="gr4" draw:text-style-name="P39" svg:width="0.0531in" svg:height="0.0791in" svg:x="0.15in" svg:y="0.0862in" svg:viewBox="0 0 136 202" svg:d="M136 144c0-23-20-46-52-53 31-11 42-32 42-50 0-24-26-41-59-41s-57 16-57 40c0 9 6 15 14 15 10 0 16-7 16-15 0-9-6-15-16-16 11-12 31-16 42-16 13 0 32 6 32 33 0 12-4 25-12 35-9 10-18 12-33 13-7 0-7 0-9 0-1 1-3 1-3 3 0 5 2 5 8 5 5 0 11 0 16 0 23 0 39 16 39 47 0 37-21 48-38 48-12 0-38-4-50-20 14-2 16-11 16-17 0-10-7-16-15-16-9 0-17 5-17 17 0 28 31 46 66 46 41 0 70-28 70-58z"><text:p/></draw:path><draw:path draw:style-name="gr4" draw:text-style-name="P39" svg:width="0.0189in" svg:height="0.0492in" svg:x="0.2319in" svg:y="0.1059in" svg:viewBox="0 0 49 126" svg:d="M49 44c0-27-9-44-26-44-15 0-23 11-23 23 0 11 8 21 23 21 5 0 11-1 14-4 1-2 1-2 3-2 0 3 1 0 1 6 0 32-16 57-29 70-5 5-5 6-5 7 0 4 3 5 4 5 5 0 38-32 38-82z"><text:p/></draw:path><draw:path draw:style-name="gr4" draw:text-style-name="P39" svg:width="0.0606in" svg:height="0.1157in" svg:x="0.2996in" svg:y="0.0091in" svg:viewBox="0 0 155 295" svg:d="M155 173c0-39-23-67-57-67-19 0-36 12-49 25 11-42 21-84 31-126-1-1 0-5-4-5-10 0-41 4-52 4-4 1-8 1-8 8 0 6 3 6 10 6 20 0 21 2 21 7 0 3-4 17-6 25-12 46-23 92-35 138-5 21-6 28-6 41 0 40 22 66 53 66 50 0 102-62 102-122zM125 155c0 25-15 73-22 87-14 29-33 44-50 44-15 0-28-11-28-42 0-9 0-15 7-41 3-13 6-27 9-40 2-8 2-9 7-14 20-28 40-34 50-34 15 0 27 12 27 40z"><text:p/></draw:path><draw:path draw:style-name="gr4" draw:text-style-name="P39" svg:width="0.0531in" svg:height="0.0791in" svg:x="0.3689in" svg:y="0.0862in" svg:viewBox="0 0 136 202" svg:d="M136 144c0-23-18-46-51-53 30-11 42-32 42-50 0-24-27-41-60-41-32 0-57 16-57 40 0 9 6 15 15 15s15-7 15-15c0-9-6-15-15-16 10-12 30-16 41-16 13 0 32 6 32 33 0 12-4 25-12 35-9 10-18 12-32 13-7 0-8 0-10 0-1 1-3 1-3 3 0 5 3 5 8 5s11 0 16 0c23 0 39 16 39 47 0 37-21 48-38 48-12 0-37-4-50-20 14-2 18-11 18-17 0-10-8-16-17-16s-17 5-17 17c0 28 31 46 67 46 41 0 69-28 69-58z"><text:p/></draw:path><draw:path draw:style-name="gr4" draw:text-style-name="P39" svg:width="0.037in" svg:height="0.165in" svg:x="0.4457in" svg:y="0in" svg:viewBox="0 0 95 420" svg:d="M95 211c0-1 0-2 0-3-27-68-52-135-78-202-1-4-5-6-9-6s-8 4-8 8c0 2 0 3 0 4 26 66 52 132 78 199-26 65-52 131-78 197 0 1 0 2 0 4 0 4 4 8 8 8s8-2 9-6c26-67 51-134 78-200 0-2 0-2 0-3z"><text:p/></draw:path><draw:path draw:style-name="gr4" draw:text-style-name="P39" svg:width="0.0839in" svg:height="0.0961in" svg:x="0.561in" svg:y="0.0335in" svg:viewBox="0 0 214 245" svg:d="M214 236c0-4-4-7-9-7-27 0-54 0-81 0-57 0-102-43-106-97 62 0 125 0 187 0 11 0 11-17 0-17-62 0-125 0-187 0 4-55 49-98 106-98 27 0 54 0 81 0 5 0 9-4 9-9 0-4-4-8-9-8-27 0-54 0-81 0-69 0-124 55-124 124 0 67 55 121 124 121 27 0 54 0 81 0 5 0 9-4 9-9z"><text:p/></draw:path><draw:path draw:style-name="gr4" draw:text-style-name="P39" svg:width="0.1134in" svg:height="0.1177in" svg:x="0.7102in" svg:y="0.0059in" svg:viewBox="0 0 289 300" svg:d="M289 292c0-5-5-5-9-5-27 0-27-3-28-15-8-86-18-174-26-261 0-9 0-11-8-11-7 0-8 4-10 7-50 82-99 163-148 245-17 28-32 34-52 35-4 1-8 1-8 8 0 3 2 5 5 5 12 0 25-1 37-1 13 0 28 1 42 1 2 0 7 0 7-7 0-5-3-6-6-6-9 0-20-4-20-15 0-4 2-9 6-15 3-5 3-5 32-53 35 0 71 0 106 0 1 10 7 65 7 70 0 12-23 13-31 13-6 0-10 0-10 8 0 5 4 4 6 5 17 0 35-1 53-1 11 0 37 1 47 1 3 0 8 0 8-8zM208 191c-33 0-64 0-96 0 27-47 55-93 82-138 5 45 9 91 14 138z"><text:p/></draw:path></draw:g></draw:g>, מתקיים <draw:g text:anchor-type="as-char" svg:y="-0.1154in" draw:z-index="33" draw:name="Shape34" draw:style-name="gr1"><svg:title>TexMaths</svg:title><svg:desc>12§display§a_1 b_2 &lt; a_2 b_1 \land a_2 b_3 &lt; a_3 b_2 \implies a_1 b_3 &lt; a_3 b_1§svg§600§FALSE§</svg:desc><draw:g draw:style-name="gr2"><draw:path draw:style-name="gr3" draw:text-style-name="P38" svg:width="3.085in" svg:height="0.1406in" svg:x="0.0016in" svg:y="0.0087in" svg:viewBox="0 0 7837 358" svg:d="M0 0c2612 0 5225 0 7837 0 0 119 0 239 0 358-2612 0-5225 0-7837 0 0-119 0-239 0-358z"><text:p/></draw:path><draw:path draw:style-name="gr4" draw:text-style-name="P39" svg:width="0.0756in" svg:height="0.0748in" svg:x="-0.0004in" svg:y="0.0417in" svg:viewBox="0 0 193 191" svg:d="M193 126c0-4-3-4-5-4-4 0-4 2-6 8-7 27-14 52-32 52-11 0-12-12-12-20s0-12 5-31c3-13 6-25 9-37 5-21 11-40 16-59 2-12 2-13 2-15 0-7-4-12-12-12-10 0-16 10-18 20-7-16-19-28-38-28-49 0-102 62-102 124 0 39 23 67 56 67 9 0 29-1 54-31 4 18 20 31 39 31 15 0 25-10 31-23 7-16 8-29 13-42zM136 47c0 2-2 5-2 7-7 28-14 55-21 83-3 7-3 8-9 15-18 23-36 30-48 30-20 0-26-24-26-39 0-22 13-73 23-93 13-25 32-40 49-40 28 0 34 34 34 37z"><text:p/></draw:path><draw:path draw:style-name="gr4" draw:text-style-name="P39" svg:width="0.0417in" svg:height="0.0768in" svg:x="0.0937in" svg:y="0.0791in" svg:viewBox="0 0 107 196" svg:d="M107 196c0-4 0-8 0-11-4 0-7 0-11 0-30 0-30-4-30-13 0-56 0-110 0-164 0-8 0-8-8-8-20 19-46 19-58 19 0 4 0 7 0 11 7 0 26 0 42-8 0 49 0 99 0 150 0 9 0 13-29 13-3 0-8 0-12 0 0 3 0 7 0 11 18-2 35-2 53-2s35 0 53 2z"><text:p/></draw:path><draw:path draw:style-name="gr4" draw:text-style-name="P39" svg:width="0.0606in" svg:height="0.1157in" svg:x="0.163in" svg:y="0in" svg:viewBox="0 0 155 295" svg:d="M155 174c0-38-22-68-55-68-21 0-38 13-51 25 11-42 21-84 31-126-1-1 0-5-4-5-10 0-41 4-52 5-4 0-8 0-8 8 0 5 3 5 10 5 21 0 21 2 21 7 0 3-4 17-6 25-11 46-23 92-34 138-6 20-7 27-7 41 0 41 23 66 54 66 49 0 101-62 101-121zM125 155c0 25-15 72-22 87-14 29-33 45-49 45-14 0-29-12-29-43 0-9 0-16 7-42 3-12 6-26 9-39 2-8 2-9 7-14 20-28 40-34 50-34 15 0 27 13 27 40z"><text:p/></draw:path><draw:path draw:style-name="gr4" draw:text-style-name="P39" svg:width="0.0508in" svg:height="0.0768in" svg:x="0.2339in" svg:y="0.0791in" svg:viewBox="0 0 130 196" svg:d="M130 142c-4 0-6 0-10 0-1 7-4 24-7 27-3 1-25 1-30 1-18 0-36 0-54 0 31-27 41-34 59-49 21-18 42-36 42-63 0-36-32-58-69-58s-61 25-61 53c0 15 12 17 16 17 7 0 15-5 15-16 0-6-2-16-18-16 10-21 30-27 43-27 30 0 46 23 46 47 0 25-19 45-29 56-24 23-47 47-71 71-2 2-2 2-2 11 41 0 80 0 121 0 3-18 6-36 9-54z"><text:p/></draw:path><draw:path draw:style-name="gr4" draw:text-style-name="P39" svg:width="0.1028in" svg:height="0.0976in" svg:x="0.3594in" svg:y="0.024in" svg:viewBox="0 0 262 249" svg:d="M257 234c-76-36-154-72-231-109 77-36 155-72 231-108 11-5 3-21-8-16-81 38-163 77-244 115-6 4-6 13 0 17 81 38 163 77 244 115 11 5 19-11 8-14z"><text:p/></draw:path><draw:path draw:style-name="gr4" draw:text-style-name="P39" svg:width="0.0756in" svg:height="0.0748in" svg:x="0.5287in" svg:y="0.0417in" svg:viewBox="0 0 193 191" svg:d="M193 126c0-4-3-4-5-4-3 0-4 2-6 8-7 27-14 52-32 52-11 0-12-12-12-20s1-12 6-31c2-13 6-25 8-37 5-21 11-40 16-59 2-12 2-13 2-15 0-7-4-12-12-12-9 0-16 10-18 20-7-16-19-28-38-28-49 0-102 62-102 124 0 39 24 67 56 67 9 0 30-1 56-31 3 18 18 31 38 31 14 0 24-10 31-23 7-16 9-29 12-42zM136 47c0 2-2 5-2 7-7 28-13 55-20 83-2 7-2 8-8 15-20 23-36 30-48 30-22 0-28-24-28-39 0-22 14-73 24-93 13-25 31-40 48-40 28 0 34 34 34 37z"><text:p/></draw:path><draw:path draw:style-name="gr4" draw:text-style-name="P39" svg:width="0.0508in" svg:height="0.0768in" svg:x="0.6173in" svg:y="0.0791in" svg:viewBox="0 0 130 196" svg:d="M130 142c-4 0-6 0-10 0-1 7-4 24-7 27-3 1-25 1-30 1-18 0-36 0-54 0 31-27 42-34 59-49 21-18 42-36 42-63 0-36-32-58-69-58s-61 25-61 53c0 15 12 17 16 17 7 0 15-5 15-16 0-6-2-16-18-16 10-21 30-27 43-27 30 0 46 23 46 47 0 25-19 45-29 56-24 23-47 47-71 71-2 2-2 2-2 11 41 0 80 0 121 0 3-18 6-36 9-54z"><text:p/></draw:path><draw:path draw:style-name="gr4" draw:text-style-name="P39" svg:width="0.061in" svg:height="0.1157in" svg:x="0.6921in" svg:y="0in" svg:viewBox="0 0 156 295" svg:d="M156 174c0-38-23-68-56-68-20 0-38 13-50 25 11-42 21-84 32-126-3-1 0-5-6-5-10 0-41 4-52 5-4 0-7 0-7 8 0 5 3 5 9 5 21 0 22 2 22 7 0 3-5 17-6 25-12 46-23 92-35 138-5 20-7 27-7 41 0 41 23 66 54 66 49 0 102-62 102-121zM125 155c0 25-13 72-22 87-13 29-32 45-49 45-14 0-29-12-29-43 0-9 0-16 7-42 4-12 6-26 10-39 2-8 2-9 6-14 20-28 40-34 50-34 16 0 27 13 27 40z"><text:p/></draw:path><draw:path draw:style-name="gr4" draw:text-style-name="P39" svg:width="0.0421in" svg:height="0.0768in" svg:x="0.7681in" svg:y="0.0791in" svg:viewBox="0 0 108 196" svg:d="M108 196c0-4 0-8 0-11-4 0-7 0-11 0-30 0-30-4-30-13 0-56 0-110 0-164 0-8-1-8-8-8-19 19-47 19-59 19 0 4 0 7 0 11 7 0 26 0 43-8 0 49 0 99 0 150 0 9 0 13-30 13-3 0-7 0-11 0 0 3 0 7 0 11 18-2 35-2 53-2s35 0 53 2z"><text:p/></draw:path><draw:path draw:style-name="gr4" draw:text-style-name="P39" svg:width="0.0878in" svg:height="0.1028in" svg:x="0.8783in" svg:y="0.0154in" svg:viewBox="0 0 224 262" svg:d="M223 249c-35-81-68-163-102-245-4-6-14-6-18 0-35 82-68 164-102 245-5 10 11 18 16 7 31-75 63-152 96-228 31 76 62 153 94 228 4 11 20 3 16-7z"><text:p/></draw:path><draw:path draw:style-name="gr4" draw:text-style-name="P39" svg:width="0.0756in" svg:height="0.0748in" svg:x="1.0213in" svg:y="0.0417in" svg:viewBox="0 0 193 191" svg:d="M193 126c0-4-5-4-6-4-3 0-3 2-6 8-6 27-14 52-31 52-12 0-13-12-13-20s1-12 6-31c3-13 6-25 9-37 5-21 10-40 15-59 3-12 3-13 3-15 0-7-6-12-13-12-9 0-15 10-17 20-8-16-20-28-39-28-49 0-101 62-101 124 0 39 23 67 55 67 9 0 30-1 55-31 4 18 18 31 39 31 14 0 24-10 31-23 7-16 8-29 13-42zM134 47c0 2 0 5-1 7-7 28-13 55-20 83-3 7-3 8-9 15-19 23-36 30-48 30-20 0-26-24-26-39 0-22 13-73 23-93 13-25 32-40 49-40 28 0 32 34 32 37z"><text:p/></draw:path><draw:path draw:style-name="gr4" draw:text-style-name="P39" svg:width="0.0512in" svg:height="0.0768in" svg:x="1.1098in" svg:y="0.0791in" svg:viewBox="0 0 131 196" svg:d="M131 142c-4 0-7 0-11 0 0 7-4 24-7 27-3 1-25 1-29 1-18 0-37 0-55 0 31-27 42-34 60-49 21-18 42-36 42-63 0-36-31-58-70-58-36 0-61 25-61 53 0 15 13 17 16 17 7 0 15-5 15-16 0-6-2-16-17-16 9-21 29-27 42-27 30 0 46 23 46 47 0 25-18 45-28 56-24 23-48 47-72 71-2 2-2 2-2 11 41 0 80 0 121 0 4-18 6-36 10-54z"><text:p/></draw:path><draw:path draw:style-name="gr4" draw:text-style-name="P39" svg:width="0.0606in" svg:height="0.1157in" svg:x="1.185in" svg:y="0in" svg:viewBox="0 0 155 295" svg:d="M155 174c0-38-23-68-57-68-19 0-36 13-49 25 11-42 21-84 31-126-2-1 0-5-6-5-9 0-39 4-50 5-4 0-8 0-8 8 0 5 3 5 9 5 21 0 22 2 22 7 0 3-4 17-6 25-12 46-23 92-35 138-5 20-6 27-6 41 0 41 22 66 53 66 50 0 102-62 102-121zM125 155c0 25-15 72-22 87-14 29-33 45-50 45-15 0-28-12-28-43 0-9 0-16 6-42 4-12 6-26 10-39 2-8 2-9 6-14 20-28 39-34 50-34 16 0 28 13 28 40z"><text:p/></draw:path><draw:path draw:style-name="gr4" draw:text-style-name="P39" svg:width="0.0531in" svg:height="0.0791in" svg:x="1.2543in" svg:y="0.0791in" svg:viewBox="0 0 136 202" svg:d="M136 145c0-24-20-47-52-53 31-12 43-33 43-51 0-23-27-41-60-41-32 0-57 16-57 40 0 9 6 15 14 15 10 0 16-7 16-15 0-9-6-15-16-15 11-13 31-17 42-17 13 0 32 8 32 33 0 12-4 26-12 35-9 10-18 12-32 13-8 0-8 0-10 0-1 1-3 1-3 5 0 3 2 3 8 3 5 0 11 0 16 0 23 0 39 16 39 48 0 36-21 47-38 47-12 0-38-4-50-20 14-2 16-11 16-17 0-10-7-16-15-16-9 0-17 5-17 17 0 28 31 46 66 46 42 0 70-28 70-57z"><text:p/></draw:path><draw:path draw:style-name="gr4" draw:text-style-name="P39" svg:width="0.1024in" svg:height="0.0976in" svg:x="1.3815in" svg:y="0.024in" svg:viewBox="0 0 261 249" svg:d="M255 234c-76-36-153-72-231-109 78-36 155-72 231-108 10-5 4-21-7-16-81 38-162 77-244 115-6 4-6 13 0 17 82 38 163 77 244 115 11 5 17-11 7-14z"><text:p/></draw:path><draw:path draw:style-name="gr4" draw:text-style-name="P39" svg:width="0.0756in" svg:height="0.0748in" svg:x="1.55in" svg:y="0.0417in" svg:viewBox="0 0 193 191" svg:d="M193 126c0-4-3-4-5-4-4 0-4 2-6 8-7 27-14 52-32 52-11 0-12-12-12-20s0-12 5-31c3-13 6-25 9-37 5-21 11-40 16-59 2-12 2-13 2-15 0-7-4-12-12-12-10 0-16 10-18 20-7-16-19-28-38-28-49 0-102 62-102 124 0 39 23 67 56 67 9 0 29-1 54-31 4 18 20 31 39 31 15 0 25-10 31-23 7-16 8-29 13-42zM136 47c0 2-2 5-2 7-7 28-14 55-21 83-3 7-3 8-9 15-18 23-36 30-48 30-20 0-26-24-26-39 0-22 13-73 23-93 13-25 32-40 49-40 28 0 34 34 34 37z"><text:p/></draw:path><draw:path draw:style-name="gr4" draw:text-style-name="P39" svg:width="0.0531in" svg:height="0.0791in" svg:x="1.6374in" svg:y="0.0791in" svg:viewBox="0 0 136 202" svg:d="M136 145c0-24-18-47-52-53 31-12 43-33 43-51 0-23-27-41-60-41-32 0-57 16-57 40 0 9 6 15 15 15s15-7 15-15c0-9-6-15-15-15 10-13 30-17 41-17 13 0 32 8 32 33 0 12-4 26-12 35-9 10-18 12-32 13-7 0-8 0-10 0-1 1-3 1-3 5 0 3 3 3 8 3s11 0 16 0c23 0 39 16 39 48 0 36-21 47-38 47-12 0-37-4-50-20 14-2 16-11 16-17 0-10-6-16-15-16s-17 5-17 17c0 28 31 46 66 46 42 0 70-28 70-57z"><text:p/></draw:path><draw:path draw:style-name="gr4" draw:text-style-name="P39" svg:width="0.0606in" svg:height="0.1157in" svg:x="1.7134in" svg:y="0in" svg:viewBox="0 0 155 295" svg:d="M155 174c0-38-22-68-57-68-19 0-36 13-49 25 11-42 21-84 31-126-1-1 0-5-4-5-10 0-41 4-52 5-4 0-8 0-8 8 0 5 3 5 10 5 21 0 21 2 21 7 0 3-4 17-6 25-11 46-23 92-34 138-6 20-7 27-7 41 0 41 23 66 54 66 49 0 101-62 101-121zM125 155c0 25-15 72-22 87-14 29-33 45-49 45-14 0-29-12-29-43 0-9 0-16 7-42 3-12 6-26 9-39 2-8 2-9 7-14 20-28 40-34 50-34 15 0 27 13 27 40z"><text:p/></draw:path><draw:path draw:style-name="gr4" draw:text-style-name="P39" svg:width="0.0508in" svg:height="0.0768in" svg:x="1.7843in" svg:y="0.0791in" svg:viewBox="0 0 130 196" svg:d="M130 142c-4 0-6 0-10 0-1 7-4 24-7 27-3 1-25 1-30 1-18 0-36 0-54 0 31-27 41-34 59-49 21-18 42-36 42-63 0-36-32-58-69-58s-61 25-61 53c0 15 12 17 16 17 7 0 15-5 15-16 0-6-2-16-18-16 10-21 30-27 43-27 30 0 45 23 45 47 0 25-18 45-28 56-24 23-47 47-71 71-2 2-2 2-2 11 41 0 80 0 121 0 3-18 6-36 9-54z"><text:p/></draw:path><draw:path draw:style-name="gr4" draw:text-style-name="P39" svg:width="0.2224in" svg:height="0.0886in" svg:x="1.9531in" svg:y="0.028in" svg:viewBox="0 0 566 226" svg:d="M566 114c0-2-1-5-3-6-30-7-57-25-79-44-18-17-34-38-46-59-1-4-4-5-7-5-5 0-9 4-9 8 0 2 0 3 0 4 11 19 23 37 39 53-151 0-301 0-453 0-4 0-8 3-8 8s4 9 8 9c158 0 314 0 471 0 17 13 36 24 56 32-20 7-39 19-56 32-157 0-313 0-471 0-4 0-8 4-8 9s4 8 8 8c152 0 302 0 453 0-16 15-28 33-39 51 0 1 0 2 0 3 0 5 4 9 9 9 3 0 6-2 7-4 12-22 28-41 46-58 22-20 49-37 79-45 2 0 3-3 3-5z"><text:p/></draw:path><draw:path draw:style-name="gr4" draw:text-style-name="P39" svg:width="0.0756in" svg:height="0.0748in" svg:x="2.2843in" svg:y="0.0417in" svg:viewBox="0 0 193 191" svg:d="M193 126c0-4-3-4-5-4-4 0-4 2-6 8-7 27-14 52-32 52-11 0-12-12-12-20s0-12 5-31c3-13 6-25 9-37 5-21 11-40 16-59 2-12 2-13 2-15 0-7-4-12-12-12-9 0-16 10-18 20-7-16-19-28-38-28-49 0-102 62-102 124 0 39 24 67 56 67 9 0 30-1 56-31 2 18 18 31 38 31 14 0 24-10 31-23 7-16 9-29 12-42zM136 47c0 2-2 5-2 7-7 28-14 55-21 83-1 7-1 8-9 15-18 23-36 30-46 30-22 0-28-24-28-39 0-22 13-73 23-93 13-25 32-40 49-40 28 0 34 34 34 37z"><text:p/></draw:path><draw:path draw:style-name="gr4" draw:text-style-name="P39" svg:width="0.0417in" svg:height="0.0768in" svg:x="2.3783in" svg:y="0.0791in" svg:viewBox="0 0 107 196" svg:d="M107 196c0-4 0-8 0-11-4 0-7 0-11 0-30 0-30-4-30-13 0-56 0-110 0-164 0-8 0-8-8-8-20 19-46 19-58 19 0 4 0 7 0 11 7 0 26 0 43-8 0 49 0 99 0 150 0 9 0 13-30 13-3 0-7 0-11 0 0 3 0 7 0 11 17-2 35-2 52-2 18 0 35 0 53 2z"><text:p/></draw:path><draw:path draw:style-name="gr4" draw:text-style-name="P39" svg:width="0.0606in" svg:height="0.1157in" svg:x="2.4476in" svg:y="0in" svg:viewBox="0 0 155 295" svg:d="M155 174c0-38-22-68-55-68-21 0-38 13-50 25 11-42 21-84 32-126-3-1 0-5-6-5-10 0-41 4-52 5-4 0-8 0-8 8 0 5 4 5 10 5 21 0 21 2 21 7 0 3-4 17-5 25-12 46-23 92-35 138-6 20-7 27-7 41 0 41 23 66 54 66 49 0 101-62 101-121zM125 155c0 25-15 72-22 87-13 29-33 45-49 45-14 0-29-12-29-43 0-9 0-16 7-42 4-12 6-26 10-39 2-8 2-9 6-14 20-28 40-34 50-34 16 0 27 13 27 40z"><text:p/></draw:path><draw:path draw:style-name="gr4" draw:text-style-name="P39" svg:width="0.0531in" svg:height="0.0791in" svg:x="2.5177in" svg:y="0.0791in" svg:viewBox="0 0 136 202" svg:d="M136 145c0-24-20-47-52-53 31-12 42-33 42-51 0-23-28-41-60-41-34 0-58 16-58 40 0 9 8 15 16 15 10 0 16-7 16-15 0-9-6-15-16-15 11-13 31-17 42-17 13 0 31 8 31 33 0 12-3 26-12 35-9 10-18 12-32 13-7 0-9 0-10 0-1 1-2 1-2 5 0 3 2 3 7 3s11 0 16 0c24 0 39 16 39 48 0 36-20 47-38 47-11 0-37-4-49-20 13-2 16-11 16-17 0-10-7-16-16-16s-16 5-16 17c0 28 30 46 66 46 41 0 70-28 70-57z"><text:p/></draw:path><draw:path draw:style-name="gr4" draw:text-style-name="P39" svg:width="0.1024in" svg:height="0.0976in" svg:x="2.6449in" svg:y="0.024in" svg:viewBox="0 0 261 249" svg:d="M258 234c-77-36-158-72-236-109 78-36 159-72 236-108 9-5 0-21-11-16-81 38-161 77-242 115-6 4-6 13 0 17 81 38 161 77 242 115 11 5 20-11 11-14z"><text:p/></draw:path><draw:path draw:style-name="gr4" draw:text-style-name="P39" svg:width="0.0752in" svg:height="0.0748in" svg:x="2.8138in" svg:y="0.0417in" svg:viewBox="0 0 192 191" svg:d="M192 126c0-4-4-4-5-4-3 0-5 2-6 8-7 27-14 52-31 52-12 0-13-12-13-20s1-12 6-31c2-13 6-25 8-37 5-21 11-40 16-59 2-12 2-13 2-15 0-7-5-12-12-12-9 0-15 10-17 20-8-16-20-28-39-28-49 0-101 62-101 124 0 39 23 67 55 67 9 0 30-1 55-31 4 18 18 31 39 31 14 0 24-10 31-23 7-16 8-29 12-42zM134 47c0 2 0 5-1 7-7 28-13 55-20 83-3 7-3 8-9 15-19 23-36 30-48 30-21 0-27-24-27-39 0-22 14-73 24-93 13-25 32-40 49-40 26 0 32 34 32 37z"><text:p/></draw:path><draw:path draw:style-name="gr4" draw:text-style-name="P39" svg:width="0.0531in" svg:height="0.0791in" svg:x="2.9012in" svg:y="0.0791in" svg:viewBox="0 0 136 202" svg:d="M136 145c0-24-20-47-52-53 31-12 42-33 42-51 0-23-28-41-60-41-34 0-58 16-58 40 0 9 8 15 16 15 10 0 16-7 16-15 0-9-6-15-16-15 11-13 31-17 42-17 13 0 31 8 31 33 0 12-3 26-12 35-9 10-18 12-32 13-7 0-7 0-10 0-1 1-2 1-2 5 0 3 2 3 7 3 6 0 11 0 17 0 23 0 38 16 38 48 0 36-20 47-37 47-12 0-38-4-50-20 13-2 16-11 16-17 0-10-7-16-16-16-8 0-16 5-16 17 0 28 30 46 66 46 41 0 70-28 70-57z"><text:p/></draw:path><draw:path draw:style-name="gr4" draw:text-style-name="P39" svg:width="0.061in" svg:height="0.1157in" svg:x="2.9768in" svg:y="0in" svg:viewBox="0 0 156 295" svg:d="M156 174c0-38-23-68-56-68-20 0-38 13-50 25 11-42 21-84 32-126-3-1 0-5-6-5-10 0-40 4-52 5-2 0-7 0-7 8 0 5 3 5 9 5 21 0 22 2 22 7 0 3-4 17-6 25-12 46-23 92-35 138-5 20-7 27-7 41 0 41 23 66 54 66 50 0 102-62 102-121zM125 155c0 25-13 72-21 87-14 29-33 45-50 45-14 0-28-12-28-43 0-9 0-16 6-42 4-12 6-26 10-39 2-8 2-9 6-14 20-28 40-34 50-34 16 0 27 13 27 40z"><text:p/></draw:path><draw:path draw:style-name="gr4" draw:text-style-name="P39" svg:width="0.0421in" svg:height="0.0768in" svg:x="3.0528in" svg:y="0.0791in" svg:viewBox="0 0 108 196" svg:d="M108 196c0-4 0-8 0-11-4 0-7 0-11 0-30 0-30-4-30-13 0-56 0-110 0-164 0-8 0-8-8-8-19 19-46 19-59 19 0 4 0 7 0 11 7 0 28 0 43-8 0 49 0 99 0 150 0 9 0 13-29 13-3 0-8 0-12 0 0 3 0 7 0 11 18-2 35-2 53-2s35 0 53 2z"><text:p/></draw:path></draw:g></draw:g>.</text:p>
      <text:h text:style-name="P31" text:outline-level="2">סעיף ב’</text:h>
      <text:p text:style-name="P14">לכל <draw:g text:anchor-type="as-char" svg:y="-0.1236in" draw:z-index="34" draw:name="Shape38" draw:style-name="gr1"><svg:title>TexMaths</svg:title><svg:desc>12§display§n \in \{ N \backslash \{ 0 \} \}§svg§600§FALSE§</svg:desc><draw:g draw:style-name="gr2"><draw:path draw:style-name="gr3" draw:text-style-name="P38" svg:width="0.9213in" svg:height="0.148in" svg:x="0.0031in" svg:y="0.0083in" svg:viewBox="0 0 2341 377" svg:d="M1171 377c-391 0-781 0-1171 0 0-126 0-251 0-377 780 0 1561 0 2341 0 0 126 0 251 0 377-390 0-780 0-1170 0z"><text:p/></draw:path><draw:path draw:style-name="gr4" draw:text-style-name="P39" svg:width="0.0898in" svg:height="0.0748in" svg:x="-0.0004in" svg:y="0.0508in" svg:viewBox="0 0 229 191" svg:d="M229 126c0-3-3-3-5-3-4 0-4 1-7 7-8 29-21 52-42 52-7 0-11-4-11-14 0-11 4-20 8-30 8-23 26-68 26-92 0-29-18-46-49-46-37 0-58 28-65 37-2-24-20-37-40-37-19 0-27 17-31 24-7 14-13 40-13 41 0 5 4 4 6 5 4 0 4-1 7-10 7-30 16-50 30-50 9 0 13 4 13 19 0 8-1 13-6 35-8 32-16 65-25 97-1 7-3 17-3 19 0 8 6 11 12 11 4 0 13-3 15-12 1-1 6-20 9-31 3-13 6-25 9-37 3-10 5-20 7-29 2-7 4-13 5-21 6-13 29-51 69-51 19 0 22 15 22 28 0 27-20 81-26 99-5 10-5 14-5 19 0 21 15 35 35 35 40 0 55-61 55-65z"><text:p/></draw:path><draw:path draw:style-name="gr4" draw:text-style-name="P39" svg:width="0.0839in" svg:height="0.0961in" svg:x="0.1539in" svg:y="0.0343in" svg:viewBox="0 0 214 245" svg:d="M214 237c0-5-4-9-9-9-27 0-54 0-81 0-57 0-102-42-106-96 62 0 125 0 187 0 11 0 11-18 0-18-62 0-125 0-187 0 4-54 49-97 106-97 27 0 54 0 81 0 5 0 9-4 9-9 0-4-4-8-9-8-27 0-54 0-81 0-69 0-124 54-124 123 0 67 55 122 124 122 27 0 54 0 81 0 5 0 9-3 9-8z"><text:p/></draw:path><draw:path draw:style-name="gr4" draw:text-style-name="P39" svg:width="0.0579in" svg:height="0.1654in" svg:x="0.3098in" svg:y="-0.0004in" svg:viewBox="0 0 148 421" svg:d="M148 416c0-4-3-6-5-6-33 0-55-21-55-42 0-35 0-70 0-106 0-24-21-42-48-52 27-8 48-27 48-51 0-36 0-71 0-106 0-22 22-42 55-42 2 0 5-4 5-6 0-4-3-5-5-5-45 0-83 22-83 53 0 35 0 70 0 106 0 24-23 47-55 47-3 0-5 1-5 4s2 6 5 6c32 0 55 22 55 46 0 36 0 71 0 106 0 31 38 53 83 53 2 0 5-3 5-5z"><text:p/></draw:path><draw:path draw:style-name="gr4" draw:text-style-name="P39" svg:width="0.1394in" svg:height="0.1122in" svg:x="0.387in" svg:y="0.011in" svg:viewBox="0 0 355 286" svg:d="M355 5c-2-1 0-5-6-5-13 0-29 1-42 1-14 0-29-1-43-1-2 0-7 0-7 8 0 5 3 5 7 5 24 0 29 9 29 18 0 1-1 7-1 9-16 62-33 125-48 187-32-73-62-146-93-220-3-7-3-7-13-7-19 0-38 0-58 0-8 0-12 0-12 8 0 5 4 5 12 5 3 0 29 0 29 4-19 74-37 150-56 225-5 16-12 30-46 31-2 0-7 1-7 8 0 4 2 5 6 5 13 0 28-1 42-1s29 1 43 1c3 0 7 0 7-8 0-4-3-5-8-5-24 0-28-10-28-18 0-4 0-5 2-10 19-73 37-148 56-221 1 2 1 2 4 7 34 82 69 165 104 247 4 7 5 8 8 8 5 0 5-1 8-8 19-77 39-155 58-234 4-18 12-30 46-31 2 0 7-1 7-8z"><text:p/></draw:path><draw:path draw:style-name="gr4" draw:text-style-name="P39" svg:width="0.0642in" svg:height="0.1654in" svg:x="0.5402in" svg:y="-0.0004in" svg:viewBox="0 0 164 421" svg:d="M164 412c0-1 0-2-1-3-49-135-97-268-146-403-1-4-5-6-9-6s-8 4-8 8c0 2 0 3 0 4 49 135 98 268 148 403 1 3 4 6 8 6 5 0 8-4 8-9z"><text:p/></draw:path><draw:path draw:style-name="gr4" draw:text-style-name="P39" svg:width="0.0579in" svg:height="0.1654in" svg:x="0.6264in" svg:y="-0.0004in" svg:viewBox="0 0 148 421" svg:d="M148 416c0-4-3-6-5-6-33 0-55-21-55-42 0-35 0-70 0-106 0-24-21-42-50-52 29-8 50-27 50-51 0-36 0-71 0-106 0-22 22-42 55-42 2 0 5-4 5-6 0-4-3-5-5-5-45 0-83 22-83 53 0 35 0 70 0 106 0 24-24 47-55 47-3 0-5 1-5 4s2 6 5 6c31 0 55 22 55 46 0 36 0 71 0 106 0 31 38 53 83 53 2 0 5-3 5-5z"><text:p/></draw:path><draw:path draw:style-name="gr4" draw:text-style-name="P39" svg:width="0.0697in" svg:height="0.113in" svg:x="0.7035in" svg:y="0.0138in" svg:viewBox="0 0 178 288" svg:d="M178 145c0-33-3-67-17-98-21-41-54-47-72-47-25 0-57 11-73 49-14 30-16 63-16 96 0 32 1 70 19 100 18 35 48 43 70 43 23 0 54-8 73-49 13-27 16-60 16-94zM143 141c0 31 0 60-5 86-7 40-31 52-49 52-17 0-42-11-49-51-5-24-5-63-5-87 0-28 0-56 3-78 8-50 40-55 51-55 13 0 41 9 49 50 5 24 5 56 5 83z"><text:p/></draw:path><draw:path draw:style-name="gr4" draw:text-style-name="P39" svg:width="0.0579in" svg:height="0.1654in" svg:x="0.7921in" svg:y="-0.0004in" svg:viewBox="0 0 148 421" svg:d="M148 210c0-2-3-4-5-4-31 0-55-23-55-47 0-36 0-71 0-106 0-31-39-53-83-53-3 0-5 1-5 5 0 2 2 6 5 6 32 0 55 20 55 42 0 35 0 70 0 106 0 24 20 43 48 51-28 10-48 28-48 52 0 36 0 71 0 106 0 21-23 42-55 42-3 0-5 3-5 6 0 4 2 5 5 5 44 0 83-22 83-53 0-35 0-70 0-106 0-24 24-46 55-46 2 0 5-2 5-6z"><text:p/></draw:path><draw:path draw:style-name="gr4" draw:text-style-name="P39" svg:width="0.0579in" svg:height="0.1654in" svg:x="0.8756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text:s/>נסמן <draw:g text:anchor-type="as-char" svg:y="-0.1165in" draw:z-index="35" draw:name="Shape39" draw:style-name="gr1"><svg:title>TexMaths</svg:title><svg:desc>12§display§S_{\langle n, 1 \rangle}§svg§600§FALSE§</svg:desc><draw:g draw:style-name="gr2"><draw:path draw:style-name="gr3" draw:text-style-name="P38" svg:width="0.3488in" svg:height="0.1693in" svg:x="-0.0004in" svg:y="0.0083in" svg:viewBox="0 0 887 431" svg:d="M444 431c-149 0-296 0-444 0 0-144 0-287 0-431 295 0 592 0 887 0 0 144 0 287 0 431-148 0-295 0-443 0z"><text:p/></draw:path><draw:path draw:style-name="gr4" draw:text-style-name="P39" svg:width="0.0984in" svg:height="0.1197in" svg:x="-0.0004in" svg:y="0in" svg:viewBox="0 0 251 305" svg:d="M251 5c0-1-1-5-5-5-2 0-2 1-8 6-8 8-14 16-20 24-12-19-33-30-61-30-53 0-103 49-103 100 0 33 22 54 43 60 16 3 30 7 46 12 15 3 38 9 38 44 0 37-35 77-75 77-28 0-75-10-75-61 0-10 3-21 4-23 0-1 0-2 0-2 0-5-3-5-5-5s-2 0-4 1c-2 2-26 97-26 98 0 3 2 4 5 4 2 0 2 0 8-6 7-7 13-16 21-24 18 24 46 30 70 30 58 0 107-54 107-107 0-29-14-43-20-49-10-10-16-11-54-21-10-3-18-6-28-8-11-4-25-16-25-38 0-34 34-70 73-70 35 0 61 18 61 65 0 14-2 21-2 24 1 1 0 5 5 5s5-2 7-9c7-31 14-61 23-92z"><text:p/></draw:path><draw:path draw:style-name="gr4" draw:text-style-name="P39" svg:width="0.026in" svg:height="0.1154in" svg:x="0.1055in" svg:y="0.072in" svg:viewBox="0 0 67 294" svg:d="M67 288c0-1 0-1 0-2-18-46-37-93-55-138 18-47 37-93 55-140 0-1 0-1 0-2 0-4-2-6-6-6-2 0-5 1-6 4-18 46-36 93-54 141-1 2-1 2-1 3s0 1 1 2c18 47 36 94 54 141 1 2 4 3 6 3 4 0 6-2 6-6z"><text:p/></draw:path><draw:path draw:style-name="gr4" draw:text-style-name="P39" svg:width="0.0705in" svg:height="0.052in" svg:x="0.1433in" svg:y="0.1075in" svg:viewBox="0 0 180 133" svg:d="M180 88c0-4-2-3-4-4-4 0-4 2-6 5-7 24-19 36-31 36-6 0-7-4-7-11 0-6 1-11 6-24 4-8 16-40 16-56 0-29-23-34-39-34-24 0-41 16-49 26-2-20-19-26-31-26-13 0-21 10-24 16-6 10-11 27-11 30s5 3 6 3c4 0 4-1 6-9 5-17 10-32 22-32 7 0 9 6 9 15 0 6-2 17-5 24-2 8-3 18-6 26-3 12-6 25-9 39-1 3-4 10-4 12 0 6 6 9 11 9s8-5 11-7c1-4 3-12 6-18 2-10 3-18 6-26 2-6 3-14 5-20 3-12 3-14 13-27 7-11 21-27 43-27 18 0 18 15 18 21 0 18-13 50-18 62-2 9-4 12-4 17 0 16 14 25 28 25 30 0 42-41 42-45z"><text:p/></draw:path><draw:path draw:style-name="gr4" draw:text-style-name="P39" svg:width="0.0142in" svg:height="0.0354in" svg:x="0.2327in" svg:y="0.1441in" svg:viewBox="0 0 37 91" svg:d="M37 32c0-18-7-32-20-32-10 0-17 7-17 17 0 9 6 17 17 17 7 0 8-4 12-5 0 17-3 36-23 54-1 1-2 2-2 3 0 3 2 5 4 5 4 0 29-24 29-59z"><text:p/></draw:path><draw:path draw:style-name="gr4" draw:text-style-name="P39" svg:width="0.0421in" svg:height="0.0768in" svg:x="0.2713in" svg:y="0.0811in" svg:viewBox="0 0 108 196" svg:d="M108 196c0-4 0-7 0-10-4 0-8 0-12 0-29 0-29-5-29-14 0-56 0-110 0-164 0-8-1-8-9-8-18 19-46 19-58 19 0 4 0 7 0 11 7 0 26 0 43-8 0 50 0 99 0 150 0 9 0 14-30 14-3 0-7 0-11 0 0 3 0 6 0 10 18-1 35-1 53-1s35 0 53 1z"><text:p/></draw:path><draw:path draw:style-name="gr4" draw:text-style-name="P39" svg:width="0.026in" svg:height="0.1154in" svg:x="0.3307in" svg:y="0.072in" svg:viewBox="0 0 67 294" svg:d="M67 148c0-1 0-1 0-3-18-48-37-95-55-141-1-3-4-4-6-4-4 0-6 2-6 6 0 1 0 1 1 2 18 47 36 93 54 140-18 45-36 92-54 138-1 1-1 1-1 2 0 4 2 6 6 6 2 0 5-1 6-3 18-47 37-94 55-141 0-1 0-1 0-2z"><text:p/></draw:path></draw:g></draw:g><text:s/>את מחלקת השקילות של <draw:g text:anchor-type="as-char" svg:y="-0.1236in" draw:z-index="36" draw:name="Shape40" draw:style-name="gr1"><svg:title>TexMaths</svg:title><svg:desc>12§display§\langle n, 1 \rangle§svg§600§FALSE§</svg:desc><draw:g draw:style-name="gr2"><draw:path draw:style-name="gr3" draw:text-style-name="P38" svg:width="0.3492in" svg:height="0.148in" svg:x="-0.0004in" svg:y="0.0083in" svg:viewBox="0 0 888 377" svg:d="M445 377c-148 0-296 0-445 0 0-126 0-251 0-377 297 0 592 0 888 0 0 126 0 251 0 377-147 0-295 0-443 0z"><text:p/></draw:path><draw:path draw:style-name="gr4" draw:text-style-name="P39" svg:width="0.037in" svg:height="0.1654in" svg:x="0.0094in" svg:y="-0.0004in" svg:viewBox="0 0 95 421" svg:d="M95 412c0-1 0-2 0-3-27-66-52-133-78-199 26-66 51-132 78-198 0-1 0-2 0-4 0-4-4-8-9-8-3 0-6 2-8 6-26 67-52 135-78 202 0 1 0 0 0 2s0 3 0 4c26 66 52 133 78 201 2 3 5 6 8 6 5 0 9-4 9-9z"><text:p/></draw:path><draw:path draw:style-name="gr4" draw:text-style-name="P39" svg:width="0.0894in" svg:height="0.0748in" svg:x="0.0606in" svg:y="0.0508in" svg:viewBox="0 0 228 191" svg:d="M228 126c0-3-4-3-5-3-5 0-5 1-6 7-8 29-23 52-43 52-7 0-11-4-11-14 0-11 5-20 9-30 7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8-51 69-51 19 0 22 15 22 28 0 27-20 81-27 99-4 10-5 14-5 19 0 21 16 35 35 35 39 0 55-61 55-65z"><text:p/></draw:path><draw:path draw:style-name="gr4" draw:text-style-name="P39" svg:width="0.0189in" svg:height="0.0492in" svg:x="0.1697in" svg:y="0.1059in" svg:viewBox="0 0 49 126" svg:d="M49 44c0-27-11-44-27-44-14 0-22 11-22 23 0 11 8 21 22 21 4 0 10-1 14-4 1-2 1-2 2-2 0 3 2 0 2 6 0 32-15 57-29 70-5 5-5 6-5 7 0 3 2 5 5 5s38-32 38-82z"><text:p/></draw:path><draw:path draw:style-name="gr4" draw:text-style-name="P39" svg:width="0.0539in" svg:height="0.1094in" svg:x="0.2433in" svg:y="0.0138in" svg:viewBox="0 0 138 279" svg:d="M138 279c0-4 0-9 0-13-5 0-8 0-13 0-37 0-39-5-39-21 0-78 0-156 0-234 0-11 0-11-10-11-26 26-63 26-76 26 0 5 0 9 0 14 8 0 32 0 55-11 0 72 0 144 0 216 0 16-1 21-39 21-5 0-9 0-14 0 0 4 0 9 0 13 15-1 52-1 69-1s53 0 67 1z"><text:p/></draw:path><draw:path draw:style-name="gr4" draw:text-style-name="P39" svg:width="0.0374in" svg:height="0.1654in" svg:x="0.3201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text:s/>על R. עבור כל <draw:g text:anchor-type="as-char" svg:y="-0.1201in" draw:z-index="37" draw:name="Shape41" draw:style-name="gr1"><svg:title>TexMaths</svg:title><svg:desc>12§display§m \ne n§svg§600§FALSE§</svg:desc><draw:g draw:style-name="gr2"><draw:path draw:style-name="gr3" draw:text-style-name="P38" svg:width="0.4441in" svg:height="0.1409in" svg:x="0.0031in" svg:y="0.0083in" svg:viewBox="0 0 1129 359" svg:d="M0 0c376 0 753 0 1129 0 0 120 0 239 0 359-376 0-753 0-1129 0 0-120 0-239 0-359z"><text:p/></draw:path><draw:path draw:style-name="gr4" draw:text-style-name="P39" svg:width="0.1358in" svg:height="0.0744in" svg:x="-0.0004in" svg:y="0.0476in" svg:viewBox="0 0 346 190" svg:d="M346 125c0-4-4-4-5-4-5 0-5 1-7 7-6 23-19 53-43 53-8 0-10-5-10-14 0-11 4-21 7-30 9-22 27-69 27-93 0-26-18-44-50-44s-52 18-68 41c0-6-1-21-13-30-11-9-24-11-35-11-37 0-59 26-66 36-1-24-19-36-39-36-19 0-27 16-31 24-7 14-13 40-13 41 0 3 4 2 5 3 5 0 5 0 7-9 7-30 16-49 31-49 7 0 13 2 13 19 0 8-1 13-7 35-8 32-15 64-24 97-1 6-3 15-3 18 0 7 6 11 12 11 4 0 12-3 15-11 0-1 5-22 9-31 2-14 6-27 8-39 2-9 6-18 7-27 3-8 4-15 6-22 6-13 29-50 69-50 19 0 23 14 23 28 0 11-3 23-6 35-4 16-9 33-12 49-5 16-5 18-9 32-1 8-6 22-6 25 0 7 6 11 13 11 12 0 16-10 18-24 9-34 17-68 26-101 1-5 24-55 69-55 18 0 23 13 23 28 0 24-17 72-25 94-5 11-6 16-6 24 0 19 14 34 35 34 39 0 55-62 55-65z"><text:p/></draw:path><draw:path draw:style-name="gr4" draw:text-style-name="P39" svg:width="0.1102in" svg:height="0.1579in" svg:x="0.1957in" svg:y="0in" svg:viewBox="0 0 281 402" svg:d="M281 241c0-5-4-8-8-8-46 0-90 0-135 0 9-22 16-42 24-64 36 0 73 0 111 0 4 0 8-3 8-8s-4-9-8-9c-35 0-70 0-105 0 17-48 34-94 52-141 0-1 0-1 0-3 0-4-4-8-9-8-3 0-7 2-7 6-18 49-36 97-54 146-47 0-95 0-142 0-3 0-8 4-8 9s5 8 8 8c46 0 90 0 136 0-8 22-15 42-24 64-37 0-74 0-112 0-3 0-8 3-8 8s5 9 8 9c35 0 71 0 106 0-17 48-35 94-52 141 0 1 0 1 0 3 0 4 4 8 9 8 3 0 6-2 7-6 18-49 36-97 54-146 47 0 94 0 141 0 4 0 8-4 8-9z"><text:p/></draw:path><draw:path draw:style-name="gr4" draw:text-style-name="P39" svg:width="0.0894in" svg:height="0.0744in" svg:x="0.3665in" svg:y="0.0476in" svg:viewBox="0 0 228 190" svg:d="M228 125c0-4-3-4-5-4-4 0-4 1-6 7-9 29-22 53-43 53-7 0-11-5-11-14 0-11 4-21 9-30 7-22 25-69 25-93 0-27-18-44-48-44-38 0-59 26-66 36-3-23-19-36-39-36s-27 16-32 24c-6 14-12 38-12 41s4 2 5 3c3 0 5 0 7-9 7-30 16-49 31-49 9 0 12 4 12 19 0 8-1 13-6 35-8 32-17 64-25 97-1 6-4 15-4 18 0 7 6 11 12 11s14-3 16-11c1-1 6-22 8-31 4-14 6-27 10-39 2-9 5-18 7-27 1-8 4-15 5-22 7-13 29-50 70-50 18 0 23 14 23 28 0 27-22 81-28 99-4 9-5 14-5 19 0 19 16 34 35 34 40 0 55-62 55-65z"><text:p/></draw:path></draw:g></draw:g><text:s/>נראה כי לא מתקיים <draw:g text:anchor-type="as-char" svg:y="-0.1165in" draw:z-index="38" draw:name="Shape42" draw:style-name="gr1"><svg:title>TexMaths</svg:title><svg:desc>12§display§S_{\langle n, 1 \rangle} = S_{\langle m, 1 \rangle}§svg§600§FALSE§</svg:desc><draw:g draw:style-name="gr2"><draw:path draw:style-name="gr3" draw:text-style-name="P38" svg:width="0.9937in" svg:height="0.1693in" svg:x="-0.0004in" svg:y="0.0083in" svg:viewBox="0 0 2525 431" svg:d="M1263 431c-421 0-842 0-1263 0 0-144 0-287 0-431 842 0 1683 0 2525 0 0 144 0 287 0 431-421 0-842 0-1262 0z"><text:p/></draw:path><draw:path draw:style-name="gr4" draw:text-style-name="P39" svg:width="0.0984in" svg:height="0.1197in" svg:x="-0.0004in" svg:y="0in" svg:viewBox="0 0 251 305" svg:d="M251 5c0-1-2-5-5-5s-3 1-7 6c-7 8-13 16-21 24-10-19-33-30-60-30-54 0-104 49-104 100 0 33 22 54 43 60 16 3 30 7 46 12 15 3 38 9 38 44 0 37-35 77-75 77-28 0-75-10-75-61 0-10 3-21 4-23 0-1 0-2 0-2 0-5-3-5-5-5s-2 0-4 1c-2 2-26 97-26 98 0 3 2 4 5 4 2 0 2 0 8-6 7-7 13-16 21-24 18 24 46 30 70 30 58 0 107-54 107-107 0-29-13-43-20-49-10-10-16-11-53-21-10-3-19-6-29-8-11-4-25-16-25-38 0-34 34-70 73-70 35 0 61 18 61 65 0 14-2 21-2 24 2 1 0 5 6 5 4 0 4-2 6-9 7-31 15-61 23-92z"><text:p/></draw:path><draw:path draw:style-name="gr4" draw:text-style-name="P39" svg:width="0.0256in" svg:height="0.1154in" svg:x="0.1059in" svg:y="0.072in" svg:viewBox="0 0 66 294" svg:d="M66 288c0-1 0-1 0-2-18-46-36-93-54-138 18-47 36-93 54-140 0-1 0-1 0-2 0-4-2-6-6-6-2 0-5 1-5 4-18 46-37 93-55 141 0 2 0 2 0 3s0 1 0 2c18 47 37 94 55 141 0 2 3 3 5 3 4 0 6-2 6-6z"><text:p/></draw:path><draw:path draw:style-name="gr4" draw:text-style-name="P39" svg:width="0.0705in" svg:height="0.052in" svg:x="0.1437in" svg:y="0.1075in" svg:viewBox="0 0 180 133" svg:d="M180 88c0-4-4-4-5-4-3 0-5 2-6 5-6 24-19 36-31 36-6 0-7-4-7-11 0-6 1-11 7-24 4-8 16-40 16-56 0-29-23-34-39-34-25 0-41 16-50 26-1-20-19-26-31-26-14 0-20 10-23 16-7 10-11 27-11 30s4 3 5 3c3 0 5-1 6-9 5-17 11-32 21-32 9 0 10 6 10 15 0 6-2 17-5 24-2 8-3 18-6 26-3 12-6 25-9 39-2 3-3 10-3 12 0 6 5 9 10 9 6 0 9-5 12-7 1-4 3-12 5-18 2-10 4-18 7-26 1-6 2-14 5-20 2-12 3-14 12-27 8-11 21-27 44-27 17 0 17 15 17 21 0 18-12 50-17 62-4 9-5 12-5 17 0 16 13 25 29 25 29 0 42-41 42-45z"><text:p/></draw:path><draw:path draw:style-name="gr4" draw:text-style-name="P39" svg:width="0.0146in" svg:height="0.0354in" svg:x="0.2327in" svg:y="0.1441in" svg:viewBox="0 0 38 91" svg:d="M38 32c0-18-7-32-21-32-10 0-17 7-17 17 0 9 7 17 18 17 6 0 8-4 12-5 0 17-4 36-24 54-1 1-1 2-1 3 0 3 2 5 3 5 5 0 30-24 30-59z"><text:p/></draw:path><draw:path draw:style-name="gr4" draw:text-style-name="P39" svg:width="0.0417in" svg:height="0.0768in" svg:x="0.272in" svg:y="0.0811in" svg:viewBox="0 0 107 196" svg:d="M107 196c0-4 0-7 0-10-4 0-7 0-11 0-30 0-30-5-30-14 0-56 0-110 0-164 0-8 0-8-8-8-20 19-46 19-58 19 0 4 0 7 0 11 7 0 26 0 43-8 0 50 0 99 0 150 0 9 0 14-30 14-3 0-7 0-11 0 0 3 0 6 0 10 17-1 35-1 52-1 18 0 35 0 53 1z"><text:p/></draw:path><draw:path draw:style-name="gr4" draw:text-style-name="P39" svg:width="0.026in" svg:height="0.1154in" svg:x="0.3315in" svg:y="0.072in" svg:viewBox="0 0 67 294" svg:d="M67 148c0-1 0-1-1-3-18-48-36-95-54-141-1-3-4-4-6-4-4 0-6 2-6 6 0 1 0 1 0 2 18 47 37 93 55 140-18 45-37 92-55 138 0 1 0 1 0 2 0 4 2 6 6 6 2 0 5-1 6-3 18-47 36-94 54-141 1-1 1-1 1-2z"><text:p/></draw:path><draw:path draw:style-name="gr4" draw:text-style-name="P39" svg:width="0.1102in" svg:height="0.0382in" svg:x="0.4339in" svg:y="0.0559in" svg:viewBox="0 0 281 98" svg:d="M281 8c0-4-4-8-9-8-87 0-176 0-264 0-3 0-8 4-8 8 0 5 5 9 8 9 88 0 177 0 264 0 5 0 9-4 9-9zM281 90c0-5-4-8-9-8-87 0-176 0-264 0-3 0-8 3-8 8s5 8 8 8c88 0 177 0 264 0 5 0 9-3 9-8z"><text:p/></draw:path><draw:path draw:style-name="gr4" draw:text-style-name="P39" svg:width="0.0976in" svg:height="0.1197in" svg:x="0.6083in" svg:y="0in" svg:viewBox="0 0 249 305" svg:d="M249 5c0-1 0-5-4-5-2 0-3 1-7 6-8 8-14 16-21 24-11-19-32-30-60-30-54 0-104 49-104 100 0 33 23 54 44 60 15 3 30 7 45 12 15 3 39 9 39 44 0 37-35 77-77 77-26 0-73-10-73-61 0-10 3-21 3-23 0-1 1-2 1-2 0-5-4-5-5-5-2 0-4 0-5 1-1 2-25 97-25 98 0 3 2 4 5 4 2 0 2 0 7-6 7-7 13-16 20-24 18 24 47 30 72 30 57 0 107-54 107-107 0-29-14-43-20-49-10-10-17-11-54-21-10-3-18-6-28-8-12-4-26-16-26-38 0-34 33-70 74-70 35 0 60 18 60 65 0 14-1 21-1 24 1 1 0 5 5 5 3 0 5-2 6-9 7-31 15-61 22-92z"><text:p/></draw:path><draw:path draw:style-name="gr4" draw:text-style-name="P39" svg:width="0.026in" svg:height="0.1154in" svg:x="0.7142in" svg:y="0.072in" svg:viewBox="0 0 67 294" svg:d="M67 288c0-1 0-1-1-2-18-46-36-93-54-138 18-47 36-93 54-140 1-1 1-1 1-2 0-4-3-6-6-6-2 0-5 1-6 4-18 46-37 93-55 141 0 2 0 2 0 3s0 1 0 2c18 47 37 94 55 141 1 2 4 3 6 3 3 0 6-2 6-6z"><text:p/></draw:path><draw:path draw:style-name="gr4" draw:text-style-name="P39" svg:width="0.1063in" svg:height="0.052in" svg:x="0.752in" svg:y="0.1075in" svg:viewBox="0 0 271 133" svg:d="M271 88c0-4-4-4-5-4-3 0-5 2-6 5-6 24-19 36-31 36-6 0-7-4-7-11 0-6 1-11 7-24 4-8 16-40 16-56 0-5 0-17-11-26-6-4-14-8-28-8-26 0-43 18-52 30-3-25-23-30-39-30-24 0-41 16-49 26-2-20-19-26-32-26-12 0-20 10-23 16-6 10-11 27-11 30s4 2 5 3c5 0 5-1 7-9 4-17 10-32 22-32 7 0 9 6 9 15 0 6-2 17-5 24-2 8-4 18-7 26-2 12-6 25-8 39-1 3-4 10-4 12 0 6 6 9 11 9s10-5 11-7c1-4 3-12 6-18 2-10 3-18 6-26 1-6 3-14 5-20 3-12 3-14 12-27 8-11 22-27 44-27 18 0 18 15 18 21 0 7-1 11-5 27-5 17-8 33-13 50-1 6-4 16-4 18 0 6 5 9 10 9 6 0 11-5 12-7 1-4 4-12 5-18 2-10 5-18 7-26 1-6 4-14 5-20 3-13 3-13 8-22 10-15 25-32 48-32 17 0 17 14 17 21 0 18-12 50-17 62-3 9-5 12-5 17 0 16 14 25 28 25 30 0 43-41 43-45z"><text:p/></draw:path><draw:path draw:style-name="gr4" draw:text-style-name="P39" svg:width="0.0146in" svg:height="0.0354in" svg:x="0.8772in" svg:y="0.1441in" svg:viewBox="0 0 38 91" svg:d="M38 32c0-18-7-32-21-32-10 0-17 7-17 17 0 9 7 17 18 17 7 0 8-4 12-5 0 17-4 36-23 54-1 1-2 2-2 3 0 3 2 5 3 5 5 0 30-24 30-59z"><text:p/></draw:path><draw:path draw:style-name="gr4" draw:text-style-name="P39" svg:width="0.0421in" svg:height="0.0768in" svg:x="0.9161in" svg:y="0.0811in" svg:viewBox="0 0 108 196" svg:d="M108 196c0-4 0-7 0-10-4 0-8 0-12 0-29 0-29-5-29-14 0-56 0-110 0-164 0-8-1-8-9-8-18 19-46 19-58 19 0 4 0 7 0 11 7 0 26 0 43-8 0 50 0 99 0 150 0 9 0 14-30 14-3 0-7 0-11 0 0 3 0 6 0 10 18-1 35-1 53-1s35 0 53 1z"><text:p/></draw:path><draw:path draw:style-name="gr4" draw:text-style-name="P39" svg:width="0.026in" svg:height="0.1154in" svg:x="0.9756in" svg:y="0.072in" svg:viewBox="0 0 67 294" svg:d="M67 148c0-1 0-1 0-3-18-48-37-95-55-141-1-3-4-4-6-4-4 0-6 2-6 6 0 1 0 1 0 2 18 47 37 93 55 140-18 45-37 92-55 138 0 1 0 1 0 2 0 4 2 6 6 6 2 0 5-1 6-3 18-47 37-94 55-141 0-1 0-1 0-2z"><text:p/></draw:path></draw:g></draw:g>, שכן <draw:g text:anchor-type="as-char" svg:y="-0.1201in" draw:z-index="39" draw:name="Shape43" draw:style-name="gr1"><svg:title>TexMaths</svg:title><svg:desc>12§display§n \cdot 1 \ne m \cdot 1§svg§600§FALSE§</svg:desc><draw:g draw:style-name="gr2"><draw:path draw:style-name="gr3" draw:text-style-name="P38" svg:width="0.8413in" svg:height="0.1409in" svg:x="0.0031in" svg:y="0.0083in" svg:viewBox="0 0 2138 359" svg:d="M0 0c713 0 1425 0 2138 0 0 120 0 239 0 359-713 0-1425 0-2138 0 0-120 0-239 0-359z"><text:p/></draw:path><draw:path draw:style-name="gr4" draw:text-style-name="P39" svg:width="0.0898in" svg:height="0.0744in" svg:x="-0.0004in" svg:y="0.0476in" svg:viewBox="0 0 229 190" svg:d="M229 125c0-4-5-4-6-4-3 0-3 1-6 7-8 29-23 53-43 53-7 0-10-5-10-14 0-11 4-21 8-30 8-22 26-69 26-93 0-27-19-44-49-44-37 0-59 26-66 36-1-23-19-36-39-36-19 0-27 16-31 24-7 14-13 38-13 41s4 2 5 3c5 0 5 0 7-9 7-30 16-49 31-49 9 0 13 4 13 19 0 8-1 13-7 35-8 32-15 64-24 97-1 6-3 15-3 18 0 7 6 11 12 11 4 0 12-3 15-11 0-1 5-22 9-31 2-14 6-27 8-39 2-9 6-18 7-27 3-8 4-15 6-22 6-13 29-50 69-50 19 0 22 14 22 28 0 27-20 81-27 99-4 9-4 14-4 19 0 19 15 34 35 34 40 0 55-62 55-65z"><text:p/></draw:path><draw:path draw:style-name="gr4" draw:text-style-name="P39" svg:width="0.0169in" svg:height="0.0177in" svg:x="0.1457in" svg:y="0.0705in" svg:viewBox="0 0 44 46" svg:d="M44 23c0-12-9-23-21-23-13 0-23 11-23 23s10 23 23 23c12 0 21-11 21-23z"><text:p/></draw:path><draw:path draw:style-name="gr4" draw:text-style-name="P39" svg:width="0.0543in" svg:height="0.1098in" svg:x="0.2291in" svg:y="0.0102in" svg:viewBox="0 0 139 280" svg:d="M139 280c0-4 0-9 0-14-5 0-9 0-14 0-37 0-39-4-39-20 0-78 0-156 0-234 0-11 0-12-9-12-27 28-64 28-77 28 0 4 0 8 0 13 8 0 34 0 55-11 0 72 0 144 0 216 0 14-1 20-39 20-5 0-9 0-14 0 0 5 0 10 0 14 15-3 52-3 69-3s53 0 68 3z"><text:p/></draw:path><draw:path draw:style-name="gr4" draw:text-style-name="P39" svg:width="0.1102in" svg:height="0.1579in" svg:x="0.3524in" svg:y="0in" svg:viewBox="0 0 281 402" svg:d="M281 241c0-5-4-8-9-8-44 0-90 0-134 0 8-22 16-42 24-64 37 0 73 0 110 0 5 0 9-3 9-8s-4-9-9-9c-34 0-69 0-104 0 17-48 35-94 52-141 0-1 0-1 0-3 0-4-4-8-9-8-3 0-7 2-7 6-18 49-36 97-54 146-47 0-95 0-142 0-3 0-8 4-8 9s5 8 8 8c46 0 90 0 136 0-8 22-16 42-24 64-37 0-74 0-112 0-3 0-8 3-8 8s5 9 8 9c35 0 71 0 106 0-17 48-35 94-52 141 0 1 0 1 0 3 0 4 4 8 9 8 3 0 6-2 7-6 18-49 36-97 54-146 47 0 94 0 140 0 5 0 9-4 9-9z"><text:p/></draw:path><draw:path draw:style-name="gr4" draw:text-style-name="P39" svg:width="0.135in" svg:height="0.0744in" svg:x="0.5232in" svg:y="0.0476in" svg:viewBox="0 0 344 190" svg:d="M344 125c0-4-3-4-4-4-4 0-4 1-6 7-6 23-20 53-44 53-7 0-9-5-9-14 0-11 3-21 7-30 8-22 26-69 26-93 0-26-18-44-49-44s-53 18-68 41c0-6-3-21-13-30-11-9-24-11-35-11-39 0-59 26-66 36-3-24-19-36-39-36-19 0-27 16-31 24-8 14-13 40-13 41 0 3 4 2 5 3 5 0 5 0 7-9 7-30 16-49 31-49 6 0 13 2 13 19 0 8-2 13-7 35-8 32-15 64-24 97-2 6-5 15-5 18 0 7 6 11 14 11 4 0 12-3 15-11 0-1 5-22 7-31 4-14 6-27 10-39 2-9 5-18 7-27 1-8 4-15 5-22 7-13 29-50 70-50 19 0 22 14 22 28 0 11-3 23-7 35-3 16-7 33-11 49s-4 18-8 32c-2 8-6 22-6 25 0 7 6 11 12 11 13 0 16-10 19-24 9-34 17-68 25-101 2-5 24-55 70-55 18 0 23 13 23 28 0 24-18 72-27 94-3 11-4 16-4 24 0 19 14 34 33 34 41 0 55-62 55-65z"><text:p/></draw:path><draw:path draw:style-name="gr4" draw:text-style-name="P39" svg:width="0.0177in" svg:height="0.0177in" svg:x="0.715in" svg:y="0.0705in" svg:viewBox="0 0 46 46" svg:d="M46 23c0-12-11-23-23-23s-23 11-23 23 11 23 23 23 23-11 23-23z"><text:p/></draw:path><draw:path draw:style-name="gr4" draw:text-style-name="P39" svg:width="0.0543in" svg:height="0.1098in" svg:x="0.7984in" svg:y="0.0102in" svg:viewBox="0 0 139 280" svg:d="M139 280c0-4 0-9 0-14-5 0-8 0-13 0-38 0-40-4-40-20 0-78 0-156 0-234 0-11 0-12-9-12-27 28-64 28-77 28 0 4 0 8 0 13 8 0 34 0 55-11 0 72 0 144 0 216 0 14-1 20-39 20-5 0-9 0-14 0 0 5 0 10 0 14 15-3 52-3 69-3s54 0 68 3z"><text:p/></draw:path></draw:g></draw:g>. יחס R הוא יחס שקילות, לכן אנו יודעים שעבור כל איבר של A, הוא יכול להיות R ל־<draw:g text:anchor-type="as-char" svg:y="-0.1236in" draw:z-index="40" draw:name="Shape44" draw:style-name="gr1"><svg:title>TexMaths</svg:title><svg:desc>12§display§\langle n, 1 \rangle§svg§600§FALSE§</svg:desc><draw:g draw:style-name="gr2"><draw:path draw:style-name="gr3" draw:text-style-name="P38" svg:width="0.3492in" svg:height="0.148in" svg:x="-0.0004in" svg:y="0.0083in" svg:viewBox="0 0 888 377" svg:d="M445 377c-148 0-296 0-445 0 0-126 0-251 0-377 297 0 592 0 888 0 0 126 0 251 0 377-147 0-295 0-443 0z"><text:p/></draw:path><draw:path draw:style-name="gr4" draw:text-style-name="P39" svg:width="0.037in" svg:height="0.1654in" svg:x="0.0094in" svg:y="-0.0004in" svg:viewBox="0 0 95 421" svg:d="M95 412c0-1 0-2 0-3-27-66-52-133-78-199 26-66 51-132 78-198 0-1 0-2 0-4 0-4-4-8-9-8-3 0-6 2-8 6-26 67-52 135-78 202 0 1 0 0 0 2s0 3 0 4c26 66 52 133 78 201 2 3 5 6 8 6 5 0 9-4 9-9z"><text:p/></draw:path><draw:path draw:style-name="gr4" draw:text-style-name="P39" svg:width="0.0894in" svg:height="0.0748in" svg:x="0.0606in" svg:y="0.0508in" svg:viewBox="0 0 228 191" svg:d="M228 126c0-3-4-3-5-3-5 0-5 1-6 7-8 29-23 52-43 52-7 0-11-4-11-14 0-11 5-20 9-30 7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8-51 69-51 19 0 22 15 22 28 0 27-20 81-27 99-4 10-5 14-5 19 0 21 16 35 35 35 39 0 55-61 55-65z"><text:p/></draw:path><draw:path draw:style-name="gr4" draw:text-style-name="P39" svg:width="0.0189in" svg:height="0.0492in" svg:x="0.1697in" svg:y="0.1059in" svg:viewBox="0 0 49 126" svg:d="M49 44c0-27-11-44-27-44-14 0-22 11-22 23 0 11 8 21 22 21 4 0 10-1 14-4 1-2 1-2 2-2 0 3 2 0 2 6 0 32-15 57-29 70-5 5-5 6-5 7 0 3 2 5 5 5s38-32 38-82z"><text:p/></draw:path><draw:path draw:style-name="gr4" draw:text-style-name="P39" svg:width="0.0539in" svg:height="0.1094in" svg:x="0.2433in" svg:y="0.0138in" svg:viewBox="0 0 138 279" svg:d="M138 279c0-4 0-9 0-13-5 0-8 0-13 0-37 0-39-5-39-21 0-78 0-156 0-234 0-11 0-11-10-11-26 26-63 26-76 26 0 5 0 9 0 14 8 0 32 0 55-11 0 72 0 144 0 216 0 16-1 21-39 21-5 0-9 0-14 0 0 4 0 9 0 13 15-1 52-1 69-1s53 0 67 1z"><text:p/></draw:path><draw:path draw:style-name="gr4" draw:text-style-name="P39" svg:width="0.0374in" svg:height="0.1654in" svg:x="0.3201in" svg:y="-0.0004in" svg:viewBox="0 0 96 421" svg:d="M96 210c0-1 0-1-1-2-27-67-52-135-78-202-1-4-5-6-9-6-3 0-8 4-8 8 0 2 0 3 1 4 25 66 52 132 77 198-25 66-52 133-77 199-1 1-1 2-1 3 0 5 5 9 8 9 4 0 8-3 9-6 26-68 51-135 78-201 1-1 1-1 1-4z"><text:p/></draw:path></draw:g></draw:g>, או הוא יכול להיות R ל־<draw:g text:anchor-type="as-char" svg:y="-0.1236in" draw:z-index="41" draw:name="Shape45" draw:style-name="gr1"><svg:title>TexMaths</svg:title><svg:desc>12§display§\langle m, 1 \rangle§svg§600§FALSE§</svg:desc><draw:g draw:style-name="gr2"><draw:path draw:style-name="gr3" draw:text-style-name="P38" svg:width="0.3957in" svg:height="0.148in" svg:x="-0.0004in" svg:y="0.0083in" svg:viewBox="0 0 1006 377" svg:d="M503 377c-168 0-335 0-503 0 0-126 0-251 0-377 335 0 671 0 1006 0 0 126 0 251 0 377-168 0-336 0-503 0z"><text:p/></draw:path><draw:path draw:style-name="gr4" draw:text-style-name="P39" svg:width="0.037in" svg:height="0.1654in" svg:x="0.0094in" svg:y="-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9" svg:width="0.1358in" svg:height="0.0748in" svg:x="0.0606in" svg:y="0.0508in" svg:viewBox="0 0 346 191" svg:d="M346 126c0-3-5-3-6-3-4 0-4 1-6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3 23-6 37-3 15-8 31-12 48-4 15-4 18-8 32-2 8-6 23-6 25 0 8 6 11 12 11 13 0 16-11 19-24 9-34 17-67 25-101 2-6 24-56 70-56 18 0 23 14 23 28 0 25-18 73-27 95-3 10-4 15-4 23 0 21 14 35 34 35 40 0 56-61 56-65z"><text:p/></draw:path><draw:path draw:style-name="gr4" draw:text-style-name="P39" svg:width="0.0189in" svg:height="0.0492in" svg:x="0.215in" svg:y="0.1059in" svg:viewBox="0 0 49 126" svg:d="M49 44c0-27-9-44-26-44-15 0-23 11-23 23 0 11 8 21 23 21 5 0 11-1 14-4 1-2 1-2 3-2 0 3 1 0 1 6 0 32-16 57-29 70-5 5-5 6-5 7 0 3 3 5 4 5 5 0 38-32 38-82z"><text:p/></draw:path><draw:path draw:style-name="gr4" draw:text-style-name="P39" svg:width="0.0543in" svg:height="0.1094in" svg:x="0.289in" svg:y="0.0138in" svg:viewBox="0 0 139 279" svg:d="M139 279c0-4 0-9 0-13-5 0-8 0-13 0-37 0-40-5-40-21 0-78 0-156 0-234 0-11 0-11-9-11-25 26-63 26-77 26 0 5 0 9 0 14 10 0 34 0 55-11 0 72 0 144 0 216 0 16-1 21-38 21-5 0-9 0-13 0 0 4 0 9 0 13 14-1 49-1 67-1 17 0 54 0 68 1z"><text:p/></draw:path><draw:path draw:style-name="gr4" draw:text-style-name="P39" svg:width="0.0374in" svg:height="0.1654in" svg:x="0.3661in" svg:y="-0.0004in" svg:viewBox="0 0 96 421" svg:d="M96 210c0-1 0-1-1-2-27-67-52-135-78-202-1-4-5-6-9-6-3 0-8 4-8 8 0 2 0 3 1 4 25 66 52 132 77 198-25 66-52 133-77 199-1 1-1 2-1 3 0 5 5 9 8 9 4 0 8-3 9-6 26-68 51-135 78-201 1-1 1-1 1-4z"><text:p/></draw:path></draw:g></draw:g> או לאף־אחד מהם, אבל לא לשניהם, לכן מתקיים <draw:g text:anchor-type="as-char" svg:y="-0.128in" draw:z-index="42" draw:name="Shape46" draw:style-name="gr1"><svg:title>TexMaths</svg:title><svg:desc>12§display§S_{\langle n, 1 \rangle} \cap S_{\langle m, 1 \rangle} = \emptyset§svg§600§FALSE§</svg:desc><draw:g draw:style-name="gr2"><draw:path draw:style-name="gr3" draw:text-style-name="P38" svg:width="1.2748in" svg:height="0.1803in" svg:x="-0.0004in" svg:y="0.0071in" svg:viewBox="0 0 3239 459" svg:d="M0 0c1080 0 2159 0 3239 0 0 153 0 307 0 459-1080 0-2159 0-3239 0 0-152 0-306 0-459z"><text:p/></draw:path><draw:path draw:style-name="gr4" draw:text-style-name="P39" svg:width="0.0984in" svg:height="0.1197in" svg:x="-0.0004in" svg:y="0.0098in" svg:viewBox="0 0 251 305" svg:d="M251 4c0-2-1-4-5-4-2 0-2 0-8 6-6 8-14 16-20 24-12-20-33-30-61-30-53 0-103 48-103 99 0 34 22 54 43 60 16 3 30 7 46 12 15 3 38 9 38 44 0 38-35 77-75 77-28 0-75-9-75-60 0-11 3-20 3-23 1-2 1-2 1-3 0-4-3-5-5-5s-4 1-5 2-25 96-25 98 2 4 5 4c2 0 2-1 7-7 7-7 14-15 22-24 18 25 46 31 70 31 58 0 107-55 107-108 0-29-14-43-20-49-10-10-16-11-54-21-10-2-18-4-28-7-12-5-26-17-26-38 0-35 35-71 74-71 35 0 61 18 61 66 0 13-2 20-2 23 1 1 0 5 5 5s5-2 7-9c7-31 16-61 23-92z"><text:p/></draw:path><draw:path draw:style-name="gr4" draw:text-style-name="P39" svg:width="0.026in" svg:height="0.1157in" svg:x="0.1055in" svg:y="0.0807in" svg:viewBox="0 0 67 295" svg:d="M67 289c0-2 0-2 0-3-18-45-36-92-54-138 18-47 36-93 54-140 0-1 0-1 0-2 0-2-2-6-6-6-2 0-5 2-6 5-18 47-36 94-54 141-1 1-1 1-1 2s0 1 1 2c18 47 36 94 54 141 1 2 4 4 6 4 4 0 6-3 6-6z"><text:p/></draw:path><draw:path draw:style-name="gr4" draw:text-style-name="P39" svg:width="0.0705in" svg:height="0.052in" svg:x="0.1437in" svg:y="0.1161in" svg:viewBox="0 0 180 133" svg:d="M180 88c0-4-4-4-5-4-5 0-5 3-6 5-6 24-19 36-31 36-6 0-7-4-7-10 0-7 1-10 7-24 4-9 16-40 16-57 0-29-23-34-39-34-25 0-41 16-50 28-3-21-19-28-31-28-14 0-20 10-24 17-6 11-10 27-10 29 0 3 4 3 5 3 3 0 3-1 6-8 5-18 11-33 21-33 9 0 10 8 10 15 0 6-2 17-5 25-2 9-3 18-6 27-3 12-6 24-9 37-2 3-3 11-3 12 0 7 5 9 10 9s9-3 12-6c2-3 3-12 5-19 2-9 3-18 6-26 2-6 3-13 6-19 2-12 3-15 12-27 8-12 21-28 44-28 17 0 17 16 17 21 0 18-12 50-17 64-4 8-5 10-5 15 0 16 13 25 28 25 30 0 43-40 43-45z"><text:p/></draw:path><draw:path draw:style-name="gr4" draw:text-style-name="P39" svg:width="0.0142in" svg:height="0.0354in" svg:x="0.2331in" svg:y="0.1543in" svg:viewBox="0 0 37 91" svg:d="M37 32c0-18-6-32-20-32-10 0-17 8-17 17s7 18 17 18c7 0 8-4 13-5 0 16-4 35-24 54-1 1-1 1-1 4 0 1 2 3 3 3 5 0 29-24 29-59z"><text:p/></draw:path><draw:path draw:style-name="gr4" draw:text-style-name="P39" svg:width="0.0417in" svg:height="0.0772in" svg:x="0.272in" svg:y="0.0921in" svg:viewBox="0 0 107 197" svg:d="M107 197c0-3 0-7 0-11-4 0-7 0-11 0-30 0-30-3-30-14 0-55 0-109 0-164 0-7 0-8-8-8-20 19-46 19-58 19 0 4 0 7 0 11 7 0 26 0 43-8 0 50 0 99 0 150 0 11 0 14-30 14-3 0-7 0-11 0 0 4 0 8 0 11 17-1 35-1 52-1 18 0 35 0 53 1z"><text:p/></draw:path><draw:path draw:style-name="gr4" draw:text-style-name="P39" svg:width="0.026in" svg:height="0.1157in" svg:x="0.3315in" svg:y="0.0807in" svg:viewBox="0 0 67 295" svg:d="M67 148c0-1 0-1-1-2-18-47-36-94-54-141-1-3-4-5-6-5-4 0-6 4-6 6 0 1 0 1 0 2 18 47 37 93 55 140-18 46-37 93-55 138 0 1 0 1 0 3 0 3 2 6 6 6 2 0 5-2 6-4 18-47 36-94 54-141 1-1 1-1 1-2z"><text:p/></draw:path><draw:path draw:style-name="gr4" draw:text-style-name="P39" svg:width="0.0902in" svg:height="0.1028in" svg:x="0.426in" svg:y="0.028in" svg:viewBox="0 0 230 262" svg:d="M230 254c0-53 0-107 0-160 0-52-51-94-115-94-65 0-115 42-115 94 0 53 0 107 0 160 0 5 4 8 8 8 5 0 9-3 9-8 0-53 0-107 0-160 0-43 44-77 98-77s97 34 97 77c0 53 0 107 0 160 0 5 5 8 10 8 4 0 8-3 8-8z"><text:p/></draw:path><draw:path draw:style-name="gr4" draw:text-style-name="P39" svg:width="0.098in" svg:height="0.1197in" svg:x="0.572in" svg:y="0.0098in" svg:viewBox="0 0 250 305" svg:d="M250 4c0-2 0-4-5-4-1 0-3 0-7 6-8 8-14 16-21 24-11-20-32-30-60-30-54 0-104 48-104 99 0 34 23 54 44 60 15 3 30 7 45 12 15 3 39 9 39 44 0 38-35 77-77 77-26 0-73-9-73-60 0-11 3-20 3-23 0-2 1-2 1-3 0-4-4-5-5-5-2 0-4 1-5 2s-25 96-25 98 2 4 5 4c2 0 2-1 7-7 7-7 13-15 20-24 18 25 47 31 72 31 58 0 107-55 107-108 0-29-14-43-20-49-10-10-17-11-54-21-10-2-18-4-28-7-12-5-26-17-26-38 0-35 33-71 74-71 35 0 60 18 60 66 0 13-1 20-1 23 1 1 0 5 5 5s5-2 6-9c7-31 15-61 23-92z"><text:p/></draw:path><draw:path draw:style-name="gr4" draw:text-style-name="P39" svg:width="0.026in" svg:height="0.1157in" svg:x="0.6776in" svg:y="0.0807in" svg:viewBox="0 0 67 295" svg:d="M67 289c0-2 0-2-1-3-18-45-36-92-54-138 18-47 36-93 54-140 1 0 1-1 1-2 0-2-3-6-6-6-2 0-5 2-6 5-18 47-37 94-55 141 0 1 0 1 0 2s0 1 0 2c18 47 37 94 55 141 1 2 4 4 6 4 3 0 6-3 6-6z"><text:p/></draw:path><draw:path draw:style-name="gr4" draw:text-style-name="P39" svg:width="0.1063in" svg:height="0.052in" svg:x="0.7154in" svg:y="0.1161in" svg:viewBox="0 0 271 133" svg:d="M271 88c0-4-3-4-5-4-3 0-4 3-6 5-6 24-19 36-31 36-6 0-7-4-7-10 0-7 1-10 7-24 4-9 16-40 16-57 0-5 0-17-11-26-5-3-13-8-28-8-26 0-43 18-52 30-3-25-23-30-39-30-24 0-41 16-49 28-2-21-19-28-31-28-13 0-21 10-24 17-6 11-11 27-11 29 0 3 4 2 5 3 5 0 5-1 7-8 5-18 10-33 22-33 7 0 9 8 9 15 0 6-2 17-5 25-2 9-3 18-6 27-3 12-6 24-9 37-1 3-4 11-4 12 0 7 6 9 11 9s10-3 11-6 3-12 6-19c2-9 3-18 6-26 2-6 3-13 5-19 3-12 3-15 13-27 7-12 21-28 43-28 18 0 18 16 18 21 0 7-1 12-5 28-5 16-8 33-13 50-1 6-4 16-4 17 0 7 5 9 10 9 6 0 11-3 12-6s4-12 5-19c2-9 5-18 7-26 1-6 4-13 5-19 3-14 3-14 9-23 9-15 24-32 47-32 17 0 17 14 17 21 0 18-12 50-17 64-3 8-5 10-5 15 0 16 14 25 29 25 29 0 42-40 42-45z"><text:p/></draw:path><draw:path draw:style-name="gr4" draw:text-style-name="P39" svg:width="0.0142in" svg:height="0.0354in" svg:x="0.8409in" svg:y="0.1543in" svg:viewBox="0 0 37 91" svg:d="M37 32c0-18-7-32-20-32-10 0-17 8-17 17s6 18 17 18c7 0 8-4 12-5 0 16-3 35-23 54-1 1-2 1-2 4 0 1 2 3 4 3 4 0 29-24 29-59z"><text:p/></draw:path><draw:path draw:style-name="gr4" draw:text-style-name="P39" svg:width="0.0421in" svg:height="0.0772in" svg:x="0.8795in" svg:y="0.0921in" svg:viewBox="0 0 108 197" svg:d="M108 197c0-3 0-7 0-11-4 0-8 0-12 0-29 0-29-3-29-14 0-55 0-109 0-164 0-7-1-8-9-8-18 19-46 19-58 19 0 4 0 7 0 11 7 0 26 0 43-8 0 50 0 99 0 150 0 11 0 14-30 14-3 0-7 0-11 0 0 4 0 8 0 11 18-1 35-1 53-1s35 0 53 1z"><text:p/></draw:path><draw:path draw:style-name="gr4" draw:text-style-name="P39" svg:width="0.026in" svg:height="0.1157in" svg:x="0.9394in" svg:y="0.0807in" svg:viewBox="0 0 67 295" svg:d="M67 148c0-1 0-1 0-2-18-47-37-94-55-141-1-3-4-5-6-5s-6 4-6 6c0 1 0 2 1 2 18 47 36 93 54 140-18 46-36 93-54 138-1 1-1 1-1 3 0 3 4 6 6 6s5-2 6-4c18-47 37-94 55-141 0-1 0-1 0-2z"><text:p/></draw:path><draw:path draw:style-name="gr4" draw:text-style-name="P39" svg:width="0.1102in" svg:height="0.0386in" svg:x="1.0421in" svg:y="0.0661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39" svg:width="0.0665in" svg:height="0.1402in" svg:x="1.2161in" svg:y="0in" svg:viewBox="0 0 170 357" svg:d="M170 180c0-34 0-101-37-137 3-9 6-18 9-27 1-3 1-5 2-8 0-4-5-8-10-8-6 0-7 5-9 13-3 6-4 13-6 19-5-2-18-8-34-8-24 0-51 12-67 45-17 34-18 72-18 111 0 26 0 103 36 134-4 12-6 24-10 35 0 5 4 8 9 8 6 0 8-3 11-13 1-6 3-12 4-19 11 6 23 9 35 9 47 0 65-39 73-60 11-29 12-64 12-94zM115 44c-24 83-49 168-73 251-14-29-14-80-14-119 0-35 0-64 6-91 8-39 32-53 51-53 9 0 19 3 30 12zM142 176c0 30 0 61-5 89-7 44-30 60-52 60-9 0-20-4-30-12 24-83 49-167 73-252 14 26 14 74 14 115z"><text:p/></draw:path></draw:g></draw:g>.</text:p>
      <text:p text:style-name="P15">אוסף הקבוצות <draw:g text:anchor-type="as-char" svg:y="-0.1236in" draw:z-index="43" draw:name="Shape47" draw:style-name="gr1"><svg:title>TexMaths</svg:title><svg:desc>12§display§\{ S_{\langle n, 1 \rangle} \mid n \in N \backslash \{ 0 \} \}§svg§600§FALSE§</svg:desc><draw:g draw:style-name="gr2"><draw:path draw:style-name="gr3" draw:text-style-name="P38" svg:width="1.448in" svg:height="0.176in" svg:x="-0.0004in" svg:y="0.0079in" svg:viewBox="0 0 3679 448" svg:d="M1840 448c-613 0-1227 0-1840 0 0-150 0-298 0-448 1227 0 2452 0 3679 0 0 150 0 298 0 448-613 0-1227 0-1839 0z"><text:p/></draw:path><draw:path draw:style-name="gr4" draw:text-style-name="P39" svg:width="0.0579in" svg:height="0.1646in" svg:x="0.0039in" svg:y="-0.0004in" svg:viewBox="0 0 148 419" svg:d="M148 413c0-2-3-4-6-4-32 0-54-21-54-42 0-35 0-70 0-105 0-24-21-43-50-52 29-9 50-28 50-52 0-36 0-71 0-105 0-22 22-42 54-42 3 0 6-4 6-6 0-4-3-5-6-5-45 0-83 22-83 53 0 34 0 69 0 105 0 24-23 47-54 47-4 0-5 1-5 5 0 2 1 6 5 6 31 0 54 22 54 46 0 35 0 70 0 105 0 30 38 52 83 52 3 0 6-2 6-6z"><text:p/></draw:path><draw:path draw:style-name="gr4" draw:text-style-name="P39" svg:width="0.0984in" svg:height="0.1193in" svg:x="0.0827in" svg:y="0.0071in" svg:viewBox="0 0 251 304" svg:d="M251 4c0-2-1-4-5-4-2 0-2 0-8 6-8 8-14 16-21 24-11-19-32-30-60-30-53 0-104 48-104 99 0 34 23 53 44 59 16 4 30 7 46 12 15 4 38 11 38 44 0 39-35 77-75 77-28 0-75-9-75-60 0-11 3-20 3-22 1-3 1-3 1-4 0-4-3-5-5-5s-4 1-5 3c-1 1-25 95-25 97s2 4 5 4c2 0 2-1 7-7 7-7 14-15 22-24 18 25 46 31 70 31 58 0 107-55 107-106 0-30-14-43-20-49-10-10-16-12-54-22-10-2-18-5-28-7-12-4-26-17-26-39 0-33 33-69 74-69 35 0 60 18 60 65 0 13-1 21-1 24 1 1 0 3 5 3s5-1 7-8c7-31 16-61 23-92z"><text:p/></draw:path><draw:path draw:style-name="gr4" draw:text-style-name="P39" svg:width="0.026in" svg:height="0.1146in" svg:x="0.1886in" svg:y="0.078in" svg:viewBox="0 0 67 292" svg:d="M67 286c0-1 0-1 0-2-18-46-37-92-55-138 18-47 37-92 55-139 0-1 0-1 0-2 0-3-2-5-6-5-2 0-5 1-6 4-18 46-36 93-54 140-1 1-1 1-1 2s0 1 1 3c18 46 36 93 54 140 1 2 4 3 6 3 4 0 6-2 6-6z"><text:p/></draw:path><draw:path draw:style-name="gr4" draw:text-style-name="P39" svg:width="0.0705in" svg:height="0.052in" svg:x="0.2268in" svg:y="0.1126in" svg:viewBox="0 0 180 133" svg:d="M180 87c0-3-4-3-5-3-5 0-5 2-6 5-6 24-19 36-31 36-6 0-7-4-7-10 0-7 1-11 7-24 4-10 16-41 16-57 0-28-23-34-39-34-25 0-42 16-50 28-3-21-19-28-31-28-14 0-20 10-24 17-6 11-10 27-10 29 0 3 4 3 5 3 3 0 3-1 6-8 5-18 9-33 21-33 8 0 10 8 10 15 0 6-2 17-5 25-2 8-3 18-6 26-3 12-6 24-9 37-2 4-4 11-4 12 0 8 6 10 11 10s8-4 11-6c1-4 4-12 6-19 2-10 3-18 6-27 2-6 3-13 4-19 4-12 5-14 14-26 8-12 21-28 44-28 17 0 17 16 17 21 0 18-12 50-17 63-4 7-5 11-5 16 0 15 13 25 28 25 30 0 43-41 43-46z"><text:p/></draw:path><draw:path draw:style-name="gr4" draw:text-style-name="P39" svg:width="0.0142in" svg:height="0.0354in" svg:x="0.3161in" svg:y="0.1504in" svg:viewBox="0 0 37 91" svg:d="M37 32c0-18-7-32-20-32-10 0-17 8-17 17s7 18 17 18c7 0 8-4 12-5 0 16-3 35-23 53-1 1-1 2-1 3 0 3 2 5 3 5 4 0 29-24 29-59z"><text:p/></draw:path><draw:path draw:style-name="gr4" draw:text-style-name="P39" svg:width="0.0417in" svg:height="0.0764in" svg:x="0.3555in" svg:y="0.0878in" svg:viewBox="0 0 107 195" svg:d="M107 195c0-3 0-7 0-10-4 0-7 0-11 0-30 0-30-5-30-15 0-54 0-108 0-162 0-8 0-8-8-8-20 18-46 18-58 18 0 4 0 7 0 11 7 0 26 0 42-9 0 51 0 100 0 150 0 10 0 15-29 15-3 0-8 0-12 0 0 3 0 7 0 10 18-1 35-1 53-1s35 0 53 1z"><text:p/></draw:path><draw:path draw:style-name="gr4" draw:text-style-name="P39" svg:width="0.026in" svg:height="0.1146in" svg:x="0.415in" svg:y="0.078in" svg:viewBox="0 0 67 292" svg:d="M67 146c0-1 0-1-1-2-18-47-36-94-54-140-1-3-4-4-6-4-4 0-6 2-6 5 0 1 0 1 0 2 18 47 36 92 54 139-18 46-36 92-54 138 0 1 0 1 0 2 0 4 2 6 6 6 2 0 5-1 6-3 18-47 36-94 54-140 1-2 1-2 1-3z"><text:p/></draw:path><draw:path draw:style-name="gr4" draw:text-style-name="P39" svg:width="0.0063in" svg:height="0.1646in" svg:x="0.5283in" svg:y="-0.0004in" svg:viewBox="0 0 17 419" svg:d="M17 411c0-134 0-268 0-403 0-4-5-8-9-8s-8 4-8 8c0 135 0 269 0 403 0 4 4 8 8 8s9-4 9-8z"><text:p/></draw:path><draw:path draw:style-name="gr4" draw:text-style-name="P39" svg:width="0.0898in" svg:height="0.0748in" svg:x="0.6055in" svg:y="0.0504in" svg:viewBox="0 0 229 191" svg:d="M229 126c0-5-5-5-6-5-3 0-3 1-6 8-8 28-21 52-43 52-7 0-10-4-10-13 0-11 4-22 8-30 8-23 26-68 26-92 0-29-18-46-49-46-37 0-59 28-66 37-1-24-19-37-39-37-19 0-27 17-31 24-7 14-13 40-13 41 0 5 4 3 5 4 5 0 5-1 7-10 7-29 16-49 31-49 9 0 13 4 13 19 0 8-1 13-7 35-8 32-15 64-24 97-1 7-3 16-3 18 0 8 6 12 12 12 4 0 13-4 15-12 0-2 6-21 9-32 2-13 6-25 8-37 2-9 6-19 7-29 3-7 4-13 6-20 6-13 29-51 69-51 19 0 22 15 22 28 0 27-20 81-27 99-4 9-4 14-4 19 0 20 15 35 35 35 40 0 55-62 55-65z"><text:p/></draw:path><draw:path draw:style-name="gr4" draw:text-style-name="P39" svg:width="0.0839in" svg:height="0.0965in" svg:x="0.7594in" svg:y="0.0339in" svg:viewBox="0 0 214 246" svg:d="M214 237c0-5-4-8-9-8-27 0-54 0-81 0-57 0-102-43-107-98 62 0 126 0 188 0 11 0 11-17 0-17-62 0-126 0-188 0 5-54 50-97 107-97 27 0 54 0 81 0 5 0 9-4 9-9 0-4-4-8-9-8-27 0-54 0-81 0-69 0-124 54-124 122 0 67 55 124 124 124 27 0 54 0 81 0 5 0 9-4 9-9z"><text:p/></draw:path><draw:path draw:style-name="gr4" draw:text-style-name="P39" svg:width="0.1394in" svg:height="0.1118in" svg:x="0.9094in" svg:y="0.011in" svg:viewBox="0 0 355 285" svg:d="M355 5c-2-1 0-5-6-5-13 0-29 1-42 1-14 0-29-1-43-1-2 0-7 0-7 8 0 5 3 5 7 5 24 0 29 9 29 18 0 1-1 7-1 9-16 62-32 124-47 186-31-73-63-146-94-219-3-7-3-7-13-7-19 0-37 0-56 0-9 0-14 0-14 8 0 5 5 5 12 5 3 0 29 0 29 4-19 74-37 150-56 225-5 17-11 29-46 30-2 0-7 0-7 8 0 4 2 5 6 5 13 0 28-1 42-1s29 1 43 1c3 0 7 0 7-8 0-5-3-5-8-5-24-1-28-10-28-17 0-3 0-6 2-9 19-75 37-149 56-222 1 2 1 2 4 7 34 82 70 164 105 246 3 7 4 8 7 8 5 0 5-1 8-8 19-78 39-156 58-234 5-17 12-29 46-30 3 0 7-1 7-8z"><text:p/></draw:path><draw:path draw:style-name="gr4" draw:text-style-name="P39" svg:width="0.0642in" svg:height="0.1646in" svg:x="1.063in" svg:y="-0.0004in" svg:viewBox="0 0 164 419" svg:d="M164 411c0-1 0-2-1-4-49-134-97-267-146-401-1-4-5-6-9-6s-8 4-8 8c0 2 0 3 0 4 49 134 98 267 148 401 1 4 4 6 8 6 5 0 8-4 8-8z"><text:p/></draw:path><draw:path draw:style-name="gr4" draw:text-style-name="P39" svg:width="0.0579in" svg:height="0.1646in" svg:x="1.1492in" svg:y="-0.0004in" svg:viewBox="0 0 148 419" svg:d="M148 413c0-2-3-4-5-4-33 0-55-21-55-42 0-35 0-70 0-105 0-24-21-43-50-52 29-9 50-28 50-52 0-36 0-71 0-105 0-22 22-42 55-42 2 0 5-4 5-6 0-4-3-5-5-5-45 0-83 22-83 53 0 34 0 69 0 105 0 24-24 47-55 47-3 0-5 1-5 5 0 2 2 6 5 6 31 0 55 22 55 46 0 35 0 70 0 105 0 30 38 52 83 52 2 0 5-2 5-6z"><text:p/></draw:path><draw:path draw:style-name="gr4" draw:text-style-name="P39" svg:width="0.0697in" svg:height="0.113in" svg:x="1.2264in" svg:y="0.0138in" svg:viewBox="0 0 178 288" svg:d="M178 145c0-34-3-67-17-98-19-41-54-47-72-47-25 0-57 11-73 49-14 29-16 62-16 96 0 31 1 69 19 101 18 33 48 42 70 42 23 0 54-10 73-48 13-29 16-61 16-95zM143 140c0 31 0 60-5 86-7 39-31 52-49 52-17 0-42-11-49-49-5-25-5-65-5-89 0-27 0-55 3-78 8-50 40-54 51-54 13 0 41 9 49 50 5 23 5 56 5 82z"><text:p/></draw:path><draw:path draw:style-name="gr4" draw:text-style-name="P39" svg:width="0.0579in" svg:height="0.1646in" svg:x="1.3154in" svg:y="-0.0004in" svg:viewBox="0 0 148 419" svg:d="M148 210c0-3-3-5-5-5-31 0-55-23-55-47 0-36 0-71 0-105 0-31-39-53-83-53-3 0-5 1-5 5 0 2 2 6 5 6 32 0 55 20 55 42 0 34 0 69 0 105 0 24 20 43 48 52-28 9-48 28-48 52 0 35 0 70 0 105 0 21-23 42-55 42-3 0-5 2-5 4 0 4 2 6 5 6 44 0 83-22 83-52 0-35 0-70 0-105 0-24 24-46 55-46 2 0 5-3 5-6z"><text:p/></draw:path><draw:path draw:style-name="gr4" draw:text-style-name="P39" svg:width="0.0579in" svg:height="0.1646in" svg:x="1.3984in" svg:y="-0.0004in" svg:viewBox="0 0 148 419" svg:d="M148 210c0-3-3-5-5-5-33 0-55-23-55-47 0-36 0-71 0-105 0-31-39-53-83-53-3 0-5 1-5 5 0 2 2 6 5 6 31 0 55 20 55 42 0 34 0 69 0 105 0 24 20 43 48 52-28 9-48 28-48 52 0 35 0 70 0 105 0 21-24 42-55 42-3 0-5 2-5 4 0 4 2 6 5 6 44 0 83-22 83-52 0-35 0-70 0-105 0-24 22-46 55-46 2 0 5-3 5-6z"><text:p/></draw:path></draw:g></draw:g><text:s/>הוא לא חלוקה של A, שכן ישנם איברים ב־A שלא נמצאים באף מחלקת שקילות <draw:g text:anchor-type="as-char" svg:y="-0.1165in" draw:z-index="44" draw:name="Shape48" draw:style-name="gr1"><svg:title>TexMaths</svg:title><svg:desc>12§display§S_{\langle n, 1 \rangle}§svg§600§FALSE§</svg:desc><draw:g draw:style-name="gr2"><draw:path draw:style-name="gr3" draw:text-style-name="P38" svg:width="0.3488in" svg:height="0.1693in" svg:x="-0.0004in" svg:y="0.0083in" svg:viewBox="0 0 887 431" svg:d="M444 431c-149 0-296 0-444 0 0-144 0-287 0-431 295 0 592 0 887 0 0 144 0 287 0 431-148 0-295 0-443 0z"><text:p/></draw:path><draw:path draw:style-name="gr4" draw:text-style-name="P39" svg:width="0.0984in" svg:height="0.1197in" svg:x="-0.0004in" svg:y="0in" svg:viewBox="0 0 251 305" svg:d="M251 5c0-1-1-5-5-5-2 0-2 1-8 6-8 8-14 16-20 24-12-19-33-30-61-30-53 0-103 49-103 100 0 33 22 54 43 60 16 3 30 7 46 12 15 3 38 9 38 44 0 37-35 77-75 77-28 0-75-10-75-61 0-10 3-21 4-23 0-1 0-2 0-2 0-5-3-5-5-5s-2 0-4 1c-2 2-26 97-26 98 0 3 2 4 5 4 2 0 2 0 8-6 7-7 13-16 21-24 18 24 46 30 70 30 58 0 107-54 107-107 0-29-14-43-20-49-10-10-16-11-54-21-10-3-18-6-28-8-11-4-25-16-25-38 0-34 34-70 73-70 35 0 61 18 61 65 0 14-2 21-2 24 1 1 0 5 5 5s5-2 7-9c7-31 14-61 23-92z"><text:p/></draw:path><draw:path draw:style-name="gr4" draw:text-style-name="P39" svg:width="0.026in" svg:height="0.1154in" svg:x="0.1055in" svg:y="0.072in" svg:viewBox="0 0 67 294" svg:d="M67 288c0-1 0-1 0-2-18-46-37-93-55-138 18-47 37-93 55-140 0-1 0-1 0-2 0-4-2-6-6-6-2 0-5 1-6 4-18 46-36 93-54 141-1 2-1 2-1 3s0 1 1 2c18 47 36 94 54 141 1 2 4 3 6 3 4 0 6-2 6-6z"><text:p/></draw:path><draw:path draw:style-name="gr4" draw:text-style-name="P39" svg:width="0.0705in" svg:height="0.052in" svg:x="0.1433in" svg:y="0.1075in" svg:viewBox="0 0 180 133" svg:d="M180 88c0-4-2-3-4-4-4 0-4 2-6 5-7 24-19 36-31 36-6 0-7-4-7-11 0-6 1-11 6-24 4-8 16-40 16-56 0-29-23-34-39-34-24 0-41 16-49 26-2-20-19-26-31-26-13 0-21 10-24 16-6 10-11 27-11 30s5 3 6 3c4 0 4-1 6-9 5-17 10-32 22-32 7 0 9 6 9 15 0 6-2 17-5 24-2 8-3 18-6 26-3 12-6 25-9 39-1 3-4 10-4 12 0 6 6 9 11 9s8-5 11-7c1-4 3-12 6-18 2-10 3-18 6-26 2-6 3-14 5-20 3-12 3-14 13-27 7-11 21-27 43-27 18 0 18 15 18 21 0 18-13 50-18 62-2 9-4 12-4 17 0 16 14 25 28 25 30 0 42-41 42-45z"><text:p/></draw:path><draw:path draw:style-name="gr4" draw:text-style-name="P39" svg:width="0.0142in" svg:height="0.0354in" svg:x="0.2327in" svg:y="0.1441in" svg:viewBox="0 0 37 91" svg:d="M37 32c0-18-7-32-20-32-10 0-17 7-17 17 0 9 6 17 17 17 7 0 8-4 12-5 0 17-3 36-23 54-1 1-2 2-2 3 0 3 2 5 4 5 4 0 29-24 29-59z"><text:p/></draw:path><draw:path draw:style-name="gr4" draw:text-style-name="P39" svg:width="0.0421in" svg:height="0.0768in" svg:x="0.2713in" svg:y="0.0811in" svg:viewBox="0 0 108 196" svg:d="M108 196c0-4 0-7 0-10-4 0-8 0-12 0-29 0-29-5-29-14 0-56 0-110 0-164 0-8-1-8-9-8-18 19-46 19-58 19 0 4 0 7 0 11 7 0 26 0 43-8 0 50 0 99 0 150 0 9 0 14-30 14-3 0-7 0-11 0 0 3 0 6 0 10 18-1 35-1 53-1s35 0 53 1z"><text:p/></draw:path><draw:path draw:style-name="gr4" draw:text-style-name="P39" svg:width="0.026in" svg:height="0.1154in" svg:x="0.3307in" svg:y="0.072in" svg:viewBox="0 0 67 294" svg:d="M67 148c0-1 0-1 0-3-18-48-37-95-55-141-1-3-4-4-6-4-4 0-6 2-6 6 0 1 0 1 1 2 18 47 36 93 54 140-18 45-36 92-54 138-1 1-1 1-1 2 0 4 2 6 6 6 2 0 5-1 6-3 18-47 37-94 55-141 0-1 0-1 0-2z"><text:p/></draw:path></draw:g></draw:g>. נסתכל על הזוג הסדור <draw:g text:anchor-type="as-char" svg:y="-0.1236in" draw:z-index="45" draw:name="Shape49" draw:style-name="gr1"><svg:title>TexMaths</svg:title><svg:desc>12§display§\langle 1, 2 \rangle§svg§600§FALSE§</svg:desc><draw:g draw:style-name="gr2"><draw:path draw:style-name="gr3" draw:text-style-name="P38" svg:width="0.3323in" svg:height="0.148in" svg:x="-0.0004in" svg:y="0.0083in" svg:viewBox="0 0 845 377" svg:d="M423 377c-141 0-282 0-423 0 0-126 0-251 0-377 282 0 563 0 845 0 0 126 0 251 0 377-141 0-282 0-422 0z"><text:p/></draw:path><draw:path draw:style-name="gr4" draw:text-style-name="P39" svg:width="0.037in" svg:height="0.1654in" svg:x="0.0094in" svg:y="-0.0004in" svg:viewBox="0 0 95 421" svg:d="M95 412c0-1 0-2 0-3-27-66-52-133-78-197 26-68 51-134 78-200 0-1 0-2 0-4 0-4-4-8-9-8-3 0-6 2-8 6-26 67-52 135-78 202 0 1 0 1 0 4 0 1 0 1 0 2 26 66 52 133 78 201 2 3 5 6 8 6 5 0 9-4 9-9z"><text:p/></draw:path><draw:path draw:style-name="gr4" draw:text-style-name="P39" svg:width="0.0543in" svg:height="0.1094in" svg:x="0.0705in" svg:y="0.0138in" svg:viewBox="0 0 139 279" svg:d="M139 279c0-4 0-9 0-13-5 0-8 0-13 0-39 0-40-5-40-21 0-78 0-156 0-234 0-11 0-11-9-11-27 26-64 26-77 26 0 5 0 9 0 14 8 0 34 0 55-11 0 72 0 144 0 216 0 16-1 21-39 21-5 0-9 0-14 0 0 4 0 9 0 13 15-1 52-1 69-1 16 0 54 0 68 1z"><text:p/></draw:path><draw:path draw:style-name="gr4" draw:text-style-name="P39" svg:width="0.0193in" svg:height="0.0492in" svg:x="0.1524in" svg:y="0.1059in" svg:viewBox="0 0 50 126" svg:d="M50 44c0-27-10-44-27-44-15 0-23 11-23 23 0 11 8 21 23 21 5 0 11-1 14-4 1-2 1-2 3-2 0 3 1 0 1 6 0 32-15 57-29 70-5 5-5 6-5 7 0 3 3 5 5 5 4 0 38-32 38-82z"><text:p/></draw:path><draw:path draw:style-name="gr4" draw:text-style-name="P39" svg:width="0.0657in" svg:height="0.1094in" svg:x="0.2197in" svg:y="0.0138in" svg:viewBox="0 0 168 279" svg:d="M168 207c-4 0-7 0-11 0-2 13-5 30-10 36-2 3-30 3-39 3-25 0-50 0-76 0 15-14 30-27 45-42 66-57 91-80 91-122 0-48-39-82-89-82-48 0-79 38-79 76 0 24 20 24 23 24 6 0 21-5 21-23 0-11-8-22-22-22-4 0-4 0-5 0 9-27 32-42 56-42 38 0 56 34 56 69 0 33-21 66-44 92-26 30-54 59-80 89-5 5-5 6-5 16 52 0 104 0 156 0 3-24 7-48 12-72z"><text:p/></draw:path><draw:path draw:style-name="gr4" draw:text-style-name="P39" svg:width="0.0374in" svg:height="0.1654in" svg:x="0.3028in" svg:y="-0.0004in" svg:viewBox="0 0 96 421" svg:d="M96 212c0-3 0-3-1-4-27-67-52-135-78-202-1-4-5-6-9-6-3 0-8 4-8 8 0 2 0 3 1 4 25 66 52 132 77 200-25 64-52 131-77 197-1 1-1 2-1 3 0 5 5 9 8 9 4 0 8-3 9-6 26-68 51-135 78-201 1-1 1-1 1-2z"><text:p/></draw:path></draw:g></draw:g><text:s/>ונראה כי לא מתקיים עבור אף n טבעי <draw:g text:anchor-type="as-char" svg:y="-0.1236in" draw:z-index="46" draw:name="Shape50" draw:style-name="gr1"><svg:title>TexMaths</svg:title><svg:desc>12§display§\langle 1, 2 \rangle R \langle n, 1 \rangle§svg§600§FALSE§</svg:desc><draw:g draw:style-name="gr2"><draw:path draw:style-name="gr3" draw:text-style-name="P38" svg:width="0.8484in" svg:height="0.1476in" svg:x="-0.0004in" svg:y="0.0087in" svg:viewBox="0 0 2156 376" svg:d="M0 0c719 0 1437 0 2156 0 0 125 0 251 0 376-719 0-1437 0-2156 0 0-125 0-251 0-376z"><text:p/></draw:path><draw:path draw:style-name="gr4" draw:text-style-name="P39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9" svg:width="0.0543in" svg:height="0.1098in" svg:x="0.0705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193in" svg:height="0.0492in" svg:x="0.1528in" svg:y="0.1059in" svg:viewBox="0 0 50 126" svg:d="M50 44c0-27-10-44-27-44-13 0-23 11-23 23 0 11 10 23 23 23 5 0 11-3 14-6 1-2 1-2 3-2 0 3 1 0 1 6 0 32-15 57-29 71-5 4-5 5-5 6 0 4 3 5 5 5 4 0 38-32 38-82z"><text:p/></draw:path><draw:path draw:style-name="gr4" draw:text-style-name="P39" svg:width="0.0657in" svg:height="0.1098in" svg:x="0.2209in" svg:y="0.0138in" svg:viewBox="0 0 168 280" svg:d="M168 208c-4 0-7 0-11 0-1 11-5 30-8 36-4 4-31 4-41 4-25 0-50 0-76 0 15-15 30-29 45-44 66-57 91-80 91-122 0-48-37-82-89-82-48 0-79 40-79 77 0 23 22 23 23 23 7 0 21-5 21-22 0-11-7-22-22-22-4 0-4 0-5 0 9-27 32-43 56-43 39 0 57 35 57 69 0 33-21 67-45 93-26 31-54 59-80 89-5 4-5 5-5 16 52 0 104 0 156 0 4-24 8-48 12-72z"><text:p/></draw:path><draw:path draw:style-name="gr4" draw:text-style-name="P39" svg:width="0.037in" svg:height="0.165in" svg:x="0.3043in" svg:y="0in" svg:viewBox="0 0 95 420" svg:d="M95 210c0-1 0-2 0-2-27-67-53-135-79-202-2-4-4-6-8-6s-8 4-8 8c0 2 0 2 0 3 26 66 52 132 78 199-26 66-52 133-78 199 0 1 0 1 0 2 0 5 4 9 8 9s6-3 8-7c26-67 52-134 79-201z"><text:p/></draw:path><draw:path draw:style-name="gr4" draw:text-style-name="P39" svg:width="0.1181in" svg:height="0.1161in" svg:x="0.3669in" svg:y="0.011in" svg:viewBox="0 0 301 296" svg:d="M256 55c0 15-8 44-24 60-11 11-33 24-71 24-16 0-31 0-47 0 8-37 18-73 26-109 4-11 5-14 12-16 4-1 18-1 27-1 30 0 77 0 77 42zM301 248c0-5-3-3-5-5-3 0-4 2-6 6-10 31-28 38-38 38-13 0-17-9-17-26 0-13 3-35 5-48 0-5 1-12 1-18 0-33-27-46-39-51 43-8 92-38 92-80 0-36-37-64-92-64-40 0-81 0-120 0-9 0-14 0-14 8 0 5 5 5 12 5 6 0 10 0 17 1 7 2 11 2 11 8 0 1 0 2-1 7-19 74-37 150-57 225-4 16-6 20-38 20-8 0-12 0-12 8 0 5 4 4 6 5 18 0 35-1 53-2 18 1 36 2 54 2 3 0 8 0 8-9 0-4-3-4-12-4-15 0-27 0-27-8 0-3 1-5 1-8 9-36 19-73 29-109 16 0 32 0 49 0 38 0 47 23 47 37 0 8-4 21-6 29-4 11-8 27-8 35 0 46 51 46 57 46 36 0 50-42 50-48z"><text:p/></draw:path><draw:path draw:style-name="gr4" draw:text-style-name="P39" svg:width="0.0374in" svg:height="0.165in" svg:x="0.5075in" svg:y="0in" svg:viewBox="0 0 96 420" svg:d="M96 411c0-1 0-2-1-2-25-66-52-133-77-199 25-67 52-133 77-199 1 0 1-1 1-3 0-4-4-8-8-8s-8 2-9 6c-26 67-51 135-78 202-1 0-1 1-1 2 0 0 0 2 1 2 27 67 52 134 78 201 1 4 5 7 9 7s8-4 8-9z"><text:p/></draw:path><draw:path draw:style-name="gr4" draw:text-style-name="P39" svg:width="0.0894in" svg:height="0.0744in" svg:x="0.5591in" svg:y="0.0512in" svg:viewBox="0 0 228 190" svg:d="M228 125c0-4-4-4-5-4-5 0-5 2-7 8-8 28-22 53-42 53-7 0-11-5-11-15 0-11 4-20 9-30 7-22 25-68 25-93 0-27-18-44-48-44-39 0-59 26-66 36-3-23-21-36-40-36-20 0-26 16-31 24-6 14-12 39-12 41 0 4 4 2 5 4 3 0 5 0 7-10 7-30 16-51 30-51 8 0 13 6 13 21 0 8-1 13-6 35-8 32-17 65-25 97-1 6-4 16-4 18 0 7 6 11 12 11s14-2 16-11c1-1 6-22 8-31 4-13 6-27 10-39 2-9 5-18 7-27 1-7 4-15 5-22 7-13 29-52 70-52 18 0 22 16 22 30 0 27-21 80-27 99-4 10-5 14-5 19 0 19 14 34 35 34 39 0 55-61 55-65z"><text:p/></draw:path><draw:path draw:style-name="gr4" draw:text-style-name="P39" svg:width="0.0189in" svg:height="0.0492in" svg:x="0.6677in" svg:y="0.1059in" svg:viewBox="0 0 49 126" svg:d="M49 44c0-27-9-44-26-44-15 0-23 11-23 23 0 11 8 23 23 23 5 0 11-3 14-6 1-2 1-2 3-2 0 3 1 0 1 6 0 32-16 57-29 71-5 4-5 5-5 6 0 4 3 5 5 5 4 0 37-32 37-82z"><text:p/></draw:path><draw:path draw:style-name="gr4" draw:text-style-name="P39" svg:width="0.0543in" svg:height="0.1098in" svg:x="0.7425in" svg:y="0.0138in" svg:viewBox="0 0 139 280" svg:d="M139 280c0-4 0-8 0-13-5 0-9 0-14 0-37 0-39-5-39-21 0-78 0-157 0-235 0-10 0-11-9-11-27 28-64 28-77 28 0 4 0 8 0 13 8 0 32 0 55-11 0 72 0 144 0 216 0 15-1 21-39 21-5 0-9 0-14 0 0 5 0 9 0 13 15-2 52-2 69-2s53 0 68 2z"><text:p/></draw:path><draw:path draw:style-name="gr4" draw:text-style-name="P39" svg:width="0.037in" svg:height="0.165in" svg:x="0.8197in" svg:y="0in" svg:viewBox="0 0 95 420" svg:d="M95 210c0-1 0-2 0-2-27-67-53-135-79-202-2-4-5-6-8-6-4 0-8 4-8 8 0 2 0 2 0 3 26 66 52 132 78 199-26 66-52 133-78 199 0 1 0 1 0 2 0 5 4 9 8 9 3 0 6-3 8-7 26-67 52-134 79-201z"><text:p/></draw:path></draw:g></draw:g>. כדי שיחס זה יתקיים עלינו למצוא ערך של n כך ש־<draw:g text:anchor-type="as-char" svg:y="-0.1098in" draw:z-index="47" draw:name="Shape51" draw:style-name="gr1"><svg:title>TexMaths</svg:title><svg:desc>12§display§1 \cdot 1 = 2 n§svg§600§FALSE§</svg:desc><draw:g draw:style-name="gr2"><draw:path draw:style-name="gr3" draw:text-style-name="P38" svg:width="0.6669in" svg:height="0.0937in" svg:x="-0.0004in" svg:y="0.0087in" svg:viewBox="0 0 1695 239" svg:d="M0 0c565 0 1130 0 1695 0 0 80 0 159 0 239-565 0-1130 0-1695 0 0-80 0-159 0-239z"><text:p/></draw:path><draw:path draw:style-name="gr4" draw:text-style-name="P39" svg:width="0.0543in" svg:height="0.1087in" svg:x="0.0055in" svg:y="0in" svg:viewBox="0 0 139 277" svg:d="M139 277c0-5 0-8 0-13-5 0-8 0-13 0-38 0-40-5-40-20 0-78 0-156 0-233 0-10 0-11-9-11-27 26-63 26-77 26 0 5 0 9 0 13 8 0 34 0 55-10 0 71 0 143 0 215 0 15-1 20-38 20-5 0-10 0-15 0 0 5 0 8 0 13 16-1 52-1 69-1s54 0 68 1z"><text:p/></draw:path><draw:path draw:style-name="gr4" draw:text-style-name="P39" svg:width="0.0169in" svg:height="0.0169in" svg:x="0.1252in" svg:y="0.0594in" svg:viewBox="0 0 44 44" svg:d="M44 23c0-13-9-23-21-23-13 0-23 10-23 23 0 12 10 21 23 21 12 0 21-9 21-21z"><text:p/></draw:path><draw:path draw:style-name="gr4" draw:text-style-name="P39" svg:width="0.0543in" svg:height="0.1087in" svg:x="0.2087in" svg:y="0in" svg:viewBox="0 0 139 277" svg:d="M139 277c0-5 0-8 0-13-5 0-9 0-14 0-37 0-39-5-39-20 0-78 0-156 0-233 0-10 0-11-9-11-27 26-64 26-77 26 0 5 0 9 0 13 8 0 34 0 55-10 0 71 0 143 0 215 0 15-1 20-39 20-5 0-9 0-14 0 0 5 0 8 0 13 15-1 52-1 69-1s53 0 68 1z"><text:p/></draw:path><draw:path draw:style-name="gr4" draw:text-style-name="P39" svg:width="0.1102in" svg:height="0.0382in" svg:x="0.3319in" svg:y="0.048in" svg:viewBox="0 0 281 98" svg:d="M281 8c0-4-4-8-9-8-87 0-176 0-264 0-3 0-8 4-8 8 0 5 5 9 8 9 88 0 177 0 264 0 5 0 9-4 9-9zM281 90c0-5-4-9-9-9-87 0-176 0-264 0-3 0-8 4-8 9 0 3 5 8 8 8 88 0 177 0 264 0 5 0 9-5 9-8z"><text:p/></draw:path><draw:path draw:style-name="gr4" draw:text-style-name="P39" svg:width="0.0657in" svg:height="0.1087in" svg:x="0.5059in" svg:y="0in" svg:viewBox="0 0 168 277" svg:d="M168 204c-4 0-6 0-10 0-2 13-6 31-9 37-4 4-31 4-40 4-25 0-51 0-77 0 16-15 30-29 46-43 65-58 90-79 90-121 0-48-37-81-89-81-48 0-79 38-79 75 0 24 22 24 23 24 7 0 21-5 21-23 0-10-7-21-21-21-4 0-5 0-6 1 9-27 32-43 56-43 39 0 57 34 57 68s-21 66-44 91c-27 30-54 60-81 89-5 5-5 6-5 16 53 0 104 0 157 0 4-24 7-48 11-73z"><text:p/></draw:path><draw:path draw:style-name="gr4" draw:text-style-name="P39" svg:width="0.0894in" svg:height="0.074in" svg:x="0.5858in" svg:y="0.0362in" svg:viewBox="0 0 228 189" svg:d="M228 125c0-3-4-3-5-3-5 0-5 1-6 7-9 27-23 50-43 50-7 0-11-3-11-13 0-11 4-20 9-29 7-22 25-68 25-92 0-28-18-45-48-45-39 0-59 27-66 37-3-24-21-37-40-37-20 0-26 17-31 24-7 14-12 39-12 40 0 5 4 3 5 5 3 0 5-1 7-9 7-30 16-50 30-50 8 0 13 6 13 19 0 9-1 13-6 35-8 32-17 64-25 95-1 7-4 17-4 19 0 7 6 11 12 11s14-4 16-12c1-1 6-21 8-31 4-12 6-24 10-36 2-10 5-19 7-29 1-7 4-14 5-20 7-13 29-51 70-51 18 0 22 15 22 29 0 25-21 79-27 97-4 8-5 13-5 18 0 20 14 35 35 35 39 0 55-60 55-64z"><text:p/></draw:path></draw:g></draw:g>, אך לא קיים מספר חיובי כזה, לכן <draw:g text:anchor-type="as-char" svg:y="-0.1165in" draw:z-index="48" draw:name="Shape52" draw:style-name="gr1"><svg:title>TexMaths</svg:title><svg:desc>12§display§S_{\langle n, 1 \rangle}§svg§600§FALSE§</svg:desc><draw:g draw:style-name="gr2"><draw:path draw:style-name="gr3" draw:text-style-name="P38" svg:width="0.3488in" svg:height="0.1693in" svg:x="-0.0004in" svg:y="0.0083in" svg:viewBox="0 0 887 431" svg:d="M444 431c-149 0-296 0-444 0 0-144 0-287 0-431 295 0 592 0 887 0 0 144 0 287 0 431-148 0-295 0-443 0z"><text:p/></draw:path><draw:path draw:style-name="gr4" draw:text-style-name="P39" svg:width="0.0984in" svg:height="0.1197in" svg:x="-0.0004in" svg:y="0in" svg:viewBox="0 0 251 305" svg:d="M251 5c0-1-1-5-5-5-2 0-2 1-8 6-8 8-14 16-20 24-12-19-33-30-61-30-53 0-103 49-103 100 0 33 22 54 43 60 16 3 30 7 46 12 15 3 38 9 38 44 0 37-35 77-75 77-28 0-75-10-75-61 0-10 3-21 4-23 0-1 0-2 0-2 0-5-3-5-5-5s-2 0-4 1c-2 2-26 97-26 98 0 3 2 4 5 4 2 0 2 0 8-6 7-7 13-16 21-24 18 24 46 30 70 30 58 0 107-54 107-107 0-29-14-43-20-49-10-10-16-11-54-21-10-3-18-6-28-8-11-4-25-16-25-38 0-34 34-70 73-70 35 0 61 18 61 65 0 14-2 21-2 24 1 1 0 5 5 5s5-2 7-9c7-31 14-61 23-92z"><text:p/></draw:path><draw:path draw:style-name="gr4" draw:text-style-name="P39" svg:width="0.026in" svg:height="0.1154in" svg:x="0.1055in" svg:y="0.072in" svg:viewBox="0 0 67 294" svg:d="M67 288c0-1 0-1 0-2-18-46-37-93-55-138 18-47 37-93 55-140 0-1 0-1 0-2 0-4-2-6-6-6-2 0-5 1-6 4-18 46-36 93-54 141-1 2-1 2-1 3s0 1 1 2c18 47 36 94 54 141 1 2 4 3 6 3 4 0 6-2 6-6z"><text:p/></draw:path><draw:path draw:style-name="gr4" draw:text-style-name="P39" svg:width="0.0705in" svg:height="0.052in" svg:x="0.1433in" svg:y="0.1075in" svg:viewBox="0 0 180 133" svg:d="M180 88c0-4-2-3-4-4-4 0-4 2-6 5-7 24-19 36-31 36-6 0-7-4-7-11 0-6 1-11 6-24 4-8 16-40 16-56 0-29-23-34-39-34-24 0-41 16-49 26-2-20-19-26-31-26-13 0-21 10-24 16-6 10-11 27-11 30s5 3 6 3c4 0 4-1 6-9 5-17 10-32 22-32 7 0 9 6 9 15 0 6-2 17-5 24-2 8-3 18-6 26-3 12-6 25-9 39-1 3-4 10-4 12 0 6 6 9 11 9s8-5 11-7c1-4 3-12 6-18 2-10 3-18 6-26 2-6 3-14 5-20 3-12 3-14 13-27 7-11 21-27 43-27 18 0 18 15 18 21 0 18-13 50-18 62-2 9-4 12-4 17 0 16 14 25 28 25 30 0 42-41 42-45z"><text:p/></draw:path><draw:path draw:style-name="gr4" draw:text-style-name="P39" svg:width="0.0142in" svg:height="0.0354in" svg:x="0.2327in" svg:y="0.1441in" svg:viewBox="0 0 37 91" svg:d="M37 32c0-18-7-32-20-32-10 0-17 7-17 17 0 9 6 17 17 17 7 0 8-4 12-5 0 17-3 36-23 54-1 1-2 2-2 3 0 3 2 5 4 5 4 0 29-24 29-59z"><text:p/></draw:path><draw:path draw:style-name="gr4" draw:text-style-name="P39" svg:width="0.0421in" svg:height="0.0768in" svg:x="0.2713in" svg:y="0.0811in" svg:viewBox="0 0 108 196" svg:d="M108 196c0-4 0-7 0-10-4 0-8 0-12 0-29 0-29-5-29-14 0-56 0-110 0-164 0-8-1-8-9-8-18 19-46 19-58 19 0 4 0 7 0 11 7 0 26 0 43-8 0 50 0 99 0 150 0 9 0 14-30 14-3 0-7 0-11 0 0 3 0 6 0 10 18-1 35-1 53-1s35 0 53 1z"><text:p/></draw:path><draw:path draw:style-name="gr4" draw:text-style-name="P39" svg:width="0.026in" svg:height="0.1154in" svg:x="0.3307in" svg:y="0.072in" svg:viewBox="0 0 67 294" svg:d="M67 148c0-1 0-1 0-3-18-48-37-95-55-141-1-3-4-4-6-4-4 0-6 2-6 6 0 1 0 1 1 2 18 47 36 93 54 140-18 45-36 92-54 138-1 1-1 1-1 2 0 4 2 6 6 6 2 0 5-1 6-3 18-47 37-94 55-141 0-1 0-1 0-2z"><text:p/></draw:path></draw:g></draw:g><text:s/>לא חלוקה של A.</text:p>
      <text:h text:style-name="P31" text:outline-level="2">סעיף ג’</text:h>
      <text:p text:style-name="P19"><text:span text:style-name="T31">נראה כי היחס T הוא יחס סדר חלקי. נראה כי עבור כל </text:span><text:span text:style-name="T31"><draw:g text:anchor-type="as-char" svg:y="-0.1236in" draw:z-index="158" draw:name="Shape35" draw:style-name="gr1"><svg:title>TexMaths</svg:title><svg:desc>12§display§\langle a_1, a_2 \rangle§svg§600§FALSE§</svg:desc><draw:g draw:style-name="gr2"><draw:path draw:style-name="gr3" draw:text-style-name="P34" svg:width="0.4909in" svg:height="0.148in" svg:x="0.0004in" svg:y="0.0091in" svg:viewBox="0 0 1248 377" svg:d="M625 377c-208 0-416 0-625 0 0-126 0-251 0-377 417 0 832 0 1248 0 0 126 0 251 0 377-207 0-415 0-623 0z"><text:p/></draw:path><draw:path draw:style-name="gr4" draw:text-style-name="P35" svg:width="0.037in" svg:height="0.1654in" svg:x="0.0102in" svg:y="0.0004in" svg:viewBox="0 0 95 421" svg:d="M95 412c0-1 0-2 0-3-27-66-52-133-78-199 26-66 51-132 78-198 0-1 0-2 0-4 0-4-4-8-9-8-3 0-6 2-8 6-26 67-52 135-78 202 0 1 0 0 0 2s0 3 0 4c26 66 52 133 78 201 2 3 5 6 8 6 5 0 9-4 9-9z"><text:p/></draw:path><draw:path draw:style-name="gr4" draw:text-style-name="P35" svg:width="0.0756in" svg:height="0.0748in" svg:x="0.063in" svg:y="0.0516in" svg:viewBox="0 0 193 191" svg:d="M193 126c0-3-5-3-6-3-3 0-5 1-6 7-7 27-14 52-31 52-12 0-13-11-13-20s1-12 6-31c2-13 6-25 8-37 5-19 11-40 16-59 3-12 3-13 3-15 0-7-6-12-13-12-9 0-15 10-17 20-8-16-20-28-39-28-49 0-101 63-101 124 0 39 23 67 55 67 9 0 30-1 55-31 4 17 18 31 39 31 14 0 24-9 31-23 7-15 8-29 13-42zM134 47c0 2 0 5-1 7-7 27-13 54-20 82-3 8-3 8-9 15-19 24-36 31-48 31-20 0-26-23-26-40 0-21 13-72 23-92 13-25 32-40 49-40 28 0 32 34 32 37z"><text:p/></draw:path><draw:path draw:style-name="gr4" draw:text-style-name="P35" svg:width="0.0421in" svg:height="0.0768in" svg:x="0.1567in" svg:y="0.0882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5" svg:width="0.0189in" svg:height="0.0492in" svg:x="0.2327in" svg:y="0.1067in" svg:viewBox="0 0 49 126" svg:d="M49 44c0-27-11-44-26-44s-23 11-23 23c0 11 8 21 23 21 5 0 9-1 14-4 1-2 1-2 3-2 0 3 0 0 0 6 0 32-16 56-29 70-5 4-4 6-4 7 0 3 1 5 4 5 5 0 38-32 38-82z"><text:p/></draw:path><draw:path draw:style-name="gr4" draw:text-style-name="P35" svg:width="0.0756in" svg:height="0.0748in" svg:x="0.2984in" svg:y="0.0516in" svg:viewBox="0 0 193 191" svg:d="M193 126c0-3-5-3-6-3-3 0-3 1-5 7-7 27-15 52-32 52-12 0-13-11-13-20s1-12 6-31c3-13 6-25 9-37 5-19 10-40 15-59 3-12 3-13 3-15 0-7-6-12-12-12-10 0-16 10-18 20-8-16-20-28-39-28-49 0-101 63-101 124 0 39 23 67 56 67 9 0 29-1 54-31 4 17 18 31 39 31 14 0 24-9 31-23 7-15 8-29 13-42zM136 47c0 2-2 5-3 7-7 27-13 54-20 82-3 8-3 8-9 15-19 24-36 31-48 31-20 0-26-23-26-40 0-21 13-72 23-92 13-25 32-40 49-40 28 0 34 34 34 37z"><text:p/></draw:path><draw:path draw:style-name="gr4" draw:text-style-name="P35" svg:width="0.0512in" svg:height="0.0768in" svg:x="0.387in" svg:y="0.0882in" svg:viewBox="0 0 131 196" svg:d="M131 142c-4 0-7 0-11 0-1 6-4 24-7 26-3 3-25 3-29 3-18 0-37 0-55 0 31-28 42-36 59-50 22-18 43-36 43-63 0-36-31-58-70-58-36 0-61 25-61 53 0 14 13 16 16 16 7 0 15-5 15-16 0-5-2-16-17-16 9-20 29-26 42-26 30 0 46 23 46 47 0 25-18 45-28 56-24 23-48 46-72 70-2 2-2 4-2 12 41 0 80 0 121 0 4-18 6-36 10-54z"><text:p/></draw:path><draw:path draw:style-name="gr4" draw:text-style-name="P35" svg:width="0.0374in" svg:height="0.1654in" svg:x="0.4626in" svg:y="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31"><text:s/>לא מתקיימת תכונת ההשוואה עם איברי מחלקת השקילות של האיבר המושרים על־ידי R. כך לדוגמה, לא מתקיים </text:span><text:span text:style-name="T31"><draw:g text:anchor-type="as-char" svg:y="-0.1236in" draw:z-index="159" draw:name="Shape36" draw:style-name="gr1"><svg:title>TexMaths</svg:title><svg:desc>12§display§\langle 1, 2 \rangle T \langle 2, 4 \rangle§svg§600§FALSE§</svg:desc><draw:g draw:style-name="gr2"><draw:path draw:style-name="gr3" draw:text-style-name="P34" svg:width="0.8228in" svg:height="0.148in" svg:x="0.0004in" svg:y="0.0091in" svg:viewBox="0 0 2091 377" svg:d="M1046 377c-349 0-697 0-1046 0 0-126 0-251 0-377 697 0 1394 0 2091 0 0 126 0 251 0 377-348 0-697 0-1045 0z"><text:p/></draw:path><draw:path draw:style-name="gr4" draw:text-style-name="P35" svg:width="0.037in" svg:height="0.1654in" svg:x="0.0102in" svg:y="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5" svg:width="0.0543in" svg:height="0.1094in" svg:x="0.0713in" svg:y="0.0146in" svg:viewBox="0 0 139 279" svg:d="M139 279c0-4 0-9 0-13-5 0-8 0-13 0-38 0-40-5-40-21 0-78 0-156 0-234 0-11 0-11-9-11-27 26-64 26-77 26 0 5 0 9 0 14 8 0 34 0 55-11 0 72 0 144 0 216 0 16-1 21-39 21-5 0-9 0-14 0 0 4 0 9 0 13 15-1 52-1 69-1s54 0 68 1z"><text:p/></draw:path><draw:path draw:style-name="gr4" draw:text-style-name="P35" svg:width="0.0189in" svg:height="0.0492in" svg:x="0.1539in" svg:y="0.1067in" svg:viewBox="0 0 49 126" svg:d="M49 44c0-27-11-44-27-44-14 0-22 11-22 23 0 11 8 21 22 21 4 0 10-1 15-4 1-2 1-2 1-2 0 3 2 0 2 6 0 32-15 57-29 70-5 5-5 6-5 7 0 3 2 5 5 5 5 0 38-32 38-82z"><text:p/></draw:path><draw:path draw:style-name="gr4" draw:text-style-name="P35" svg:width="0.0657in" svg:height="0.1094in" svg:x="0.2213in" svg:y="0.0146in" svg:viewBox="0 0 168 279" svg:d="M168 207c-4 0-7 0-11 0-1 13-5 30-8 36-4 3-31 3-41 3-25 0-50 0-76 0 15-14 30-27 45-42 66-57 91-80 91-122 0-48-37-82-89-82-48 0-79 38-79 76 0 24 22 24 23 24 7 0 21-5 21-23 0-11-7-22-22-22-3 0-4 0-5 0 9-27 32-42 56-42 39 0 57 34 57 69 0 33-21 66-45 92-26 30-54 59-80 89-5 5-5 6-5 16 52 0 104 0 156 0 4-24 8-48 12-72z"><text:p/></draw:path><draw:path draw:style-name="gr4" draw:text-style-name="P35" svg:width="0.037in" svg:height="0.1654in" svg:x="0.3047in" svg:y="0.0004in" svg:viewBox="0 0 95 421" svg:d="M95 210c0-1 0-1 0-2-27-67-53-135-79-202-2-4-4-6-8-6s-8 4-8 8c0 2 0 3 0 4 26 66 52 132 78 198-26 66-52 133-78 199 0 1 0 2 0 3 0 5 4 9 8 9s6-3 8-6c26-68 52-135 79-201 0-1 0-1 0-4z"><text:p/></draw:path><draw:path draw:style-name="gr4" draw:text-style-name="P35" svg:width="0.1126in" svg:height="0.1114in" svg:x="0.3646in" svg:y="0.0126in" svg:viewBox="0 0 287 284" svg:d="M287 5c0-5-4-5-11-5-78 0-156 0-234 0-11 0-11 0-14 8-9 26-17 50-26 75-1 2-1 5-2 7 0 3 2 5 5 5 5 0 5-2 7-10 23-65 34-72 96-72 6 0 11 0 17 0 12 0 12 1 12 5 0 2-1 7-1 8-20 75-38 149-57 224-5 16-6 20-50 20-16 0-18 0-18 9 0 5 5 5 7 5 11 0 23-2 35-2s24 0 36 0 23 0 35 0 24 2 36 2c4 0 9 0 9-9 0-5-3-5-14-5s-16 0-27 0c-13-1-15-3-15-9 0-3 0-3 1-9 19-74 37-149 56-223 3-11 5-15 10-16 4 0 18 0 26 0 42 0 61 1 61 34 0 7-1 23-3 34 0 2-1 7-1 8 0 2 1 6 6 6 3 0 4-4 6-10 3-24 7-49 10-73 2-2 2-6 2-7z"><text:p/></draw:path><draw:path draw:style-name="gr4" draw:text-style-name="P35" svg:width="0.0374in" svg:height="0.1654in" svg:x="0.4996in" svg:y="0.0004in" svg:viewBox="0 0 96 421" svg:d="M96 412c0-1 0-2-1-3-25-66-52-133-77-199 25-66 52-132 77-198 1-1 1-2 1-4 0-4-4-8-8-8s-8 2-9 6c-26 67-51 135-78 202-1 1-1 0-1 2s0 3 1 4c27 66 52 133 78 201 1 3 5 6 9 6s8-4 8-9z"><text:p/></draw:path><draw:path draw:style-name="gr4" draw:text-style-name="P35" svg:width="0.0657in" svg:height="0.1094in" svg:x="0.5543in" svg:y="0.0146in" svg:viewBox="0 0 168 279" svg:d="M168 207c-4 0-7 0-11 0-1 13-5 30-8 36-4 3-31 3-41 3-25 0-50 0-76 0 15-14 30-27 45-42 66-57 91-80 91-122 0-48-37-82-89-82-48 0-79 38-79 76 0 24 22 24 23 24 7 0 21-5 21-23 0-11-7-22-22-22-4 0-4 0-5 0 9-27 32-42 56-42 39 0 57 34 57 69 0 33-21 66-45 92-26 30-54 59-80 89-5 5-5 6-5 16 52 0 104 0 156 0 4-24 8-48 12-72z"><text:p/></draw:path><draw:path draw:style-name="gr4" draw:text-style-name="P35" svg:width="0.0189in" svg:height="0.0492in" svg:x="0.6429in" svg:y="0.1067in" svg:viewBox="0 0 49 126" svg:d="M49 44c0-27-9-44-26-44-15 0-23 11-23 23 0 11 8 21 23 21 5 0 11-1 14-4 1-2 1-2 3-2 0 3 1 0 1 6 0 32-16 57-29 70-5 5-5 6-5 7 0 3 3 5 4 5 5 0 38-32 38-82z"><text:p/></draw:path><draw:path draw:style-name="gr4" draw:text-style-name="P35" svg:width="0.0732in" svg:height="0.1114in" svg:x="0.7071in" svg:y="0.0126in" svg:viewBox="0 0 187 284" svg:d="M187 215c0-5 0-9 0-13-14 0-29 0-43 0 0-64 0-127 0-191 0-9 0-11-6-11-4 0-5 0-8 5-44 66-87 131-130 197 0 4 0 8 0 13 37 0 74 0 112 0 0 12 0 24 0 36 0 15 0 19-32 19-3 0-6 0-9 0 0 5 0 10 0 14 18-2 39-2 57-2s40 0 58 2c0-4 0-9 0-14-4 0-6 0-10 0-31 0-32-4-32-19 0-12 0-24 0-36 14 0 29 0 43 0zM115 202c-35 0-68 0-103 0 35-53 68-105 103-156 0 51 0 103 0 156z"><text:p/></draw:path><draw:path draw:style-name="gr4" draw:text-style-name="P35" svg:width="0.0374in" svg:height="0.1654in" svg:x="0.7941in" svg:y="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31">, לא מתקיים </text:span><text:span text:style-name="T31"><draw:g text:anchor-type="as-char" svg:y="-0.1236in" draw:z-index="160" draw:name="Shape37" draw:style-name="gr1"><svg:title>TexMaths</svg:title><svg:desc>12§display§\langle 2, 4 \rangle T \langle 1, 2 \rangle§svg§600§FALSE§</svg:desc><draw:g draw:style-name="gr2"><draw:path draw:style-name="gr3" draw:text-style-name="P34" svg:width="0.8228in" svg:height="0.148in" svg:x="0.0004in" svg:y="0.0091in" svg:viewBox="0 0 2091 377" svg:d="M1046 377c-349 0-697 0-1046 0 0-126 0-251 0-377 697 0 1394 0 2091 0 0 126 0 251 0 377-348 0-697 0-1045 0z"><text:p/></draw:path><draw:path draw:style-name="gr4" draw:text-style-name="P35" svg:width="0.037in" svg:height="0.1654in" svg:x="0.0102in" svg:y="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5" svg:width="0.0661in" svg:height="0.1094in" svg:x="0.0646in" svg:y="0.0146in" svg:viewBox="0 0 169 279" svg:d="M169 207c-3 0-7 0-11 0-2 13-4 30-9 36-3 3-31 3-40 3-25 0-51 0-77 0 16-14 30-27 46-42 65-57 91-80 91-122 0-48-38-82-90-82-48 0-79 38-79 76 0 24 22 24 23 24 7 0 21-5 21-23 0-11-7-22-21-22-4 0-5 0-6 0 9-27 32-42 56-42 39 0 58 34 58 69 0 33-22 66-45 92-27 30-54 59-81 89-5 5-5 6-5 16 53 0 104 0 157 0 4-24 9-48 12-72z"><text:p/></draw:path><draw:path draw:style-name="gr4" draw:text-style-name="P35" svg:width="0.0189in" svg:height="0.0492in" svg:x="0.1539in" svg:y="0.1067in" svg:viewBox="0 0 49 126" svg:d="M49 44c0-27-11-44-27-44-14 0-22 11-22 23 0 11 8 21 22 21 4 0 10-1 15-4 1-2 1-2 1-2 0 3 2 0 2 6 0 32-15 57-29 70-5 5-5 6-5 7 0 3 2 5 5 5 5 0 38-32 38-82z"><text:p/></draw:path><draw:path draw:style-name="gr4" draw:text-style-name="P35" svg:width="0.0732in" svg:height="0.1114in" svg:x="0.2177in" svg:y="0.0126in" svg:viewBox="0 0 187 284" svg:d="M187 215c0-5 0-9 0-13-14 0-27 0-42 0 0-64 0-127 0-191 0-9 0-11-7-11-4 0-5 0-8 5-44 66-87 131-130 197 0 4 0 8 0 13 37 0 76 0 113 0 0 12 0 24 0 36 0 15-1 19-33 19-2 0-6 0-8 0 0 5 0 10 0 14 17-2 38-2 56-2s41 0 58 2c0-4 0-9 0-14-2 0-6 0-8 0-32 0-33-4-33-19 0-12 0-24 0-36 15 0 28 0 42 0zM115 202c-35 0-68 0-103 0 35-53 68-105 103-156 0 51 0 103 0 156z"><text:p/></draw:path><draw:path draw:style-name="gr4" draw:text-style-name="P35" svg:width="0.037in" svg:height="0.1654in" svg:x="0.3047in" svg:y="0.0004in" svg:viewBox="0 0 95 421" svg:d="M95 210c0-1 0-1 0-2-27-67-53-135-79-202-2-4-4-6-8-6s-8 4-8 8c0 2 0 3 0 4 26 66 52 132 78 198-26 66-52 133-78 199 0 1 0 2 0 3 0 5 4 9 8 9s6-3 8-6c26-68 52-135 79-201 0-1 0-1 0-4z"><text:p/></draw:path><draw:path draw:style-name="gr4" draw:text-style-name="P35" svg:width="0.1126in" svg:height="0.1114in" svg:x="0.3646in" svg:y="0.0126in" svg:viewBox="0 0 287 284" svg:d="M287 5c0-5-4-5-11-5-78 0-156 0-234 0-11 0-11 0-14 8-9 26-17 50-26 75-1 2-1 5-2 7 0 3 2 5 5 5 5 0 5-2 7-10 23-65 34-72 96-72 6 0 11 0 17 0 12 0 12 1 12 5 0 2-1 7-1 8-20 75-38 149-57 224-5 16-6 20-50 20-16 0-18 0-18 9 0 5 5 5 7 5 11 0 23-2 35-2s24 0 36 0 23 0 35 0 24 2 36 2c4 0 9 0 9-9 0-5-3-5-14-5s-16 0-27 0c-13-1-15-3-15-9 0-3 0-3 1-9 19-74 37-149 56-223 3-11 5-15 10-16 4 0 18 0 26 0 42 0 61 1 61 34 0 7-1 23-3 34 0 2-1 7-1 8 0 2 1 6 6 6 3 0 4-4 6-10 3-24 7-49 10-73 2-2 2-6 2-7z"><text:p/></draw:path><draw:path draw:style-name="gr4" draw:text-style-name="P35" svg:width="0.0374in" svg:height="0.1654in" svg:x="0.4996in" svg:y="0.0004in" svg:viewBox="0 0 96 421" svg:d="M96 412c0-1 0-2-1-3-25-66-52-133-77-199 25-66 52-132 77-198 1-1 1-2 1-4 0-4-4-8-8-8s-8 2-9 6c-26 67-51 135-78 202-1 1-1 0-1 2s0 3 1 4c27 66 52 133 78 201 1 3 5 6 9 6s8-4 8-9z"><text:p/></draw:path><draw:path draw:style-name="gr4" draw:text-style-name="P35" svg:width="0.0543in" svg:height="0.1094in" svg:x="0.561in" svg:y="0.0146in" svg:viewBox="0 0 139 279" svg:d="M139 279c0-4 0-9 0-13-5 0-9 0-14 0-37 0-39-5-39-21 0-78 0-156 0-234 0-11 0-11-9-11-27 26-64 26-77 26 0 5 0 9 0 14 8 0 32 0 55-11 0 72 0 144 0 216 0 16-1 21-39 21-5 0-9 0-14 0 0 4 0 9 0 13 15-1 52-1 69-1s53 0 68 1z"><text:p/></draw:path><draw:path draw:style-name="gr4" draw:text-style-name="P35" svg:width="0.0189in" svg:height="0.0492in" svg:x="0.6429in" svg:y="0.1067in" svg:viewBox="0 0 49 126" svg:d="M49 44c0-27-9-44-26-44-15 0-23 11-23 23 0 11 8 21 23 21 5 0 11-1 14-4 1-2 1-2 3-2 0 3 1 0 1 6 0 32-16 57-29 70-5 5-5 6-5 7 0 3 3 5 4 5 5 0 38-32 38-82z"><text:p/></draw:path><draw:path draw:style-name="gr4" draw:text-style-name="P35" svg:width="0.0657in" svg:height="0.1094in" svg:x="0.711in" svg:y="0.0146in" svg:viewBox="0 0 168 279" svg:d="M168 207c-4 0-7 0-11 0-2 13-5 30-9 36-3 3-30 3-40 3-25 0-50 0-76 0 15-14 30-27 45-42 66-57 91-80 91-122 0-48-38-82-90-82-47 0-78 38-78 76 0 24 20 24 22 24 7 0 22-5 22-23 0-11-8-22-22-22-4 0-4 0-6 0 10-27 33-42 57-42 39 0 57 34 57 69 0 33-22 66-45 92-26 30-54 59-80 89-5 5-5 6-5 16 52 0 104 0 156 0 4-24 8-48 12-72z"><text:p/></draw:path><draw:path draw:style-name="gr4" draw:text-style-name="P35" svg:width="0.0374in" svg:height="0.1654in" svg:x="0.7941in" svg:y="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31"><text:s/>ולא מתקיים </text:span><text:span text:style-name="T31"><draw:g text:anchor-type="as-char" svg:y="-0.1236in" draw:z-index="161" draw:name="Shape53" draw:style-name="gr1"><svg:title>TexMaths</svg:title><svg:desc>12§display§\langle 1, 2 \rangle = \langle 2, 4 \rangle§svg§600§FALSE§</svg:desc><draw:g draw:style-name="gr2"><draw:path draw:style-name="gr3" draw:text-style-name="P34" svg:width="0.9228in" svg:height="0.148in" svg:x="0.0004in" svg:y="0.0091in" svg:viewBox="0 0 2345 377" svg:d="M1173 377c-391 0-782 0-1173 0 0-126 0-251 0-377 782 0 1563 0 2345 0 0 126 0 251 0 377-391 0-782 0-1172 0z"><text:p/></draw:path><draw:path draw:style-name="gr4" draw:text-style-name="P35" svg:width="0.037in" svg:height="0.1654in" svg:x="0.0102in" svg:y="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5" svg:width="0.0543in" svg:height="0.1094in" svg:x="0.0713in" svg:y="0.0146in" svg:viewBox="0 0 139 279" svg:d="M139 279c0-4 0-9 0-13-5 0-8 0-13 0-38 0-40-5-40-21 0-78 0-156 0-234 0-11 0-11-9-11-27 26-64 26-77 26 0 5 0 9 0 14 8 0 34 0 55-11 0 72 0 144 0 216 0 16-1 21-39 21-5 0-9 0-14 0 0 4 0 9 0 13 16-1 52-1 69-1s54 0 68 1z"><text:p/></draw:path><draw:path draw:style-name="gr4" draw:text-style-name="P35" svg:width="0.0189in" svg:height="0.0492in" svg:x="0.1539in" svg:y="0.1067in" svg:viewBox="0 0 49 126" svg:d="M49 44c0-27-11-44-27-44-14 0-22 11-22 23 0 11 8 21 22 21 6 0 10-1 15-4 1-2 1-2 1-2 0 3 2 0 2 6 0 32-15 57-29 70-5 5-5 6-5 7 0 3 2 5 5 5 5 0 38-32 38-82z"><text:p/></draw:path><draw:path draw:style-name="gr4" draw:text-style-name="P35" svg:width="0.0657in" svg:height="0.1094in" svg:x="0.2213in" svg:y="0.0146in" svg:viewBox="0 0 168 279" svg:d="M168 207c-4 0-6 0-10 0-2 13-6 30-9 36-3 3-31 3-40 3-25 0-51 0-77 0 16-14 30-27 46-42 65-57 90-80 90-122 0-48-37-82-89-82-48 0-79 38-79 76 0 24 22 24 23 24 7 0 21-5 21-23 0-11-7-22-21-22-4 0-5 0-6 0 9-27 32-42 56-42 39 0 58 34 58 69 0 33-22 66-45 92-27 30-54 59-81 89-5 5-5 6-5 16 53 0 104 0 157 0 4-24 7-48 11-72z"><text:p/></draw:path><draw:path draw:style-name="gr4" draw:text-style-name="P35" svg:width="0.037in" svg:height="0.1654in" svg:x="0.3051in" svg:y="0.0004in" svg:viewBox="0 0 95 421" svg:d="M95 210c0-1 0-1 0-2-27-67-52-135-78-202-1-4-5-6-9-6s-8 4-8 8c0 2 0 3 0 4 26 66 52 132 78 198-26 66-52 133-78 199 0 1 0 2 0 3 0 5 4 9 8 9s8-3 9-6c26-68 51-135 78-201 0-1 0-1 0-4z"><text:p/></draw:path><draw:path draw:style-name="gr4" draw:text-style-name="P35" svg:width="0.1102in" svg:height="0.039in" svg:x="0.4157in" svg:y="0.0638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5" svg:width="0.0374in" svg:height="0.1654in" svg:x="0.5996in" svg:y="0.0004in" svg:viewBox="0 0 96 421" svg:d="M96 412c0-1 0-2-1-3-25-66-52-133-77-199 25-66 52-132 77-198 1-1 1-2 1-4 0-4-5-8-8-8-4 0-8 2-9 6-26 67-51 135-78 202-1 1-1 0-1 2s0 3 1 4c27 66 52 133 78 201 1 3 5 6 9 6 3 0 8-4 8-9z"><text:p/></draw:path><draw:path draw:style-name="gr4" draw:text-style-name="P35" svg:width="0.0657in" svg:height="0.1094in" svg:x="0.6543in" svg:y="0.0146in" svg:viewBox="0 0 168 279" svg:d="M168 207c-4 0-7 0-11 0-2 13-5 30-9 36-3 3-30 3-40 3-25 0-50 0-76 0 15-14 30-27 45-42 66-57 91-80 91-122 0-48-38-82-90-82-47 0-78 38-78 76 0 24 20 24 22 24 7 0 22-5 22-23 0-11-8-22-22-22-4 0-4 0-6 0 10-27 33-42 57-42 39 0 57 34 57 69 0 33-22 66-45 92-26 30-54 59-80 89-5 5-5 6-5 16 52 0 104 0 156 0 4-24 8-48 12-72z"><text:p/></draw:path><draw:path draw:style-name="gr4" draw:text-style-name="P35" svg:width="0.0189in" svg:height="0.0492in" svg:x="0.7433in" svg:y="0.1067in" svg:viewBox="0 0 49 126" svg:d="M49 44c0-27-11-44-26-44s-23 11-23 23c0 11 8 21 23 21 5 0 11-1 14-4 1-2 1-2 3-2 0 3 0 0 0 6 0 32-15 57-28 70-5 5-5 6-5 7 0 3 1 5 4 5 5 0 38-32 38-82z"><text:p/></draw:path><draw:path draw:style-name="gr4" draw:text-style-name="P35" svg:width="0.0732in" svg:height="0.1114in" svg:x="0.8075in" svg:y="0.0126in" svg:viewBox="0 0 187 284" svg:d="M187 215c0-5 0-9 0-13-14 0-29 0-43 0 0-64 0-127 0-191 0-9 0-11-6-11-4 0-5 0-8 5-44 66-87 131-130 197 0 4 0 8 0 13 37 0 74 0 112 0 0 12 0 24 0 36 0 15 0 19-32 19-3 0-6 0-9 0 0 5 0 10 0 14 18-2 39-2 57-2 17 0 40 0 58 2 0-4 0-9 0-14-4 0-6 0-10 0-31 0-32-4-32-19 0-12 0-24 0-36 14 0 29 0 43 0zM114 202c-34 0-68 0-102 0 34-53 68-105 102-156 0 51 0 103 0 156z"><text:p/></draw:path><draw:path draw:style-name="gr4" draw:text-style-name="P35" svg:width="0.0374in" svg:height="0.1654in" svg:x="0.8941in" svg:y="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31">. ראינו כי קיימים איברים עבורם היחס לא משווה ולכן הוא סדר חלקי.</text:span></text:p>
      <text:p text:style-name="P19">ליחס T לא קיימים איברים מקסימלים, שכן עבור כל זוג סדור <draw:g text:anchor-type="as-char" svg:y="-0.1236in" draw:z-index="49" draw:name="Shape53" draw:style-name="gr1"><svg:title>TexMaths</svg:title><svg:desc>12§display§\langle a, b \rangle§svg§600§FALSE§</svg:desc><draw:g draw:style-name="gr2"><draw:path draw:style-name="gr3" draw:text-style-name="P38" svg:width="0.328in" svg:height="0.148in" svg:x="-0.0004in" svg:y="0.0083in" svg:viewBox="0 0 834 377" svg:d="M418 377c-139 0-279 0-418 0 0-126 0-251 0-377 279 0 556 0 834 0 0 126 0 251 0 377-139 0-278 0-416 0z"><text:p/></draw:path><draw:path draw:style-name="gr4" draw:text-style-name="P39" svg:width="0.037in" svg:height="0.1654in" svg:x="0.0094in" svg:y="-0.0004in" svg:viewBox="0 0 95 421" svg:d="M95 412c0-1 0-2 0-3-27-66-52-133-78-199 26-66 51-132 78-198 0-1 0-2 0-4 0-4-4-8-9-8-3 0-7 2-8 6-26 67-52 135-78 202 0 1 0 0 0 2s0 3 0 4c26 66 52 133 78 201 1 3 5 6 8 6 5 0 9-4 9-9z"><text:p/></draw:path><draw:path draw:style-name="gr4" draw:text-style-name="P39" svg:width="0.0752in" svg:height="0.0748in" svg:x="0.0626in" svg:y="0.0508in" svg:viewBox="0 0 192 191" svg:d="M192 126c0-3-4-3-5-3-3 0-5 1-6 7-7 27-14 52-31 52-12 0-13-11-13-20s1-12 6-31c2-13 6-25 8-37 5-19 10-40 16-59 3-12 3-13 3-15 0-7-6-12-13-12-9 0-15 10-17 20-8-16-20-28-39-28-49 0-101 63-101 124 0 39 23 67 55 67 9 0 30-1 55-31 4 17 18 31 39 31 14 0 24-9 31-23 7-15 7-29 12-42zM134 47c0 2 0 5-1 7-7 27-13 54-20 82-3 8-3 8-9 15-19 24-36 31-48 31-20 0-26-23-26-40 0-21 13-72 23-92 13-25 32-40 49-40 26 0 32 34 32 37z"><text:p/></draw:path><draw:path draw:style-name="gr4" draw:text-style-name="P39" svg:width="0.0189in" svg:height="0.0492in" svg:x="0.1579in" svg:y="0.1059in" svg:viewBox="0 0 49 126" svg:d="M49 44c0-27-11-44-27-44-14 0-22 11-22 23 0 11 8 21 22 21 4 0 10-1 14-4 1-2 1-2 2-2 0 3 2 0 2 6 0 32-15 57-29 70-5 5-5 6-5 7 0 3 2 5 5 5 5 0 38-32 38-82z"><text:p/></draw:path><draw:path draw:style-name="gr4" draw:text-style-name="P39" svg:width="0.0606in" svg:height="0.1161in" svg:x="0.2244in" svg:y="0.0091in" svg:viewBox="0 0 155 296" svg:d="M155 173c0-38-23-67-57-67-19 0-36 12-49 25 11-42 21-84 31-126-1-1 0-5-4-5-10 0-41 4-52 4-4 1-8 1-8 8 0 6 3 6 10 6 21 0 21 2 21 7 0 3-4 17-6 25-11 46-23 92-34 139-6 20-7 27-7 41 0 39 23 66 53 66 50 0 102-63 102-123zM125 155c0 25-15 72-22 88-14 29-33 43-50 43-13 0-28-11-28-42 0-8 0-16 7-42 3-13 6-27 9-39 2-8 2-9 7-14 20-28 40-34 50-34 15 0 27 12 27 40z"><text:p/></draw:path><draw:path draw:style-name="gr4" draw:text-style-name="P39" svg:width="0.0374in" svg:height="0.1654in" svg:x="0.2988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text:s/>קיים זוג סדור <draw:g text:anchor-type="as-char" svg:y="-0.1236in" draw:z-index="50" draw:name="Shape54" draw:style-name="gr1"><svg:title>TexMaths</svg:title><svg:desc>12§display§\langle a + 1, b \rangle§svg§600§FALSE§</svg:desc><draw:g draw:style-name="gr2"><draw:path draw:style-name="gr3" draw:text-style-name="P38" svg:width="0.6142in" svg:height="0.1476in" svg:x="-0.0004in" svg:y="0.0087in" svg:viewBox="0 0 1561 376" svg:d="M0 0c520 0 1041 0 1561 0 0 125 0 251 0 376-520 0-1041 0-1561 0 0-125 0-251 0-376z"><text:p/></draw:path><draw:path draw:style-name="gr4" draw:text-style-name="P39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9" svg:width="0.0752in" svg:height="0.0744in" svg:x="0.0626in" svg:y="0.0512in" svg:viewBox="0 0 192 190" svg:d="M192 125c0-4-3-4-5-4-3 0-4 2-6 8-7 27-14 53-31 53-12 0-13-11-13-20s1-13 6-31c2-13 6-26 8-38 5-21 11-40 16-59 4-12 4-12 4-15 0-7-6-11-14-11-9 0-15 10-17 18-8-15-20-26-39-26-49 0-101 61-101 123 0 39 23 67 55 67 9 0 30-1 55-31 4 18 18 31 39 31 14 0 24-10 31-23 7-16 9-29 12-42zM134 46c0 2 0 4-1 7-7 28-13 55-20 83-3 7-3 8-9 15-19 23-36 31-48 31-20 0-26-25-26-40 0-22 13-73 23-93 13-25 32-41 49-41 26 0 32 35 32 38z"><text:p/></draw:path><draw:path draw:style-name="gr4" draw:text-style-name="P39" svg:width="0.1102in" svg:height="0.1098in" svg:x="0.1898in" svg:y="0.0276in" svg:viewBox="0 0 281 280" svg:d="M281 141c0-5-4-9-8-9-41 0-83 0-124 0 0-42 0-83 0-124 0-3-4-8-9-8-4 0-8 5-8 8 0 41 0 82 0 124-41 0-83 0-124 0-4 0-8 4-8 9 0 4 4 8 8 8 41 0 83 0 124 0 0 41 0 82 0 123 0 3 4 8 8 8 5 0 9-5 9-8 0-41 0-82 0-123 41 0 83 0 124 0 4 0 8-4 8-8z"><text:p/></draw:path><draw:path draw:style-name="gr4" draw:text-style-name="P39" svg:width="0.0543in" svg:height="0.1098in" svg:x="0.3606in" svg:y="0.0138in" svg:viewBox="0 0 139 280" svg:d="M139 280c0-4 0-8 0-13-5 0-8 0-13 0-38 0-40-5-40-21 0-78 0-157 0-235 0-10 0-11-9-11-27 28-64 28-77 28 0 4 0 8 0 13 8 0 34 0 55-11 0 72 0 144 0 216 0 15-1 21-39 21-5 0-9 0-14 0 0 5 0 9 0 13 15-2 52-2 69-2s54 0 68 2z"><text:p/></draw:path><draw:path draw:style-name="gr4" draw:text-style-name="P39" svg:width="0.0193in" svg:height="0.0492in" svg:x="0.4429in" svg:y="0.1059in" svg:viewBox="0 0 50 126" svg:d="M50 44c0-27-10-44-27-44-13 0-23 11-23 23 0 11 10 23 23 23 5 0 11-3 14-6 1-2 1-2 3-2 0 3 1 0 1 6 0 32-15 57-29 71-5 4-5 5-5 6 0 4 3 5 5 5 4 0 38-32 38-82z"><text:p/></draw:path><draw:path draw:style-name="gr4" draw:text-style-name="P39" svg:width="0.0606in" svg:height="0.1154in" svg:x="0.5106in" svg:y="0.0094in" svg:viewBox="0 0 155 294" svg:d="M155 173c0-38-22-67-57-67-19 0-36 12-49 25 11-43 21-85 31-127-1-2 0-4-4-4-10 0-41 2-52 4-4 0-8 1-8 8 0 5 3 5 10 5 21 0 21 3 21 7s-4 18-6 26c-11 46-23 92-34 138-6 21-7 26-7 40 0 41 23 66 54 66 49 0 101-62 101-121zM125 154c0 25-15 72-22 89-14 27-33 43-49 43-14 0-29-12-29-43 0-7 0-16 7-41 3-13 6-27 9-39 2-9 2-10 7-15 20-27 40-34 50-34 15 0 27 13 27 40z"><text:p/></draw:path><draw:path draw:style-name="gr4" draw:text-style-name="P39" svg:width="0.037in" svg:height="0.165in" svg:x="0.5854in" svg:y="0in" svg:viewBox="0 0 95 420" svg:d="M95 210c0-1 0-2 0-2-27-67-53-135-79-202-2-4-5-6-8-6-4 0-8 4-8 8 0 2 0 2 0 3 26 66 52 132 78 199-26 66-52 133-78 199 0 1 0 1 0 2 0 5 4 9 8 9 3 0 6-3 8-7 26-67 52-134 79-201z"><text:p/></draw:path></draw:g></draw:g><text:s/>שגדול ממנו. באופן דומה לא קיימים איברים מינימלים, כי עבור כל זוג סדור <draw:g text:anchor-type="as-char" svg:y="-0.1236in" draw:z-index="51" draw:name="Shape55" draw:style-name="gr1"><svg:title>TexMaths</svg:title><svg:desc>12§display§\langle a, b \rangle§svg§600§FALSE§</svg:desc><draw:g draw:style-name="gr2"><draw:path draw:style-name="gr3" draw:text-style-name="P38" svg:width="0.328in" svg:height="0.148in" svg:x="-0.0004in" svg:y="0.0083in" svg:viewBox="0 0 834 377" svg:d="M418 377c-139 0-279 0-418 0 0-126 0-251 0-377 279 0 556 0 834 0 0 126 0 251 0 377-139 0-278 0-416 0z"><text:p/></draw:path><draw:path draw:style-name="gr4" draw:text-style-name="P39" svg:width="0.037in" svg:height="0.1654in" svg:x="0.0094in" svg:y="-0.0004in" svg:viewBox="0 0 95 421" svg:d="M95 412c0-1 0-2 0-3-27-66-52-133-78-199 26-66 51-132 78-198 0-1 0-2 0-4 0-4-4-8-9-8-3 0-7 2-8 6-26 67-52 135-78 202 0 1 0 0 0 2s0 3 0 4c26 66 52 133 78 201 1 3 5 6 8 6 5 0 9-4 9-9z"><text:p/></draw:path><draw:path draw:style-name="gr4" draw:text-style-name="P39" svg:width="0.0752in" svg:height="0.0748in" svg:x="0.0626in" svg:y="0.0508in" svg:viewBox="0 0 192 191" svg:d="M192 126c0-3-4-3-5-3-3 0-5 1-6 7-7 27-14 52-31 52-12 0-13-11-13-20s1-12 6-31c2-13 6-25 8-37 5-19 10-40 16-59 3-12 3-13 3-15 0-7-6-12-13-12-9 0-15 10-17 20-8-16-20-28-39-28-49 0-101 63-101 124 0 39 23 67 55 67 9 0 30-1 55-31 4 17 18 31 39 31 14 0 24-9 31-23 7-15 7-29 12-42zM134 47c0 2 0 5-1 7-7 27-13 54-20 82-3 8-3 8-9 15-19 24-36 31-48 31-20 0-26-23-26-40 0-21 13-72 23-92 13-25 32-40 49-40 26 0 32 34 32 37z"><text:p/></draw:path><draw:path draw:style-name="gr4" draw:text-style-name="P39" svg:width="0.0189in" svg:height="0.0492in" svg:x="0.1579in" svg:y="0.1059in" svg:viewBox="0 0 49 126" svg:d="M49 44c0-27-11-44-27-44-14 0-22 11-22 23 0 11 8 21 22 21 4 0 10-1 14-4 1-2 1-2 2-2 0 3 2 0 2 6 0 32-15 57-29 70-5 5-5 6-5 7 0 3 2 5 5 5 5 0 38-32 38-82z"><text:p/></draw:path><draw:path draw:style-name="gr4" draw:text-style-name="P39" svg:width="0.0606in" svg:height="0.1161in" svg:x="0.2244in" svg:y="0.0091in" svg:viewBox="0 0 155 296" svg:d="M155 173c0-38-23-67-57-67-19 0-36 12-49 25 11-42 21-84 31-126-1-1 0-5-4-5-10 0-41 4-52 4-4 1-8 1-8 8 0 6 3 6 10 6 21 0 21 2 21 7 0 3-4 17-6 25-11 46-23 92-34 139-6 20-7 27-7 41 0 39 23 66 53 66 50 0 102-63 102-123zM125 155c0 25-15 72-22 88-14 29-33 43-50 43-13 0-28-11-28-42 0-8 0-16 7-42 3-13 6-27 9-39 2-8 2-9 7-14 20-28 40-34 50-34 15 0 27 12 27 40z"><text:p/></draw:path><draw:path draw:style-name="gr4" draw:text-style-name="P39" svg:width="0.0374in" svg:height="0.1654in" svg:x="0.2988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text:s/>קיים זוג סדור <draw:g text:anchor-type="as-char" svg:y="-0.1236in" draw:z-index="52" draw:name="Shape56" draw:style-name="gr1"><svg:title>TexMaths</svg:title><svg:desc>12§display§\langle a, b + 1 \rangle§svg§600§FALSE§</svg:desc><draw:g draw:style-name="gr2"><draw:path draw:style-name="gr3" draw:text-style-name="P38" svg:width="0.6142in" svg:height="0.1476in" svg:x="-0.0004in" svg:y="0.0087in" svg:viewBox="0 0 1561 376" svg:d="M0 0c520 0 1041 0 1561 0 0 125 0 251 0 376-520 0-1041 0-1561 0 0-125 0-251 0-376z"><text:p/></draw:path><draw:path draw:style-name="gr4" draw:text-style-name="P39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9" svg:width="0.0752in" svg:height="0.0744in" svg:x="0.0626in" svg:y="0.0512in" svg:viewBox="0 0 192 190" svg:d="M192 125c0-4-3-4-5-4-3 0-4 2-6 8-7 27-14 53-31 53-12 0-13-11-13-20s1-13 6-31c2-13 6-26 8-38 5-21 11-40 16-59 4-12 4-12 4-15 0-7-6-11-14-11-9 0-15 10-17 18-8-15-20-26-39-26-49 0-101 61-101 123 0 39 23 67 55 67 9 0 30-1 55-31 4 18 18 31 39 31 14 0 24-10 31-23 7-16 9-29 12-42zM134 46c0 2 0 4-1 7-7 28-13 55-20 83-3 7-3 8-9 15-19 23-36 31-48 31-20 0-26-25-26-40 0-22 13-73 23-93 13-25 32-41 49-41 26 0 32 35 32 38z"><text:p/></draw:path><draw:path draw:style-name="gr4" draw:text-style-name="P39" svg:width="0.0189in" svg:height="0.0492in" svg:x="0.1579in" svg:y="0.1059in" svg:viewBox="0 0 49 126" svg:d="M49 44c0-27-11-44-27-44-14 0-22 11-22 23 0 11 8 23 22 23 4 0 10-3 14-6 2-2 1-2 2-2 0 3 2 0 2 6 0 32-15 57-29 71-5 4-5 5-5 6 0 4 2 5 5 5 5 0 38-32 38-82z"><text:p/></draw:path><draw:path draw:style-name="gr4" draw:text-style-name="P39" svg:width="0.0606in" svg:height="0.1154in" svg:x="0.2252in" svg:y="0.0094in" svg:viewBox="0 0 155 294" svg:d="M155 173c0-38-22-67-55-67-21 0-38 12-51 25 11-43 21-85 31-127-1-2 0-4-4-4-10 0-41 2-52 4-4 0-8 1-8 8 0 5 4 5 10 5 21 0 21 3 21 7s-4 18-6 26c-11 46-23 92-34 138-6 21-7 26-7 40 0 41 23 66 54 66 49 0 101-62 101-121zM125 154c0 25-15 72-22 89-13 27-33 43-49 43-14 0-29-12-29-43 0-7 0-16 7-41 3-13 6-27 9-39 3-9 3-10 7-15 20-27 40-34 50-34 16 0 27 13 27 40z"><text:p/></draw:path><draw:path draw:style-name="gr4" draw:text-style-name="P39" svg:width="0.1102in" svg:height="0.1098in" svg:x="0.3366in" svg:y="0.0276in" svg:viewBox="0 0 281 280" svg:d="M281 141c0-5-4-9-8-9-41 0-83 0-124 0 0-42 0-83 0-124 0-3-4-8-9-8-4 0-8 5-8 8 0 41 0 82 0 124-41 0-83 0-124 0-4 0-8 4-8 9 0 4 4 8 8 8 41 0 83 0 124 0 0 41 0 82 0 123 0 3 4 8 8 8 5 0 9-5 9-8 0-41 0-82 0-123 41 0 83 0 124 0 4 0 8-4 8-8z"><text:p/></draw:path><draw:path draw:style-name="gr4" draw:text-style-name="P39" svg:width="0.0543in" svg:height="0.1098in" svg:x="0.5083in" svg:y="0.0138in" svg:viewBox="0 0 139 280" svg:d="M139 280c0-4 0-8 0-13-5 0-9 0-14 0-37 0-39-5-39-21 0-78 0-157 0-235 0-10 0-11-9-11-27 28-64 28-77 28 0 4 0 8 0 13 8 0 32 0 55-11 0 72 0 144 0 216 0 15-1 21-39 21-5 0-9 0-14 0 0 5 0 9 0 13 15-2 52-2 69-2s53 0 68 2z"><text:p/></draw:path><draw:path draw:style-name="gr4" draw:text-style-name="P39" svg:width="0.037in" svg:height="0.165in" svg:x="0.5854in" svg:y="0in" svg:viewBox="0 0 95 420" svg:d="M95 210c0-1 0-2 0-2-27-67-53-135-79-202-2-4-5-6-8-6-4 0-8 4-8 8 0 2 0 2 0 3 26 66 52 132 78 199-26 66-52 133-78 199 0 1 0 1 0 2 0 5 4 9 8 9 3 0 6-3 8-7 26-67 52-134 79-201z"><text:p/></draw:path></draw:g></draw:g><text:s/>שקטן ממנו בסדר.</text:p>
      <text:h text:style-name="P29" text:outline-level="1">שאלה 3</text:h>
      <text:h text:style-name="P31" text:outline-level="2">סעיף א’</text:h>
      <text:p text:style-name="P16">תהיינה פונקציות <draw:g text:anchor-type="as-char" svg:y="-0.1189in" draw:z-index="53" draw:name="Shape57" draw:style-name="gr1"><svg:title>TexMaths</svg:title><svg:desc>12§display§f: A \rightarrow B§svg§600§FALSE§</svg:desc><draw:g draw:style-name="gr2"><draw:path draw:style-name="gr3" draw:text-style-name="P38" svg:width="0.7248in" svg:height="0.135in" svg:x="-0.0004in" svg:y="0.0071in" svg:viewBox="0 0 1842 344" svg:d="M0 0c614 0 1228 0 1842 0 0 114 0 230 0 344-614 0-1228 0-1842 0 0-114 0-230 0-344z"><text:p/></draw:path><draw:path draw:style-name="gr4" draw:text-style-name="P39" svg:width="0.0823in" svg:height="0.15in" svg:x="0in" svg:y="0.0016in" svg:viewBox="0 0 210 382" svg:d="M210 29c0-19-19-29-37-29-15 0-41 7-53 49-2 9-4 14-14 66-10 0-20 0-29 0s-13 0-13 9c0 5 4 5 12 5 9 0 18 0 27 0-11 55-20 109-31 164-7 41-14 80-37 80-1 0-12 0-19-8 19-1 22-16 22-22 0-10-7-15-15-15-11 0-23 9-23 25 0 20 18 29 35 29 24 0 41-25 48-41 13-26 23-78 24-80 8-45 17-88 25-132 12 0 24 0 36 0 8 0 13 0 13-9 0-5-5-5-12-5-12 0-23 0-35 0 5-24 5-24 9-48 2-8 8-38 11-44 3-7 10-13 19-13 2 0 13 0 21 7-19 1-22 17-22 23 0 9 7 14 15 14 11 0 23-10 23-25z"><text:p/></draw:path><draw:path draw:style-name="gr4" draw:text-style-name="P39" svg:width="0.0169in" svg:height="0.0567in" svg:x="0.148in" svg:y="0.048in" svg:viewBox="0 0 44 145" svg:d="M44 23c0-12-10-23-22-23s-22 11-22 23 10 21 22 21 22-9 22-21zM44 123c0-12-10-22-22-22s-22 10-22 22 10 22 22 22 22-10 22-22z"><text:p/></draw:path><draw:path draw:style-name="gr4" draw:text-style-name="P39" svg:width="0.1134in" svg:height="0.1181in" svg:x="0.2315in" svg:y="0in" svg:viewBox="0 0 289 301" svg:d="M289 292c0-5-5-5-9-5-27 0-27-2-28-14-8-88-18-176-26-263 0-9 0-10-8-10-7 0-8 2-10 7-50 82-99 164-148 245-17 28-32 34-52 35-4 2-8 2-8 9 0 2 2 5 5 5 12 0 25-2 37-2 13 0 29 2 42 2 2 0 7 0 7-9 0-3-3-5-6-5-9 0-20-3-20-14 0-5 2-10 6-16 3-5 3-5 32-54 35 0 71 0 106 0 1 9 7 66 7 71 0 12-23 13-31 13-6 0-10 0-10 9 0 5 4 3 6 5 17 0 35-2 53-2 11 0 37 2 47 2 3 0 8 0 8-9zM208 191c-33 0-64 0-96 0 27-47 55-94 82-139 5 45 9 92 14 139z"><text:p/></draw:path><draw:path draw:style-name="gr4" draw:text-style-name="P39" svg:width="0.1465in" svg:height="0.0858in" svg:x="0.4055in" svg:y="0.0335in" svg:viewBox="0 0 373 219" svg:d="M373 109c0-2-2-3-3-4-24-9-44-26-58-45-12-14-22-34-25-53-1-3-4-7-9-7-4 0-8 4-8 8 0 2 0 2 0 3 5 21 14 42 29 60 8 12 20 22 32 30-108 0-215 0-323 0-4 0-8 4-8 8s4 9 8 9c108 0 215 0 323 0-12 8-24 19-32 31-15 17-24 39-29 59 0 1 0 1 0 2 0 4 4 9 8 9 5 0 8-4 9-7 3-18 13-38 25-53 14-18 34-35 58-44 1-1 3-2 3-6z"><text:p/></draw:path><draw:path draw:style-name="gr4" draw:text-style-name="P39" svg:width="0.1181in" svg:height="0.1122in" svg:x="0.6146in" svg:y="0.0059in" svg:viewBox="0 0 301 286" svg:d="M301 58c0-32-27-58-78-58-47 0-95 0-141 0-9 0-14 0-14 8 0 4 5 4 12 4 6 0 10 0 17 1s11 1 11 7c0 2 0 3-1 8-19 75-37 151-57 226-4 15-6 19-38 19-7 0-12 0-12 8 0 5 4 5 12 5 50 0 100 0 150 0 67 0 116-49 116-91 0-29-24-53-64-58 43-8 87-40 87-79zM263 57c0 36-36 76-88 76-20 0-41 0-61 0 8-34 17-69 25-104 5-16 5-17 23-17s37 0 55 0c37 0 46 25 46 45zM239 191c0 41-37 82-87 82-19 0-38 0-57 0-6 0-7 0-10 0s-5-1-5-5c0-1 0-1 2-10 9-38 20-78 30-116 26 0 52 0 79 0 41 0 48 31 48 49z"><text:p/></draw:path></draw:g></draw:g><text:s/>ו־<draw:g text:anchor-type="as-char" svg:y="-0.1228in" draw:z-index="54" draw:name="Shape58" draw:style-name="gr1"><svg:title>TexMaths</svg:title><svg:desc>12§display§g: \mathcal{P}(B) \rightarrow \mathcal{P}(A)§svg§600§FALSE§</svg:desc><draw:g draw:style-name="gr2"><draw:path draw:style-name="gr3" draw:text-style-name="P38" svg:width="1.2114in" svg:height="0.1472in" svg:x="0.0055in" svg:y="0.0079in" svg:viewBox="0 0 3078 375" svg:d="M1539 375c-513 0-1025 0-1539 0 0-125 0-250 0-375 1026 0 2052 0 3078 0 0 125 0 250 0 375-513 0-1026 0-1539 0z"><text:p/></draw:path><draw:path draw:style-name="gr4" draw:text-style-name="P39" svg:width="0.076in" svg:height="0.1063in" svg:x="-0.0004in" svg:y="0.052in" svg:viewBox="0 0 194 271" svg:d="M194 19c0-7-4-11-12-11-4 0-15 3-18 18-7-15-21-26-39-26-48 0-100 59-100 119 0 42 25 67 57 67 24 0 44-21 48-25 0 0 1 0 1 1-5 18-10 36-15 55-1 3-15 44-60 44-8 0-22 0-34-5 13-3 18-14 18-21 0-6-5-13-17-13-9 0-23 6-23 22 0 18 16 27 56 27 53 0 83-34 90-58 16-62 32-124 47-187 0-2 1-3 1-7zM160 46c0 1-2 3-2 6-7 26-13 52-20 80-2 11-12 21-22 29-8 8-21 15-33 15-22 0-28-21-28-38 0-21 12-71 23-91 12-22 30-39 48-39 28 0 34 35 34 38z"><text:p/></draw:path><draw:path draw:style-name="gr4" draw:text-style-name="P39" svg:width="0.0177in" svg:height="0.0563in" svg:x="0.1409in" svg:y="0.0547in" svg:viewBox="0 0 46 144" svg:d="M46 22c0-12-11-22-23-22s-23 10-23 22 11 22 23 22 23-10 23-22zM46 122c0-12-11-23-23-23s-23 11-23 23 11 22 23 22 23-10 23-22z"><text:p/></draw:path><draw:path draw:style-name="gr4" draw:text-style-name="P39" svg:width="0.113in" svg:height="0.1185in" svg:x="0.2252in" svg:y="0.0075in" svg:viewBox="0 0 288 302" svg:d="M256 84c-6 21-17 44-36 59-20 16-46 20-68 20 12-47 24-94 34-140 15 0 28 0 40 3 8 3 17 6 23 14 8 12 11 27 7 44zM285 81c5-16 5-34-5-46-7-11-18-16-32-19-18-6-36-6-57-6 1-3 3-6 3-9 0 0-2-1-3-1-8 4-18 6-27 10-33 0-66 8-93 27-18 15-33 34-39 54-2 8-4 18 1 24 2 4 5 5 9 5s9-3 14-5c3-4 6-10 7-14s0-8 0-11c0-6 0-13 1-18 4-12 14-23 25-32 22-17 60-17 71-17-14 57-29 115-43 172-4 17-10 33-17 49-6 11-12 23-23 30-8 8-17 14-27 14-5 0-11 0-14-4-3-5-2-12-1-18 1-8 4-14-1-20-1-3-5-4-8-4-5 0-11 1-15 5-5 3-8 8-9 14-3 10-3 19 2 27 7 9 19 14 32 14 20 0 40-8 58-23 26-21 37-49 47-78 3-8 6-17 7-25 32 0 67-9 97-32 21-17 34-40 40-63z"><text:p/></draw:path><draw:path draw:style-name="gr4" draw:text-style-name="P39" svg:width="0.0378in" svg:height="0.1642in" svg:x="0.3622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39" svg:width="0.1181in" svg:height="0.1122in" svg:x="0.4173in" svg:y="0.0102in" svg:viewBox="0 0 301 286" svg:d="M301 58c0-32-29-58-79-58-47 0-95 0-142 0-7 0-12 0-12 8 0 5 4 5 12 5 5 0 9 0 16 1 8 0 12 2 12 6 0 3-1 4-2 9-20 74-38 149-57 224-3 17-5 20-38 20-7 0-11 0-11 9 0 4 4 4 11 4 50 0 101 0 151 0 66 0 116-50 116-90 0-29-25-55-66-59 45-8 89-39 89-79zM263 56c0 37-37 77-88 77-20 0-42 0-62 0 8-35 18-70 26-104 4-15 5-16 23-16s36 0 54 0c37 0 47 25 47 43zM239 192c0 40-37 81-88 81-19 0-38 0-57 0-5 0-6 0-9 0-5-1-6-1-6-5 0-1 0-2 3-9 9-39 19-78 28-116 27 0 54 0 81 0 39 0 48 31 48 49z"><text:p/></draw:path><draw:path draw:style-name="gr4" draw:text-style-name="P39" svg:width="0.0382in" svg:height="0.1642in" svg:x="0.5492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39" svg:width="0.1465in" svg:height="0.0854in" svg:x="0.6598in" svg:y="0.0402in" svg:viewBox="0 0 373 218" svg:d="M373 109c0-2-2-5-3-6-24-7-44-24-58-43-12-16-22-34-25-54 0-4-4-6-9-6-4 0-8 4-8 8l1 2c4 22 13 43 28 61 8 12 20 21 32 30-108 0-215 0-323 0-4 0-8 3-8 8s4 8 8 8c108 0 215 0 323 0-12 9-24 18-32 30-15 18-24 39-28 61 0 0-1 0-1 2 0 4 4 8 8 8 5 0 9-2 9-6 3-20 13-38 25-54 14-19 34-36 58-43 1-1 3-4 3-6z"><text:p/></draw:path><draw:path draw:style-name="gr4" draw:text-style-name="P39" svg:width="0.113in" svg:height="0.1185in" svg:x="0.8693in" svg:y="0.0075in" svg:viewBox="0 0 288 302" svg:d="M256 84c-6 21-17 44-36 59-20 16-46 20-68 20 12-47 24-94 36-140 13 0 26 0 38 3 8 3 17 6 23 14 8 12 11 27 7 44zM285 81c5-16 5-34-5-46-7-11-18-16-32-19-18-6-36-6-57-6 1-3 3-6 3-9 0 0-2-1-3-1-8 4-18 6-27 10-33 0-66 8-93 27-18 15-33 34-38 54-3 8-5 18 0 24 2 4 6 5 9 5 5 0 9-3 14-5 3-4 6-10 7-14s0-8 0-11c0-6 0-13 1-18 4-12 14-23 25-32 22-17 61-17 71-17-14 57-29 115-43 172-4 17-10 33-17 49-5 11-12 23-22 30-9 8-18 14-28 14-5 0-10 0-14-4-3-5-2-12-1-18 1-8 4-14-1-20-1-3-5-4-8-4-5 0-10 1-15 5-5 3-8 8-9 14-3 10-3 19 2 27 7 9 19 14 32 14 20 0 40-8 58-23 26-21 37-49 47-78 3-8 6-17 8-25 33 0 66-9 96-32 21-17 34-40 40-63z"><text:p/></draw:path><draw:path draw:style-name="gr4" draw:text-style-name="P39" svg:width="0.0378in" svg:height="0.1642in" svg:x="1.0059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39" svg:width="0.1134in" svg:height="0.1181in" svg:x="1.0591in" svg:y="0.0047in" svg:viewBox="0 0 289 301" svg:d="M289 292c0-4-3-4-9-4-26 0-26-4-27-16-8-86-18-174-26-261-1-9-1-11-9-11-6 0-8 4-10 7-50 82-98 163-147 245-17 28-33 34-51 36-5 0-10 0-10 8 0 2 2 5 6 5 12 0 24-2 36-2 14 0 29 2 42 2 2 0 8 0 8-9 0-4-3-4-7-4-9-2-19-5-19-15 0-6 2-9 6-15 2-6 4-6 32-53 35 0 71 0 106 0 0 8 6 65 6 68 0 13-22 15-30 15-6 0-10 0-10 8 0 5 4 3 6 5 17 0 35-2 52-2 11 0 37 2 48 2 2 0 7 0 7-9zM209 192c-33 0-65 0-97 0 27-47 55-94 82-139 5 45 10 92 15 139z"><text:p/></draw:path><draw:path draw:style-name="gr4" draw:text-style-name="P39" svg:width="0.0378in" svg:height="0.1642in" svg:x="1.1878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 כך שעבור כל <draw:g text:anchor-type="as-char" svg:y="-0.1228in" draw:z-index="55" draw:name="Shape59" draw:style-name="gr1"><svg:title>TexMaths</svg:title><svg:desc>12§display§D \in \mathcal{P}(B)§svg§600§FALSE§</svg:desc><draw:g draw:style-name="gr2"><draw:path draw:style-name="gr3" draw:text-style-name="P38" svg:width="0.6917in" svg:height="0.1472in" svg:x="0.0016in" svg:y="0.0079in" svg:viewBox="0 0 1758 375" svg:d="M880 375c-294 0-586 0-880 0 0-125 0-250 0-375 586 0 1172 0 1758 0 0 125 0 250 0 375-292 0-585 0-878 0z"><text:p/></draw:path><draw:path draw:style-name="gr4" draw:text-style-name="P39" svg:width="0.1268in" svg:height="0.1122in" svg:x="-0.0004in" svg:y="0.0102in" svg:viewBox="0 0 323 286" svg:d="M323 107c0-60-36-107-100-107-47 0-95 0-141 0-9 0-12 0-12 8 0 5 3 5 12 5 4 0 13 0 18 1 6 0 9 2 9 6 0 3-1 4-2 9-19 74-37 149-57 224-3 17-4 20-38 20-7 0-12 0-12 9 0 4 4 4 12 4 47 0 92 0 139 0 88 0 172-87 172-179zM285 91c0 20-8 90-44 134-12 16-46 48-97 48-16 0-32 0-48 0-6 0-6 0-8 0-5-1-6-1-6-5 0-1 0-2 2-9 19-77 38-154 58-230 3-15 4-16 22-16 15 0 30 0 45 0 42 0 76 23 76 78z"><text:p/></draw:path><draw:path draw:style-name="gr4" draw:text-style-name="P39" svg:width="0.0839in" svg:height="0.0965in" svg:x="0.1902in" svg:y="0.0339in" svg:viewBox="0 0 214 246" svg:d="M213 237c0-5-3-8-8-8-28 0-54 0-81 0-56 0-102-42-106-97 62 0 125 0 187 0 12 0 12-17 0-17-62 0-125 0-187 0 4-55 50-98 106-98 27 0 53 0 81 0 5 0 8-4 8-9 0-4-3-8-8-8-28 0-54 0-81 0-69 0-124 55-124 123 0 69 55 123 124 123 27 0 53 0 81 0 5 0 8-4 8-9z"><text:p/></draw:path><draw:path draw:style-name="gr4" draw:text-style-name="P39" svg:width="0.113in" svg:height="0.1185in" svg:x="0.3402in" svg:y="0.0075in" svg:viewBox="0 0 288 302" svg:d="M256 84c-6 21-17 44-36 59-21 16-46 20-69 20 12-47 24-94 36-140 14 0 27 0 39 3 8 3 17 6 23 14 8 12 10 27 7 44zM286 81c3-16 3-34-5-46-8-11-19-16-32-19-18-6-38-6-57-6 0-3 1-6 1-9-1 0-1-1-2-1-10 4-18 6-28 10-32 0-66 8-92 27-18 15-34 34-38 54-3 8-5 18 0 24 2 4 6 5 9 5 5 0 10-3 13-5 5-4 6-10 8-14s0-8 0-11c0-6 0-13 1-18 3-12 14-23 26-32 21-17 60-17 71-17-14 57-29 115-44 172-4 17-10 33-17 49-5 11-12 23-22 30-9 8-18 14-29 14-4 0-9 0-12-4-3-5-3-12-2-18 2-8 4-14 0-20-2-3-6-4-10-4s-9 1-13 5c-6 3-8 8-11 14-2 10-2 19 4 27 6 9 18 14 31 14 21 0 40-8 58-23 26-21 37-49 47-78 3-8 6-17 8-25 32 0 67-9 96-32 20-17 35-40 41-63z"><text:p/></draw:path><draw:path draw:style-name="gr4" draw:text-style-name="P39" svg:width="0.0378in" svg:height="0.1642in" svg:x="0.4764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39" svg:width="0.1181in" svg:height="0.1122in" svg:x="0.5311in" svg:y="0.0102in" svg:viewBox="0 0 301 286" svg:d="M301 58c0-32-28-58-79-58-47 0-95 0-142 0-7 0-12 0-12 8 0 5 4 5 12 5 5 0 10 0 16 1 8 0 12 2 12 6 0 3 0 4-1 9-19 74-37 149-57 224-4 17-6 20-38 20-7 0-12 0-12 9 0 4 4 4 12 4 50 0 100 0 150 0 66 0 116-50 116-90 0-29-25-55-66-59 45-8 89-39 89-79zM263 56c0 37-36 77-88 77-20 0-41 0-61 0 8-35 17-70 25-104 4-15 5-16 23-16s37 0 55 0c36 0 46 25 46 43zM239 192c0 40-38 81-88 81-19 0-37 0-56 0-6 0-7 0-10 0-5-1-6-1-6-5 0-1 0-2 3-9 9-39 19-78 28-116 27 0 54 0 81 0 40 0 48 31 48 49z"><text:p/></draw:path><draw:path draw:style-name="gr4" draw:text-style-name="P39" svg:width="0.0378in" svg:height="0.1642in" svg:x="0.6638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text:s/>מתקיים<draw:g text:anchor-type="as-char" svg:y="-0.1366in" draw:z-index="56" draw:name="Shape60" draw:style-name="gr1"><svg:title>TexMaths</svg:title><svg:desc>12§display§g(D) = f^{-1}[D]§svg§600§FALSE§</svg:desc><draw:g draw:style-name="gr2"><draw:path draw:style-name="gr3" draw:text-style-name="P38" svg:width="1.0276in" svg:height="0.1602in" svg:x="0.0055in" svg:y="0.0083in" svg:viewBox="0 0 2611 408" svg:d="M0 0c870 0 1741 0 2611 0 0 136 0 272 0 408-870 0-1741 0-2611 0 0-136 0-272 0-408z"><text:p/></draw:path><draw:path draw:style-name="gr4" draw:text-style-name="P39" svg:width="0.076in" svg:height="0.1059in" svg:x="-0.0004in" svg:y="0.0638in" svg:viewBox="0 0 194 270" svg:d="M194 20c0-7-6-12-13-12-3 0-15 4-17 18-7-15-22-26-39-26-48 0-100 59-100 120 0 41 25 65 55 65 26 0 46-19 50-24-5 18-9 38-14 57-2 3-15 44-61 44-7 0-21-1-33-5 13-3 18-14 18-21 0-8-5-15-17-15-9 0-23 7-23 24s16 25 56 25c53 0 83-32 89-56 16-62 31-124 47-186 1-3 2-5 2-8zM160 45c0 3-2 5-2 6-7 27-13 53-20 81-2 12-12 21-22 29-8 8-21 16-34 16-21 0-27-23-27-39 0-20 12-70 23-91 12-21 30-37 48-37 28 0 34 33 34 35z"><text:p/></draw:path><draw:path draw:style-name="gr4" draw:text-style-name="P39" svg:width="0.0378in" svg:height="0.1634in" svg:x="0.0972in" svg:y="0.0138in" svg:viewBox="0 0 97 416" svg:d="M97 413c0-1-1-3-1-4-44-32-73-117-73-183 0-12 0-24 0-35 0-67 29-150 73-184 0-1 1-1 1-2 0-3-2-5-3-5-2 0-3 0-4 1-46 35-90 119-90 190 0 11 0 23 0 35 0 71 44 154 90 190 1 0 2 0 4 0 1 0 3-1 3-3z"><text:p/></draw:path><draw:path draw:style-name="gr4" draw:text-style-name="P39" svg:width="0.1268in" svg:height="0.1118in" svg:x="0.1516in" svg:y="0.0256in" svg:viewBox="0 0 323 285" svg:d="M323 106c0-59-36-106-100-106-47 0-95 0-141 0-9 0-14 0-14 7 0 6 5 6 14 6 4 0 12 0 18 0 6 1 8 3 8 7 0 2 0 3-1 9-19 74-37 149-57 223-4 17-4 20-38 20-7 0-12 0-12 8 0 5 4 5 12 5 47 0 92 0 139 0 88 0 172-88 172-179zM286 91c0 20-9 88-45 135-12 14-45 46-97 46-16 0-32 0-48 0-6 0-6 0-10 0-3 0-4-2-4-4 0-1 0-2 2-10 19-76 38-153 58-229 3-15 4-16 22-16 15 0 30 0 45 0 42 0 77 22 77 78z"><text:p/></draw:path><draw:path draw:style-name="gr4" draw:text-style-name="P39" svg:width="0.0382in" svg:height="0.1634in" svg:x="0.2925in" svg:y="0.0138in" svg:viewBox="0 0 98 416" svg:d="M98 226c0-12 0-24 0-35 0-71-44-155-91-190-1-1-1-1-2-1-3 0-5 2-5 5 0 1 1 2 2 2 44 34 74 117 74 184 0 11 0 23 0 35 0 66-30 151-74 183-1 1-2 3-2 4 0 2 2 3 5 3 1 0 1 0 2 0 47-36 91-119 91-190z"><text:p/></draw:path><draw:path draw:style-name="gr4" draw:text-style-name="P39" svg:width="0.1102in" svg:height="0.0382in" svg:x="0.4031in" svg:y="0.076in" svg:viewBox="0 0 281 98" svg:d="M281 8c0-4-4-8-9-8-87 0-176 0-264 0-3 0-8 4-8 8s5 9 8 9c88 0 177 0 264 0 5 0 9-5 9-9zM281 90c0-5-4-9-9-9-87 0-176 0-264 0-3 0-8 4-8 9s5 8 8 8c88 0 177 0 264 0 5 0 9-3 9-8z"><text:p/></draw:path><draw:path draw:style-name="gr4" draw:text-style-name="P39" svg:width="0.0827in" svg:height="0.1492in" svg:x="0.5772in" svg:y="0.0201in" svg:viewBox="0 0 211 380" svg:d="M211 29c0-19-20-29-37-29-14 0-41 7-54 49-2 8-4 13-13 66-10 0-19 0-29 0-8 0-13 0-13 8 0 5 3 5 12 5s18 0 27 0c-10 55-20 110-31 165-8 41-15 79-37 79-1 0-12 0-20-8 19-2 24-16 24-23 0-10-9-14-16-14-12 0-24 9-24 25 0 19 19 28 36 28 23 0 40-24 48-40 13-27 23-77 23-80 8-43 18-88 26-132 12 0 24 0 36 0 9 0 12 0 12-8 0-5-3-5-11-5-12 0-22 0-34 0 4-24 3-23 8-48 1-8 7-38 10-43 4-8 12-14 20-14 1 0 13 0 20 7-18 2-22 16-22 22 0 10 8 15 15 15 11 0 24-9 24-25z"><text:p/></draw:path><draw:path draw:style-name="gr4" draw:text-style-name="P39" svg:width="0.0772in" svg:height="0.0043in" svg:x="0.6713in" svg:y="0.0457in" svg:viewBox="0 0 197 12" svg:d="M197 6c0-4-3-6-6-6-61 0-124 0-185 0-4 0-6 2-6 6 0 2 2 6 6 6 61 0 124 0 185 0 3 0 6-4 6-6z"><text:p/></draw:path><draw:path draw:style-name="gr4" draw:text-style-name="P39" svg:width="0.0417in" svg:height="0.0764in" svg:x="0.7681in" svg:y="0in" svg:viewBox="0 0 107 195" svg:d="M107 195c0-4 0-7 0-11-4 0-7 0-11 0-30 0-30-3-30-13 0-55 0-109 0-163 0-8 0-8-8-8-20 18-46 19-58 19 0 4 0 7 0 11 6 0 26 0 42-8 0 50 0 99 0 149 0 10 0 13-29 13-3 0-8 0-12 0 0 4 0 7 0 11 18-1 35-1 53-1s35 0 53 1z"><text:p/></draw:path><draw:path draw:style-name="gr4" draw:text-style-name="P39" svg:width="0.0232in" svg:height="0.1646in" svg:x="0.8484in" svg:y="0.0138in" svg:viewBox="0 0 60 419" svg:d="M60 410c0-4-4-8-8-8-12 0-23 0-35 0 0-128 0-257 0-385 12 0 23 0 35 0 4 0 8-4 8-9 0-4-4-8-8-8-17 0-35 0-52 0 0 140 0 279 0 419 17 0 35 0 52 0 4 0 8-4 8-9z"><text:p/></draw:path><draw:path draw:style-name="gr4" draw:text-style-name="P39" svg:width="0.1268in" svg:height="0.1118in" svg:x="0.8835in" svg:y="0.0256in" svg:viewBox="0 0 323 285" svg:d="M323 106c0-59-36-106-100-106-47 0-95 0-141 0-9 0-14 0-14 7 0 6 5 6 14 6 4 0 12 0 18 0 6 1 8 3 8 7 0 2 0 3-1 9-19 74-37 149-57 223-4 17-4 20-38 20-7 0-12 0-12 8 0 5 4 5 12 5 47 0 92 0 139 0 88 0 172-88 172-179zM286 91c0 20-9 88-45 135-12 14-45 46-97 46-16 0-32 0-48 0-6 0-6 0-10 0-3 0-4-2-4-4 0-1 0-2 2-10 19-76 38-153 58-229 3-15 4-16 22-16 15 0 30 0 45 0 42 0 77 22 77 78z"><text:p/></draw:path><draw:path draw:style-name="gr4" draw:text-style-name="P39" svg:width="0.0232in" svg:height="0.1646in" svg:x="1.0185in" svg:y="0.0138in" svg:viewBox="0 0 60 419" svg:d="M60 419c0-140 0-279 0-419-17 0-35 0-52 0-4 0-8 4-8 8 0 5 4 9 8 9 12 0 23 0 35 0 0 128 0 257 0 385-12 0-23 0-35 0-4 0-8 4-8 8 0 5 4 9 8 9 17 0 35 0 52 0z"><text:p/></draw:path></draw:g></draw:g>. נוכיח כי אם ורק אם f היא על, אז g היא חד־חד ערכית.</text:p>
      <text:p text:style-name="P17">תחילה <text:span text:style-name="T9">נניח</text:span> <text:span text:style-name="T9">ש־</text:span><text:span text:style-name="T9"><draw:g text:anchor-type="as-char" svg:y="-0.1165in" draw:z-index="80" draw:name="Shape61" draw:style-name="gr1"><svg:title>TexMaths</svg:title><svg:desc>12§display§f§svg§600§FALSE§</svg:desc><draw:g draw:style-name="gr2"><draw:path draw:style-name="gr3" draw:text-style-name="P38" svg:width="0.0736in" svg:height="0.1335in" svg:x="-0.0004in" svg:y="0.0083in" svg:viewBox="0 0 188 340" svg:d="M0 0c63 0 125 0 188 0 0 113 0 227 0 340-63 0-125 0-188 0 0-113 0-227 0-340z"><text:p/></draw:path><draw:path draw:style-name="gr4" draw:text-style-name="P39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 היא על <text:span text:style-name="T9">ונוכיח ש־</text:span><text:span text:style-name="T9"><draw:g text:anchor-type="as-char" svg:y="-0.0728in" draw:z-index="81" draw:name="Shape62" draw:style-name="gr1"><svg:title>TexMaths</svg:title><svg:desc>12§display§g§svg§600§FALSE§</svg:desc><draw:g draw:style-name="gr2"><draw:path draw:style-name="gr3" draw:text-style-name="P38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9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 היא חד־חד ערכית. <text:span text:style-name="T10">תחילה נראה שמתקיים </text:span><text:span text:style-name="T10"><draw:g text:anchor-type="as-char" svg:y="-0.1126in" draw:z-index="57" draw:name="Shape63" draw:style-name="gr1"><svg:title>TexMaths</svg:title><svg:desc>12§display§D \subseteq B§svg§600§FALSE§</svg:desc><draw:g draw:style-name="gr2"><draw:path draw:style-name="gr3" draw:text-style-name="P38" svg:width="0.4669in" svg:height="0.1161in" svg:x="0.0016in" svg:y="0.0087in" svg:viewBox="0 0 1187 296" svg:d="M0 0c396 0 791 0 1187 0 0 98 0 198 0 296-396 0-791 0-1187 0 0-98 0-198 0-296z"><text:p/></draw:path><draw:path draw:style-name="gr4" draw:text-style-name="P39" svg:width="0.1264in" svg:height="0.1122in" svg:x="-0.0004in" svg:y="0in" svg:viewBox="0 0 322 286" svg:d="M322 107c0-60-36-107-99-107-46 0-95 0-141 0-9 0-14 0-14 8 0 5 4 5 12 5 6 0 14 0 20 1 6 0 8 2 8 6 0 3 0 4-1 9-19 74-37 150-57 224-4 17-4 21-38 21-7 0-12 0-12 7 0 5 4 5 12 5 47 0 92 0 139 0 88 0 171-89 171-179zM286 91c0 21-9 88-45 135-12 15-45 48-97 48-16 0-32 0-48 0-6 0-7 0-10-2-3 0-4 0-4-3 0-1 0-3 2-10 19-77 38-153 58-230 3-15 4-16 22-16 15 0 31 0 45 0 42 0 77 22 77 78z"><text:p/></draw:path><draw:path draw:style-name="gr4" draw:text-style-name="P39" svg:width="0.1004in" svg:height="0.124in" svg:x="0.1913in" svg:y="0.0094in" svg:viewBox="0 0 256 316" svg:d="M256 236c0-4-4-8-9-8-42 0-83 0-125 0-58 0-105-48-105-106s47-105 105-105c42 0 83 0 125 0 5 0 9-4 9-9 0-4-4-8-9-8-42 0-83 0-125 0-67 0-122 54-122 122s55 123 122 123c42 0 83 0 125 0 5 0 9-4 9-9zM256 307c0-5-4-8-9-8-77 0-153 0-230 0-5 0-9 3-9 8s4 9 9 9c77 0 153 0 230 0 5 0 9-4 9-9z"><text:p/></draw:path><draw:path draw:style-name="gr4" draw:text-style-name="P39" svg:width="0.1181in" svg:height="0.1122in" svg:x="0.3587in" svg:y="0in" svg:viewBox="0 0 301 286" svg:d="M301 58c0-32-27-58-78-58-46 0-95 0-141 0-9 0-12 0-12 8 0 5 3 5 10 5 6 0 10 0 17 1 7 0 11 2 11 6 0 3 0 4-1 9-19 74-37 150-57 224-4 17-6 21-38 21-7 0-12 0-12 8 0 4 4 4 12 4 50 0 100 0 150 0 67 0 117-50 117-90 0-30-24-54-65-59 43-7 87-39 87-79zM263 56c0 38-36 77-88 77-20 0-41 0-61 0 8-35 17-69 25-104 5-15 5-16 23-16s37 0 55 0c38 0 46 25 46 43zM239 191c0 42-37 83-87 83-19 0-38 0-57 0-6 0-7 0-10-2-3 0-5 0-5-3 0-1 0-3 2-10 9-38 20-78 30-116 26 0 52 0 79 0 41 0 48 30 48 48z"><text:p/></draw:path></draw:g></draw:g></text:span><text:span text:style-name="T10">, שכן D היא איבר בקבוצת החזקה של B, ולכן תת־קבוצה שלה. </text:span><text:span text:style-name="T10"><draw:g text:anchor-type="as-char" svg:y="-0.1165in" draw:z-index="58" draw:name="Shape64" draw:style-name="gr1"><svg:title>TexMaths</svg:title><svg:desc>12§display§f§svg§600§FALSE§</svg:desc><draw:g draw:style-name="gr2"><draw:path draw:style-name="gr3" draw:text-style-name="P38" svg:width="0.0736in" svg:height="0.1335in" svg:x="-0.0004in" svg:y="0.0083in" svg:viewBox="0 0 188 340" svg:d="M0 0c63 0 125 0 188 0 0 113 0 227 0 340-63 0-125 0-188 0 0-113 0-227 0-340z"><text:p/></draw:path><draw:path draw:style-name="gr4" draw:text-style-name="P39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0"><text:s/></text:span><text:span text:style-name="T11">היא על, לכן עבור כל איבר ב־B קיים איבר ב־A המוביל אליו, לכן התמונה ההפוכה מתת־קבוצה של B ל־A מוגדרת לכל תת־קבוצה של B: </text:span><text:span text:style-name="T11"><draw:g text:anchor-type="as-char" svg:y="-0.1366in" draw:z-index="59" draw:name="Shape65" draw:style-name="gr1"><svg:title>TexMaths</svg:title><svg:desc>12§display§f^{-1}[D] \subseteq A§svg§600§FALSE§</svg:desc><draw:g draw:style-name="gr2"><draw:path draw:style-name="gr3" draw:text-style-name="P38" svg:width="0.8157in" svg:height="0.1602in" svg:x="-0.0004in" svg:y="0.0083in" svg:viewBox="0 0 2073 408" svg:d="M0 0c691 0 1381 0 2073 0 0 136 0 272 0 408-692 0-1382 0-2073 0 0-136 0-272 0-408z"><text:p/></draw:path><draw:path draw:style-name="gr4" draw:text-style-name="P39" svg:width="0.0823in" svg:height="0.1492in" svg:x="0in" svg:y="0.0201in" svg:viewBox="0 0 210 380" svg:d="M210 29c0-19-19-29-37-29-15 0-41 7-53 49-2 8-4 13-14 66-10 0-20 0-29 0s-13 0-13 8c0 5 4 5 12 5 9 0 18 0 27 0-11 55-20 110-31 165-7 41-14 79-37 79-1 0-12 0-19-8 19-2 22-16 22-23 0-10-7-14-15-14-11 0-23 9-23 25 0 19 18 28 35 28 24 0 41-24 48-40 13-27 23-77 24-80 8-43 17-88 25-132 12 0 24 0 36 0 8 0 13 0 13-8 0-5-5-5-12-5-12 0-23 0-35 0 5-24 5-23 9-48 2-8 8-38 11-43 3-8 10-14 19-14 2 0 13 0 21 7-19 2-22 16-22 22 0 10 7 15 15 15 11 0 23-9 23-25z"><text:p/></draw:path><draw:path draw:style-name="gr4" draw:text-style-name="P39" svg:width="0.0768in" svg:height="0.0043in" svg:x="0.0941in" svg:y="0.0457in" svg:viewBox="0 0 196 12" svg:d="M196 6c0-4-3-6-6-6-62 0-124 0-185 0-3 0-5 2-5 6 0 2 2 6 5 6 61 0 123 0 185 0 3 0 6-4 6-6z"><text:p/></draw:path><draw:path draw:style-name="gr4" draw:text-style-name="P39" svg:width="0.0417in" svg:height="0.0764in" svg:x="0.1906in" svg:y="0in" svg:viewBox="0 0 107 195" svg:d="M107 195c0-4 0-7 0-11-4 0-7 0-11 0-30 0-30-3-30-13 0-55 0-109 0-163 0-8 0-8-8-8-20 18-46 19-58 19 0 4 0 7 0 11 7 0 26 0 43-8 0 50 0 99 0 149 0 10 0 13-30 13-3 0-7 0-11 0 0 4 0 7 0 11 17-1 35-1 52-1 18 0 35 0 53 1z"><text:p/></draw:path><draw:path draw:style-name="gr4" draw:text-style-name="P39" svg:width="0.0228in" svg:height="0.1646in" svg:x="0.2713in" svg:y="0.0138in" svg:viewBox="0 0 59 419" svg:d="M59 410c0-4-4-8-9-8-10 0-22 0-33 0 0-128 0-257 0-385 11 0 23 0 33 0 5 0 9-4 9-9 0-4-4-8-9-8-16 0-33 0-50 0 0 140 0 279 0 419 17 0 34 0 50 0 5 0 9-4 9-9z"><text:p/></draw:path><draw:path draw:style-name="gr4" draw:text-style-name="P39" svg:width="0.1268in" svg:height="0.1118in" svg:x="0.3059in" svg:y="0.0256in" svg:viewBox="0 0 323 285" svg:d="M323 106c0-59-36-106-100-106-47 0-95 0-141 0-9 0-12 0-12 7 0 6 3 6 12 6 4 0 13 0 18 0 7 1 9 3 9 7 0 2-1 3-2 9-19 74-37 149-57 223-3 17-4 20-38 20-7 0-12 0-12 8 0 5 5 5 12 5 47 0 92 0 139 0 89 0 172-88 172-179zM286 91c0 20-9 88-45 135-12 14-45 46-97 46-16 0-32 0-48 0-5 0-6 0-8 0-5 0-6-2-6-4 0-1 0-2 2-10 19-76 38-153 58-229 3-15 4-16 22-16 16 0 30 0 46 0 41 0 76 22 76 78z"><text:p/></draw:path><draw:path draw:style-name="gr4" draw:text-style-name="P39" svg:width="0.0232in" svg:height="0.1646in" svg:x="0.4406in" svg:y="0.0138in" svg:viewBox="0 0 60 419" svg:d="M60 419c0-140 0-279 0-419-17 0-35 0-52 0-4 0-8 4-8 8 0 5 4 9 8 9 12 0 23 0 35 0 0 128 0 257 0 385-12 0-23 0-35 0-4 0-8 4-8 8 0 5 4 9 8 9 17 0 35 0 52 0z"><text:p/></draw:path><draw:path draw:style-name="gr4" draw:text-style-name="P39" svg:width="0.1004in" svg:height="0.124in" svg:x="0.5433in" svg:y="0.0339in" svg:viewBox="0 0 256 316" svg:d="M256 237c0-5-4-9-9-9-41 0-83 0-123 0-60 0-107-46-107-105 0-58 47-106 107-106 40 0 82 0 123 0 5 0 9-5 9-9s-4-8-9-8c-41 0-83 0-123 0-69 0-124 55-124 123s55 122 124 122c40 0 82 0 123 0 5 0 9-3 9-8zM256 307c0-4-4-8-9-8-77 0-153 0-230 0-4 0-9 4-9 8 0 5 5 9 9 9 77 0 153 0 230 0 5 0 9-4 9-9z"><text:p/></draw:path><draw:path draw:style-name="gr4" draw:text-style-name="P39" svg:width="0.1134in" svg:height="0.1173in" svg:x="0.7102in" svg:y="0.0193in" svg:viewBox="0 0 289 299" svg:d="M289 291c0-5-5-5-9-5-27 0-27-2-28-14-8-87-17-174-25-261-1-9-1-11-9-11-7 0-8 4-10 7-50 82-98 163-147 244-17 28-33 34-53 35-4 1-8 1-8 8 0 4 2 5 6 5 11 0 24-1 36-1 13 0 29 1 42 1 2 0 8 0 8-7 0-5-4-6-7-6-9 0-20-4-20-14 0-5 3-10 6-16 3-5 3-5 32-53 35 0 71 0 106 0 1 10 7 65 7 70 0 12-22 13-30 13-6 0-11 0-11 8 0 5 4 4 6 5 17 0 36-1 53-1 11 0 37 1 48 1 2 0 7 0 7-8zM208 190c-33 0-64 0-96 0 27-46 55-92 82-137 5 45 9 91 14 137z"><text:p/></draw:path></draw:g></draw:g></text:span><text:span text:style-name="T11">, לכן גם מתקיים </text:span><text:span text:style-name="T11"><draw:g text:anchor-type="as-char" svg:y="-0.1228in" draw:z-index="60" draw:name="Shape66" draw:style-name="gr1"><svg:title>TexMaths</svg:title><svg:desc>12§display§g(D) \subseteq A§svg§600§FALSE§</svg:desc><draw:g draw:style-name="gr2"><draw:path draw:style-name="gr3" draw:text-style-name="P38" svg:width="0.6736in" svg:height="0.1472in" svg:x="0.0055in" svg:y="0.0079in" svg:viewBox="0 0 1712 375" svg:d="M857 375c-286 0-571 0-857 0 0-125 0-250 0-375 571 0 1141 0 1712 0 0 125 0 250 0 375-285 0-571 0-855 0z"><text:p/></draw:path><draw:path draw:style-name="gr4" draw:text-style-name="P39" svg:width="0.076in" svg:height="0.1063in" svg:x="-0.0004in" svg:y="0.052in" svg:viewBox="0 0 194 271" svg:d="M194 19c0-7-4-11-12-11-4 0-15 3-18 18-7-15-21-26-39-26-48 0-100 59-100 119 0 42 25 67 57 67 24 0 44-21 48-25 0 0 1 0 1 1-5 18-10 36-15 55-1 3-15 44-60 44-8 0-22 0-34-5 13-3 18-14 18-21 0-6-5-13-17-13-9 0-23 6-23 22 0 18 16 27 56 27 53 0 83-34 90-58 16-62 32-124 47-187 0-2 1-3 1-7zM160 46c0 1-2 3-2 6-7 26-13 52-20 80-2 11-12 21-22 29-8 8-21 15-33 15-22 0-28-21-28-38 0-21 12-71 23-91 12-22 30-39 48-39 28 0 34 35 34 38z"><text:p/></draw:path><draw:path draw:style-name="gr4" draw:text-style-name="P39" svg:width="0.0378in" svg:height="0.1642in" svg:x="0.0972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39" svg:width="0.1268in" svg:height="0.1122in" svg:x="0.1516in" svg:y="0.0102in" svg:viewBox="0 0 323 286" svg:d="M323 107c0-60-36-107-100-107-47 0-95 0-141 0-9 0-14 0-14 8 0 5 5 5 14 5 4 0 13 0 18 1 6 0 9 2 9 6 0 3-1 4-2 9-19 74-37 149-57 224-3 17-4 20-38 20-7 0-12 0-12 9 0 4 4 4 12 4 47 0 92 0 139 0 88 0 172-87 172-179zM286 91c0 20-9 90-45 134-12 16-45 48-97 48-16 0-32 0-48 0-6 0-6 0-8 0-5-1-6-1-6-5 0-1 0-2 2-9 19-77 38-154 58-230 3-15 4-16 22-16 15 0 30 0 45 0 42 0 77 23 77 78z"><text:p/></draw:path><draw:path draw:style-name="gr4" draw:text-style-name="P39" svg:width="0.0382in" svg:height="0.1642in" svg:x="0.2925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39" svg:width="0.1004in" svg:height="0.1236in" svg:x="0.4075in" svg:y="0.0197in" svg:viewBox="0 0 256 315" svg:d="M256 236c0-5-4-8-9-8-42 0-83 0-125 0-58 0-105-46-105-105 0-60 47-106 105-106 42 0 83 0 125 0 5 0 9-4 9-9 0-4-4-8-9-8-42 0-83 0-125 0-67 0-122 55-122 123 0 67 55 121 122 121 42 0 83 0 125 0 5 0 9-3 9-8zM256 307c0-5-4-9-9-9-77 0-153 0-230 0-5 0-9 4-9 9 0 4 4 8 9 8 77 0 153 0 230 0 5 0 9-4 9-8z"><text:p/></draw:path><draw:path draw:style-name="gr4" draw:text-style-name="P39" svg:width="0.1134in" svg:height="0.1181in" svg:x="0.5744in" svg:y="0.0047in" svg:viewBox="0 0 289 301" svg:d="M289 292c0-4-5-4-9-4-27 0-27-4-28-16-8-86-18-174-26-261 0-9 0-11-8-11-7 0-8 4-10 7-50 82-99 163-148 245-17 28-32 34-52 36-4 0-8 0-8 8 0 2 2 5 5 5 12 0 25-2 37-2 13 0 28 2 42 2 2 0 7 0 7-9 0-4-3-4-6-4-9-2-20-5-20-15 0-6 2-9 6-15 3-6 3-6 32-53 35 0 71 0 106 0 1 8 7 65 7 68 0 13-23 15-31 15-6 0-10 0-10 8 0 5 4 3 6 5 17 0 35-2 53-2 11 0 37 2 47 2 3 0 8 0 8-9zM208 192c-33 0-64 0-96 0 27-47 55-94 82-139 5 45 9 92 14 139z"><text:p/></draw:path></draw:g></draw:g></text:span><text:span text:style-name="T11">. נסמן </text:span><text:span text:style-name="T11"><draw:g text:anchor-type="as-char" svg:y="-0.1126in" draw:z-index="61" draw:name="Shape67" draw:style-name="gr1"><svg:title>TexMaths</svg:title><svg:desc>12§display§D_1, D_2 \subseteq B§svg§600§FALSE§</svg:desc><draw:g draw:style-name="gr2"><draw:path draw:style-name="gr3" draw:text-style-name="P38" svg:width="0.8264in" svg:height="0.1362in" svg:x="0.0016in" svg:y="0.0083in" svg:viewBox="0 0 2100 347" svg:d="M1051 347c-350 0-701 0-1051 0 0-115 0-232 0-347 700 0 1401 0 2100 0 0 115 0 232 0 347-349 0-699 0-1049 0z"><text:p/></draw:path><draw:path draw:style-name="gr4" draw:text-style-name="P39" svg:width="0.1268in" svg:height="0.1122in" svg:x="-0.0004in" svg:y="-0.0004in" svg:viewBox="0 0 323 286" svg:d="M323 107c0-60-36-107-100-107-47 0-95 0-141 0-9 0-12 0-12 8 0 5 3 5 12 5 4 0 13 0 18 1 6 0 9 2 9 6 0 3-1 4-2 9-19 74-37 150-57 224-3 17-4 20-38 20-7 0-12 0-12 8 0 5 4 5 12 5 47 0 92 0 139 0 88 0 172-88 172-179zM286 91c0 21-9 89-45 135-12 15-45 47-97 47-16 0-32 0-48 0-6 0-6 0-8 0-5 0-6-2-6-4 0-1 0-2 2-10 19-76 38-153 58-230 3-15 4-16 22-16 15 0 30 0 45 0 42 0 77 23 77 78z"><text:p/></draw:path><draw:path draw:style-name="gr4" draw:text-style-name="P39" svg:width="0.0417in" svg:height="0.0768in" svg:x="0.1433in" svg:y="0.0768in" svg:viewBox="0 0 107 196" svg:d="M107 196c0-4 0-7 0-11-4 0-7 0-11 0-30 0-30-4-30-13 0-55 0-110 0-164 0-8 0-8-8-8-20 19-46 19-58 19 0 4 0 7 0 11 7 0 26 0 42-8 0 49 0 99 0 150 0 9 0 13-29 13-3 0-7 0-11 0 0 4 0 7 0 11 17-1 35-1 52-1 18 0 35 0 53 1z"><text:p/></draw:path><draw:path draw:style-name="gr4" draw:text-style-name="P39" svg:width="0.0189in" svg:height="0.0492in" svg:x="0.2193in" svg:y="0.0945in" svg:viewBox="0 0 49 126" svg:d="M49 44c0-27-11-44-27-44-14 0-22 11-22 23 0 11 8 21 22 21 6 0 10-1 15-4 1-2 1-2 1-2 0 3 2 0 2 6 0 32-15 57-29 70-5 5-5 6-5 7 0 4 2 5 5 5 5 0 38-32 38-82z"><text:p/></draw:path><draw:path draw:style-name="gr4" draw:text-style-name="P39" svg:width="0.1264in" svg:height="0.1122in" svg:x="0.2854in" svg:y="-0.0004in" svg:viewBox="0 0 322 286" svg:d="M322 107c0-60-36-107-100-107-47 0-95 0-142 0-7 0-12 0-12 8 0 5 4 5 12 5 6 0 14 0 18 1 8 0 10 2 10 6 0 3 0 4-1 9-19 74-39 150-58 224-3 17-5 20-37 20-7 0-12 0-12 8 0 5 4 5 12 5 47 0 92 0 139 0 88 0 171-88 171-179zM284 91c0 21-8 89-43 135-13 15-45 47-98 47-16 0-31 0-47 0-6 0-7 0-10 0s-6-2-6-4c0-1 0-2 3-10 19-76 38-153 57-230 5-15 5-16 23-16 16 0 30 0 46 0 41 0 75 23 75 78z"><text:p/></draw:path><draw:path draw:style-name="gr4" draw:text-style-name="P39" svg:width="0.0512in" svg:height="0.0768in" svg:x="0.4228in" svg:y="0.0768in" svg:viewBox="0 0 131 196" svg:d="M131 142c-4 0-7 0-11 0 0 7-4 24-7 27-3 2-25 2-29 2-18 0-37 0-55 0 31-28 42-36 59-50 22-18 43-36 43-63 0-36-31-58-70-58-36 0-61 25-61 53 0 14 13 17 16 17 7 0 15-5 15-16 0-6-2-16-18-16 10-21 30-27 43-27 30 0 46 23 46 47 0 25-18 45-28 56-24 23-48 46-72 70-2 2-2 3-2 12 41 0 80 0 121 0 4-18 6-36 10-54z"><text:p/></draw:path><draw:path draw:style-name="gr4" draw:text-style-name="P39" svg:width="0.1008in" svg:height="0.124in" svg:x="0.55in" svg:y="0.0091in" svg:viewBox="0 0 257 316" svg:d="M257 237c0-5-4-9-9-9-42 0-82 0-124 0-59 0-107-47-107-105 0-59 48-106 107-106 42 0 82 0 124 0 5 0 9-4 9-9 0-4-4-8-9-8-42 0-82 0-124 0-69 0-124 54-124 123 0 67 55 122 124 122 42 0 82 0 124 0 5 0 9-4 9-8zM257 307c0-4-4-8-9-8-76 0-153 0-230 0-5 0-8 4-8 8 0 5 3 9 8 9 77 0 154 0 230 0 5 0 9-4 9-9z"><text:p/></draw:path><draw:path draw:style-name="gr4" draw:text-style-name="P39" svg:width="0.1181in" svg:height="0.1122in" svg:x="0.7181in" svg:y="-0.0004in" svg:viewBox="0 0 301 286" svg:d="M301 58c0-30-27-58-79-58-47 0-95 0-142 0-7 0-12 0-12 8 0 5 4 5 12 5 5 0 9 0 16 1 8 0 12 2 12 6 0 3 0 4-1 9-19 74-39 150-58 224-3 17-5 20-38 20-6 0-11 0-11 8 0 5 4 5 11 5 50 0 101 0 151 0 66 0 116-49 116-89 0-31-25-55-66-60 45-7 89-39 89-79zM263 56c0 38-36 77-88 77-20 0-42 0-62 0 8-35 18-69 26-104 4-15 5-16 23-16s37 0 55 0c36 0 46 25 46 43zM239 192c0 41-37 81-88 81-19 0-37 0-56 0-6 0-7 0-10 0-5 0-6-2-6-4 0-1 0-2 3-10 9-38 19-78 28-116 27 0 54 0 81 0 39 0 48 31 48 49z"><text:p/></draw:path></draw:g></draw:g></text:span><text:span text:style-name="T11"><text:s/>ו־</text:span><text:span text:style-name="T11"><draw:g text:anchor-type="as-char" svg:y="-0.1181in" draw:z-index="62" draw:name="Shape68" draw:style-name="gr1"><svg:title>TexMaths</svg:title><svg:desc>12§display§C_1, C_2 \subseteq A§svg§600§FALSE§</svg:desc><draw:g draw:style-name="gr2"><draw:path draw:style-name="gr3" draw:text-style-name="P38" svg:width="0.7835in" svg:height="0.1417in" svg:x="-0.0004in" svg:y="0.0083in" svg:viewBox="0 0 1991 361" svg:d="M996 361c-332 0-664 0-996 0 0-120 0-241 0-361 664 0 1327 0 1991 0 0 120 0 241 0 361-331 0-664 0-995 0z"><text:p/></draw:path><draw:path draw:style-name="gr4" draw:text-style-name="P39" svg:width="0.1173in" svg:height="0.1197in" svg:x="-0.0004in" svg:y="0.0016in" svg:viewBox="0 0 299 305" svg:d="M299 5c0-1 0-5-5-5-1 0-1 0-6 5-10 11-19 21-29 32-5-6-24-37-71-37-93 0-188 94-188 191 0 68 49 114 114 114 37 0 68-17 91-36 40-35 47-72 47-74 0-3-4-2-6-3-2 0-5 0-5 3-3 12-13 41-43 65-29 24-55 31-77 31-38 0-83-21-83-86 0-24 9-92 51-141 26-30 66-51 103-51 43 0 68 33 68 82 0 17-1 15-1 20 0 4 4 5 6 5 5 0 5-1 7-8 9-36 18-71 27-107z"><text:p/></draw:path><draw:path draw:style-name="gr4" draw:text-style-name="P39" svg:width="0.0421in" svg:height="0.0764in" svg:x="0.1224in" svg:y="0.0819in" svg:viewBox="0 0 108 195" svg:d="M108 195c0-3 0-7 0-10-4 0-8 0-12 0-29 0-29-4-29-14 0-55 0-109 0-163 0-8-1-8-9-8-18 18-46 19-58 19 0 4 0 6 0 10 7 0 26 0 43-7 0 50 0 99 0 149 0 10 0 14-30 14-3 0-7 0-11 0 0 3 0 7 0 10 18-1 35-1 53-1s35 0 53 1z"><text:p/></draw:path><draw:path draw:style-name="gr4" draw:text-style-name="P39" svg:width="0.0189in" svg:height="0.0492in" svg:x="0.1984in" svg:y="0.1in" svg:viewBox="0 0 49 126" svg:d="M49 44c0-27-11-44-26-44s-23 11-23 23c0 11 8 21 23 21 5 0 11-1 14-4 1-2 1-2 3-2 0 3 1 0 1 6 0 32-16 57-29 70-5 5-5 6-5 7 0 2 3 5 4 5 5 0 38-32 38-82z"><text:p/></draw:path><draw:path draw:style-name="gr4" draw:text-style-name="P39" svg:width="0.1173in" svg:height="0.1197in" svg:x="0.2665in" svg:y="0.0016in" svg:viewBox="0 0 299 305" svg:d="M299 5c0-1 0-5-5-5-1 0-1 0-6 5-10 11-20 21-30 32-4-6-23-37-70-37-93 0-188 94-188 191 0 68 49 114 114 114 37 0 68-17 91-36 40-35 47-72 47-74 0-3-4-2-6-3-2 0-5 0-5 3-3 12-14 41-43 65s-55 31-77 31c-38 0-83-21-83-86 0-24 9-92 51-141 26-30 66-51 103-51 43 0 68 33 68 82 0 17-2 15-2 20 0 4 5 5 7 5 5 0 5-1 7-8 9-36 18-71 27-107z"><text:p/></draw:path><draw:path draw:style-name="gr4" draw:text-style-name="P39" svg:width="0.0512in" svg:height="0.0764in" svg:x="0.3843in" svg:y="0.0819in" svg:viewBox="0 0 131 195" svg:d="M131 141c-4 0-7 0-11 0-1 8-4 24-7 27-3 2-25 2-30 2-18 0-36 0-54 0 31-27 42-36 59-49 22-18 43-36 43-63 0-36-31-58-70-58-36 0-61 25-61 53 0 14 12 17 16 17 7 0 15-6 15-16 0-6-2-16-18-16 10-21 30-27 43-27 30 0 46 23 46 47 0 25-19 45-28 56-24 23-48 45-72 69-2 3-2 4-2 12 41 0 80 0 121 0 4-18 6-36 10-54z"><text:p/></draw:path><draw:path draw:style-name="gr4" draw:text-style-name="P39" svg:width="0.1008in" svg:height="0.1244in" svg:x="0.5106in" svg:y="0.0142in" svg:viewBox="0 0 257 317" svg:d="M257 237c0-4-4-8-9-8-42 0-82 0-124 0-59 0-107-47-107-106 0-58 48-106 107-106 42 0 82 0 124 0 5 0 9-5 9-9s-4-8-9-8c-42 0-82 0-124 0-69 0-124 55-124 123 0 69 55 123 124 123 42 0 82 0 124 0 5 0 9-4 9-9zM257 308c0-5-4-8-9-8-76 0-153 0-230 0-5 0-8 3-8 8s3 9 8 9c77 0 154 0 230 0 5 0 9-4 9-9z"><text:p/></draw:path><draw:path draw:style-name="gr4" draw:text-style-name="P39" svg:width="0.1134in" svg:height="0.1177in" svg:x="0.678in" svg:y="-0.0004in" svg:viewBox="0 0 289 300" svg:d="M289 291c0-4-5-4-9-4-27 0-27-3-28-15-8-86-18-174-26-261 0-9 0-11-8-11-7 0-8 4-10 7-50 82-99 163-148 245-17 27-32 33-52 35-4 1-8 1-8 8 0 2 2 5 5 5 12 0 25-1 37-1 13 0 28 1 42 1 2 0 7 0 7-7 0-5-3-6-6-6-9 0-20-4-20-15 0-5 2-9 6-15 3-5 3-5 32-53 35 0 71 0 106 0 1 9 7 65 7 69 0 12-23 14-31 14-6 0-10 0-10 8 0 5 4 4 6 5 17 0 35-1 53-1 11 0 37 1 47 1 3 0 8 0 8-9zM208 191c-33 0-64 0-96 0 27-47 55-93 82-138 5 45 9 91 14 138z"><text:p/></draw:path></draw:g></draw:g></text:span><text:span text:style-name="T11"> כך ש־</text:span><text:span text:style-name="T11"><draw:g text:anchor-type="as-char" svg:y="-0.1201in" draw:z-index="63" draw:name="Shape69" draw:style-name="gr1"><svg:title>TexMaths</svg:title><svg:desc>12§display§D_1 \ne D_2§svg§600§FALSE§</svg:desc><draw:g draw:style-name="gr2"><draw:path draw:style-name="gr3" draw:text-style-name="P38" svg:width="0.6114in" svg:height="0.1437in" svg:x="0.0016in" svg:y="0.0079in" svg:viewBox="0 0 1554 366" svg:d="M777 366c-259 0-518 0-777 0 0-122 0-244 0-366 518 0 1035 0 1554 0 0 122 0 244 0 366-259 0-519 0-777 0z"><text:p/></draw:path><draw:path draw:style-name="gr4" draw:text-style-name="P39" svg:width="0.1268in" svg:height="0.1118in" svg:x="-0.0004in" svg:y="0.0075in" svg:viewBox="0 0 323 285" svg:d="M323 105c0-58-36-105-100-105-47 0-95 0-141 0-9 0-12 0-12 7 0 6 3 6 12 6 4 0 13 0 18 0 6 1 9 3 9 7 0 2-1 3-2 9-19 74-37 149-57 224-3 16-4 19-38 19-7 0-12 0-12 8 0 5 4 5 12 5 47 0 92 0 139 0 88 0 172-88 172-180zM286 90c0 21-9 90-45 135-12 16-45 47-97 47-16 0-32 0-48 0-6 0-6 0-8 0-5 0-6-2-6-5 0-1 0-1 2-10 19-75 38-152 58-228 3-15 4-16 22-16 15 0 30 0 45 0 42 0 77 22 77 77z"><text:p/></draw:path><draw:path draw:style-name="gr4" draw:text-style-name="P39" svg:width="0.0417in" svg:height="0.0764in" svg:x="0.1433in" svg:y="0.0839in" svg:viewBox="0 0 107 195" svg:d="M107 195c0-3 0-7 0-11-4 0-7 0-11 0-30 0-30-3-30-13 0-55 0-109 0-163 0-8 0-8-8-8-20 18-46 19-58 19 0 4 0 6 0 10 7 0 26 0 42-9 0 51 0 101 0 151 0 10 0 13-29 13-3 0-7 0-11 0 0 4 0 8 0 11 17-1 35-1 52-1 18 0 35 0 53 1z"><text:p/></draw:path><draw:path draw:style-name="gr4" draw:text-style-name="P39" svg:width="0.1102in" svg:height="0.1579in" svg:x="0.2602in" svg:y="-0.0004in" svg:viewBox="0 0 281 402" svg:d="M281 242c0-5-5-9-9-9-45 0-90 0-135 0 8-20 15-41 24-63 37 0 74 0 111 0 4 0 9-5 9-8 0-5-5-10-9-10-34 0-70 0-105 0 17-47 35-93 51-140 0-1 2-2 2-4 0-4-4-8-9-8s-7 2-8 6c-18 49-36 97-54 146-47 0-94 0-141 0-4 0-8 5-8 10 0 3 4 8 8 8 45 0 90 0 135 0-9 22-16 43-24 63-37 0-73 0-111 0-4 0-8 5-8 9 0 5 4 8 8 8 35 0 70 0 105 0-17 47-35 94-52 140 0 1 0 3 0 4 0 5 4 8 9 8 3 0 7-2 7-6 18-48 36-97 54-146 47 0 95 0 141 0 4 0 9-5 9-8z"><text:p/></draw:path><draw:path draw:style-name="gr4" draw:text-style-name="P39" svg:width="0.1264in" svg:height="0.1118in" svg:x="0.4323in" svg:y="0.0075in" svg:viewBox="0 0 322 285" svg:d="M322 105c0-58-36-105-99-105-47 0-95 0-141 0-9 0-14 0-14 7 0 6 4 6 12 6 6 0 14 0 18 0 8 1 10 3 10 7 0 2 0 3-1 9-19 74-37 149-57 224-4 16-6 19-38 19-7 0-12 0-12 8 0 5 4 5 12 5 47 0 92 0 139 0 88 0 171-88 171-180zM286 90c0 21-9 90-45 135-12 16-45 47-97 47-16 0-32 0-48 0-6 0-7 0-10 0s-4-2-4-5c0-1 0-1 1-10 19-75 39-152 59-228 3-15 3-16 21-16 16 0 30 0 46 0 41 0 77 22 77 77z"><text:p/></draw:path><draw:path draw:style-name="gr4" draw:text-style-name="P39" svg:width="0.0512in" svg:height="0.0764in" svg:x="0.5701in" svg:y="0.0839in" svg:viewBox="0 0 131 195" svg:d="M131 141c-4 0-7 0-11 0 0 7-4 24-7 27-3 2-25 2-29 2-18 0-37 0-55 0 31-28 42-36 60-49 21-18 42-36 42-64 0-35-31-57-70-57-36 0-61 25-61 53 0 14 13 15 16 15 7 0 15-5 15-15 0-5-2-16-17-16 9-20 29-26 44-26 28 0 44 23 44 46 0 26-18 46-28 57-24 22-46 45-70 69-4 3-4 4-4 12 41 0 80 0 121 0 4-18 6-36 10-54z"><text:p/></draw:path></draw:g></draw:g></text:span><text:span text:style-name="T11"> ו־</text:span><text:span text:style-name="T11"><draw:g text:anchor-type="as-char" svg:y="-0.1228in" draw:z-index="64" draw:name="Shape70" draw:style-name="gr1"><svg:title>TexMaths</svg:title><svg:desc>12§display§g(D_1) = C_1, g(D_2) = C_2§svg§600§FALSE§</svg:desc><draw:g draw:style-name="gr2"><draw:path draw:style-name="gr3" draw:text-style-name="P38" svg:width="1.7173in" svg:height="0.1472in" svg:x="0.0055in" svg:y="0.0079in" svg:viewBox="0 0 4363 375" svg:d="M2182 375c-728 0-1455 0-2182 0 0-125 0-250 0-375 1454 0 2909 0 4363 0 0 125 0 250 0 375-727 0-1454 0-2181 0z"><text:p/></draw:path><draw:path draw:style-name="gr4" draw:text-style-name="P39" svg:width="0.076in" svg:height="0.1063in" svg:x="-0.0004in" svg:y="0.052in" svg:viewBox="0 0 194 271" svg:d="M194 19c0-7-4-11-12-11-4 0-15 3-18 18-7-15-21-26-39-26-48 0-100 59-100 119 0 42 25 67 57 67 24 0 44-21 48-25 0 0 1 0 1 1-5 18-10 36-15 55-1 3-15 44-60 44-8 0-22 0-34-5 13-3 18-14 18-21 0-6-5-13-17-13-9 0-23 6-23 22 0 18 16 27 56 27 53 0 83-34 90-58 16-62 32-124 47-187 0-2 1-3 1-7zM160 46c0 1-2 3-2 6-7 26-13 52-20 80-2 11-12 21-22 29-8 8-21 15-33 15-22 0-28-21-28-38 0-21 12-71 23-91 12-22 30-39 48-39 28 0 34 35 34 38z"><text:p/></draw:path><draw:path draw:style-name="gr4" draw:text-style-name="P39" svg:width="0.0378in" svg:height="0.1642in" svg:x="0.0972in" svg:y="-0.0004in" svg:viewBox="0 0 97 418" svg:d="M97 413c0-1 0-2-1-3-44-33-73-116-73-184 0-10 0-22 0-34 0-67 29-151 73-184 1-1 1-2 1-3 0-3-2-5-3-5-2 0-2 1-3 1-47 35-91 119-91 191 0 12 0 24 0 34 0 72 44 156 91 191 1 0 1 1 3 1 1 0 3-2 3-5z"><text:p/></draw:path><draw:path draw:style-name="gr4" draw:text-style-name="P39" svg:width="0.1268in" svg:height="0.1122in" svg:x="0.1516in" svg:y="0.0102in" svg:viewBox="0 0 323 286" svg:d="M323 107c0-60-36-107-100-107-47 0-95 0-141 0-9 0-12 0-12 8 0 5 3 5 12 5 4 0 13 0 18 1 6 0 9 2 9 6 0 3-1 4-2 9-19 74-37 149-57 224-3 17-4 20-38 20-7 0-12 0-12 9 0 4 4 4 12 4 47 0 92 0 139 0 89 0 172-87 172-179zM286 91c0 20-9 90-45 134-12 16-45 48-97 48-16 0-32 0-48 0-6 0-6 0-8 0-5-1-6-1-6-5 0-1 0-2 2-9 19-77 38-154 58-230 3-15 4-16 22-16 16 0 30 0 46 0 41 0 76 23 76 78z"><text:p/></draw:path><draw:path draw:style-name="gr4" draw:text-style-name="P39" svg:width="0.0417in" svg:height="0.0764in" svg:x="0.2953in" svg:y="0.0866in" svg:viewBox="0 0 107 195" svg:d="M107 195c0-3 0-7 0-9-4 0-7 0-11 0-29 0-29-5-29-15 0-55 0-109 0-163 0-7-1-8-9-8-20 19-46 19-58 19 0 4 0 7 0 11 7 0 26 0 43-8 0 50 0 99 0 149 0 10 0 15-30 15-3 0-7 0-11 0 0 2 0 6 0 9 17-1 35-1 52-1 18 0 35 0 53 1z"><text:p/></draw:path><draw:path draw:style-name="gr4" draw:text-style-name="P39" svg:width="0.0378in" svg:height="0.1642in" svg:x="0.3665in" svg:y="-0.0004in" svg:viewBox="0 0 97 418" svg:d="M97 226c0-10 0-22 0-34 0-72-44-156-91-191-1 0-1-1-2-1-3 0-4 2-4 5 0 1 0 2 1 3 45 33 73 117 73 184 0 12 0 24 0 34 0 68-28 151-73 184-1 1-1 2-1 3 0 3 1 5 4 5 1 0 1-1 2-1 47-35 91-119 91-191z"><text:p/></draw:path><draw:path draw:style-name="gr4" draw:text-style-name="P39" svg:width="0.1102in" svg:height="0.0382in" svg:x="0.4772in" svg:y="0.0638in" svg:viewBox="0 0 281 98" svg:d="M281 8c0-4-5-8-9-8-87 0-176 0-264 0-4 0-8 4-8 8 0 5 4 9 8 9 88 0 177 0 264 0 4 0 9-4 9-9zM281 90c0-5-5-9-9-9-87 0-176 0-264 0-4 0-8 4-8 9s4 8 8 8c88 0 177 0 264 0 4 0 9-3 9-8z"><text:p/></draw:path><draw:path draw:style-name="gr4" draw:text-style-name="P39" svg:width="0.1177in" svg:height="0.1193in" svg:x="0.6508in" svg:y="0.0075in" svg:viewBox="0 0 300 304" svg:d="M300 5c0-1-1-5-5-5-1 0-1 1-6 6-9 11-20 22-30 32-3-6-23-38-69-38-95 0-190 93-190 190 0 69 50 114 115 114 36 0 69-16 91-36 39-33 46-70 46-72 0-4-4-3-5-4-2 0-5 1-6 4-3 12-13 41-42 65s-55 31-78 31c-37 0-83-22-83-86 0-24 10-92 52-141 25-30 65-52 103-52 42 0 67 33 67 82 0 16-1 16-1 21 0 4 5 4 6 4 6 0 6 0 9-9 8-36 18-70 26-106z"><text:p/></draw:path><draw:path draw:style-name="gr4" draw:text-style-name="P39" svg:width="0.0417in" svg:height="0.0764in" svg:x="0.774in" svg:y="0.0866in" svg:viewBox="0 0 107 195" svg:d="M107 195c0-3 0-7 0-9-4 0-7 0-11 0-30 0-30-5-30-15 0-55 0-109 0-163 0-7 0-8-8-8-20 19-46 19-58 19 0 4 0 7 0 11 7 0 26 0 43-8 0 50 0 99 0 149 0 10 0 15-30 15-3 0-7 0-11 0 0 2 0 6 0 9 17-1 35-1 52-1 18 0 35 0 53 1z"><text:p/></draw:path><draw:path draw:style-name="gr4" draw:text-style-name="P39" svg:width="0.0189in" svg:height="0.0488in" svg:x="0.85in" svg:y="0.1055in" svg:viewBox="0 0 49 125" svg:d="M49 43c0-27-11-43-27-43-14 0-22 10-22 22s8 22 22 22c6 0 10-2 15-6 1-1 1-1 1-1 0 3 2 0 2 6 0 31-15 56-29 71-5 5-5 6-5 7 0 2 2 4 5 4 5 0 38-33 38-82z"><text:p/></draw:path><draw:path draw:style-name="gr4" draw:text-style-name="P39" svg:width="0.0756in" svg:height="0.1063in" svg:x="0.9114in" svg:y="0.052in" svg:viewBox="0 0 193 271" svg:d="M193 19c0-7-5-11-12-11-3 0-15 3-17 18-8-15-22-26-39-26-48 0-101 59-101 119 0 42 26 67 56 67 26 0 45-21 50-25v1c-5 18-9 36-14 55-2 3-16 44-61 44-8 0-21 0-33-5 12-3 16-14 16-21 0-6-4-13-15-13-10 0-23 6-23 22 0 18 16 27 56 27 53 0 83-34 89-58 16-62 31-124 47-187 1-2 1-3 1-7zM158 46c0 1 0 3-1 6-6 26-13 52-19 80-4 11-13 21-22 29s-22 15-34 15c-21 0-28-21-28-38 0-21 13-71 24-91 12-22 30-39 47-39 29 0 33 35 33 38z"><text:p/></draw:path><draw:path draw:style-name="gr4" draw:text-style-name="P39" svg:width="0.0378in" svg:height="0.1642in" svg:x="1.0094in" svg:y="-0.0004in" svg:viewBox="0 0 97 418" svg:d="M97 413c0-1-1-2-2-3-43-33-72-116-72-184 0-10 0-22 0-34 0-67 29-151 72-184 1-1 2-2 2-3 0-3-2-5-5-5-1 0-1 1-2 1-46 35-90 119-90 191 0 12 0 24 0 34 0 72 44 156 90 191 1 0 1 1 2 1 3 0 5-2 5-5z"><text:p/></draw:path><draw:path draw:style-name="gr4" draw:text-style-name="P39" svg:width="0.126in" svg:height="0.1122in" svg:x="1.0638in" svg:y="0.0102in" svg:viewBox="0 0 321 286" svg:d="M321 107c0-60-35-107-98-107-47 0-95 0-141 0-9 0-14 0-14 8 0 5 4 5 12 5 6 0 14 0 18 1 8 0 10 2 10 6 0 3 0 4-1 9-19 74-37 149-57 224-4 17-6 20-38 20-7 0-12 0-12 9 0 4 4 4 12 4 47 0 92 0 139 0 88 0 170-87 170-179zM286 91c0 20-9 90-45 134-12 16-45 48-97 48-16 0-32 0-48 0-6 0-7 0-10 0-3-1-4-1-4-5 0-1 0-2 1-9 19-77 39-154 59-230 3-15 3-16 22-16 15 0 30 0 45 0 42 0 77 23 77 78z"><text:p/></draw:path><draw:path draw:style-name="gr4" draw:text-style-name="P39" svg:width="0.0512in" svg:height="0.0764in" svg:x="1.2016in" svg:y="0.0866in" svg:viewBox="0 0 131 195" svg:d="M131 143c-4 0-6 0-10 0-1 6-5 24-8 26s-25 2-29 2c-18 0-36 0-54 0 30-27 41-36 59-50 21-17 42-35 42-63 0-36-31-58-70-58-36 0-61 26-61 53 0 15 13 16 16 16 7 0 15-4 15-15 0-5-1-16-17-16 9-20 29-27 44-27 28 0 44 23 44 47 0 26-18 46-28 56-24 23-46 47-70 70-4 3-4 4-4 11 41 0 82 0 122 0 3-18 6-36 9-52z"><text:p/></draw:path><draw:path draw:style-name="gr4" draw:text-style-name="P39" svg:width="0.0378in" svg:height="0.1642in" svg:x="1.278in" svg:y="-0.0004in" svg:viewBox="0 0 97 418" svg:d="M97 226c0-10 0-22 0-34 0-72-44-156-90-191-1 0-1-1-2-1-3 0-5 2-5 5 0 1 1 2 2 3 44 33 72 117 72 184 0 12 0 24 0 34 0 68-28 151-72 184-1 1-2 2-2 3 0 3 2 5 5 5 1 0 1-1 2-1 46-35 90-119 90-191z"><text:p/></draw:path><draw:path draw:style-name="gr4" draw:text-style-name="P39" svg:width="0.1102in" svg:height="0.0382in" svg:x="1.388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39" svg:width="0.1173in" svg:height="0.1193in" svg:x="1.563in" svg:y="0.0075in" svg:viewBox="0 0 299 304" svg:d="M299 5c0-1 0-5-4-5-2 0-2 1-7 6-10 11-19 22-29 32-3-6-24-38-71-38-93 0-188 93-188 190 0 69 49 114 114 114 37 0 68-16 91-36 40-33 47-70 47-72 0-4-4-3-6-4-2 0-4 1-5 4-3 12-13 41-43 65-29 24-55 31-77 31-38 0-83-22-83-86 0-24 9-92 51-141 26-30 66-52 103-52 43 0 68 33 68 82 0 16-1 16-1 21 0 4 5 4 6 4 6 0 6 0 7-9 9-36 18-70 27-106z"><text:p/></draw:path><draw:path draw:style-name="gr4" draw:text-style-name="P39" svg:width="0.0512in" svg:height="0.0764in" svg:x="1.6803in" svg:y="0.0866in" svg:viewBox="0 0 131 195" svg:d="M131 143c-4 0-7 0-11 0 0 6-4 24-7 26s-25 2-29 2c-18 0-37 0-55 0 31-27 42-36 60-50 21-17 42-35 42-63 0-36-31-58-70-58-36 0-61 26-61 53 0 15 13 16 16 16 7 0 15-4 15-15 0-5-2-16-17-16 9-20 29-27 44-27 28 0 44 23 44 47 0 26-18 46-28 56-24 23-46 47-70 70-4 3-4 4-4 11 41 0 80 0 121 0 4-18 6-36 10-52z"><text:p/></draw:path></draw:g></draw:g></text:span><text:span text:style-name="T11"> ונוכיח ש־</text:span><text:span text:style-name="T11"><draw:g text:anchor-type="as-char" svg:y="-0.1201in" draw:z-index="65" draw:name="Shape71" draw:style-name="gr1"><svg:title>TexMaths</svg:title><svg:desc>12§display§C_1 \ne C_2§svg§600§FALSE§</svg:desc><draw:g draw:style-name="gr2"><draw:path draw:style-name="gr3" draw:text-style-name="P38" svg:width="0.5744in" svg:height="0.1437in" svg:x="-0.0004in" svg:y="0.0079in" svg:viewBox="0 0 1460 366" svg:d="M731 366c-244 0-487 0-731 0 0-122 0-244 0-366 486 0 973 0 1460 0 0 122 0 244 0 366-243 0-487 0-729 0z"><text:p/></draw:path><draw:path draw:style-name="gr4" draw:text-style-name="P39" svg:width="0.1173in" svg:height="0.1193in" svg:x="-0.0004in" svg:y="0.0047in" svg:viewBox="0 0 299 304" svg:d="M299 4c0-2 0-4-5-4-1 0-1 0-6 5-11 11-20 21-30 32-4-6-23-37-70-37-93 0-188 92-188 190 0 69 49 114 114 114 37 0 68-17 91-36 40-35 47-72 47-73 0-3-4-2-6-3-2 0-5 0-5 3-3 12-14 41-43 65s-55 31-77 31c-38 0-83-22-83-86 0-24 9-92 51-142 26-29 66-50 103-50 43 0 68 32 68 82 0 16-2 15-2 20 0 3 5 5 7 5 5 0 5-2 7-9 9-36 17-72 27-107z"><text:p/></draw:path><draw:path draw:style-name="gr4" draw:text-style-name="P39" svg:width="0.0421in" svg:height="0.0764in" svg:x="0.1224in" svg:y="0.0839in" svg:viewBox="0 0 108 195" svg:d="M108 195c0-3 0-7 0-11-4 0-8 0-12 0-29 0-29-3-29-13 0-55 0-109 0-163 0-8-1-8-9-8-18 18-46 19-58 19 0 4 0 6 0 10 7 0 26 0 43-9 0 51 0 101 0 151 0 10 0 13-30 13-3 0-7 0-11 0 0 4 0 8 0 11 18-1 35-1 53-1s35 0 53 1z"><text:p/></draw:path><draw:path draw:style-name="gr4" draw:text-style-name="P39" svg:width="0.1102in" svg:height="0.1579in" svg:x="0.2398in" svg:y="-0.0004in" svg:viewBox="0 0 281 402" svg:d="M281 242c0-5-4-9-9-9-44 0-90 0-134 0 7-20 16-41 23-63 37 0 74 0 111 0 5 0 9-5 9-8 0-5-4-10-9-10-34 0-69 0-104 0 17-47 34-93 50-140 2-1 2-2 2-4 0-4-4-8-9-8-3 0-7 2-8 6-18 49-35 97-53 146-47 0-95 0-142 0-4 0-8 5-8 10 0 3 4 8 8 8 46 0 90 0 136 0-8 22-16 43-24 63-37 0-74 0-112 0-4 0-8 5-8 9 0 5 4 8 8 8 35 0 71 0 106 0-17 47-35 94-52 140-1 1-1 3-1 4 0 5 4 8 9 8 3 0 7-2 8-6 18-48 36-97 54-146 47 0 94 0 140 0 5 0 9-5 9-8z"><text:p/></draw:path><draw:path draw:style-name="gr4" draw:text-style-name="P39" svg:width="0.1173in" svg:height="0.1193in" svg:x="0.4134in" svg:y="0.0047in" svg:viewBox="0 0 299 304" svg:d="M299 4c0-2 0-4-4-4-2 0-2 0-7 5-10 11-19 21-29 32-3-6-24-37-71-37-93 0-188 92-188 190 0 69 49 114 114 114 37 0 68-17 91-36 40-35 47-72 47-73 0-3-4-2-6-3-2 0-4 0-5 3-3 12-13 41-43 65-29 24-55 31-77 31-38 0-83-22-83-86 0-24 9-92 51-142 26-29 66-50 103-50 43 0 68 32 68 82 0 16-1 15-1 20 0 3 5 5 6 5 6 0 6-2 7-9 9-36 17-72 27-107z"><text:p/></draw:path><draw:path draw:style-name="gr4" draw:text-style-name="P39" svg:width="0.0512in" svg:height="0.0764in" svg:x="0.5311in" svg:y="0.0839in" svg:viewBox="0 0 131 195" svg:d="M131 141c-4 0-7 0-11 0 0 7-4 24-7 27-3 2-25 2-29 2-18 0-37 0-55 0 31-28 42-36 60-49 21-18 42-36 42-64 0-35-31-57-70-57-36 0-61 25-61 53 0 14 13 15 16 15 7 0 15-5 15-15 0-5-2-16-17-16 9-20 29-26 44-26 28 0 44 23 44 46 0 26-18 46-28 57-24 22-46 45-70 69-4 3-4 4-4 12 41 0 80 0 121 0 4-18 6-36 10-54z"><text:p/></draw:path></draw:g></draw:g></text:span><text:span text:style-name="T11">. </text:span><text:span text:style-name="T12">מתקיים </text:span><text:span text:style-name="T12"><draw:g text:anchor-type="as-char" svg:y="-0.1201in" draw:z-index="66" draw:name="Shape72" draw:style-name="gr1"><svg:title>TexMaths</svg:title><svg:desc>12§display§D_1 \ne D_2§svg§600§FALSE§</svg:desc><draw:g draw:style-name="gr2"><draw:path draw:style-name="gr3" draw:text-style-name="P38" svg:width="0.6114in" svg:height="0.1437in" svg:x="0.0016in" svg:y="0.0079in" svg:viewBox="0 0 1554 366" svg:d="M777 366c-259 0-518 0-777 0 0-122 0-244 0-366 518 0 1035 0 1554 0 0 122 0 244 0 366-259 0-519 0-777 0z"><text:p/></draw:path><draw:path draw:style-name="gr4" draw:text-style-name="P39" svg:width="0.1268in" svg:height="0.1118in" svg:x="-0.0004in" svg:y="0.0075in" svg:viewBox="0 0 323 285" svg:d="M323 105c0-58-36-105-100-105-47 0-95 0-141 0-9 0-12 0-12 7 0 6 3 6 12 6 4 0 13 0 18 0 6 1 9 3 9 7 0 2-1 3-2 9-19 74-37 149-57 224-3 16-4 19-38 19-7 0-12 0-12 8 0 5 4 5 12 5 47 0 92 0 139 0 88 0 172-88 172-180zM286 90c0 21-9 90-45 135-12 16-45 47-97 47-16 0-32 0-48 0-6 0-6 0-8 0-5 0-6-2-6-5 0-1 0-1 2-10 19-75 38-152 58-228 3-15 4-16 22-16 15 0 30 0 45 0 42 0 77 22 77 77z"><text:p/></draw:path><draw:path draw:style-name="gr4" draw:text-style-name="P39" svg:width="0.0417in" svg:height="0.0764in" svg:x="0.1433in" svg:y="0.0839in" svg:viewBox="0 0 107 195" svg:d="M107 195c0-3 0-7 0-11-4 0-7 0-11 0-30 0-30-3-30-13 0-55 0-109 0-163 0-8 0-8-8-8-20 18-46 19-58 19 0 4 0 6 0 10 7 0 26 0 42-9 0 51 0 101 0 151 0 10 0 13-29 13-3 0-7 0-11 0 0 4 0 8 0 11 17-1 35-1 52-1 18 0 35 0 53 1z"><text:p/></draw:path><draw:path draw:style-name="gr4" draw:text-style-name="P39" svg:width="0.1102in" svg:height="0.1579in" svg:x="0.2602in" svg:y="-0.0004in" svg:viewBox="0 0 281 402" svg:d="M281 242c0-5-5-9-9-9-45 0-90 0-135 0 8-20 15-41 24-63 37 0 74 0 111 0 4 0 9-5 9-8 0-5-5-10-9-10-34 0-70 0-105 0 17-47 35-93 51-140 0-1 2-2 2-4 0-4-4-8-9-8s-7 2-8 6c-18 49-36 97-54 146-47 0-94 0-141 0-4 0-8 5-8 10 0 3 4 8 8 8 45 0 90 0 135 0-9 22-16 43-24 63-37 0-73 0-111 0-4 0-8 5-8 9 0 5 4 8 8 8 35 0 70 0 105 0-17 47-35 94-52 140 0 1 0 3 0 4 0 5 4 8 9 8 3 0 7-2 7-6 18-48 36-97 54-146 47 0 95 0 141 0 4 0 9-5 9-8z"><text:p/></draw:path><draw:path draw:style-name="gr4" draw:text-style-name="P39" svg:width="0.1264in" svg:height="0.1118in" svg:x="0.4323in" svg:y="0.0075in" svg:viewBox="0 0 322 285" svg:d="M322 105c0-58-36-105-99-105-47 0-95 0-141 0-9 0-14 0-14 7 0 6 4 6 12 6 6 0 14 0 18 0 8 1 10 3 10 7 0 2 0 3-1 9-19 74-37 149-57 224-4 16-6 19-38 19-7 0-12 0-12 8 0 5 4 5 12 5 47 0 92 0 139 0 88 0 171-88 171-180zM286 90c0 21-9 90-45 135-12 16-45 47-97 47-16 0-32 0-48 0-6 0-7 0-10 0s-4-2-4-5c0-1 0-1 1-10 19-75 39-152 59-228 3-15 3-16 21-16 16 0 30 0 46 0 41 0 77 22 77 77z"><text:p/></draw:path><draw:path draw:style-name="gr4" draw:text-style-name="P39" svg:width="0.0512in" svg:height="0.0764in" svg:x="0.5701in" svg:y="0.0839in" svg:viewBox="0 0 131 195" svg:d="M131 141c-4 0-7 0-11 0 0 7-4 24-7 27-3 2-25 2-29 2-18 0-37 0-55 0 31-28 42-36 60-49 21-18 42-36 42-64 0-35-31-57-70-57-36 0-61 25-61 53 0 14 13 15 16 15 7 0 15-5 15-15 0-5-2-16-17-16 9-20 29-26 44-26 28 0 44 23 44 46 0 26-18 46-28 57-24 22-46 45-70 69-4 3-4 4-4 12 41 0 80 0 121 0 4-18 6-36 10-54z"><text:p/></draw:path></draw:g></draw:g></text:span><text:span text:style-name="T12">, לכן נניח שקיים איבר </text:span><text:span text:style-name="T12"><draw:g text:anchor-type="as-char" svg:y="-0.1126in" draw:z-index="67" draw:name="Shape73" draw:style-name="gr1"><svg:title>TexMaths</svg:title><svg:desc>12§display§y_1 \in D_1§svg§600§FALSE§</svg:desc><draw:g draw:style-name="gr2"><draw:path draw:style-name="gr3" draw:text-style-name="P38" svg:width="0.5331in" svg:height="0.1362in" svg:x="0.0031in" svg:y="0.0083in" svg:viewBox="0 0 1355 347" svg:d="M678 347c-227 0-452 0-678 0 0-115 0-232 0-347 451 0 904 0 1355 0 0 115 0 232 0 347-226 0-451 0-677 0z"><text:p/></draw:path><draw:path draw:style-name="gr4" draw:text-style-name="P39" svg:width="0.076in" svg:height="0.1059in" svg:x="-0.0004in" svg:y="0.039in" svg:viewBox="0 0 194 270" svg:d="M194 16c0-8-6-12-12-12-3 0-10 3-14 9-1 3-5 15-6 23-2 11-6 23-8 34-6 25-14 50-20 75-1 6-19 35-48 35-21 0-25-18-25-33 0-20 7-46 22-83 6-17 8-22 8-30 0-18-14-34-35-34-40 0-56 60-56 64s4 3 6 4c4 0 4-1 6-7 12-39 29-53 43-53 3 0 10 0 10 14 0 10-4 21-7 30-17 44-24 68-24 89 0 37 26 49 51 49 17 0 31-7 42-19-5 22-9 42-26 63-12 15-28 27-47 27-6 0-25-2-32-17 7 0 12 0 18-6 4-4 8-9 8-17 0-12-11-13-16-13-9 0-22 5-22 26s18 36 44 36c43 0 86-38 98-84 14-54 28-108 41-161 1-6 1-7 1-9z"><text:p/></draw:path><draw:path draw:style-name="gr4" draw:text-style-name="P39" svg:width="0.0417in" svg:height="0.0768in" svg:x="0.089in" svg:y="0.0768in" svg:viewBox="0 0 107 196" svg:d="M107 196c0-4 0-7 0-11-4 0-7 0-11 0-29 0-29-4-29-13 0-55 0-110 0-164 0-8-1-8-9-8-20 19-46 19-58 19 0 4 0 7 0 11 7 0 26 0 43-8 0 49 0 99 0 150 0 9 0 13-30 13-3 0-7 0-11 0 0 4 0 7 0 11 17-1 35-1 52-1 18 0 35 0 53 1z"><text:p/></draw:path><draw:path draw:style-name="gr4" draw:text-style-name="P39" svg:width="0.0835in" svg:height="0.0961in" svg:x="0.2102in" svg:y="0.0228in" svg:viewBox="0 0 213 245" svg:d="M212 237c0-4-3-9-8-9-28 0-54 0-82 0-55 0-102-42-105-96 62 0 125 0 187 0 12 0 12-17 0-17-62 0-125 0-187 0 3-55 50-98 105-98 28 0 54 0 82 0 5 0 8-4 8-9 0-4-3-8-8-8-28 0-54 0-82 0-67 0-122 55-122 124 0 68 55 121 122 121 28 0 54 0 82 0 5 0 8-4 8-8z"><text:p/></draw:path><draw:path draw:style-name="gr4" draw:text-style-name="P39" svg:width="0.1264in" svg:height="0.1122in" svg:x="0.3594in" svg:y="-0.0004in" svg:viewBox="0 0 322 286" svg:d="M322 107c0-60-36-107-99-107-47 0-95 0-141 0-9 0-14 0-14 8 0 5 4 5 12 5 6 0 14 0 18 1 8 0 10 2 10 6 0 3 0 4-1 9-19 74-37 150-57 224-4 17-6 20-38 20-7 0-12 0-12 8 0 5 4 5 12 5 47 0 92 0 139 0 88 0 171-88 171-179zM286 91c0 21-9 89-45 135-12 15-45 47-97 47-16 0-32 0-48 0-6 0-7 0-10 0s-4-2-4-4c0-1 0-2 1-10 19-76 39-153 59-230 3-15 3-16 21-16 16 0 30 0 46 0 41 0 77 23 77 78z"><text:p/></draw:path><draw:path draw:style-name="gr4" draw:text-style-name="P39" svg:width="0.0421in" svg:height="0.0768in" svg:x="0.5028in" svg:y="0.0768in" svg:viewBox="0 0 108 196" svg:d="M108 196c0-4 0-7 0-11-4 0-8 0-12 0-29 0-29-4-29-13 0-55 0-110 0-164 0-8-1-8-9-8-18 19-46 19-58 19 0 4 0 7 0 11 7 0 26 0 43-8 0 49 0 99 0 150 0 9 0 13-30 13-3 0-7 0-11 0 0 4 0 7 0 11 18-1 35-1 53-1s35 0 53 1z"><text:p/></draw:path></draw:g></draw:g></text:span><text:span text:style-name="T12"><text:s/>שלא קיים ב־</text:span><text:span text:style-name="T12"><draw:g text:anchor-type="as-char" svg:y="-0.1126in" draw:z-index="68" draw:name="Shape74" draw:style-name="gr1"><svg:title>TexMaths</svg:title><svg:desc>12§display§D_2§svg§600§FALSE§</svg:desc><draw:g draw:style-name="gr2"><draw:path draw:style-name="gr3" draw:text-style-name="P38" svg:width="0.1787in" svg:height="0.1362in" svg:x="0.0016in" svg:y="0.0083in" svg:viewBox="0 0 455 347" svg:d="M227 347c-75 0-151 0-227 0 0-115 0-232 0-347 152 0 303 0 455 0 0 115 0 232 0 347-76 0-152 0-228 0z"><text:p/></draw:path><draw:path draw:style-name="gr4" draw:text-style-name="P39" svg:width="0.126in" svg:height="0.1122in" svg:x="-0.0004in" svg:y="-0.0004in" svg:viewBox="0 0 321 286" svg:d="M321 107c0-60-35-107-97-107-48 0-95 0-142 0-9 0-13 0-13 8 0 5 4 5 13 5 5 0 12 0 18 1 6 0 8 2 8 6 0 3 0 4-1 9-19 74-37 150-56 224-5 17-5 20-39 20-7 0-12 0-12 8 0 5 4 5 12 5 47 0 93 0 140 0 88 0 169-88 169-179zM285 91c0 21-8 89-43 135-12 15-46 47-98 47-16 0-32 0-48 0-6 0-6 0-8 0-5 0-6-2-6-4 0-1 0-2 2-10 20-76 39-153 58-230 4-15 5-16 23-16 14 0 29 0 44 0 43 0 76 23 76 78z"><text:p/></draw:path><draw:path draw:style-name="gr4" draw:text-style-name="P39" svg:width="0.0512in" svg:height="0.0768in" svg:x="0.1374in" svg:y="0.0768in" svg:viewBox="0 0 131 196" svg:d="M131 142c-3 0-7 0-11 0 0 7-3 24-7 27-2 2-25 2-29 2-18 0-36 0-54 0 30-28 41-36 59-50 22-18 42-36 42-63 0-36-31-58-70-58-36 0-61 25-61 53 0 14 13 17 16 17 7 0 15-5 15-16 0-6-1-16-17-16 9-21 29-27 44-27 29 0 44 23 44 47 0 25-18 45-27 56-24 23-47 46-71 70-4 2-4 3-4 12 41 0 81 0 122 0 2-18 6-36 9-54z"><text:p/></draw:path></draw:g></draw:g></text:span><text:span text:style-name="T12"> (הנחה זו אפשרית שכן תמיד נוכל להחליף את תפקיד </text:span><text:span text:style-name="T12"><draw:g text:anchor-type="as-char" svg:y="-0.1126in" draw:z-index="69" draw:name="Shape75" draw:style-name="gr1"><svg:title>TexMaths</svg:title><svg:desc>12§display§D_1§svg§600§FALSE§</svg:desc><draw:g draw:style-name="gr2"><draw:path draw:style-name="gr3" draw:text-style-name="P38" svg:width="0.174in" svg:height="0.1362in" svg:x="0.0016in" svg:y="0.0083in" svg:viewBox="0 0 443 347" svg:d="M223 347c-74 0-149 0-223 0 0-115 0-232 0-347 147 0 296 0 443 0 0 115 0 232 0 347-73 0-147 0-220 0z"><text:p/></draw:path><draw:path draw:style-name="gr4" draw:text-style-name="P39" svg:width="0.1256in" svg:height="0.1122in" svg:x="-0.0004in" svg:y="-0.0004in" svg:viewBox="0 0 320 286" svg:d="M320 107c0-60-36-107-97-107-48 0-95 0-142 0-8 0-13 0-13 8 0 5 5 5 13 5 5 0 12 0 18 1 6 0 9 2 9 6 0 3 0 4-1 9-20 74-38 150-57 224-4 17-4 20-38 20-7 0-12 0-12 8 0 5 4 5 12 5 47 0 92 0 139 0 87 0 169-88 169-179zM284 91c0 21-8 89-43 135-12 15-46 47-97 47-17 0-33 0-48 0-6 0-6 0-10 0-3 0-5-2-5-4 0-1 0-2 3-10 19-76 38-153 57-230 4-15 5-16 23-16 15 0 29 0 44 0 42 0 76 23 76 78z"><text:p/></draw:path><draw:path draw:style-name="gr4" draw:text-style-name="P39" svg:width="0.0421in" svg:height="0.0768in" svg:x="0.1421in" svg:y="0.0768in" svg:viewBox="0 0 108 196" svg:d="M108 196c0-4 0-7 0-11-5 0-9 0-12 0-29 0-29-4-29-13 0-55 0-110 0-164 0-8-1-8-8-8-19 19-47 19-59 19 0 4 0 7 0 11 7 0 28 0 43-8 0 49 0 99 0 150 0 9 0 13-30 13-3 0-7 0-11 0 0 4 0 7 0 11 18-1 35-1 53-1s35 0 53 1z"><text:p/></draw:path></draw:g></draw:g></text:span><text:span text:style-name="T12"><text:s/>ו־</text:span><text:span text:style-name="T12"><draw:g text:anchor-type="as-char" svg:y="-0.1126in" draw:z-index="70" draw:name="Shape76" draw:style-name="gr1"><svg:title>TexMaths</svg:title><svg:desc>12§display§D_2§svg§600§FALSE§</svg:desc><draw:g draw:style-name="gr2"><draw:path draw:style-name="gr3" draw:text-style-name="P38" svg:width="0.1787in" svg:height="0.1362in" svg:x="0.0016in" svg:y="0.0083in" svg:viewBox="0 0 455 347" svg:d="M227 347c-75 0-151 0-227 0 0-115 0-232 0-347 152 0 303 0 455 0 0 115 0 232 0 347-76 0-152 0-228 0z"><text:p/></draw:path><draw:path draw:style-name="gr4" draw:text-style-name="P39" svg:width="0.126in" svg:height="0.1122in" svg:x="-0.0004in" svg:y="-0.0004in" svg:viewBox="0 0 321 286" svg:d="M321 107c0-60-35-107-97-107-48 0-95 0-142 0-9 0-13 0-13 8 0 5 4 5 13 5 5 0 12 0 18 1 6 0 8 2 8 6 0 3 0 4-1 9-19 74-37 150-56 224-5 17-5 20-39 20-7 0-12 0-12 8 0 5 4 5 12 5 47 0 93 0 140 0 88 0 169-88 169-179zM285 91c0 21-8 89-43 135-12 15-46 47-98 47-16 0-32 0-48 0-6 0-6 0-8 0-5 0-6-2-6-4 0-1 0-2 2-10 20-76 39-153 58-230 4-15 5-16 23-16 14 0 29 0 44 0 43 0 76 23 76 78z"><text:p/></draw:path><draw:path draw:style-name="gr4" draw:text-style-name="P39" svg:width="0.0512in" svg:height="0.0768in" svg:x="0.1374in" svg:y="0.0768in" svg:viewBox="0 0 131 196" svg:d="M131 142c-3 0-7 0-11 0 0 7-3 24-7 27-2 2-25 2-29 2-18 0-36 0-54 0 30-28 41-36 59-50 22-18 42-36 42-63 0-36-31-58-70-58-36 0-61 25-61 53 0 14 13 17 16 17 7 0 15-5 15-16 0-6-1-16-17-16 9-21 29-27 44-27 29 0 44 23 44 47 0 25-18 45-27 56-24 23-47 46-71 70-4 2-4 3-4 12 41 0 81 0 122 0 2-18 6-36 9-54z"><text:p/></draw:path></draw:g></draw:g></text:span><text:span text:style-name="T12">). קיים איבר </text:span><text:span text:style-name="T12"><draw:g text:anchor-type="as-char" svg:y="-0.1161in" draw:z-index="75" draw:name="Shape77" draw:style-name="gr1"><svg:title>TexMaths</svg:title><svg:desc>12§display§x_1 \in C_1§svg§600§FALSE§</svg:desc><draw:g draw:style-name="gr2"><draw:path draw:style-name="gr3" draw:text-style-name="P38" svg:width="0.528in" svg:height="0.1402in" svg:x="0.0031in" svg:y="0.0071in" svg:viewBox="0 0 1342 357" svg:d="M672 357c-224 0-447 0-672 0 0-119 0-238 0-357 448 0 894 0 1342 0 0 119 0 238 0 357-223 0-446 0-670 0z"><text:p/></draw:path><draw:path draw:style-name="gr4" draw:text-style-name="P39" svg:width="0.0823in" svg:height="0.0748in" svg:x="-0.0004in" svg:y="0.0425in" svg:viewBox="0 0 210 191" svg:d="M210 28c0-22-24-28-38-28-26 0-40 23-45 32-11-27-33-32-45-32-45 0-69 55-69 65 0 5 4 4 5 5 4 0 5-1 6-5 14-45 42-55 56-55 9 0 23 3 23 28 0 12-7 41-23 100-7 27-21 44-39 44-3 0-12 0-22-5 11-3 21-11 21-23s-10-15-16-15c-13 0-24 11-24 24 0 20 22 28 40 28 28 0 43-29 44-32 5 15 20 32 46 32 43 0 67-54 67-65 0-3-4-3-5-3-4 0-5 1-5 3-14 46-43 56-56 56-17 0-23-14-23-28 0-9 2-18 7-37 5-20 9-39 13-58 4-11 14-49 42-49 3 0 12 0 22 6-12 1-20 12-20 22 0 6 4 15 15 15 10 0 23-9 23-25z"><text:p/></draw:path><draw:path draw:style-name="gr4" draw:text-style-name="P39" svg:width="0.0417in" svg:height="0.0768in" svg:x="0.1028in" svg:y="0.0807in" svg:viewBox="0 0 107 196" svg:d="M107 196c0-4 0-7 0-11-4 0-7 0-11 0-30 0-30-3-30-13 0-55 0-109 0-164 0-8 0-8-8-8-20 18-46 19-58 19 0 4 0 6 0 10 7 0 26 0 42-7 0 50 0 99 0 150 0 10 0 13-29 13-3 0-7 0-11 0 0 4 0 7 0 11 17-1 35-1 52-1 18 0 35 0 53 1z"><text:p/></draw:path><draw:path draw:style-name="gr4" draw:text-style-name="P39" svg:width="0.0839in" svg:height="0.0961in" svg:x="0.2236in" svg:y="0.0272in" svg:viewBox="0 0 214 245" svg:d="M214 237c0-5-4-9-9-9-27 0-54 0-81 0-56 0-102-42-106-96 62 0 125 0 187 0 11 0 11-17 0-17-62 0-125 0-187 0 4-55 50-98 106-98 27 0 54 0 81 0 5 0 9-4 9-9 0-4-4-8-9-8-27 0-54 0-81 0-69 0-124 55-124 124 0 67 55 121 124 121 27 0 54 0 81 0 5 0 9-3 9-8z"><text:p/></draw:path><draw:path draw:style-name="gr4" draw:text-style-name="P39" svg:width="0.1173in" svg:height="0.1197in" svg:x="0.3748in" svg:y="0in" svg:viewBox="0 0 299 305" svg:d="M299 5c0-1 0-5-5-5-1 0-1 1-6 5-9 11-19 21-29 32-4-6-24-37-71-37-93 0-188 94-188 191 0 69 50 114 114 114 37 0 68-16 91-36 40-35 47-72 47-73 0-4-5-2-6-4-2 0-3 0-5 4-3 12-13 41-43 66-29 23-55 30-77 30-38 0-83-22-83-86 0-24 9-93 52-142 25-29 65-51 102-51 43 0 69 33 69 82 0 17-2 17-2 22 0 3 5 3 6 3 5 0 5-1 8-8 8-36 16-71 26-107z"><text:p/></draw:path><draw:path draw:style-name="gr4" draw:text-style-name="P39" svg:width="0.0421in" svg:height="0.0768in" svg:x="0.4976in" svg:y="0.0807in" svg:viewBox="0 0 108 196" svg:d="M108 196c0-4 0-7 0-11-4 0-8 0-12 0-29 0-29-3-29-13 0-55 0-109 0-164 0-8-1-8-8-8-19 18-47 19-59 19 0 4 0 6 0 10 7 0 26 0 43-7 0 50 0 99 0 150 0 10 0 13-30 13-3 0-7 0-11 0 0 4 0 7 0 11 18-1 35-1 53-1s35 0 53 1z"><text:p/></draw:path></draw:g></draw:g></text:span><text:span text:style-name="T12"><text:s/>כך ש־</text:span><text:span text:style-name="T12"><draw:g text:anchor-type="as-char" svg:y="-0.1228in" draw:z-index="71" draw:name="Shape78" draw:style-name="gr1"><svg:title>TexMaths</svg:title><svg:desc>12§display§f(x_1) = y_1§svg§600§FALSE§</svg:desc><draw:g draw:style-name="gr2"><draw:path draw:style-name="gr3" draw:text-style-name="P38" svg:width="0.7346in" svg:height="0.1472in" svg:x="-0.0004in" svg:y="0.0079in" svg:viewBox="0 0 1867 375" svg:d="M933 375c-312 0-622 0-933 0 0-125 0-250 0-375 623 0 1244 0 1867 0 0 125 0 250 0 375-311 0-623 0-934 0z"><text:p/></draw:path><draw:path draw:style-name="gr4" draw:text-style-name="P39" svg:width="0.0823in" svg:height="0.15in" svg:x="0in" svg:y="0.0075in" svg:viewBox="0 0 210 382" svg:d="M210 30c0-20-19-30-36-30-14 0-41 8-54 49-2 10-4 13-14 66-10 0-20 0-29 0s-12 0-12 8c0 5 3 5 11 5 9 0 19 0 28 0-10 55-21 110-32 166-7 40-14 79-36 79-2 0-12 0-20-8 19-1 22-16 22-22 0-10-7-16-15-16-11 0-23 10-23 25 0 19 18 30 36 30 23 0 40-25 47-41 14-26 24-77 24-80 8-44 17-88 25-133 12 0 24 0 36 0 8 0 13 0 13-8 0-5-5-5-12-5-12 0-23 0-35 0 5-24 5-23 10-48 1-8 7-38 10-43 3-8 10-14 20-14 1 0 12 0 20 7-19 2-22 17-22 23 0 9 7 15 15 15 11 0 23-9 23-25z"><text:p/></draw:path><draw:path draw:style-name="gr4" draw:text-style-name="P39" svg:width="0.0382in" svg:height="0.1642in" svg:x="0.1039in" svg:y="-0.0004in" svg:viewBox="0 0 98 418" svg:d="M98 413c0-1-1-2-2-3-43-33-73-116-73-184 0-10 0-22 0-34 0-67 30-151 73-184 1-1 2-2 2-3 0-3-2-5-4-5s-2 1-3 1c-47 35-91 119-91 191 0 12 0 24 0 34 0 72 44 156 91 191 1 0 1 1 3 1s4-2 4-5z"><text:p/></draw:path><draw:path draw:style-name="gr4" draw:text-style-name="P39" svg:width="0.0823in" svg:height="0.0744in" svg:x="0.1567in" svg:y="0.052in" svg:viewBox="0 0 210 190" svg:d="M210 28c0-22-25-28-40-28-24 0-39 22-44 31-11-27-34-31-46-31-43 0-67 54-67 65 0 3 4 2 5 3 4 0 5-1 6-5 13-44 42-55 56-55 8 0 23 4 23 29 0 13-7 41-23 100-7 26-21 44-40 44-3 0-12 0-21-6 10-1 19-11 19-23 0-11-9-14-15-14-12 0-23 11-23 24 0 20 20 28 40 28 27 0 43-29 44-32 5 16 20 32 46 32 43 0 67-55 67-64 0-5-4-5-5-5-4 0-5 1-6 5-13 44-42 55-56 55-16 0-23-13-23-28 0-9 2-19 7-37 5-19 10-38 14-57 3-11 12-51 42-51 3 0 12 0 21 6-11 3-21 12-21 23 0 6 5 15 17 15 10 0 23-8 23-24z"><text:p/></draw:path><draw:path draw:style-name="gr4" draw:text-style-name="P39" svg:width="0.0421in" svg:height="0.0764in" svg:x="0.2594in" svg:y="0.0866in" svg:viewBox="0 0 108 195" svg:d="M108 195c0-3 0-7 0-9-4 0-7 0-11 0-30 0-30-5-30-15 0-55 0-109 0-163 0-7 0-8-8-8-19 19-46 19-59 19 0 4 0 7 0 11 7 0 28 0 43-8 0 50 0 99 0 149 0 10 0 15-30 15-3 0-7 0-11 0 0 2 0 6 0 9 18-1 35-1 53-1s35 0 53 1z"><text:p/></draw:path><draw:path draw:style-name="gr4" draw:text-style-name="P39" svg:width="0.0378in" svg:height="0.1642in" svg:x="0.3307in" svg:y="-0.0004in" svg:viewBox="0 0 97 418" svg:d="M97 226c0-10 0-22 0-34 0-72-44-156-90-191-1 0-1-1-2-1-3 0-5 2-5 5 0 1 1 2 2 3 44 33 72 117 72 184 0 12 0 24 0 34 0 68-28 151-72 184-1 1-2 2-2 3 0 3 2 5 5 5 1 0 1-1 2-1 46-35 90-119 90-191z"><text:p/></draw:path><draw:path draw:style-name="gr4" draw:text-style-name="P39" svg:width="0.1102in" svg:height="0.0382in" svg:x="0.440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39" svg:width="0.076in" svg:height="0.1063in" svg:x="0.611in" svg:y="0.052in" svg:viewBox="0 0 194 271" svg:d="M194 16c0-8-4-12-12-12-3 0-10 3-14 9-1 3-5 15-6 23-2 11-6 23-8 33-6 26-14 51-20 76-1 6-19 36-46 36-22 0-27-19-27-35 0-19 7-44 22-81 6-18 8-23 8-31 0-18-14-34-35-34-40 0-56 61-56 65 0 3 4 2 6 3 4 0 5-1 6-7 12-39 29-53 43-53 4 0 11 0 11 15 0 9-5 20-7 29-17 44-25 68-25 88 0 37 26 50 51 50 17 0 31-7 43-19-6 22-10 42-27 64-11 14-28 26-47 26-6 0-25-1-32-18 7 0 13 0 19-5 3-3 8-9 8-15 0-13-12-16-15-16-11 0-24 7-24 27 0 21 18 37 44 37 43 0 86-39 98-85 14-54 28-108 41-161 1-6 1-7 1-9z"><text:p/></draw:path><draw:path draw:style-name="gr4" draw:text-style-name="P39" svg:width="0.0421in" svg:height="0.0764in" svg:x="0.7004in" svg:y="0.0866in" svg:viewBox="0 0 108 195" svg:d="M108 195c0-3 0-7 0-9-4 0-8 0-12 0-29 0-29-5-29-15 0-55 0-109 0-163 0-7-1-8-9-8-18 19-46 19-58 19 0 4 0 7 0 11 7 0 26 0 43-8 0 50 0 99 0 149 0 10 0 15-30 15-3 0-7 0-11 0 0 2 0 6 0 9 18-1 35-1 53-1s35 0 53 1z"><text:p/></draw:path></draw:g></draw:g></text:span><text:span text:style-name="T12">. ידוע כי כל איבר בתחום הפונקציה מוביל לאיבר בטווח, לכן לא יתכן ש־</text:span><text:span text:style-name="T12"><draw:g text:anchor-type="as-char" svg:y="-0.1161in" draw:z-index="72" draw:name="Shape79" draw:style-name="gr1"><svg:title>TexMaths</svg:title><svg:desc>12§display§x_1 \in C_2§svg§600§FALSE§</svg:desc><draw:g draw:style-name="gr2"><draw:path draw:style-name="gr3" draw:text-style-name="P38" svg:width="0.5311in" svg:height="0.1402in" svg:x="0.0031in" svg:y="0.0071in" svg:viewBox="0 0 1350 357" svg:d="M675 357c-225 0-450 0-675 0 0-119 0-238 0-357 450 0 901 0 1350 0 0 119 0 238 0 357-225 0-451 0-675 0z"><text:p/></draw:path><draw:path draw:style-name="gr4" draw:text-style-name="P39" svg:width="0.0823in" svg:height="0.0748in" svg:x="-0.0004in" svg:y="0.0425in" svg:viewBox="0 0 210 191" svg:d="M210 28c0-22-24-28-39-28-25 0-39 23-44 32-11-27-33-32-45-32-45 0-69 55-69 65 0 5 4 4 5 5 4 0 5-1 6-5 14-45 42-55 56-55 9 0 23 3 23 28 0 12-7 41-23 100-7 27-21 44-39 44-3 0-12 0-22-5 11-3 21-11 21-23s-10-15-16-15c-13 0-24 11-24 24 0 20 22 28 40 28 28 0 43-29 44-32 5 15 20 32 46 32 43 0 67-54 67-65 0-3-4-3-5-3-4 0-5 1-5 3-14 46-43 56-56 56-17 0-23-14-23-28 0-9 2-18 7-37 5-20 9-39 13-58 4-11 13-49 42-49 3 0 12 0 22 6-12 1-21 12-21 22 0 6 5 15 16 15 10 0 23-9 23-25z"><text:p/></draw:path><draw:path draw:style-name="gr4" draw:text-style-name="P39" svg:width="0.0417in" svg:height="0.0768in" svg:x="0.1024in" svg:y="0.0807in" svg:viewBox="0 0 107 196" svg:d="M107 196c0-4 0-7 0-11-4 0-7 0-11 0-30 0-30-3-30-13 0-55 0-109 0-164 0-8 0-8-8-8-20 18-46 19-58 19 0 4 0 6 0 10 7 0 26 0 42-7 0 50 0 99 0 150 0 10 0 13-29 13-3 0-7 0-11 0 0 4 0 7 0 11 17-1 35-1 52-1 18 0 35 0 53 1z"><text:p/></draw:path><draw:path draw:style-name="gr4" draw:text-style-name="P39" svg:width="0.0835in" svg:height="0.0961in" svg:x="0.2232in" svg:y="0.0272in" svg:viewBox="0 0 213 245" svg:d="M213 237c0-5-3-9-8-9-28 0-54 0-81 0-56 0-102-42-106-96 62 0 125 0 187 0 11 0 11-17 0-17-62 0-125 0-187 0 4-55 50-98 106-98 27 0 53 0 81 0 5 0 8-4 8-9 0-4-3-8-8-8-28 0-54 0-81 0-69 0-124 55-124 124 0 67 55 121 124 121 27 0 53 0 81 0 5 0 8-3 8-8z"><text:p/></draw:path><draw:path draw:style-name="gr4" draw:text-style-name="P39" svg:width="0.1173in" svg:height="0.1197in" svg:x="0.3744in" svg:y="0in" svg:viewBox="0 0 299 305" svg:d="M299 5c0-1 0-5-4-5-1 0-2 1-7 5-10 11-19 21-29 32-4-6-24-37-71-37-93 0-188 94-188 191 0 69 50 114 114 114 37 0 69-16 91-36 40-35 47-72 47-73 0-4-4-2-5-4-4 0-5 0-6 4-4 12-13 41-42 66-30 23-56 30-78 30-38 0-83-22-83-86 0-24 10-93 52-142 25-29 65-51 102-51 43 0 68 33 68 82 0 17-1 17-1 22 0 3 5 3 6 3 6 0 6-1 7-8 9-36 17-71 27-107z"><text:p/></draw:path><draw:path draw:style-name="gr4" draw:text-style-name="P39" svg:width="0.0512in" svg:height="0.0768in" svg:x="0.4917in" svg:y="0.0807in" svg:viewBox="0 0 131 196" svg:d="M131 142c-4 0-7 0-11 0 0 7-4 24-7 26-3 3-25 3-29 3-18 0-37 0-55 0 31-28 42-36 60-50 21-18 42-36 42-63 0-36-31-58-70-58-36 0-61 25-61 53 0 14 13 17 16 17 7 0 15-6 15-16 0-6-2-16-17-16 9-21 29-27 44-27 28 0 44 23 44 47 0 25-18 45-28 56-24 23-46 46-70 70-4 2-4 4-4 12 41 0 80 0 121 0 4-18 6-36 10-54z"><text:p/></draw:path></draw:g></draw:g></text:span><text:span text:style-name="T12">, אחרת </text:span><text:span text:style-name="T12"><draw:g text:anchor-type="as-char" svg:y="-0.0728in" draw:z-index="73" draw:name="Shape80" draw:style-name="gr1"><svg:title>TexMaths</svg:title><svg:desc>12§display§y_1§svg§600§FALSE§</svg:desc><draw:g draw:style-name="gr2"><draw:path draw:style-name="gr3" draw:text-style-name="P38" svg:width="0.1181in" svg:height="0.0965in" svg:x="0.0031in" svg:y="0.0079in" svg:viewBox="0 0 301 246" svg:d="M151 246c-50 0-101 0-151 0 0-82 0-164 0-246 101 0 200 0 301 0 0 82 0 164 0 246-51 0-101 0-150 0z"><text:p/></draw:path><draw:path draw:style-name="gr4" draw:text-style-name="P39" svg:width="0.0756in" svg:height="0.1063in" svg:x="-0.0004in" svg:y="-0.0004in" svg:viewBox="0 0 193 271" svg:d="M193 17c0-9-5-12-11-12-5 0-11 2-16 8 0 3-3 16-4 23-4 11-6 22-9 34-7 25-13 50-19 76-2 6-20 34-48 34-21 0-26-18-26-33 0-19 7-45 21-82 8-17 9-22 9-30 0-19-13-35-34-35-40 0-56 61-56 65 0 5 4 2 6 5 4 0 4-2 6-9 12-39 29-51 43-51 2 0 10 0 10 13 0 11-4 21-8 30-16 44-23 68-23 87 0 37 26 49 51 49 16 0 30-7 42-19-5 22-11 43-28 65-10 14-26 26-45 26-6 0-25-1-32-17 7 0 12 1 18-5 4-4 8-9 8-17 0-13-11-15-16-15-9 0-22 6-22 28 0 20 18 36 44 36 43 0 86-38 98-85 13-53 26-107 38-160 3-6 3-7 3-9z"><text:p/></draw:path><draw:path draw:style-name="gr4" draw:text-style-name="P39" svg:width="0.0417in" svg:height="0.076in" svg:x="0.0882in" svg:y="0.0366in" svg:viewBox="0 0 107 194" svg:d="M107 194c0-3 0-7 0-11-5 0-9 0-12 0-29 0-29-3-29-13 0-54 0-108 0-162 0-8-1-8-9-8-19 18-45 19-57 19 0 4 0 6 0 10 6 0 26 0 42-9 0 51 0 101 0 150 0 10 0 13-29 13-3 0-8 0-12 0 0 4 0 8 0 11 18 0 35 0 53-1 17 1 35 1 53 1z"><text:p/></draw:path></draw:g></draw:g></text:span><text:span text:style-name="T12"><text:s/>היה ב־</text:span><text:span text:style-name="T12"><draw:g text:anchor-type="as-char" svg:y="-0.1126in" draw:z-index="74" draw:name="Shape81" draw:style-name="gr1"><svg:title>TexMaths</svg:title><svg:desc>12§display§D_2§svg§600§FALSE§</svg:desc><draw:g draw:style-name="gr2"><draw:path draw:style-name="gr3" draw:text-style-name="P38" svg:width="0.1787in" svg:height="0.1362in" svg:x="0.0016in" svg:y="0.0083in" svg:viewBox="0 0 455 347" svg:d="M227 347c-75 0-151 0-227 0 0-115 0-232 0-347 152 0 303 0 455 0 0 115 0 232 0 347-76 0-152 0-228 0z"><text:p/></draw:path><draw:path draw:style-name="gr4" draw:text-style-name="P39" svg:width="0.126in" svg:height="0.1122in" svg:x="-0.0004in" svg:y="-0.0004in" svg:viewBox="0 0 321 286" svg:d="M321 107c0-60-35-107-97-107-48 0-95 0-142 0-9 0-13 0-13 8 0 5 4 5 13 5 5 0 12 0 18 1 6 0 8 2 8 6 0 3 0 4-1 9-19 74-37 150-56 224-5 17-5 20-39 20-7 0-12 0-12 8 0 5 4 5 12 5 47 0 93 0 140 0 88 0 169-88 169-179zM285 91c0 21-8 89-43 135-12 15-46 47-98 47-16 0-32 0-48 0-6 0-6 0-8 0-5 0-6-2-6-4 0-1 0-2 2-10 20-76 39-153 58-230 4-15 5-16 23-16 14 0 29 0 44 0 43 0 76 23 76 78z"><text:p/></draw:path><draw:path draw:style-name="gr4" draw:text-style-name="P39" svg:width="0.0512in" svg:height="0.0768in" svg:x="0.1374in" svg:y="0.0768in" svg:viewBox="0 0 131 196" svg:d="M131 142c-3 0-7 0-11 0 0 7-3 24-7 27-2 2-25 2-29 2-18 0-36 0-54 0 30-28 41-36 59-50 22-18 42-36 42-63 0-36-31-58-70-58-36 0-61 25-61 53 0 14 13 17 16 17 7 0 15-5 15-16 0-6-1-16-17-16 9-21 29-27 44-27 29 0 44 23 44 47 0 25-18 45-27 56-24 23-47 46-71 70-4 2-4 3-4 12 41 0 81 0 122 0 2-18 6-36 9-54z"><text:p/></draw:path></draw:g></draw:g></text:span><text:span text:style-name="T12"> וזו סתירה, לכן </text:span><text:span text:style-name="T12"><draw:g text:anchor-type="as-char" svg:y="-0.1201in" draw:z-index="76" draw:name="Shape82" draw:style-name="gr1"><svg:title>TexMaths</svg:title><svg:desc>12§display§C_1 \ne C_2§svg§600§FALSE§</svg:desc><draw:g draw:style-name="gr2"><draw:path draw:style-name="gr3" draw:text-style-name="P38" svg:width="0.5744in" svg:height="0.1437in" svg:x="-0.0004in" svg:y="0.0079in" svg:viewBox="0 0 1460 366" svg:d="M731 366c-244 0-487 0-731 0 0-122 0-244 0-366 486 0 973 0 1460 0 0 122 0 244 0 366-243 0-487 0-729 0z"><text:p/></draw:path><draw:path draw:style-name="gr4" draw:text-style-name="P39" svg:width="0.1173in" svg:height="0.1193in" svg:x="-0.0004in" svg:y="0.0047in" svg:viewBox="0 0 299 304" svg:d="M299 4c0-2 0-4-5-4-1 0-1 0-6 5-11 11-20 21-30 32-4-6-23-37-70-37-93 0-188 92-188 190 0 69 49 114 114 114 37 0 68-17 91-36 40-35 47-72 47-73 0-3-4-2-6-3-2 0-5 0-5 3-3 12-14 41-43 65s-55 31-77 31c-38 0-83-22-83-86 0-24 9-92 51-142 26-29 66-50 103-50 43 0 68 32 68 82 0 16-2 15-2 20 0 3 5 5 7 5 5 0 5-2 7-9 9-36 17-72 27-107z"><text:p/></draw:path><draw:path draw:style-name="gr4" draw:text-style-name="P39" svg:width="0.0421in" svg:height="0.0764in" svg:x="0.1224in" svg:y="0.0839in" svg:viewBox="0 0 108 195" svg:d="M108 195c0-3 0-7 0-11-4 0-8 0-12 0-29 0-29-3-29-13 0-55 0-109 0-163 0-8-1-8-9-8-18 18-46 19-58 19 0 4 0 6 0 10 7 0 26 0 43-9 0 51 0 101 0 151 0 10 0 13-30 13-3 0-7 0-11 0 0 4 0 8 0 11 18-1 35-1 53-1s35 0 53 1z"><text:p/></draw:path><draw:path draw:style-name="gr4" draw:text-style-name="P39" svg:width="0.1102in" svg:height="0.1579in" svg:x="0.2398in" svg:y="-0.0004in" svg:viewBox="0 0 281 402" svg:d="M281 242c0-5-4-9-9-9-44 0-90 0-134 0 7-20 16-41 23-63 37 0 74 0 111 0 5 0 9-5 9-8 0-5-4-10-9-10-34 0-69 0-104 0 17-47 34-93 50-140 2-1 2-2 2-4 0-4-4-8-9-8-3 0-7 2-8 6-18 49-35 97-53 146-47 0-95 0-142 0-4 0-8 5-8 10 0 3 4 8 8 8 46 0 90 0 136 0-8 22-16 43-24 63-37 0-74 0-112 0-4 0-8 5-8 9 0 5 4 8 8 8 35 0 71 0 106 0-17 47-35 94-52 140-1 1-1 3-1 4 0 5 4 8 9 8 3 0 7-2 8-6 18-48 36-97 54-146 47 0 94 0 140 0 5 0 9-5 9-8z"><text:p/></draw:path><draw:path draw:style-name="gr4" draw:text-style-name="P39" svg:width="0.1173in" svg:height="0.1193in" svg:x="0.4134in" svg:y="0.0047in" svg:viewBox="0 0 299 304" svg:d="M299 4c0-2 0-4-4-4-2 0-2 0-7 5-10 11-19 21-29 32-3-6-24-37-71-37-93 0-188 92-188 190 0 69 49 114 114 114 37 0 68-17 91-36 40-35 47-72 47-73 0-3-4-2-6-3-2 0-4 0-5 3-3 12-13 41-43 65-29 24-55 31-77 31-38 0-83-22-83-86 0-24 9-92 51-142 26-29 66-50 103-50 43 0 68 32 68 82 0 16-1 15-1 20 0 3 5 5 6 5 6 0 6-2 7-9 9-36 17-72 27-107z"><text:p/></draw:path><draw:path draw:style-name="gr4" draw:text-style-name="P39" svg:width="0.0512in" svg:height="0.0764in" svg:x="0.5311in" svg:y="0.0839in" svg:viewBox="0 0 131 195" svg:d="M131 141c-4 0-7 0-11 0 0 7-4 24-7 27-3 2-25 2-29 2-18 0-37 0-55 0 31-28 42-36 60-49 21-18 42-36 42-64 0-35-31-57-70-57-36 0-61 25-61 53 0 14 13 15 16 15 7 0 15-5 15-15 0-5-2-16-17-16 9-20 29-26 44-26 28 0 44 23 44 46 0 26-18 46-28 57-24 22-46 45-70 69-4 3-4 4-4 12 41 0 80 0 121 0 4-18 6-36 10-54z"><text:p/></draw:path></draw:g></draw:g></text:span><text:span text:style-name="T12"><text:s/>ולכן הפונקציה </text:span><text:span text:style-name="T12"><draw:g text:anchor-type="as-char" svg:y="-0.0728in" draw:z-index="77" draw:name="Shape83" draw:style-name="gr1"><svg:title>TexMaths</svg:title><svg:desc>12§display§g§svg§600§FALSE§</svg:desc><draw:g draw:style-name="gr2"><draw:path draw:style-name="gr3" draw:text-style-name="P38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9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12"><text:s/>היא חד־חד ערכית.</text:span></text:p>
      <text:p text:style-name="P18">כעת נוכיח גם כי בהנחה ש־<draw:g text:anchor-type="as-char" svg:y="-0.0728in" draw:z-index="78" draw:name="Shape84" draw:style-name="gr1"><svg:title>TexMaths</svg:title><svg:desc>12§display§g§svg§600§FALSE§</svg:desc><draw:g draw:style-name="gr2"><draw:path draw:style-name="gr3" draw:text-style-name="P38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9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 היא חד־חד ערכית אז <draw:g text:anchor-type="as-char" svg:y="-0.1165in" draw:z-index="79" draw:name="Shape85" draw:style-name="gr1"><svg:title>TexMaths</svg:title><svg:desc>12§display§f§svg§600§FALSE§</svg:desc><draw:g draw:style-name="gr2"><draw:path draw:style-name="gr3" draw:text-style-name="P38" svg:width="0.0736in" svg:height="0.1335in" svg:x="-0.0004in" svg:y="0.0083in" svg:viewBox="0 0 188 340" svg:d="M0 0c63 0 125 0 188 0 0 113 0 227 0 340-63 0-125 0-188 0 0-113 0-227 0-340z"><text:p/></draw:path><draw:path draw:style-name="gr4" draw:text-style-name="P39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text:s/>היא ע<text:span text:style-name="T13">ל.</text:span><text:span text:style-name="T14">קיימות שתי קבוצות </text:span><text:span text:style-name="T14"><draw:g text:anchor-type="as-char" svg:y="-0.1126in" draw:z-index="82" draw:name="Shape86" draw:style-name="gr1"><svg:title>TexMaths</svg:title><svg:desc>12§display§D_1, D_2§svg§600§FALSE§</svg:desc><draw:g draw:style-name="gr2"><draw:path draw:style-name="gr3" draw:text-style-name="P36" svg:width="0.4642in" svg:height="0.1362in" svg:x="0.0016in" svg:y="0.0083in" svg:viewBox="0 0 1180 347" svg:d="M591 347c-197 0-394 0-591 0 0-115 0-232 0-347 394 0 786 0 1180 0 0 115 0 232 0 347-197 0-394 0-589 0z"><text:p/></draw:path><draw:path draw:style-name="gr4" draw:text-style-name="P37" svg:width="0.1268in" svg:height="0.1122in" svg:x="-0.0004in" svg:y="-0.0004in" svg:viewBox="0 0 323 286" svg:d="M323 107c0-60-36-107-100-107-47 0-95 0-141 0-9 0-12 0-12 8 0 5 3 5 12 5 4 0 13 0 18 1 6 0 9 2 9 6 0 3-1 4-2 9-19 74-37 150-57 224-3 17-4 20-38 20-7 0-12 0-12 8 0 5 4 5 12 5 47 0 92 0 139 0 88 0 172-88 172-179zM286 91c0 21-9 89-45 135-12 15-45 47-97 47-16 0-32 0-48 0-6 0-6 0-8 0-5 0-6-2-6-4 0-1 0-2 2-10 19-76 38-153 58-230 3-15 4-16 22-16 16 0 30 0 46 0 41 0 76 23 76 78z"><text:p/></draw:path><draw:path draw:style-name="gr4" draw:text-style-name="P37" svg:width="0.0417in" svg:height="0.0768in" svg:x="0.1433in" svg:y="0.0768in" svg:viewBox="0 0 107 196" svg:d="M107 196c0-4 0-7 0-11-4 0-7 0-11 0-30 0-30-4-30-13 0-55 0-110 0-164 0-8 0-8-8-8-20 19-46 19-58 19 0 4 0 7 0 11 7 0 26 0 43-8 0 49 0 99 0 150 0 9 0 13-30 13-3 0-7 0-11 0 0 4 0 7 0 11 17-1 35-1 52-1 18 0 35 0 53 1z"><text:p/></draw:path><draw:path draw:style-name="gr4" draw:text-style-name="P37" svg:width="0.0189in" svg:height="0.0492in" svg:x="0.2193in" svg:y="0.0945in" svg:viewBox="0 0 49 126" svg:d="M49 44c0-27-11-44-27-44-14 0-22 11-22 23 0 11 8 21 22 21 6 0 10-1 15-4 1-2 1-2 1-2 0 3 2 0 2 6 0 32-15 57-29 70-5 5-5 6-5 7 0 4 2 5 5 5 5 0 38-32 38-82z"><text:p/></draw:path><draw:path draw:style-name="gr4" draw:text-style-name="P37" svg:width="0.1264in" svg:height="0.1122in" svg:x="0.285in" svg:y="-0.0004in" svg:viewBox="0 0 322 286" svg:d="M322 107c0-60-36-107-99-107-47 0-95 0-141 0-9 0-14 0-14 8 0 5 4 5 12 5 6 0 14 0 18 1 8 0 10 2 10 6 0 3 0 4-1 9-19 74-37 150-57 224-4 17-6 20-38 20-7 0-12 0-12 8 0 5 4 5 12 5 47 0 92 0 139 0 88 0 171-88 171-179zM286 91c0 21-9 89-45 135-12 15-45 47-97 47-16 0-32 0-48 0-6 0-7 0-10 0s-4-2-4-4c0-1 0-2 1-10 19-76 38-153 57-230 5-15 5-16 23-16 16 0 30 0 46 0 41 0 77 23 77 78z"><text:p/></draw:path><draw:path draw:style-name="gr4" draw:text-style-name="P37" svg:width="0.0512in" svg:height="0.0768in" svg:x="0.4228in" svg:y="0.0768in" svg:viewBox="0 0 131 196" svg:d="M131 142c-4 0-7 0-11 0 0 7-4 24-7 27-3 2-25 2-29 2-18 0-37 0-55 0 31-28 42-36 60-50 21-18 42-36 42-63 0-36-31-58-70-58-36 0-61 25-61 53 0 14 13 17 16 17 7 0 15-5 15-16 0-6-2-16-17-16 9-21 29-27 44-27 28 0 44 23 44 47 0 25-18 45-28 56-24 23-46 46-70 70-4 2-4 3-4 12 41 0 80 0 121 0 4-18 6-36 10-54z"><text:p/></draw:path></draw:g></draw:g></text:span><text:span text:style-name="T14"><text:s/>שאינן שוות וחלקיות ל־</text:span><text:span text:style-name="T14"><draw:g text:anchor-type="as-char" svg:y="-0.1126in" draw:z-index="83" draw:name="Shape87" draw:style-name="gr1"><svg:title>TexMaths</svg:title><svg:desc>12§display§D§svg§600§FALSE§</svg:desc><draw:g draw:style-name="gr2"><draw:path draw:style-name="gr3" draw:text-style-name="P36" svg:width="0.1154in" svg:height="0.0949in" svg:x="0.0016in" svg:y="0.0087in" svg:viewBox="0 0 294 242" svg:d="M0 0c98 0 195 0 294 0 0 80 0 162 0 242-99 0-196 0-294 0 0-80 0-162 0-242z"><text:p/></draw:path><draw:path draw:style-name="gr4" draw:text-style-name="P37" svg:width="0.1256in" svg:height="0.1122in" svg:x="-0.0004in" svg:y="0in" svg:viewBox="0 0 320 286" svg:d="M320 107c0-60-36-107-98-107-47 0-94 0-140 0-9 0-14 0-14 8 0 5 4 5 12 5 6 0 13 0 18 1 7 0 10 2 10 6 0 3 0 4-1 9-19 74-39 150-57 224-4 16-4 19-38 19-7 0-12 0-12 9 0 5 4 5 12 5 46 0 92 0 139 0 86 0 169-89 169-179zM283 91c0 21-9 88-43 135-13 15-46 46-96 46-17 0-33 0-48 0-6 0-7 0-10 0-3-1-4-1-4-4 0-2 0-2 1-10 19-77 38-152 58-229 4-15 4-16 22-16 14 0 30 0 44 0 41 0 76 22 76 78z"><text:p/></draw:path></draw:g></draw:g></text:span><text:span text:style-name="T14">. </text:span><text:span text:style-name="T14"><draw:g text:anchor-type="as-char" svg:y="-0.0728in" draw:z-index="84" draw:name="Shape88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14"><text:s/>היא חד־חד ערכית ולכן </text:span><text:span text:style-name="T14"><draw:g text:anchor-type="as-char" svg:y="-0.1228in" draw:z-index="85" draw:name="Shape89" draw:style-name="gr1"><svg:title>TexMaths</svg:title><svg:desc>12§display§g(D_1) \ne g(D_2)§svg§600§FALSE§</svg:desc><draw:g draw:style-name="gr2"><draw:path draw:style-name="gr3" draw:text-style-name="P36" svg:width="1.0362in" svg:height="0.1472in" svg:x="0.0055in" svg:y="0.0079in" svg:viewBox="0 0 2633 375" svg:d="M1317 375c-439 0-878 0-1317 0 0-125 0-250 0-375 878 0 1756 0 2633 0 0 125 0 250 0 375-438 0-877 0-1316 0z"><text:p/></draw:path><draw:path draw:style-name="gr4" draw:text-style-name="P37" svg:width="0.0764in" svg:height="0.1063in" svg:x="-0.0004in" svg:y="0.0516in" svg:viewBox="0 0 195 271" svg:d="M195 19c0-7-5-11-12-11-5 0-16 3-18 18-8-15-22-26-39-26-49 0-101 59-101 119 0 42 25 67 57 67 24 0 44-21 48-25 0 0 1 0 1 1-5 18-10 36-15 55-1 3-15 44-60 44-8 0-22 0-34-5 13-3 18-14 18-21 0-6-5-13-17-13-9 0-23 6-23 22 0 18 16 27 56 27 53 0 83-34 90-58 16-62 32-124 47-187 0-2 2-3 2-7zM160 46c0 1-1 3-1 6-8 26-14 52-21 80-2 11-12 21-22 29-8 8-21 15-33 15-22 0-28-21-28-38 0-21 12-71 24-91 11-22 29-39 47-39 28 0 34 35 34 38z"><text:p/></draw:path><draw:path draw:style-name="gr4" draw:text-style-name="P37" svg:width="0.0378in" svg:height="0.1642in" svg:x="0.0972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37" svg:width="0.1268in" svg:height="0.1122in" svg:x="0.152in" svg:y="0.0102in" svg:viewBox="0 0 323 286" svg:d="M323 107c0-60-36-107-100-107-46 0-95 0-141 0-9 0-12 0-12 8 0 5 3 5 12 5 4 0 13 0 18 1 7 0 9 2 9 6 0 3-1 4-2 9-19 74-37 149-57 224-3 17-4 20-38 20-7 0-12 0-12 9 0 4 5 4 12 4 47 0 94 0 141 0 87 0 170-87 170-179zM286 91c0 20-9 90-45 134-12 16-45 48-97 48-16 0-32 0-48 0-5 0-6 0-8 0-5-1-6-1-6-5 0-1 0-2 2-9 19-77 38-154 58-230 3-15 4-16 23-16 15 0 30 0 45 0 41 0 76 23 76 78z"><text:p/></draw:path><draw:path draw:style-name="gr4" draw:text-style-name="P37" svg:width="0.0421in" svg:height="0.0764in" svg:x="0.2957in" svg:y="0.0866in" svg:viewBox="0 0 108 195" svg:d="M108 195c0-3 0-7 0-9-4 0-8 0-12 0-29 0-29-5-29-15 0-55 0-109 0-163 0-7-1-8-9-8-18 19-46 19-58 19 0 4 0 7 0 11 7 0 26 0 43-8 0 50 0 99 0 149 0 10 0 15-30 15-3 0-7 0-11 0 0 2 0 6 0 9 18-1 35-1 53-1s35 0 53 1z"><text:p/></draw:path><draw:path draw:style-name="gr4" draw:text-style-name="P37" svg:width="0.0378in" svg:height="0.1642in" svg:x="0.3669in" svg:y="-0.0004in" svg:viewBox="0 0 97 418" svg:d="M97 226c0-10 0-22 0-34 0-72-44-156-91-191-1 0-1-1-2-1-2 0-4 2-4 5 0 1 0 2 1 3 45 33 73 117 73 184 0 12 0 24 0 34 0 68-28 151-73 184-1 1-1 2-1 3 0 3 2 5 4 5 1 0 1-1 2-1 47-35 91-119 91-191z"><text:p/></draw:path><draw:path draw:style-name="gr4" draw:text-style-name="P37" svg:width="0.1102in" svg:height="0.1575in" svg:x="0.4776in" svg:y="0.0028in" svg:viewBox="0 0 281 401" svg:d="M281 241c0-5-4-9-8-9-46 0-90 0-136 0 8-20 16-42 24-63 37 0 74 0 112 0 4 0 8-4 8-8 0-5-4-9-8-9-35 0-71 0-106 0 17-48 35-94 52-141 0-1 1-1 1-3 0-4-4-8-9-8-3 0-7 1-8 5-18 49-36 98-54 147-47 0-94 0-141 0-4 0-8 4-8 9 0 4 4 8 8 8 45 0 90 0 135 0-7 21-16 43-23 63-37 0-74 0-112 0-4 0-8 4-8 9s4 8 8 8c35 0 70 0 105 0-17 48-35 95-52 142 0 1 0 1 0 2 0 5 4 8 9 8 3 0 7-1 7-4 18-50 36-99 54-148 47 0 95 0 142 0 4 0 8-3 8-8z"><text:p/></draw:path><draw:path draw:style-name="gr4" draw:text-style-name="P37" svg:width="0.0764in" svg:height="0.1063in" svg:x="0.6453in" svg:y="0.0516in" svg:viewBox="0 0 195 271" svg:d="M195 19c0-7-6-11-14-11-3 0-15 3-16 18-8-15-23-26-40-26-48 0-100 59-100 119 0 42 25 67 55 67 26 0 46-21 50-25 0 0 1 0 1 1-5 18-10 36-15 55-1 3-15 44-61 44-7 0-21 0-33-5 13-3 18-14 18-21 0-6-5-13-17-13-9 0-23 6-23 22 0 18 16 27 56 27 53 0 83-34 90-58 16-62 32-124 47-187 0-2 2-3 2-7zM160 46c0 1-1 3-1 6-8 26-14 52-21 80-2 11-12 21-22 29-8 8-21 15-34 15-21 0-27-21-27-38 0-21 12-71 23-91 12-22 30-39 48-39 28 0 34 35 34 38z"><text:p/></draw:path><draw:path draw:style-name="gr4" draw:text-style-name="P37" svg:width="0.0378in" svg:height="0.1642in" svg:x="0.7433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37" svg:width="0.1268in" svg:height="0.1122in" svg:x="0.7976in" svg:y="0.0102in" svg:viewBox="0 0 323 286" svg:d="M323 107c0-60-36-107-100-107-46 0-95 0-141 0-9 0-14 0-14 8 0 5 5 5 14 5 4 0 13 0 18 1 6 0 8 2 8 6 0 3 0 4-1 9-19 74-37 149-57 224-4 17-4 20-38 20-7 0-12 0-12 9 0 4 4 4 12 4 47 0 92 0 139 0 88 0 172-87 172-179zM286 91c0 20-9 90-45 134-12 16-45 48-97 48-16 0-32 0-48 0-6 0-6 0-8 0-5-1-6-1-6-5 0-1 0-2 2-9 19-77 38-154 58-230 3-15 4-16 23-16 14 0 30 0 44 0 42 0 77 23 77 78z"><text:p/></draw:path><draw:path draw:style-name="gr4" draw:text-style-name="P37" svg:width="0.0508in" svg:height="0.0764in" svg:x="0.9362in" svg:y="0.0866in" svg:viewBox="0 0 130 195" svg:d="M130 143c-4 0-6 0-10 0-1 6-4 24-7 26s-25 2-30 2c-18 0-36 0-54 0 31-27 41-36 59-50 21-17 42-35 42-63 0-36-32-58-69-58s-61 26-61 53c0 15 12 16 16 16 6 0 15-4 15-15 0-5-2-16-18-16 10-20 29-27 43-27 30 0 45 23 45 47 0 26-18 46-28 56-24 23-47 47-71 70-2 3-2 4-2 11 41 0 80 0 121 0 3-18 6-36 9-52z"><text:p/></draw:path><draw:path draw:style-name="gr4" draw:text-style-name="P37" svg:width="0.0378in" svg:height="0.1642in" svg:x="1.0126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/text:span><text:span text:style-name="T14">, לכן </text:span><text:span text:style-name="T14"><draw:g text:anchor-type="as-char" svg:y="-0.1366in" draw:z-index="86" draw:name="Shape90" draw:style-name="gr1"><svg:title>TexMaths</svg:title><svg:desc>12§display§f^{-1}[D_1] \ne f^{-1}[D_2]§svg§600§FALSE§</svg:desc><draw:g draw:style-name="gr2"><draw:path draw:style-name="gr3" draw:text-style-name="P36" svg:width="1.3169in" svg:height="0.1602in" svg:x="-0.0004in" svg:y="0.0083in" svg:viewBox="0 0 3346 408" svg:d="M0 0c1115 0 2231 0 3346 0 0 136 0 272 0 408-1115 0-2231 0-3346 0 0-136 0-272 0-408z"><text:p/></draw:path><draw:path draw:style-name="gr4" draw:text-style-name="P37" svg:width="0.0823in" svg:height="0.1492in" svg:x="0in" svg:y="0.0201in" svg:viewBox="0 0 210 380" svg:d="M210 29c0-19-19-29-37-29-15 0-41 7-53 49-2 8-4 13-14 66-10 0-20 0-29 0s-13 0-13 8c0 5 4 5 12 5 9 0 18 0 27 0-11 55-20 110-31 165-7 41-14 79-37 79-1 0-12 0-19-8 19-2 22-16 22-23 0-10-7-14-15-14-11 0-23 9-23 25 0 19 18 28 35 28 24 0 41-24 48-40 13-27 23-77 24-80 8-43 17-88 25-132 12 0 24 0 36 0 8 0 13 0 13-8 0-5-5-5-12-5-12 0-23 0-35 0 5-24 5-23 9-48 2-8 8-38 11-43 3-8 10-14 19-14 2 0 13 0 21 7-19 2-22 16-22 22 0 10 7 15 15 15 11 0 23-9 23-25z"><text:p/></draw:path><draw:path draw:style-name="gr4" draw:text-style-name="P37" svg:width="0.0768in" svg:height="0.0043in" svg:x="0.0941in" svg:y="0.0457in" svg:viewBox="0 0 196 12" svg:d="M196 6c0-4-3-6-6-6-62 0-124 0-185 0-3 0-5 2-5 6 0 2 2 6 5 6 61 0 123 0 185 0 3 0 6-4 6-6z"><text:p/></draw:path><draw:path draw:style-name="gr4" draw:text-style-name="P37" svg:width="0.0417in" svg:height="0.0764in" svg:x="0.1906in" svg:y="0in" svg:viewBox="0 0 107 195" svg:d="M107 195c0-4 0-7 0-11-4 0-7 0-11 0-30 0-30-3-30-13 0-55 0-109 0-163 0-8 0-8-8-8-20 18-46 19-58 19 0 4 0 7 0 11 7 0 26 0 43-8 0 50 0 99 0 149 0 10 0 13-30 13-3 0-7 0-11 0 0 4 0 7 0 11 17-1 35-1 52-1 18 0 35 0 53 1z"><text:p/></draw:path><draw:path draw:style-name="gr4" draw:text-style-name="P37" svg:width="0.0228in" svg:height="0.1646in" svg:x="0.2713in" svg:y="0.0138in" svg:viewBox="0 0 59 419" svg:d="M59 410c0-4-4-8-9-8-10 0-22 0-33 0 0-128 0-257 0-385 11 0 23 0 33 0 5 0 9-4 9-9 0-4-4-8-9-8-16 0-33 0-50 0 0 140 0 279 0 419 17 0 34 0 50 0 5 0 9-4 9-9z"><text:p/></draw:path><draw:path draw:style-name="gr4" draw:text-style-name="P37" svg:width="0.1268in" svg:height="0.1118in" svg:x="0.3055in" svg:y="0.0256in" svg:viewBox="0 0 323 285" svg:d="M323 106c0-59-36-106-100-106-47 0-95 0-141 0-9 0-12 0-12 7 0 6 3 6 12 6 4 0 13 0 18 0 7 1 9 3 9 7 0 2-1 3-2 9-19 74-37 149-57 223-3 17-4 20-38 20-7 0-12 0-12 8 0 5 5 5 12 5 47 0 92 0 139 0 89 0 172-88 172-179zM286 91c0 20-9 88-45 135-12 14-45 46-97 46-16 0-32 0-48 0-5 0-6 0-8 0-5 0-6-2-6-4 0-1 0-2 2-10 19-76 38-153 58-229 3-15 4-16 22-16 16 0 30 0 46 0 41 0 76 22 76 78z"><text:p/></draw:path><draw:path draw:style-name="gr4" draw:text-style-name="P37" svg:width="0.0417in" svg:height="0.0764in" svg:x="0.4492in" svg:y="0.1in" svg:viewBox="0 0 107 195" svg:d="M107 195c0-4 0-7 0-11-4 0-7 0-11 0-29 0-29-3-29-13 0-55 0-109 0-163 0-8-1-8-9-8-20 18-46 19-58 19 0 4 0 6 0 10 7 0 26 0 43-7 0 50 0 99 0 149 0 10 0 13-30 13-3 0-7 0-11 0 0 4 0 7 0 11 17-1 35-1 52-1 18 0 35 0 53 1z"><text:p/></draw:path><draw:path draw:style-name="gr4" draw:text-style-name="P37" svg:width="0.0232in" svg:height="0.1646in" svg:x="0.5146in" svg:y="0.0138in" svg:viewBox="0 0 60 419" svg:d="M60 419c0-140 0-279 0-419-17 0-35 0-52 0-3 0-8 4-8 8 0 5 5 9 8 9 12 0 23 0 35 0 0 128 0 257 0 385-12 0-23 0-35 0-3 0-8 4-8 8 0 5 5 9 8 9 17 0 35 0 52 0z"><text:p/></draw:path><draw:path draw:style-name="gr4" draw:text-style-name="P37" svg:width="0.1098in" svg:height="0.1579in" svg:x="0.6126in" svg:y="0.0165in" svg:viewBox="0 0 280 402" svg:d="M280 242c0-5-4-9-9-9-44 0-90 0-134 0 8-20 15-42 24-63 37 0 73 0 110 0 5 0 9-5 9-9s-4-8-9-8c-35 0-69 0-104 0 17-48 35-94 51-141 0-1 2-2 2-4 0-4-5-8-9-8-5 0-7 2-8 6-18 49-36 98-54 147-47 0-94 0-141 0-4 0-8 4-8 8s4 9 8 9c45 0 90 0 135 0-9 21-16 43-24 63-37 0-73 0-111 0-4 0-8 4-8 9 0 4 4 8 8 8 35 0 70 0 105 0-17 48-35 95-52 141 0 1 0 1 0 3 0 4 4 8 9 8 3 0 6-2 7-6 18-48 36-97 54-146 47 0 93 0 140 0 5 0 9-4 9-8z"><text:p/></draw:path><draw:path draw:style-name="gr4" draw:text-style-name="P37" svg:width="0.0827in" svg:height="0.1492in" svg:x="0.7866in" svg:y="0.0201in" svg:viewBox="0 0 211 380" svg:d="M211 29c0-19-19-29-37-29-14 0-41 7-54 49-2 8-4 13-13 66-10 0-19 0-29 0-8 0-13 0-13 8 0 5 3 5 12 5s18 0 27 0c-10 55-20 110-31 165-8 41-14 79-37 79-1 0-12 0-20-8 20-2 24-16 24-23 0-10-9-14-16-14-11 0-24 9-24 25 0 19 19 28 36 28 24 0 41-24 48-40 13-27 23-77 24-80 8-43 17-88 25-132 12 0 24 0 36 0 9 0 12 0 12-8 0-5-3-5-11-5-12 0-22 0-34 0 4-24 3-23 8-48 2-8 7-38 11-43 3-8 11-14 19-14 2 0 13 0 20 7-18 2-22 16-22 22 0 10 8 15 15 15 11 0 24-9 24-25z"><text:p/></draw:path><draw:path draw:style-name="gr4" draw:text-style-name="P37" svg:width="0.0772in" svg:height="0.0043in" svg:x="0.8807in" svg:y="0.0457in" svg:viewBox="0 0 197 12" svg:d="M197 6c0-4-3-6-6-6-61 0-124 0-185 0-4 0-6 2-6 6 0 2 2 6 6 6 61 0 124 0 185 0 3 0 6-4 6-6z"><text:p/></draw:path><draw:path draw:style-name="gr4" draw:text-style-name="P37" svg:width="0.0417in" svg:height="0.0764in" svg:x="0.9776in" svg:y="0in" svg:viewBox="0 0 107 195" svg:d="M107 195c0-4 0-7 0-11-4 0-7 0-11 0-30 0-30-3-30-13 0-55 0-109 0-163 0-8 0-8-8-8-20 18-46 19-58 19 0 4 0 7 0 11 7 0 26 0 42-8 0 50 0 99 0 149 0 10 0 13-29 13-3 0-8 0-12 0 0 4 0 7 0 11 18-1 35-1 53-1s35 0 53 1z"><text:p/></draw:path><draw:path draw:style-name="gr4" draw:text-style-name="P37" svg:width="0.0232in" svg:height="0.1646in" svg:x="1.0579in" svg:y="0.0138in" svg:viewBox="0 0 60 419" svg:d="M60 410c0-4-4-8-8-8-12 0-23 0-35 0 0-128 0-257 0-385 12 0 23 0 35 0 4 0 8-4 8-9 0-4-4-8-8-8-17 0-35 0-52 0 0 140 0 279 0 419 17 0 35 0 52 0 4 0 8-4 8-9z"><text:p/></draw:path><draw:path draw:style-name="gr4" draw:text-style-name="P37" svg:width="0.1264in" svg:height="0.1118in" svg:x="1.0929in" svg:y="0.0256in" svg:viewBox="0 0 322 285" svg:d="M322 106c0-59-35-106-99-106-47 0-95 0-141 0-9 0-14 0-14 7 0 6 5 6 14 6 4 0 12 0 18 0 6 1 8 3 8 7 0 2 0 3-1 9-19 74-37 149-57 223-4 17-4 20-38 20-7 0-12 0-12 8 0 5 4 5 12 5 47 0 92 0 139 0 88 0 171-88 171-179zM286 91c0 20-9 88-45 135-12 14-45 46-97 46-16 0-32 0-48 0-6 0-6 0-10 0-3 0-4-2-4-4 0-1 0-2 2-10 19-76 38-153 58-229 3-15 4-16 22-16 15 0 30 0 45 0 42 0 77 22 77 78z"><text:p/></draw:path><draw:path draw:style-name="gr4" draw:text-style-name="P37" svg:width="0.0512in" svg:height="0.0764in" svg:x="1.2307in" svg:y="0.1in" svg:viewBox="0 0 131 195" svg:d="M131 141c-4 0-6 0-10 0-1 7-3 24-8 28-3 1-25 1-29 1-18 0-36 0-54 0 31-28 41-36 59-49 21-18 42-36 42-64 0-35-31-57-69-57-37 0-62 25-62 53 0 14 13 16 16 16 7 0 15-6 15-15 0-6-1-16-17-16 10-21 29-27 44-27 28 0 44 22 44 46 0 26-18 46-28 57-24 22-46 45-70 69-4 4-4 4-4 12 41 0 82 0 122 0 3-18 6-36 9-54z"><text:p/></draw:path><draw:path draw:style-name="gr4" draw:text-style-name="P37" svg:width="0.0232in" svg:height="0.1646in" svg:x="1.3016in" svg:y="0.0138in" svg:viewBox="0 0 60 419" svg:d="M60 419c0-140 0-279 0-419-17 0-35 0-52 0-4 0-8 4-8 8 0 5 4 9 8 9 12 0 23 0 35 0 0 128 0 257 0 385-12 0-23 0-35 0-4 0-8 4-8 8 0 5 4 9 8 9 17 0 35 0 52 0z"><text:p/></draw:path></draw:g></draw:g></text:span><text:span text:style-name="T14">, דהינו לכל קבוצה </text:span><text:span text:style-name="T14"><draw:g text:anchor-type="as-char" svg:y="-0.1126in" draw:z-index="87" draw:name="Shape91" draw:style-name="gr1"><svg:title>TexMaths</svg:title><svg:desc>12§display§D§svg§600§FALSE§</svg:desc><draw:g draw:style-name="gr2"><draw:path draw:style-name="gr3" draw:text-style-name="P36" svg:width="0.1154in" svg:height="0.0949in" svg:x="0.0016in" svg:y="0.0087in" svg:viewBox="0 0 294 242" svg:d="M0 0c98 0 195 0 294 0 0 80 0 162 0 242-99 0-196 0-294 0 0-80 0-162 0-242z"><text:p/></draw:path><draw:path draw:style-name="gr4" draw:text-style-name="P37" svg:width="0.1256in" svg:height="0.1122in" svg:x="-0.0004in" svg:y="0in" svg:viewBox="0 0 320 286" svg:d="M320 107c0-60-36-107-98-107-47 0-94 0-140 0-9 0-14 0-14 8 0 5 4 5 12 5 6 0 13 0 18 1 7 0 10 2 10 6 0 3 0 4-1 9-19 74-39 150-57 224-4 16-4 19-38 19-7 0-12 0-12 9 0 5 4 5 12 5 46 0 92 0 139 0 86 0 169-89 169-179zM283 91c0 21-9 88-43 135-13 15-46 46-96 46-17 0-33 0-48 0-6 0-7 0-10 0-3-1-4-1-4-4 0-2 0-2 1-10 19-77 38-152 58-229 4-15 4-16 22-16 14 0 30 0 44 0 41 0 76 22 76 78z"><text:p/></draw:path></draw:g></draw:g></text:span><text:span text:style-name="T14"><text:s/>ישנה קבוצה </text:span><text:span text:style-name="T14"><draw:g text:anchor-type="as-char" svg:y="-0.1189in" draw:z-index="88" draw:name="Shape92" draw:style-name="gr1"><svg:title>TexMaths</svg:title><svg:desc>12§display§C \subseteq A§svg§600§FALSE§</svg:desc><draw:g draw:style-name="gr2"><draw:path draw:style-name="gr3" draw:text-style-name="P36" svg:width="0.4535in" svg:height="0.122in" svg:x="-0.0004in" svg:y="0.0071in" svg:viewBox="0 0 1153 311" svg:d="M0 0c384 0 769 0 1153 0 0 104 0 207 0 311-384 0-769 0-1153 0 0-104 0-207 0-311z"><text:p/></draw:path><draw:path draw:style-name="gr4" draw:text-style-name="P37" svg:width="0.1173in" svg:height="0.1197in" svg:x="-0.0004in" svg:y="0.0016in" svg:viewBox="0 0 299 305" svg:d="M299 4c0-2-1-4-5-4-1 0-1 0-6 5-11 11-20 21-30 32-4-6-23-37-70-37-93 0-188 93-188 189 0 70 49 116 114 116 36 0 68-17 91-37 39-35 46-72 46-73 0-5-4-2-5-5-2 0-5 1-6 5-4 12-13 42-42 66-29 23-55 30-78 30-37 0-82-21-82-86 0-24 9-92 51-141 25-30 65-51 103-51 42 0 67 33 67 81 0 17-1 17-1 22 0 3 5 4 6 4 6 0 6-1 8-8 9-36 17-72 27-108z"><text:p/></draw:path><draw:path draw:style-name="gr4" draw:text-style-name="P37" svg:width="0.1004in" svg:height="0.1244in" svg:x="0.1819in" svg:y="0.015in" svg:viewBox="0 0 256 317" svg:d="M256 237c0-5-4-8-9-8-42 0-83 0-123 0-59 0-107-47-107-105 0-59 48-107 107-107 40 0 81 0 123 0 5 0 9-4 9-9 0-4-4-8-9-8-42 0-83 0-123 0-69 0-124 55-124 124 0 67 55 122 124 122 40 0 81 0 123 0 5 0 9-4 9-9zM256 308c0-5-4-8-9-8-77 0-152 0-229 0-5 0-8 3-8 8s3 9 8 9c77 0 152 0 229 0 5 0 9-4 9-9z"><text:p/></draw:path><draw:path draw:style-name="gr4" draw:text-style-name="P37" svg:width="0.1134in" svg:height="0.1181in" svg:x="0.348in" svg:y="0in" svg:viewBox="0 0 289 301" svg:d="M289 292c0-4-5-4-9-4-27 0-27-4-28-16-8-88-17-175-25-262-1-9-1-10-9-10-7 0-8 2-10 7-50 82-98 164-147 245-17 28-33 34-51 36-6 0-10 0-10 8 0 2 2 5 6 5 11 0 24-1 36-1 13 0 29 1 42 1 2 0 8 0 8-9 0-4-3-4-7-4-9-2-19-5-19-16 0-5 2-10 5-14 3-6 3-6 32-55 35 0 71 0 106 0 1 9 7 67 7 70 0 13-22 15-30 15-6 0-11 0-11 8 0 5 4 4 6 5 18 0 36-1 53-1 11 0 37 1 48 1 2 0 7 0 7-9zM208 190c-33 0-64 0-96 0 27-46 55-93 82-138 5 45 9 92 14 138z"><text:p/></draw:path></draw:g></draw:g></text:span><text:span text:style-name="T14"><text:s/>כך ש־</text:span><text:span text:style-name="T14"><draw:g text:anchor-type="as-char" svg:y="-0.1236in" draw:z-index="89" draw:name="Shape93" draw:style-name="gr1"><svg:title>TexMaths</svg:title><svg:desc>12§display§f[C] = D§svg§600§FALSE§</svg:desc><draw:g draw:style-name="gr2"><draw:path draw:style-name="gr3" draw:text-style-name="P36" svg:width="0.6575in" svg:height="0.1476in" svg:x="-0.0004in" svg:y="0.0087in" svg:viewBox="0 0 1671 376" svg:d="M0 0c557 0 1114 0 1671 0 0 125 0 251 0 376-557 0-1114 0-1671 0 0-125 0-251 0-376z"><text:p/></draw:path><draw:path draw:style-name="gr4" draw:text-style-name="P37" svg:width="0.0823in" svg:height="0.1496in" svg:x="0in" svg:y="0.0075in" svg:viewBox="0 0 210 381" svg:d="M210 29c0-19-19-29-37-29-15 0-41 7-53 49-2 9-4 14-14 66-10 0-20 0-29 0s-13 0-13 8c0 6 4 6 12 6 9 0 18 0 27 0-11 55-20 109-31 164-7 41-14 80-37 80-1 0-12 0-19-9 19-1 22-15 22-23 0-9-7-14-15-14-11 0-23 10-23 25 0 19 18 29 35 29 24 0 41-24 48-41 13-26 24-77 24-80 8-44 17-88 25-131 12 0 24 0 36 0 8 0 13 0 13-10 0-4-5-4-12-4-12 0-23 0-35 0 5-25 5-24 9-48 2-9 8-38 11-44 3-7 10-15 19-15 2 0 13 0 21 9-19 1-22 15-22 23 0 9 7 14 15 14 11 0 23-10 23-25z"><text:p/></draw:path><draw:path draw:style-name="gr4" draw:text-style-name="P37" svg:width="0.0232in" svg:height="0.165in" svg:x="0.1063in" svg:y="0in" svg:viewBox="0 0 60 420" svg:d="M60 411c0-5-4-8-8-8-12 0-23 0-35 0 0-129 0-258 0-386 12 0 23 0 35 0 4 0 8-4 8-9 0-4-4-8-8-8-17 0-35 0-52 0 0 139 0 280 0 420 17 0 35 0 52 0 4 0 8-4 8-9z"><text:p/></draw:path><draw:path draw:style-name="gr4" draw:text-style-name="P37" svg:width="0.1177in" svg:height="0.1193in" svg:x="0.1429in" svg:y="0.0075in" svg:viewBox="0 0 300 304" svg:d="M300 4c0-2-1-4-5-4-1 0-2 0-7 5-10 11-19 21-29 32-3-6-24-37-71-37-93 0-188 93-188 190 0 68 50 114 114 114 37 0 70-17 91-36 40-35 47-71 47-73 0-4-4-3-5-4-2 0-5 1-6 4-3 13-13 41-42 66-30 23-56 30-78 30-38 0-83-22-83-85 0-24 9-93 52-142 25-30 65-51 102-51 43 0 68 33 68 81 0 17-1 17-1 21s5 4 6 4c6 0 6 0 7-8 10-36 18-71 28-107z"><text:p/></draw:path><draw:path draw:style-name="gr4" draw:text-style-name="P37" svg:width="0.0232in" svg:height="0.165in" svg:x="0.2689in" svg:y="0in" svg:viewBox="0 0 60 420" svg:d="M60 420c0-140 0-281 0-420-17 0-35 0-52 0-4 0-8 4-8 8 0 5 4 9 8 9 12 0 23 0 35 0 0 128 0 257 0 386-12 0-23 0-35 0-4 0-8 3-8 8s4 9 8 9c17 0 35 0 52 0z"><text:p/></draw:path><draw:path draw:style-name="gr4" draw:text-style-name="P37" svg:width="0.1102in" svg:height="0.0386in" svg:x="0.3661in" svg:y="0.0634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37" svg:width="0.1264in" svg:height="0.1126in" svg:x="0.5394in" svg:y="0.011in" svg:viewBox="0 0 322 287" svg:d="M322 107c0-59-36-107-100-107-47 0-95 0-142 0-7 0-12 0-12 8 0 5 4 5 12 5 6 0 14 1 18 1 8 2 10 3 10 8 0 1 0 2-2 7-20 74-38 150-57 225-3 16-5 20-38 20-7 0-11 0-11 7 0 6 4 6 11 6 47 0 93 0 140 0 88 0 171-87 171-180zM284 91c0 21-8 91-43 135-13 16-45 48-98 48-16 0-31 0-47 0-6 0-7 0-10-1-4 0-6 0-6-4 0-1 0-2 3-9 19-76 38-153 57-230 4-16 5-17 23-17 16 0 30 0 46 0 41 0 75 23 75 78z"><text:p/></draw:path></draw:g></draw:g></text:span><text:span text:style-name="T14">, מהגדרתה של פונקציה אנו יודעים שלכל איבר ב־D חייב להיות לכל הפחות איבר אחד ב־C.</text:span><text:span text:style-name="T15"> נגדיר </text:span><text:span text:style-name="T15"><draw:g text:anchor-type="as-char" svg:y="-0.1236in" draw:z-index="90" draw:name="Shape94" draw:style-name="gr1"><svg:title>TexMaths</svg:title><svg:desc>12§display§\{ y \} \in \mathcal{P}(B)§svg§600§FALSE§</svg:desc><draw:g draw:style-name="gr2"><draw:path draw:style-name="gr3" draw:text-style-name="P36" svg:width="0.8063in" svg:height="0.148in" svg:x="-0.0004in" svg:y="0.0083in" svg:viewBox="0 0 2049 377" svg:d="M1025 377c-342 0-683 0-1025 0 0-126 0-251 0-377 683 0 1366 0 2049 0 0 126 0 251 0 377-341 0-683 0-1024 0z"><text:p/></draw:path><draw:path draw:style-name="gr4" draw:text-style-name="P37" svg:width="0.0571in" svg:height="0.1654in" svg:x="0.0039in" svg:y="-0.0004in" svg:viewBox="0 0 146 421" svg:d="M146 416c0-4-1-6-4-6-32 0-54-21-54-42 0-35 0-70 0-106 0-24-21-42-50-52 29-8 50-27 50-51 0-36 0-71 0-106 0-22 22-42 54-42 3 0 4-4 4-6 0-4-1-5-4-5-45 0-83 22-83 53 0 35 0 70 0 106 0 24-23 47-54 47-4 0-5 1-5 4s1 6 5 6c31 0 54 22 54 46 0 36 0 71 0 106 0 31 38 53 83 53 3 0 4-3 4-5z"><text:p/></draw:path><draw:path draw:style-name="gr4" draw:text-style-name="P37" svg:width="0.076in" svg:height="0.1067in" svg:x="0.0791in" svg:y="0.0508in" svg:viewBox="0 0 194 272" svg:d="M194 17c0-9-6-12-12-12-4 0-10 2-15 8 0 3-4 16-5 23-4 11-6 23-10 34-6 25-12 50-18 75-2 8-20 37-48 37-21 0-26-19-26-34 0-19 7-46 22-83 7-17 8-22 8-30 0-19-13-35-35-35-39 0-55 61-55 65 0 5 4 4 5 5 5 0 5-1 7-9 11-39 28-51 42-51 4 0 11 0 11 13 0 11-4 21-7 30-17 44-24 68-24 88 0 37 26 50 51 50 16 0 30-7 42-19-6 22-11 43-27 64-11 14-27 26-46 26-6 0-25-1-32-17 7 0 12 0 18-6 4-3 8-8 8-15 0-14-11-15-16-15-9 0-24 6-24 27 0 20 20 36 46 36 43 0 86-39 98-84 14-55 28-109 41-162 1-6 1-7 1-9z"><text:p/></draw:path><draw:path draw:style-name="gr4" draw:text-style-name="P37" svg:width="0.0579in" svg:height="0.1654in" svg:x="0.1724in" svg:y="-0.0004in" svg:viewBox="0 0 148 421" svg:d="M148 210c0-2-3-4-5-4-33 0-55-23-55-47 0-36 0-71 0-106 0-31-39-53-83-53-3 0-5 1-5 5 0 2 2 6 5 6 32 0 55 20 55 42 0 35 0 70 0 106 0 24 20 43 48 51-28 10-48 28-48 52 0 36 0 71 0 106 0 21-23 42-55 42-3 0-5 3-5 6 0 4 2 5 5 5 44 0 83-22 83-53 0-35 0-70 0-106 0-24 22-46 55-46 2 0 5-2 5-6z"><text:p/></draw:path><draw:path draw:style-name="gr4" draw:text-style-name="P37" svg:width="0.0839in" svg:height="0.0961in" svg:x="0.3024in" svg:y="0.0343in" svg:viewBox="0 0 214 245" svg:d="M214 237c0-5-4-9-9-9-27 0-54 0-81 0-56 0-102-42-106-96 62 0 125 0 187 0 12 0 12-18 0-18-62 0-125 0-187 0 4-54 50-97 106-97 27 0 54 0 81 0 5 0 9-4 9-9 0-4-4-8-9-8-27 0-54 0-81 0-69 0-124 54-124 123 0 67 55 122 124 122 27 0 54 0 81 0 5 0 9-3 9-8z"><text:p/></draw:path><draw:path draw:style-name="gr4" draw:text-style-name="P37" svg:width="0.1134in" svg:height="0.1189in" svg:x="0.4524in" svg:y="0.0063in" svg:viewBox="0 0 289 303" svg:d="M256 85c-6 22-17 44-36 59-20 16-46 21-68 21 12-47 24-94 36-141 13 0 26 0 38 4 8 2 17 6 23 13 8 12 11 28 7 44zM286 83c4-17 4-35-5-47-8-11-19-16-32-19-18-6-37-7-57-7 0-3 2-6 2-9-2 0-2-1-3-1-9 4-18 7-27 11-33 0-66 7-93 27-18 15-33 33-38 53-3 10-5 20 0 26 2 2 6 4 9 4 5 0 10-2 14-6 4-3 6-8 7-13 1-3 0-8 0-12 0-6 0-12 1-17 4-13 14-24 26-32 21-17 60-17 71-17-14 57-29 114-44 172-4 18-10 34-17 49-5 11-12 23-22 31-9 8-18 14-28 14-5 0-10-2-12-5-4-5-4-12-3-18 3-7 4-15 0-19-2-3-6-4-9-4-5 0-10 1-14 4-6 4-8 9-11 15-2 10-2 19 4 25 6 10 18 15 31 15 20 0 40-9 58-23 26-20 37-49 47-77 3-9 6-18 8-26 33 0 67-9 96-32 21-16 35-39 41-62z"><text:p/></draw:path><draw:path draw:style-name="gr4" draw:text-style-name="P37" svg:width="0.0378in" svg:height="0.1642in" svg:x="0.589in" svg:y="0in" svg:viewBox="0 0 97 418" svg:d="M97 415c0-2 0-4-1-4-44-34-73-118-73-184 0-12 0-24 0-35 0-67 29-151 73-185 1 0 1-2 1-3 0-2-1-4-3-4s-3 0-3 1c-47 35-91 119-91 191 0 11 0 23 0 35 0 71 44 155 91 190 0 1 1 1 3 1s3-2 3-3z"><text:p/></draw:path><draw:path draw:style-name="gr4" draw:text-style-name="P37" svg:width="0.1181in" svg:height="0.1122in" svg:x="0.6437in" svg:y="0.011in" svg:viewBox="0 0 301 286" svg:d="M301 58c0-32-27-58-79-58-47 0-95 0-142 0-7 0-12 0-12 8 0 5 4 5 12 5 5 0 10 0 16 0 8 1 12 1 12 7 0 2 0 3-1 9-19 74-39 150-58 225-3 15-5 19-37 19-7 0-12 0-12 8 0 5 4 5 12 5 50 0 100 0 150 0 66 0 116-49 116-90 0-30-25-54-66-59 45-8 89-40 89-79zM263 56c0 38-36 77-88 77-20 0-41 0-61 0 8-34 17-69 25-104 4-15 5-16 23-16s37 0 55 0c36 0 46 24 46 43zM239 192c0 40-37 81-88 81-19 0-37 0-56 0-6 0-7 0-10 0-5 0-6-1-6-5 0-1 0-1 3-10 9-38 19-76 28-115 27 0 54 0 81 0 41 0 48 30 48 49z"><text:p/></draw:path><draw:path draw:style-name="gr4" draw:text-style-name="P37" svg:width="0.0378in" svg:height="0.1642in" svg:x="0.7764in" svg:y="0in" svg:viewBox="0 0 97 418" svg:d="M97 227c0-12 0-24 0-35 0-72-44-156-91-191 0-1-1-1-2-1-3 0-4 2-4 4 0 1 0 3 1 3 45 34 73 118 73 185 0 11 0 23 0 35 0 66-28 150-73 184-1 0-1 2-1 4 0 1 1 3 4 3 1 0 2 0 2-1 47-35 91-119 91-190z"><text:p/></draw:path></draw:g></draw:g></text:span><text:span text:style-name="T15">, ניתן לראות </text:span><text:span text:style-name="T16">כי זהו מקרה פרטי של </text:span><text:span text:style-name="T16"><draw:g text:anchor-type="as-char" svg:y="-0.1126in" draw:z-index="91" draw:name="Shape95" draw:style-name="gr1"><svg:title>TexMaths</svg:title><svg:desc>12§display§D_1§svg§600§FALSE§</svg:desc><draw:g draw:style-name="gr2"><draw:path draw:style-name="gr3" draw:text-style-name="P36" svg:width="0.174in" svg:height="0.1362in" svg:x="0.0016in" svg:y="0.0083in" svg:viewBox="0 0 443 347" svg:d="M223 347c-74 0-149 0-223 0 0-115 0-232 0-347 147 0 296 0 443 0 0 115 0 232 0 347-73 0-147 0-220 0z"><text:p/></draw:path><draw:path draw:style-name="gr4" draw:text-style-name="P37" svg:width="0.1256in" svg:height="0.1122in" svg:x="-0.0004in" svg:y="-0.0004in" svg:viewBox="0 0 320 286" svg:d="M320 107c0-60-36-107-97-107-48 0-95 0-142 0-8 0-13 0-13 8 0 5 5 5 13 5 5 0 12 0 18 1 6 0 9 2 9 6 0 3 0 4-1 9-20 74-38 150-57 224-4 17-4 20-38 20-7 0-12 0-12 8 0 5 4 5 12 5 47 0 92 0 139 0 87 0 169-88 169-179zM284 91c0 21-8 89-43 135-12 15-46 47-97 47-17 0-33 0-48 0-6 0-6 0-10 0-3 0-5-2-5-4 0-1 0-2 3-10 19-76 38-153 57-230 4-15 5-16 23-16 15 0 29 0 44 0 42 0 76 23 76 78z"><text:p/></draw:path><draw:path draw:style-name="gr4" draw:text-style-name="P37" svg:width="0.0421in" svg:height="0.0768in" svg:x="0.1421in" svg:y="0.0768in" svg:viewBox="0 0 108 196" svg:d="M108 196c0-4 0-7 0-11-5 0-9 0-12 0-29 0-29-4-29-13 0-55 0-110 0-164 0-8-1-8-8-8-19 19-47 19-59 19 0 4 0 7 0 11 7 0 28 0 43-8 0 49 0 99 0 150 0 9 0 13-30 13-3 0-7 0-11 0 0 4 0 7 0 11 18-1 35-1 53-1s35 0 53 1z"><text:p/></draw:path></draw:g></draw:g></text:span><text:span text:style-name="T16">, לכן אנו למדים שעבור כל איבר בטווח </text:span><text:span text:style-name="T16"><draw:g text:anchor-type="as-char" svg:y="-0.1126in" draw:z-index="92" draw:name="Shape96" draw:style-name="gr1"><svg:title>TexMaths</svg:title><svg:desc>12§display§B§svg§600§FALSE§</svg:desc><draw:g draw:style-name="gr2"><draw:path draw:style-name="gr3" draw:text-style-name="P36" svg:width="0.1075in" svg:height="0.0957in" svg:x="0.0016in" svg:y="0.0087in" svg:viewBox="0 0 274 244" svg:d="M0 0c91 0 183 0 274 0 0 82 0 162 0 244-91 0-183 0-274 0 0-82 0-162 0-244z"><text:p/></draw:path><draw:path draw:style-name="gr4" draw:text-style-name="P37" svg:width="0.1173in" svg:height="0.1126in" svg:x="0in" svg:y="0in" svg:viewBox="0 0 299 287" svg:d="M299 58c0-32-27-58-78-58-46 0-94 0-141 0-8 0-12 0-12 8 0 5 4 5 12 5 5 0 9 0 16 1 7 0 11 2 11 6 0 3 0 4-2 9-19 75-37 150-56 225-4 16-5 20-38 20-7 0-11 0-11 8 0 5 4 5 11 5 50 0 99 0 149 0 67 0 117-49 117-91 0-30-24-54-65-59 43-9 87-39 87-79zM261 56c0 38-36 77-87 77-21 0-41 0-61 0 8-35 17-69 26-104 3-15 5-16 23-16s36 0 53 0c38 0 46 24 46 43zM237 192c0 41-37 82-86 82-19 0-38 0-58 0-6 0-6 0-8 0-5-2-6-2-6-5 0-1 0-1 2-10 10-38 20-78 29-116 26 0 53 0 79 0 41 0 48 31 48 49z"><text:p/></draw:path></draw:g></draw:g></text:span><text:span text:style-name="T16"><text:s/>של הפונקציה </text:span><text:span text:style-name="T16"><draw:g text:anchor-type="as-char" svg:y="-0.1165in" draw:z-index="93" draw:name="Shape97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6"><text:s/>קיימים איברים המגיעים אליו, לכן הפונקציה </text:span><text:span text:style-name="T16"><draw:g text:anchor-type="as-char" svg:y="-0.1165in" draw:z-index="94" draw:name="Shape98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6"><text:s/>על.</text:span></text:p>
      <text:h text:style-name="P31" text:outline-level="2"><text:span text:style-name="T16">ס</text:span>עיף ב’</text:h>
      <text:p text:style-name="P20">תהיה פונקציה <draw:g text:anchor-type="as-char" svg:y="-0.1165in" draw:z-index="95" draw:name="Shape99" draw:style-name="gr1"><svg:title>TexMaths</svg:title><svg:desc>12§display§f: N \to N§svg§600§FALSE§</svg:desc><draw:g draw:style-name="gr2"><draw:path draw:style-name="gr3" draw:text-style-name="P36" svg:width="0.7728in" svg:height="0.1331in" svg:x="0in" svg:y="0.0083in" svg:viewBox="0 0 1964 339" svg:d="M0 0c654 0 1310 0 1964 0 0 113 0 227 0 339-654 0-1310 0-1964 0 0-112 0-226 0-339z"><text:p/></draw:path><draw:path draw:style-name="gr4" draw:text-style-name="P37" svg:width="0.0823in" svg:height="0.15in" svg:x="0.0004in" svg:y="0in" svg:viewBox="0 0 210 382" svg:d="M210 29c0-19-19-29-37-29-15 0-41 7-53 49-2 9-4 13-14 66-10 0-20 0-29 0s-13 0-13 8c0 5 4 5 12 5 9 0 18 0 27 0-11 55-20 111-31 166-7 40-14 79-37 79-1 0-12 0-19-7 19-2 22-17 22-23 0-10-7-15-15-15-11 0-23 9-23 26 0 19 18 28 35 28 24 0 41-25 48-40 13-27 24-78 24-81 8-44 17-88 25-133 12 0 24 0 36 0 8 0 13 0 13-8 0-5-5-5-12-5-12 0-23 0-35 0 5-24 5-24 9-48 2-8 8-38 11-43 3-8 10-14 19-14 2 0 13 0 21 7-19 1-22 17-22 23 0 9 7 14 15 14 11 0 23-8 23-25z"><text:p/></draw:path><draw:path draw:style-name="gr4" draw:text-style-name="P37" svg:width="0.0169in" svg:height="0.0567in" svg:x="0.1484in" svg:y="0.0465in" svg:viewBox="0 0 44 145" svg:d="M44 23c0-12-10-23-22-23s-22 11-22 23 10 21 22 21 22-9 22-21zM44 122c0-12-10-21-22-21s-22 9-22 21 10 23 22 23 22-11 22-23z"><text:p/></draw:path><draw:path draw:style-name="gr4" draw:text-style-name="P37" svg:width="0.1394in" svg:height="0.1126in" svg:x="0.2327in" svg:y="0.0047in" svg:viewBox="0 0 355 287" svg:d="M355 5c-1-1 0-5-4-5-15 0-29 1-44 1-14 0-29-1-43-1-2 0-7 0-7 8 0 5 3 5 7 5 24 0 29 9 29 18 0 1-1 7-1 9-16 62-32 124-47 187-31-74-63-147-94-220-3-7-3-7-13-7-19 0-37 0-56 0-9 0-12 0-12 8 0 5 3 5 10 5 3 0 29 0 29 4-19 75-37 150-56 225-4 17-11 30-46 31-2 0-7 2-7 9 0 3 2 5 6 5 13 0 28-2 42-2s30 2 43 2c3 0 9 0 9-9 0-3-5-5-9-5-25 0-29-9-29-18 0-3 2-4 3-9 18-75 37-148 55-222 2 2 2 2 4 7 34 83 70 164 105 247 3 7 4 9 7 9 5 0 5-2 8-9 19-78 39-156 59-234 4-18 12-30 45-31 3 0 7-1 7-8z"><text:p/></draw:path><draw:path draw:style-name="gr4" draw:text-style-name="P37" svg:width="0.1465in" svg:height="0.0858in" svg:x="0.4331in" svg:y="0.0319in" svg:viewBox="0 0 373 219" svg:d="M373 110c0-3-2-4-3-6-24-8-43-25-58-44-12-14-21-34-25-53-1-3-4-7-9-7-4 0-8 5-8 8 0 2 0 2 0 3 5 21 15 43 29 60 8 12 20 21 32 30-108 0-215 0-323 0-4 0-8 6-8 9 0 5 4 9 8 9 108 0 215 0 323 0-12 8-24 18-32 30-14 16-24 38-29 60 0 1 0 1 0 2 0 4 4 8 8 8 5 0 8-3 9-7 4-19 13-38 25-53 15-19 34-36 58-44 1-1 3-2 3-5z"><text:p/></draw:path><draw:path draw:style-name="gr4" draw:text-style-name="P37" svg:width="0.1394in" svg:height="0.1126in" svg:x="0.6417in" svg:y="0.0047in" svg:viewBox="0 0 355 287" svg:d="M355 5c-2-1 0-5-6-5-13 0-27 1-42 1-14 0-29-1-43-1-2 0-7 0-7 8 0 5 3 5 7 5 24 0 29 9 29 18 0 1-1 7-1 9-16 62-32 124-47 187-31-74-63-147-94-220-3-7-3-7-13-7-19 0-37 0-56 0-9 0-14 0-14 8 0 5 5 5 12 5 3 0 29 0 29 4-19 75-37 150-56 225-4 17-11 30-46 31-2 0-7 2-7 9 0 3 2 5 6 5 13 0 28-2 42-2s29 2 43 2c3 0 7 0 7-9 0-3-3-5-8-5-24 0-28-9-28-18 0-3 2-4 3-9 18-75 37-148 55-222 1 2 1 2 4 7 34 83 70 164 105 247 3 7 4 9 7 9 5 0 5-2 8-9 19-78 39-156 59-234 4-18 12-30 45-31 3 0 7-1 7-8z"><text:p/></draw:path></draw:g></draw:g><text:s/>המוגדרת <draw:g text:anchor-type="as-char" svg:y="-0.2898in" draw:z-index="96" draw:name="Shape100" draw:style-name="gr1"><svg:title>TexMaths</svg:title><svg:desc>12§display§f(x) = \begin{cases} 0 &amp; x = 0 \\ x - 1 &amp; x &gt; 0 \end{cases}§svg§600§FALSE§</svg:desc><draw:g draw:style-name="gr2"><draw:path draw:style-name="gr3" draw:text-style-name="P36" svg:width="1.6134in" svg:height="0.4795in" svg:x="-0.0004in" svg:y="0.0071in" svg:viewBox="0 0 4099 1219" svg:d="M0 0c1366 0 2733 0 4099 0 0 407 0 812 0 1219-1366 0-2733 0-4099 0 0-407 0-812 0-1219z"><text:p/></draw:path><draw:path draw:style-name="gr4" draw:text-style-name="P37" svg:width="0.0823in" svg:height="0.1504in" svg:x="0in" svg:y="0.1736in" svg:viewBox="0 0 210 383" svg:d="M210 29c0-19-19-29-37-29-15 0-41 7-53 49-2 9-4 13-14 66-10 0-20 0-29 0s-13 0-13 9c0 4 4 4 12 4 9 0 18 0 27 0-11 56-20 111-31 167-7 41-14 78-37 78-1 0-12 0-19-7 19-1 22-17 22-23 0-9-7-14-15-14-11 0-23 9-23 25 0 19 18 29 35 29 24 0 41-24 48-41 13-26 24-77 24-80 8-45 17-89 25-134 12 0 24 0 36 0 8 0 13 0 13-8 0-5-5-5-12-5-12 0-23 0-35 0 5-24 5-24 9-48 2-8 8-38 11-44 3-7 10-13 19-13 2 0 13 0 21 7-19 1-22 17-22 23 0 9 7 14 15 14 11 0 23-10 23-25z"><text:p/></draw:path><draw:path draw:style-name="gr4" draw:text-style-name="P37" svg:width="0.0378in" svg:height="0.1646in" svg:x="0.1039in" svg:y="0.1661in" svg:viewBox="0 0 97 419" svg:d="M97 415c0-1 0-2-1-4-44-32-73-117-73-184 0-12 0-23 0-35 0-67 29-152 73-185 1-1 1-2 1-3 0-3-1-4-3-4s-2 0-3 0c-47 36-91 120-91 192 0 12 0 23 0 35 0 72 44 156 91 192 1 0 1 0 3 0s3-2 3-4z"><text:p/></draw:path><draw:path draw:style-name="gr4" draw:text-style-name="P37" svg:width="0.0823in" svg:height="0.0748in" svg:x="0.1571in" svg:y="0.2161in" svg:viewBox="0 0 210 191" svg:d="M210 28c0-22-25-28-40-28-24 0-39 23-44 32-11-27-34-32-46-32-43 0-67 54-67 65 0 5 4 3 5 5 4 0 5-2 5-5 14-45 42-55 56-55 9 0 23 3 23 27 0 13-7 42-23 101-6 26-21 43-39 43-3 0-12 0-22-5 11-2 20-10 20-22s-9-15-15-15c-13 0-23 11-23 24 0 19 20 28 40 28 27 0 42-29 44-33 5 16 19 33 44 33 45 0 69-54 69-65 0-4-4-4-6-4-4 0-4 2-5 4-14 46-43 55-56 55-17 0-23-13-23-27 0-9 2-18 7-38 5-19 10-38 14-57 3-11 12-49 42-49 2 0 12 0 21 4-12 3-21 14-21 23 0 7 5 16 17 16 9 0 23-9 23-25z"><text:p/></draw:path><draw:path draw:style-name="gr4" draw:text-style-name="P37" svg:width="0.0382in" svg:height="0.1646in" svg:x="0.2563in" svg:y="0.1661in" svg:viewBox="0 0 98 419" svg:d="M98 227c0-12 0-23 0-35 0-72-44-156-91-192-1 0-1 0-2 0-3 0-5 1-5 4 0 1 1 2 2 3 44 33 74 118 74 185 0 12 0 23 0 35 0 67-30 152-74 184-1 2-2 3-2 4 0 2 2 4 5 4 1 0 1 0 2 0 47-36 91-120 91-192z"><text:p/></draw:path><draw:path draw:style-name="gr4" draw:text-style-name="P37" svg:width="0.1102in" svg:height="0.039in" svg:x="0.3669in" svg:y="0.228in" svg:viewBox="0 0 281 100" svg:d="M281 8c0-3-4-8-9-8-87 0-176 0-264 0-4 0-8 4-8 8s4 9 8 9c88 0 177 0 264 0 5 0 9-4 9-9zM281 91c0-5-4-8-9-8-87 0-176 0-264 0-4 0-8 3-8 8 0 4 4 9 8 9 88 0 177 0 264 0 5 0 9-5 9-9z"><text:p/></draw:path><draw:path draw:style-name="gr4" draw:text-style-name="P37" svg:width="0.1008in" svg:height="0.4965in" svg:x="0.5571in" svg:y="0in" svg:viewBox="0 0 257 1262" svg:d="M257 1251c0-5-4-8-7-11-59-20-100-84-100-136 0-105 0-210 0-316 0-61-50-126-112-157 62-31 112-96 112-157 0-106 0-211 0-316 0-52 41-116 100-136 3-3 7-6 7-11 0-6-5-11-11-11-1 0-2 0-4 1-72 25-135 94-135 157 0 105 0 210 0 316 0 57-41 126-100 147-3 2-7 5-7 10 0 4 4 8 7 10 59 21 100 90 100 147 0 106 0 211 0 316 0 63 63 132 135 157 2 1 3 1 4 1 6 0 11-5 11-11z"><text:p/></draw:path><draw:path draw:style-name="gr4" draw:text-style-name="P37" svg:width="0.0697in" svg:height="0.1138in" svg:x="0.689in" svg:y="0.0661in" svg:viewBox="0 0 178 290" svg:d="M178 146c0-34-3-68-17-99-19-40-54-47-72-47-25 0-55 11-73 50-14 29-16 62-16 96 0 32 2 69 19 101 18 35 49 43 70 43 23 0 55-9 73-49 13-29 16-62 16-95zM143 140c0 33 0 62-5 88-6 40-30 53-49 53-17 0-41-11-49-52-5-25-5-63-5-89s0-54 3-76c9-51 40-54 51-54 14 0 42 7 49 49 5 24 5 55 5 81z"><text:p/></draw:path><draw:path draw:style-name="gr4" draw:text-style-name="P37" svg:width="0.0823in" svg:height="0.0748in" svg:x="1.2339in" svg:y="0.1039in" svg:viewBox="0 0 210 191" svg:d="M210 28c0-22-25-28-40-28-24 0-38 22-44 31-10-27-32-31-44-31-45 0-69 54-69 65 0 3 4 2 5 3 4 0 5 0 6-4 14-45 42-56 56-56 9 0 23 5 23 29 0 13-7 41-23 101-7 25-21 43-40 43-3 0-12 0-21-6 11-1 19-11 19-23 0-10-8-14-15-14-12 0-23 11-23 25 0 19 22 28 40 28 27 0 43-30 44-33 5 16 20 33 46 33 43 0 67-55 67-65 0-5-4-5-5-5-4 0-5 3-6 5-13 46-42 55-55 55-17 0-24-13-24-27 0-10 2-20 7-38 5-19 10-38 14-57 3-11 12-51 42-51 3 0 12 0 22 6-12 3-20 14-20 23 0 7 4 15 15 15 10 0 23-8 23-24z"><text:p/></draw:path><draw:path draw:style-name="gr4" draw:text-style-name="P37" svg:width="0.1102in" svg:height="0.0382in" svg:x="1.3795in" svg:y="0.116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697in" svg:height="0.1138in" svg:x="1.552in" svg:y="0.0661in" svg:viewBox="0 0 178 290" svg:d="M178 146c0-34-3-68-17-99-19-40-54-47-72-47-25 0-57 11-73 50-14 29-16 62-16 96 0 32 1 69 19 101 18 35 49 43 70 43 23 0 55-9 73-49 13-29 16-62 16-95zM143 140c0 33 0 62-5 88-6 40-30 53-49 53-17 0-42-11-49-52-5-25-5-63-5-89s0-54 3-76c9-51 40-54 51-54 13 0 42 7 49 49 5 24 5 55 5 81z"><text:p/></draw:path><draw:path draw:style-name="gr4" draw:text-style-name="P37" svg:width="0.0823in" svg:height="0.0748in" svg:x="0.6878in" svg:y="0.3421in" svg:viewBox="0 0 210 191" svg:d="M210 28c0-22-25-28-40-28-24 0-39 23-44 32-11-27-34-32-46-32-43 0-67 54-67 65 0 5 4 3 5 5 4 0 5-2 5-5 14-45 42-55 56-55 9 0 23 3 23 27 0 13-7 42-23 101-6 26-21 43-39 43-3 0-12 0-22-5 11-2 20-10 20-22s-9-15-15-15c-13 0-23 11-23 24 0 19 20 28 40 28 27 0 43-29 44-33 5 16 19 33 46 33 43 0 67-54 67-65 0-4-4-4-5-4-5 0-5 2-6 4-14 46-43 55-56 55-16 0-23-13-23-27 0-9 2-18 7-38 5-19 10-38 14-57 3-11 12-49 42-49 2 0 12 0 21 4-12 3-21 14-21 23 0 7 5 16 17 16 9 0 23-9 23-25z"><text:p/></draw:path><draw:path draw:style-name="gr4" draw:text-style-name="P37" svg:width="0.1102in" svg:height="0.0063in" svg:x="0.8232in" svg:y="0.3709in" svg:viewBox="0 0 281 17" svg:d="M281 8c0-4-4-8-9-8-87 0-176 0-264 0-4 0-8 4-8 8s4 9 8 9c88 0 177 0 264 0 5 0 9-5 9-9z"><text:p/></draw:path><draw:path draw:style-name="gr4" draw:text-style-name="P37" svg:width="0.0543in" svg:height="0.1098in" svg:x="0.9949in" svg:y="0.3043in" svg:viewBox="0 0 139 280" svg:d="M139 280c0-5 0-10 0-14-5 0-8 0-13 0-38 0-40-3-40-19 0-79 0-157 0-236 0-11 0-11-9-11-27 26-64 26-77 26 0 5 0 9 0 14 8 0 34 0 55-11 0 73 0 145 0 218 0 15-1 19-38 19-5 0-10 0-15 0 0 4 0 9 0 14 16-2 52-2 69-2s54 0 68 2z"><text:p/></draw:path><draw:path draw:style-name="gr4" draw:text-style-name="P37" svg:width="0.0823in" svg:height="0.0748in" svg:x="1.2339in" svg:y="0.3421in" svg:viewBox="0 0 210 191" svg:d="M210 28c0-22-25-28-40-28-24 0-38 23-44 32-10-27-32-32-44-32-45 0-69 54-69 65 0 5 4 3 5 5 4 0 5-2 6-5 14-45 42-55 56-55 9 0 23 3 23 27 0 13-7 42-23 101-7 26-21 43-40 43-3 0-12 0-21-5 11-2 19-10 19-22s-8-15-15-15c-12 0-23 11-23 24 0 19 22 28 40 28 27 0 43-29 44-33 5 16 20 33 46 33 43 0 67-54 67-65 0-4-4-4-5-4-4 0-5 2-6 4-13 46-42 55-55 55-17 0-24-13-24-27 0-9 2-18 7-38 5-19 10-38 14-57 3-11 12-49 42-49 3 0 12 0 22 4-12 3-20 14-20 23 0 7 4 16 15 16 10 0 23-9 23-25z"><text:p/></draw:path><draw:path draw:style-name="gr4" draw:text-style-name="P37" svg:width="0.1031in" svg:height="0.098in" svg:x="1.3835in" svg:y="0.3252in" svg:viewBox="0 0 263 250" svg:d="M257 134c8-4 8-14 0-17-81-39-163-78-244-116-11-5-18 11-8 16 77 35 154 71 231 109-77 36-154 72-231 108-10 4-3 20 8 15 81-38 163-77 244-115z"><text:p/></draw:path><draw:path draw:style-name="gr4" draw:text-style-name="P37" svg:width="0.0697in" svg:height="0.1134in" svg:x="1.552in" svg:y="0.3043in" svg:viewBox="0 0 178 289" svg:d="M178 145c0-33-3-67-17-98-19-41-54-47-72-47-25 0-57 11-73 49-14 30-16 63-16 96 0 31 1 70 19 102 18 34 49 42 70 42 23 0 55-8 73-49 13-29 16-61 16-95zM143 140c0 32 0 60-5 87-6 41-30 53-49 53-17 0-42-10-49-51-5-25-5-65-5-89 0-27 0-55 3-78 9-50 40-54 51-54 13 0 42 9 49 50 5 24 5 56 5 82z"><text:p/></draw:path></draw:g></draw:g>, <text:span text:style-name="T17">נוכיח כי הפונקציה </text:span><text:span text:style-name="T17"><draw:g text:anchor-type="as-char" svg:y="-0.0728in" draw:z-index="97" draw:name="Shape101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17"><text:s/>המתאימה ל־</text:span><text:span text:style-name="T17"><draw:g text:anchor-type="as-char" svg:y="-0.1165in" draw:z-index="98" draw:name="Shape102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7"> היא חד־חד ערכית. כדי להוכיח זאת, בהתבסס על ההוכחה מהסעיף הקודם, עלינו רק להוכיח כי הפונקציה </text:span><text:span text:style-name="T17"><draw:g text:anchor-type="as-char" svg:y="-0.1165in" draw:z-index="99" draw:name="Shape103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7"><text:s/>היא על. </text:span><text:span text:style-name="T18">ובכן, נראה כי עבור כל </text:span><text:span text:style-name="T18"><draw:g text:anchor-type="as-char" svg:y="-0.1126in" draw:z-index="100" draw:name="Shape104" draw:style-name="gr1"><svg:title>TexMaths</svg:title><svg:desc>12§display§y \in N§svg§600§FALSE§</svg:desc><draw:g draw:style-name="gr2"><draw:path draw:style-name="gr3" draw:text-style-name="P36" svg:width="0.4169in" svg:height="0.1287in" svg:x="0.0031in" svg:y="0.0087in" svg:viewBox="0 0 1060 328" svg:d="M0 0c353 0 707 0 1060 0 0 109 0 219 0 328-353 0-707 0-1060 0 0-109 0-219 0-328z"><text:p/></draw:path><draw:path draw:style-name="gr4" draw:text-style-name="P37" svg:width="0.076in" svg:height="0.1063in" svg:x="-0.0004in" svg:y="0.0398in" svg:viewBox="0 0 194 271" svg:d="M194 17c0-9-6-12-12-12-4 0-10 2-15 9 0 2-4 15-5 23-2 11-6 23-8 34-6 25-14 50-20 75-2 6-20 35-48 35-21 0-26-18-26-34 0-19 7-45 22-82 7-17 8-22 8-30 0-19-13-35-35-35-39 0-55 61-55 65 0 5 4 2 5 5 5 0 5-2 7-8 11-39 29-52 42-52 4 0 11 0 11 13 0 11-4 21-7 30-17 44-24 68-24 87 0 39 26 49 51 49 16 0 30-6 42-18-5 22-11 42-27 64-11 14-27 26-46 26-6 0-25-1-32-16 7 0 12 0 18-6 4-4 8-9 8-17 0-13-11-15-16-15-9 0-22 6-22 28 0 20 18 36 44 36 43 0 86-38 98-84 14-54 28-108 41-161 1-6 1-7 1-9z"><text:p/></draw:path><draw:path draw:style-name="gr4" draw:text-style-name="P37" svg:width="0.0835in" svg:height="0.0961in" svg:x="0.1402in" svg:y="0.0232in" svg:viewBox="0 0 213 245" svg:d="M212 236c0-5-3-8-8-8-26 0-54 0-80 0-57 0-102-42-107-96 62 0 125 0 187 0 12 0 12-17 0-17-62 0-125 0-187 0 5-55 50-98 107-98 26 0 54 0 80 0 5 0 8-4 8-9 0-4-3-8-8-8-26 0-54 0-80 0-69 0-124 55-124 123s55 122 124 122c26 0 54 0 80 0 5 0 8-4 8-9z"><text:p/></draw:path><draw:path draw:style-name="gr4" draw:text-style-name="P37" svg:width="0.139in" svg:height="0.1118in" svg:x="0.2898in" svg:y="0in" svg:viewBox="0 0 354 285" svg:d="M354 5c-2-1 0-5-6-5-13 0-28 1-42 1s-29-1-43-1c-3 0-7 0-7 8 0 5 3 5 7 5 24 0 29 10 29 18 0 1-2 9-2 10-15 61-31 123-46 184-32-72-63-145-94-217-4-8-4-8-13-8-19 0-37 0-57 0-8 0-12 0-12 8 0 5 4 5 12 5 2 0 28 0 28 4-19 74-37 150-56 224-4 17-11 30-46 31-2 0-6 1-6 9 0 3 1 4 5 4 13 0 29-1 42-1 14 0 30 1 43 1 2 0 8 0 8-8 0-4-4-5-8-5-25 0-29-9-29-18 0-3 1-5 3-9 18-74 37-148 55-221 2 2 2 4 3 7 35 83 70 164 106 247 2 7 4 7 7 7 5 0 5-1 7-8 20-78 39-155 59-233 5-16 12-30 46-31 2 0 7 0 7-8z"><text:p/></draw:path></draw:g></draw:g></text:span><text:span text:style-name="T18"><text:s/>קיים </text:span><text:span text:style-name="T18"><draw:g text:anchor-type="as-char" svg:y="-0.072in" draw:z-index="101" draw:name="Shape105" draw:style-name="gr1"><svg:title>TexMaths</svg:title><svg:desc>12§display§x§svg§600§FALSE§</svg:desc><draw:g draw:style-name="gr2"><draw:path draw:style-name="gr3" draw:text-style-name="P36" svg:width="0.0693in" svg:height="0.0567in" svg:x="0.0031in" svg:y="0.0083in" svg:viewBox="0 0 177 145" svg:d="M0 0c59 0 118 0 177 0 0 48 0 97 0 145-59 0-118 0-177 0 0-48 0-97 0-145z"><text:p/></draw:path><draw:path draw:style-name="gr4" draw:text-style-name="P37" svg:width="0.0815in" svg:height="0.074in" svg:x="-0.0004in" svg:y="0in" svg:viewBox="0 0 208 189" svg:d="M208 28c0-22-25-28-38-28-26 0-40 22-45 32-11-28-32-32-44-32-44 0-68 54-68 65 0 4 4 2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 2-11 12-49 41-49 2 0 12 0 21 4-12 3-20 14-20 23 0 7 5 15 15 15s23-8 23-24z"><text:p/></draw:path></draw:g></draw:g></text:span><text:span text:style-name="T18"><text:s/>כך ש־</text:span><text:span text:style-name="T18"><draw:g text:anchor-type="as-char" svg:y="-0.1228in" draw:z-index="102" draw:name="Shape106" draw:style-name="gr1"><svg:title>TexMaths</svg:title><svg:desc>12§display§f(x) = y§svg§600§FALSE§</svg:desc><draw:g draw:style-name="gr2"><draw:path draw:style-name="gr3" draw:text-style-name="P36" svg:width="0.6051in" svg:height="0.1472in" svg:x="-0.0004in" svg:y="0.0079in" svg:viewBox="0 0 1538 375" svg:d="M770 375c-257 0-513 0-770 0 0-125 0-250 0-375 512 0 1026 0 1538 0 0 125 0 250 0 375-256 0-512 0-768 0z"><text:p/></draw:path><draw:path draw:style-name="gr4" draw:text-style-name="P37" svg:width="0.0823in" svg:height="0.15in" svg:x="0in" svg:y="0.0075in" svg:viewBox="0 0 210 382" svg:d="M210 30c0-20-19-30-36-30-14 0-42 8-54 49-2 10-4 13-14 66-10 0-20 0-29 0s-12 0-12 8c0 5 3 5 11 5 9 0 19 0 28 0-10 55-21 110-32 166-7 40-14 79-36 79-2 0-12 0-20-8 19-1 22-16 22-22 0-10-7-16-15-16-11 0-23 10-23 25 0 19 18 30 36 30 23 0 40-25 47-41 14-26 24-77 24-80 8-44 17-88 25-133 12 0 24 0 36 0 8 0 13 0 13-8 0-5-5-5-12-5-12 0-23 0-35 0 5-24 5-23 10-48 1-8 7-38 10-43 3-8 10-14 20-14 1 0 12 0 20 7-19 2-22 17-22 23 0 9 7 15 15 15 11 0 23-9 23-25z"><text:p/></draw:path><draw:path draw:style-name="gr4" draw:text-style-name="P37" svg:width="0.0382in" svg:height="0.1642in" svg:x="0.1039in" svg:y="-0.0004in" svg:viewBox="0 0 98 418" svg:d="M98 413c0-1-1-2-2-3-43-33-73-116-73-184 0-10 0-22 0-34 0-67 30-151 73-184 1-1 2-2 2-3 0-3-2-5-4-5s-2 1-3 1c-47 35-91 119-91 191 0 12 0 24 0 34 0 72 44 156 91 191 1 0 1 1 3 1s4-2 4-5z"><text:p/></draw:path><draw:path draw:style-name="gr4" draw:text-style-name="P37" svg:width="0.0823in" svg:height="0.0744in" svg:x="0.1567in" svg:y="0.0516in" svg:viewBox="0 0 210 190" svg:d="M210 28c0-22-25-28-40-28-24 0-39 22-44 31-11-27-34-31-46-31-43 0-67 54-67 65 0 3 4 2 5 3 4 0 5-1 5-5 14-44 43-55 57-55 8 0 23 4 23 29 0 13-7 41-23 100-7 26-21 44-40 44-3 0-12 0-21-6 10-1 19-11 19-23 0-11-9-14-15-14-12 0-23 11-23 24 0 20 20 28 40 28 27 0 43-29 44-32 5 16 20 32 46 32 43 0 67-55 67-64 0-5-4-5-5-5-5 0-5 1-6 5-14 44-42 55-56 55-16 0-23-13-23-28 0-9 2-19 7-37 5-19 10-38 14-57 3-11 12-51 42-51 2 0 12 0 21 6-12 3-21 12-21 23 0 6 5 15 17 15 9 0 23-8 23-24z"><text:p/></draw:path><draw:path draw:style-name="gr4" draw:text-style-name="P37" svg:width="0.0378in" svg:height="0.1642in" svg:x="0.2563in" svg:y="-0.0004in" svg:viewBox="0 0 97 418" svg:d="M97 226c0-10 0-22 0-34 0-72-44-156-91-191-1 0-1-1-2-1-3 0-4 2-4 5 0 1 0 2 1 3 45 33 73 117 73 184 0 12 0 24 0 34 0 68-28 151-73 184-1 1-1 2-1 3 0 3 1 5 4 5 1 0 1-1 2-1 47-35 91-119 91-191z"><text:p/></draw:path><draw:path draw:style-name="gr4" draw:text-style-name="P37" svg:width="0.1102in" svg:height="0.0382in" svg:x="0.3661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37" svg:width="0.076in" svg:height="0.1063in" svg:x="0.537in" svg:y="0.0516in" svg:viewBox="0 0 194 271" svg:d="M194 16c0-8-6-12-12-12-4 0-12 3-15 9 0 3-4 15-6 23-3 11-6 23-9 33-6 26-12 51-18 76-2 6-20 36-48 36-21 0-26-19-26-35 0-19 7-44 22-81 7-18 8-23 8-31 0-18-13-34-35-34-39 0-55 61-55 65 0 3 4 2 5 3 5 0 5-1 7-7 11-39 28-53 42-53 4 0 11 0 11 15 0 9-5 20-7 29-17 44-24 68-24 88 0 37 26 50 50 50 17 0 31-7 43-19-6 22-11 42-27 64-11 14-27 26-47 26-5 0-24-1-31-18 6 0 12 0 18-5 3-3 8-9 8-15 0-13-12-16-16-16-9 0-24 7-24 27 0 21 20 37 45 37 44 0 87-39 99-85 14-54 27-108 40-161 2-6 2-7 2-9z"><text:p/></draw:path></draw:g></draw:g></text:span><text:span text:style-name="T18">. נסתכל תחילה על התחום </text:span><text:span text:style-name="T18"><draw:g text:anchor-type="as-char" svg:y="-0.1075in" draw:z-index="103" draw:name="Shape107" draw:style-name="gr1"><svg:title>TexMaths</svg:title><svg:desc>12§display§x &gt; 0§svg§600§FALSE§</svg:desc><draw:g draw:style-name="gr2"><draw:path draw:style-name="gr3" draw:text-style-name="P36" svg:width="0.3748in" svg:height="0.1016in" svg:x="0.0031in" svg:y="0.0087in" svg:viewBox="0 0 953 259" svg:d="M477 259c-160 0-319 0-477 0 0-86 0-173 0-259 318 0 635 0 953 0 0 86 0 173 0 259-158 0-318 0-476 0z"><text:p/></draw:path><draw:path draw:style-name="gr4" draw:text-style-name="P37" svg:width="0.0823in" svg:height="0.0736in" svg:x="-0.0004in" svg:y="0.0374in" svg:viewBox="0 0 210 188" svg:d="M210 28c0-23-24-28-38-28-26 0-40 22-45 31-11-27-33-31-45-31-45 0-69 54-69 64 0 4 4 2 5 4 4 0 5-1 6-4 14-45 42-56 56-56 9 0 23 4 23 29 0 13-7 41-23 100-7 26-21 42-39 42-3 0-12 0-22-5 11-2 21-10 21-22s-10-14-16-14c-13 0-24 11-24 24 0 18 22 26 40 26 28 0 43-27 44-31 5 15 20 31 46 31 43 0 67-52 67-63 0-4-4-4-5-4-4 0-5 1-5 5-14 43-43 53-56 53-17 0-23-12-23-27 0-8 2-18 7-37s9-38 13-56c4-12 14-51 42-51 3 0 12 0 22 6-12 3-20 12-20 23 0 6 4 15 15 15 10 0 23-8 23-24z"><text:p/></draw:path><draw:path draw:style-name="gr4" draw:text-style-name="P37" svg:width="0.1031in" svg:height="0.0972in" svg:x="0.1484in" svg:y="0.0201in" svg:viewBox="0 0 263 248" svg:d="M257 132c8-4 8-13 0-17-81-37-163-76-244-114-11-5-18 10-8 14 77 36 154 72 231 108-77 36-154 72-231 108-10 5-3 21 8 16 81-38 163-77 244-115z"><text:p/></draw:path><draw:path draw:style-name="gr4" draw:text-style-name="P37" svg:width="0.0697in" svg:height="0.113in" svg:x="0.3173in" svg:y="0in" svg:viewBox="0 0 178 288" svg:d="M178 145c0-33-3-67-17-98-19-40-54-47-72-47-25 0-57 11-73 50-14 29-16 62-16 95 0 30 1 69 19 101 18 34 48 42 70 42 23 0 54-8 73-49 13-29 16-61 16-94zM143 140c0 30 0 59-5 86-6 40-30 52-49 52-17 0-42-10-49-50-5-25-5-62-5-88s0-54 3-76c9-51 40-54 51-54 13 0 41 7 49 49 5 23 5 55 5 81z"><text:p/></draw:path></draw:g></draw:g></text:span><text:span text:style-name="T18">, בתחום זה </text:span><text:span text:style-name="T18"><draw:g text:anchor-type="as-char" svg:y="-0.1228in" draw:z-index="104" draw:name="Shape108" draw:style-name="gr1"><svg:title>TexMaths</svg:title><svg:desc>12§display§y = f(x) = x - 1§svg§600§FALSE§</svg:desc><draw:g draw:style-name="gr2"><draw:path draw:style-name="gr3" draw:text-style-name="P36" svg:width="1.1988in" svg:height="0.1472in" svg:x="0.0031in" svg:y="0.0079in" svg:viewBox="0 0 3046 375" svg:d="M1523 375c-508 0-1015 0-1523 0 0-125 0-250 0-375 1015 0 2031 0 3046 0 0 125 0 250 0 375-507 0-1015 0-1523 0z"><text:p/></draw:path><draw:path draw:style-name="gr4" draw:text-style-name="P37" svg:width="0.076in" svg:height="0.1063in" svg:x="-0.0004in" svg:y="0.0516in" svg:viewBox="0 0 194 271" svg:d="M194 16c0-8-6-12-12-12-3 0-10 3-14 9-1 3-5 15-6 23-2 11-6 23-8 33-6 26-14 51-20 76-1 6-19 36-48 36-20 0-25-19-25-35 0-19 7-44 22-81 6-18 8-23 8-31 0-18-14-34-35-34-40 0-56 61-56 65 0 3 4 2 6 3 4 0 4-1 6-7 12-39 29-53 43-53 4 0 11 0 11 15 0 9-5 20-7 29-18 44-25 68-25 88 0 37 26 50 51 50 17 0 31-7 43-19-6 22-10 42-27 64-11 14-28 26-47 26-6 0-25-1-32-18 7 0 13 0 18-5 4-3 8-9 8-15 0-13-11-16-16-16-9 0-22 7-22 27 0 21 18 37 44 37 43 0 86-39 98-85 14-54 28-108 41-161 1-6 1-7 1-9z"><text:p/></draw:path><draw:path draw:style-name="gr4" draw:text-style-name="P37" svg:width="0.1102in" svg:height="0.0382in" svg:x="0.1362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37" svg:width="0.0827in" svg:height="0.15in" svg:x="0.311in" svg:y="0.0075in" svg:viewBox="0 0 211 382" svg:d="M211 30c0-20-20-30-37-30-14 0-41 8-54 49-2 10-4 13-13 66-10 0-19 0-29 0-8 0-13 0-13 8 0 5 3 5 12 5s18 0 27 0c-10 55-20 110-31 166-8 40-15 79-37 79-1 0-12 0-20-8 19-1 24-16 24-22 0-10-9-16-16-16-12 0-24 10-24 25 0 19 19 30 36 30 23 0 41-25 48-41 13-26 23-77 24-80 8-44 17-88 25-133 12 0 24 0 36 0 9 0 12 0 12-8 0-5-3-5-11-5-12 0-22 0-34 0 4-24 3-23 8-48 2-8 7-38 11-43 3-8 11-14 19-14 1 0 13 0 20 7-18 2-22 17-22 23 0 9 8 15 15 15 11 0 24-9 24-25z"><text:p/></draw:path><draw:path draw:style-name="gr4" draw:text-style-name="P37" svg:width="0.0378in" svg:height="0.1642in" svg:x="0.4154in" svg:y="-0.0004in" svg:viewBox="0 0 97 418" svg:d="M97 413c0-1-1-2-1-3-44-33-73-116-73-184 0-10 0-22 0-34 0-67 29-151 73-184 0-1 1-2 1-3 0-3-2-5-3-5-2 0-3 1-4 1-46 35-90 119-90 191 0 12 0 24 0 34 0 72 44 156 90 191 1 0 2 1 4 1 1 0 3-2 3-5z"><text:p/></draw:path><draw:path draw:style-name="gr4" draw:text-style-name="P37" svg:width="0.0823in" svg:height="0.0744in" svg:x="0.4677in" svg:y="0.0516in" svg:viewBox="0 0 210 190" svg:d="M210 28c0-22-24-28-38-28-26 0-40 22-45 31-11-27-33-31-45-31-45 0-69 54-69 65 0 3 4 2 5 3 4 0 5-1 6-5 14-44 42-55 56-55 9 0 23 4 23 29 0 13-7 41-23 100-7 26-21 44-39 44-3 0-13 0-22-6 11-1 21-11 21-23 0-11-10-14-16-14-13 0-24 11-24 24 0 20 22 28 40 28 27 0 43-29 44-32 5 16 20 32 46 32 43 0 67-55 67-64 0-5-4-5-5-5-4 0-5 1-5 5-14 44-43 55-56 55-17 0-23-13-23-28 0-9 2-19 6-37 5-19 10-38 14-57 4-11 14-51 42-51 3 0 12 0 22 6-12 3-20 12-20 23 0 6 4 15 15 15 10 0 23-8 23-24z"><text:p/></draw:path><draw:path draw:style-name="gr4" draw:text-style-name="P37" svg:width="0.0378in" svg:height="0.1642in" svg:x="0.5677in" svg:y="-0.0004in" svg:viewBox="0 0 97 418" svg:d="M97 226c0-10 0-22 0-34 0-72-44-156-90-191-1 0-1-1-2-1-3 0-5 2-5 5 0 1 1 2 1 3 45 33 73 117 73 184 0 12 0 24 0 34 0 68-28 151-73 184 0 1-1 2-1 3 0 3 2 5 5 5 1 0 1-1 2-1 46-35 90-119 90-191z"><text:p/></draw:path><draw:path draw:style-name="gr4" draw:text-style-name="P37" svg:width="0.1102in" svg:height="0.0382in" svg:x="0.6776in" svg:y="0.0638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37" svg:width="0.0823in" svg:height="0.0744in" svg:x="0.8484in" svg:y="0.0516in" svg:viewBox="0 0 210 190" svg:d="M210 28c0-22-24-28-38-28-26 0-40 22-45 31-11-27-33-31-45-31-45 0-69 54-69 65 0 3 4 2 5 3 4 0 5-1 6-5 14-44 42-55 56-55 9 0 23 4 23 29 0 13-7 41-23 100-7 26-21 44-39 44-3 0-12 0-22-6 11-1 21-11 21-23 0-11-10-14-16-14-13 0-24 11-24 24 0 20 22 28 40 28 28 0 43-29 44-32 5 16 20 32 46 32 43 0 67-55 67-64 0-5-4-5-5-5-4 0-5 1-5 5-14 44-43 55-56 55-17 0-23-13-23-28 0-9 2-19 7-37 5-19 10-38 15-57 2-11 12-51 40-51 3 0 12 0 22 6-12 3-20 12-20 23 0 6 4 15 15 15 10 0 23-8 23-24z"><text:p/></draw:path><draw:path draw:style-name="gr4" draw:text-style-name="P37" svg:width="0.1102in" svg:height="0.0063in" svg:x="0.9846in" svg:y="0.0787in" svg:viewBox="0 0 281 17" svg:d="M281 8c0-4-4-8-9-8-87 0-176 0-264 0-4 0-8 4-8 8 0 5 4 9 8 9 88 0 177 0 264 0 5 0 9-4 9-9z"><text:p/></draw:path><draw:path draw:style-name="gr4" draw:text-style-name="P37" svg:width="0.0543in" svg:height="0.1094in" svg:x="1.1563in" svg:y="0.0138in" svg:viewBox="0 0 139 279" svg:d="M139 279c0-3 0-8 0-13-5 0-8 0-13 0-38 0-40-5-40-20 0-78 0-157 0-235 0-10 0-11-9-11-27 26-64 26-77 26 0 5 0 9 0 14 8 0 34 0 55-11 0 72 0 145 0 217 0 15-1 20-39 20-5 0-9 0-14 0 0 5 0 10 0 13 15-1 52-1 69-1s53 0 68 1z"><text:p/></draw:path></draw:g></draw:g></text:span><text:span text:style-name="T18">, לכן </text:span><text:span text:style-name="T18"><draw:g text:anchor-type="as-char" svg:y="-0.1098in" draw:z-index="105" draw:name="Shape109" draw:style-name="gr1"><svg:title>TexMaths</svg:title><svg:desc>12§display§x = y + 1§svg§600§FALSE§</svg:desc><draw:g draw:style-name="gr2"><draw:path draw:style-name="gr3" draw:text-style-name="P36" svg:width="0.6563in" svg:height="0.1264in" svg:x="0.0031in" svg:y="0.0087in" svg:viewBox="0 0 1668 322" svg:d="M835 322c-279 0-557 0-835 0 0-108 0-214 0-322 556 0 1112 0 1668 0 0 108 0 214 0 322-278 0-556 0-833 0z"><text:p/></draw:path><draw:path draw:style-name="gr4" draw:text-style-name="P37" svg:width="0.0823in" svg:height="0.0744in" svg:x="-0.0004in" svg:y="0.0362in" svg:viewBox="0 0 210 190" svg:d="M210 28c0-22-24-28-39-28-25 0-39 22-44 31-11-27-33-31-45-31-45 0-69 54-69 65 0 3 4 2 6 3 3 0 4 0 5-5 14-44 42-53 56-53 9 0 23 3 23 27 0 13-7 41-23 101-6 25-21 43-39 43-3 0-12 0-22-6 11-1 21-11 21-22 0-12-10-15-16-15-13 0-24 11-24 25 0 19 22 27 40 27 28 0 43-30 44-32 6 16 20 32 46 32 43 0 67-55 67-64 0-5-4-5-5-5-4 0-5 2-5 5-14 45-43 55-56 55-17 0-23-13-23-28 0-9 2-19 7-37 5-19 10-38 15-57 2-11 12-49 40-49 3 0 12 0 22 4-12 3-21 14-21 23 0 7 5 15 16 15 10 0 23-8 23-24z"><text:p/></draw:path><draw:path draw:style-name="gr4" draw:text-style-name="P37" svg:width="0.1102in" svg:height="0.0382in" svg:x="0.1449in" svg:y="0.0484in" svg:viewBox="0 0 281 98" svg:d="M281 8c0-4-4-8-9-8-87 0-176 0-264 0-4 0-8 4-8 8 0 5 4 9 8 9 88 0 177 0 264 0 5 0 9-4 9-9zM281 90c0-5-4-9-9-9-87 0-176 0-264 0-4 0-8 4-8 9s4 8 8 8c88 0 177 0 264 0 5 0 9-3 9-8z"><text:p/></draw:path><draw:path draw:style-name="gr4" draw:text-style-name="P37" svg:width="0.0756in" svg:height="0.1063in" svg:x="0.3157in" svg:y="0.0362in" svg:viewBox="0 0 193 271" svg:d="M193 16c0-8-5-11-12-11-4 0-11 2-14 8-2 3-4 16-6 23-3 11-6 23-9 33-6 26-13 51-19 76-1 6-19 36-47 36-21 0-26-18-26-34 0-20 7-45 22-82 6-18 8-22 8-30 0-19-13-35-35-35-39 0-55 61-55 65 0 3 4 2 5 3 3 0 5 0 6-7 12-39 29-51 43-51 4 0 11 0 11 13 0 11-5 21-7 29-17 44-26 68-26 88 0 37 27 50 52 50 17 0 31-7 43-19-6 22-11 41-27 64-11 14-28 26-47 26-6 0-25-1-31-18 6 0 12 0 18-5 3-3 8-9 8-16 0-14-12-16-16-16-9 0-24 7-24 28s18 37 45 37c43 0 87-39 98-85 13-54 28-108 41-161 1-6 1-6 1-9z"><text:p/></draw:path><draw:path draw:style-name="gr4" draw:text-style-name="P37" svg:width="0.1102in" svg:height="0.1094in" svg:x="0.4425in" svg:y="0.0134in" svg:viewBox="0 0 281 279" svg:d="M281 140c0-5-4-8-9-8-41 0-83 0-123 0 0-42 0-83 0-124 0-4-4-8-9-8-4 0-8 4-8 8 0 41 0 82 0 124-41 0-83 0-124 0-4 0-8 3-8 8s4 9 8 9c41 0 83 0 124 0 0 40 0 81 0 122 0 4 4 8 8 8 5 0 9-4 9-8 0-41 0-82 0-122 40 0 82 0 123 0 5 0 9-4 9-9z"><text:p/></draw:path><draw:path draw:style-name="gr4" draw:text-style-name="P37" svg:width="0.0543in" svg:height="0.1094in" svg:x="0.6138in" svg:y="0in" svg:viewBox="0 0 139 279" svg:d="M139 279c0-4 0-8 0-13-5 0-8 0-13 0-38 0-40-5-40-20 0-78 0-157 0-235 0-10 0-11-9-11-27 28-64 28-77 28 0 4 0 8 0 13 8 0 34 0 55-12 0 72 0 145 0 217 0 15-1 20-39 20-5 0-9 0-14 0 0 5 0 9 0 13 15-1 52-1 69-1s53 0 68 1z"><text:p/></draw:path></draw:g></draw:g></text:span><text:span text:style-name="T18">, מצאנו ערך </text:span><text:span text:style-name="T18"><draw:g text:anchor-type="as-char" svg:y="-0.072in" draw:z-index="106" draw:name="Shape110" draw:style-name="gr1"><svg:title>TexMaths</svg:title><svg:desc>12§display§x§svg§600§FALSE§</svg:desc><draw:g draw:style-name="gr2"><draw:path draw:style-name="gr3" draw:text-style-name="P36" svg:width="0.0693in" svg:height="0.0567in" svg:x="0.0031in" svg:y="0.0083in" svg:viewBox="0 0 177 145" svg:d="M0 0c59 0 118 0 177 0 0 48 0 97 0 145-59 0-118 0-177 0 0-48 0-97 0-145z"><text:p/></draw:path><draw:path draw:style-name="gr4" draw:text-style-name="P37" svg:width="0.0815in" svg:height="0.074in" svg:x="-0.0004in" svg:y="0in" svg:viewBox="0 0 208 189" svg:d="M208 28c0-22-25-28-38-28-26 0-40 22-45 32-11-28-32-32-44-32-44 0-68 54-68 65 0 4 4 2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 2-11 12-49 41-49 2 0 12 0 21 4-12 3-20 14-20 23 0 7 5 15 15 15s23-8 23-24z"><text:p/></draw:path></draw:g></draw:g></text:span><text:span text:style-name="T18"><text:s/>עבורו </text:span><text:span text:style-name="T18"><draw:g text:anchor-type="as-char" svg:y="-0.0728in" draw:z-index="107" draw:name="Shape111" draw:style-name="gr1"><svg:title>TexMaths</svg:title><svg:desc>12§display§y§svg§600§FALSE§</svg:desc><draw:g draw:style-name="gr2"><draw:path draw:style-name="gr3" draw:text-style-name="P36" svg:width="0.0634in" svg:height="0.0898in" svg:x="0.0031in" svg:y="0.0079in" svg:viewBox="0 0 162 229" svg:d="M81 229c-27 0-53 0-81 0 0-76 0-153 0-229 54 0 108 0 162 0 0 76 0 153 0 229-27 0-54 0-81 0z"><text:p/></draw:path><draw:path draw:style-name="gr4" draw:text-style-name="P37" svg:width="0.0756in" svg:height="0.1067in" svg:x="-0.0004in" svg:y="-0.0004in" svg:viewBox="0 0 193 272" svg:d="M193 16c0-8-6-11-12-11-5 0-11 2-16 8 0 3-3 16-6 23-2 11-4 22-8 34-6 25-12 50-18 76-2 7-19 34-47 34-21 0-26-18-26-32 0-19 7-46 21-83 8-17 9-22 9-30 0-19-13-35-34-35-40 0-56 61-56 65 0 5 4 2 6 5 4 0 4-1 6-9 12-39 29-51 43-51 2 0 10 0 10 13 0 11-4 22-8 30-16 44-23 69-23 88 0 36 26 49 51 49 16 0 30-7 41-19-5 21-10 42-27 65-10 14-26 26-45 26-6 0-25-1-32-18 7 0 12 0 18-5 4-3 8-9 8-16 0-14-11-15-16-15-9 0-22 6-22 27s18 37 44 37c43 0 85-39 97-87 13-53 26-106 39-159 3-6 3-7 3-10z"><text:p/></draw:path></draw:g></draw:g></text:span><text:span text:style-name="T18"><text:s/>קיים לכל מספר טבעי מלבד 0. עתה נראה כי גם עבור </text:span><text:span text:style-name="T18"><draw:g text:anchor-type="as-char" svg:y="-0.1098in" draw:z-index="108" draw:name="Shape112" draw:style-name="gr1"><svg:title>TexMaths</svg:title><svg:desc>12§display§y = 0§svg§600§FALSE§</svg:desc><draw:g draw:style-name="gr2"><draw:path draw:style-name="gr3" draw:text-style-name="P36" svg:width="0.3657in" svg:height="0.1264in" svg:x="0.0031in" svg:y="0.0087in" svg:viewBox="0 0 930 322" svg:d="M466 322c-156 0-311 0-466 0 0-108 0-214 0-322 310 0 621 0 930 0 0 108 0 214 0 322-155 0-309 0-464 0z"><text:p/></draw:path><draw:path draw:style-name="gr4" draw:text-style-name="P37" svg:width="0.076in" svg:height="0.1063in" svg:x="-0.0004in" svg:y="0.0362in" svg:viewBox="0 0 194 271" svg:d="M194 16c0-8-6-11-12-11-3 0-10 2-14 8-1 3-5 16-6 23-2 11-6 23-8 33-6 26-14 51-20 76-1 6-19 36-48 36-21 0-25-18-25-34 0-20 7-45 22-82 6-18 8-22 8-30 0-19-14-35-35-35-40 0-56 61-56 65 0 3 4 2 6 3 4 0 4 0 6-7 12-39 29-51 43-51 3 0 10 0 10 13 0 11-4 21-7 29-17 44-24 68-24 88 0 37 26 50 51 50 17 0 31-7 42-19-5 22-9 41-26 64-12 14-28 26-47 26-6 0-25-1-32-18 7 0 12 0 18-5 4-3 8-9 8-16 0-14-11-16-16-16-9 0-22 7-22 28s18 37 44 37c43 0 86-39 98-85 14-54 27-108 41-161 1-6 1-6 1-9z"><text:p/></draw:path><draw:path draw:style-name="gr4" draw:text-style-name="P37" svg:width="0.1102in" svg:height="0.0382in" svg:x="0.1362in" svg:y="0.0484in" svg:viewBox="0 0 281 98" svg:d="M281 8c0-4-4-8-9-8-88 0-176 0-264 0-4 0-8 4-8 8 0 5 4 9 8 9 88 0 176 0 264 0 5 0 9-4 9-9zM281 90c0-5-4-9-9-9-88 0-176 0-264 0-4 0-8 4-8 9s4 8 8 8c88 0 176 0 264 0 5 0 9-3 9-8z"><text:p/></draw:path><draw:path draw:style-name="gr4" draw:text-style-name="P37" svg:width="0.0697in" svg:height="0.1134in" svg:x="0.3083in" svg:y="0in" svg:viewBox="0 0 178 289" svg:d="M178 146c0-33-3-68-17-98-19-41-54-48-72-48-25 0-57 11-73 50-14 29-16 63-16 96 0 31 1 67 19 100 18 34 49 43 70 43 23 0 54-10 73-49 13-29 16-62 16-94zM143 140c0 32 0 60-5 86-6 40-30 53-49 53-17 0-42-11-49-51-5-26-5-63-5-88 0-26 0-54 3-77 9-50 40-53 51-53 13 0 41 7 49 49 5 24 5 55 5 81z"><text:p/></draw:path></draw:g></draw:g></text:span><text:span text:style-name="T18"><text:s/>קיים </text:span><text:span text:style-name="T18"><draw:g text:anchor-type="as-char" svg:y="-0.072in" draw:z-index="109" draw:name="Shape113" draw:style-name="gr1"><svg:title>TexMaths</svg:title><svg:desc>12§display§x§svg§600§FALSE§</svg:desc><draw:g draw:style-name="gr2"><draw:path draw:style-name="gr3" draw:text-style-name="P36" svg:width="0.0693in" svg:height="0.0567in" svg:x="0.0031in" svg:y="0.0083in" svg:viewBox="0 0 177 145" svg:d="M0 0c59 0 118 0 177 0 0 48 0 97 0 145-59 0-118 0-177 0 0-48 0-97 0-145z"><text:p/></draw:path><draw:path draw:style-name="gr4" draw:text-style-name="P37" svg:width="0.0815in" svg:height="0.074in" svg:x="-0.0004in" svg:y="0in" svg:viewBox="0 0 208 189" svg:d="M208 28c0-22-25-28-38-28-26 0-40 22-45 32-11-28-32-32-44-32-44 0-68 54-68 65 0 4 4 2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 2-11 12-49 41-49 2 0 12 0 21 4-12 3-20 14-20 23 0 7 5 15 15 15s23-8 23-24z"><text:p/></draw:path></draw:g></draw:g></text:span><text:span text:style-name="T18"><text:s/>שמוביל אליו. מהגדרת הפונקציה, ניתן לראות שכאשר </text:span><text:span text:style-name="T18"><draw:g text:anchor-type="as-char" svg:y="-0.1098in" draw:z-index="167" draw:name="Shape114" draw:style-name="gr1"><svg:title>TexMaths</svg:title><svg:desc>12§display§x=0, 1§svg§600§FALSE§</svg:desc><draw:g draw:style-name="gr2"><draw:path draw:style-name="gr3" draw:text-style-name="P34" svg:width="0.5248in" svg:height="0.1244in" svg:x="0.0031in" svg:y="0.0087in" svg:viewBox="0 0 1334 317" svg:d="M0 0c444 0 889 0 1334 0 0 106 0 211 0 317-445 0-890 0-1334 0 0-106 0-211 0-317z"><text:p/></draw:path><draw:path draw:style-name="gr4" draw:text-style-name="P35" svg:width="0.0823in" svg:height="0.0744in" svg:x="-0.0004in" svg:y="0.0362in" svg:viewBox="0 0 210 190" svg:d="M210 29c0-23-25-29-40-29-24 0-38 23-43 32-11-27-33-32-45-32-45 0-69 55-69 65 0 5 4 2 5 5 4 0 5-2 6-5 14-45 42-55 56-55 9 0 23 3 23 28 0 14-7 41-23 100-7 26-21 43-39 43-4 0-13 0-22-5 11-2 19-10 19-22 0-11-8-15-15-15-12 0-23 11-23 24 0 18 22 27 40 27 27 0 43-28 44-30 5 15 20 30 46 30 43 0 67-53 67-64 0-4-4-4-5-4-4 0-5 2-6 5-13 45-42 54-55 54-17 0-24-13-24-27 0-9 2-18 7-36 5-20 10-39 14-58 3-12 12-50 42-50 3 0 12 0 22 6-12 2-20 12-20 22 0 6 4 15 15 15 10 0 23-7 23-24z"><text:p/></draw:path><draw:path draw:style-name="gr4" draw:text-style-name="P35" svg:width="0.1102in" svg:height="0.0382in" svg:x="0.1453in" svg:y="0.048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5" svg:width="0.0697in" svg:height="0.113in" svg:x="0.3169in" svg:y="0in" svg:viewBox="0 0 178 288" svg:d="M178 145c0-33-3-67-17-98-21-40-54-47-72-47-25 0-57 11-73 50-14 29-16 62-16 95s1 69 19 101c18 34 48 42 70 42 23 0 54-8 73-49 13-29 16-60 16-94zM143 140c0 32 0 59-5 87-7 39-31 51-49 51-17 0-42-9-49-50-5-25-5-62-5-88s0-55 3-76c8-51 40-54 51-54 13 0 41 7 49 49 5 23 5 55 5 81z"><text:p/></draw:path><draw:path draw:style-name="gr4" draw:text-style-name="P35" svg:width="0.0189in" svg:height="0.0492in" svg:x="0.4079in" svg:y="0.0921in" svg:viewBox="0 0 49 126" svg:d="M49 44c0-27-11-44-26-44s-23 11-23 23c0 11 8 21 23 21 5 0 9-1 14-4 1-2 1-2 3-2 0 3 0 0 0 6 0 32-15 57-29 71-4 4-4 5-4 6 0 4 1 5 4 5 5 0 38-32 38-82z"><text:p/></draw:path><draw:path draw:style-name="gr4" draw:text-style-name="P35" svg:width="0.0543in" svg:height="0.1091in" svg:x="0.4819in" svg:y="0in" svg:viewBox="0 0 139 278" svg:d="M139 278c0-3 0-7 0-12-5 0-8 0-13 0-38 0-40-4-40-20 0-78 0-157 0-235 0-10 0-11-9-11-27 26-64 26-77 26 0 5 0 9 0 14 8 0 34 0 55-11 0 72 0 145 0 217 0 14-1 20-39 20-5 0-9 0-14 0 0 5 0 9 0 12 16-1 52-1 69-1s54 0 68 1z"><text:p/></draw:path></draw:g></draw:g></text:span><text:span text:style-name="T18"><text:s/>אז </text:span><text:span text:style-name="T18"><draw:g text:anchor-type="as-char" svg:y="-0.1098in" draw:z-index="110" draw:name="Shape115" draw:style-name="gr1"><svg:title>TexMaths</svg:title><svg:desc>12§display§y = 0§svg§600§FALSE§</svg:desc><draw:g draw:style-name="gr2"><draw:path draw:style-name="gr3" draw:text-style-name="P36" svg:width="0.3657in" svg:height="0.1264in" svg:x="0.0031in" svg:y="0.0087in" svg:viewBox="0 0 930 322" svg:d="M466 322c-156 0-311 0-466 0 0-108 0-214 0-322 310 0 621 0 930 0 0 108 0 214 0 322-155 0-309 0-464 0z"><text:p/></draw:path><draw:path draw:style-name="gr4" draw:text-style-name="P37" svg:width="0.076in" svg:height="0.1063in" svg:x="-0.0004in" svg:y="0.0362in" svg:viewBox="0 0 194 271" svg:d="M194 16c0-8-6-11-12-11-3 0-10 2-14 8-1 3-5 16-6 23-2 11-6 23-8 33-6 26-14 51-20 76-1 6-19 36-48 36-21 0-25-18-25-34 0-20 7-45 22-82 6-18 8-22 8-30 0-19-14-35-35-35-40 0-56 61-56 65 0 3 4 2 6 3 4 0 4 0 6-7 12-39 29-51 43-51 3 0 10 0 10 13 0 11-4 21-7 29-17 44-24 68-24 88 0 37 26 50 51 50 17 0 31-7 42-19-5 22-9 41-26 64-12 14-28 26-47 26-6 0-25-1-32-18 7 0 12 0 18-5 4-3 8-9 8-16 0-14-11-16-16-16-9 0-22 7-22 28s18 37 44 37c43 0 86-39 98-85 14-54 27-108 41-161 1-6 1-6 1-9z"><text:p/></draw:path><draw:path draw:style-name="gr4" draw:text-style-name="P37" svg:width="0.1102in" svg:height="0.0382in" svg:x="0.1362in" svg:y="0.0484in" svg:viewBox="0 0 281 98" svg:d="M281 8c0-4-4-8-8-8-89 0-177 0-265 0-4 0-8 4-8 8 0 5 4 9 8 9 88 0 176 0 265 0 4 0 8-4 8-9zM281 90c0-5-4-9-8-9-89 0-177 0-265 0-4 0-8 4-8 9s4 8 8 8c88 0 176 0 265 0 4 0 8-3 8-8z"><text:p/></draw:path><draw:path draw:style-name="gr4" draw:text-style-name="P37" svg:width="0.0697in" svg:height="0.1134in" svg:x="0.3083in" svg:y="0in" svg:viewBox="0 0 178 289" svg:d="M178 146c0-33-3-68-17-98-19-41-54-48-72-48-25 0-57 11-73 50-14 29-16 63-16 96 0 31 1 67 19 100 18 34 49 43 70 43 23 0 54-10 73-49 13-29 16-62 16-94zM143 140c0 32 0 60-5 86-6 40-30 53-49 53-17 0-42-11-49-51-5-26-5-63-5-88 0-26 0-54 3-77 9-50 40-53 51-53 13 0 41 7 49 49 5 24 5 55 5 81z"><text:p/></draw:path></draw:g></draw:g></text:span><text:span text:style-name="T18">. הראינו כי כל מספר טבעי נמצא בתמונה של </text:span><text:span text:style-name="T18"><draw:g text:anchor-type="as-char" svg:y="-0.1165in" draw:z-index="111" draw:name="Shape116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18"><text:s/>ולכן היא פונקציה על, ולכן </text:span><text:span text:style-name="T18"><draw:g text:anchor-type="as-char" svg:y="-0.0728in" draw:z-index="112" draw:name="Shape117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18"><text:s/>היא חד־חד ערכית.</text:span></text:p>
      <text:p text:style-name="Text_20_body"><draw:g text:anchor-type="as-char" svg:y="-0.1228in" draw:z-index="113" draw:name="Shape118" draw:style-name="gr1"><svg:title>TexMaths</svg:title><svg:desc>12§display§g({0, 1, 2, ..., n}) = {0, 1, 2, ..., n, n + 1}§svg§600§FALSE§</svg:desc><draw:g draw:style-name="gr2"><draw:path draw:style-name="gr3" draw:text-style-name="P36" svg:width="2.4272in" svg:height="0.1472in" svg:x="0.0055in" svg:y="0.0079in" svg:viewBox="0 0 6166 375" svg:d="M3083 375c-1029 0-2056 0-3083 0 0-125 0-250 0-375 2056 0 4110 0 6166 0 0 125 0 250 0 375-1028 0-2056 0-3083 0z"><text:p/></draw:path><draw:path draw:style-name="gr4" draw:text-style-name="P37" svg:width="0.076in" svg:height="0.1063in" svg:x="-0.0004in" svg:y="0.0516in" svg:viewBox="0 0 194 271" svg:d="M194 19c0-7-4-11-12-11-4 0-15 3-18 18-7-15-21-26-38-26-49 0-101 59-101 119 0 42 25 67 57 67 24 0 44-21 48-25 0 0 1 0 1 1-5 18-10 36-15 55-1 3-15 44-60 44-8 0-22 0-34-5 13-3 18-14 18-21 0-6-5-13-17-13-9 0-23 6-23 22 0 18 17 27 56 27 53 0 83-34 90-58 16-62 32-124 47-187 0-2 1-3 1-7zM160 46c0 1-2 3-2 6-7 26-13 52-20 80-2 11-12 21-22 29-8 8-21 15-33 15-22 0-28-21-28-38 0-21 12-71 24-91 11-22 29-39 47-39 28 0 34 35 34 38z"><text:p/></draw:path><draw:path draw:style-name="gr4" draw:text-style-name="P37" svg:width="0.0378in" svg:height="0.1642in" svg:x="0.0972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37" svg:width="0.0697in" svg:height="0.113in" svg:x="0.1516in" svg:y="0.0138in" svg:viewBox="0 0 178 288" svg:d="M178 145c0-34-3-67-17-98-19-40-54-47-72-47-25 0-57 11-73 50-14 29-16 61-16 95 0 32 1 69 19 101 18 33 49 42 70 42 23 0 55-9 73-48 13-28 16-62 16-95zM143 140c0 33 0 60-5 86-6 40-30 53-49 53-17 0-42-11-49-51-5-24-5-63-5-88 0-26 0-54 3-77 9-50 40-53 51-53 13 0 42 7 49 49 5 22 5 55 5 81z"><text:p/></draw:path><draw:path draw:style-name="gr4" draw:text-style-name="P37" svg:width="0.0189in" svg:height="0.0488in" svg:x="0.2425in" svg:y="0.1055in" svg:viewBox="0 0 49 125" svg:d="M49 43c0-27-9-43-26-43-15 0-23 10-23 22s8 22 23 22c5 0 11-2 14-6 1-1 1-1 3-1 0 3 1 0 1 6 0 31-16 56-29 71-5 5-5 6-5 7 0 2 3 4 4 4 5 0 38-33 38-82z"><text:p/></draw:path><draw:path draw:style-name="gr4" draw:text-style-name="P37" svg:width="0.0543in" svg:height="0.1094in" svg:x="0.3169in" svg:y="0.0138in" svg:viewBox="0 0 139 279" svg:d="M139 279c0-3 0-8 0-13-5 0-9 0-14 0-37 0-39-5-39-20 0-78 0-157 0-235 0-10 0-11-9-11-27 26-64 26-77 26 0 5 0 9 0 14 8 0 32 0 55-11 0 72 0 145 0 217 0 15-1 20-39 20-5 0-9 0-14 0 0 5 0 10 0 13 15-1 52-1 69-1s53 0 68 1z"><text:p/></draw:path><draw:path draw:style-name="gr4" draw:text-style-name="P37" svg:width="0.0189in" svg:height="0.0488in" svg:x="0.3992in" svg:y="0.1055in" svg:viewBox="0 0 49 125" svg:d="M49 43c0-27-9-43-26-43-15 0-23 10-23 22s8 22 23 22c5 0 11-2 14-6 1-1 1-1 3-1 0 3 1 0 1 6 0 31-16 56-29 71-5 5-5 6-5 7 0 2 3 4 4 4 5 0 38-33 38-82z"><text:p/></draw:path><draw:path draw:style-name="gr4" draw:text-style-name="P37" svg:width="0.0657in" svg:height="0.1094in" svg:x="0.4673in" svg:y="0.0138in" svg:viewBox="0 0 168 279" svg:d="M168 207c-4 0-7 0-11 0-1 12-5 30-8 36-4 4-31 4-41 4-25 0-50 0-76 0 15-15 30-28 45-42 66-59 91-82 91-124 0-47-38-81-89-81-48 0-79 38-79 77 0 22 20 22 22 22 7 0 22-4 22-21 0-12-8-23-22-23-4 0-4 0-5 1 9-27 32-43 56-43 39 0 57 34 57 68s-22 68-45 94c-26 30-54 59-80 89-5 4-5 4-5 15 52 0 104 0 156 0 4-24 8-48 12-72z"><text:p/></draw:path><draw:path draw:style-name="gr4" draw:text-style-name="P37" svg:width="0.0189in" svg:height="0.0488in" svg:x="0.5559in" svg:y="0.1055in" svg:viewBox="0 0 49 125" svg:d="M49 43c0-27-9-43-26-43-15 0-23 10-23 22s8 22 23 22c5 0 11-2 14-6 1-1 1-1 3-1 0 3 1 0 1 6 0 31-16 56-29 71-5 5-5 6-5 7 0 2 3 4 4 4 5 0 38-33 38-82z"><text:p/></draw:path><draw:path draw:style-name="gr4" draw:text-style-name="P37" svg:width="0.0177in" svg:height="0.0169in" svg:x="0.6299in" svg:y="0.1055in" svg:viewBox="0 0 46 44" svg:d="M46 22c0-12-11-22-23-22s-23 10-23 22 11 22 23 22 23-10 23-22z"><text:p/></draw:path><draw:path draw:style-name="gr4" draw:text-style-name="P37" svg:width="0.0169in" svg:height="0.0169in" svg:x="0.676in" svg:y="0.1055in" svg:viewBox="0 0 44 44" svg:d="M44 22c0-12-9-22-21-22s-23 10-23 22 11 22 23 22 21-10 21-22z"><text:p/></draw:path><draw:path draw:style-name="gr4" draw:text-style-name="P37" svg:width="0.0169in" svg:height="0.0169in" svg:x="0.7224in" svg:y="0.1055in" svg:viewBox="0 0 44 44" svg:d="M44 22c0-12-10-22-22-22-14 0-22 10-22 22s8 22 22 22c12 0 22-10 22-22z"><text:p/></draw:path><draw:path draw:style-name="gr4" draw:text-style-name="P37" svg:width="0.0189in" svg:height="0.0488in" svg:x="0.7685in" svg:y="0.1055in" svg:viewBox="0 0 49 125" svg:d="M49 43c0-27-11-43-27-43-14 0-22 10-22 22s8 22 22 22c4 0 10-2 14-6 2-1 1-1 2-1 0 3 2 0 2 6 0 31-15 56-29 71-5 5-5 6-5 7 0 2 2 4 5 4 5 0 38-33 38-82z"><text:p/></draw:path><draw:path draw:style-name="gr4" draw:text-style-name="P37" svg:width="0.0894in" svg:height="0.0744in" svg:x="0.8331in" svg:y="0.0516in" svg:viewBox="0 0 228 190" svg:d="M228 126c0-5-4-5-5-5-5 0-5 1-6 7-8 29-23 53-43 53-7 0-11-5-11-14 0-10 5-21 9-30 7-22 25-69 25-93 0-27-18-44-48-44-39 0-59 26-66 36-3-24-19-36-39-36s-27 16-32 24c-6 14-12 38-12 41s4 2 5 3c3 0 5 0 7-9 7-30 16-51 31-51 9 0 12 6 12 20 0 9-1 14-6 35-8 33-17 65-25 98-1 6-4 15-4 17 0 8 6 12 14 12 4 0 12-3 15-12 0-1 5-20 7-31 4-13 6-26 10-38 2-10 5-18 7-28 1-7 4-14 5-21 7-13 29-52 70-52 19 0 22 16 22 30 0 27-20 81-27 99-4 9-5 14-5 19 0 19 16 34 35 34 39 0 55-62 55-64z"><text:p/></draw:path><draw:path draw:style-name="gr4" draw:text-style-name="P37" svg:width="0.0382in" svg:height="0.1642in" svg:x="0.937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37" svg:width="0.1102in" svg:height="0.0382in" svg:x="1.0472in" svg:y="0.0638in" svg:viewBox="0 0 281 98" svg:d="M281 8c0-4-4-8-9-8-87 0-176 0-264 0-3 0-8 4-8 8 0 5 5 9 8 9 88 0 177 0 264 0 5 0 9-4 9-9zM281 90c0-5-4-9-9-9-87 0-176 0-264 0-3 0-8 4-8 9s5 8 8 8c88 0 177 0 264 0 5 0 9-3 9-8z"><text:p/></draw:path><draw:path draw:style-name="gr4" draw:text-style-name="P37" svg:width="0.0697in" svg:height="0.113in" svg:x="1.2197in" svg:y="0.0138in" svg:viewBox="0 0 178 288" svg:d="M178 145c0-34-2-67-17-98-19-40-54-47-71-47-25 0-56 11-74 50-14 29-16 61-16 95 0 32 2 69 19 101 18 33 49 42 70 42 23 0 55-9 73-48 14-28 16-62 16-95zM143 140c0 33 0 60-5 86-6 40-30 53-49 53-16 0-41-11-49-51-4-24-4-63-4-88 0-26 0-54 2-77 9-50 40-53 51-53 14 0 42 7 50 49 4 22 4 55 4 81z"><text:p/></draw:path><draw:path draw:style-name="gr4" draw:text-style-name="P37" svg:width="0.0189in" svg:height="0.0488in" svg:x="1.3106in" svg:y="0.1055in" svg:viewBox="0 0 49 125" svg:d="M49 43c0-27-11-43-27-43-14 0-22 10-22 22s8 22 22 22c6 0 10-2 15-6 1-1 1-1 1-1 0 3 2 0 2 6 0 31-15 56-29 71-5 5-5 6-5 7 0 2 2 4 5 4 5 0 38-33 38-82z"><text:p/></draw:path><draw:path draw:style-name="gr4" draw:text-style-name="P37" svg:width="0.0543in" svg:height="0.1094in" svg:x="1.3846in" svg:y="0.0138in" svg:viewBox="0 0 139 279" svg:d="M139 279c0-3 0-8 0-13-5 0-8 0-13 0-38 0-40-5-40-20 0-78 0-157 0-235 0-10 0-11-9-11-27 26-64 26-77 26 0 5 0 9 0 14 8 0 34 0 55-11 0 72 0 145 0 217 0 15-1 20-39 20-5 0-9 0-14 0 0 5 0 10 0 13 15-1 52-1 69-1s54 0 68 1z"><text:p/></draw:path><draw:path draw:style-name="gr4" draw:text-style-name="P37" svg:width="0.0189in" svg:height="0.0488in" svg:x="1.4673in" svg:y="0.1055in" svg:viewBox="0 0 49 125" svg:d="M49 43c0-27-11-43-27-43-14 0-22 10-22 22s8 22 22 22c4 0 10-2 15-6 1-1 1-1 1-1 0 3 2 0 2 6 0 31-15 56-29 71-5 5-5 6-5 7 0 2 2 4 5 4 5 0 38-33 38-82z"><text:p/></draw:path><draw:path draw:style-name="gr4" draw:text-style-name="P37" svg:width="0.0657in" svg:height="0.1094in" svg:x="1.535in" svg:y="0.0138in" svg:viewBox="0 0 168 279" svg:d="M168 207c-4 0-6 0-10 0-2 12-6 30-9 36-4 4-31 4-40 4-25 0-51 0-77 0 16-15 30-28 46-42 65-59 90-82 90-124 0-47-37-81-89-81-48 0-79 38-79 77 0 22 22 22 23 22 7 0 21-4 21-21 0-12-7-23-21-23-4 0-5 0-6 1 9-27 32-43 56-43 39 0 57 34 57 68s-21 68-44 94c-27 30-54 59-81 89-5 4-5 4-5 15 53 0 104 0 157 0 4-24 7-48 11-72z"><text:p/></draw:path><draw:path draw:style-name="gr4" draw:text-style-name="P37" svg:width="0.0189in" svg:height="0.0488in" svg:x="1.6244in" svg:y="0.1055in" svg:viewBox="0 0 49 125" svg:d="M49 43c0-27-11-43-27-43-14 0-22 10-22 22s8 22 22 22c4 0 10-2 15-6 1-1 1-1 1-1 0 3 2 0 2 6 0 31-15 56-29 71-5 5-5 6-5 7 0 2 2 4 5 4 5 0 38-33 38-82z"><text:p/></draw:path><draw:path draw:style-name="gr4" draw:text-style-name="P37" svg:width="0.0169in" svg:height="0.0169in" svg:x="1.698in" svg:y="0.1055in" svg:viewBox="0 0 44 44" svg:d="M44 22c0-12-10-22-22-22-14 0-22 10-22 22s8 22 22 22c12 0 22-10 22-22z"><text:p/></draw:path><draw:path draw:style-name="gr4" draw:text-style-name="P37" svg:width="0.0169in" svg:height="0.0169in" svg:x="1.7441in" svg:y="0.1055in" svg:viewBox="0 0 44 44" svg:d="M44 22c0-12-10-22-22-22s-22 10-22 22 10 22 22 22 22-10 22-22z"><text:p/></draw:path><draw:path draw:style-name="gr4" draw:text-style-name="P37" svg:width="0.0177in" svg:height="0.0169in" svg:x="1.7902in" svg:y="0.1055in" svg:viewBox="0 0 46 44" svg:d="M46 22c0-12-11-22-23-22s-23 10-23 22 11 22 23 22 23-10 23-22z"><text:p/></draw:path><draw:path draw:style-name="gr4" draw:text-style-name="P37" svg:width="0.0189in" svg:height="0.0488in" svg:x="1.8362in" svg:y="0.1055in" svg:viewBox="0 0 49 125" svg:d="M49 43c0-27-11-43-26-43s-23 10-23 22 8 22 23 22c5 0 9-2 14-6 1-1 1-1 3-1 0 3 0 0 0 6 0 31-15 56-29 71-4 5-4 6-4 7 0 2 1 4 4 4 5 0 38-33 38-82z"><text:p/></draw:path><draw:path draw:style-name="gr4" draw:text-style-name="P37" svg:width="0.0898in" svg:height="0.0744in" svg:x="1.9008in" svg:y="0.0516in" svg:viewBox="0 0 229 190" svg:d="M229 126c0-5-5-5-6-5-3 0-3 1-6 7-8 29-21 53-43 53-7 0-10-5-10-14 0-10 4-21 8-30 8-22 26-69 26-93 0-27-18-44-49-44-37 0-59 26-66 36-1-24-19-36-39-36-19 0-27 16-31 24-7 14-13 38-13 41s4 2 5 3c5 0 5 0 7-9 7-30 16-51 31-51 9 0 13 6 13 20 0 9-1 14-7 35-8 33-15 65-24 98-1 6-3 15-3 17 0 8 6 12 12 12 4 0 12-3 15-12 0-1 6-20 9-31 2-13 6-26 8-38 2-10 6-18 7-28 3-7 4-14 6-21 6-13 29-52 69-52 19 0 22 16 22 30 0 27-20 81-27 99-4 9-4 14-4 19 0 19 15 34 35 34 40 0 55-62 55-64z"><text:p/></draw:path><draw:path draw:style-name="gr4" draw:text-style-name="P37" svg:width="0.0189in" svg:height="0.0488in" svg:x="2.0098in" svg:y="0.1055in" svg:viewBox="0 0 49 125" svg:d="M49 43c0-27-11-43-26-43s-23 10-23 22 8 22 23 22c5 0 9-2 14-6 1-1 1-1 3-1 0 3 0 0 0 6 0 31-15 56-28 71-5 5-5 6-5 7 0 2 1 4 4 4 5 0 38-33 38-82z"><text:p/></draw:path><draw:path draw:style-name="gr4" draw:text-style-name="P37" svg:width="0.0898in" svg:height="0.0744in" svg:x="2.074in" svg:y="0.0516in" svg:viewBox="0 0 229 190" svg:d="M229 126c0-5-3-5-5-5-4 0-4 1-7 7-8 29-21 53-43 53-7 0-10-5-10-14 0-10 4-21 8-30 8-22 26-69 26-93 0-27-18-44-49-44-37 0-59 26-65 36-2-24-20-36-40-36-19 0-27 16-31 24-7 14-13 38-13 41s4 2 6 3c4 0 4 0 6-9 7-30 16-51 31-51 9 0 13 6 13 20 0 9-1 14-7 35-8 33-15 65-24 98-1 6-3 15-3 17 0 8 6 12 12 12 4 0 13-3 15-12 0-1 6-20 9-31 2-13 6-26 8-38 4-10 6-18 7-28 3-7 4-14 6-21 6-13 29-52 69-52 19 0 22 16 22 30 0 27-20 81-27 99-4 9-4 14-4 19 0 19 15 34 35 34 40 0 55-62 55-64z"><text:p/></draw:path><draw:path draw:style-name="gr4" draw:text-style-name="P37" svg:width="0.1102in" svg:height="0.1094in" svg:x="2.2154in" svg:y="0.028in" svg:viewBox="0 0 281 279" svg:d="M281 140c0-5-4-8-9-8-40 0-82 0-123 0 0-42 0-83 0-124 0-4-4-8-9-8-4 0-8 4-8 8 0 41 0 82 0 124-41 0-83 0-124 0-4 0-8 3-8 8s4 9 8 9c41 0 83 0 124 0 0 40 0 81 0 122 0 5 4 8 8 8 5 0 9-3 9-8 0-41 0-82 0-122 41 0 83 0 123 0 5 0 9-4 9-9z"><text:p/></draw:path><draw:path draw:style-name="gr4" draw:text-style-name="P37" svg:width="0.0543in" svg:height="0.1094in" svg:x="2.3866in" svg:y="0.0138in" svg:viewBox="0 0 139 279" svg:d="M139 279c0-3 0-8 0-13-5 0-8 0-13 0-38 0-40-5-40-20 0-78 0-157 0-235 0-10 0-11-9-11-27 26-64 26-77 26 0 5 0 9 0 14 8 0 34 0 55-11 0 72 0 145 0 217 0 15-1 20-39 20-5 0-9 0-14 0 0 5 0 10 0 13 15-1 52-1 69-1s53 0 68 1z"><text:p/></draw:path></draw:g></draw:g></text:p>
      <text:p text:style-name="Text_20_body"><draw:g text:anchor-type="as-char" svg:y="-0.1228in" draw:z-index="114" draw:name="Shape119" draw:style-name="gr1"><svg:title>TexMaths</svg:title><svg:desc>12§display§g(N) = N§svg§600§FALSE§</svg:desc><draw:g draw:style-name="gr2"><draw:path draw:style-name="gr3" draw:text-style-name="P36" svg:width="0.7134in" svg:height="0.1472in" svg:x="0.0055in" svg:y="0.0079in" svg:viewBox="0 0 1813 375" svg:d="M908 375c-303 0-605 0-908 0 0-125 0-250 0-375 604 0 1209 0 1813 0 0 125 0 250 0 375-302 0-604 0-905 0z"><text:p/></draw:path><draw:path draw:style-name="gr4" draw:text-style-name="P37" svg:width="0.076in" svg:height="0.1063in" svg:x="-0.0004in" svg:y="0.0516in" svg:viewBox="0 0 194 271" svg:d="M194 19c0-7-6-11-12-11-4 0-15 3-18 18-7-15-22-26-39-26-48 0-100 59-100 119 0 42 25 67 57 67 24 0 44-21 48-25 0 0 1 0 1 1-5 18-10 36-15 55-1 3-15 44-61 44-7 0-21 0-33-5 13-3 18-14 18-21 0-6-5-13-17-13-9 0-23 6-23 22 0 18 16 27 56 27 53 0 83-34 90-58 16-62 32-124 47-187 0-2 1-3 1-7zM160 46c0 1-2 3-2 6-7 26-13 52-20 80-2 11-12 21-22 29-8 8-21 15-33 15-22 0-28-21-28-38 0-21 12-71 23-91 12-22 30-39 48-39 28 0 34 35 34 38z"><text:p/></draw:path><draw:path draw:style-name="gr4" draw:text-style-name="P37" svg:width="0.0378in" svg:height="0.1642in" svg:x="0.0972in" svg:y="-0.0004in" svg:viewBox="0 0 97 418" svg:d="M97 413c0-1-1-2-1-3-44-33-73-116-73-184 0-10 0-22 0-34 0-67 29-151 73-184 0-1 1-2 1-3 0-3-2-5-3-5-2 0-2 1-3 1-47 35-91 119-91 191 0 12 0 24 0 34 0 72 44 156 91 191 1 0 1 1 3 1 1 0 3-2 3-5z"><text:p/></draw:path><draw:path draw:style-name="gr4" draw:text-style-name="P37" svg:width="0.1394in" svg:height="0.1122in" svg:x="0.1516in" svg:y="0.0102in" svg:viewBox="0 0 355 286" svg:d="M355 5c-2-1 0-5-6-5-14 0-28 1-42 1s-30-1-43-1c-2 0-8 0-8 8 0 5 4 5 8 5 24 0 29 10 29 18 0 1-1 9-1 10-16 62-33 124-48 185-32-71-62-145-93-218-3-8-5-8-14-8-19 0-37 0-57 0-8 0-12 0-12 8 0 5 4 5 12 5 3 0 29 0 29 4-19 75-37 151-56 225-5 17-12 30-46 31-2 0-7 0-7 9 0 2 2 4 5 4 14 0 29-1 43-1 13 0 29 1 43 1 1 0 7 0 7-8 0-5-3-5-8-5-24-1-28-11-28-19 0-2 0-5 2-10 19-73 37-147 56-220 1 2 1 4 4 7 34 83 69 165 104 247 4 7 5 8 8 8 5 0 5-1 6-9 21-77 40-155 61-233 3-16 10-30 45-31 1 0 7 0 7-8z"><text:p/></draw:path><draw:path draw:style-name="gr4" draw:text-style-name="P37" svg:width="0.0382in" svg:height="0.1642in" svg:x="0.3055in" svg:y="-0.0004in" svg:viewBox="0 0 98 418" svg:d="M98 226c0-10 0-22 0-34 0-72-44-156-91-191-1 0-1-1-2-1-3 0-5 2-5 5 0 1 1 2 2 3 44 33 74 117 74 184 0 12 0 24 0 34 0 68-30 151-74 184-1 1-2 2-2 3 0 3 2 5 5 5 1 0 1-1 2-1 47-35 91-119 91-191z"><text:p/></draw:path><draw:path draw:style-name="gr4" draw:text-style-name="P37" svg:width="0.1102in" svg:height="0.0382in" svg:x="0.4154in" svg:y="0.0638in" svg:viewBox="0 0 281 98" svg:d="M281 8c0-4-4-8-8-8-88 0-177 0-265 0-4 0-8 4-8 8 0 5 4 9 8 9 88 0 177 0 265 0 4 0 8-4 8-9zM281 90c0-5-4-9-8-9-88 0-177 0-265 0-4 0-8 4-8 9s4 8 8 8c88 0 177 0 265 0 4 0 8-3 8-8z"><text:p/></draw:path><draw:path draw:style-name="gr4" draw:text-style-name="P37" svg:width="0.1394in" svg:height="0.1122in" svg:x="0.5878in" svg:y="0.0102in" svg:viewBox="0 0 355 286" svg:d="M355 5c-2-1 0-5-6-5-13 0-28 1-42 1s-28-1-43-1c-2 0-7 0-7 8 0 5 3 5 7 5 24 0 29 10 29 18 0 1-1 9-1 10-16 62-33 124-48 185-32-71-62-145-93-218-3-8-3-8-13-8-19 0-38 0-58 0-8 0-12 0-12 8 0 5 4 5 12 5 3 0 29 0 29 4-19 75-37 151-56 225-5 17-12 30-46 31-2 0-7 0-7 9 0 2 2 4 6 4 13 0 28-1 42-1s29 1 43 1c3 0 7 0 7-8 0-5-3-5-8-5-24-1-28-11-28-19 0-2 0-5 2-10 19-73 37-147 56-220 1 2 1 4 4 7 34 83 69 165 104 247 4 7 5 8 8 8 5 0 5-1 8-9 19-77 39-155 59-233 3-16 12-30 45-31 3 0 7 0 7-8z"><text:p/></draw:path></draw:g></draw:g></text:p>
      <text:p text:style-name="Text_20_body"><draw:g text:anchor-type="as-char" svg:y="-0.1236in" draw:z-index="168" draw:name="Shape120" draw:style-name="gr1"><svg:title>TexMaths</svg:title><svg:desc>12§display§g(N\backslash \{ 0 \}) = N \backslash \{0, 1 \}§svg§600§FALSE§</svg:desc><draw:g draw:style-name="gr2"><draw:path draw:style-name="gr3" draw:text-style-name="P34" svg:width="1.5256in" svg:height="0.148in" svg:x="0.0055in" svg:y="0.0083in" svg:viewBox="0 0 3876 377" svg:d="M1939 377c-647 0-1292 0-1939 0 0-126 0-251 0-377 1292 0 2584 0 3876 0 0 126 0 251 0 377-646 0-1292 0-1937 0z"><text:p/></draw:path><draw:path draw:style-name="gr4" draw:text-style-name="P35" svg:width="0.076in" svg:height="0.1067in" svg:x="-0.0004in" svg:y="0.0508in" svg:viewBox="0 0 194 272" svg:d="M194 20c0-7-4-12-12-12-4 0-15 4-18 18-7-15-21-26-39-26-48 0-100 59-100 120 0 41 25 66 57 66 24 0 44-19 48-24h1c-5 18-10 36-15 56-1 4-15 44-60 44-8 0-22 0-34-4 13-3 18-14 18-21s-5-15-17-15c-9 0-23 8-23 24 0 17 16 26 56 26 53 0 83-33 90-57 16-62 32-125 47-187 0-3 1-5 1-8zM160 46c0 2-2 4-2 6-7 26-13 53-20 80-2 11-12 22-22 30-8 7-21 15-33 15-22 0-28-22-28-39 0-20 12-69 23-91 12-21 30-37 48-37 28 0 34 33 34 36z"><text:p/></draw:path><draw:path draw:style-name="gr4" draw:text-style-name="P35" svg:width="0.0378in" svg:height="0.1642in" svg:x="0.0972in" svg:y="0in" svg:viewBox="0 0 97 418" svg:d="M97 415c0-2 0-4-1-4-44-34-73-118-73-184 0-12 0-24 0-35 0-67 29-151 73-185 1 0 1-2 1-3 0-2-2-4-3-4-2 0-3 0-3 1-47 35-91 119-91 191 0 11 0 23 0 35 0 71 44 155 91 190 0 1 1 1 3 1 1 0 3-2 3-3z"><text:p/></draw:path><draw:path draw:style-name="gr4" draw:text-style-name="P35" svg:width="0.1394in" svg:height="0.1122in" svg:x="0.1516in" svg:y="0.011in" svg:viewBox="0 0 355 286" svg:d="M355 5c-2-1 0-5-6-5-13 0-29 1-42 1-14 0-30-1-43-1-2 0-7 0-7 8 0 5 3 5 7 5 24 0 29 9 29 18 0 1-2 7-2 9-15 62-32 125-47 187-32-73-62-146-93-220-3-7-3-7-14-7-19 0-37 0-57 0-8 0-12 0-12 8 0 5 4 5 12 5 3 0 29 0 29 4-19 74-37 150-56 225-5 16-12 30-46 31-2 0-7 1-7 8 0 4 2 5 6 5 13 0 28-1 42-1s29 1 43 1c3 0 7 0 7-8 0-4-3-5-8-5-24 0-28-10-28-18 0-4 0-5 2-10 19-73 37-148 56-221 1 2 1 2 4 7 34 82 69 165 104 247 4 7 5 8 8 8 5 0 5-1 8-8 19-77 39-155 58-234 4-18 12-30 46-31 2 0 7-1 7-8z"><text:p/></draw:path><draw:path draw:style-name="gr4" draw:text-style-name="P35" svg:width="0.0642in" svg:height="0.1654in" svg:x="0.3051in" svg:y="-0.0004in" svg:viewBox="0 0 164 421" svg:d="M164 412c0-1 0-2-1-3-49-135-97-268-146-403-1-4-5-6-9-6s-8 4-8 8c0 2 0 3 0 4 49 135 98 268 148 403 1 3 3 6 8 6 4 0 8-4 8-9z"><text:p/></draw:path><draw:path draw:style-name="gr4" draw:text-style-name="P35" svg:width="0.0579in" svg:height="0.1654in" svg:x="0.3913in" svg:y="-0.0004in" svg:viewBox="0 0 148 421" svg:d="M148 416c0-4-3-6-6-6-32 0-54-21-54-42 0-35 0-70 0-106 0-24-21-42-50-52 29-8 50-27 50-51 0-36 0-71 0-106 0-22 22-42 54-42 3 0 6-4 6-6 0-4-3-5-6-5-45 0-83 22-83 53 0 35 0 70 0 106 0 24-23 47-54 47-4 0-5 1-5 4s1 6 5 6c31 0 54 22 54 46 0 36 0 71 0 106 0 31 38 53 83 53 3 0 6-3 6-5z"><text:p/></draw:path><draw:path draw:style-name="gr4" draw:text-style-name="P35" svg:width="0.0689in" svg:height="0.113in" svg:x="0.4685in" svg:y="0.0138in" svg:viewBox="0 0 176 288" svg:d="M176 145c0-33-1-67-16-98-20-41-54-47-71-47-25 0-57 11-73 49-15 30-16 63-16 96 0 32 1 70 18 100 18 35 49 43 70 43 22 0 55-8 73-49 14-27 15-60 15-94zM142 141c0 31 0 60-5 86-6 40-30 52-49 52-16 0-41-11-48-51-5-24-5-63-5-87 0-28 0-56 3-78 8-50 40-55 50-55 14 0 42 9 50 50 4 24 4 56 4 83z"><text:p/></draw:path><draw:path draw:style-name="gr4" draw:text-style-name="P35" svg:width="0.0579in" svg:height="0.1654in" svg:x="0.5575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draw:path draw:style-name="gr4" draw:text-style-name="P35" svg:width="0.0378in" svg:height="0.1642in" svg:x="0.637in" svg:y="0in" svg:viewBox="0 0 97 418" svg:d="M97 227c0-12 0-24 0-35 0-72-44-156-90-191-1-1-1-1-2-1-3 0-5 2-5 4 0 1 1 3 2 3 44 34 72 118 72 185 0 11 0 23 0 35 0 66-28 150-72 184-1 0-2 2-2 4 0 1 2 3 5 3 1 0 1 0 2-1 46-35 90-119 90-190z"><text:p/></draw:path><draw:path draw:style-name="gr4" draw:text-style-name="P35" svg:width="0.1102in" svg:height="0.039in" svg:x="0.7476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5" svg:width="0.1394in" svg:height="0.1122in" svg:x="0.9197in" svg:y="0.011in" svg:viewBox="0 0 355 286" svg:d="M355 5c-2-1 0-5-6-5-13 0-29 1-42 1-14 0-29-1-43-1-2 0-7 0-7 8 0 5 3 5 7 5 24 0 29 9 29 18 0 1-2 7-2 9-15 62-32 125-47 187-32-73-62-146-93-220-3-7-3-7-13-7-19 0-38 0-58 0-8 0-12 0-12 8 0 5 4 5 12 5 3 0 29 0 29 4-19 74-37 150-56 225-5 16-12 30-46 31-2 0-7 1-7 8 0 4 2 5 6 5 13 0 28-1 42-1s29 1 43 1c3 0 7 0 7-8 0-4-3-5-8-5-24 0-28-10-28-18 0-4 0-5 2-10 19-73 37-148 56-221 1 2 1 2 4 7 34 82 69 165 104 247 4 7 5 8 8 8 5 0 5-1 8-8 19-77 39-155 58-234 4-18 12-30 46-31 2 0 7-1 7-8z"><text:p/></draw:path><draw:path draw:style-name="gr4" draw:text-style-name="P35" svg:width="0.0642in" svg:height="0.1654in" svg:x="1.0728in" svg:y="-0.0004in" svg:viewBox="0 0 164 421" svg:d="M164 412c0-1 0-2-1-3-49-135-97-268-146-403-1-4-5-6-9-6s-8 4-8 8c0 2 0 3 0 4 49 135 98 268 148 403 1 3 3 6 8 6 4 0 8-4 8-9z"><text:p/></draw:path><draw:path draw:style-name="gr4" draw:text-style-name="P35" svg:width="0.0579in" svg:height="0.1654in" svg:x="1.1594in" svg:y="-0.0004in" svg:viewBox="0 0 148 421" svg:d="M148 416c0-4-3-6-6-6-32 0-54-21-54-42 0-35 0-70 0-106 0-24-21-42-50-52 29-8 50-27 50-51 0-36 0-71 0-106 0-22 22-42 54-42 3 0 6-4 6-6 0-4-3-5-6-5-44 0-82 22-82 53 0 35 0 70 0 106 0 24-24 47-55 47-4 0-5 1-5 4s1 6 5 6c31 0 55 22 55 46 0 36 0 71 0 106 0 31 38 53 82 53 3 0 6-3 6-5z"><text:p/></draw:path><draw:path draw:style-name="gr4" draw:text-style-name="P35" svg:width="0.0697in" svg:height="0.113in" svg:x="1.2366in" svg:y="0.0138in" svg:viewBox="0 0 178 288" svg:d="M178 145c0-33-3-67-17-98-21-41-54-47-72-47-25 0-57 11-73 49-15 30-16 63-16 96 0 32 1 70 18 100 19 35 49 43 70 43 22 0 55-8 74-49 13-27 16-60 16-94zM142 141c0 31 0 60-4 86-7 40-31 52-50 52-16 0-41-11-48-51-5-24-5-63-5-87 0-28 0-56 3-78 8-50 40-55 50-55 14 0 42 9 50 50 4 24 4 56 4 83z"><text:p/></draw:path><draw:path draw:style-name="gr4" draw:text-style-name="P35" svg:width="0.0189in" svg:height="0.0492in" svg:x="1.3272in" svg:y="0.1059in" svg:viewBox="0 0 49 126" svg:d="M49 44c0-27-11-44-27-44-14 0-22 11-22 23 0 11 8 21 22 21 6 0 10-1 15-4 1-2 1-2 1-2 0 3 2 0 2 6 0 32-15 57-29 70-5 5-5 6-5 7 0 3 2 5 5 5 5 0 38-32 38-82z"><text:p/></draw:path><draw:path draw:style-name="gr4" draw:text-style-name="P35" svg:width="0.0543in" svg:height="0.1094in" svg:x="1.4012in" svg:y="0.0138in" svg:viewBox="0 0 139 279" svg:d="M139 279c0-4 0-9 0-13-5 0-8 0-13 0-38 0-40-5-40-21 0-78 0-156 0-234 0-11 0-11-9-11-27 26-64 26-77 26 0 5 0 9 0 14 8 0 34 0 55-11 0 72 0 144 0 216 0 16-1 21-39 21-5 0-9 0-14 0 0 4 0 9 0 13 15-1 52-1 69-1s54 0 68 1z"><text:p/></draw:path><draw:path draw:style-name="gr4" draw:text-style-name="P35" svg:width="0.0579in" svg:height="0.1654in" svg:x="1.4819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/text:p>
      <text:h text:style-name="P32" text:outline-level="2">סעיף ג’</text:h>
      <text:p text:style-name="P27">נוכיח כי הפונקציה <draw:g text:anchor-type="as-char" svg:y="-0.0728in" draw:z-index="162" draw:name="Shape121" draw:style-name="gr1"><svg:title>TexMaths</svg:title><svg:desc>12§display§g§svg§600§FALSE§</svg:desc><draw:g draw:style-name="gr2"><draw:path draw:style-name="gr3" draw:text-style-name="P34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5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text:s/>מסעיף ב’ איננה על. <text:span text:style-name="T32">אם הפונקציה על</text:span>, צריך להיות איבר <draw:g text:anchor-type="as-char" svg:y="-0.1228in" draw:z-index="164" draw:name="Shape122" draw:style-name="gr1"><svg:title>TexMaths</svg:title><svg:desc>12§display§D \in \mathcal{P}(N)§svg§600§FALSE§</svg:desc><draw:g draw:style-name="gr2"><draw:path draw:style-name="gr3" draw:text-style-name="P34" svg:width="0.7126in" svg:height="0.1472in" svg:x="0.0016in" svg:y="0.0079in" svg:viewBox="0 0 1811 375" svg:d="M905 375c-302 0-603 0-905 0 0-125 0-250 0-375 603 0 1208 0 1811 0 0 125 0 250 0 375-302 0-604 0-906 0z"><text:p/></draw:path><draw:path draw:style-name="gr4" draw:text-style-name="P35" svg:width="0.1268in" svg:height="0.1122in" svg:x="-0.0004in" svg:y="0.0102in" svg:viewBox="0 0 323 286" svg:d="M323 107c0-60-36-107-100-107-47 0-95 0-141 0-9 0-12 0-12 8 0 5 3 5 12 5 4 0 13 0 18 1 6 0 9 2 9 6 0 3-1 4-2 9-19 74-37 149-57 224-3 17-4 20-38 20-7 0-12 0-12 9 0 4 4 4 12 4 47 0 92 0 139 0 88 0 172-87 172-179zM285 91c0 20-8 90-44 134-12 16-46 48-97 48-16 0-32 0-48 0-6 0-6 0-8 0-5-1-6-1-6-5 0-1 0-2 2-9 19-77 38-154 58-230 3-15 4-16 22-16 15 0 30 0 45 0 42 0 76 23 76 78z"><text:p/></draw:path><draw:path draw:style-name="gr4" draw:text-style-name="P35" svg:width="0.0839in" svg:height="0.0965in" svg:x="0.1902in" svg:y="0.0339in" svg:viewBox="0 0 214 246" svg:d="M213 237c0-5-3-8-8-8-28 0-54 0-81 0-56 0-102-42-106-97 62 0 125 0 187 0 12 0 12-17 0-17-62 0-125 0-187 0 4-55 50-98 106-98 27 0 53 0 81 0 5 0 8-4 8-9 0-4-3-8-8-8-28 0-54 0-81 0-69 0-124 55-124 123 0 69 55 123 124 123 27 0 53 0 81 0 5 0 8-4 8-9z"><text:p/></draw:path><draw:path draw:style-name="gr4" draw:text-style-name="P35" svg:width="0.113in" svg:height="0.1185in" svg:x="0.3406in" svg:y="0.0063in" svg:viewBox="0 0 288 302" svg:d="M255 84c-6 21-16 44-36 59-20 16-45 20-68 20 12-47 24-94 36-140 13 0 26 0 38 3 9 3 17 6 23 14 9 12 12 27 7 44zM285 81c4-16 4-34-4-46-9-11-20-16-33-19-18-6-36-6-56-6 0-3 1-6 1-9-1 0-1-1-2-1-10 4-18 6-28 10-32 0-66 8-92 27-18 15-34 34-39 54-2 8-4 18 0 24 3 4 6 5 10 5 5 0 10-3 13-5 5-4 6-10 9-14 1-4 0-8-2-11 2-6 2-13 2-18 3-12 15-23 26-32 20-17 60-17 71-17-15 57-30 115-45 172-3 17-9 33-16 49-5 11-12 23-22 30-10 8-18 14-29 14-5 0-9 0-12-4-3-5-3-12-2-18 2-8 3-14 0-20-3-3-6-4-10-4-5 0-9 1-13 5-6 3-8 8-11 14-2 10-1 19 4 27 6 9 18 14 31 14 20 0 40-8 59-23 25-21 36-49 47-78 2-8 4-17 7-25 32 0 67-9 96-32 20-17 34-40 40-63z"><text:p/></draw:path><draw:path draw:style-name="gr4" draw:text-style-name="P35" svg:width="0.0378in" svg:height="0.1642in" svg:x="0.4764in" svg:y="-0.0004in" svg:viewBox="0 0 97 418" svg:d="M97 413c0-1 0-2-1-3-44-33-73-116-73-184 0-10 0-22 0-34 0-67 29-151 73-184 1-1 1-2 1-3 0-3-1-5-3-5s-2 1-3 1c-47 35-91 119-91 191 0 12 0 24 0 34 0 72 44 156 91 191 1 0 1 1 3 1s3-2 3-5z"><text:p/></draw:path><draw:path draw:style-name="gr4" draw:text-style-name="P35" svg:width="0.1394in" svg:height="0.1122in" svg:x="0.5307in" svg:y="0.0102in" svg:viewBox="0 0 355 286" svg:d="M355 5c-2-1 0-5-6-5-13 0-29 1-42 1-14 0-29-1-43-1-3 0-7 0-7 8 0 5 3 5 7 5 24 0 29 10 29 18 0 1-2 9-2 10-15 62-32 124-48 185-31-71-61-145-92-218-3-8-3-8-13-8-19 0-37 0-56 0-10 0-14 0-14 8 0 5 4 5 12 5 3 0 29 0 29 4-19 75-37 151-56 225-5 17-11 30-46 31-2 0-7 0-7 9 0 2 2 4 6 4 13 0 28-1 42-1s29 1 43 1c3 0 7 0 7-8 0-5-3-5-8-5-24-1-28-11-28-19 0-2 0-5 2-10 19-73 37-147 56-220 1 2 1 4 4 7 34 83 69 165 104 247 3 7 5 8 8 8 5 0 5-1 7-9 20-77 40-155 59-233 4-16 12-30 46-31 2 0 7 0 7-8z"><text:p/></draw:path><draw:path draw:style-name="gr4" draw:text-style-name="P35" svg:width="0.0378in" svg:height="0.1642in" svg:x="0.6846in" svg:y="-0.0004in" svg:viewBox="0 0 97 418" svg:d="M97 226c0-10 0-22 0-34 0-72-44-156-91-191-1 0-1-1-2-1-3 0-4 2-4 5 0 1 0 2 1 3 45 33 73 117 73 184 0 12 0 24 0 34 0 68-28 151-73 184-1 1-1 2-1 3 0 3 1 5 4 5 1 0 1-1 2-1 47-35 91-119 91-191z"><text:p/></draw:path></draw:g></draw:g><text:s/>עבורו <draw:g text:anchor-type="as-char" svg:y="-0.1236in" draw:z-index="165" draw:name="Shape123" draw:style-name="gr1"><svg:title>TexMaths</svg:title><svg:desc>12§display§g(D) = \{ 0 \}§svg§600§FALSE§</svg:desc><draw:g draw:style-name="gr2"><draw:path draw:style-name="gr3" draw:text-style-name="P34" svg:width="0.7902in" svg:height="0.148in" svg:x="0.0055in" svg:y="0.0083in" svg:viewBox="0 0 2008 377" svg:d="M1005 377c-336 0-670 0-1005 0 0-126 0-251 0-377 669 0 1339 0 2008 0 0 126 0 251 0 377-334 0-669 0-1003 0z"><text:p/></draw:path><draw:path draw:style-name="gr4" draw:text-style-name="P35" svg:width="0.076in" svg:height="0.1067in" svg:x="-0.0004in" svg:y="0.0508in" svg:viewBox="0 0 194 272" svg:d="M194 20c0-7-6-12-12-12-4 0-15 4-18 18-7-15-22-26-39-26-48 0-100 59-100 120 0 41 25 66 57 66 24 0 44-19 48-24h1c-5 18-10 36-15 56-1 4-15 44-61 44-7 0-21 0-33-4 13-3 18-14 18-21s-5-15-17-15c-9 0-23 8-23 24 0 17 16 26 56 26 53 0 83-33 90-57 16-62 32-125 47-187 0-3 1-5 1-8zM160 46c0 2-2 4-2 6-7 26-13 53-20 80-2 11-12 22-22 30-8 7-21 15-33 15-22 0-28-22-28-39 0-20 12-69 23-91 12-21 30-37 48-37 28 0 34 33 34 36z"><text:p/></draw:path><draw:path draw:style-name="gr4" draw:text-style-name="P35" svg:width="0.0378in" svg:height="0.1642in" svg:x="0.0972in" svg:y="0in" svg:viewBox="0 0 97 418" svg:d="M97 415c0-2-1-3-1-4-44-34-73-118-73-184 0-12 0-24 0-35 0-67 29-151 73-185 0-1 1-2 1-3 0-2-2-4-3-4-2 0-3 0-3 1-47 35-91 119-91 191 0 11 0 23 0 35 0 71 44 155 91 190 0 1 1 1 3 1 1 0 3-2 3-3z"><text:p/></draw:path><draw:path draw:style-name="gr4" draw:text-style-name="P35" svg:width="0.1268in" svg:height="0.1122in" svg:x="0.1516in" svg:y="0.011in" svg:viewBox="0 0 323 286" svg:d="M323 106c0-59-36-106-100-106-47 0-95 0-141 0-9 0-14 0-14 7 0 6 5 6 14 6 4 0 13 0 18 0 6 1 8 3 8 7 0 2 0 3-1 9-19 74-37 150-57 225-4 15-4 19-38 19-7 0-12 0-12 8 0 5 4 5 12 5 47 0 92 0 139 0 88 0 172-88 172-180zM286 90c0 22-9 90-45 137-12 15-45 46-97 46-16 0-32 0-48 0-6 0-6 0-8 0-5 0-6-1-6-5 0-1 0-1 2-10 19-75 38-152 58-229 3-15 4-16 22-16 15 0 30 0 45 0 42 0 77 22 77 77z"><text:p/></draw:path><draw:path draw:style-name="gr4" draw:text-style-name="P35" svg:width="0.0378in" svg:height="0.1642in" svg:x="0.2925in" svg:y="0in" svg:viewBox="0 0 97 418" svg:d="M97 227c0-12 0-24 0-35 0-72-43-156-90-191-1-1-1-1-2-1-3 0-5 2-5 4 0 1 1 3 2 3 44 34 74 118 74 185 0 11 0 23 0 35 0 66-30 150-74 184-1 0-2 2-2 4 0 1 2 3 5 3 1 0 1 0 2-1 47-35 90-119 90-190z"><text:p/></draw:path><draw:path draw:style-name="gr4" draw:text-style-name="P35" svg:width="0.1102in" svg:height="0.039in" svg:x="0.4024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5" svg:width="0.0579in" svg:height="0.1654in" svg:x="0.5811in" svg:y="-0.0004in" svg:viewBox="0 0 148 421" svg:d="M148 416c0-4-3-6-6-6-32 0-54-21-54-42 0-35 0-70 0-106 0-24-21-42-50-52 29-8 50-27 50-51 0-36 0-71 0-106 0-22 22-42 54-42 3 0 6-4 6-6 0-4-3-5-6-5-45 0-82 22-82 53 0 35 0 70 0 106 0 24-24 47-55 47-4 0-5 1-5 4s1 6 5 6c31 0 55 22 55 46 0 36 0 71 0 106 0 31 37 53 82 53 3 0 6-3 6-5z"><text:p/></draw:path><draw:path draw:style-name="gr4" draw:text-style-name="P35" svg:width="0.0689in" svg:height="0.113in" svg:x="0.6579in" svg:y="0.0138in" svg:viewBox="0 0 176 288" svg:d="M176 145c0-33-1-67-16-98-20-41-54-47-71-47-25 0-57 11-73 49-15 30-16 63-16 96 0 32 1 70 18 100 19 35 49 43 70 43 22 0 55-8 73-49 14-27 15-60 15-94zM142 141c0 31 0 60-5 86-6 40-30 52-49 52-16 0-41-11-48-51-5-24-5-63-5-87 0-28 0-56 3-78 8-50 40-55 50-55 14 0 42 9 50 50 4 24 4 56 4 83z"><text:p/></draw:path><draw:path draw:style-name="gr4" draw:text-style-name="P35" svg:width="0.0579in" svg:height="0.1654in" svg:x="0.7469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, שכן <draw:g text:anchor-type="as-char" svg:y="-0.1236in" draw:z-index="163" draw:name="Shape124" draw:style-name="gr1"><svg:title>TexMaths</svg:title><svg:desc>12§display§\{ 0 \} \in \mathcal{P}(N)§svg§600§FALSE§</svg:desc><draw:g draw:style-name="gr2"><draw:path draw:style-name="gr3" draw:text-style-name="P34" svg:width="0.8232in" svg:height="0.1476in" svg:x="-0.0004in" svg:y="0.0087in" svg:viewBox="0 0 2092 376" svg:d="M0 0c697 0 1395 0 2092 0 0 125 0 251 0 376-697 0-1395 0-2092 0 0-125 0-251 0-376z"><text:p/></draw:path><draw:path draw:style-name="gr4" draw:text-style-name="P35" svg:width="0.0579in" svg:height="0.165in" svg:x="0.0031in" svg:y="0in" svg:viewBox="0 0 148 420" svg:d="M148 415c0-4-3-5-5-5-31 0-55-22-55-43 0-35 0-70 0-105 0-25-20-44-48-52 28-8 48-27 48-53 0-34 0-69 0-104 0-22 24-43 55-43 2 0 5-3 5-5 0-4-3-5-5-5-45 0-83 22-83 53 0 35 0 70 0 104 0 26-23 49-54 49-4 0-6 2-6 4s2 4 6 4c31 0 54 23 54 48 0 35 0 70 0 105 0 31 38 53 83 53 2 0 5-3 5-5z"><text:p/></draw:path><draw:path draw:style-name="gr4" draw:text-style-name="P35" svg:width="0.0697in" svg:height="0.113in" svg:x="0.0803in" svg:y="0.0138in" svg:viewBox="0 0 178 288" svg:d="M178 145c0-32-3-67-17-97-19-41-54-48-72-48-25 0-55 11-73 50-14 29-16 63-16 95 0 33 2 69 19 101 18 34 49 42 70 42 23 0 55-8 73-48 13-30 16-61 16-95zM143 141c0 32 0 60-5 86-6 40-30 53-49 53-17 0-41-11-49-52-5-24-5-62-5-87 0-27 0-54 3-77 9-51 40-54 51-54 14 0 42 7 49 49 5 24 5 55 5 82z"><text:p/></draw:path><draw:path draw:style-name="gr4" draw:text-style-name="P35" svg:width="0.0571in" svg:height="0.165in" svg:x="0.1697in" svg:y="0in" svg:viewBox="0 0 146 420" svg:d="M146 210c0-2-1-4-4-4-32 0-54-23-54-49 0-34 0-69 0-104 0-31-39-53-83-53-4 0-5 1-5 5 0 2 1 5 5 5 31 0 54 21 54 43 0 35 0 70 0 104 0 26 20 45 49 53-29 8-49 27-49 52 0 35 0 70 0 105 0 21-23 43-54 43-4 0-5 2-5 5s1 5 5 5c44 0 83-22 83-53 0-35 0-70 0-105 0-25 22-48 54-48 3 0 4-2 4-4z"><text:p/></draw:path><draw:path draw:style-name="gr4" draw:text-style-name="P35" svg:width="0.0835in" svg:height="0.0965in" svg:x="0.2992in" svg:y="0.0343in" svg:viewBox="0 0 213 246" svg:d="M212 238c0-5-3-8-8-8-26 0-54 0-80 0-57 0-102-42-107-98 62 0 125 0 187 0 12 0 12-17 0-17-62 0-125 0-187 0 5-54 50-98 107-98 26 0 54 0 80 0 5 0 8-5 8-9s-3-8-8-8c-26 0-54 0-80 0-69 0-124 55-124 124 0 68 55 122 124 122 26 0 54 0 80 0 5 0 8-4 8-8z"><text:p/></draw:path><draw:path draw:style-name="gr4" draw:text-style-name="P35" svg:width="0.113in" svg:height="0.1185in" svg:x="0.4492in" svg:y="0.0067in" svg:viewBox="0 0 288 302" svg:d="M255 85c-5 22-17 44-36 58-19 17-44 20-67 20 11-46 23-93 35-140 13 0 26 0 38 3 10 4 18 8 23 14 10 12 12 29 7 45zM285 82c4-17 4-34-5-47-8-10-19-15-32-19-18-5-36-6-56-6 0-3 1-6 2-9-1 0-2-1-4-1-9 4-19 7-27 11-31 0-65 7-93 27-18 14-33 33-38 53-2 9-5 18 1 26 1 2 5 3 9 3s9-2 14-5c4-3 6-8 7-14 1-4 0-7-1-11 1-6 1-13 2-17 3-13 15-24 26-32 21-17 60-18 70-18-14 58-28 115-43 173-5 16-9 32-18 49-5 10-11 23-21 30-9 7-18 13-28 13-6 0-11-1-13-3-4-5-4-12-1-18 1-9 2-15-2-21-1-2-6-3-9-3-5 0-10 1-13 3-5 5-9 10-10 16-4 10-2 19 2 26 8 10 18 14 32 14 20 0 40-8 58-22 27-22 38-49 47-78 3-8 5-17 7-25 33 0 68-10 96-33 21-17 35-39 41-62z"><text:p/></draw:path><draw:path draw:style-name="gr4" draw:text-style-name="P35" svg:width="0.0378in" svg:height="0.1638in" svg:x="0.5854in" svg:y="0.0004in" svg:viewBox="0 0 97 417" svg:d="M97 413c0-1-1-2-2-3-43-33-73-117-73-184 0-12 0-23 0-35 0-67 30-151 73-184 1-1 2-2 2-3 0-3-2-4-5-4-1 0-1 0-2 0-47 35-90 119-90 191 0 12 0 23 0 35 0 72 43 156 90 191 1 0 1 0 2 0 3 0 5-1 5-4z"><text:p/></draw:path><draw:path draw:style-name="gr4" draw:text-style-name="P35" svg:width="0.1394in" svg:height="0.1126in" svg:x="0.6394in" svg:y="0.011in" svg:viewBox="0 0 355 287" svg:d="M355 5c-2-1 0-5-6-5-13 0-28 1-42 1s-29-1-43-1c-3 0-7 0-7 8 0 5 3 5 7 5 24 1 29 10 29 19 0 2-2 8-2 9-15 62-31 125-46 186-32-72-63-145-94-219-3-7-3-8-13-8-19 0-37 0-56 0-9 0-12 0-12 8 0 5 3 5 10 5 3 0 29 0 29 4-19 74-37 150-56 225-4 16-11 31-46 32-2 0-7 0-7 8 0 3 2 5 6 5 13 0 28-2 42-2s30 2 43 2c3 0 9 0 9-9 0-4-5-4-10-4-24-1-28-11-28-19 0-3 2-5 3-10 18-73 37-148 55-221 1 2 1 4 4 8 34 82 70 165 105 247 2 7 4 8 7 8 5 0 5-2 7-9 20-77 40-155 59-234 5-16 12-30 46-31 2 0 7 0 7-8z"><text:p/></draw:path><draw:path draw:style-name="gr4" draw:text-style-name="P35" svg:width="0.0378in" svg:height="0.1638in" svg:x="0.7933in" svg:y="0.0004in" svg:viewBox="0 0 97 417" svg:d="M97 226c0-12 0-23 0-35 0-72-44-156-91-191-1 0-1 0-2 0-2 0-4 1-4 4 0 1 1 2 1 3 45 33 73 117 73 184 0 12 0 23 0 35 0 67-28 151-73 184 0 1-1 2-1 3 0 3 2 4 4 4 1 0 1 0 2 0 47-35 91-119 91-191z"><text:p/></draw:path></draw:g></draw:g>. <text:span text:style-name="T32">אבל כמו שראינו בסעיף ב’, הפונקציה תחזיר קבוצה המכילה את </text:span><text:soft-page-break/><text:span text:style-name="T32">האיברים 0 ו־1 עבור קבוצה המכילה את האיבר 0, ולא תחזיר קבוצה המכילה לא 0 ולא 1 בכל מקרה אחר, כך שאין קבוצה עבורה תחזור הקבוצה </text:span><text:span text:style-name="T32"><draw:g text:anchor-type="as-char" svg:y="-0.1236in" draw:z-index="166" draw:name="Shape125" draw:style-name="gr1"><svg:title>TexMaths</svg:title><svg:desc>12§display§\{ 0 \}§svg§600§FALSE§</svg:desc><draw:g draw:style-name="gr2"><draw:path draw:style-name="gr3" draw:text-style-name="P34" svg:width="0.2189in" svg:height="0.1476in" svg:x="-0.0004in" svg:y="0.0087in" svg:viewBox="0 0 557 376" svg:d="M0 0c185 0 371 0 557 0 0 125 0 251 0 376-186 0-372 0-557 0 0-125 0-251 0-376z"><text:p/></draw:path><draw:path draw:style-name="gr4" draw:text-style-name="P35" svg:width="0.0579in" svg:height="0.165in" svg:x="0.0031in" svg:y="0in" svg:viewBox="0 0 148 420" svg:d="M148 415c0-4-3-5-5-5-31 0-55-22-55-43 0-35 0-70 0-105 0-25-21-44-48-52 27-8 48-27 48-53 0-34 0-69 0-104 0-22 24-43 55-43 2 0 5-3 5-5 0-4-3-5-5-5-44 0-83 22-83 53 0 35 0 70 0 104 0 26-23 49-54 49-4 0-6 2-6 4s2 4 6 4c31 0 54 23 54 48 0 35 0 70 0 105 0 31 39 53 83 53 2 0 5-3 5-5z"><text:p/></draw:path><draw:path draw:style-name="gr4" draw:text-style-name="P35" svg:width="0.0697in" svg:height="0.113in" svg:x="0.0803in" svg:y="0.0138in" svg:viewBox="0 0 178 288" svg:d="M178 145c0-33-2-67-17-97-19-41-54-48-72-48-25 0-57 11-73 50-14 29-16 62-16 95s2 69 19 101c18 34 50 42 70 42 23 0 54-8 73-48 14-30 16-61 16-95zM143 141c0 32 0 60-5 86-6 40-30 53-49 53-17 0-42-11-49-52-5-24-5-62-5-87 0-27 0-54 3-77 9-51 40-54 51-54 13 0 42 7 49 49 5 24 5 55 5 82z"><text:p/></draw:path><draw:path draw:style-name="gr4" draw:text-style-name="P35" svg:width="0.0579in" svg:height="0.165in" svg:x="0.1689in" svg:y="0in" svg:viewBox="0 0 148 420" svg:d="M148 210c0-2-3-4-5-4-32 0-55-23-55-49 0-34 0-69 0-104 0-31-39-53-83-53-3 0-5 1-5 5 0 2 2 5 5 5 32 0 55 21 55 43 0 35 0 70 0 104 0 26 21 45 48 53-27 8-48 27-48 52 0 35 0 70 0 105 0 21-23 43-55 43-3 0-5 2-5 5s2 5 5 5c44 0 83-22 83-53 0-35 0-70 0-105 0-25 23-48 55-48 2 0 5-2 5-4z"><text:p/></draw:path></draw:g></draw:g></text:span><text:span text:style-name="T32">.</text:span></text:p>
      <text:h text:style-name="P30" text:outline-level="1">שאלה 4</text:h>
      <text:h text:style-name="P33" text:outline-level="2">סעיף א’</text:h>
      <text:p text:style-name="P22">תהיה פונקציה <draw:g text:anchor-type="as-char" svg:y="-0.1165in" draw:z-index="115" draw:name="Shape131" draw:style-name="gr1"><svg:title>TexMaths</svg:title><svg:desc>12§display§f: N \times Z \to N \times Z§svg§600§FALSE§</svg:desc><draw:g draw:style-name="gr2"><draw:path draw:style-name="gr3" draw:text-style-name="P36" svg:width="1.4276in" svg:height="0.1335in" svg:x="-0.0004in" svg:y="0.0083in" svg:viewBox="0 0 3627 340" svg:d="M0 0c1209 0 2418 0 3627 0 0 113 0 227 0 340-1209 0-2418 0-3627 0 0-113 0-227 0-340z"><text:p/></draw:path><draw:path draw:style-name="gr4" draw:text-style-name="P37" svg:width="0.0823in" svg:height="0.1504in" svg:x="0in" svg:y="0in" svg:viewBox="0 0 210 383" svg:d="M210 29c0-19-19-29-37-29-15 0-41 7-53 49-2 9-4 14-14 67-10 0-20 0-29 0s-13 0-13 8c0 5 4 5 12 5 9 0 18 0 27 0-11 55-20 110-31 165-7 41-14 80-37 80-1 0-12 0-19-8 19-1 22-16 22-22 0-10-7-15-15-15-11 0-23 9-23 25 0 20 18 29 35 29 24 0 41-25 48-41 13-26 24-78 24-80 8-45 17-88 25-133 12 0 24 0 36 0 8 0 13 0 13-8 0-5-5-5-12-5-12 0-23 0-35 0 5-24 5-24 9-48 2-9 8-39 11-44 3-8 10-14 19-14 2 0 13 0 21 7-19 1-22 17-22 23 0 9 7 14 15 14 11 0 23-8 23-25z"><text:p/></draw:path><draw:path draw:style-name="gr4" draw:text-style-name="P37" svg:width="0.0169in" svg:height="0.0571in" svg:x="0.148in" svg:y="0.0469in" svg:viewBox="0 0 44 146" svg:d="M44 23c0-12-10-23-22-23s-22 11-22 23 10 22 22 22 22-10 22-22zM44 123c0-12-10-22-22-22s-22 10-22 22 10 23 22 23 22-11 22-23z"><text:p/></draw:path><draw:path draw:style-name="gr4" draw:text-style-name="P37" svg:width="0.1394in" svg:height="0.1126in" svg:x="0.2319in" svg:y="0.0047in" svg:viewBox="0 0 355 287" svg:d="M355 5c-1-1 0-5-5-5-14 0-28 1-43 1-14 0-29-1-43-1-2 0-7 0-7 8 0 5 5 5 7 5 24 0 29 9 29 18 0 2 0 8-1 9-16 62-32 125-47 187-31-73-63-146-94-220-3-7-3-7-13-7-19 0-37 0-56 0-9 0-12 0-12 8 0 5 3 5 10 5 3 0 29 0 29 4-19 75-37 151-56 225-4 17-11 30-46 32-2 0-7 1-7 8 0 4 2 5 6 5 13 0 28-1 42-1s30 1 43 1c3 0 9 0 9-9 0-3-5-4-9-4-25 0-29-10-29-18 0-4 2-5 3-10 18-74 37-148 55-222 2 3 2 3 4 7 34 82 70 166 105 247 3 8 4 9 7 9 5 0 5-1 8-9 19-78 39-155 58-233 5-18 12-31 46-32 2 0 7-1 7-8z"><text:p/></draw:path><draw:path draw:style-name="gr4" draw:text-style-name="P37" svg:width="0.0795in" svg:height="0.0799in" svg:x="0.4374in" svg:y="0.0354in" svg:viewBox="0 0 203 204" svg:d="M201 202c3-4 3-9 0-12-29-29-58-58-87-87 29-29 58-59 87-88 3-4 3-9 0-12-3-4-9-4-11 0-29 30-58 59-88 88-28-29-57-58-87-88-4-4-9-4-12 0-4 3-4 8 0 12 30 29 59 59 87 88-28 29-57 58-87 87-4 3-4 8 0 12 3 3 8 3 12 0 30-31 59-59 87-88 30 29 59 57 88 88 2 3 8 3 11 0z"><text:p/></draw:path><draw:path draw:style-name="gr4" draw:text-style-name="P37" svg:width="0.1102in" svg:height="0.1126in" svg:x="0.5894in" svg:y="0.0047in" svg:viewBox="0 0 281 287" svg:d="M281 4c0-4-3-4-11-4-59 0-119 0-178 0-10 0-10 0-13 8-8 26-15 51-24 76 0 3-1 4-1 6 2 2 0 5 6 5 4 0 4-3 5-5 15-49 38-77 104-77 23 0 46 0 69 0-80 88-158 176-237 263 0 2-1 6-1 7 0 4 2 4 11 4 61 0 122 0 183 0 10 0 10 0 12-9 10-30 21-61 30-91 2-3 3-5 3-7s-3-4-6-4c-4 0-4 1-7 10-18 56-39 86-111 86-24 0-48 0-72 0 79-86 157-174 237-262 0-2 1-4 1-6z"><text:p/></draw:path><draw:path draw:style-name="gr4" draw:text-style-name="P37" svg:width="0.1465in" svg:height="0.0858in" svg:x="0.7594in" svg:y="0.0323in" svg:viewBox="0 0 373 219" svg:d="M373 111c0-4-1-5-3-6-24-9-42-25-58-45-12-14-20-33-24-53-1-3-5-7-8-7-5 0-9 5-9 8 0 2 0 2 0 3 5 22 15 43 28 60 9 12 20 22 33 30-108 0-216 0-324 0-3 0-8 5-8 10 0 4 5 8 8 8 108 0 216 0 324 0-13 9-24 18-33 30-13 17-23 39-28 60 0 1 0 1 0 2 0 4 4 8 9 8 3 0 7-3 8-7 4-19 12-37 24-52 16-19 34-36 58-44 2-1 3-3 3-5z"><text:p/></draw:path><draw:path draw:style-name="gr4" draw:text-style-name="P37" svg:width="0.1394in" svg:height="0.1126in" svg:x="0.9689in" svg:y="0.0047in" svg:viewBox="0 0 355 287" svg:d="M355 5c-2-1 0-5-6-5-14 0-29 1-42 1-14 0-30-1-43-1-2 0-8 0-8 8 0 5 4 5 8 5 24 0 29 9 29 18 0 2-1 8-1 9-16 62-33 125-48 187-32-73-62-146-93-220-3-7-5-7-14-7-19 0-37 0-57 0-8 0-12 0-12 8 0 5 4 5 12 5 3 0 29 0 29 4-19 75-37 151-56 225-5 17-12 30-46 32-2 0-7 1-7 8 0 4 2 5 5 5 14 0 29-1 42-1 14 0 30 1 44 1 1 0 7 0 7-9 0-3-3-4-8-4-24 0-28-10-28-18 0-4 0-5 2-10 19-74 37-148 56-222 1 3 1 3 4 7 34 82 69 166 104 247 4 8 5 9 8 9 5 0 5-1 6-9 21-78 40-155 60-233 4-18 12-31 46-32 1 0 7-1 7-8z"><text:p/></draw:path><draw:path draw:style-name="gr4" draw:text-style-name="P37" svg:width="0.0795in" svg:height="0.0799in" svg:x="1.1748in" svg:y="0.0354in" svg:viewBox="0 0 203 204" svg:d="M201 202c3-4 3-9 0-12-29-29-58-58-88-87 30-29 59-59 88-88 3-4 3-9 0-12-4-4-9-4-12 0-29 30-58 59-88 88-29-29-57-58-87-88-3-4-9-4-11 0-4 3-4 8 0 12 29 29 57 59 86 88-29 29-57 58-86 87-4 3-4 8 0 12 2 3 8 3 11 0 30-31 58-59 87-88 30 29 59 57 88 88 3 3 8 3 12 0z"><text:p/></draw:path><draw:path draw:style-name="gr4" draw:text-style-name="P37" svg:width="0.1102in" svg:height="0.1126in" svg:x="1.3256in" svg:y="0.0047in" svg:viewBox="0 0 281 287" svg:d="M281 4c0-4-3-4-11-4-59 0-119 0-178 0-9 0-10 0-13 8-7 26-15 51-23 76-1 3-1 4-1 6 1 2 0 5 5 5 4 0 5-3 5-5 17-49 38-77 104-77 23 0 46 0 69 0-78 88-158 176-236 263-1 2-2 6-2 7 0 4 4 4 11 4 61 0 122 0 183 0 10 0 11 0 14-9 9-30 20-61 30-91 0-3 1-5 1-7s-1-4-5-4c-5 0-5 1-7 10-19 56-40 86-111 86-24 0-48 0-72 0 78-86 158-174 236-262 0-2 1-4 1-6z"><text:p/></draw:path></draw:g></draw:g>, עבור <draw:g text:anchor-type="as-char" svg:y="-0.1126in" draw:z-index="116" draw:name="Shape132" draw:style-name="gr1"><svg:title>TexMaths</svg:title><svg:desc>12§display§m \in N, n \in Z§svg§600§FALSE§</svg:desc><draw:g draw:style-name="gr2"><draw:path draw:style-name="gr3" draw:text-style-name="P36" svg:width="0.9783in" svg:height="0.1268in" svg:x="0.0031in" svg:y="0.0083in" svg:viewBox="0 0 2486 323" svg:d="M1244 323c-416 0-830 0-1244 0 0-108 0-215 0-323 828 0 1658 0 2486 0 0 108 0 215 0 323-414 0-828 0-1242 0z"><text:p/></draw:path><draw:path draw:style-name="gr4" draw:text-style-name="P37" svg:width="0.1358in" svg:height="0.074in" svg:x="-0.0004in" svg:y="0.039in" svg:viewBox="0 0 346 189" svg:d="M346 124c0-3-4-3-5-3-5 0-5 1-6 7-7 23-21 51-43 51-8 0-11-3-11-13s5-20 8-30c7-21 25-68 25-92 0-27-16-44-48-44s-54 18-69 39c0-4-1-19-13-28-11-10-24-11-35-11-37 0-58 26-65 36-2-24-20-36-40-36-19 0-27 16-31 23-7 15-13 39-13 40 0 5 4 3 6 5 4 0 4 0 7-9 7-30 16-51 30-51 7 0 13 4 13 20 0 9-1 14-6 35-8 33-16 65-25 97-1 6-3 16-3 18 0 7 6 11 12 11 4 0 13-4 15-12 1 0 6-20 9-31 3-13 6-25 9-37 3-10 5-18 7-29 2-7 4-13 5-20 6-13 29-52 69-52 19 0 22 16 22 30 0 10-2 22-6 35-3 16-8 31-12 48-3 15-4 18-8 32-1 9-5 23-5 25 0 7 6 11 12 11 13 0 16-11 19-24 9-33 17-67 26-100 1-6 22-57 69-57 18 0 23 15 23 30 0 24-18 72-26 94-4 10-6 14-6 22 0 21 15 35 34 35 40 0 56-61 56-65z"><text:p/></draw:path><draw:path draw:style-name="gr4" draw:text-style-name="P37" svg:width="0.0835in" svg:height="0.0957in" svg:x="0.2004in" svg:y="0.0228in" svg:viewBox="0 0 213 244" svg:d="M212 236c0-5-3-9-8-9-26 0-54 0-80 0-57 0-102-42-107-95 62 0 125 0 187 0 12 0 12-17 0-17-62 0-125 0-187 0 5-55 50-98 107-98 26 0 54 0 80 0 5 0 8-4 8-9 0-4-3-8-8-8-26 0-54 0-80 0-69 0-124 55-124 123 0 67 55 121 124 121 26 0 54 0 80 0 5 0 8-3 8-8z"><text:p/></draw:path><draw:path draw:style-name="gr4" draw:text-style-name="P37" svg:width="0.1394in" svg:height="0.1118in" svg:x="0.35in" svg:y="-0.0004in" svg:viewBox="0 0 355 285" svg:d="M355 5c-2-1 0-5-6-5-14 0-29 1-42 1-14 0-30-1-43-1-2 0-8 0-8 8 0 5 4 5 8 5 24 0 29 10 29 18 0 1-1 8-1 10-16 62-33 124-48 185-32-72-62-145-93-218-3-7-5-8-14-8-19 0-37 0-57 0-8 0-12 0-12 8 0 5 4 5 12 5 3 0 29 0 29 4-19 74-37 149-56 224-5 16-12 29-46 31-2 0-7 1-7 8 0 4 2 5 5 5 14 0 29-1 42-1 14 0 30 1 44 1 1 0 7 0 7-9 0-3-3-4-8-4-24 0-28-10-28-18 0-3 0-5 2-10 19-73 37-147 56-220 1 2 1 4 4 7 34 83 69 165 104 247 4 7 5 7 8 7 5 0 5-1 6-9 21-76 40-154 60-232 4-16 11-30 46-31 1 0 7 0 7-8z"><text:p/></draw:path><draw:path draw:style-name="gr4" draw:text-style-name="P37" svg:width="0.0189in" svg:height="0.0492in" svg:x="0.5087in" svg:y="0.0945in" svg:viewBox="0 0 49 126" svg:d="M49 44c0-27-11-44-27-44-14 0-22 11-22 23 0 11 8 21 22 21 4 0 10-1 15-5 1-1 1-1 1-1 0 3 2 0 2 6 0 31-15 57-29 70-5 4-5 6-5 7 0 2 2 5 5 5 5 0 38-33 38-82z"><text:p/></draw:path><draw:path draw:style-name="gr4" draw:text-style-name="P37" svg:width="0.0894in" svg:height="0.074in" svg:x="0.5728in" svg:y="0.039in" svg:viewBox="0 0 228 189" svg:d="M228 124c0-3-4-3-5-3-5 0-5 1-6 7-8 29-23 51-43 51-7 0-11-3-11-13s5-20 9-30c7-22 25-68 25-92 0-27-18-44-48-44-39 0-59 26-66 36-3-24-19-36-39-36-19 0-27 16-32 23-6 14-12 39-12 40 0 5 4 3 5 5 5 0 5 0 7-9 7-30 16-51 31-51 9 0 12 6 12 20 0 9-1 14-6 35-8 33-15 65-24 97-2 6-5 16-5 18 0 7 6 11 14 11 4 0 12-4 15-12 3-11 5-20 7-31 4-13 6-25 10-37 2-10 5-18 7-29 1-7 4-13 5-20 7-13 29-52 70-52 19 0 22 16 22 30 0 25-21 79-27 97-4 10-5 16-5 19 0 21 16 35 35 35 39 0 55-61 55-65z"><text:p/></draw:path><draw:path draw:style-name="gr4" draw:text-style-name="P37" svg:width="0.0839in" svg:height="0.0957in" svg:x="0.7268in" svg:y="0.0228in" svg:viewBox="0 0 214 244" svg:d="M214 236c0-5-4-9-9-9-27 0-54 0-81 0-56 0-102-42-106-95 62 0 125 0 187 0 12 0 12-17 0-17-62 0-125 0-187 0 4-55 50-98 106-98 27 0 54 0 81 0 5 0 9-4 9-9 0-4-4-8-9-8-27 0-54 0-81 0-69 0-124 55-124 123 0 67 55 121 124 121 27 0 54 0 81 0 5 0 9-3 9-8z"><text:p/></draw:path><draw:path draw:style-name="gr4" draw:text-style-name="P37" svg:width="0.1102in" svg:height="0.1118in" svg:x="0.8799in" svg:y="-0.0004in" svg:viewBox="0 0 281 285" svg:d="M281 4c0-4-3-4-11-4-59 0-119 0-178 0-10 0-10 1-13 8-7 26-15 51-23 76-1 2-1 3-2 6 2 1 0 5 6 5 4 0 5-4 5-5 17-49 38-77 104-77 23 0 46 0 69 0-78 88-158 175-236 261-1 2-2 6-2 7 0 4 4 4 11 4 61 0 122 0 183 0 10 0 11 0 14-9 9-30 20-61 30-91 0-1 1-4 1-6s-3-4-6-4c-5 0-4 1-7 10-18 56-39 85-111 85-24 0-48 0-72 0 79-86 157-173 237-259 0-3 1-5 1-7z"><text:p/></draw:path></draw:g></draw:g>, <draw:g text:anchor-type="as-char" svg:y="-0.1236in" draw:z-index="117" draw:name="Shape133" draw:style-name="gr1"><svg:title>TexMaths</svg:title><svg:desc>12§display§f \langle m, n \rangle = \langle m, 2m - n \rangle§svg§600§FALSE§</svg:desc><draw:g draw:style-name="gr2"><draw:path draw:style-name="gr3" draw:text-style-name="P36" svg:width="1.6098in" svg:height="0.148in" svg:x="-0.0004in" svg:y="0.0083in" svg:viewBox="0 0 4090 377" svg:d="M2046 377c-683 0-1365 0-2046 0 0-126 0-251 0-377 1363 0 2727 0 4090 0 0 126 0 251 0 377-681 0-1363 0-2044 0z"><text:p/></draw:path><draw:path draw:style-name="gr4" draw:text-style-name="P37" svg:width="0.0823in" svg:height="0.15in" svg:x="0in" svg:y="0.0071in" svg:viewBox="0 0 210 382" svg:d="M210 29c0-19-19-29-36-29-14 0-41 7-54 49-2 9-4 14-14 66-10 0-20 0-29 0s-12 0-12 9c0 5 3 5 11 5 9 0 19 0 28 0-10 55-21 109-32 164-7 41-14 80-36 80-2 0-12 0-20-8 19-1 22-16 22-22 0-10-7-15-15-15-11 0-23 10-23 25 0 20 18 29 36 29 23 0 40-25 47-41 14-26 24-77 24-80 8-43 17-88 25-132 12 0 24 0 36 0 8 0 13 0 13-9 0-5-5-5-12-5-12 0-23 0-35 0 5-24 5-24 10-48 1-8 7-38 10-43 3-8 10-14 20-14 1 0 12 0 20 7-19 1-22 17-22 23 0 9 7 14 15 14 11 0 23-10 23-25z"><text:p/></draw:path><draw:path draw:style-name="gr4" draw:text-style-name="P37" svg:width="0.037in" svg:height="0.1654in" svg:x="0.1059in" svg:y="-0.0004in" svg:viewBox="0 0 95 421" svg:d="M95 412c0-1 0-2 0-3-27-66-52-133-78-197 26-68 51-134 78-200 0-1 0-2 0-4 0-4-4-8-9-8-3 0-7 2-8 6-26 67-52 135-78 202 0 1 0 1 0 4 0 1 0 1 0 2 26 66 52 133 78 201 1 3 5 6 8 6 5 0 9-4 9-9z"><text:p/></draw:path><draw:path draw:style-name="gr4" draw:text-style-name="P37" svg:width="0.1358in" svg:height="0.0748in" svg:x="0.1567in" svg:y="0.0508in" svg:viewBox="0 0 346 191" svg:d="M346 126c0-3-4-3-6-3-4 0-4 1-6 7-6 21-20 52-44 52-7 0-9-4-9-14 0-11 3-20 7-30 8-21 26-68 26-92 0-28-18-46-49-46-32 0-53 19-68 41 0-5-1-19-13-30-11-9-24-11-35-11-39 0-59 28-66 37-3-24-19-37-39-37-19 0-27 17-31 24-8 14-13 40-13 41 0 5 4 4 5 5 5 0 5-1 7-10 7-30 16-50 31-50 6 0 13 3 13 19 0 8-1 13-7 35-8 32-15 65-24 97-1 7-5 17-5 19 0 8 6 11 14 11 4 0 12-3 15-12 0-1 5-20 7-31 4-13 6-25 10-37 2-10 5-20 7-29 3-7 4-13 6-21 6-13 29-51 69-51 19 0 22 15 22 28 0 11-3 23-6 37-3 15-8 31-12 48-4 15-4 18-8 32-2 8-6 23-6 25 0 8 6 11 12 11 13 0 16-11 19-24 9-34 17-67 25-101 2-6 24-56 70-56 18 0 23 14 23 28 0 25-18 73-27 95-3 10-4 15-4 23 0 21 14 35 34 35 40 0 56-61 56-65z"><text:p/></draw:path><draw:path draw:style-name="gr4" draw:text-style-name="P37" svg:width="0.0193in" svg:height="0.0492in" svg:x="0.3118in" svg:y="0.1059in" svg:viewBox="0 0 50 126" svg:d="M50 44c0-27-10-44-27-44-15 0-23 11-23 23 0 11 8 21 23 21 5 0 11-1 14-4 1-2 1-2 3-2 0 3 1 0 1 6 0 32-15 57-29 70-5 5-5 6-5 7 0 3 3 5 5 5 4 0 38-32 38-82z"><text:p/></draw:path><draw:path draw:style-name="gr4" draw:text-style-name="P37" svg:width="0.0894in" svg:height="0.0748in" svg:x="0.3764in" svg:y="0.0508in" svg:viewBox="0 0 228 191" svg:d="M228 126c0-3-4-3-5-3-5 0-5 1-6 7-8 29-23 52-43 52-7 0-11-4-11-14 0-11 5-20 9-30 7-23 25-68 25-92 0-29-18-46-48-46-39 0-59 28-66 37-3-24-19-37-39-37s-27 17-32 24c-6 14-12 40-12 41 0 5 4 4 5 5 3 0 5-1 7-10 7-30 16-50 31-50 9 0 12 4 12 19 0 8-1 13-6 35-8 32-17 65-25 97-1 7-4 17-4 19 0 8 6 11 12 11s14-3 16-12c1-1 6-20 8-31 4-13 6-25 10-37 2-10 5-20 7-29 1-7 4-13 5-21 7-13 29-51 70-51 18 0 22 15 22 28 0 27-21 81-27 99-4 10-5 14-5 19 0 21 16 35 35 35 39 0 55-61 55-65z"><text:p/></draw:path><draw:path draw:style-name="gr4" draw:text-style-name="P37" svg:width="0.037in" svg:height="0.1654in" svg:x="0.4799in" svg:y="-0.0004in" svg:viewBox="0 0 95 421" svg:d="M95 212c0-3 0-3 0-4-27-67-52-135-78-202-1-4-5-6-9-6s-8 4-8 8c0 2 0 3 0 4 26 66 52 132 78 200-26 64-52 131-78 197 0 1 0 2 0 3 0 5 4 9 8 9s8-3 9-6c26-68 51-135 78-201 0-1 0-1 0-2z"><text:p/></draw:path><draw:path draw:style-name="gr4" draw:text-style-name="P37" svg:width="0.1102in" svg:height="0.039in" svg:x="0.5909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374in" svg:height="0.1654in" svg:x="0.7752in" svg:y="-0.0004in" svg:viewBox="0 0 96 421" svg:d="M96 412c0-1 0-2-1-3-25-66-52-133-77-197 25-68 52-134 77-200 1-1 1-2 1-4 0-4-4-8-8-8s-8 2-9 6c-26 67-51 135-78 202-1 1-1 1-1 4 0 1 0 1 1 2 27 66 52 133 78 201 1 3 5 6 9 6s8-4 8-9z"><text:p/></draw:path><draw:path draw:style-name="gr4" draw:text-style-name="P37" svg:width="0.135in" svg:height="0.0748in" svg:x="0.826in" svg:y="0.0508in" svg:viewBox="0 0 344 191" svg:d="M344 126c0-3-3-3-4-3-4 0-4 1-6 7-6 21-21 52-44 52-7 0-9-4-9-14 0-11 3-20 7-30 8-21 25-68 25-92 0-28-17-46-48-46s-53 19-68 41c-1-5-3-19-15-30-9-9-24-11-33-11-39 0-59 28-66 37-3-24-21-37-40-37s-26 17-31 24c-7 14-12 40-12 41 0 5 4 4 5 5 3 0 5-1 7-10 7-30 16-50 30-50 7 0 13 3 13 19 0 8-1 13-6 35-8 32-17 65-25 97-1 7-4 17-4 19 0 8 6 11 12 11s14-3 16-12c1-1 6-20 8-31 4-13 6-25 10-37 2-10 5-20 7-29 1-7 4-13 5-21 7-13 29-51 70-51 18 0 21 15 21 28 0 11-2 23-6 37-3 15-8 31-12 48-3 15-3 18-8 32-1 8-5 23-5 25 0 8 6 11 12 11 13 0 16-11 19-24 9-34 17-67 25-101 2-6 24-56 70-56 18 0 23 14 23 28 0 25-18 73-27 95-3 10-6 15-6 23 0 21 16 35 35 35 40 0 55-61 55-65z"><text:p/></draw:path><draw:path draw:style-name="gr4" draw:text-style-name="P37" svg:width="0.0189in" svg:height="0.0492in" svg:x="0.9811in" svg:y="0.1059in" svg:viewBox="0 0 49 126" svg:d="M49 44c0-27-11-44-26-44s-23 11-23 23c0 11 8 21 23 21 5 0 9-1 14-4 1-2 1-2 3-2 0 3 0 0 0 6 0 32-15 57-28 70-5 5-5 6-5 7 0 3 1 5 4 5 5 0 38-32 38-82z"><text:p/></draw:path><draw:path draw:style-name="gr4" draw:text-style-name="P37" svg:width="0.0657in" svg:height="0.1094in" svg:x="1.0492in" svg:y="0.0138in" svg:viewBox="0 0 168 279" svg:d="M168 207c-4 0-7 0-11 0-2 13-5 30-9 36-3 3-30 3-40 3-25 0-50 0-76 0 15-14 30-27 45-42 66-57 91-80 91-122 0-48-38-82-90-82-47 0-78 38-78 76 0 24 20 24 22 24 7 0 22-5 22-23 0-11-8-22-22-22-4 0-5 0-6 0 9-27 32-42 57-42 39 0 57 34 57 69 0 33-22 66-45 92-26 30-54 59-80 89-5 5-5 6-5 16 52 0 104 0 156 0 4-24 8-48 12-72z"><text:p/></draw:path><draw:path draw:style-name="gr4" draw:text-style-name="P37" svg:width="0.1358in" svg:height="0.0748in" svg:x="1.1283in" svg:y="0.0508in" svg:viewBox="0 0 346 191" svg:d="M346 126c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2 23-6 37-3 15-8 31-12 48-4 15-4 18-8 32-2 8-6 23-6 25 0 8 6 11 12 11 13 0 16-11 19-24 9-34 17-67 25-101 2-6 24-56 70-56 18 0 23 14 23 28 0 25-17 73-25 95-5 10-6 15-6 23 0 21 14 35 34 35 40 0 56-61 56-65z"><text:p/></draw:path><draw:path draw:style-name="gr4" draw:text-style-name="P37" svg:width="0.1102in" svg:height="0.0067in" svg:x="1.3154in" svg:y="0.0791in" svg:viewBox="0 0 281 18" svg:d="M281 10c0-5-4-10-9-10-87 0-176 0-264 0-4 0-8 5-8 10 0 3 4 8 8 8 88 0 177 0 264 0 5 0 9-5 9-8z"><text:p/></draw:path><draw:path draw:style-name="gr4" draw:text-style-name="P37" svg:width="0.0898in" svg:height="0.0748in" svg:x="1.4772in" svg:y="0.0508in" svg:viewBox="0 0 229 191" svg:d="M229 126c0-3-5-3-6-3-3 0-3 1-6 7-8 29-23 52-43 52-7 0-10-4-10-14 0-11 4-20 8-30 8-23 26-68 26-92 0-29-19-46-49-46-37 0-59 28-66 37-1-24-19-37-39-37-19 0-27 17-31 24-7 14-13 40-13 41 0 5 4 4 5 5 5 0 5-1 7-10 7-30 16-50 31-50 9 0 13 4 13 19 0 8-1 13-7 35-8 32-15 65-24 97-1 7-3 17-3 19 0 8 6 11 12 11 4 0 12-3 15-12 0-1 5-20 9-31 2-13 6-25 8-37 2-10 5-20 7-29 3-7 4-13 6-21 6-13 29-51 69-51 19 0 22 15 22 28 0 27-20 81-27 99-4 10-4 14-4 19 0 21 15 35 35 35 40 0 55-61 55-65z"><text:p/></draw:path><draw:path draw:style-name="gr4" draw:text-style-name="P37" svg:width="0.0374in" svg:height="0.1654in" svg:x="1.5807in" svg:y="-0.0004in" svg:viewBox="0 0 96 421" svg:d="M96 212c0-3 0-3-1-4-27-67-52-135-78-202-1-4-5-6-9-6-3 0-8 4-8 8 0 2 0 3 1 4 25 66 52 132 77 200-25 64-52 131-77 197-1 1-1 2-1 3 0 5 5 9 8 9 4 0 8-3 9-6 26-68 51-135 78-201 1-1 1-1 1-2z"><text:p/></draw:path></draw:g></draw:g>. נוכיח כי הפונקציה הפיכה. <text:span text:style-name="T20">על־פי הגדרת פונקציה הפיכה, </text:span><text:span text:style-name="T19">כדי שפונקציה תהיה הפיכה, </text:span><text:span text:style-name="T20">עליה</text:span><text:span text:style-name="T19"> להיות על וחד־חד ערכית.</text:span></text:p>
      <text:p text:style-name="P23"><text:span text:style-name="T20">נוכיח שהפונקציה </text:span><text:span text:style-name="T20"><draw:g text:anchor-type="as-char" svg:y="-0.1165in" draw:z-index="118" draw:name="Shape134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0"><text:s/>היא חד־חד ערכית. </text:span><text:span text:style-name="T21">על־פי ההגדרה לפונקציה חד־חד ערכית, שני איברים הם שווים אם ערך החזרת הפונקציה עבורם שווה</text:span><text:span text:style-name="T20">. </text:span><text:span text:style-name="T21">ובכן,</text:span><text:span text:style-name="T20"> </text:span><text:span text:style-name="T21">יהיו שני זוגות סדורים </text:span><text:span text:style-name="T21"><draw:g text:anchor-type="as-char" svg:y="-0.1236in" draw:z-index="119" draw:name="Shape135" draw:style-name="gr1"><svg:title>TexMaths</svg:title><svg:desc>12§display§\langle m_1, n_1 \rangle§svg§600§FALSE§</svg:desc><draw:g draw:style-name="gr2"><draw:path draw:style-name="gr3" draw:text-style-name="P36" svg:width="0.561in" svg:height="0.1476in" svg:x="-0.0004in" svg:y="0.0087in" svg:viewBox="0 0 1426 376" svg:d="M0 0c475 0 951 0 1426 0 0 125 0 251 0 376-475 0-951 0-1426 0 0-125 0-251 0-376z"><text:p/></draw:path><draw:path draw:style-name="gr4" draw:text-style-name="P37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8in" svg:height="0.0744in" svg:x="0.0606in" svg:y="0.0512in" svg:viewBox="0 0 346 190" svg:d="M346 125c0-4-5-4-6-4-4 0-4 2-6 8-6 22-19 53-43 53-8 0-10-5-10-15 0-11 4-20 7-30 9-22 27-68 27-93 0-26-18-44-50-44-31 0-52 18-68 41 0-6-3-21-13-30-11-9-24-11-35-11-39 0-59 26-66 36-3-24-19-36-39-36-19 0-27 16-31 24-8 14-13 40-13 41 0 4 4 2 5 4 5 0 5 0 7-10 7-30 16-51 31-51 6 0 13 4 13 21 0 8-2 13-7 35-8 32-15 65-24 97-1 6-5 16-5 18 0 7 6 11 14 11 4 0 12-2 15-11 0-1 5-22 7-31 4-13 6-27 10-39 2-9 5-18 7-27 3-7 4-15 6-22 6-13 28-52 69-52 19 0 22 16 22 30 0 11-3 23-7 35-3 16-7 33-11 50-4 15-4 18-8 31-2 8-6 23-6 25 0 7 6 11 12 11 13 0 16-10 19-24 9-34 17-67 25-101 2-5 25-57 70-57 18 0 23 15 23 30 0 25-18 73-26 94-4 11-5 16-5 24 0 19 14 34 35 34 39 0 55-61 55-65z"><text:p/></draw:path><draw:path draw:style-name="gr4" draw:text-style-name="P37" svg:width="0.0417in" svg:height="0.0768in" svg:x="0.2142in" svg:y="0.0874in" svg:viewBox="0 0 107 196" svg:d="M107 196c0-4 0-7 0-11-4 0-7 0-11 0-30 0-30-3-30-13 0-55 0-109 0-164 0-7 0-8-8-8-20 19-46 19-58 19 0 4 0 7 0 11 7 0 26 0 43-8 0 49 0 99 0 150 0 10 0 13-30 13-3 0-7 0-11 0 0 4 0 7 0 11 17-1 35-1 52-1 18 0 35 0 53 1z"><text:p/></draw:path><draw:path draw:style-name="gr4" draw:text-style-name="P37" svg:width="0.0189in" svg:height="0.0492in" svg:x="0.2898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7" svg:width="0.0894in" svg:height="0.0744in" svg:x="0.3539in" svg:y="0.0512in" svg:viewBox="0 0 228 190" svg:d="M228 125c0-4-3-4-5-4-3 0-3 2-6 8-8 28-23 53-43 53-7 0-10-5-10-15 0-11 4-20 8-30 8-22 25-68 25-93 0-27-18-44-48-44-39 0-59 26-66 36-3-23-19-36-39-36-19 0-27 16-32 24-6 14-12 39-12 41 0 4 4 2 5 4 5 0 5 0 7-10 7-30 16-51 31-51 9 0 13 6 13 21 0 8-1 13-7 35-8 32-15 65-24 97-1 6-3 16-3 18 0 7 4 11 12 11 4 0 12-2 15-11 0-1 5-22 7-31 4-13 6-27 10-39 2-9 5-18 7-27 3-7 4-15 6-22 6-13 29-52 69-52 19 0 22 16 22 30 0 27-20 80-27 99-4 10-4 14-4 19 0 19 15 34 34 34 40 0 55-61 55-65z"><text:p/></draw:path><draw:path draw:style-name="gr4" draw:text-style-name="P37" svg:width="0.0421in" svg:height="0.0768in" svg:x="0.4614in" svg:y="0.0874in" svg:viewBox="0 0 108 196" svg:d="M108 196c0-4 0-7 0-11-4 0-8 0-12 0-29 0-29-3-29-13 0-55 0-109 0-164 0-7-1-8-8-8-19 19-47 19-59 19 0 4 0 7 0 11 7 0 26 0 43-8 0 49 0 99 0 150 0 10 0 13-30 13-3 0-7 0-11 0 0 4 0 7 0 11 18-1 35-1 53-1s35 0 53 1z"><text:p/></draw:path><draw:path draw:style-name="gr4" draw:text-style-name="P37" svg:width="0.037in" svg:height="0.165in" svg:x="0.5323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1"><text:s/>ו־</text:span><text:span text:style-name="T21"><draw:g text:anchor-type="as-char" svg:y="-0.1236in" draw:z-index="120" draw:name="Shape136" draw:style-name="gr1"><svg:title>TexMaths</svg:title><svg:desc>12§display§\langle m_2, n_2 \rangle§svg§600§FALSE§</svg:desc><draw:g draw:style-name="gr2"><draw:path draw:style-name="gr3" draw:text-style-name="P36" svg:width="0.561in" svg:height="0.1476in" svg:x="-0.0004in" svg:y="0.0087in" svg:viewBox="0 0 1426 376" svg:d="M0 0c475 0 951 0 1426 0 0 125 0 251 0 376-475 0-951 0-1426 0 0-125 0-251 0-376z"><text:p/></draw:path><draw:path draw:style-name="gr4" draw:text-style-name="P37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8in" svg:height="0.0744in" svg:x="0.0606in" svg:y="0.0512in" svg:viewBox="0 0 346 190" svg:d="M346 125c0-4-5-4-6-4-4 0-4 2-6 8-6 22-19 53-43 53-8 0-10-5-10-15 0-11 4-20 7-30 9-22 27-68 27-93 0-26-18-44-50-44-31 0-52 18-68 41 0-6-3-21-13-30-11-9-24-11-35-11-39 0-59 26-66 36-3-24-19-36-39-36-19 0-27 16-31 24-8 14-13 40-13 41 0 4 4 2 5 4 5 0 5 0 7-10 7-30 16-51 31-51 6 0 13 4 13 21 0 8-2 13-7 35-8 32-15 65-24 97-1 6-5 16-5 18 0 7 6 11 14 11 4 0 12-2 15-11 0-1 5-22 7-31 4-13 6-27 10-39 2-9 5-18 7-27 3-7 4-15 6-22 6-13 28-52 69-52 19 0 22 16 22 30 0 11-3 23-7 35-3 16-7 33-11 50-4 15-4 18-8 31-2 8-6 23-6 25 0 7 6 11 12 11 13 0 16-10 19-24 9-34 17-67 25-101 2-5 25-57 70-57 18 0 23 15 23 30 0 25-18 73-26 94-4 11-5 16-5 24 0 19 14 34 35 34 39 0 55-61 55-65z"><text:p/></draw:path><draw:path draw:style-name="gr4" draw:text-style-name="P37" svg:width="0.0508in" svg:height="0.0768in" svg:x="0.2091in" svg:y="0.0874in" svg:viewBox="0 0 130 196" svg:d="M130 142c-4 0-6 0-10 0-1 7-4 24-8 27-2 2-24 2-29 2-18 0-36 0-54 0 31-28 41-36 59-50 21-16 42-36 42-63 0-36-32-58-69-58s-61 26-61 53c0 16 12 17 16 17 6 0 15-5 15-16 0-6-2-16-18-16 10-21 29-27 43-27 30 0 45 23 45 47 0 25-18 45-28 56-24 23-47 46-71 70-2 4-2 4-2 12 41 0 80 0 121 0 3-18 6-36 9-54z"><text:p/></draw:path><draw:path draw:style-name="gr4" draw:text-style-name="P37" svg:width="0.0189in" svg:height="0.0492in" svg:x="0.2898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7" svg:width="0.0894in" svg:height="0.0744in" svg:x="0.3539in" svg:y="0.0512in" svg:viewBox="0 0 228 190" svg:d="M228 125c0-4-3-4-5-4-3 0-3 2-6 8-8 28-23 53-43 53-7 0-10-5-10-15 0-11 4-20 8-30 8-22 25-68 25-93 0-27-18-44-48-44-39 0-59 26-66 36-3-23-19-36-39-36-19 0-27 16-32 24-6 14-12 39-12 41 0 4 4 2 5 4 5 0 5 0 7-10 7-30 16-51 31-51 9 0 13 6 13 21 0 8-1 13-7 35-8 32-15 65-24 97-1 6-3 16-3 18 0 7 4 11 12 11 4 0 12-2 15-11 0-1 5-22 7-31 4-13 6-27 10-39 2-9 5-18 7-27 3-7 4-15 6-22 6-13 29-52 69-52 19 0 22 16 22 30 0 27-20 80-27 99-4 10-4 14-4 19 0 19 15 34 34 34 40 0 55-61 55-65z"><text:p/></draw:path><draw:path draw:style-name="gr4" draw:text-style-name="P37" svg:width="0.0512in" svg:height="0.0768in" svg:x="0.4563in" svg:y="0.0874in" svg:viewBox="0 0 131 196" svg:d="M131 142c-4 0-7 0-11 0 0 7-4 24-7 27-3 2-25 2-29 2-18 0-37 0-55 0 31-28 42-36 60-50 21-16 42-36 42-63 0-36-31-58-70-58-36 0-61 26-61 53 0 16 13 17 16 17 7 0 15-5 15-16 0-6-2-16-17-16 9-21 29-27 42-27 30 0 46 23 46 47 0 25-18 45-28 56-24 23-48 46-72 70-2 4-2 4-2 12 41 0 80 0 121 0 4-18 6-36 10-54z"><text:p/></draw:path><draw:path draw:style-name="gr4" draw:text-style-name="P37" svg:width="0.037in" svg:height="0.165in" svg:x="0.5323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1">, נניח </text:span><text:span text:style-name="T21"><draw:g text:anchor-type="as-char" svg:y="-0.1236in" draw:z-index="121" draw:name="Shape137" draw:style-name="gr1"><svg:title>TexMaths</svg:title><svg:desc>12§display§f \langle m_1, n_1 \rangle = f \langle m_2, n_2 \rangle§svg§600§FALSE§</svg:desc><draw:g draw:style-name="gr2"><draw:path draw:style-name="gr3" draw:text-style-name="P36" svg:width="1.5717in" svg:height="0.1476in" svg:x="-0.0004in" svg:y="0.0087in" svg:viewBox="0 0 3993 376" svg:d="M0 0c1331 0 2662 0 3993 0 0 125 0 251 0 376-1331 0-2662 0-3993 0 0-125 0-251 0-376z"><text:p/></draw:path><draw:path draw:style-name="gr4" draw:text-style-name="P37" svg:width="0.0823in" svg:height="0.1496in" svg:x="0in" svg:y="0.0075in" svg:viewBox="0 0 210 381" svg:d="M210 29c0-19-19-29-37-29-15 0-41 7-53 49-2 9-4 14-14 66-10 0-20 0-29 0s-13 0-13 8c0 6 4 6 12 6 9 0 18 0 27 0-11 55-20 109-31 164-7 41-14 80-37 80-1 0-12 0-19-9 19-1 22-15 22-23 0-9-7-14-15-14-11 0-23 10-23 25 0 19 18 29 35 29 24 0 41-24 48-41 13-26 24-77 24-80 8-44 17-88 25-131 12 0 24 0 36 0 8 0 13 0 13-10 0-4-5-4-12-4-12 0-23 0-35 0 5-25 5-24 9-48 2-9 8-38 11-44 3-7 10-15 19-15 2 0 13 0 21 9-19 1-22 15-22 23 0 9 7 14 15 14 11 0 23-10 23-25z"><text:p/></draw:path><draw:path draw:style-name="gr4" draw:text-style-name="P37" svg:width="0.0374in" svg:height="0.165in" svg:x="0.1055in" svg:y="0in" svg:viewBox="0 0 96 420" svg:d="M96 411c0-1 0-2-1-2-25-66-52-133-77-199 25-67 52-133 77-199 1 0 1-1 1-3 0-4-4-8-8-8s-8 2-9 6c-26 67-51 135-78 202-1 0-1 1-1 2 0 0 0 2 1 2 27 67 52 134 78 201 1 4 5 7 9 7s8-4 8-9z"><text:p/></draw:path><draw:path draw:style-name="gr4" draw:text-style-name="P37" svg:width="0.135in" svg:height="0.0744in" svg:x="0.1567in" svg:y="0.0512in" svg:viewBox="0 0 344 190" svg:d="M344 125c0-4-3-4-4-4-4 0-4 2-6 8-6 22-21 53-44 53-7 0-9-5-9-15 0-11 3-20 7-30 8-22 25-68 25-93 0-26-17-44-48-44s-53 18-68 41c-1-6-3-21-15-30-9-9-24-11-33-11-39 0-59 26-66 36-3-24-21-36-39-36-20 0-27 16-31 24-8 14-13 40-13 41 0 4 4 2 5 4 3 0 5 0 7-10 7-30 16-51 30-51 7 0 13 4 13 21 0 8-1 13-6 35-8 32-17 65-25 97-1 6-4 16-4 18 0 7 6 11 12 11s14-2 16-11c1-1 6-22 8-31 4-13 6-27 10-39 2-9 5-18 7-27 1-7 4-15 5-22 7-13 29-52 70-52 18 0 22 16 22 30 0 11-3 23-7 35-3 16-8 33-12 50-3 15-3 18-8 31-1 8-5 23-5 25 0 7 6 11 12 11 13 0 16-10 19-24 9-34 17-67 25-101 2-5 24-57 70-57 18 0 23 15 23 30 0 25-18 73-27 94-3 11-4 16-4 24 0 19 14 34 33 34 40 0 55-61 55-65z"><text:p/></draw:path><draw:path draw:style-name="gr4" draw:text-style-name="P37" svg:width="0.0417in" svg:height="0.0768in" svg:x="0.3102in" svg:y="0.0874in" svg:viewBox="0 0 107 196" svg:d="M107 196c0-4 0-7 0-11-4 0-7 0-11 0-30 0-30-3-30-13 0-55 0-109 0-164 0-7 0-8-8-8-20 19-46 19-58 19 0 4 0 7 0 11 7 0 26 0 42-8 0 49 0 99 0 150 0 10 0 13-29 13-3 0-8 0-12 0 0 4 0 7 0 11 18-1 35-1 53-1s35 0 53 1z"><text:p/></draw:path><draw:path draw:style-name="gr4" draw:text-style-name="P37" svg:width="0.0189in" svg:height="0.0492in" svg:x="0.3862in" svg:y="0.1059in" svg:viewBox="0 0 49 126" svg:d="M49 44c0-27-11-44-27-44-14 0-22 11-22 23 0 11 8 23 22 23 4 0 10-3 15-6 1-2 1-2 1-2 0 3 2 0 2 6 0 32-15 57-29 71-5 4-5 5-5 6 0 4 2 5 5 5 5 0 38-32 38-82z"><text:p/></draw:path><draw:path draw:style-name="gr4" draw:text-style-name="P37" svg:width="0.0894in" svg:height="0.0744in" svg:x="0.4508in" svg:y="0.0512in" svg:viewBox="0 0 228 190" svg:d="M228 125c0-4-4-4-5-4-5 0-5 2-6 8-8 28-23 53-43 53-7 0-11-5-11-15 0-11 5-20 9-30 7-22 25-68 25-93 0-27-18-44-48-44-39 0-59 26-66 36-3-23-19-36-39-36-19 0-27 16-32 24-6 14-12 39-12 41 0 4 4 2 5 4 5 0 5 0 7-10 7-30 16-51 31-51 9 0 13 6 13 21 0 8-2 13-7 35-8 32-15 65-24 97-2 6-5 16-5 18 0 7 6 11 14 11 4 0 12-2 15-11 0-1 5-22 7-31 4-13 6-27 10-39 2-9 5-18 7-27 1-7 4-15 5-22 7-13 29-52 70-52 19 0 22 16 22 30 0 27-20 80-27 99-4 10-5 14-5 19 0 19 16 34 35 34 39 0 55-61 55-65z"><text:p/></draw:path><draw:path draw:style-name="gr4" draw:text-style-name="P37" svg:width="0.0421in" svg:height="0.0768in" svg:x="0.5579in" svg:y="0.0874in" svg:viewBox="0 0 108 196" svg:d="M108 196c0-4 0-7 0-11-4 0-8 0-12 0-29 0-29-3-29-13 0-55 0-109 0-164 0-7-1-8-9-8-18 19-46 19-58 19 0 4 0 7 0 11 7 0 26 0 43-8 0 49 0 99 0 150 0 10 0 13-30 13-3 0-7 0-11 0 0 4 0 7 0 11 18-1 35-1 53-1s35 0 53 1z"><text:p/></draw:path><draw:path draw:style-name="gr4" draw:text-style-name="P37" svg:width="0.037in" svg:height="0.165in" svg:x="0.6287in" svg:y="0in" svg:viewBox="0 0 95 420" svg:d="M95 210c0-1 0-2 0-2-27-67-53-135-79-202-2-4-5-6-8-6-4 0-8 4-8 8 0 2 0 2 0 3 26 66 52 132 78 199-26 66-52 133-78 199 0 1 0 1 0 2 0 5 4 9 8 9 3 0 6-3 8-7 26-67 52-134 79-201z"><text:p/></draw:path><draw:path draw:style-name="gr4" draw:text-style-name="P37" svg:width="0.1102in" svg:height="0.0386in" svg:x="0.7398in" svg:y="0.0634in" svg:viewBox="0 0 281 99" svg:d="M281 8c0-4-4-8-9-8-87 0-176 0-264 0-4 0-8 4-8 8 0 5 4 9 8 9 88 0 177 0 264 0 5 0 9-4 9-9zM281 90c0-5-4-8-9-8-87 0-176 0-264 0-4 0-8 3-8 8s4 9 8 9c88 0 177 0 264 0 5 0 9-4 9-9z"><text:p/></draw:path><draw:path draw:style-name="gr4" draw:text-style-name="P37" svg:width="0.0823in" svg:height="0.1496in" svg:x="0.9142in" svg:y="0.0075in" svg:viewBox="0 0 210 381" svg:d="M210 29c0-19-19-29-37-29-13 0-41 7-53 49-2 9-4 14-14 66-10 0-20 0-29 0s-13 0-13 8c0 6 4 6 12 6 9 0 18 0 27 0-11 55-20 109-31 164-7 41-14 80-36 80-2 0-13 0-20-9 19-1 22-15 22-23 0-9-7-14-15-14-11 0-23 10-23 25 0 19 18 29 36 29 23 0 40-24 47-41 14-26 24-77 24-80 8-44 17-88 25-131 12 0 24 0 36 0 8 0 13 0 13-10 0-4-5-4-12-4-12 0-23 0-35 0 5-25 5-24 10-48 1-9 7-38 10-44 3-7 10-15 19-15 2 0 13 0 21 9-19 1-22 15-22 23 0 9 7 14 15 14 11 0 23-10 23-25z"><text:p/></draw:path><draw:path draw:style-name="gr4" draw:text-style-name="P37" svg:width="0.0374in" svg:height="0.165in" svg:x="1.0193in" svg:y="0in" svg:viewBox="0 0 96 420" svg:d="M96 411c0-1 0-1 0-2-26-66-52-133-78-199 26-67 52-133 78-199 0-1 0-1 0-3 0-4-4-8-8-8s-8 2-9 6c-26 67-51 135-78 202-1 0-1 1-1 2 0 0 0 2 1 2 27 67 52 134 78 201 1 4 5 7 9 7s8-4 8-9z"><text:p/></draw:path><draw:path draw:style-name="gr4" draw:text-style-name="P37" svg:width="0.135in" svg:height="0.0744in" svg:x="1.0709in" svg:y="0.0512in" svg:viewBox="0 0 344 190" svg:d="M344 125c0-4-3-4-4-4-4 0-4 2-6 8-6 22-21 53-44 53-7 0-9-5-9-15 0-11 3-20 7-30 8-22 25-68 25-93 0-26-17-44-48-44s-53 18-68 41c-1-6-3-21-13-30-11-9-26-11-35-11-39 0-59 26-66 36-3-24-21-36-39-36-20 0-27 16-31 24-8 14-13 40-13 41 0 4 4 2 5 4 3 0 5 0 7-10 7-30 16-51 31-51 6 0 12 4 12 21 0 8-1 13-6 35-8 32-17 65-25 97-1 6-4 16-4 18 0 7 6 11 12 11s14-2 16-11c1-1 6-22 8-31 4-13 6-27 10-39 2-9 5-18 7-27 1-7 4-15 5-22 7-13 29-52 70-52 18 0 22 16 22 30 0 11-3 23-7 35-3 16-7 33-11 50-4 15-4 18-8 31-2 8-6 23-6 25 0 7 6 11 12 11 13 0 16-10 19-24 9-34 17-67 25-101 2-5 24-57 70-57 18 0 23 15 23 30 0 25-18 73-27 94-3 11-4 16-4 24 0 19 14 34 33 34 40 0 55-61 55-65z"><text:p/></draw:path><draw:path draw:style-name="gr4" draw:text-style-name="P37" svg:width="0.0512in" svg:height="0.0768in" svg:x="1.2189in" svg:y="0.0874in" svg:viewBox="0 0 131 196" svg:d="M131 142c-4 0-6 0-10 0-1 7-3 24-8 27-3 2-24 2-29 2-18 0-36 0-54 0 31-28 41-36 59-50 21-16 42-36 42-63 0-36-31-58-69-58-37 0-62 26-62 53 0 16 13 17 16 17 7 0 16-5 16-16 0-6-2-16-18-16 10-21 29-27 44-27 30 0 44 23 44 47 0 25-18 45-28 56-24 23-46 46-70 70-4 4-4 4-4 12 41 0 82 0 122 0 3-18 6-36 9-54z"><text:p/></draw:path><draw:path draw:style-name="gr4" draw:text-style-name="P37" svg:width="0.0189in" svg:height="0.0492in" svg:x="1.3004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7" svg:width="0.0894in" svg:height="0.0744in" svg:x="1.3646in" svg:y="0.0512in" svg:viewBox="0 0 228 190" svg:d="M228 125c0-4-4-4-5-4-3 0-3 2-6 8-8 28-23 53-43 53-7 0-10-5-10-15 0-11 4-20 8-30 8-22 25-68 25-93 0-27-18-44-48-44-39 0-59 26-66 36-3-23-19-36-39-36-19 0-27 16-32 24-6 14-12 39-12 41 0 4 4 2 5 4 5 0 5 0 7-10 7-30 16-51 31-51 9 0 13 6 13 21 0 8-1 13-7 35-8 32-15 65-24 97-1 6-5 16-5 18 0 7 6 11 14 11 4 0 12-2 15-11 0-1 5-22 7-31 4-13 6-27 10-39 2-9 5-18 7-27 3-7 4-15 6-22 6-13 28-52 69-52 19 0 22 16 22 30 0 27-20 80-27 99-4 10-5 14-5 19 0 19 16 34 35 34 39 0 55-61 55-65z"><text:p/></draw:path><draw:path draw:style-name="gr4" draw:text-style-name="P37" svg:width="0.0512in" svg:height="0.0768in" svg:x="1.4665in" svg:y="0.0874in" svg:viewBox="0 0 131 196" svg:d="M131 142c-4 0-7 0-11 0 0 7-4 24-7 27-3 2-25 2-29 2-18 0-37 0-55 0 31-28 42-36 60-50 21-16 42-36 42-63 0-36-31-58-70-58-36 0-61 26-61 53 0 16 13 17 16 17 7 0 15-5 15-16 0-6-2-16-17-16 9-21 29-27 42-27 30 0 46 23 46 47 0 25-18 45-28 56-24 23-48 46-72 70-2 4-2 4-2 12 41 0 80 0 121 0 4-18 6-36 10-54z"><text:p/></draw:path><draw:path draw:style-name="gr4" draw:text-style-name="P37" svg:width="0.037in" svg:height="0.165in" svg:x="1.5429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1">, לכן </text:span><text:span text:style-name="T21"><draw:g text:anchor-type="as-char" svg:y="-0.1236in" draw:z-index="122" draw:name="Shape138" draw:style-name="gr1"><svg:title>TexMaths</svg:title><svg:desc>12§display§\langle m_1, 2m_1 - n_1 \rangle = \langle m_2, 2m_2 - n_2 \rangle§svg§600§FALSE§</svg:desc><draw:g draw:style-name="gr2"><draw:path draw:style-name="gr3" draw:text-style-name="P36" svg:width="2.3917in" svg:height="0.148in" svg:x="-0.0004in" svg:y="0.0083in" svg:viewBox="0 0 6076 377" svg:d="M3039 377c-1014 0-2026 0-3039 0 0-126 0-251 0-377 2025 0 4051 0 6076 0 0 126 0 251 0 377-1012 0-2025 0-3037 0z"><text:p/></draw:path><draw:path draw:style-name="gr4" draw:text-style-name="P37" svg:width="0.037in" svg:height="0.1654in" svg:x="0.0094in" svg:y="-0.0004in" svg:viewBox="0 0 95 421" svg:d="M95 412c0-1 0-2 0-3-27-66-52-133-78-197 26-68 51-134 78-200 0-1 0-2 0-4 0-4-4-8-9-8-3 0-6 2-7 6-26 67-53 135-79 202 0 1 0 1 0 4 0 1 0 1 0 2 26 66 53 133 79 201 1 3 4 6 7 6 5 0 9-4 9-9z"><text:p/></draw:path><draw:path draw:style-name="gr4" draw:text-style-name="P37" svg:width="0.1358in" svg:height="0.0748in" svg:x="0.0606in" svg:y="0.0508in" svg:viewBox="0 0 346 191" svg:d="M346 126c0-3-4-3-5-3-5 0-5 1-7 7-6 21-20 52-42 52-8 0-11-4-11-14 0-11 3-20 7-30 8-21 26-68 26-92 0-28-18-46-49-46-32 0-53 19-68 41 0-5-1-19-13-30-11-9-24-11-35-11-37 0-59 28-66 37-1-24-19-37-39-37-19 0-27 17-31 24-7 14-13 40-13 41 0 5 4 4 5 5 5 0 5-1 7-10 7-30 16-50 31-50 7 0 13 3 13 19 0 8-1 13-7 35-8 32-15 65-24 97-1 7-3 17-3 19 0 8 6 11 12 11 4 0 12-3 15-12 0-1 5-20 9-31 2-13 6-25 8-37 2-10 5-20 7-29 3-7 4-13 6-21 6-13 29-51 69-51 19 0 22 15 22 28 0 11-2 23-6 37-3 15-8 31-12 48-4 15-4 18-8 32-1 8-6 23-6 25 0 8 6 11 13 11 12 0 16-11 18-24 9-34 17-67 25-101 2-6 24-56 70-56 19 0 23 14 23 28 0 25-17 73-25 95-5 10-6 15-6 23 0 21 14 35 34 35 40 0 56-61 56-65z"><text:p/></draw:path><draw:path draw:style-name="gr4" draw:text-style-name="P37" svg:width="0.0421in" svg:height="0.0768in" svg:x="0.2142in" svg:y="0.0874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7" svg:width="0.0189in" svg:height="0.0492in" svg:x="0.2902in" svg:y="0.1059in" svg:viewBox="0 0 49 126" svg:d="M49 44c0-27-11-44-26-44s-23 11-23 23c0 11 8 21 23 21 5 0 11-1 14-4 1-2 1-2 3-2 0 3 1 0 1 6 0 32-16 57-29 70-5 5-5 6-5 7 0 3 3 5 4 5 5 0 38-32 38-82z"><text:p/></draw:path><draw:path draw:style-name="gr4" draw:text-style-name="P37" svg:width="0.0657in" svg:height="0.1094in" svg:x="0.3583in" svg:y="0.0138in" svg:viewBox="0 0 168 279" svg:d="M168 207c-4 0-7 0-11 0-2 13-5 30-9 36-3 3-30 3-40 3-25 0-50 0-76 0 15-14 30-27 45-42 66-57 91-80 91-122 0-48-38-82-90-82-47 0-78 38-78 76 0 24 20 24 22 24 7 0 22-5 22-23 0-11-8-22-22-22-4 0-4 0-6 0 10-27 33-42 57-42 39 0 57 34 57 69 0 33-22 66-45 92-26 30-54 59-80 89-5 5-5 6-5 16 52 0 104 0 156 0 4-24 8-48 12-72z"><text:p/></draw:path><draw:path draw:style-name="gr4" draw:text-style-name="P37" svg:width="0.1358in" svg:height="0.0748in" svg:x="0.4374in" svg:y="0.0508in" svg:viewBox="0 0 346 191" svg:d="M346 126c0-3-4-3-5-3-5 0-5 1-7 7-6 21-20 52-42 52-8 0-11-4-11-14 0-11 3-20 7-30 8-21 26-68 26-92 0-28-18-46-49-46-32 0-53 19-68 41 0-5-1-19-13-30-11-9-24-11-35-11-39 0-59 28-66 37-1-24-19-37-39-37-19 0-27 17-31 24-7 14-13 40-13 41 0 5 4 4 5 5 5 0 5-1 7-10 7-30 16-50 31-50 7 0 13 3 13 19 0 8-1 13-7 35-8 32-15 65-24 97-1 7-3 17-3 19 0 8 6 11 12 11 4 0 12-3 15-12 0-1 5-20 9-31 2-13 6-25 8-37 2-10 5-20 7-29 3-7 4-13 6-21 6-13 29-51 69-51 19 0 22 15 22 28 0 11-2 23-6 37-3 15-8 31-12 48-4 15-4 18-8 32-2 8-6 23-6 25 0 8 6 11 13 11 12 0 16-11 18-24 9-34 17-67 25-101 2-6 24-56 70-56 19 0 23 14 23 28 0 25-17 73-25 95-5 10-6 15-6 23 0 21 14 35 34 35 40 0 56-61 56-65z"><text:p/></draw:path><draw:path draw:style-name="gr4" draw:text-style-name="P37" svg:width="0.0421in" svg:height="0.0768in" svg:x="0.5909in" svg:y="0.0874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7" svg:width="0.1102in" svg:height="0.0067in" svg:x="0.6992in" svg:y="0.0791in" svg:viewBox="0 0 281 18" svg:d="M281 10c0-5-4-10-9-10-87 0-176 0-264 0-4 0-8 5-8 10 0 3 4 8 8 8 88 0 177 0 264 0 5 0 9-5 9-8z"><text:p/></draw:path><draw:path draw:style-name="gr4" draw:text-style-name="P37" svg:width="0.0894in" svg:height="0.0748in" svg:x="0.8606in" svg:y="0.0508in" svg:viewBox="0 0 228 191" svg:d="M228 126c0-3-4-3-5-3-5 0-5 1-6 7-8 29-23 52-43 52-7 0-11-4-11-14 0-11 5-20 9-30 7-23 25-68 25-92 0-29-18-46-48-46-39 0-59 28-66 37-3-24-19-37-39-37s-27 17-32 24c-6 14-12 40-12 41 0 5 4 4 5 5 3 0 5-1 7-10 7-30 16-50 31-50 9 0 12 4 12 19 0 8-1 13-6 35-8 32-17 65-25 97-1 7-4 17-4 19 0 8 6 11 12 11s14-3 16-12c1-1 6-20 8-31 4-13 6-25 10-37 2-10 5-20 7-29 1-7 4-13 5-21 7-13 29-51 70-51 18 0 22 15 22 28 0 27-21 81-27 99-4 10-5 14-5 19 0 21 16 35 35 35 39 0 55-61 55-65z"><text:p/></draw:path><draw:path draw:style-name="gr4" draw:text-style-name="P37" svg:width="0.0421in" svg:height="0.0768in" svg:x="0.9681in" svg:y="0.0874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7" svg:width="0.0374in" svg:height="0.1654in" svg:x="1.0382in" svg:y="-0.0004in" svg:viewBox="0 0 96 421" svg:d="M96 212c0-3 0-3 0-4-26-67-53-135-79-202-1-4-5-6-9-6-3 0-8 4-8 8 0 2 0 3 1 4 25 66 52 132 77 200-25 64-52 131-77 197-1 1-1 2-1 3 0 5 5 9 8 9 4 0 8-3 9-6 26-68 53-135 79-201 0-1 0-1 0-2z"><text:p/></draw:path><draw:path draw:style-name="gr4" draw:text-style-name="P37" svg:width="0.1102in" svg:height="0.039in" svg:x="1.15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37in" svg:height="0.1654in" svg:x="1.3335in" svg:y="-0.0004in" svg:viewBox="0 0 95 421" svg:d="M95 412c0-1 0-2 0-3-27-66-52-133-78-197 26-68 51-134 78-200 0-1 0-2 0-4 0-4-4-8-9-8-3 0-6 2-8 6-26 67-52 135-78 202 0 1 0 1 0 4 0 1 0 1 0 2 26 66 52 133 78 201 2 3 5 6 8 6 5 0 9-4 9-9z"><text:p/></draw:path><draw:path draw:style-name="gr4" draw:text-style-name="P37" svg:width="0.1358in" svg:height="0.0748in" svg:x="1.3846in" svg:y="0.0508in" svg:viewBox="0 0 346 191" svg:d="M346 126c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2 23-6 37-3 15-8 31-12 48-4 15-4 18-8 32-2 8-6 23-6 25 0 8 6 11 12 11 13 0 16-11 19-24 9-34 17-67 25-101 2-6 24-56 70-56 18 0 23 14 23 28 0 25-17 73-25 95-5 10-6 15-6 23 0 21 14 35 34 35 40 0 56-61 56-65z"><text:p/></draw:path><draw:path draw:style-name="gr4" draw:text-style-name="P37" svg:width="0.0512in" svg:height="0.0768in" svg:x="1.5331in" svg:y="0.0874in" svg:viewBox="0 0 131 196" svg:d="M131 142c-4 0-7 0-11 0-1 6-4 24-7 26-3 3-25 3-30 3-18 0-36 0-54 0 31-28 42-36 59-50 22-18 43-36 43-63 0-36-33-58-70-58s-61 25-61 53c0 14 12 16 16 16 7 0 15-5 15-16 0-5-2-16-18-16 10-20 30-26 43-26 30 0 46 23 46 47 0 25-19 45-28 56-24 23-48 46-72 70-2 2-2 4-2 12 41 0 80 0 121 0 4-18 6-36 10-54z"><text:p/></draw:path><draw:path draw:style-name="gr4" draw:text-style-name="P37" svg:width="0.0189in" svg:height="0.0492in" svg:x="1.6142in" svg:y="0.1059in" svg:viewBox="0 0 49 126" svg:d="M49 44c0-27-11-44-26-44s-23 11-23 23c0 11 8 21 23 21 5 0 9-1 14-4 1-2 1-2 3-2 0 3 0 0 0 6 0 32-15 57-28 70-5 5-5 6-5 7 0 3 1 5 4 5 5 0 38-32 38-82z"><text:p/></draw:path><draw:path draw:style-name="gr4" draw:text-style-name="P37" svg:width="0.0657in" svg:height="0.1094in" svg:x="1.6823in" svg:y="0.0138in" svg:viewBox="0 0 168 279" svg:d="M168 207c-4 0-7 0-11 0-2 13-5 30-9 36-3 3-30 3-40 3-25 0-50 0-76 0 15-14 30-27 45-42 66-57 91-80 91-122 0-48-38-82-90-82-47 0-78 38-78 76 0 24 20 24 22 24 7 0 22-5 22-23 0-11-8-22-22-22-4 0-5 0-6 0 9-27 32-42 57-42 39 0 57 34 57 69 0 33-22 66-45 92-26 30-54 59-80 89-5 5-5 6-5 16 52 0 104 0 156 0 4-24 8-48 12-72z"><text:p/></draw:path><draw:path draw:style-name="gr4" draw:text-style-name="P37" svg:width="0.1358in" svg:height="0.0748in" svg:x="1.7618in" svg:y="0.0508in" svg:viewBox="0 0 346 191" svg:d="M346 126c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3 23-6 37-3 15-8 31-12 48-4 15-4 18-8 32-2 8-6 23-6 25 0 8 6 11 12 11 13 0 16-11 19-24 9-34 17-67 25-101 2-6 24-56 70-56 18 0 23 14 23 28 0 25-17 73-27 95-3 10-4 15-4 23 0 21 14 35 34 35 40 0 56-61 56-65z"><text:p/></draw:path><draw:path draw:style-name="gr4" draw:text-style-name="P37" svg:width="0.0512in" svg:height="0.0768in" svg:x="1.9098in" svg:y="0.0874in" svg:viewBox="0 0 131 196" svg:d="M131 142c-4 0-7 0-11 0-1 6-4 24-7 26-3 3-25 3-30 3-18 0-36 0-54 0 31-28 42-36 59-50 22-18 43-36 43-63 0-36-33-58-70-58s-61 25-61 53c0 14 12 16 16 16 7 0 15-5 15-16 0-5-2-16-18-16 10-20 30-26 43-26 30 0 46 23 46 47 0 25-19 45-28 56-24 23-48 46-72 70-2 2-2 4-2 12 41 0 80 0 121 0 4-18 6-36 10-54z"><text:p/></draw:path><draw:path draw:style-name="gr4" draw:text-style-name="P37" svg:width="0.1102in" svg:height="0.0067in" svg:x="2.0232in" svg:y="0.0791in" svg:viewBox="0 0 281 18" svg:d="M281 10c0-5-5-10-9-10-87 0-176 0-264 0-4 0-8 5-8 10 0 3 4 8 8 8 88 0 177 0 264 0 4 0 9-5 9-8z"><text:p/></draw:path><draw:path draw:style-name="gr4" draw:text-style-name="P37" svg:width="0.0894in" svg:height="0.0748in" svg:x="2.185in" svg:y="0.0508in" svg:viewBox="0 0 228 191" svg:d="M228 126c0-3-4-3-5-3-5 0-5 1-6 7-8 29-23 52-43 52-7 0-11-4-11-14 0-11 4-20 9-30 7-23 25-68 25-92 0-29-18-46-48-46-39 0-59 28-66 37-3-24-21-37-40-37-20 0-26 17-31 24-7 14-12 40-12 41 0 5 4 4 5 5 3 0 5-1 7-10 7-30 16-50 30-50 8 0 13 4 13 19 0 8-1 13-6 35-8 32-17 65-25 97-1 7-4 17-4 19 0 8 6 11 12 11s14-3 16-12c1-1 6-20 8-31 4-13 6-25 10-37 2-10 5-20 7-29 1-7 4-13 5-21 7-13 29-51 70-51 18 0 22 15 22 28 0 27-21 81-27 99-4 10-5 14-5 19 0 21 14 35 35 35 39 0 55-61 55-65z"><text:p/></draw:path><draw:path draw:style-name="gr4" draw:text-style-name="P37" svg:width="0.0508in" svg:height="0.0768in" svg:x="2.287in" svg:y="0.0874in" svg:viewBox="0 0 130 196" svg:d="M130 142c-4 0-6 0-10 0-1 6-4 24-7 26-3 3-25 3-30 3-18 0-36 0-54 0 31-28 41-36 59-50 21-18 42-36 42-63 0-36-32-58-69-58s-61 25-61 53c0 14 12 16 16 16 7 0 15-5 15-16 0-5-2-16-18-16 10-20 30-26 43-26 30 0 46 23 46 47 0 25-19 45-29 56-24 23-47 46-71 70-2 2-2 4-2 12 41 0 80 0 121 0 3-18 6-36 9-54z"><text:p/></draw:path><draw:path draw:style-name="gr4" draw:text-style-name="P37" svg:width="0.0374in" svg:height="0.1654in" svg:x="2.3626in" svg:y="-0.0004in" svg:viewBox="0 0 96 421" svg:d="M96 212c0-3 0-3-1-4-27-67-52-135-78-202-1-4-5-6-9-6-3 0-8 4-8 8 0 2 0 3 1 4 25 66 52 132 77 200-25 64-52 131-77 197-1 1-1 2-1 3 0 5 5 9 8 9 4 0 8-3 9-6 26-68 51-135 78-201 1-1 1-1 1-2z"><text:p/></draw:path></draw:g></draw:g></text:span><text:span text:style-name="T21">. על־פי הגדרת שוויון n־יות סדורות, על כל צמד איברים במקום ה־k ב־n־יה להיות שווים, לכן </text:span><text:span text:style-name="T21"><draw:g text:anchor-type="as-char" svg:y="-0.2902in" draw:z-index="123" draw:name="Shape139" draw:style-name="gr1"><svg:title>TexMaths</svg:title><svg:desc>12§display§\begin{cases}
m_1 = m_2 \\
2m_1 - n_1 =  2m_2 - n_2
\end{cases}§svg§600§FALSE§</svg:desc><draw:g draw:style-name="gr2"><draw:path draw:style-name="gr3" draw:text-style-name="P36" svg:width="1.6976in" svg:height="0.4803in" svg:x="-0.0004in" svg:y="0.0083in" svg:viewBox="0 0 4313 1221" svg:d="M2157 1221c-720 0-1438 0-2157 0 0-407 0-814 0-1221 1437 0 2876 0 4313 0 0 407 0 814 0 1221-719 0-1437 0-2156 0z"><text:p/></draw:path><draw:path draw:style-name="gr4" draw:text-style-name="P37" svg:width="0.1008in" svg:height="0.4976in" svg:x="0.0157in" svg:y="0in" svg:viewBox="0 0 257 1265" svg:d="M257 1254c0-5-4-10-7-11-59-22-100-85-100-137 0-104 0-210 0-316 0-62-52-127-112-157 60-31 112-96 112-159 0-105 0-211 0-315 0-52 41-116 100-137 3-2 7-6 7-11 0-6-6-11-12-11-1 0-3 1-4 1-71 25-134 94-134 158 0 104 0 210 0 315 0 58-41 128-100 149-5 2-7 5-7 10s2 8 7 10c59 20 100 90 100 147 0 106 0 212 0 316 0 64 63 132 134 157 1 0 3 2 4 2 6 0 12-5 12-11z"><text:p/></draw:path><draw:path draw:style-name="gr4" draw:text-style-name="P37" svg:width="0.1358in" svg:height="0.0748in" svg:x="0.1457in" svg:y="0.1047in" svg:viewBox="0 0 346 191" svg:d="M346 126c0-3-4-3-5-3-5 0-5 1-6 7-7 21-21 51-43 51-8 0-11-3-11-13 0-11 5-20 8-30 7-22 25-68 25-92 0-28-16-46-48-46s-54 19-69 41c0-5-1-19-13-30-11-9-24-11-35-11-37 0-58 28-65 37-2-24-20-37-40-37-19 0-27 17-31 24-7 14-13 40-13 41 0 5 4 3 6 5 4 0 4-2 7-10 7-30 16-50 30-50 7 0 13 3 13 19 0 8-1 13-7 35-8 32-15 66-24 98-1 6-3 16-3 18 0 7 6 11 12 11 4 0 13-4 15-12 3-11 6-20 9-31 3-12 6-25 9-38 3-9 5-19 7-28 2-8 4-14 5-21 6-13 29-51 69-51 19 0 22 15 22 28 0 11-2 23-6 36-3 16-8 33-12 49-3 15-4 18-8 32-1 8-5 23-5 25 0 7 6 11 12 11 13 0 16-11 19-24 9-34 17-69 26-102 1-5 22-55 69-55 18 0 23 14 23 28 0 24-18 72-26 95-4 10-6 15-6 23 0 21 15 35 34 35 40 0 56-61 56-65z"><text:p/></draw:path><draw:path draw:style-name="gr4" draw:text-style-name="P37" svg:width="0.0417in" svg:height="0.0768in" svg:x="0.2996in" svg:y="0.1413in" svg:viewBox="0 0 107 196" svg:d="M107 196c0-4 0-7 0-11-4 0-7 0-11 0-30 0-30-4-30-13 0-54 0-110 0-164 0-8 0-8-8-8-20 18-46 19-58 19 0 4 0 6 0 10 6 0 26 0 42-7 0 50 0 99 0 150 0 9 0 13-29 13-3 0-8 0-12 0 0 4 0 7 0 11 18 0 35-1 53-1s35 1 53 1z"><text:p/></draw:path><draw:path draw:style-name="gr4" draw:text-style-name="P37" svg:width="0.1102in" svg:height="0.039in" svg:x="0.4165in" svg:y="0.1165in" svg:viewBox="0 0 281 100" svg:d="M281 8c0-3-5-8-9-8-87 0-176 0-264 0-4 0-8 4-8 8s4 9 8 9c88 0 177 0 264 0 4 0 9-4 9-9zM281 91c0-5-5-8-9-8-87 0-176 0-264 0-4 0-8 3-8 8 0 4 4 9 8 9 88 0 177 0 264 0 4 0 9-5 9-9z"><text:p/></draw:path><draw:path draw:style-name="gr4" draw:text-style-name="P37" svg:width="0.1358in" svg:height="0.0748in" svg:x="0.587in" svg:y="0.1047in" svg:viewBox="0 0 346 191" svg:d="M346 126c0-3-4-3-5-3-5 0-5 1-7 7-6 21-20 51-44 51-7 0-9-3-9-13 0-11 3-20 7-30 8-22 26-68 26-92 0-28-18-46-49-46-32 0-53 19-68 41 0-5-1-19-13-30-11-9-24-11-35-11-39 0-59 28-66 37-3-24-19-37-39-37-19 0-27 17-31 24-7 14-13 40-13 41 0 5 4 3 5 5 5 0 5-2 7-10 7-30 16-50 31-50 6 0 13 3 13 19 0 8-1 13-7 35-8 32-15 66-24 98-1 6-3 16-3 18 0 7 6 11 12 11 4 0 12-4 15-12 3-11 5-20 7-31 4-12 6-25 10-38 2-9 5-19 7-28 3-8 4-14 6-21 6-13 29-51 69-51 19 0 22 15 22 28 0 11-2 23-6 36-3 16-8 33-12 49-4 15-4 18-8 32-2 8-6 23-6 25 0 7 6 11 12 11 13 0 16-11 19-24 9-34 17-69 25-102 2-5 24-55 70-55 18 0 23 14 23 28 0 24-17 72-25 95-5 10-6 15-6 23 0 21 14 35 34 35 40 0 56-61 56-65z"><text:p/></draw:path><draw:path draw:style-name="gr4" draw:text-style-name="P37" svg:width="0.0512in" svg:height="0.0768in" svg:x="0.7354in" svg:y="0.1413in" svg:viewBox="0 0 131 196" svg:d="M131 142c-4 0-7 0-11 0-1 7-4 24-7 27-3 2-25 2-30 2-18 0-36 0-54 0 31-28 42-36 59-50 22-18 43-36 43-63 0-36-33-58-70-58s-61 25-61 53c0 14 12 17 16 17 7 0 15-6 15-16 0-6-2-16-18-16 10-21 30-27 43-27 30 0 46 23 46 47 0 25-19 45-28 56-24 23-48 47-72 70-2 3-2 3-2 12 41 0 80 0 121 0 4-18 6-36 10-54z"><text:p/></draw:path><draw:path draw:style-name="gr4" draw:text-style-name="P37" svg:width="0.0657in" svg:height="0.1102in" svg:x="0.1492in" svg:y="0.3051in" svg:viewBox="0 0 168 281" svg:d="M168 208c-4 0-7 0-11 0-2 12-5 31-9 37-3 4-30 4-40 4-25 0-50 0-76 0 15-15 30-29 45-44 66-58 91-81 91-123 0-48-38-82-90-82-47 0-78 38-78 77 0 23 20 23 22 23 7 0 22-5 22-22 0-11-8-23-22-23-4 0-4 0-6 1 10-27 33-43 57-43 39 0 57 34 57 69 0 33-22 67-45 93-26 30-54 60-80 90-5 5-5 6-5 16 52 0 104 0 156 0 4-25 8-49 12-73z"><text:p/></draw:path><draw:path draw:style-name="gr4" draw:text-style-name="P37" svg:width="0.1358in" svg:height="0.0748in" svg:x="0.2287in" svg:y="0.3429in" svg:viewBox="0 0 346 191" svg:d="M346 126c0-5-4-5-5-5-5 0-5 2-7 9-6 21-20 51-42 51-8 0-11-3-11-13 0-11 3-21 7-30 8-23 26-70 26-94 0-26-18-44-49-44-32 0-53 18-68 41 0-6-1-21-13-30-11-9-24-11-35-11-39 0-59 26-66 36-1-24-19-36-39-36-19 0-27 16-31 24-7 14-13 40-13 41 0 3 4 2 5 3 5 0 5 0 7-9 7-30 16-51 31-51 7 0 13 4 13 21 0 8-1 13-7 35-8 32-15 65-24 97-1 7-3 17-3 18 0 8 6 12 12 12 4 0 12-4 15-12 0-1 5-20 7-31 4-13 6-25 10-39 2-8 5-18 7-27 3-8 4-15 6-22 6-13 29-52 69-52 19 0 22 16 22 30 0 11-2 23-6 35-3 17-8 33-12 50-4 15-4 18-8 32-2 8-6 23-6 24 0 8 6 12 13 12 12 0 16-11 18-24 9-34 17-69 25-102 2-5 24-57 70-57 18 0 23 15 23 30 0 24-17 72-25 95-5 10-6 15-6 23 0 21 14 35 34 35 40 0 56-61 56-65z"><text:p/></draw:path><draw:path draw:style-name="gr4" draw:text-style-name="P37" svg:width="0.0421in" svg:height="0.0768in" svg:x="0.3823in" svg:y="0.3811in" svg:viewBox="0 0 108 196" svg:d="M108 196c0-4 0-7 0-11-4 0-8 0-12 0-29 0-29-4-29-13 0-56 0-110 0-165 0-7-1-7-9-7-18 18-46 18-58 18 0 4 0 7 0 11 7 0 26 0 43-9 0 51 0 101 0 152 0 9 0 13-30 13-3 0-7 0-11 0 0 4 0 7 0 11 18 0 35-1 53-1s35 1 53 1z"><text:p/></draw:path><draw:path draw:style-name="gr4" draw:text-style-name="P37" svg:width="0.1102in" svg:height="0.0063in" svg:x="0.4902in" svg:y="0.372in" svg:viewBox="0 0 281 17" svg:d="M281 8c0-4-4-8-9-8-87 0-176 0-264 0-4 0-8 4-8 8 0 5 4 9 8 9 88 0 177 0 264 0 5 0 9-4 9-9z"><text:p/></draw:path><draw:path draw:style-name="gr4" draw:text-style-name="P37" svg:width="0.0894in" svg:height="0.0748in" svg:x="0.652in" svg:y="0.3429in" svg:viewBox="0 0 228 191" svg:d="M228 126c0-5-4-5-5-5-5 0-5 2-6 9-8 27-23 51-43 51-7 0-11-3-11-13 0-11 5-21 9-30 7-23 25-70 25-94 0-27-18-44-48-44-39 0-59 26-66 36-3-23-19-36-39-36s-27 16-32 24c-6 14-12 38-12 41s4 2 5 3c3 0 5 0 7-9 7-30 16-51 31-51 9 0 12 6 12 21 0 8-1 13-6 35-8 32-17 65-25 97-1 7-4 17-4 18 0 8 6 12 12 12s14-4 16-12c1-1 6-20 8-31 4-13 6-25 10-39 2-8 5-18 7-27 1-8 4-15 5-22 7-13 29-52 70-52 18 0 22 16 22 30 0 27-21 81-27 99-4 10-5 14-5 19 0 21 16 35 35 35 39 0 55-61 55-65z"><text:p/></draw:path><draw:path draw:style-name="gr4" draw:text-style-name="P37" svg:width="0.0421in" svg:height="0.0768in" svg:x="0.7591in" svg:y="0.3811in" svg:viewBox="0 0 108 196" svg:d="M108 196c0-4 0-7 0-11-4 0-8 0-12 0-29 0-29-4-29-13 0-56 0-110 0-165 0-7-1-7-9-7-18 18-46 18-58 18 0 4 0 7 0 11 7 0 26 0 43-9 0 51 0 101 0 152 0 9 0 13-30 13-3 0-7 0-11 0 0 4 0 7 0 11 18 0 35-1 53-1s35 1 53 1z"><text:p/></draw:path><draw:path draw:style-name="gr4" draw:text-style-name="P37" svg:width="0.1102in" svg:height="0.0382in" svg:x="0.8756in" svg:y="0.355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657in" svg:height="0.1102in" svg:x="1.05in" svg:y="0.3051in" svg:viewBox="0 0 168 281" svg:d="M168 208c-4 0-7 0-11 0-1 12-5 31-8 37-4 4-31 4-41 4-25 0-50 0-76 0 15-15 30-29 45-44 66-58 91-81 91-123 0-48-37-82-89-82-48 0-79 38-79 77 0 23 22 23 23 23 7 0 21-5 21-22 0-11-7-23-22-23-4 0-4 0-5 1 9-27 32-43 56-43 39 0 57 34 57 69 0 33-21 67-45 93-26 30-54 60-80 90-5 5-5 6-5 16 52 0 104 0 156 0 4-25 8-49 12-73z"><text:p/></draw:path><draw:path draw:style-name="gr4" draw:text-style-name="P37" svg:width="0.1358in" svg:height="0.0748in" svg:x="1.1295in" svg:y="0.3429in" svg:viewBox="0 0 346 191" svg:d="M346 126c0-5-4-5-5-5-5 0-5 2-6 9-7 21-21 51-43 51-8 0-11-3-11-13 0-11 5-21 8-30 7-23 25-70 25-94 0-26-16-44-48-44s-54 18-69 41c0-6-1-21-13-30-11-9-24-11-35-11-37 0-58 26-65 36-2-24-20-36-40-36-19 0-27 16-31 24-7 14-13 40-13 41 0 3 4 2 6 3 4 0 4 0 7-9 6-30 16-51 30-51 7 0 13 4 13 21 0 8-1 13-7 35-8 32-15 65-24 97-1 7-3 17-3 18 0 8 6 12 12 12 4 0 13-4 15-12 0-1 6-20 9-31 2-13 6-25 8-39 4-8 6-18 7-27 3-8 4-15 6-22 6-13 29-52 69-52 19 0 22 16 22 30 0 11-2 23-6 35-3 17-8 33-12 50-3 15-4 18-8 32-1 8-5 23-5 24 0 8 5 12 12 12 13 0 16-11 19-24 9-34 17-69 26-102 1-5 22-57 69-57 18 0 23 15 23 30 0 24-18 72-26 95-4 10-6 15-6 23 0 21 15 35 34 35 40 0 56-61 56-65z"><text:p/></draw:path><draw:path draw:style-name="gr4" draw:text-style-name="P37" svg:width="0.0512in" svg:height="0.0768in" svg:x="1.2776in" svg:y="0.3811in" svg:viewBox="0 0 131 196" svg:d="M131 142c-4 0-7 0-11 0 0 6-4 24-7 26-3 3-25 3-29 3-18 0-37 0-55 0 31-28 42-36 60-50 21-18 42-36 42-65 0-34-31-56-70-56-36 0-61 25-61 53 0 14 13 15 16 15 7 0 15-4 15-15 0-5-2-16-17-16 9-20 29-27 44-27 28 0 44 24 44 46 0 27-18 47-28 58-24 23-46 47-70 70-4 2-4 3-4 12 41 0 80 0 121 0 4-18 6-36 10-54z"><text:p/></draw:path><draw:path draw:style-name="gr4" draw:text-style-name="P37" svg:width="0.1102in" svg:height="0.0063in" svg:x="1.3909in" svg:y="0.372in" svg:viewBox="0 0 281 17" svg:d="M281 8c0-4-4-8-9-8-87 0-176 0-264 0-4 0-8 4-8 8 0 5 4 9 8 9 88 0 177 0 264 0 5 0 9-4 9-9z"><text:p/></draw:path><draw:path draw:style-name="gr4" draw:text-style-name="P37" svg:width="0.0894in" svg:height="0.0748in" svg:x="1.5524in" svg:y="0.3429in" svg:viewBox="0 0 228 191" svg:d="M228 126c0-5-4-5-5-5-3 0-3 2-6 9-8 27-23 51-43 51-7 0-10-3-10-13 0-11 4-21 8-30 8-23 25-70 25-94 0-27-18-44-48-44-39 0-59 26-66 36-3-23-19-36-39-36-19 0-27 16-32 24-6 14-12 38-12 41s4 2 5 3c5 0 5 0 7-9 7-30 16-51 31-51 9 0 13 6 13 21 0 8-1 13-7 35-8 32-15 65-24 97-1 7-5 17-5 18 0 8 6 12 14 12 4 0 12-4 15-12 0-1 5-20 7-31 4-13 6-25 10-39 2-8 5-18 7-27 3-8 4-15 6-22 6-13 29-52 69-52 19 0 22 16 22 30 0 27-20 81-27 99-4 10-4 14-4 19 0 21 15 35 34 35 39 0 55-61 55-65z"><text:p/></draw:path><draw:path draw:style-name="gr4" draw:text-style-name="P37" svg:width="0.0512in" svg:height="0.0768in" svg:x="1.6547in" svg:y="0.3811in" svg:viewBox="0 0 131 196" svg:d="M131 142c-4 0-7 0-11 0 0 6-4 24-7 26-3 3-25 3-29 3-18 0-37 0-55 0 31-28 42-36 60-50 21-18 42-36 42-65 0-34-31-56-70-56-36 0-61 25-61 53 0 14 13 15 16 15 7 0 15-4 15-15 0-5-2-16-17-16 9-20 29-27 44-27 28 0 44 24 44 46 0 27-18 47-28 58-24 23-46 47-70 70-4 2-4 3-4 12 41 0 80 0 121 0 4-18 6-36 10-54z"><text:p/></draw:path></draw:g></draw:g></text:span><text:span text:style-name="T21">, </text:span><text:span text:style-name="T22">ניתן לראות כי </text:span><text:span text:style-name="T22"><draw:g text:anchor-type="as-char" svg:y="-0.0728in" draw:z-index="124" draw:name="Shape140" draw:style-name="gr1"><svg:title>TexMaths</svg:title><svg:desc>12§display§m_1 = m_2§svg§600§FALSE§</svg:desc><draw:g draw:style-name="gr2"><draw:path draw:style-name="gr3" draw:text-style-name="P36" svg:width="0.6283in" svg:height="0.0965in" svg:x="0.0031in" svg:y="0.0079in" svg:viewBox="0 0 1597 246" svg:d="M800 246c-267 0-533 0-800 0 0-82 0-164 0-246 532 0 1065 0 1597 0 0 82 0 164 0 246-266 0-532 0-797 0z"><text:p/></draw:path><draw:path draw:style-name="gr4" draw:text-style-name="P37" svg:width="0.1358in" svg:height="0.074in" svg:x="-0.0004in" svg:y="-0.0004in" svg:viewBox="0 0 346 189" svg:d="M346 126c0-4-4-4-5-4-5 0-5 1-6 7-7 22-20 51-43 51-7 0-11-4-11-13 0-10 4-20 8-29 8-22 26-68 26-92 0-28-17-46-48-46-33 0-55 19-70 41 0-5-1-19-13-30-11-9-24-11-35-11-37 0-58 28-65 37-2-24-20-37-40-37-19 0-27 17-31 24-7 14-13 40-13 41 0 5 4 2 6 5 4 0 4-2 7-10 7-30 16-50 30-50 7 0 13 3 13 19 0 8-1 13-7 35-8 32-15 64-24 97-1 6-3 15-3 18 0 7 6 10 12 10 4 0 13-3 15-12 3-9 6-19 9-30 3-13 6-25 9-37 3-9 5-19 7-28 2-8 4-15 5-21 6-13 29-51 69-51 19 0 22 15 22 28 0 11-2 23-6 36-3 16-8 31-12 48-3 16-4 18-8 33-1 7-5 21-5 24 0 7 6 10 12 10 13 0 16-10 19-24 9-32 17-66 26-99 1-6 22-56 69-56 18 0 23 14 23 28 0 24-18 72-26 95-4 10-6 14-6 23 0 19 15 33 35 33 39 0 55-60 55-63z"><text:p/></draw:path><draw:path draw:style-name="gr4" draw:text-style-name="P37" svg:width="0.0421in" svg:height="0.076in" svg:x="0.1531in" svg:y="0.0366in" svg:viewBox="0 0 108 194" svg:d="M108 194c0-3 0-7 0-11-4 0-8 0-12 0-29 0-29-3-29-13 0-54 0-108 0-162 0-8-1-8-8-8-19 18-47 19-59 19 0 4 0 6 0 10 7 0 26 0 43-9 0 51 0 101 0 150 0 10 0 13-30 13-3 0-7 0-11 0 0 4 0 8 0 11 18 0 35 0 53-1 18 1 35 1 53 1z"><text:p/></draw:path><draw:path draw:style-name="gr4" draw:text-style-name="P37" svg:width="0.1102in" svg:height="0.0386in" svg:x="0.2705in" svg:y="0.0118in" svg:viewBox="0 0 281 99" svg:d="M281 10c0-5-4-10-8-10-88 0-177 0-265 0-4 0-8 5-8 10 0 3 4 8 8 8 88 0 177 0 265 0 4 0 8-5 8-8zM281 91c0-5-4-8-8-8-88 0-177 0-265 0-4 0-8 3-8 8 0 4 4 8 8 8 88 0 177 0 265 0 4 0 8-4 8-8z"><text:p/></draw:path><draw:path draw:style-name="gr4" draw:text-style-name="P37" svg:width="0.1358in" svg:height="0.074in" svg:x="0.4406in" svg:y="-0.0004in" svg:viewBox="0 0 346 189" svg:d="M346 126c0-4-4-4-5-4-5 0-5 1-6 7-7 22-20 51-43 51-7 0-11-4-11-13 0-10 5-20 8-29 8-22 26-68 26-92 0-28-17-46-48-46-33 0-55 19-70 41 0-5-1-19-13-30-11-9-24-11-35-11-37 0-58 28-65 37-2-24-20-37-40-37-19 0-26 17-31 24-7 14-13 40-13 41 0 5 4 2 6 5 4 0 5-2 7-10 7-30 16-50 30-50 7 0 13 3 13 19 0 8-1 13-6 35-8 32-16 64-25 97-1 6-3 15-3 18 0 7 6 10 12 10 4 0 13-3 15-12 1 0 6-19 9-30 3-13 6-25 9-37 3-9 5-19 7-28 2-8 4-15 5-21 6-13 29-51 69-51 19 0 22 15 22 28 0 11-2 23-6 36-3 16-8 31-12 48-3 16-4 18-8 33-1 7-5 21-5 24 0 7 6 10 12 10 13 0 16-10 19-24 9-32 17-66 26-99 1-6 22-56 69-56 18 0 23 14 23 28 0 24-18 72-26 95-4 10-6 14-6 23 0 19 15 33 35 33 39 0 55-60 55-63z"><text:p/></draw:path><draw:path draw:style-name="gr4" draw:text-style-name="P37" svg:width="0.0512in" svg:height="0.076in" svg:x="0.589in" svg:y="0.0366in" svg:viewBox="0 0 131 194" svg:d="M131 141c-4 0-7 0-11 0 0 8-4 23-7 26-3 2-25 2-29 2-18 0-37 0-55 0 31-26 42-35 60-48 21-18 42-36 42-63 0-36-31-58-70-58-36 0-61 25-61 53 0 14 13 17 16 17 7 0 15-6 15-17 0-5-2-16-17-16 9-20 29-26 44-26 28 0 44 23 44 47 0 25-18 45-28 56-24 23-46 45-70 68-4 3-4 4-4 12 41 0 80 0 121 0 4-18 6-35 10-53z"><text:p/></draw:path></draw:g></draw:g></text:span><text:span text:style-name="T22">, נציב כך בשוויון השני: </text:span><text:span text:style-name="T22"><draw:g text:anchor-type="as-char" svg:y="-0.1098in" draw:z-index="125" draw:name="Shape141" draw:style-name="gr1"><svg:title>TexMaths</svg:title><svg:desc>12§display§2m_1 - n_1 =  2m_1 - n_2§svg§600§FALSE§</svg:desc><draw:g draw:style-name="gr2"><draw:path draw:style-name="gr3" draw:text-style-name="P36" svg:width="1.5484in" svg:height="0.1331in" svg:x="-0.0004in" svg:y="0.0087in" svg:viewBox="0 0 3934 339" svg:d="M1968 339c-656 0-1311 0-1968 0 0-112 0-226 0-339 1312 0 2622 0 3934 0 0 113 0 227 0 339-655 0-1310 0-1966 0z"><text:p/></draw:path><draw:path draw:style-name="gr4" draw:text-style-name="P37" svg:width="0.0657in" svg:height="0.1091in" svg:x="-0.0004in" svg:y="0in" svg:viewBox="0 0 168 278" svg:d="M168 206c-4 0-7 0-11 0-2 12-5 30-9 37-3 3-30 3-40 3-25 0-50 0-76 0 15-15 30-29 45-42 66-58 91-81 91-122 0-48-38-82-89-82-48 0-79 38-79 77 0 23 20 23 22 23 7 0 22-5 22-22 0-12-8-23-22-23-4 0-4 0-6 1 10-27 33-43 57-43 39 0 57 34 57 69 0 33-22 67-45 92-26 30-54 59-80 89-5 4-5 6-5 15 52 0 104 0 156 0 4-24 8-48 12-72z"><text:p/></draw:path><draw:path draw:style-name="gr4" draw:text-style-name="P37" svg:width="0.1358in" svg:height="0.074in" svg:x="0.0787in" svg:y="0.0362in" svg:viewBox="0 0 346 189" svg:d="M346 125c0-4-4-4-5-4-5 0-5 1-7 7-6 23-20 52-42 52-8 0-11-4-11-13 0-11 3-21 7-30 8-22 26-69 26-93 0-27-18-44-49-44-32 0-53 18-68 41 0-6-1-21-13-30-11-10-24-11-35-11-37 0-59 26-66 36-1-24-19-36-39-36-19 0-27 16-31 24-7 14-13 38-13 41s4 2 5 3c5 0 5 0 7-9 7-30 16-51 31-51 7 0 13 4 13 20 0 9-1 14-7 36-8 32-15 64-24 97-1 6-3 15-3 18 0 7 6 10 12 10 4 0 12-3 15-12 3-10 5-20 9-31 2-13 6-25 8-37 2-9 5-18 7-27 3-8 4-15 6-22 6-13 29-52 69-52 19 0 22 16 22 30 0 11-2 22-6 35-3 16-8 31-12 48-4 16-4 19-8 32-1 9-6 23-6 26 0 7 6 10 13 10 12 0 16-10 18-24 9-33 17-67 25-100 2-6 24-57 70-57 19 0 23 15 23 30 0 24-17 72-25 94-5 11-6 14-6 23 0 20 14 34 34 34 40 0 56-61 56-64z"><text:p/></draw:path><draw:path draw:style-name="gr4" draw:text-style-name="P37" svg:width="0.0421in" svg:height="0.0764in" svg:x="0.2327in" svg:y="0.074in" svg:viewBox="0 0 108 195" svg:d="M108 195c0-3 0-7 0-10-4 0-8 0-12 0-29 0-29-4-29-14 0-55 0-109 0-163 0-8-1-8-9-8-18 19-46 19-58 19 0 4 0 7 0 11 7 0 26 0 43-8 0 49 0 99 0 149 0 10 0 14-30 14-3 0-7 0-11 0 0 3 0 7 0 10 18-1 35-1 53-1s35 0 53 1z"><text:p/></draw:path><draw:path draw:style-name="gr4" draw:text-style-name="P37" svg:width="0.1102in" svg:height="0.0063in" svg:x="0.3406in" svg:y="0.0657in" svg:viewBox="0 0 281 17" svg:d="M281 8c0-4-4-8-9-8-87 0-176 0-264 0-4 0-8 4-8 8 0 5 4 9 8 9 88 0 177 0 264 0 5 0 9-4 9-9z"><text:p/></draw:path><draw:path draw:style-name="gr4" draw:text-style-name="P37" svg:width="0.0894in" svg:height="0.074in" svg:x="0.5024in" svg:y="0.0362in" svg:viewBox="0 0 228 189" svg:d="M228 125c0-4-4-4-5-4-5 0-5 1-6 7-8 29-23 52-43 52-7 0-11-4-11-13 0-11 5-21 9-30 7-22 25-69 25-93 0-27-18-44-48-44-39 0-59 26-66 36-3-24-19-36-39-36s-27 16-32 24c-6 13-12 38-12 41s4 2 5 3c3 0 5 0 7-9 7-30 16-51 31-51 9 0 12 6 12 20 0 9-1 14-6 36-8 32-17 64-25 97-1 6-4 15-4 18 0 7 6 10 12 10s14-3 16-12c1 0 6-20 8-31 4-13 6-25 10-37 2-9 5-18 7-27 1-8 4-15 5-22 7-13 29-52 70-52 18 0 22 16 22 30 0 27-21 79-27 97-4 10-5 16-5 20 0 20 16 34 35 34 39 0 55-61 55-64z"><text:p/></draw:path><draw:path draw:style-name="gr4" draw:text-style-name="P37" svg:width="0.0421in" svg:height="0.0764in" svg:x="0.6094in" svg:y="0.074in" svg:viewBox="0 0 108 195" svg:d="M108 195c0-3 0-7 0-10-4 0-8 0-12 0-29 0-29-4-29-14 0-55 0-109 0-163 0-8-1-8-9-8-18 19-46 19-58 19 0 4 0 7 0 11 7 0 26 0 43-8 0 49 0 99 0 149 0 10 0 14-30 14-3 0-7 0-11 0 0 3 0 7 0 10 18-1 35-1 53-1s35 0 53 1z"><text:p/></draw:path><draw:path draw:style-name="gr4" draw:text-style-name="P37" svg:width="0.1102in" svg:height="0.0382in" svg:x="0.7268in" svg:y="0.0484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657in" svg:height="0.1091in" svg:x="0.9008in" svg:y="0in" svg:viewBox="0 0 168 278" svg:d="M168 206c-4 0-7 0-11 0-1 12-5 30-8 37-4 3-31 3-41 3-25 0-50 0-76 0 15-15 30-29 45-42 66-58 91-81 91-122 0-48-37-82-89-82-48 0-79 38-79 77 0 23 22 23 23 23 7 0 21-5 21-22 0-12-7-23-22-23-4 0-4 0-5 1 9-27 32-43 56-43 39 0 57 34 57 69 0 33-21 67-45 92-26 30-54 59-80 89-5 4-5 6-5 15 52 0 104 0 156 0 4-24 8-48 12-72z"><text:p/></draw:path><draw:path draw:style-name="gr4" draw:text-style-name="P37" svg:width="0.1358in" svg:height="0.074in" svg:x="0.9799in" svg:y="0.0362in" svg:viewBox="0 0 346 189" svg:d="M346 125c0-4-4-4-5-4-5 0-5 1-6 7-7 23-21 52-43 52-8 0-11-4-11-13 0-11 5-21 8-30 7-22 25-69 25-93 0-27-16-44-48-44s-54 18-69 41c0-6-1-21-13-30-11-10-24-11-35-11-37 0-58 26-65 36-2-24-20-36-40-36-19 0-27 16-31 24-7 14-13 38-13 41s4 2 6 3c4 0 4 0 7-9 6-30 16-51 30-51 7 0 13 4 13 20 0 9-1 14-7 36-8 32-15 64-24 97-1 6-3 15-3 18 0 7 6 10 12 10 4 0 13-3 15-12 3-10 6-20 9-31 3-13 6-25 9-37 3-9 5-18 6-27 3-8 4-15 6-22 6-13 29-52 69-52 19 0 22 16 22 30 0 11-2 22-6 35-3 16-8 31-12 48-3 16-4 19-8 32-1 9-5 23-5 26 0 7 6 10 12 10 13 0 16-10 19-24 9-33 17-67 26-100 1-6 22-57 69-57 18 0 23 15 23 30 0 24-18 72-26 94-4 11-6 14-6 23 0 20 15 34 34 34 40 0 56-61 56-64z"><text:p/></draw:path><draw:path draw:style-name="gr4" draw:text-style-name="P37" svg:width="0.0421in" svg:height="0.0764in" svg:x="1.1335in" svg:y="0.074in" svg:viewBox="0 0 108 195" svg:d="M108 195c0-3 0-7 0-10-4 0-7 0-11 0-30 0-30-4-30-14 0-55 0-109 0-163 0-8 0-8-8-8-19 19-46 19-59 19 0 4 0 7 0 11 7 0 28 0 43-8 0 49 0 99 0 149 0 10 0 14-29 14-3 0-8 0-12 0 0 3 0 7 0 10 18-1 35-1 53-1s35 0 53 1z"><text:p/></draw:path><draw:path draw:style-name="gr4" draw:text-style-name="P37" svg:width="0.1102in" svg:height="0.0063in" svg:x="1.2417in" svg:y="0.0657in" svg:viewBox="0 0 281 17" svg:d="M281 8c0-4-4-8-9-8-87 0-176 0-264 0-4 0-8 4-8 8 0 5 4 9 8 9 88 0 177 0 264 0 5 0 9-4 9-9z"><text:p/></draw:path><draw:path draw:style-name="gr4" draw:text-style-name="P37" svg:width="0.0894in" svg:height="0.074in" svg:x="1.4035in" svg:y="0.0362in" svg:viewBox="0 0 228 189" svg:d="M228 125c0-4-4-4-5-4-3 0-3 1-6 7-8 29-23 52-43 52-7 0-10-4-10-13 0-11 4-21 8-30 8-22 25-69 25-93 0-27-18-44-48-44-39 0-59 26-66 36-3-24-19-36-39-36-19 0-27 16-32 24-6 13-12 38-12 41s4 2 5 3c5 0 5 0 7-9 7-30 16-51 31-51 9 0 13 6 13 20 0 9-1 14-7 36-8 32-15 64-24 97-1 6-5 15-5 18 0 7 6 10 14 10 4 0 12-3 15-12 3-10 5-20 7-31 4-13 6-25 10-37 2-9 5-18 7-27 3-8 4-15 6-22 6-13 29-52 69-52 19 0 22 16 22 30 0 27-20 79-27 97-4 10-4 16-4 20 0 20 15 34 34 34 39 0 55-61 55-64z"><text:p/></draw:path><draw:path draw:style-name="gr4" draw:text-style-name="P37" svg:width="0.0512in" svg:height="0.0764in" svg:x="1.5055in" svg:y="0.074in" svg:viewBox="0 0 131 195" svg:d="M131 141c-4 0-7 0-11 0 0 8-4 24-7 28-3 1-25 1-29 1-18 0-37 0-55 0 31-27 42-36 60-49 21-18 42-36 42-63 0-36-31-58-70-58-36 0-61 25-61 53 0 14 13 17 16 17 7 0 15-5 15-16 0-6-2-16-17-16 9-21 29-27 44-27 28 0 44 23 44 47 0 25-18 45-28 56-24 23-46 45-70 69-4 3-4 4-4 12 41 0 80 0 121 0 4-18 6-36 10-54z"><text:p/></draw:path></draw:g></draw:g></text:span><text:span text:style-name="T22"><text:s/>ונראה כי ממנו נובע </text:span><text:span text:style-name="T22"><draw:g text:anchor-type="as-char" svg:y="-0.0728in" draw:z-index="126" draw:name="Shape142" draw:style-name="gr1"><svg:title>TexMaths</svg:title><svg:desc>12§display§n_1 = n_2§svg§600§FALSE§</svg:desc><draw:g draw:style-name="gr2"><draw:path draw:style-name="gr3" draw:text-style-name="P36" svg:width="0.5358in" svg:height="0.0961in" svg:x="0.0031in" svg:y="0.0083in" svg:viewBox="0 0 1362 245" svg:d="M0 0c454 0 908 0 1362 0 0 82 0 163 0 245-454 0-908 0-1362 0 0-82 0-163 0-245z"><text:p/></draw:path><draw:path draw:style-name="gr4" draw:text-style-name="P37" svg:width="0.0894in" svg:height="0.0736in" svg:x="-0.0004in" svg:y="0in" svg:viewBox="0 0 228 188" svg:d="M228 126c0-5-3-5-5-5-3 0-3 1-6 7-8 28-22 52-43 52-7 0-9-5-9-15s3-20 7-28c8-22 25-69 25-93 0-27-18-44-48-44-37 0-59 26-66 36-1-23-19-36-39-36-19 0-27 17-31 24-7 14-13 38-13 41s4 2 5 3c5 0 5 0 7-9 7-30 16-49 31-49 9 0 13 4 13 19 0 8-1 13-7 35-8 32-15 64-24 95-1 6-3 16-3 18 0 8 6 11 12 11 4 0 12-2 15-11 0-1 5-20 9-31 2-12 6-25 8-37 2-8 6-18 7-28 3-7 4-14 6-21 6-12 29-50 69-50 19 0 23 15 23 28 0 27-21 81-28 99-4 8-4 13-4 18 0 19 15 33 34 33 40 0 55-60 55-62z"><text:p/></draw:path><draw:path draw:style-name="gr4" draw:text-style-name="P37" svg:width="0.0421in" svg:height="0.076in" svg:x="0.1067in" svg:y="0.0366in" svg:viewBox="0 0 108 194" svg:d="M108 194c0-3 0-7 0-11-4 0-7 0-11 0-30 0-30-3-30-13 0-54 0-108 0-162 0-7-1-8-8-8-19 19-46 19-59 19 0 4 0 7 0 11 7 0 28 0 43-8 0 49 0 99 0 148 0 10 0 13-30 13-3 0-7 0-11 0 0 4 0 8 0 11 18 0 35 0 53-1 18 1 35 1 53 1z"><text:p/></draw:path><draw:path draw:style-name="gr4" draw:text-style-name="P37" svg:width="0.1102in" svg:height="0.0382in" svg:x="0.224in" svg:y="0.0122in" svg:viewBox="0 0 281 98" svg:d="M281 8c0-4-4-8-8-8-88 0-177 0-265 0-4 0-8 4-8 8 0 5 4 9 8 9 88 0 177 0 265 0 4 0 8-4 8-9zM281 90c0-5-4-8-8-8-88 0-177 0-265 0-4 0-8 3-8 8s4 8 8 8c88 0 177 0 265 0 4 0 8-3 8-8z"><text:p/></draw:path><draw:path draw:style-name="gr4" draw:text-style-name="P37" svg:width="0.0898in" svg:height="0.0736in" svg:x="0.3945in" svg:y="0in" svg:viewBox="0 0 229 188" svg:d="M229 126c0-5-3-5-6-5s-3 1-6 7c-8 28-21 52-43 52-7 0-9-5-9-15s3-20 7-28c8-22 26-69 26-93 0-27-18-44-49-44-37 0-58 26-65 36-2-23-20-36-40-36-19 0-27 17-31 24-7 14-13 38-13 41s4 2 6 3c4 0 4 0 7-9 7-30 16-49 30-49 9 0 13 4 13 19 0 8-1 13-6 35-8 32-16 64-25 95-1 6-3 16-3 18 0 8 6 11 12 11 4 0 13-2 15-11 1-1 6-20 9-31 3-12 6-25 9-37 3-8 5-18 7-28 2-7 4-14 5-21 6-12 29-50 69-50 19 0 23 15 23 28 0 27-21 81-28 99-4 8-4 13-4 18 0 19 15 33 35 33 40 0 55-60 55-62z"><text:p/></draw:path><draw:path draw:style-name="gr4" draw:text-style-name="P37" svg:width="0.0512in" svg:height="0.076in" svg:x="0.4965in" svg:y="0.0366in" svg:viewBox="0 0 131 194" svg:d="M131 141c-4 0-6 0-10 0-1 6-5 23-8 27-3 1-25 1-29 1-18 0-36 0-54 0 31-26 41-34 59-48 21-17 42-36 42-63 0-35-31-58-70-58-36 0-61 26-61 53 0 15 13 17 16 17 7 0 15-5 15-16 0-5-1-16-17-16 10-20 29-27 44-27 28 0 44 23 44 47 0 25-18 45-28 56-24 23-46 45-70 68-4 4-4 4-4 12 41 0 82 0 122 0 3-18 6-36 9-53z"><text:p/></draw:path></draw:g></draw:g></text:span><text:span text:style-name="T22">, לכן </text:span><text:span text:style-name="T22"><draw:g text:anchor-type="as-char" svg:y="-0.1236in" draw:z-index="127" draw:name="Shape143" draw:style-name="gr1"><svg:title>TexMaths</svg:title><svg:desc>12§display§\langle m_1, n_1 \rangle = \langle m_2, n_2 \rangle§svg§600§FALSE§</svg:desc><draw:g draw:style-name="gr2"><draw:path draw:style-name="gr3" draw:text-style-name="P36" svg:width="1.3803in" svg:height="0.148in" svg:x="-0.0004in" svg:y="0.0083in" svg:viewBox="0 0 3507 377" svg:d="M1754 377c-585 0-1169 0-1754 0 0-126 0-251 0-377 1169 0 2337 0 3507 0 0 126 0 251 0 377-585 0-1170 0-1753 0z"><text:p/></draw:path><draw:path draw:style-name="gr4" draw:text-style-name="P37" svg:width="0.037in" svg:height="0.1654in" svg:x="0.0094in" svg:y="-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7" svg:width="0.1358in" svg:height="0.0748in" svg:x="0.0606in" svg:y="0.0508in" svg:viewBox="0 0 346 191" svg:d="M346 126c0-3-4-3-5-3-5 0-5 1-7 7-6 21-19 52-43 52-6 0-10-4-10-14 0-11 4-20 7-30 9-21 27-68 27-92 0-28-18-46-50-46s-53 19-68 41c0-5-1-19-13-30-11-9-24-11-35-11-39 0-59 28-66 37-1-24-19-37-39-37-19 0-27 17-31 24-7 14-13 40-13 41 0 5 4 4 5 5 5 0 5-1 7-10 7-30 16-50 31-50 7 0 13 3 13 19 0 8-1 13-7 35-8 32-15 65-24 97-1 7-3 17-3 19 0 8 6 11 12 11 4 0 12-3 15-12 0-1 5-20 9-31 2-13 6-25 8-37 2-10 5-20 7-29 3-7 4-13 6-21 6-13 29-51 69-51 19 0 22 15 22 28 0 11-2 23-6 37-3 15-8 31-12 48-4 15-4 18-8 32-2 8-6 23-6 25 0 8 6 11 13 11 12 0 16-11 18-24 9-34 17-67 25-101 2-6 24-56 70-56 18 0 23 14 23 28 0 25-17 73-25 95-5 10-6 15-6 23 0 21 14 35 35 35 39 0 55-61 55-65z"><text:p/></draw:path><draw:path draw:style-name="gr4" draw:text-style-name="P37" svg:width="0.0421in" svg:height="0.0768in" svg:x="0.2142in" svg:y="0.0874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7" svg:width="0.0189in" svg:height="0.0492in" svg:x="0.2902in" svg:y="0.1059in" svg:viewBox="0 0 49 126" svg:d="M49 44c0-27-11-44-26-44s-23 11-23 23c0 11 8 21 23 21 5 0 9-1 14-4 1-2 1-2 3-2 0 3 0 0 0 6 0 32-15 57-28 70-5 5-5 6-5 7 0 3 1 5 4 5 5 0 38-32 38-82z"><text:p/></draw:path><draw:path draw:style-name="gr4" draw:text-style-name="P37" svg:width="0.0898in" svg:height="0.0748in" svg:x="0.3543in" svg:y="0.0508in" svg:viewBox="0 0 229 191" svg:d="M229 126c0-3-3-3-6-3s-3 1-6 7c-8 29-21 52-43 52-7 0-10-4-10-14 0-11 4-20 8-30 8-23 26-68 26-92 0-29-18-46-49-46-37 0-59 28-66 37-1-24-19-37-39-37-19 0-27 17-31 24-7 14-13 40-13 41 0 5 4 4 5 5 5 0 5-1 7-10 7-30 16-50 31-50 9 0 13 4 13 19 0 8-1 13-7 35-8 32-15 65-24 97-1 7-3 17-3 19 0 8 6 11 12 11 4 0 13-3 15-12 0-1 6-20 9-31 2-13 6-25 8-37 4-10 6-20 7-29 3-7 4-13 6-21 6-13 29-51 69-51 19 0 22 15 22 28 0 27-20 81-27 99-4 10-4 14-4 19 0 21 15 35 35 35 40 0 55-61 55-65z"><text:p/></draw:path><draw:path draw:style-name="gr4" draw:text-style-name="P37" svg:width="0.0417in" svg:height="0.0768in" svg:x="0.4622in" svg:y="0.0874in" svg:viewBox="0 0 107 196" svg:d="M107 196c0-4 0-7 0-11-4 0-7 0-11 0-30 0-30-3-30-13 0-55 0-109 0-164 0-8 0-8-8-8-20 18-46 19-58 19 0 4 0 6 0 10 7 0 26 0 42-9 0 51 0 101 0 152 0 10 0 13-29 13-3 0-8 0-12 0 0 4 0 7 0 11 18-1 35-1 53-1s35 0 53 1z"><text:p/></draw:path><draw:path draw:style-name="gr4" draw:text-style-name="P37" svg:width="0.037in" svg:height="0.1654in" svg:x="0.5327in" svg:y="-0.0004in" svg:viewBox="0 0 95 421" svg:d="M95 210c0-1 0-1 0-2-27-67-52-135-78-202-1-4-5-6-9-6s-8 4-8 8c0 2 0 3 0 4 26 66 52 132 78 198-26 66-52 133-78 199 0 1 0 2 0 3 0 5 4 9 8 9s8-3 9-6c26-68 51-135 78-201 0-1 0-1 0-4z"><text:p/></draw:path><draw:path draw:style-name="gr4" draw:text-style-name="P37" svg:width="0.1102in" svg:height="0.039in" svg:x="0.6437in" svg:y="0.063in" svg:viewBox="0 0 281 100" svg:d="M281 8c0-3-4-8-8-8-88 0-177 0-265 0-4 0-8 4-8 8s4 10 8 10c88 0 177 0 265 0 4 0 8-5 8-10zM281 91c0-4-4-9-8-9-88 0-177 0-265 0-4 0-8 5-8 9s4 9 8 9c88 0 177 0 265 0 4 0 8-5 8-9z"><text:p/></draw:path><draw:path draw:style-name="gr4" draw:text-style-name="P37" svg:width="0.0374in" svg:height="0.1654in" svg:x="0.8276in" svg:y="-0.0004in" svg:viewBox="0 0 96 421" svg:d="M96 412c0-1 0-2-1-3-25-66-52-133-77-199 25-66 52-132 77-198 1-1 1-2 1-4 0-4-5-8-8-8-4 0-8 2-9 6-26 67-51 135-78 202-1 1-1 0-1 2s0 3 1 4c27 66 52 133 78 201 1 3 5 6 9 6 3 0 8-4 8-9z"><text:p/></draw:path><draw:path draw:style-name="gr4" draw:text-style-name="P37" svg:width="0.1358in" svg:height="0.0748in" svg:x="0.8787in" svg:y="0.0508in" svg:viewBox="0 0 346 191" svg:d="M346 126c0-3-4-3-5-3-5 0-5 1-6 7-7 21-20 52-43 52-7 0-11-4-11-14 0-11 5-20 8-30 8-21 26-68 26-92 0-28-17-46-48-46-33 0-53 19-69 41-1-5-2-19-14-30-11-9-24-11-35-11-37 0-58 28-65 37-2-24-20-37-40-37-19 0-27 17-31 24-7 14-13 40-13 41 0 5 4 4 6 5 4 0 5-1 7-10 7-30 16-50 30-50 7 0 13 3 13 19 0 8-1 13-6 35-8 32-16 65-25 97-1 7-3 17-3 19 0 8 6 11 12 11 4 0 13-3 15-12 1-1 6-20 9-31 3-13 6-25 9-37 3-10 5-20 7-29 2-7 4-13 5-21 6-13 29-51 69-51 19 0 22 15 22 28 0 11-2 23-6 37-3 15-8 31-12 48-3 15-4 18-8 32-1 8-5 23-5 25 0 8 6 11 12 11 13 0 16-11 19-24 9-34 17-67 26-101 1-6 22-56 69-56 18 0 23 14 23 28 0 25-18 73-26 95-4 10-6 15-6 23 0 21 15 35 35 35 39 0 55-61 55-65z"><text:p/></draw:path><draw:path draw:style-name="gr4" draw:text-style-name="P37" svg:width="0.0512in" svg:height="0.0768in" svg:x="1.0272in" svg:y="0.0874in" svg:viewBox="0 0 131 196" svg:d="M131 142c-4 0-6 0-10 0-1 6-5 24-8 26-3 3-25 3-29 3-18 0-36 0-54 0 30-28 41-36 59-50 21-18 42-36 42-63 0-36-31-58-70-58-36 0-61 25-61 53 0 14 13 16 16 16 7 0 15-5 15-16 0-5-1-16-17-16 9-20 29-26 44-26 28 0 44 23 44 47 0 25-18 45-28 56-24 23-46 46-70 70-4 2-4 4-4 12 41 0 82 0 122 0 3-18 6-36 9-54z"><text:p/></draw:path><draw:path draw:style-name="gr4" draw:text-style-name="P37" svg:width="0.0193in" svg:height="0.0492in" svg:x="1.1083in" svg:y="0.1059in" svg:viewBox="0 0 50 126" svg:d="M50 44c0-27-10-44-27-44-15 0-23 11-23 23 0 11 8 21 23 21 5 0 11-1 14-4 1-2 1-2 3-2 0 3 1 0 1 6 0 32-15 57-29 70-5 5-5 6-5 7 0 3 3 5 5 5 4 0 38-32 38-82z"><text:p/></draw:path><draw:path draw:style-name="gr4" draw:text-style-name="P37" svg:width="0.0894in" svg:height="0.0748in" svg:x="1.1732in" svg:y="0.0508in" svg:viewBox="0 0 228 191" svg:d="M228 126c0-3-4-3-5-3-5 0-5 1-6 7-8 29-23 52-43 52-7 0-11-4-11-14 0-11 4-20 9-30 7-23 25-68 25-92 0-29-18-46-48-46-39 0-59 28-66 37-3-24-19-37-39-37s-27 17-32 24c-6 14-12 40-12 41 0 5 4 4 5 5 3 0 5-1 7-10 7-30 16-50 30-50 10 0 13 4 13 19 0 8-1 13-6 35-8 32-17 65-25 97-1 7-4 17-4 19 0 8 6 11 12 11s14-3 16-12c1-1 6-20 8-31 4-13 6-25 10-37 2-10 5-20 7-29 1-7 4-13 5-21 7-13 29-51 70-51 18 0 22 15 22 28 0 27-21 81-27 99-4 10-5 14-5 19 0 21 16 35 35 35 39 0 55-61 55-65z"><text:p/></draw:path><draw:path draw:style-name="gr4" draw:text-style-name="P37" svg:width="0.0508in" svg:height="0.0768in" svg:x="1.2752in" svg:y="0.0874in" svg:viewBox="0 0 130 196" svg:d="M130 142c-4 0-6 0-10 0-1 6-4 24-7 26-3 3-25 3-30 3-18 0-36 0-54 0 31-28 42-36 59-50 21-18 42-36 42-63 0-36-32-58-69-58s-61 25-61 53c0 14 12 16 16 16 7 0 15-5 15-16 0-5-2-16-18-16 10-20 30-26 43-26 30 0 46 23 46 47 0 25-19 45-29 56-24 23-47 46-71 70-2 2-2 4-2 12 41 0 80 0 121 0 3-18 6-36 9-54z"><text:p/></draw:path><draw:path draw:style-name="gr4" draw:text-style-name="P37" svg:width="0.0374in" svg:height="0.1654in" svg:x="1.3508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22">. הראינו כי עבור כל שני איברים, אם ערך הפונקציה שלהם שווה, אז הם שווים, לכן </text:span><text:span text:style-name="T22"><draw:g text:anchor-type="as-char" svg:y="-0.1165in" draw:z-index="128" draw:name="Shape144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2"><text:s/>חד־חד ערכית.</text:span></text:p>
      <text:p text:style-name="P24">נוכיח עתה כי <draw:g text:anchor-type="as-char" svg:y="-0.1165in" draw:z-index="129" draw:name="Shape145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text:s/>היא על. על־פי הגדרת פונקציה על, פונקציה היא על רק אם ניתן להגיע לכל איבר בטווחה מהצבת איבר בה, <text:span text:style-name="T23">לכן</text:span> נראה כי <text:span text:style-name="T23">עבור כל </text:span><text:span text:style-name="T23"><draw:g text:anchor-type="as-char" svg:y="-0.1236in" draw:z-index="130" draw:name="Shape146" draw:style-name="gr1"><svg:title>TexMaths</svg:title><svg:desc>12§display§\langle m, n \rangle§svg§600§FALSE§</svg:desc><draw:g draw:style-name="gr2"><draw:path draw:style-name="gr3" draw:text-style-name="P36" svg:width="0.4122in" svg:height="0.1476in" svg:x="-0.0004in" svg:y="0.0087in" svg:viewBox="0 0 1048 376" svg:d="M0 0c349 0 698 0 1048 0 0 125 0 251 0 376-350 0-699 0-1048 0 0-125 0-251 0-376z"><text:p/></draw:path><draw:path draw:style-name="gr4" draw:text-style-name="P37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8in" svg:height="0.0744in" svg:x="0.0606in" svg:y="0.0512in" svg:viewBox="0 0 346 190" svg:d="M346 125c0-4-5-4-6-4-4 0-4 2-6 8-6 22-20 53-44 53-7 0-9-5-9-15 0-11 3-20 7-30 8-22 26-68 26-93 0-26-18-44-49-44s-53 18-68 41c0-6-3-21-13-30-11-9-24-11-35-11-39 0-59 26-66 36-3-24-19-36-39-36-19 0-27 16-31 24-8 14-13 40-13 41 0 4 4 2 5 4 5 0 5 0 7-10 7-30 16-51 31-51 6 0 13 4 13 21 0 8-2 13-7 35-8 32-15 65-24 97-2 6-5 16-5 18 0 7 6 11 14 11 4 0 12-2 15-11 0-1 5-22 7-31 4-13 6-27 10-39 2-9 5-18 7-27 3-7 4-15 6-22 6-13 28-52 69-52 19 0 22 16 22 30 0 11-3 23-7 35-3 16-7 33-11 50-4 15-4 18-8 31-2 8-6 23-6 25 0 7 6 11 12 11 13 0 16-10 19-24 9-34 17-67 25-101 2-5 24-57 70-57 18 0 23 15 23 30 0 25-18 73-27 94-3 11-4 16-4 24 0 19 14 34 33 34 41 0 57-61 57-65z"><text:p/></draw:path><draw:path draw:style-name="gr4" draw:text-style-name="P37" svg:width="0.0189in" svg:height="0.0492in" svg:x="0.215in" svg:y="0.1059in" svg:viewBox="0 0 49 126" svg:d="M49 44c0-27-9-44-26-44-15 0-23 11-23 23 0 11 8 23 23 23 5 0 11-3 14-6 1-2 1-2 3-2 0 3 1 0 1 6 0 32-16 57-29 71-5 4-5 5-5 6 0 4 3 5 4 5 5 0 38-32 38-82z"><text:p/></draw:path><draw:path draw:style-name="gr4" draw:text-style-name="P37" svg:width="0.0898in" svg:height="0.0744in" svg:x="0.2791in" svg:y="0.0512in" svg:viewBox="0 0 229 190" svg:d="M229 125c0-4-3-4-5-4-4 0-4 2-7 8-8 28-21 53-43 53-6 0-10-5-10-15 0-11 4-20 8-30 8-22 26-68 26-93 0-27-18-44-49-44-37 0-58 26-65 36-2-23-20-36-40-36-19 0-27 16-31 24-7 14-13 39-13 41 0 4 4 2 6 4 4 0 5 0 7-10 7-30 16-51 30-51 9 0 13 6 13 21 0 8-1 13-6 35-8 32-16 65-25 97-1 6-3 16-3 18 0 7 6 11 12 11 4 0 13-2 15-11 1-1 6-22 9-31 3-13 6-27 9-39 3-9 5-18 7-27 2-7 4-15 5-22 6-13 29-52 69-52 19 0 22 16 22 30 0 27-20 80-26 99-5 10-5 14-5 19 0 19 15 34 35 34 40 0 55-61 55-65z"><text:p/></draw:path><draw:path draw:style-name="gr4" draw:text-style-name="P37" svg:width="0.037in" svg:height="0.165in" svg:x="0.3831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3"><text:s/>קיימים זוג סדור </text:span><text:span text:style-name="T23"><draw:g text:anchor-type="as-char" svg:y="-0.1236in" draw:z-index="131" draw:name="Shape147" draw:style-name="gr1"><svg:title>TexMaths</svg:title><svg:desc>12§display§\langle m_1, n_1 \rangle§svg§600§FALSE§</svg:desc><draw:g draw:style-name="gr2"><draw:path draw:style-name="gr3" draw:text-style-name="P36" svg:width="0.561in" svg:height="0.1476in" svg:x="-0.0004in" svg:y="0.0087in" svg:viewBox="0 0 1426 376" svg:d="M0 0c475 0 951 0 1426 0 0 125 0 251 0 376-475 0-951 0-1426 0 0-125 0-251 0-376z"><text:p/></draw:path><draw:path draw:style-name="gr4" draw:text-style-name="P37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8in" svg:height="0.0744in" svg:x="0.0606in" svg:y="0.0512in" svg:viewBox="0 0 346 190" svg:d="M346 125c0-4-5-4-6-4-4 0-4 2-6 8-6 22-19 53-43 53-8 0-10-5-10-15 0-11 4-20 7-30 9-22 27-68 27-93 0-26-18-44-50-44-31 0-52 18-68 41 0-6-3-21-13-30-11-9-24-11-35-11-39 0-59 26-66 36-3-24-19-36-39-36-19 0-27 16-31 24-8 14-13 40-13 41 0 4 4 2 5 4 5 0 5 0 7-10 7-30 16-51 31-51 6 0 13 4 13 21 0 8-2 13-7 35-8 32-15 65-24 97-1 6-5 16-5 18 0 7 6 11 14 11 4 0 12-2 15-11 0-1 5-22 7-31 4-13 6-27 10-39 2-9 5-18 7-27 3-7 4-15 6-22 6-13 28-52 69-52 19 0 22 16 22 30 0 11-3 23-7 35-3 16-7 33-11 50-4 15-4 18-8 31-2 8-6 23-6 25 0 7 6 11 12 11 13 0 16-10 19-24 9-34 17-67 25-101 2-5 25-57 70-57 18 0 23 15 23 30 0 25-18 73-26 94-4 11-5 16-5 24 0 19 14 34 35 34 39 0 55-61 55-65z"><text:p/></draw:path><draw:path draw:style-name="gr4" draw:text-style-name="P37" svg:width="0.0417in" svg:height="0.0768in" svg:x="0.2142in" svg:y="0.0874in" svg:viewBox="0 0 107 196" svg:d="M107 196c0-4 0-7 0-11-4 0-7 0-11 0-30 0-30-3-30-13 0-55 0-109 0-164 0-7 0-8-8-8-20 19-46 19-58 19 0 4 0 7 0 11 7 0 26 0 43-8 0 49 0 99 0 150 0 10 0 13-30 13-3 0-7 0-11 0 0 4 0 7 0 11 17-1 35-1 52-1 18 0 35 0 53 1z"><text:p/></draw:path><draw:path draw:style-name="gr4" draw:text-style-name="P37" svg:width="0.0189in" svg:height="0.0492in" svg:x="0.2898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7" svg:width="0.0894in" svg:height="0.0744in" svg:x="0.3539in" svg:y="0.0512in" svg:viewBox="0 0 228 190" svg:d="M228 125c0-4-3-4-5-4-3 0-3 2-6 8-8 28-23 53-43 53-7 0-10-5-10-15 0-11 4-20 8-30 8-22 25-68 25-93 0-27-18-44-48-44-39 0-59 26-66 36-3-23-19-36-39-36-19 0-27 16-32 24-6 14-12 39-12 41 0 4 4 2 5 4 5 0 5 0 7-10 7-30 16-51 31-51 9 0 13 6 13 21 0 8-1 13-7 35-8 32-15 65-24 97-1 6-3 16-3 18 0 7 4 11 12 11 4 0 12-2 15-11 0-1 5-22 7-31 4-13 6-27 10-39 2-9 5-18 7-27 3-7 4-15 6-22 6-13 29-52 69-52 19 0 22 16 22 30 0 27-20 80-27 99-4 10-4 14-4 19 0 19 15 34 34 34 40 0 55-61 55-65z"><text:p/></draw:path><draw:path draw:style-name="gr4" draw:text-style-name="P37" svg:width="0.0421in" svg:height="0.0768in" svg:x="0.4614in" svg:y="0.0874in" svg:viewBox="0 0 108 196" svg:d="M108 196c0-4 0-7 0-11-4 0-8 0-12 0-29 0-29-3-29-13 0-55 0-109 0-164 0-7-1-8-8-8-19 19-47 19-59 19 0 4 0 7 0 11 7 0 26 0 43-8 0 49 0 99 0 150 0 10 0 13-30 13-3 0-7 0-11 0 0 4 0 7 0 11 18-1 35-1 53-1s35 0 53 1z"><text:p/></draw:path><draw:path draw:style-name="gr4" draw:text-style-name="P37" svg:width="0.037in" svg:height="0.165in" svg:x="0.5323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3"><text:s/>כך ש־</text:span><text:span text:style-name="T23"><draw:g text:anchor-type="as-char" svg:y="-0.1236in" draw:z-index="132" draw:name="Shape148" draw:style-name="gr1"><svg:title>TexMaths</svg:title><svg:desc>12§display§f \langle m_1, n_1 \rangle = \langle m, n \rangle§svg§600§FALSE§</svg:desc><draw:g draw:style-name="gr2"><draw:path draw:style-name="gr3" draw:text-style-name="P36" svg:width="1.3276in" svg:height="0.148in" svg:x="-0.0004in" svg:y="0.0083in" svg:viewBox="0 0 3373 377" svg:d="M1688 377c-563 0-1125 0-1688 0 0-126 0-251 0-377 1125 0 2248 0 3373 0 0 126 0 251 0 377-562 0-1124 0-1685 0z"><text:p/></draw:path><draw:path draw:style-name="gr4" draw:text-style-name="P37" svg:width="0.0823in" svg:height="0.15in" svg:x="0in" svg:y="0.0071in" svg:viewBox="0 0 210 382" svg:d="M210 29c0-19-19-29-36-29-14 0-41 7-54 49-2 9-4 14-14 66-10 0-20 0-29 0s-12 0-12 9c0 5 3 5 11 5 9 0 19 0 28 0-10 55-21 109-32 164-7 41-14 80-36 80-2 0-12 0-20-8 19-1 22-16 22-22 0-10-7-15-15-15-11 0-23 10-23 25 0 20 18 29 36 29 23 0 40-25 47-41 14-26 24-77 24-80 8-43 17-88 25-132 12 0 24 0 36 0 8 0 13 0 13-9 0-5-5-5-12-5-12 0-23 0-35 0 5-24 5-24 10-48 1-8 7-38 10-43 3-8 10-14 20-14 1 0 12 0 20 7-19 1-22 17-22 23 0 9 7 14 15 14 11 0 23-10 23-25z"><text:p/></draw:path><draw:path draw:style-name="gr4" draw:text-style-name="P37" svg:width="0.037in" svg:height="0.1654in" svg:x="0.1059in" svg:y="-0.0004in" svg:viewBox="0 0 95 421" svg:d="M95 412c0-1 0-2 0-3-27-66-52-133-78-199 26-66 51-132 78-198 0-1 0-2 0-4 0-4-4-8-9-8-3 0-7 2-8 6-26 67-52 135-78 202 0 1 0 0 0 2s0 3 0 4c26 66 52 133 78 201 1 3 5 6 8 6 5 0 9-4 9-9z"><text:p/></draw:path><draw:path draw:style-name="gr4" draw:text-style-name="P37" svg:width="0.1358in" svg:height="0.0748in" svg:x="0.1571in" svg:y="0.0508in" svg:viewBox="0 0 346 191" svg:d="M346 126c0-3-5-3-6-3-4 0-4 1-6 7-6 21-20 52-44 52-7 0-9-4-9-14 0-11 3-20 7-30 8-21 26-68 26-92 0-28-18-46-49-46-32 0-53 19-68 41 0-5-1-19-13-30-11-9-24-11-35-11-39 0-59 28-66 37-3-24-19-37-39-37-19 0-27 17-31 24-8 14-13 40-13 41 0 5 4 4 5 5 5 0 5-1 7-10 7-30 16-50 31-50 6 0 13 3 13 19 0 8-1 13-7 35-8 32-15 65-24 97-1 7-5 17-5 19 0 8 6 11 14 11 4 0 12-3 15-12 0-1 5-20 7-31 4-13 6-25 10-37 2-10 5-20 7-29 3-7 4-13 6-21 6-13 28-51 69-51 19 0 22 15 22 28 0 11-3 23-6 37-3 15-8 31-12 48-4 15-4 18-8 32-2 8-6 23-6 25 0 8 6 11 12 11 13 0 16-11 19-24 9-34 17-67 25-101 2-6 24-56 70-56 18 0 23 14 23 28 0 25-18 73-27 95-3 10-4 15-4 23 0 21 14 35 34 35 40 0 56-61 56-65z"><text:p/></draw:path><draw:path draw:style-name="gr4" draw:text-style-name="P37" svg:width="0.0421in" svg:height="0.0768in" svg:x="0.3106in" svg:y="0.0874in" svg:viewBox="0 0 108 196" svg:d="M108 196c0-4 0-7 0-11-4 0-8 0-12 0-29 0-29-3-29-13 0-55 0-109 0-164 0-8-1-8-9-8-20 18-46 19-58 19 0 4 0 6 0 10 7 0 26 0 43-9 0 51 0 101 0 152 0 10 0 13-30 13-3 0-7 0-11 0 0 4 0 7 0 11 17-1 35-1 52-1 18 0 36 0 54 1z"><text:p/></draw:path><draw:path draw:style-name="gr4" draw:text-style-name="P37" svg:width="0.0189in" svg:height="0.0492in" svg:x="0.3866in" svg:y="0.1059in" svg:viewBox="0 0 49 126" svg:d="M49 44c0-27-11-44-26-44s-23 11-23 23c0 11 8 21 23 21 5 0 9-1 14-4 1-2 1-2 3-2 0 3 0 0 0 6 0 32-15 56-29 70-5 4-4 6-4 7 0 3 1 5 4 5 5 0 38-32 38-82z"><text:p/></draw:path><draw:path draw:style-name="gr4" draw:text-style-name="P37" svg:width="0.0898in" svg:height="0.0748in" svg:x="0.4508in" svg:y="0.0508in" svg:viewBox="0 0 229 191" svg:d="M229 126c0-3-5-3-6-3-3 0-3 1-6 7-8 29-23 52-43 52-7 0-10-4-10-14 0-11 4-20 8-30 8-23 26-68 26-92 0-29-19-46-49-46-37 0-59 28-66 37-1-24-19-37-39-37-19 0-27 17-31 24-7 14-13 40-13 41 0 5 4 4 5 5 5 0 5-1 7-10 7-30 16-50 31-50 9 0 13 4 13 19 0 8-1 13-7 35-8 32-15 65-24 97-1 7-3 17-3 19 0 8 6 11 12 11 4 0 12-3 15-12 0-1 5-20 9-31 2-13 6-25 8-37 2-10 6-20 7-29 3-7 4-13 6-21 6-13 29-51 69-51 19 0 22 15 22 28 0 27-20 81-27 99-4 10-4 14-4 19 0 21 15 35 35 35 40 0 55-61 55-65z"><text:p/></draw:path><draw:path draw:style-name="gr4" draw:text-style-name="P37" svg:width="0.0417in" svg:height="0.0768in" svg:x="0.5587in" svg:y="0.0874in" svg:viewBox="0 0 107 196" svg:d="M107 196c0-4 0-7 0-11-4 0-7 0-11 0-30 0-30-3-30-13 0-55 0-109 0-164 0-8 0-8-8-8-20 18-46 19-58 19 0 4 0 6 0 10 6 0 26 0 42-9 0 51 0 101 0 152 0 10 0 13-29 13-3 0-8 0-12 0 0 4 0 7 0 11 18-1 35-1 53-1s35 0 53 1z"><text:p/></draw:path><draw:path draw:style-name="gr4" draw:text-style-name="P37" svg:width="0.037in" svg:height="0.1654in" svg:x="0.6291in" svg:y="-0.0004in" svg:viewBox="0 0 95 421" svg:d="M95 210c0-1 0-1 0-2-27-67-52-135-78-202-1-4-5-6-9-6s-8 4-8 8c0 2 0 3 0 4 26 66 52 132 78 198-26 66-52 133-78 199 0 1 0 2 0 3 0 5 4 9 8 9s8-3 9-6c26-68 51-135 78-201 0-1 0-1 0-4z"><text:p/></draw:path><draw:path draw:style-name="gr4" draw:text-style-name="P37" svg:width="0.1102in" svg:height="0.039in" svg:x="0.7394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374in" svg:height="0.1654in" svg:x="0.924in" svg:y="-0.0004in" svg:viewBox="0 0 96 421" svg:d="M96 412c0-1 0-2-1-3-25-66-52-133-77-199 25-66 52-132 77-198 1-1 1-2 1-4 0-4-5-8-8-8-4 0-8 2-9 6-26 67-51 135-78 202-1 1-1 0-1 2s0 3 1 4c27 66 52 133 78 201 1 3 5 6 9 6 3 0 8-4 8-9z"><text:p/></draw:path><draw:path draw:style-name="gr4" draw:text-style-name="P37" svg:width="0.1358in" svg:height="0.0748in" svg:x="0.9748in" svg:y="0.0508in" svg:viewBox="0 0 346 191" svg:d="M346 126c0-3-4-3-5-3-5 0-5 1-6 7-7 21-21 52-43 52-8 0-11-4-11-14 0-11 5-20 8-30 7-21 25-68 25-92 0-28-16-46-48-46s-54 19-69 41c0-5-1-19-13-30-11-9-24-11-35-11-37 0-58 28-65 37-2-24-20-37-40-37-19 0-27 17-31 24-7 14-13 40-13 41 0 5 4 4 6 5 4 0 4-1 7-10 7-30 16-50 30-50 7 0 13 3 13 19 0 8-1 13-7 35-8 32-15 65-24 97-1 7-3 17-3 19 0 8 6 11 12 11 4 0 13-3 15-12 0-1 6-20 9-31 3-13 6-25 9-37 3-10 5-20 7-29 2-7 4-13 5-21 6-13 29-51 69-51 19 0 22 15 22 28 0 11-2 23-6 37-3 15-8 31-12 48-3 15-4 18-8 32-1 8-5 23-5 25 0 8 6 11 12 11 13 0 16-11 19-24 9-34 17-67 26-101 1-6 22-56 69-56 18 0 23 14 23 28 0 25-18 73-26 95-4 10-6 15-6 23 0 21 15 35 34 35 40 0 56-61 56-65z"><text:p/></draw:path><draw:path draw:style-name="gr4" draw:text-style-name="P37" svg:width="0.0189in" svg:height="0.0492in" svg:x="1.1303in" svg:y="0.1059in" svg:viewBox="0 0 49 126" svg:d="M49 44c0-27-11-44-26-44s-23 11-23 23c0 11 8 21 23 21 5 0 9-1 14-4 1-2 1-2 3-2 0 3 0 0 0 6 0 32-15 56-29 70-5 4-4 6-4 7 0 3 1 5 4 5 5 0 38-32 38-82z"><text:p/></draw:path><draw:path draw:style-name="gr4" draw:text-style-name="P37" svg:width="0.0898in" svg:height="0.0748in" svg:x="1.1945in" svg:y="0.0508in" svg:viewBox="0 0 229 191" svg:d="M229 126c0-3-5-3-6-3-3 0-3 1-6 7-8 29-23 52-43 52-7 0-10-4-10-14 0-11 4-20 8-30 8-23 26-68 26-92 0-29-19-46-49-46-37 0-59 28-66 37-1-24-19-37-39-37-19 0-27 17-31 24-7 14-13 40-13 41 0 5 4 4 5 5 5 0 5-1 7-10 7-30 16-50 31-50 9 0 13 4 13 19 0 8-1 13-7 35-8 32-15 65-24 97-1 7-3 17-3 19 0 8 6 11 12 11 4 0 12-3 15-12 0-1 5-20 9-31 2-13 6-25 8-37 2-10 5-20 7-29 3-7 4-13 6-21 6-13 29-51 69-51 19 0 22 15 22 28 0 27-20 81-27 99-4 10-4 14-4 19 0 21 15 35 35 35 40 0 55-61 55-65z"><text:p/></draw:path><draw:path draw:style-name="gr4" draw:text-style-name="P37" svg:width="0.0374in" svg:height="0.1654in" svg:x="1.298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23">. שווין זה שקול לשוויון </text:span><text:span text:style-name="T23"><draw:g text:anchor-type="as-char" svg:y="-0.1236in" draw:z-index="133" draw:name="Shape149" draw:style-name="gr1"><svg:title>TexMaths</svg:title><svg:desc>12§display§\langle m_1, 2m_1 - n_1 \rangle = \langle m, n \rangle§svg§600§FALSE§</svg:desc><draw:g draw:style-name="gr2"><draw:path draw:style-name="gr3" draw:text-style-name="P36" svg:width="1.7374in" svg:height="0.148in" svg:x="-0.0004in" svg:y="0.0083in" svg:viewBox="0 0 4414 377" svg:d="M2208 377c-737 0-1472 0-2208 0 0-126 0-251 0-377 1471 0 2942 0 4414 0 0 126 0 251 0 377-736 0-1472 0-2206 0z"><text:p/></draw:path><draw:path draw:style-name="gr4" draw:text-style-name="P37" svg:width="0.037in" svg:height="0.1654in" svg:x="0.0094in" svg:y="-0.0004in" svg:viewBox="0 0 95 421" svg:d="M95 412c0-1 0-2 0-3-27-66-52-133-78-199 26-66 51-132 78-198 0-1 0-2 0-4 0-4-4-8-9-8-3 0-6 2-7 6-26 67-53 135-79 202 0 1 0 0 0 2s0 3 0 4c26 66 53 133 79 201 1 3 4 6 7 6 5 0 9-4 9-9z"><text:p/></draw:path><draw:path draw:style-name="gr4" draw:text-style-name="P37" svg:width="0.1358in" svg:height="0.0748in" svg:x="0.0606in" svg:y="0.0508in" svg:viewBox="0 0 346 191" svg:d="M346 126c0-3-4-3-5-3-5 0-5 1-7 7-6 21-20 52-42 52-8 0-11-4-11-14 0-11 3-20 7-30 8-21 26-68 26-92 0-28-16-46-48-46s-54 19-69 41c0-5-1-19-13-30-11-9-24-11-35-11-37 0-59 28-66 37-1-24-19-37-39-37-19 0-27 17-31 24-7 14-13 40-13 41 0 5 4 4 5 5 5 0 5-1 7-10 7-30 16-50 31-50 7 0 13 3 13 19 0 8-1 13-7 35-8 32-15 65-24 97-1 7-3 17-3 19 0 8 6 11 12 11 4 0 12-3 15-12 0-1 5-20 9-31 2-13 6-25 8-37 2-10 6-20 7-29 3-7 4-13 6-21 6-13 29-51 69-51 19 0 22 15 22 28 0 11-2 23-6 37-3 15-8 31-12 48-4 15-4 18-8 32-1 8-6 23-6 25 0 8 6 11 13 11 12 0 16-11 18-24 9-34 17-67 25-101 3-6 24-56 70-56 19 0 23 14 23 28 0 25-17 73-25 95-5 10-6 15-6 23 0 21 14 35 34 35 40 0 56-61 56-65z"><text:p/></draw:path><draw:path draw:style-name="gr4" draw:text-style-name="P37" svg:width="0.0421in" svg:height="0.0768in" svg:x="0.2142in" svg:y="0.0874in" svg:viewBox="0 0 108 196" svg:d="M108 196c0-4 0-7 0-11-4 0-8 0-12 0-29 0-29-3-29-13 0-55 0-109 0-164 0-8-1-8-9-8-18 18-46 19-58 19 0 4 0 6 0 10 7 0 26 0 43-9 0 51 0 101 0 152 0 10 0 13-30 13-3 0-7 0-11 0 0 4 0 7 0 11 18-1 35-1 53-1s35 0 53 1z"><text:p/></draw:path><draw:path draw:style-name="gr4" draw:text-style-name="P37" svg:width="0.0189in" svg:height="0.0492in" svg:x="0.2902in" svg:y="0.1059in" svg:viewBox="0 0 49 126" svg:d="M49 44c0-27-9-44-26-44-15 0-23 11-23 23 0 11 8 21 23 21 5 0 11-1 14-4 1-2 1-2 3-2 0 3 1 0 1 6 0 32-16 57-29 70-5 5-5 6-5 7 0 3 3 5 4 5 5 0 38-32 38-82z"><text:p/></draw:path><draw:path draw:style-name="gr4" draw:text-style-name="P37" svg:width="0.0657in" svg:height="0.1094in" svg:x="0.3583in" svg:y="0.0138in" svg:viewBox="0 0 168 279" svg:d="M168 207c-4 0-7 0-11 0-1 13-5 30-8 36-4 3-31 3-41 3-25 0-50 0-76 0 15-14 30-27 45-42 66-57 91-80 91-122 0-48-38-82-89-82-48 0-79 38-79 76 0 24 20 24 22 24 7 0 22-5 22-23 0-11-8-22-22-22-4 0-4 0-5 0 9-27 32-42 56-42 39 0 57 34 57 69 0 33-21 66-45 92-26 30-54 59-80 89-5 5-5 6-5 16 52 0 104 0 156 0 4-24 8-48 12-72z"><text:p/></draw:path><draw:path draw:style-name="gr4" draw:text-style-name="P37" svg:width="0.1358in" svg:height="0.0748in" svg:x="0.4374in" svg:y="0.0508in" svg:viewBox="0 0 346 191" svg:d="M346 126c0-3-4-3-5-3-5 0-5 1-7 7-6 21-20 52-42 52-8 0-11-4-11-14 0-11 3-20 8-30 7-21 25-68 25-92 0-28-16-46-48-46s-54 19-69 41c0-5-1-19-13-30-11-9-24-11-35-11-37 0-59 28-66 37-1-24-19-37-39-37-19 0-27 17-31 24-7 14-13 40-13 41 0 5 4 4 5 5 5 0 5-1 7-10 7-30 16-50 31-50 7 0 13 3 13 19 0 8-1 13-7 35-8 32-15 65-24 97-1 7-3 17-3 19 0 8 6 11 12 11 4 0 12-3 15-12 0-1 5-20 9-31 2-13 6-25 8-37 2-10 6-20 7-29 3-7 4-13 6-21 6-13 29-51 69-51 19 0 22 15 22 28 0 11-2 23-6 37-3 15-8 31-12 48-3 15-4 18-8 32-1 8-6 23-6 25 0 8 6 11 13 11 13 0 16-11 18-24 9-34 18-67 27-101 1-6 22-56 69-56 18 0 22 14 22 28 0 25-17 73-25 95-4 10-6 15-6 23 0 21 14 35 34 35 40 0 56-61 56-65z"><text:p/></draw:path><draw:path draw:style-name="gr4" draw:text-style-name="P37" svg:width="0.0421in" svg:height="0.0768in" svg:x="0.5909in" svg:y="0.0874in" svg:viewBox="0 0 108 196" svg:d="M108 196c0-4 0-7 0-11-4 0-7 0-11 0-30 0-30-3-30-13 0-55 0-109 0-164 0-8-1-8-8-8-19 18-47 19-59 19 0 4 0 6 0 10 7 0 26 0 43-9 0 51 0 101 0 152 0 10 0 13-30 13-3 0-7 0-11 0 0 4 0 7 0 11 18-1 35-1 53-1s35 0 53 1z"><text:p/></draw:path><draw:path draw:style-name="gr4" draw:text-style-name="P37" svg:width="0.1102in" svg:height="0.0067in" svg:x="0.6992in" svg:y="0.0791in" svg:viewBox="0 0 281 18" svg:d="M281 8c0-3-4-8-9-8-87 0-176 0-264 0-4 0-8 4-8 8s4 10 8 10c88 0 177 0 264 0 5 0 9-5 9-10z"><text:p/></draw:path><draw:path draw:style-name="gr4" draw:text-style-name="P37" svg:width="0.0894in" svg:height="0.0748in" svg:x="0.8606in" svg:y="0.0508in" svg:viewBox="0 0 228 191" svg:d="M228 126c0-3-4-3-5-3-3 0-3 1-6 7-8 29-23 52-43 52-7 0-10-4-10-14 0-11 4-20 8-30 8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8-51 69-51 19 0 22 15 22 28 0 27-20 81-27 99-4 10-5 14-5 19 0 21 16 35 35 35 39 0 55-61 55-65z"><text:p/></draw:path><draw:path draw:style-name="gr4" draw:text-style-name="P37" svg:width="0.0421in" svg:height="0.0768in" svg:x="0.9677in" svg:y="0.0874in" svg:viewBox="0 0 108 196" svg:d="M108 196c0-4 0-7 0-11-4 0-7 0-11 0-30 0-30-3-30-13 0-55 0-109 0-164 0-8-1-8-8-8-19 18-47 19-59 19 0 4 0 6 0 10 7 0 26 0 43-9 0 51 0 101 0 152 0 10 0 13-30 13-3 0-7 0-11 0 0 4 0 7 0 11 18-1 35-1 53-1s35 0 53 1z"><text:p/></draw:path><draw:path draw:style-name="gr4" draw:text-style-name="P37" svg:width="0.037in" svg:height="0.1654in" svg:x="1.0386in" svg:y="-0.0004in" svg:viewBox="0 0 95 421" svg:d="M95 210c0-1 0-1 0-2-27-67-53-135-79-202-2-4-5-6-8-6-4 0-8 4-8 8 0 2 0 3 0 4 26 66 52 132 78 198-26 66-52 133-78 199 0 1 0 2 0 3 0 5 4 9 8 9 3 0 6-3 8-6 26-68 52-135 79-201 0-1 0-1 0-4z"><text:p/></draw:path><draw:path draw:style-name="gr4" draw:text-style-name="P37" svg:width="0.1102in" svg:height="0.039in" svg:x="1.1496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37in" svg:height="0.1654in" svg:x="1.3339in" svg:y="-0.0004in" svg:viewBox="0 0 95 421" svg:d="M95 412c0-1 0-2 0-3-27-66-52-133-78-199 26-66 51-132 78-198 0-1 0-2 0-4 0-4-4-8-9-8-2 0-6 2-7 6-26 67-53 135-79 202 0 1 0 0 0 2s0 3 0 4c26 66 53 133 79 201 1 3 5 6 7 6 5 0 9-4 9-9z"><text:p/></draw:path><draw:path draw:style-name="gr4" draw:text-style-name="P37" svg:width="0.1358in" svg:height="0.0748in" svg:x="1.3846in" svg:y="0.0508in" svg:viewBox="0 0 346 191" svg:d="M346 126c0-3-4-3-5-3-5 0-5 1-6 7-7 21-21 52-43 52-8 0-11-4-11-14 0-11 3-20 8-30 7-21 25-68 25-92 0-28-16-46-48-46s-54 19-69 41c0-5-1-19-13-30-11-9-24-11-35-11-37 0-59 28-66 37-1-24-19-37-39-37-19 0-27 17-31 24-7 14-13 40-13 41 0 5 4 4 5 5 5 0 5-1 7-10 7-30 16-50 31-50 7 0 13 3 13 19 0 8-1 13-7 35-8 32-15 65-24 97-1 7-3 17-3 19 0 8 6 11 12 11 4 0 13-3 15-12 0-1 6-20 9-31 2-13 6-25 8-37 4-10 6-20 7-29 3-7 4-13 6-21 6-13 29-51 69-51 19 0 22 15 22 28 0 11-2 23-6 37-3 15-8 31-12 48-3 15-4 18-8 32-1 8-5 23-5 25 0 8 5 11 12 11 13 0 16-11 19-24 9-34 17-67 26-101 1-6 22-56 69-56 18 0 23 14 23 28 0 25-18 73-26 95-4 10-6 15-6 23 0 21 15 35 34 35 40 0 56-61 56-65z"><text:p/></draw:path><draw:path draw:style-name="gr4" draw:text-style-name="P37" svg:width="0.0189in" svg:height="0.0492in" svg:x="1.5402in" svg:y="0.1059in" svg:viewBox="0 0 49 126" svg:d="M49 44c0-27-11-44-27-44-14 0-22 11-22 23 0 11 8 21 22 21 6 0 10-1 15-4 1-2 1-2 3-2 0 3 0 0 0 6 0 32-15 57-29 70-5 5-5 6-5 7 0 3 2 5 5 5 5 0 38-32 38-82z"><text:p/></draw:path><draw:path draw:style-name="gr4" draw:text-style-name="P37" svg:width="0.0898in" svg:height="0.0748in" svg:x="1.6043in" svg:y="0.0508in" svg:viewBox="0 0 229 191" svg:d="M229 126c0-3-5-3-6-3-3 0-3 1-6 7-8 29-23 52-43 52-7 0-10-4-10-14 0-11 4-20 8-30 8-23 26-68 26-92 0-29-19-46-49-46-39 0-59 28-66 37-1-24-19-37-39-37-19 0-27 17-31 24-7 14-13 40-13 41 0 5 4 4 5 5 5 0 5-1 7-10 7-30 16-50 31-50 9 0 13 4 13 19 0 8-1 13-7 35-8 32-15 65-24 97-1 7-3 17-3 19 0 8 6 11 12 11 4 0 12-3 15-12 0-1 5-20 9-31 2-13 6-25 8-37 2-10 5-20 7-29 3-7 4-13 6-21 6-13 29-51 69-51 19 0 22 15 22 28 0 27-20 81-27 99-4 10-4 14-4 19 0 21 15 35 35 35 40 0 55-61 55-65z"><text:p/></draw:path><draw:path draw:style-name="gr4" draw:text-style-name="P37" svg:width="0.0374in" svg:height="0.1654in" svg:x="1.7079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23">. נבצע השוואה לפי מקום סדור: </text:span><text:span text:style-name="T23"><draw:g text:anchor-type="as-char" svg:y="-0.2902in" draw:z-index="134" draw:name="Shape150" draw:style-name="gr1"><svg:title>TexMaths</svg:title><svg:desc>12§display§\begin{cases}
m_1 = m \\
2m_1 - n_1 = n
\end{cases}§svg§600§FALSE§</svg:desc><draw:g draw:style-name="gr2"><draw:path draw:style-name="gr3" draw:text-style-name="P36" svg:width="1.1283in" svg:height="0.4803in" svg:x="-0.0004in" svg:y="0.0083in" svg:viewBox="0 0 2867 1221" svg:d="M1434 1221c-479 0-956 0-1434 0 0-407 0-814 0-1221 955 0 1912 0 2867 0 0 407 0 814 0 1221-478 0-955 0-1433 0z"><text:p/></draw:path><draw:path draw:style-name="gr4" draw:text-style-name="P37" svg:width="0.1004in" svg:height="0.4976in" svg:x="0.0157in" svg:y="0in" svg:viewBox="0 0 256 1265" svg:d="M256 1254c0-5-3-10-6-11-59-22-100-85-100-137 0-104 0-210 0-316 0-62-52-127-113-157 61-31 113-96 113-159 0-105 0-211 0-315 0-52 41-116 100-137 3-2 6-6 6-11 0-6-5-11-11-11-1 0-3 1-4 1-71 25-134 94-134 158 0 104 0 210 0 315 0 58-41 128-100 149-5 2-7 5-7 10s2 8 7 10c59 20 100 90 100 147 0 106 0 212 0 316 0 64 63 132 134 157 1 0 3 2 4 2 6 0 11-5 11-11z"><text:p/></draw:path><draw:path draw:style-name="gr4" draw:text-style-name="P37" svg:width="0.1358in" svg:height="0.0748in" svg:x="0.1457in" svg:y="0.1047in" svg:viewBox="0 0 346 191" svg:d="M346 126c0-3-4-3-5-3-5 0-5 1-6 7-7 21-21 51-43 51-8 0-11-3-11-13 0-11 3-20 8-30 7-22 25-68 25-92 0-28-16-46-48-46s-54 19-69 41c0-5-1-19-13-30-11-9-24-11-35-11-37 0-58 28-65 37-2-24-20-37-40-37-19 0-27 17-31 24-7 14-13 40-13 41 0 5 4 3 6 5 4 0 4-2 7-10 6-30 16-50 30-50 7 0 13 3 13 19 0 8-1 13-7 35-8 32-15 66-24 98-1 6-3 16-3 18 0 7 6 11 12 11 4 0 13-4 15-12 3-11 6-20 9-31 2-12 6-25 8-38 4-9 6-19 7-28 3-8 4-14 6-21 6-13 29-51 69-51 19 0 22 15 22 28 0 11-2 23-6 36-3 16-8 33-12 49-3 15-4 18-8 32-1 8-5 23-5 25 0 7 5 11 12 11 13 0 16-11 19-24 9-34 17-69 26-102 1-5 22-55 69-55 18 0 23 14 23 28 0 24-18 72-26 95-4 10-6 15-6 23 0 21 15 35 34 35 40 0 56-61 56-65z"><text:p/></draw:path><draw:path draw:style-name="gr4" draw:text-style-name="P37" svg:width="0.0421in" svg:height="0.0768in" svg:x="0.2992in" svg:y="0.1413in" svg:viewBox="0 0 108 196" svg:d="M108 196c0-4 0-7 0-11-4 0-7 0-11 0-30 0-30-4-30-13 0-54 0-110 0-164 0-8 0-8-8-8-19 18-46 19-59 19 0 4 0 6 0 10 7 0 28 0 43-7 0 50 0 99 0 150 0 9 0 13-30 13-3 0-7 0-11 0 0 4 0 7 0 11 18 0 35-1 53-1s35 1 53 1z"><text:p/></draw:path><draw:path draw:style-name="gr4" draw:text-style-name="P37" svg:width="0.1102in" svg:height="0.039in" svg:x="0.4161in" svg:y="0.1165in" svg:viewBox="0 0 281 100" svg:d="M281 8c0-3-4-8-9-8-87 0-176 0-264 0-3 0-8 4-8 8s5 9 8 9c88 0 177 0 264 0 5 0 9-4 9-9zM281 91c0-5-4-8-9-8-87 0-176 0-264 0-3 0-8 3-8 8 0 4 5 9 8 9 88 0 177 0 264 0 5 0 9-5 9-9z"><text:p/></draw:path><draw:path draw:style-name="gr4" draw:text-style-name="P37" svg:width="0.1358in" svg:height="0.0748in" svg:x="0.587in" svg:y="0.1047in" svg:viewBox="0 0 346 191" svg:d="M346 126c0-3-5-3-6-3-4 0-4 1-6 7-6 21-20 51-44 51-7 0-9-3-9-13 0-11 3-20 7-30 8-22 26-68 26-92 0-28-18-46-49-46-32 0-53 19-68 41 0-5-1-19-13-30-11-9-24-11-35-11-39 0-59 28-66 37-3-24-19-37-39-37-19 0-27 17-31 24-8 14-13 40-13 41 0 5 4 3 5 5 5 0 5-2 7-10 7-30 16-50 31-50 6 0 13 3 13 19 0 8-1 13-7 35-8 32-15 66-24 98-1 6-5 16-5 18 0 7 6 11 14 11 4 0 12-4 15-12 3-11 5-20 7-31 4-12 6-25 10-38 2-9 5-19 7-28 3-8 4-14 6-21 6-13 28-51 69-51 19 0 22 15 22 28 0 11-3 23-6 36-3 16-8 33-12 49-4 15-4 18-8 32-2 8-6 23-6 25 0 7 6 11 12 11 13 0 16-11 19-24 9-34 17-69 25-102 2-5 24-55 70-55 18 0 23 14 23 28 0 24-18 72-27 95-3 10-4 15-4 23 0 21 14 35 34 35 40 0 56-61 56-65z"><text:p/></draw:path><draw:path draw:style-name="gr4" draw:text-style-name="P37" svg:width="0.0657in" svg:height="0.1102in" svg:x="0.1492in" svg:y="0.3051in" svg:viewBox="0 0 168 281" svg:d="M168 208c-4 0-7 0-11 0-2 12-5 31-9 37-3 4-30 4-40 4-25 0-50 0-76 0 15-15 30-29 45-44 66-58 91-81 91-123 0-48-38-82-90-82-47 0-78 38-78 77 0 23 20 23 22 23 7 0 22-5 22-22 0-11-8-23-22-23-4 0-5 0-6 1 9-27 32-43 57-43 39 0 57 34 57 69 0 33-22 67-45 93-26 30-54 60-80 90-5 5-5 6-5 16 52 0 104 0 156 0 4-25 8-49 12-73z"><text:p/></draw:path><draw:path draw:style-name="gr4" draw:text-style-name="P37" svg:width="0.1358in" svg:height="0.0748in" svg:x="0.2287in" svg:y="0.3429in" svg:viewBox="0 0 346 191" svg:d="M346 126c0-5-4-5-5-5-5 0-5 2-7 9-6 21-20 51-44 51-7 0-9-3-9-13 0-11 3-21 7-30 8-23 26-70 26-94 0-26-18-44-49-44-32 0-53 18-68 41 0-6-1-21-13-30-11-9-24-11-35-11-39 0-59 26-66 36-3-24-19-36-39-36-19 0-27 16-31 24-7 14-13 40-13 41 0 3 4 2 5 3 5 0 5 0 7-9 7-30 16-51 31-51 6 0 13 4 13 21 0 8-1 13-7 35-8 32-15 65-24 97-1 7-3 17-3 18 0 8 4 12 12 12 4 0 12-4 15-12 0-1 5-20 7-31 4-13 6-25 10-39 2-8 5-18 7-27 3-8 4-15 6-22 6-13 29-52 69-52 19 0 22 16 22 30 0 11-3 23-6 35-3 17-8 33-12 50-4 15-4 18-8 32-2 8-6 23-6 24 0 8 6 12 12 12 13 0 16-11 19-24 9-34 17-69 25-102 2-5 24-57 70-57 18 0 23 15 23 30 0 24-17 72-27 95-3 10-4 15-4 23 0 21 14 35 34 35 40 0 56-61 56-65z"><text:p/></draw:path><draw:path draw:style-name="gr4" draw:text-style-name="P37" svg:width="0.0421in" svg:height="0.0768in" svg:x="0.3823in" svg:y="0.3811in" svg:viewBox="0 0 108 196" svg:d="M108 196c0-4 0-7 0-11-4 0-8 0-12 0-29 0-29-4-29-13 0-56 0-110 0-165 0-7-1-7-9-7-18 18-46 18-58 18 0 4 0 7 0 11 7 0 26 0 43-9 0 51 0 101 0 152 0 9 0 13-30 13-3 0-7 0-11 0 0 4 0 7 0 11 18 0 35-1 53-1s35 1 53 1z"><text:p/></draw:path><draw:path draw:style-name="gr4" draw:text-style-name="P37" svg:width="0.1102in" svg:height="0.0063in" svg:x="0.4906in" svg:y="0.372in" svg:viewBox="0 0 281 17" svg:d="M281 8c0-4-5-8-9-8-87 0-176 0-264 0-4 0-8 4-8 8 0 5 4 9 8 9 88 0 177 0 264 0 4 0 9-4 9-9z"><text:p/></draw:path><draw:path draw:style-name="gr4" draw:text-style-name="P37" svg:width="0.0898in" svg:height="0.0748in" svg:x="0.6512in" svg:y="0.3429in" svg:viewBox="0 0 229 191" svg:d="M229 126c0-5-3-5-5-5-4 0-4 2-7 9-8 27-21 51-42 51-7 0-11-3-11-13 0-11 4-21 8-30 8-23 26-70 26-94 0-27-18-44-48-44-38 0-59 26-66 36-2-23-20-36-40-36s-26 16-31 24c-7 14-13 38-13 41s4 2 6 3c4 0 5 0 7-9 7-30 16-51 30-51 9 0 13 6 13 21 0 8-1 13-6 35-8 32-16 65-25 97-1 7-3 17-3 18 0 8 6 12 12 12 4 0 13-4 15-12 1-1 6-20 9-31 3-13 6-25 9-39 3-8 5-18 7-27 2-8 4-15 5-22 6-13 29-52 69-52 19 0 22 16 22 30 0 27-20 81-26 99-5 10-5 14-5 19 0 21 15 35 35 35 40 0 55-61 55-65z"><text:p/></draw:path><draw:path draw:style-name="gr4" draw:text-style-name="P37" svg:width="0.0417in" svg:height="0.0768in" svg:x="0.7587in" svg:y="0.3811in" svg:viewBox="0 0 107 196" svg:d="M107 196c0-4 0-7 0-11-4 0-7 0-11 0-30 0-30-4-30-13 0-56 0-110 0-165 0-7 0-7-8-7-20 18-46 18-58 18 0 4 0 7 0 11 7 0 26 0 43-9 0 51 0 101 0 152 0 9 0 13-30 13-3 0-7 0-11 0 0 4 0 7 0 11 17 0 35-1 52-1 18 0 35 1 53 1z"><text:p/></draw:path><draw:path draw:style-name="gr4" draw:text-style-name="P37" svg:width="0.1102in" svg:height="0.0382in" svg:x="0.876in" svg:y="0.3551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898in" svg:height="0.0748in" svg:x="1.0465in" svg:y="0.3429in" svg:viewBox="0 0 229 191" svg:d="M229 126c0-5-3-5-5-5-4 0-4 2-7 9-8 27-21 51-43 51-7 0-10-3-10-13 0-11 4-21 8-30 8-23 26-70 26-94 0-27-18-44-49-44-37 0-58 26-65 36-2-23-20-36-40-36-19 0-27 16-31 24-7 14-13 38-13 41s4 2 6 3c4 0 4 0 7-9 7-30 16-51 30-51 9 0 13 6 13 21 0 8-1 13-7 35-8 32-15 65-24 97-1 7-3 17-3 18 0 8 6 12 12 12 4 0 13-4 15-12 0-1 6-20 9-31 3-13 6-25 9-39 3-8 5-18 6-27 3-8 4-15 6-22 6-13 29-52 69-52 19 0 22 16 22 30 0 27-20 81-27 99-4 10-4 14-4 19 0 21 15 35 35 35 40 0 55-61 55-65z"><text:p/></draw:path></draw:g></draw:g></text:span><text:span text:style-name="T23">, </text:span><text:span text:style-name="T23"><draw:g text:anchor-type="as-char" svg:y="-0.0728in" draw:z-index="135" draw:name="Shape151" draw:style-name="gr1"><svg:title>TexMaths</svg:title><svg:desc>12§display§m_1 = m§svg§600§FALSE§</svg:desc><draw:g draw:style-name="gr2"><draw:path draw:style-name="gr3" draw:text-style-name="P36" svg:width="0.5646in" svg:height="0.0965in" svg:x="0.0031in" svg:y="0.0079in" svg:viewBox="0 0 1435 246" svg:d="M718 246c-240 0-479 0-718 0 0-82 0-164 0-246 478 0 957 0 1435 0 0 82 0 164 0 246-239 0-478 0-717 0z"><text:p/></draw:path><draw:path draw:style-name="gr4" draw:text-style-name="P37" svg:width="0.1358in" svg:height="0.074in" svg:x="-0.0004in" svg:y="-0.0004in" svg:viewBox="0 0 346 189" svg:d="M346 126c0-4-4-4-5-4-5 0-5 1-7 7-6 22-19 51-42 51-7 0-11-4-11-13 0-10 4-20 8-29 8-22 26-68 26-92 0-28-17-46-48-46-33 0-54 19-70 41 0-5-1-19-13-30-11-9-24-11-35-11-37 0-58 28-65 37-2-24-20-37-40-37-19 0-27 17-31 24-7 14-13 40-13 41 0 5 4 2 6 5 4 0 4-2 7-10 7-30 16-50 30-50 7 0 13 3 13 19 0 8-1 13-7 35-8 32-15 64-24 97-1 6-3 15-3 18 0 7 6 10 12 10 4 0 13-3 15-12 3-9 6-19 9-30 3-13 6-25 9-37 3-9 5-19 6-28 3-8 4-15 6-21 6-13 29-51 69-51 19 0 23 15 23 28 0 11-3 23-6 36-4 16-9 31-12 48-4 16-5 18-9 33-1 7-5 21-5 24 0 7 5 10 12 10 14 0 16-10 20-24 8-32 16-66 25-99 1-6 23-56 69-56 18 0 22 14 22 28 0 24-17 72-25 95-4 10-6 14-6 23 0 19 14 33 35 33 39 0 55-60 55-63z"><text:p/></draw:path><draw:path draw:style-name="gr4" draw:text-style-name="P37" svg:width="0.0421in" svg:height="0.076in" svg:x="0.1531in" svg:y="0.0366in" svg:viewBox="0 0 108 194" svg:d="M108 194c0-3 0-7 0-11-4 0-8 0-12 0-29 0-29-3-29-13 0-54 0-108 0-162 0-8-1-8-9-8-18 18-46 19-58 19 0 4 0 6 0 10 7 0 26 0 43-9 0 51 0 101 0 150 0 10 0 13-30 13-3 0-7 0-11 0 0 4 0 8 0 11 18 0 35 0 53-1 18 1 35 1 53 1z"><text:p/></draw:path><draw:path draw:style-name="gr4" draw:text-style-name="P37" svg:width="0.1102in" svg:height="0.0386in" svg:x="0.2705in" svg:y="0.0118in" svg:viewBox="0 0 281 99" svg:d="M281 10c0-5-4-10-8-10-88 0-177 0-265 0-4 0-8 5-8 10 0 3 4 8 8 8 88 0 177 0 265 0 4 0 8-5 8-8zM281 91c0-5-4-8-8-8-88 0-177 0-265 0-4 0-8 3-8 8 0 4 4 8 8 8 88 0 177 0 265 0 4 0 8-4 8-8z"><text:p/></draw:path><draw:path draw:style-name="gr4" draw:text-style-name="P37" svg:width="0.1358in" svg:height="0.074in" svg:x="0.4406in" svg:y="-0.0004in" svg:viewBox="0 0 346 189" svg:d="M346 126c0-4-4-4-5-4-5 0-5 1-7 7-6 22-19 51-43 51-6 0-10-4-10-13 0-10 4-20 7-29 9-22 27-68 27-92 0-28-18-46-50-46s-52 19-68 41c0-5-1-19-13-30-11-9-24-11-35-11-37 0-59 28-66 37-1-24-19-37-39-37-19 0-27 17-31 24-7 14-13 40-13 41 0 5 4 2 5 5 5 0 5-2 7-10 7-30 16-50 31-50 7 0 13 3 13 19 0 8-1 13-7 35-8 32-15 64-24 97-1 6-3 15-3 18 0 7 6 10 12 10 4 0 13-3 15-12 3-9 6-19 9-30 2-13 6-25 8-37 2-9 6-19 7-28 3-8 4-15 6-21 6-13 29-51 69-51 19 0 23 15 23 28 0 11-3 23-6 36-4 16-9 31-12 48-5 16-5 18-9 33-1 7-6 21-6 24 0 7 6 10 13 10 12 0 16-10 18-24 9-32 17-66 26-99 2-6 24-56 69-56 18 0 23 14 23 28 0 24-17 72-25 95-5 10-6 14-6 23 0 19 14 33 35 33 39 0 55-60 55-63z"><text:p/></draw:path></draw:g></draw:g></text:span><text:span text:style-name="T23"><text:s/></text:span><text:span text:style-name="T24">ולכן </text:span><text:span text:style-name="T24"><draw:g text:anchor-type="as-char" svg:y="-0.1098in" draw:z-index="136" draw:name="Shape152" draw:style-name="gr1"><svg:title>TexMaths</svg:title><svg:desc>12§display§2m - n_1 = n \implies n_1 = 2m - n§svg§600§FALSE§</svg:desc><draw:g draw:style-name="gr2"><draw:path draw:style-name="gr3" draw:text-style-name="P36" svg:width="2.2575in" svg:height="0.1331in" svg:x="-0.0004in" svg:y="0.0087in" svg:viewBox="0 0 5735 339" svg:d="M2868 339c-956 0-1912 0-2868 0 0-112 0-226 0-339 1912 0 3823 0 5735 0 0 113 0 227 0 339-955 0-1912 0-2867 0z"><text:p/></draw:path><draw:path draw:style-name="gr4" draw:text-style-name="P37" svg:width="0.0657in" svg:height="0.1091in" svg:x="-0.0004in" svg:y="0in" svg:viewBox="0 0 168 278" svg:d="M168 206c-4 0-7 0-11 0-2 12-5 30-9 37-3 3-30 3-40 3-25 0-50 0-76 0 15-15 30-29 45-42 66-58 91-81 91-122 0-48-38-82-89-82-48 0-79 38-79 77 0 23 20 23 22 23 7 0 22-5 22-22 0-12-8-23-22-23-4 0-4 0-5 1 9-27 32-43 56-43 39 0 57 34 57 69 0 33-22 67-45 92-26 30-54 59-80 89-5 4-5 6-5 15 52 0 104 0 156 0 4-24 8-48 12-72z"><text:p/></draw:path><draw:path draw:style-name="gr4" draw:text-style-name="P37" svg:width="0.1358in" svg:height="0.074in" svg:x="0.0787in" svg:y="0.0362in" svg:viewBox="0 0 346 189" svg:d="M346 125c0-4-4-4-5-4-5 0-5 1-7 7-6 23-20 52-42 52-8 0-11-4-11-13 0-11 3-21 7-30 8-22 26-69 26-93 0-27-18-44-49-44-32 0-53 18-68 41 0-6-1-21-13-30-11-10-24-11-35-11-37 0-59 26-66 36-1-24-19-36-39-36-19 0-27 16-31 24-7 14-13 38-13 41s4 2 5 3c5 0 5 0 7-9 7-30 16-51 31-51 7 0 13 4 13 20 0 9-1 14-7 36-8 32-15 64-24 97-1 6-3 15-3 18 0 7 6 10 12 10 4 0 12-3 15-12 3-10 5-20 9-31 2-13 6-25 8-37 2-9 6-18 7-27 3-8 4-15 6-22 6-13 29-52 69-52 19 0 22 16 22 30 0 11-2 22-6 35-3 16-8 31-12 48-4 16-4 19-8 32-1 9-6 23-6 26 0 7 6 10 13 10 12 0 16-10 18-24 9-33 17-67 25-100 3-6 24-57 70-57 19 0 23 15 23 30 0 24-17 72-25 94-5 11-6 14-6 23 0 20 14 34 34 34 40 0 56-61 56-64z"><text:p/></draw:path><draw:path draw:style-name="gr4" draw:text-style-name="P37" svg:width="0.1102in" svg:height="0.0063in" svg:x="0.2661in" svg:y="0.0657in" svg:viewBox="0 0 281 17" svg:d="M281 8c0-4-4-8-9-8-87 0-176 0-264 0-4 0-8 4-8 8 0 5 4 9 8 9 88 0 177 0 264 0 5 0 9-4 9-9z"><text:p/></draw:path><draw:path draw:style-name="gr4" draw:text-style-name="P37" svg:width="0.0898in" svg:height="0.074in" svg:x="0.4276in" svg:y="0.0362in" svg:viewBox="0 0 229 189" svg:d="M229 125c0-4-3-4-6-4s-3 1-6 7c-8 29-21 52-43 52-7 0-10-4-10-13 0-11 4-21 8-30 8-22 26-69 26-93 0-27-18-44-49-44-37 0-59 26-66 36-1-24-19-36-39-36-19 0-27 16-31 24-7 13-13 38-13 41s4 2 5 3c5 0 5 0 7-9 7-30 16-51 31-51 9 0 13 6 13 20 0 9-1 14-7 36-8 32-15 64-24 97-1 6-3 15-3 18 0 7 6 10 12 10 4 0 13-3 15-12 3-10 6-20 9-31 2-13 6-25 8-37 2-9 6-18 7-27 3-8 4-15 6-22 6-13 29-52 69-52 19 0 22 16 22 30 0 27-20 79-27 97-4 10-4 16-4 20 0 20 15 34 35 34 40 0 55-61 55-64z"><text:p/></draw:path><draw:path draw:style-name="gr4" draw:text-style-name="P37" svg:width="0.0417in" svg:height="0.0764in" svg:x="0.5354in" svg:y="0.074in" svg:viewBox="0 0 107 195" svg:d="M107 195c0-3 0-7 0-10-4 0-7 0-11 0-30 0-30-4-30-14 0-55 0-109 0-163 0-8 0-8-8-8-20 19-46 19-58 19 0 4 0 7 0 11 7 0 26 0 42-8 0 49 0 99 0 149 0 10 0 14-29 14-3 0-8 0-12 0 0 3 0 7 0 10 18-1 35-1 53-1s35 0 53 1z"><text:p/></draw:path><draw:path draw:style-name="gr4" draw:text-style-name="P37" svg:width="0.1102in" svg:height="0.0382in" svg:x="0.6524in" svg:y="0.0484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898in" svg:height="0.074in" svg:x="0.8232in" svg:y="0.0362in" svg:viewBox="0 0 229 189" svg:d="M229 125c0-4-3-4-6-4s-3 1-6 7c-8 29-21 52-43 52-7 0-10-4-10-13 0-11 4-21 8-30 8-22 26-69 26-93 0-27-18-44-49-44-37 0-59 26-66 36-1-24-19-36-39-36-19 0-27 16-31 24-7 13-13 38-13 41s4 2 5 3c5 0 5 0 7-9 7-30 16-51 31-51 9 0 13 6 13 20 0 9-1 14-7 36-8 32-15 64-24 97-1 6-3 15-3 18 0 7 6 10 12 10 4 0 13-3 15-12 3-10 6-20 9-31 2-13 6-25 8-37 2-9 6-18 7-27 3-8 4-15 6-22 6-13 29-52 69-52 19 0 22 16 22 30 0 27-20 79-27 97-4 10-4 16-4 20 0 20 15 34 35 34 40 0 55-61 55-64z"><text:p/></draw:path><draw:path draw:style-name="gr4" draw:text-style-name="P37" svg:width="0.2224in" svg:height="0.0882in" svg:x="1.0197in" svg:y="0.024in" svg:viewBox="0 0 566 225" svg:d="M566 114c0-3-1-5-3-6-30-7-57-25-79-44-18-17-34-36-46-59-1-3-4-5-7-5-5 0-9 4-9 8 0 2 0 3 2 4 9 20 22 37 37 53-151 0-301 0-453 0-4 0-8 3-8 8s4 9 8 9c158 0 314 0 471 0 17 13 36 24 56 32-20 7-39 19-56 32-157 0-313 0-471 0-4 0-8 4-8 9 0 4 4 8 8 8 152 0 302 0 453 0-15 14-28 32-37 50-2 2-2 3-2 4 0 5 4 8 9 8 3 0 6-1 7-4 12-21 28-41 46-57 22-20 49-37 79-45 2 0 3-3 3-5z"><text:p/></draw:path><draw:path draw:style-name="gr4" draw:text-style-name="P37" svg:width="0.0894in" svg:height="0.074in" svg:x="1.3488in" svg:y="0.0362in" svg:viewBox="0 0 228 189" svg:d="M228 125c0-4-4-4-5-4-5 0-5 1-7 7-8 29-22 52-42 52-7 0-11-4-11-13 0-11 4-21 9-30 7-22 25-69 25-93 0-27-18-44-48-44-39 0-59 26-66 36-3-24-21-36-40-36-20 0-26 16-31 24-7 13-12 38-12 41s4 2 5 3c3 0 5 0 7-9 7-30 16-51 30-51 8 0 13 6 13 20 0 9-1 14-6 36-8 32-17 64-25 97-1 6-4 15-4 18 0 7 6 10 12 10 5 0 14-3 16-12 1 0 6-20 8-31 4-13 6-25 10-37 2-9 5-18 7-27 1-8 4-15 5-22 6-13 29-52 70-52 18 0 21 16 21 30 0 27-20 79-26 97-5 10-5 16-5 20 0 20 14 34 35 34 39 0 55-61 55-64z"><text:p/></draw:path><draw:path draw:style-name="gr4" draw:text-style-name="P37" svg:width="0.0421in" svg:height="0.0764in" svg:x="1.4563in" svg:y="0.074in" svg:viewBox="0 0 108 195" svg:d="M108 195c0-3 0-7 0-10-4 0-8 0-12 0-29 0-29-4-29-14 0-55 0-109 0-163 0-8-1-8-9-8-20 19-46 19-58 19 0 4 0 7 0 11 7 0 26 0 43-8 0 49 0 99 0 149 0 10 0 14-30 14-3 0-7 0-11 0 0 3 0 7 0 10 17-1 35-1 52-1 18 0 36 0 54 1z"><text:p/></draw:path><draw:path draw:style-name="gr4" draw:text-style-name="P37" svg:width="0.1102in" svg:height="0.0382in" svg:x="1.5732in" svg:y="0.0484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657in" svg:height="0.1091in" svg:x="1.7476in" svg:y="0in" svg:viewBox="0 0 168 278" svg:d="M168 206c-4 0-7 0-11 0-1 12-5 30-8 37-4 3-31 3-41 3-25 0-50 0-76 0 15-15 30-29 45-42 66-58 91-81 91-122 0-48-38-82-89-82-48 0-79 38-79 77 0 23 20 23 23 23 6 0 21-5 21-22 0-12-8-23-22-23-4 0-4 0-5 1 9-27 32-43 56-43 39 0 57 34 57 69 0 33-21 67-45 92-26 30-54 59-80 89-5 4-5 6-5 15 52 0 104 0 156 0 4-24 8-48 12-72z"><text:p/></draw:path><draw:path draw:style-name="gr4" draw:text-style-name="P37" svg:width="0.1358in" svg:height="0.074in" svg:x="1.8272in" svg:y="0.0362in" svg:viewBox="0 0 346 189" svg:d="M346 125c0-4-4-4-5-4-5 0-5 1-6 7-7 23-21 52-43 52-8 0-11-4-11-13 0-11 3-21 8-30 7-22 25-69 25-93 0-27-16-44-48-44s-54 18-69 41c0-6-1-21-13-30-11-10-24-11-35-11-37 0-59 26-66 36-1-24-19-36-39-36-19 0-27 16-31 24-7 14-13 38-13 41s4 2 5 3c5 0 5 0 7-9 7-30 16-51 31-51 7 0 13 4 13 20 0 9-1 14-7 36-8 32-15 64-24 97-1 6-3 15-3 18 0 7 6 10 12 10 4 0 13-3 15-12 3-10 6-20 9-31 2-13 6-25 8-37 2-9 6-18 7-27 3-8 4-15 6-22 6-13 29-52 69-52 19 0 22 16 22 30 0 11-2 22-6 35-3 16-8 31-12 48-3 16-4 19-8 32-1 9-6 23-6 26 0 7 6 10 13 10 13 0 16-10 18-24 9-33 18-67 27-100 1-6 22-57 69-57 18 0 23 15 23 30 0 24-18 72-26 94-4 11-6 14-6 23 0 20 14 34 34 34 40 0 56-61 56-64z"><text:p/></draw:path><draw:path draw:style-name="gr4" draw:text-style-name="P37" svg:width="0.1102in" svg:height="0.0063in" svg:x="2.0142in" svg:y="0.0657in" svg:viewBox="0 0 281 17" svg:d="M281 8c0-4-4-8-9-8-87 0-176 0-264 0-4 0-8 4-8 8 0 5 4 9 8 9 88 0 177 0 264 0 5 0 9-4 9-9z"><text:p/></draw:path><draw:path draw:style-name="gr4" draw:text-style-name="P37" svg:width="0.0898in" svg:height="0.074in" svg:x="2.1756in" svg:y="0.0362in" svg:viewBox="0 0 229 189" svg:d="M229 125c0-4-3-4-5-4-4 0-4 1-7 7-8 29-21 52-43 52-7 0-10-4-10-13 0-11 4-21 8-30 8-22 26-69 26-93 0-27-18-44-49-44-37 0-58 26-65 36-2-24-20-36-40-36-19 0-27 16-31 24-7 13-13 38-13 41s4 2 6 3c4 0 4 0 7-9 6-30 16-51 30-51 9 0 13 6 13 20 0 9-1 14-7 36-8 32-15 64-24 97-1 6-3 15-3 18 0 7 6 10 12 10 4 0 13-3 15-12 3-10 6-20 9-31 2-13 6-25 8-37 4-9 6-18 7-27 3-8 4-15 6-22 6-13 29-52 69-52 19 0 22 16 22 30 0 27-20 79-27 97-4 10-4 16-4 20 0 20 15 34 35 34 40 0 55-61 55-64z"><text:p/></draw:path></draw:g></draw:g></text:span><text:span text:style-name="T24">, לכן </text:span><text:span text:style-name="T24"><draw:g text:anchor-type="as-char" svg:y="-0.1236in" draw:z-index="137" draw:name="Shape153" draw:style-name="gr1"><svg:title>TexMaths</svg:title><svg:desc>12§display§\langle m, n \rangle = f \langle m, 2m - n \rangle§svg§600§FALSE§</svg:desc><draw:g draw:style-name="gr2"><draw:path draw:style-name="gr3" draw:text-style-name="P36" svg:width="1.6098in" svg:height="0.148in" svg:x="-0.0004in" svg:y="0.0083in" svg:viewBox="0 0 4090 377" svg:d="M2046 377c-683 0-1365 0-2046 0 0-126 0-251 0-377 1363 0 2727 0 4090 0 0 126 0 251 0 377-681 0-1363 0-2044 0z"><text:p/></draw:path><draw:path draw:style-name="gr4" draw:text-style-name="P37" svg:width="0.037in" svg:height="0.1654in" svg:x="0.0094in" svg:y="-0.0004in" svg:viewBox="0 0 95 421" svg:d="M95 412c0-1 0-2 0-3-27-66-52-133-78-197 26-68 51-134 78-200 0-1 0-2 0-4 0-4-4-8-9-8-3 0-6 2-7 6-26 67-53 135-79 202 0 1 0 1 0 4 0 1 0 1 0 2 26 66 53 133 79 201 1 3 4 6 7 6 5 0 9-4 9-9z"><text:p/></draw:path><draw:path draw:style-name="gr4" draw:text-style-name="P37" svg:width="0.1358in" svg:height="0.0748in" svg:x="0.0606in" svg:y="0.0508in" svg:viewBox="0 0 346 191" svg:d="M346 126c0-3-4-3-5-3-5 0-5 1-7 7-6 21-20 52-42 52-8 0-11-4-11-14 0-11 3-20 7-30 8-21 26-68 26-92 0-28-18-46-49-46-32 0-53 19-68 41 0-5-1-19-13-30-11-9-24-11-35-11-37 0-59 28-66 37-1-24-19-37-39-37-19 0-27 17-31 24-7 14-13 40-13 41 0 5 4 4 5 5 5 0 5-1 7-10 7-30 16-50 31-50 7 0 13 3 13 19 0 8-1 13-7 35-8 32-15 65-24 97-1 7-3 17-3 19 0 8 6 11 12 11 4 0 12-3 15-12 0-1 5-20 9-31 2-13 6-25 8-37 2-10 5-20 7-29 3-7 4-13 6-21 6-13 29-51 69-51 19 0 22 15 22 28 0 11-2 23-6 37-3 15-8 31-12 48-4 15-4 18-8 32-1 8-6 23-6 25 0 8 6 11 13 11 12 0 16-11 18-24 9-34 17-67 25-101 3-6 24-56 70-56 19 0 23 14 23 28 0 25-17 73-25 95-5 10-6 15-6 23 0 21 14 35 34 35 40 0 56-61 56-65z"><text:p/></draw:path><draw:path draw:style-name="gr4" draw:text-style-name="P37" svg:width="0.0189in" svg:height="0.0492in" svg:x="0.2157in" svg:y="0.1059in" svg:viewBox="0 0 49 126" svg:d="M49 44c0-27-11-44-27-44-14 0-22 11-22 23 0 11 8 21 22 21 4 0 10-1 15-4 1-2 1-2 1-2 0 3 2 0 2 6 0 32-15 57-29 70-5 5-5 6-5 7 0 3 2 5 5 5 5 0 38-32 38-82z"><text:p/></draw:path><draw:path draw:style-name="gr4" draw:text-style-name="P37" svg:width="0.0894in" svg:height="0.0748in" svg:x="0.2803in" svg:y="0.0508in" svg:viewBox="0 0 228 191" svg:d="M228 126c0-3-4-3-5-3-3 0-3 1-6 7-8 29-23 52-43 52-7 0-10-4-10-14 0-11 4-20 8-30 8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8-51 69-51 19 0 22 15 22 28 0 27-20 81-27 99-4 10-5 14-5 19 0 21 16 35 35 35 39 0 55-61 55-65z"><text:p/></draw:path><draw:path draw:style-name="gr4" draw:text-style-name="P37" svg:width="0.0374in" svg:height="0.1654in" svg:x="0.3835in" svg:y="-0.0004in" svg:viewBox="0 0 96 421" svg:d="M96 212c0-3 0-3-1-4-27-67-52-135-78-202-1-4-5-6-9-6s-8 4-8 8c0 2 0 3 1 4 25 66 52 132 77 200-25 64-52 131-77 197-1 1-1 2-1 3 0 5 4 9 8 9s8-3 9-6c26-68 51-135 78-201 1-1 1-1 1-2z"><text:p/></draw:path><draw:path draw:style-name="gr4" draw:text-style-name="P37" svg:width="0.1102in" svg:height="0.039in" svg:x="0.4949in" svg:y="0.063in" svg:viewBox="0 0 281 100" svg:d="M281 8c0-3-5-8-9-8-87 0-176 0-264 0-4 0-8 4-8 8s4 10 8 10c88 0 177 0 264 0 4 0 9-5 9-10zM281 91c0-4-5-9-9-9-87 0-176 0-264 0-4 0-8 5-8 9s4 9 8 9c88 0 177 0 264 0 4 0 9-5 9-9z"><text:p/></draw:path><draw:path draw:style-name="gr4" draw:text-style-name="P37" svg:width="0.0827in" svg:height="0.15in" svg:x="0.6693in" svg:y="0.0071in" svg:viewBox="0 0 211 382" svg:d="M211 29c0-19-19-29-37-29-14 0-41 7-53 49-2 9-5 14-14 66-10 0-19 0-29 0-8 0-13 0-13 9 0 5 3 5 12 5s18 0 27 0c-10 55-20 109-31 164-7 41-14 80-37 80-1 0-12 0-20-8 20-1 24-16 24-22 0-10-9-15-16-15-11 0-24 10-24 25 0 20 19 29 36 29 24 0 41-25 48-41 13-26 23-77 24-80 8-43 17-88 25-132 12 0 24 0 36 0 9 0 13 0 13-9 0-5-4-5-12-5-12 0-22 0-34 0 4-24 3-24 8-48 2-8 8-38 11-43 3-8 11-14 19-14 2 0 13 0 20 7-18 1-22 17-22 23 0 9 8 14 15 14 12 0 24-10 24-25z"><text:p/></draw:path><draw:path draw:style-name="gr4" draw:text-style-name="P37" svg:width="0.0374in" svg:height="0.1654in" svg:x="0.7752in" svg:y="-0.0004in" svg:viewBox="0 0 96 421" svg:d="M96 412c0-1 0-2-1-3-25-66-52-133-77-197 25-68 52-134 77-200 1-1 1-2 1-4 0-4-4-8-8-8s-8 2-9 6c-26 67-51 135-78 202-1 1-1 1-1 4 0 1 0 1 1 2 27 66 52 133 78 201 1 3 5 6 9 6s8-4 8-9z"><text:p/></draw:path><draw:path draw:style-name="gr4" draw:text-style-name="P37" svg:width="0.135in" svg:height="0.0748in" svg:x="0.826in" svg:y="0.0508in" svg:viewBox="0 0 344 191" svg:d="M344 126c0-3-3-3-4-3-4 0-4 1-6 7-6 21-21 52-44 52-7 0-9-4-9-14 0-11 3-20 7-30 8-21 25-68 25-92 0-28-17-46-48-46s-53 19-68 41c-1-5-3-19-15-30-9-9-24-11-33-11-39 0-59 28-66 37-3-24-21-37-40-37s-26 17-31 24c-7 14-12 40-12 41 0 5 4 4 5 5 3 0 5-1 7-10 7-30 16-50 30-50 7 0 13 3 13 19 0 8-1 13-6 35-8 32-17 65-25 97-1 7-4 17-4 19 0 8 6 11 12 11s14-3 16-12c1-1 6-20 8-31 4-13 6-25 10-37 2-10 5-20 7-29 1-7 4-13 5-21 7-13 29-51 70-51 18 0 21 15 21 28 0 11-2 23-6 37-3 15-8 31-12 48-3 15-3 18-8 32-1 8-5 23-5 25 0 8 6 11 12 11 13 0 16-11 19-24 9-34 17-67 25-101 2-6 24-56 70-56 18 0 23 14 23 28 0 25-18 73-27 95-3 10-6 15-6 23 0 21 16 35 35 35 40 0 55-61 55-65z"><text:p/></draw:path><draw:path draw:style-name="gr4" draw:text-style-name="P37" svg:width="0.0189in" svg:height="0.0492in" svg:x="0.9811in" svg:y="0.1059in" svg:viewBox="0 0 49 126" svg:d="M49 44c0-27-11-44-26-44s-23 11-23 23c0 11 8 21 23 21 5 0 9-1 14-4 1-2 1-2 3-2 0 3 0 0 0 6 0 32-15 57-28 70-5 5-5 6-5 7 0 3 1 5 4 5 5 0 38-32 38-82z"><text:p/></draw:path><draw:path draw:style-name="gr4" draw:text-style-name="P37" svg:width="0.0657in" svg:height="0.1094in" svg:x="1.0492in" svg:y="0.0138in" svg:viewBox="0 0 168 279" svg:d="M168 207c-4 0-7 0-11 0-2 13-5 30-9 36-3 3-30 3-40 3-25 0-50 0-76 0 15-14 30-27 45-42 66-57 91-80 91-122 0-48-38-82-90-82-47 0-78 38-78 76 0 24 20 24 22 24 7 0 22-5 22-23 0-11-8-22-22-22-4 0-5 0-6 0 9-27 32-42 57-42 39 0 57 34 57 69 0 33-22 66-45 92-26 30-54 59-80 89-5 5-5 6-5 16 52 0 104 0 156 0 4-24 8-48 12-72z"><text:p/></draw:path><draw:path draw:style-name="gr4" draw:text-style-name="P37" svg:width="0.1358in" svg:height="0.0748in" svg:x="1.1283in" svg:y="0.0508in" svg:viewBox="0 0 346 191" svg:d="M346 126c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2 23-6 37-3 15-8 31-12 48-4 15-4 18-8 32-2 8-6 23-6 25 0 8 6 11 12 11 13 0 16-11 19-24 9-34 17-67 25-101 2-6 24-56 70-56 18 0 23 14 23 28 0 25-17 73-25 95-5 10-6 15-6 23 0 21 14 35 34 35 40 0 56-61 56-65z"><text:p/></draw:path><draw:path draw:style-name="gr4" draw:text-style-name="P37" svg:width="0.1102in" svg:height="0.0067in" svg:x="1.3154in" svg:y="0.0791in" svg:viewBox="0 0 281 18" svg:d="M281 10c0-5-4-10-9-10-87 0-176 0-264 0-4 0-8 5-8 10 0 3 4 8 8 8 88 0 177 0 264 0 5 0 9-5 9-8z"><text:p/></draw:path><draw:path draw:style-name="gr4" draw:text-style-name="P37" svg:width="0.0898in" svg:height="0.0748in" svg:x="1.4772in" svg:y="0.0508in" svg:viewBox="0 0 229 191" svg:d="M229 126c0-3-5-3-6-3-3 0-3 1-6 7-8 29-23 52-43 52-7 0-10-4-10-14 0-11 4-20 8-30 8-23 26-68 26-92 0-29-19-46-49-46-37 0-59 28-66 37-1-24-19-37-39-37-19 0-27 17-31 24-7 14-13 40-13 41 0 5 4 4 5 5 5 0 5-1 7-10 7-30 16-50 31-50 9 0 13 4 13 19 0 8-1 13-7 35-8 32-15 65-24 97-1 7-3 17-3 19 0 8 6 11 12 11 4 0 12-3 15-12 0-1 5-20 9-31 2-13 6-25 8-37 2-10 5-20 7-29 3-7 4-13 6-21 6-13 29-51 69-51 19 0 22 15 22 28 0 27-20 81-27 99-4 10-4 14-4 19 0 21 15 35 35 35 40 0 55-61 55-65z"><text:p/></draw:path><draw:path draw:style-name="gr4" draw:text-style-name="P37" svg:width="0.0374in" svg:height="0.1654in" svg:x="1.5807in" svg:y="-0.0004in" svg:viewBox="0 0 96 421" svg:d="M96 212c0-3 0-3-1-4-27-67-52-135-78-202-1-4-5-6-9-6-3 0-8 4-8 8 0 2 0 3 1 4 25 66 52 132 77 200-25 64-52 131-77 197-1 1-1 2-1 3 0 5 5 9 8 9 4 0 8-3 9-6 26-68 51-135 78-201 1-1 1-1 1-2z"><text:p/></draw:path></draw:g></draw:g></text:span><text:span text:style-name="T24">. הראינו כי עבור כל זוג סדור בטווח קיים זוג סדור שמוביל אליו בהצבה ב־</text:span><text:span text:style-name="T24"><draw:g text:anchor-type="as-char" svg:y="-0.1165in" draw:z-index="138" draw:name="Shape154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4">, </text:span><text:span text:style-name="T25">הראינו כי הפונקציה </text:span><text:span text:style-name="T25"><draw:g text:anchor-type="as-char" svg:y="-0.1165in" draw:z-index="139" draw:name="Shape155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5"><text:s/>היא על וחד־חד ערכית, ולכן היא הפיכה.</text:span></text:p>
      <text:p text:style-name="P21"><text:span text:style-name="T26">כאשר הוחכנו שהופונקציה </text:span><text:span text:style-name="T26"><draw:g text:anchor-type="as-char" svg:y="-0.1165in" draw:z-index="140" draw:name="Shape156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6"><text:s/>היא על, נעזרנו במציאת איבר מהתחום לפי איבר מהטווח, והגענו לשוויון </text:span><text:span text:style-name="T26"><draw:g text:anchor-type="as-char" svg:y="-0.1236in" draw:z-index="141" draw:name="Shape157" draw:style-name="gr1"><svg:title>TexMaths</svg:title><svg:desc>12§display§\langle m, n \rangle = f \langle m, 2m - n \rangle§svg§600§FALSE§</svg:desc><draw:g draw:style-name="gr2"><draw:path draw:style-name="gr3" draw:text-style-name="P36" svg:width="1.6098in" svg:height="0.148in" svg:x="-0.0004in" svg:y="0.0083in" svg:viewBox="0 0 4090 377" svg:d="M2046 377c-683 0-1365 0-2046 0 0-126 0-251 0-377 1363 0 2727 0 4090 0 0 126 0 251 0 377-681 0-1363 0-2044 0z"><text:p/></draw:path><draw:path draw:style-name="gr4" draw:text-style-name="P37" svg:width="0.037in" svg:height="0.1654in" svg:x="0.0094in" svg:y="-0.0004in" svg:viewBox="0 0 95 421" svg:d="M95 412c0-1 0-2 0-3-27-66-52-133-78-197 26-68 51-134 78-200 0-1 0-2 0-4 0-4-4-8-9-8-3 0-6 2-7 6-26 67-53 135-79 202 0 1 0 1 0 4 0 1 0 1 0 2 26 66 53 133 79 201 1 3 4 6 7 6 5 0 9-4 9-9z"><text:p/></draw:path><draw:path draw:style-name="gr4" draw:text-style-name="P37" svg:width="0.1358in" svg:height="0.0748in" svg:x="0.0606in" svg:y="0.0508in" svg:viewBox="0 0 346 191" svg:d="M346 126c0-3-4-3-5-3-5 0-5 1-7 7-6 21-20 52-42 52-8 0-11-4-11-14 0-11 3-20 7-30 8-21 26-68 26-92 0-28-18-46-49-46-32 0-53 19-68 41 0-5-1-19-13-30-11-9-24-11-35-11-37 0-59 28-66 37-1-24-19-37-39-37-19 0-27 17-31 24-7 14-13 40-13 41 0 5 4 4 5 5 5 0 5-1 7-10 7-30 16-50 31-50 7 0 13 3 13 19 0 8-1 13-7 35-8 32-15 65-24 97-1 7-3 17-3 19 0 8 6 11 12 11 4 0 12-3 15-12 0-1 5-20 9-31 2-13 6-25 8-37 2-10 5-20 7-29 3-7 4-13 6-21 6-13 29-51 69-51 19 0 22 15 22 28 0 11-2 23-6 37-3 15-8 31-12 48-4 15-4 18-8 32-1 8-6 23-6 25 0 8 6 11 13 11 12 0 16-11 18-24 9-34 17-67 25-101 3-6 24-56 70-56 19 0 23 14 23 28 0 25-17 73-25 95-5 10-6 15-6 23 0 21 14 35 34 35 40 0 56-61 56-65z"><text:p/></draw:path><draw:path draw:style-name="gr4" draw:text-style-name="P37" svg:width="0.0189in" svg:height="0.0492in" svg:x="0.2157in" svg:y="0.1059in" svg:viewBox="0 0 49 126" svg:d="M49 44c0-27-11-44-27-44-14 0-22 11-22 23 0 11 8 21 22 21 4 0 10-1 15-4 1-2 1-2 1-2 0 3 2 0 2 6 0 32-15 57-29 70-5 5-5 6-5 7 0 3 2 5 5 5 5 0 38-32 38-82z"><text:p/></draw:path><draw:path draw:style-name="gr4" draw:text-style-name="P37" svg:width="0.0894in" svg:height="0.0748in" svg:x="0.2803in" svg:y="0.0508in" svg:viewBox="0 0 228 191" svg:d="M228 126c0-3-4-3-5-3-3 0-3 1-6 7-8 29-23 52-43 52-7 0-10-4-10-14 0-11 4-20 8-30 8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8-51 69-51 19 0 22 15 22 28 0 27-20 81-27 99-4 10-5 14-5 19 0 21 16 35 35 35 39 0 55-61 55-65z"><text:p/></draw:path><draw:path draw:style-name="gr4" draw:text-style-name="P37" svg:width="0.0374in" svg:height="0.1654in" svg:x="0.3835in" svg:y="-0.0004in" svg:viewBox="0 0 96 421" svg:d="M96 212c0-3 0-3-1-4-27-67-52-135-78-202-1-4-5-6-9-6s-8 4-8 8c0 2 0 3 1 4 25 66 52 132 77 200-25 64-52 131-77 197-1 1-1 2-1 3 0 5 4 9 8 9s8-3 9-6c26-68 51-135 78-201 1-1 1-1 1-2z"><text:p/></draw:path><draw:path draw:style-name="gr4" draw:text-style-name="P37" svg:width="0.1102in" svg:height="0.039in" svg:x="0.4949in" svg:y="0.063in" svg:viewBox="0 0 281 100" svg:d="M281 8c0-3-5-8-9-8-87 0-176 0-264 0-4 0-8 4-8 8s4 10 8 10c88 0 177 0 264 0 4 0 9-5 9-10zM281 91c0-4-5-9-9-9-87 0-176 0-264 0-4 0-8 5-8 9s4 9 8 9c88 0 177 0 264 0 4 0 9-5 9-9z"><text:p/></draw:path><draw:path draw:style-name="gr4" draw:text-style-name="P37" svg:width="0.0827in" svg:height="0.15in" svg:x="0.6693in" svg:y="0.0071in" svg:viewBox="0 0 211 382" svg:d="M211 29c0-19-19-29-37-29-14 0-41 7-53 49-2 9-5 14-14 66-10 0-19 0-29 0-8 0-13 0-13 9 0 5 3 5 12 5s18 0 27 0c-10 55-20 109-31 164-7 41-14 80-37 80-1 0-12 0-20-8 20-1 24-16 24-22 0-10-9-15-16-15-11 0-24 10-24 25 0 20 19 29 36 29 24 0 41-25 48-41 13-26 23-77 24-80 8-43 17-88 25-132 12 0 24 0 36 0 9 0 13 0 13-9 0-5-4-5-12-5-12 0-22 0-34 0 4-24 3-24 8-48 2-8 8-38 11-43 3-8 11-14 19-14 2 0 13 0 20 7-18 1-22 17-22 23 0 9 8 14 15 14 12 0 24-10 24-25z"><text:p/></draw:path><draw:path draw:style-name="gr4" draw:text-style-name="P37" svg:width="0.0374in" svg:height="0.1654in" svg:x="0.7752in" svg:y="-0.0004in" svg:viewBox="0 0 96 421" svg:d="M96 412c0-1 0-2-1-3-25-66-52-133-77-197 25-68 52-134 77-200 1-1 1-2 1-4 0-4-4-8-8-8s-8 2-9 6c-26 67-51 135-78 202-1 1-1 1-1 4 0 1 0 1 1 2 27 66 52 133 78 201 1 3 5 6 9 6s8-4 8-9z"><text:p/></draw:path><draw:path draw:style-name="gr4" draw:text-style-name="P37" svg:width="0.135in" svg:height="0.0748in" svg:x="0.826in" svg:y="0.0508in" svg:viewBox="0 0 344 191" svg:d="M344 126c0-3-3-3-4-3-4 0-4 1-6 7-6 21-21 52-44 52-7 0-9-4-9-14 0-11 3-20 7-30 8-21 25-68 25-92 0-28-17-46-48-46s-53 19-68 41c-1-5-3-19-15-30-9-9-24-11-33-11-39 0-59 28-66 37-3-24-21-37-40-37s-26 17-31 24c-7 14-12 40-12 41 0 5 4 4 5 5 3 0 5-1 7-10 7-30 16-50 30-50 7 0 13 3 13 19 0 8-1 13-6 35-8 32-17 65-25 97-1 7-4 17-4 19 0 8 6 11 12 11s14-3 16-12c1-1 6-20 8-31 4-13 6-25 10-37 2-10 5-20 7-29 1-7 4-13 5-21 7-13 29-51 70-51 18 0 21 15 21 28 0 11-2 23-6 37-3 15-8 31-12 48-3 15-3 18-8 32-1 8-5 23-5 25 0 8 6 11 12 11 13 0 16-11 19-24 9-34 17-67 25-101 2-6 24-56 70-56 18 0 23 14 23 28 0 25-18 73-27 95-3 10-6 15-6 23 0 21 16 35 35 35 40 0 55-61 55-65z"><text:p/></draw:path><draw:path draw:style-name="gr4" draw:text-style-name="P37" svg:width="0.0189in" svg:height="0.0492in" svg:x="0.9811in" svg:y="0.1059in" svg:viewBox="0 0 49 126" svg:d="M49 44c0-27-11-44-26-44s-23 11-23 23c0 11 8 21 23 21 5 0 9-1 14-4 1-2 1-2 3-2 0 3 0 0 0 6 0 32-15 57-28 70-5 5-5 6-5 7 0 3 1 5 4 5 5 0 38-32 38-82z"><text:p/></draw:path><draw:path draw:style-name="gr4" draw:text-style-name="P37" svg:width="0.0657in" svg:height="0.1094in" svg:x="1.0492in" svg:y="0.0138in" svg:viewBox="0 0 168 279" svg:d="M168 207c-4 0-7 0-11 0-2 13-5 30-9 36-3 3-30 3-40 3-25 0-50 0-76 0 15-14 30-27 45-42 66-57 91-80 91-122 0-48-38-82-90-82-47 0-78 38-78 76 0 24 20 24 22 24 7 0 22-5 22-23 0-11-8-22-22-22-4 0-5 0-6 0 9-27 32-42 57-42 39 0 57 34 57 69 0 33-22 66-45 92-26 30-54 59-80 89-5 5-5 6-5 16 52 0 104 0 156 0 4-24 8-48 12-72z"><text:p/></draw:path><draw:path draw:style-name="gr4" draw:text-style-name="P37" svg:width="0.1358in" svg:height="0.0748in" svg:x="1.1283in" svg:y="0.0508in" svg:viewBox="0 0 346 191" svg:d="M346 126c0-3-4-3-5-3-5 0-5 1-7 7-6 21-20 52-44 52-7 0-9-4-9-14 0-11 3-20 7-30 8-21 26-68 26-92 0-28-18-46-49-46-32 0-53 19-68 41 0-5-1-19-13-30-11-9-24-11-35-11-39 0-59 28-66 37-3-24-19-37-39-37-19 0-27 17-31 24-7 14-13 40-13 41 0 5 4 4 5 5 5 0 5-1 7-10 7-30 16-50 31-50 6 0 13 3 13 19 0 8-1 13-7 35-8 32-15 65-24 97-1 7-3 17-3 19 0 8 4 11 12 11 4 0 12-3 15-12 0-1 5-20 7-31 4-13 6-25 10-37 2-10 5-20 7-29 3-7 4-13 6-21 6-13 29-51 69-51 19 0 22 15 22 28 0 11-2 23-6 37-3 15-8 31-12 48-4 15-4 18-8 32-2 8-6 23-6 25 0 8 6 11 12 11 13 0 16-11 19-24 9-34 17-67 25-101 2-6 24-56 70-56 18 0 23 14 23 28 0 25-17 73-25 95-5 10-6 15-6 23 0 21 14 35 34 35 40 0 56-61 56-65z"><text:p/></draw:path><draw:path draw:style-name="gr4" draw:text-style-name="P37" svg:width="0.1102in" svg:height="0.0067in" svg:x="1.3154in" svg:y="0.0791in" svg:viewBox="0 0 281 18" svg:d="M281 10c0-5-4-10-9-10-87 0-176 0-264 0-4 0-8 5-8 10 0 3 4 8 8 8 88 0 177 0 264 0 5 0 9-5 9-8z"><text:p/></draw:path><draw:path draw:style-name="gr4" draw:text-style-name="P37" svg:width="0.0898in" svg:height="0.0748in" svg:x="1.4772in" svg:y="0.0508in" svg:viewBox="0 0 229 191" svg:d="M229 126c0-3-5-3-6-3-3 0-3 1-6 7-8 29-23 52-43 52-7 0-10-4-10-14 0-11 4-20 8-30 8-23 26-68 26-92 0-29-19-46-49-46-37 0-59 28-66 37-1-24-19-37-39-37-19 0-27 17-31 24-7 14-13 40-13 41 0 5 4 4 5 5 5 0 5-1 7-10 7-30 16-50 31-50 9 0 13 4 13 19 0 8-1 13-7 35-8 32-15 65-24 97-1 7-3 17-3 19 0 8 6 11 12 11 4 0 12-3 15-12 0-1 5-20 9-31 2-13 6-25 8-37 2-10 5-20 7-29 3-7 4-13 6-21 6-13 29-51 69-51 19 0 22 15 22 28 0 27-20 81-27 99-4 10-4 14-4 19 0 21 15 35 35 35 40 0 55-61 55-65z"><text:p/></draw:path><draw:path draw:style-name="gr4" draw:text-style-name="P37" svg:width="0.0374in" svg:height="0.1654in" svg:x="1.5807in" svg:y="-0.0004in" svg:viewBox="0 0 96 421" svg:d="M96 212c0-3 0-3-1-4-27-67-52-135-78-202-1-4-5-6-9-6-3 0-8 4-8 8 0 2 0 3 1 4 25 66 52 132 77 200-25 64-52 131-77 197-1 1-1 2-1 3 0 5 5 9 8 9 4 0 8-3 9-6 26-68 51-135 78-201 1-1 1-1 1-2z"><text:p/></draw:path></draw:g></draw:g></text:span><text:span text:style-name="T26">. שוויון זה מעיד מאופן ישיר על הפונקציה ההופכית של </text:span><text:span text:style-name="T26"><draw:g text:anchor-type="as-char" svg:y="-0.1165in" draw:z-index="142" draw:name="Shape158" draw:style-name="gr1"><svg:title>TexMaths</svg:title><svg:desc>12§display§f§svg§600§FALSE§</svg:desc><draw:g draw:style-name="gr2"><draw:path draw:style-name="gr3" draw:text-style-name="P36" svg:width="0.0736in" svg:height="0.1335in" svg:x="-0.0004in" svg:y="0.0083in" svg:viewBox="0 0 188 340" svg:d="M0 0c63 0 125 0 188 0 0 113 0 227 0 340-63 0-125 0-188 0 0-113 0-227 0-340z"><text:p/></draw:path><draw:path draw:style-name="gr4" draw:text-style-name="P37" svg:width="0.0815in" svg:height="0.1504in" svg:x="0in" svg:y="0in" svg:viewBox="0 0 208 383" svg:d="M208 29c0-19-19-29-36-29-14 0-41 7-54 49-1 9-2 14-12 67-10 0-19 0-29 0-8 0-13 0-13 8 0 5 3 5 12 5 8 0 18 0 28 0-11 55-22 110-32 165-8 41-15 80-37 80-1 0-12 0-21-8 21-1 25-16 25-22 0-10-9-15-16-15-11 0-23 9-23 25 0 20 18 29 35 29 23 0 40-25 48-41 13-26 23-78 23-80 8-45 16-88 24-133 12 0 24 0 36 0 9 0 13 0 13-8 0-5-4-5-12-5-10 0-23 0-35 0 5-24 5-24 10-48 1-9 7-39 10-44 3-8 11-14 20-14 1 0 12 0 21 7-20 1-23 17-23 23 0 9 7 14 15 14 11 0 23-8 23-25z"><text:p/></draw:path></draw:g></draw:g></text:span><text:span text:style-name="T26">, שכן על־פי הגדרת פונקציה הופכית, פונקציה זו היא הפונקציה אשר מקשרת כל איבר מהטווח לאיבר המגיע אליו עם הפונקציה המקורית. לכן </text:span><text:span text:style-name="T26"><draw:g text:anchor-type="as-char" svg:y="-0.1366in" draw:z-index="143" draw:name="Shape159" draw:style-name="gr1"><svg:title>TexMaths</svg:title><svg:desc>12§display§f^{-1} \langle m, n \rangle = \langle m, 2m - n \rangle§svg§600§FALSE§</svg:desc><draw:g draw:style-name="gr2"><draw:path draw:style-name="gr3" draw:text-style-name="P36" svg:width="1.7744in" svg:height="0.1602in" svg:x="-0.0004in" svg:y="0.0083in" svg:viewBox="0 0 4508 408" svg:d="M0 0c1502 0 3006 0 4508 0 0 136 0 272 0 408-1502 0-3006 0-4508 0 0-136 0-272 0-408z"><text:p/></draw:path><draw:path draw:style-name="gr4" draw:text-style-name="P37" svg:width="0.0823in" svg:height="0.1492in" svg:x="0in" svg:y="0.0201in" svg:viewBox="0 0 210 380" svg:d="M210 29c0-19-19-29-37-29-15 0-41 7-53 49-2 8-4 13-14 66-10 0-20 0-29 0s-13 0-13 8c0 5 4 5 12 5 9 0 18 0 27 0-11 55-20 110-31 165-7 41-14 79-37 79-1 0-12 0-19-8 19-2 22-16 22-23 0-10-7-14-15-14-11 0-23 9-23 25 0 19 18 28 35 28 24 0 41-24 48-40 13-27 24-77 24-80 8-43 17-88 25-132 12 0 24 0 36 0 8 0 13 0 13-8 0-5-5-5-12-5-12 0-23 0-35 0 5-24 5-23 9-48 2-8 8-38 11-43 3-8 10-14 19-14 2 0 13 0 21 7-19 2-22 16-22 22 0 10 7 15 15 15 11 0 23-9 23-25z"><text:p/></draw:path><draw:path draw:style-name="gr4" draw:text-style-name="P37" svg:width="0.0768in" svg:height="0.0043in" svg:x="0.0941in" svg:y="0.0457in" svg:viewBox="0 0 196 12" svg:d="M196 6c0-4-3-6-6-6-62 0-124 0-185 0-3 0-5 2-5 6 0 2 2 6 5 6 61 0 123 0 185 0 3 0 6-4 6-6z"><text:p/></draw:path><draw:path draw:style-name="gr4" draw:text-style-name="P37" svg:width="0.0417in" svg:height="0.0764in" svg:x="0.1906in" svg:y="0in" svg:viewBox="0 0 107 195" svg:d="M107 195c0-4 0-7 0-11-4 0-7 0-11 0-29 0-29-3-29-13 0-55 0-109 0-163 0-8-1-8-9-8-20 18-46 19-58 19 0 4 0 7 0 11 7 0 26 0 43-8 0 50 0 99 0 149 0 10 0 13-30 13-3 0-7 0-11 0 0 4 0 7 0 11 17-1 35-1 52-1 18 0 35 0 53 1z"><text:p/></draw:path><draw:path draw:style-name="gr4" draw:text-style-name="P37" svg:width="0.0374in" svg:height="0.1646in" svg:x="0.2701in" svg:y="0.0138in" svg:viewBox="0 0 96 419" svg:d="M96 410c0-1 0-2-1-2-25-66-52-132-77-197 25-67 52-133 77-199 1-1 1-2 1-4 0-4-4-8-8-8s-8 2-9 6c-26 67-51 134-78 201-1 1-1 2-1 4 0 1 0 1 1 2 27 66 52 133 78 200 1 3 5 6 9 6s8-4 8-9z"><text:p/></draw:path><draw:path draw:style-name="gr4" draw:text-style-name="P37" svg:width="0.135in" svg:height="0.0744in" svg:x="0.3217in" svg:y="0.0638in" svg:viewBox="0 0 344 190" svg:d="M344 126c0-4-3-4-4-4-4 0-4 1-6 7-6 23-21 52-44 52-7 0-9-4-9-14s3-20 7-29c8-22 25-69 25-93 0-27-17-45-48-45s-53 19-68 41c-1-5-3-19-15-30-9-9-24-11-33-11-39 0-59 28-66 37-3-24-21-37-40-37s-26 17-31 24c-7 15-12 39-12 41 0 4 4 3 5 4 3 0 5-1 7-9 7-30 16-50 30-50 7 0 13 3 13 19 0 9-1 13-6 36-8 32-17 64-25 96-1 6-4 16-4 18 0 8 6 11 12 11 5 0 14-3 16-12 1 0 6-20 8-31 4-13 6-25 10-37 2-10 5-19 7-29 1-7 4-13 5-20 6-13 29-51 68-51 20 0 23 15 23 29 0 10-2 22-6 35-3 16-8 31-12 48-3 16-5 18-8 32-1 9-5 23-5 25 0 8 6 11 12 11 13 0 16-11 19-24 9-33 17-67 25-100 2-6 24-56 70-56 18 0 23 14 23 29 0 24-18 72-27 94-3 11-6 14-6 23 0 20 16 34 35 34 40 0 55-61 55-64z"><text:p/></draw:path><draw:path draw:style-name="gr4" draw:text-style-name="P37" svg:width="0.0189in" svg:height="0.0492in" svg:x="0.4768in" svg:y="0.1193in" svg:viewBox="0 0 49 126" svg:d="M49 44c0-27-11-44-26-44s-23 11-23 23c0 10 8 21 23 21 5 0 9-1 14-5 1-1 1-1 3-1 0 3 0 0 0 6 0 31-14 56-28 71-5 3-5 5-5 6 0 3 1 5 4 5 5 0 38-33 38-82z"><text:p/></draw:path><draw:path draw:style-name="gr4" draw:text-style-name="P37" svg:width="0.0898in" svg:height="0.0744in" svg:x="0.5409in" svg:y="0.0638in" svg:viewBox="0 0 229 190" svg:d="M229 126c0-4-5-4-6-4-3 0-3 1-6 7-8 29-21 52-43 52-7 0-10-4-10-14s4-20 8-29c8-23 26-69 26-93 0-28-18-45-49-45-37 0-59 28-66 37-1-24-19-37-39-37-19 0-27 17-31 24-7 14-13 39-13 41 0 4 4 3 5 4 5 0 5-1 7-9 7-30 16-50 31-50 9 0 13 6 13 19 0 9-1 13-7 36-8 32-15 64-24 96-1 6-3 16-3 18 0 8 6 11 12 11 4 0 13-3 15-12 3-11 6-20 9-31 2-13 6-25 8-37 2-10 6-19 7-29 3-7 4-13 6-20 6-13 29-51 69-51 19 0 22 15 22 29 0 26-20 79-27 97-4 10-4 16-4 20 0 20 15 34 35 34 40 0 55-61 55-64z"><text:p/></draw:path><draw:path draw:style-name="gr4" draw:text-style-name="P37" svg:width="0.0374in" svg:height="0.1646in" svg:x="0.6445in" svg:y="0.0138in" svg:viewBox="0 0 96 419" svg:d="M96 211c0-2 0-3 0-4-26-67-53-134-79-201-1-4-5-6-9-6-3 0-8 4-8 8 0 2 0 3 1 4 25 66 52 132 77 199-25 65-52 131-77 197-1 0-1 1-1 2 0 5 5 9 8 9 4 0 8-3 9-6 26-67 53-134 79-200 0-1 0-1 0-2z"><text:p/></draw:path><draw:path draw:style-name="gr4" draw:text-style-name="P37" svg:width="0.1102in" svg:height="0.0382in" svg:x="0.7559in" svg:y="0.076in" svg:viewBox="0 0 281 98" svg:d="M281 8c0-4-4-8-9-8-87 0-176 0-264 0-4 0-8 4-8 8s4 9 8 9c88 0 177 0 264 0 5 0 9-5 9-9zM281 90c0-5-4-9-9-9-87 0-176 0-264 0-4 0-8 4-8 9s4 8 8 8c88 0 177 0 264 0 5 0 9-3 9-8z"><text:p/></draw:path><draw:path draw:style-name="gr4" draw:text-style-name="P37" svg:width="0.037in" svg:height="0.1646in" svg:x="0.9398in" svg:y="0.0138in" svg:viewBox="0 0 95 419" svg:d="M95 410c0-1 0-1 0-2-27-66-52-132-78-197 26-67 51-133 78-199 0-1 0-2 0-4 0-4-4-8-9-8-3 0-7 2-8 6-26 67-52 134-78 201 0 1 0 2 0 4 0 1 0 1 0 2 26 66 52 133 78 200 1 3 5 6 8 6 5 0 9-4 9-9z"><text:p/></draw:path><draw:path draw:style-name="gr4" draw:text-style-name="P37" svg:width="0.1358in" svg:height="0.0744in" svg:x="0.9906in" svg:y="0.0638in" svg:viewBox="0 0 346 190" svg:d="M346 126c0-4-4-4-6-4-4 0-4 1-6 7-6 23-20 52-44 52-7 0-9-4-9-14s3-20 7-29c8-22 26-69 26-93 0-27-18-45-49-45-32 0-53 19-68 41 0-5-1-19-13-30-11-9-24-11-35-11-39 0-59 28-66 37-3-24-19-37-39-37-19 0-27 17-31 24-7 15-13 39-13 41 0 4 4 3 5 4 5 0 5-1 7-9 7-30 16-50 31-50 6 0 13 3 13 19 0 9-1 13-7 36-8 32-15 64-24 96-1 6-3 16-3 18 0 8 4 11 12 11 4 0 12-3 15-12 3-11 5-20 7-31 4-13 6-25 10-37 2-10 5-19 7-29 3-7 4-13 6-20 6-13 29-51 69-51 19 0 22 15 22 29 0 10-3 22-6 35-3 16-8 31-12 48-4 16-4 18-8 32-2 9-6 23-6 25 0 8 6 11 12 11 13 0 16-11 19-24 9-33 17-67 25-100 2-6 24-56 70-56 18 0 23 14 23 29 0 24-18 72-27 94-3 11-4 14-4 23 0 20 14 34 34 34 40 0 56-61 56-64z"><text:p/></draw:path><draw:path draw:style-name="gr4" draw:text-style-name="P37" svg:width="0.0193in" svg:height="0.0492in" svg:x="1.1457in" svg:y="0.1193in" svg:viewBox="0 0 50 126" svg:d="M50 44c0-27-10-44-27-44-15 0-23 11-23 23 0 10 8 21 23 21 5 0 11-1 14-5 1-1 1-1 3-1 0 3 1 0 1 6 0 31-15 56-29 71-5 3-5 5-5 6 0 3 3 5 5 5 4 0 38-33 38-82z"><text:p/></draw:path><draw:path draw:style-name="gr4" draw:text-style-name="P37" svg:width="0.0657in" svg:height="0.1091in" svg:x="1.2138in" svg:y="0.0283in" svg:viewBox="0 0 168 278" svg:d="M168 206c-4 0-7 0-11 0-1 13-5 30-8 37-4 2-31 2-41 2-25 0-50 0-76 0 15-14 30-27 45-42 66-57 91-80 91-122 0-48-37-81-89-81-48 0-79 38-79 75 0 24 22 24 23 24 7 0 21-4 21-22 0-11-7-22-22-22-3 0-4 0-5 0 9-26 32-42 56-42 39 0 57 34 57 68s-21 67-45 92c-26 30-54 59-80 89-5 5-5 6-5 16 52 0 104 0 156 0 4-24 8-48 12-72z"><text:p/></draw:path><draw:path draw:style-name="gr4" draw:text-style-name="P37" svg:width="0.1358in" svg:height="0.0744in" svg:x="1.2929in" svg:y="0.0638in" svg:viewBox="0 0 346 190" svg:d="M346 126c0-4-4-4-5-4-5 0-5 1-6 7-7 23-21 52-43 52-8 0-11-4-11-14s5-20 8-29c7-22 25-69 25-93 0-27-16-45-48-45s-54 19-69 41c0-5-1-19-13-30-11-9-24-11-35-11-37 0-58 28-65 37-2-24-20-37-40-37-19 0-27 17-31 24-7 15-13 39-13 41 0 4 4 3 6 4 4 0 4-1 7-9 7-30 16-50 30-50 7 0 13 3 13 19 0 9-1 13-7 36-8 32-15 64-24 96-1 6-3 16-3 18 0 8 6 11 12 11 4 0 13-3 15-12 3-11 6-20 9-31 3-13 6-25 9-37 3-10 5-19 6-29 3-7 4-13 6-20 6-13 29-51 69-51 19 0 22 15 22 29 0 10-2 22-6 35-3 16-8 31-12 48-3 16-4 18-8 32-1 9-5 23-5 25 0 8 6 11 12 11 13 0 16-11 19-24 9-33 17-67 26-100 1-6 22-56 69-56 18 0 23 14 23 29 0 24-18 72-26 94-4 11-6 14-6 23 0 20 15 34 34 34 40 0 56-61 56-64z"><text:p/></draw:path><draw:path draw:style-name="gr4" draw:text-style-name="P37" svg:width="0.1102in" svg:height="0.0063in" svg:x="1.4803in" svg:y="0.0929in" svg:viewBox="0 0 281 17" svg:d="M281 8c0-4-4-8-9-8-87 0-176 0-264 0-3 0-8 4-8 8 0 5 5 9 8 9 88 0 177 0 264 0 5 0 9-4 9-9z"><text:p/></draw:path><draw:path draw:style-name="gr4" draw:text-style-name="P37" svg:width="0.0898in" svg:height="0.0744in" svg:x="1.6417in" svg:y="0.0638in" svg:viewBox="0 0 229 190" svg:d="M229 126c0-4-3-4-5-4-4 0-4 1-7 7-8 29-21 52-43 52-7 0-10-4-10-14s4-20 8-29c8-23 26-69 26-93 0-28-18-45-49-45-37 0-58 28-65 37-2-24-20-37-40-37-19 0-27 17-31 24-7 14-13 39-13 41 0 4 4 3 6 4 4 0 4-1 7-9 7-30 16-50 30-50 9 0 13 6 13 19 0 9-1 13-7 36-8 32-15 64-24 96-1 6-3 16-3 18 0 8 6 11 12 11 4 0 13-3 15-12 3-11 6-20 9-31 3-13 6-25 9-37 3-10 5-19 6-29 3-7 4-13 6-20 6-13 29-51 69-51 19 0 22 15 22 29 0 26-20 79-27 97-4 10-4 16-4 20 0 20 15 34 35 34 40 0 55-61 55-64z"><text:p/></draw:path><draw:path draw:style-name="gr4" draw:text-style-name="P37" svg:width="0.037in" svg:height="0.1646in" svg:x="1.7457in" svg:y="0.0138in" svg:viewBox="0 0 95 419" svg:d="M95 211c0-2 0-3 0-4-27-67-53-134-79-201-2-4-5-6-8-6-4 0-8 4-8 8 0 2 0 3 0 4 26 66 52 132 78 199-26 65-52 131-78 197 0 1 0 1 0 2 0 5 4 9 8 9 3 0 6-3 8-6 26-67 52-134 79-200 0-1 0-1 0-2z"><text:p/></draw:path></draw:g></draw:g></text:span><text:span text:style-name="T26">.</text:span></text:p>
      <text:h text:style-name="P32" text:outline-level="2">סעיף ב’</text:h>
      <text:p text:style-name="P25">תהיה הפונקציה <draw:g text:anchor-type="as-char" svg:y="-0.1126in" draw:z-index="144" draw:name="Shape160" draw:style-name="gr1"><svg:title>TexMaths</svg:title><svg:desc>12§display§g: N \times Z \to N \times Z§svg§600§FALSE§</svg:desc><draw:g draw:style-name="gr2"><draw:path draw:style-name="gr3" draw:text-style-name="P36" svg:width="1.4142in" svg:height="0.1287in" svg:x="0.0055in" svg:y="0.0087in" svg:viewBox="0 0 3593 328" svg:d="M0 0c1198 0 2395 0 3593 0 0 109 0 219 0 328-1198 0-2395 0-3593 0 0-109 0-219 0-328z"><text:p/></draw:path><draw:path draw:style-name="gr4" draw:text-style-name="P37" svg:width="0.076in" svg:height="0.1063in" svg:x="-0.0004in" svg:y="0.0398in" svg:viewBox="0 0 194 271" svg:d="M194 20c0-7-6-12-13-12-3 0-15 4-17 18-7-14-22-26-39-26-48 0-100 59-100 120 0 42 25 66 55 66 26 0 46-19 50-24-5 18-9 36-14 54-2 5-15 45-61 45-7 0-21 0-33-3 13-4 18-15 18-22s-5-15-17-15c-9 0-23 8-23 25s16 25 56 25c53 0 83-32 89-58 16-61 31-123 47-185 1-3 2-5 2-8zM160 46c0 2-2 4-2 6-7 26-13 52-20 80-2 11-12 21-22 30-9 7-21 14-34 14-21 0-27-21-27-38 0-21 12-70 23-91 12-21 30-37 48-37 28 0 34 33 34 36z"><text:p/></draw:path><draw:path draw:style-name="gr4" draw:text-style-name="P37" svg:width="0.0169in" svg:height="0.0567in" svg:x="0.1409in" svg:y="0.0425in" svg:viewBox="0 0 44 145" svg:d="M44 23c0-12-9-23-21-23s-23 11-23 23 11 23 23 23 21-11 21-23zM44 122c0-12-9-21-21-21s-23 9-23 21 11 23 23 23 21-11 21-23z"><text:p/></draw:path><draw:path draw:style-name="gr4" draw:text-style-name="P37" svg:width="0.1394in" svg:height="0.1118in" svg:x="0.2252in" svg:y="0in" svg:viewBox="0 0 355 285" svg:d="M355 5c-2-1 0-5-6-5-13 0-29 1-42 1-14 0-30-1-43-1-2 0-8 0-8 8 0 5 4 5 8 5 24 0 29 10 29 18 0 1-1 9-1 10-16 61-33 123-48 184-32-72-62-145-93-217-3-8-5-8-14-8-19 0-37 0-57 0-8 0-12 0-12 8 0 5 4 5 12 5 3 0 29 0 29 4-19 74-37 150-56 224-5 17-12 30-46 31-2 0-7 1-7 9 0 3 2 4 5 4 14 0 29-1 43-1s29 1 43 1c3 0 7 0 7-8 0-4-3-5-8-5-24 0-28-9-28-18 0-3 0-5 2-9 19-74 37-148 56-221 1 2 1 4 4 7 34 83 69 164 104 247 4 7 5 7 8 7 5 0 5-1 8-8 19-78 39-155 58-233 4-16 12-30 46-31 1 0 7 0 7-8z"><text:p/></draw:path><draw:path draw:style-name="gr4" draw:text-style-name="P37" svg:width="0.0795in" svg:height="0.0787in" svg:x="0.4307in" svg:y="0.0319in" svg:viewBox="0 0 203 201" svg:d="M201 199c3-4 3-9 0-12-29-29-58-58-88-87 30-28 59-57 88-87 3-4 3-9 0-12-4-1-9-1-12 0-29 30-58 59-88 87-29-28-58-57-86-87-4-1-10-1-12 0-4 3-4 8 0 12 29 30 57 59 86 87-29 29-57 58-86 87-4 3-4 8 0 12 2 3 8 3 12 0 28-29 57-59 86-88 30 29 59 59 88 88 3 3 8 3 12 0z"><text:p/></draw:path><draw:path draw:style-name="gr4" draw:text-style-name="P37" svg:width="0.1102in" svg:height="0.1118in" svg:x="0.5819in" svg:y="0in" svg:viewBox="0 0 281 285" svg:d="M281 4c0-4-3-4-11-4-59 0-119 0-178 0-10 0-10 0-13 8-7 26-15 51-23 76-1 2-1 4-1 6 1 1 0 5 5 5 4 0 5-4 5-5 17-49 38-77 104-77 23 0 46 0 69 0-78 88-158 174-236 262-1 2-2 6-2 7 0 3 4 3 11 3 61 0 122 0 183 0 10 0 11 0 14-8 9-30 20-61 30-91 0-3 1-5 1-6 0-3-1-5-5-5-5 0-5 1-7 10-19 56-40 86-111 86-24 0-48 0-72 0 78-86 158-174 236-261 0-2 1-4 1-6z"><text:p/></draw:path><draw:path draw:style-name="gr4" draw:text-style-name="P37" svg:width="0.1465in" svg:height="0.085in" svg:x="0.7528in" svg:y="0.028in" svg:viewBox="0 0 373 217" svg:d="M373 109c0-2-2-5-5-6-24-8-42-25-57-43-11-16-21-34-24-54-1-4-5-6-9-6s-8 4-8 8v2c5 22 14 43 28 60 9 12 20 22 33 31-108 0-215 0-323 0-4 0-8 3-8 8s4 8 8 8c108 0 215 0 323 0-13 9-24 18-33 30-14 18-23 39-28 59 0 1 0 1 0 3 0 4 4 8 8 8s8-4 9-7c3-19 13-37 24-52 15-19 33-36 57-44 3 0 5-3 5-5z"><text:p/></draw:path><draw:path draw:style-name="gr4" draw:text-style-name="P37" svg:width="0.1394in" svg:height="0.1118in" svg:x="0.9614in" svg:y="0in" svg:viewBox="0 0 355 285" svg:d="M355 5c-2-1 0-5-6-5-13 0-29 1-42 1-14 0-30-1-43-1-2 0-7 0-7 8 0 5 3 5 7 5 24 0 29 10 29 18 0 1-1 9-1 10-16 61-33 123-48 184-32-72-62-145-93-217-3-8-3-8-14-8-19 0-37 0-57 0-8 0-12 0-12 8 0 5 4 5 12 5 3 0 29 0 29 4-19 74-37 150-56 224-5 17-12 30-46 31-2 0-7 1-7 9 0 3 2 4 6 4 13 0 28-1 42-1s29 1 43 1c3 0 7 0 7-8 0-4-3-5-8-5-24 0-28-9-28-18 0-3 0-5 2-9 19-74 37-148 56-221 1 2 1 4 4 7 34 83 69 164 104 247 4 7 5 7 8 7 5 0 5-1 8-8 19-78 39-155 58-233 4-16 12-30 46-31 2 0 7 0 7-8z"><text:p/></draw:path><draw:path draw:style-name="gr4" draw:text-style-name="P37" svg:width="0.0795in" svg:height="0.0787in" svg:x="1.1673in" svg:y="0.0319in" svg:viewBox="0 0 203 201" svg:d="M201 199c3-4 3-9 0-12-29-29-58-58-88-87 30-28 59-57 88-87 3-4 3-9 0-12-4-1-9-1-12 0-29 30-58 59-88 87-29-28-57-57-86-87-4-1-10-1-12 0-4 3-4 8 0 12 29 30 57 59 86 87-29 29-57 58-86 87-4 3-4 8 0 12 2 3 8 3 12 0 29-29 57-59 86-88 30 29 59 59 88 88 3 3 8 3 12 0z"><text:p/></draw:path><draw:path draw:style-name="gr4" draw:text-style-name="P37" svg:width="0.1102in" svg:height="0.1118in" svg:x="1.3181in" svg:y="0in" svg:viewBox="0 0 281 285" svg:d="M281 4c0-4-3-4-11-4-59 0-119 0-178 0-9 0-10 0-13 8-7 26-15 51-23 76-1 2-1 4-1 6 1 1 0 5 5 5 4 0 5-4 5-5 17-49 38-77 104-77 23 0 46 0 69 0-78 88-158 174-236 262-1 2-2 6-2 7 0 3 4 3 11 3 61 0 122 0 183 0 10 0 11 0 14-8 9-30 20-61 30-91 0-3 1-5 1-6 0-3-1-5-5-5-5 0-5 1-7 10-19 56-40 86-111 86-24 0-48 0-72 0 78-86 158-174 236-261 0-2 1-4 1-6z"><text:p/></draw:path></draw:g></draw:g>, <draw:g text:anchor-type="as-char" svg:y="-0.1236in" draw:z-index="145" draw:name="Shape161" draw:style-name="gr1"><svg:title>TexMaths</svg:title><svg:desc>12§display§g \langle m, n \rangle = \langle m, m - 2n \rangle§svg§600§FALSE§</svg:desc><draw:g draw:style-name="gr2"><draw:path draw:style-name="gr3" draw:text-style-name="P36" svg:width="1.5965in" svg:height="0.1476in" svg:x="0.0055in" svg:y="0.0087in" svg:viewBox="0 0 4056 376" svg:d="M0 0c1352 0 2704 0 4056 0 0 125 0 251 0 376-1352 0-2704 0-4056 0 0-125 0-251 0-376z"><text:p/></draw:path><draw:path draw:style-name="gr4" draw:text-style-name="P37" svg:width="0.076in" svg:height="0.1059in" svg:x="-0.0004in" svg:y="0.0512in" svg:viewBox="0 0 194 270" svg:d="M194 19c0-7-6-11-13-11-3 0-15 3-17 18-7-15-22-26-39-26-48 0-100 59-100 119 0 42 25 67 55 67 26 0 46-20 50-25v1c-5 18-9 36-14 54-2 4-15 46-61 46-7 0-21-1-33-5 13-3 18-14 18-21 0-8-5-15-17-15-9 0-23 7-23 24s16 25 56 25c53 0 83-32 89-57 16-62 31-124 47-185 1-4 2-5 2-9zM160 46c0 1-2 3-2 6-7 26-13 53-20 80-2 11-12 22-22 29-8 7-21 16-34 16-21 0-27-22-27-39 0-20 12-71 23-91 12-22 30-39 48-39 28 0 34 35 34 38z"><text:p/></draw:path><draw:path draw:style-name="gr4" draw:text-style-name="P37" svg:width="0.037in" svg:height="0.165in" svg:x="0.0988in" svg:y="0in" svg:viewBox="0 0 95 420" svg:d="M95 411c0-1 0-1 0-2-27-66-52-133-78-199 26-67 51-133 78-199 0-1 0-1 0-3 0-4-4-8-9-8-2 0-6 2-7 6-26 67-53 135-79 202 0 0 0 1 0 2v2c26 67 53 134 79 201 1 4 5 7 7 7 5 0 9-4 9-9z"><text:p/></draw:path><draw:path draw:style-name="gr4" draw:text-style-name="P37" svg:width="0.1354in" svg:height="0.0744in" svg:x="0.1496in" svg:y="0.0512in" svg:viewBox="0 0 345 190" svg:d="M345 125c0-4-3-4-4-4-5 0-5 2-6 8-8 22-21 53-44 53-7 0-10-5-10-15 0-11 3-20 8-30 7-22 25-68 25-93 0-26-17-44-48-44-32 0-54 18-69 41 0-6-1-21-13-30-11-9-24-11-35-11-37 0-59 26-66 36-1-24-19-36-39-36-19 0-27 16-31 24-7 14-13 40-13 41 0 4 4 2 5 4 5 0 5 0 7-10 7-30 16-51 31-51 7 0 13 4 13 21 0 8-1 13-7 35-8 32-15 65-24 97-1 6-3 16-3 18 0 7 6 11 12 11 4 0 13-2 15-11 0-1 6-22 9-31 2-13 6-27 8-39 4-9 6-18 7-27 3-7 4-15 6-22 6-13 29-52 69-52 19 0 22 16 22 30 0 11-2 23-6 35-3 16-8 33-12 50-3 15-4 18-8 31-1 8-5 23-5 25 0 7 5 11 12 11 13 0 16-10 19-24 9-34 17-67 26-101 1-5 22-57 69-57 18 0 23 15 23 30 0 25-18 73-26 94-4 11-6 16-6 24 0 19 14 34 34 34 40 0 55-61 55-65z"><text:p/></draw:path><draw:path draw:style-name="gr4" draw:text-style-name="P37" svg:width="0.0189in" svg:height="0.0492in" svg:x="0.3051in" svg:y="0.1059in" svg:viewBox="0 0 49 126" svg:d="M49 44c0-27-11-44-27-44-14 0-22 11-22 23 0 11 8 23 22 23 6 0 10-3 15-6 1-2 1-2 1-2 0 3 2 0 2 6 0 32-15 57-29 71-5 4-5 5-5 6 0 4 2 5 5 5 5 0 38-32 38-82z"><text:p/></draw:path><draw:path draw:style-name="gr4" draw:text-style-name="P37" svg:width="0.0894in" svg:height="0.0744in" svg:x="0.3693in" svg:y="0.0512in" svg:viewBox="0 0 228 190" svg:d="M228 125c0-4-4-4-5-4-3 0-3 2-6 8-8 28-23 53-43 53-7 0-10-5-10-15 0-11 4-20 8-30 8-22 25-68 25-93 0-27-18-44-48-44-39 0-59 26-66 36-3-23-19-36-39-36-19 0-27 16-31 24-7 14-13 39-13 41 0 4 4 2 5 4 5 0 5 0 7-10 7-30 16-51 31-51 9 0 13 6 13 21 0 8-1 13-7 35-8 32-15 65-24 97-1 6-3 16-3 18 0 7 6 11 12 11 4 0 12-2 15-11 0-1 5-22 7-31 4-13 6-27 10-39 2-9 5-18 7-27 3-7 4-15 6-22 6-13 29-52 69-52 19 0 22 16 22 30 0 27-20 80-27 99-4 10-4 14-4 19 0 19 15 34 34 34 39 0 55-61 55-65z"><text:p/></draw:path><draw:path draw:style-name="gr4" draw:text-style-name="P37" svg:width="0.0374in" svg:height="0.165in" svg:x="0.4728in" svg:y="0in" svg:viewBox="0 0 96 420" svg:d="M96 210c0-1 0-2-1-2-27-67-52-135-78-202-1-4-5-6-9-6s-8 4-8 8c0 2 0 3 1 3 25 66 52 132 77 199-25 66-52 133-77 199-1 0-1 1-1 2 0 5 4 9 8 9s8-3 9-7c26-67 51-134 78-201 1 0 1-2 1-2z"><text:p/></draw:path><draw:path draw:style-name="gr4" draw:text-style-name="P37" svg:width="0.1102in" svg:height="0.0386in" svg:x="0.5843in" svg:y="0.0634in" svg:viewBox="0 0 281 99" svg:d="M281 8c0-4-5-8-9-8-87 0-176 0-264 0-4 0-8 4-8 8 0 5 4 9 8 9 88 0 177 0 264 0 4 0 9-4 9-9zM281 90c0-5-5-8-9-8-87 0-176 0-264 0-4 0-8 3-8 8s4 9 8 9c88 0 177 0 264 0 4 0 9-4 9-9z"><text:p/></draw:path><draw:path draw:style-name="gr4" draw:text-style-name="P37" svg:width="0.037in" svg:height="0.165in" svg:x="0.7685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4in" svg:height="0.0744in" svg:x="0.8189in" svg:y="0.0512in" svg:viewBox="0 0 345 190" svg:d="M345 125c0-4-4-4-6-4-3 0-3 2-6 8-6 22-19 53-43 53-7 0-9-5-9-15 0-11 3-20 7-30 8-22 26-68 26-93 0-26-18-44-49-44-32 0-53 18-68 41 0-6-1-21-13-30-11-9-24-11-35-11-39 0-59 26-66 36-3-24-19-36-39-36-19 0-27 16-31 24-8 14-13 40-13 41 0 4 4 2 5 4 5 0 5 0 7-10 7-30 16-51 31-51 6 0 13 4 13 21 0 8-2 13-7 35-8 32-15 65-24 97-2 6-5 16-5 18 0 7 6 11 14 11 4 0 12-2 15-11 0-1 5-22 7-31 4-13 6-27 10-39 2-9 5-18 7-27 3-7 4-15 6-22 6-13 28-52 69-52 19 0 22 16 22 30 0 11-3 23-6 35-3 16-8 33-12 50-4 15-4 18-8 31-2 8-6 23-6 25 0 7 6 11 12 11 13 0 16-10 19-24 9-34 17-67 25-101 2-5 24-57 70-57 18 0 23 15 23 30 0 25-18 73-27 94-3 11-4 16-4 24 0 19 14 34 34 34 40 0 55-61 55-65z"><text:p/></draw:path><draw:path draw:style-name="gr4" draw:text-style-name="P37" svg:width="0.0189in" svg:height="0.0492in" svg:x="0.974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37" svg:width="0.135in" svg:height="0.0744in" svg:x="1.0386in" svg:y="0.0512in" svg:viewBox="0 0 344 190" svg:d="M344 125c0-4-3-4-5-4-3 0-3 2-6 8-6 22-20 53-43 53-7 0-9-5-9-15 0-11 3-20 7-30 8-22 25-68 25-93 0-26-17-44-48-44s-53 18-68 41c-1-6-3-21-15-30-9-9-24-11-33-11-39 0-59 26-66 36-3-24-21-36-40-36s-26 16-31 24c-7 14-12 40-12 41 0 4 4 2 5 4 3 0 5 0 7-10 7-30 16-51 30-51 7 0 13 4 13 21 0 8-1 13-6 35-8 32-17 65-25 97-1 6-4 16-4 18 0 7 6 11 12 11s14-2 16-11c1-1 6-22 8-31 4-13 6-27 10-39 2-9 5-18 7-27 1-7 4-15 5-22 7-13 29-52 70-52 18 0 22 16 22 30 0 11-3 23-7 35-3 16-8 33-12 50-3 15-3 18-8 31-1 8-5 23-5 25 0 7 6 11 12 11 13 0 16-10 19-24 9-34 17-67 25-101 2-5 24-57 70-57 18 0 23 15 23 30 0 25-18 73-27 94-3 11-4 16-4 24 0 19 14 34 33 34 40 0 55-61 55-65z"><text:p/></draw:path><draw:path draw:style-name="gr4" draw:text-style-name="P37" svg:width="0.1102in" svg:height="0.0063in" svg:x="1.2256in" svg:y="0.0795in" svg:viewBox="0 0 281 17" svg:d="M281 8c0-4-4-8-9-8-87 0-176 0-264 0-4 0-8 4-8 8 0 5 4 9 8 9 88 0 177 0 264 0 5 0 9-4 9-9z"><text:p/></draw:path><draw:path draw:style-name="gr4" draw:text-style-name="P37" svg:width="0.0657in" svg:height="0.1098in" svg:x="1.3906in" svg:y="0.0138in" svg:viewBox="0 0 168 280" svg:d="M168 208c-4 0-7 0-11 0-1 11-5 30-8 36-4 4-31 4-41 4-25 0-50 0-76 0 15-15 30-29 45-44 66-57 91-80 91-122 0-48-37-82-89-82-48 0-79 40-79 77 0 23 22 23 23 23 7 0 21-5 21-22 0-11-7-22-22-22-4 0-4 0-5 0 9-27 32-43 56-43 39 0 57 35 57 69 0 33-21 67-45 93-26 31-54 59-80 89-5 4-5 5-5 16 52 0 104 0 156 0 4-24 8-48 12-72z"><text:p/></draw:path><draw:path draw:style-name="gr4" draw:text-style-name="P37" svg:width="0.0898in" svg:height="0.0744in" svg:x="1.4697in" svg:y="0.0512in" svg:viewBox="0 0 229 190" svg:d="M229 125c0-4-3-4-5-4-4 0-4 2-7 8-8 28-21 53-43 53-7 0-10-5-10-15 0-11 4-20 8-30 8-22 26-68 26-93 0-27-18-44-49-44-37 0-58 26-65 36-2-23-20-36-40-36-19 0-27 16-31 24-7 14-13 39-13 41 0 4 4 2 6 4 4 0 4 0 7-10 6-30 16-51 30-51 9 0 13 6 13 21 0 8-1 13-7 35-8 32-15 65-24 97-1 6-3 16-3 18 0 7 6 11 12 11 4 0 13-2 15-11 0-1 6-22 9-31 2-13 6-27 8-39 4-9 6-18 7-27 3-7 4-15 6-22 6-13 29-52 69-52 19 0 22 16 22 30 0 27-20 80-27 99-4 10-4 14-4 19 0 19 15 34 35 34 40 0 55-61 55-65z"><text:p/></draw:path><draw:path draw:style-name="gr4" draw:text-style-name="P37" svg:width="0.037in" svg:height="0.165in" svg:x="1.5736in" svg:y="0in" svg:viewBox="0 0 95 420" svg:d="M95 210c0-1 0-2 0-2-27-67-53-135-79-202-2-4-5-6-8-6-4 0-8 4-8 8 0 2 0 2 0 3 26 66 52 132 78 199-26 66-52 133-78 199 0 1 0 1 0 2 0 5 4 9 8 9 3 0 6-3 8-7 26-67 52-134 79-201z"><text:p/></draw:path></draw:g></draw:g>. <text:span text:style-name="T27">נוכיח ש־</text:span><text:span text:style-name="T27"><draw:g text:anchor-type="as-char" svg:y="-0.0728in" draw:z-index="146" draw:name="Shape162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27"> איננה פונקציה הפיכה. </text:span><text:span text:style-name="T28">כאמור בסעיף א’, פונקציה הפיכה אם היא חד־חד ערכית ועל, לכן כדי להוכיח שהפונקציה </text:span><text:span text:style-name="T28"><draw:g text:anchor-type="as-char" svg:y="-0.0728in" draw:z-index="147" draw:name="Shape163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28"><text:s/>איננה הפיכה כל שעלינו לעשות הוא להראות שהיא איננה חד־חד ערכית או על.</text:span></text:p>
      <text:p text:style-name="P25"><text:span text:style-name="T29">נראה ש־</text:span><text:span text:style-name="T29"><draw:g text:anchor-type="as-char" svg:y="-0.0728in" draw:z-index="148" draw:name="Shape164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29"> איננה על. ננסה למצוא </text:span><text:span text:style-name="T29"><draw:g text:anchor-type="as-char" svg:y="-0.1236in" draw:z-index="149" draw:name="Shape165" draw:style-name="gr1"><svg:title>TexMaths</svg:title><svg:desc>12§display§\langle m, n \rangle§svg§600§FALSE§</svg:desc><draw:g draw:style-name="gr2"><draw:path draw:style-name="gr3" draw:text-style-name="P36" svg:width="0.4122in" svg:height="0.1476in" svg:x="-0.0004in" svg:y="0.0087in" svg:viewBox="0 0 1048 376" svg:d="M0 0c349 0 698 0 1048 0 0 125 0 251 0 376-350 0-699 0-1048 0 0-125 0-251 0-376z"><text:p/></draw:path><draw:path draw:style-name="gr4" draw:text-style-name="P37" svg:width="0.037in" svg:height="0.165in" svg:x="0.0094in" svg:y="0in" svg:viewBox="0 0 95 420" svg:d="M95 411c0-1 0-1 0-2-27-66-52-133-78-199 26-67 51-133 78-199 0-1 0-1 0-3 0-4-4-8-9-8-3 0-7 2-8 6-26 67-52 135-78 202 0 0 0 1 0 2v2c26 67 52 134 78 201 1 4 5 7 8 7 5 0 9-4 9-9z"><text:p/></draw:path><draw:path draw:style-name="gr4" draw:text-style-name="P37" svg:width="0.1358in" svg:height="0.0744in" svg:x="0.0606in" svg:y="0.0512in" svg:viewBox="0 0 346 190" svg:d="M346 125c0-4-5-4-6-4-4 0-4 2-6 8-6 22-20 53-44 53-7 0-9-5-9-15 0-11 3-20 7-30 8-22 26-68 26-93 0-26-18-44-49-44s-53 18-68 41c0-6-3-21-13-30-11-9-24-11-35-11-39 0-59 26-66 36-3-24-19-36-39-36-19 0-27 16-31 24-8 14-13 40-13 41 0 4 4 2 5 4 5 0 5 0 7-10 7-30 16-51 31-51 6 0 13 4 13 21 0 8-2 13-7 35-8 32-15 65-24 97-2 6-5 16-5 18 0 7 6 11 14 11 4 0 12-2 15-11 0-1 5-22 7-31 4-13 6-27 10-39 2-9 5-18 7-27 3-7 4-15 6-22 6-13 28-52 69-52 19 0 22 16 22 30 0 11-3 23-7 35-3 16-7 33-11 50-4 15-4 18-8 31-2 8-6 23-6 25 0 7 6 11 12 11 13 0 16-10 19-24 9-34 17-67 25-101 2-5 24-57 70-57 18 0 23 15 23 30 0 25-18 73-27 94-3 11-4 16-4 24 0 19 14 34 33 34 41 0 57-61 57-65z"><text:p/></draw:path><draw:path draw:style-name="gr4" draw:text-style-name="P37" svg:width="0.0189in" svg:height="0.0492in" svg:x="0.215in" svg:y="0.1059in" svg:viewBox="0 0 49 126" svg:d="M49 44c0-27-9-44-26-44-15 0-23 11-23 23 0 11 8 23 23 23 5 0 11-3 14-6 1-2 1-2 3-2 0 3 1 0 1 6 0 32-16 57-29 71-5 4-5 5-5 6 0 4 3 5 4 5 5 0 38-32 38-82z"><text:p/></draw:path><draw:path draw:style-name="gr4" draw:text-style-name="P37" svg:width="0.0898in" svg:height="0.0744in" svg:x="0.2791in" svg:y="0.0512in" svg:viewBox="0 0 229 190" svg:d="M229 125c0-4-3-4-5-4-4 0-4 2-7 8-8 28-21 53-43 53-6 0-10-5-10-15 0-11 4-20 8-30 8-22 26-68 26-93 0-27-18-44-49-44-37 0-58 26-65 36-2-23-20-36-40-36-19 0-27 16-31 24-7 14-13 39-13 41 0 4 4 2 6 4 4 0 5 0 7-10 7-30 16-51 30-51 9 0 13 6 13 21 0 8-1 13-6 35-8 32-16 65-25 97-1 6-3 16-3 18 0 7 6 11 12 11 4 0 13-2 15-11 1-1 6-22 9-31 3-13 6-27 9-39 3-9 5-18 7-27 2-7 4-15 5-22 6-13 29-52 69-52 19 0 22 16 22 30 0 27-20 80-26 99-5 10-5 14-5 19 0 19 15 34 35 34 40 0 55-61 55-65z"><text:p/></draw:path><draw:path draw:style-name="gr4" draw:text-style-name="P37" svg:width="0.037in" svg:height="0.165in" svg:x="0.3831in" svg:y="0in" svg:viewBox="0 0 95 420" svg:d="M95 210c0-1 0-2 0-2-27-67-53-135-79-202-2-4-5-6-8-6-4 0-8 4-8 8 0 2 0 2 0 3 26 66 52 132 78 199-26 66-52 133-78 199 0 1 0 1 0 2 0 5 4 9 8 9 3 0 6-3 8-7 26-67 52-134 79-201z"><text:p/></draw:path></draw:g></draw:g></text:span><text:span text:style-name="T29"><text:s/>כך שמתקיים </text:span><text:span text:style-name="T29"><draw:g text:anchor-type="as-char" svg:y="-0.1236in" draw:z-index="150" draw:name="Shape166" draw:style-name="gr1"><svg:title>TexMaths</svg:title><svg:desc>12§display§g \langle m, n \rangle = \langle 1, 0 \rangle§svg§600§FALSE§</svg:desc><draw:g draw:style-name="gr2"><draw:path draw:style-name="gr3" draw:text-style-name="P36" svg:width="1.0854in" svg:height="0.148in" svg:x="0.0055in" svg:y="0.0083in" svg:viewBox="0 0 2758 377" svg:d="M1380 377c-461 0-920 0-1380 0 0-126 0-251 0-377 919 0 1839 0 2758 0 0 126 0 251 0 377-459 0-919 0-1378 0z"><text:p/></draw:path><draw:path draw:style-name="gr4" draw:text-style-name="P37" svg:width="0.076in" svg:height="0.1067in" svg:x="-0.0004in" svg:y="0.0508in" svg:viewBox="0 0 194 272" svg:d="M194 20c0-7-4-12-12-12-4 0-15 4-18 18-7-15-21-26-39-26-48 0-100 59-100 120 0 41 25 66 57 66 24 0 44-19 48-24h1c-5 18-10 36-15 56-1 4-15 44-60 44-8 0-22 0-34-4 13-3 18-14 18-21s-5-15-17-15c-9 0-23 8-23 24 0 17 16 26 56 26 53 0 83-33 90-57 16-62 32-125 47-187 0-3 1-5 1-8zM160 46c0 2-2 4-2 6-7 26-13 53-20 80-2 11-12 22-22 30-8 7-21 15-33 15-22 0-28-22-28-39 0-20 12-69 23-91 12-21 30-37 48-37 28 0 34 33 34 36z"><text:p/></draw:path><draw:path draw:style-name="gr4" draw:text-style-name="P37" svg:width="0.0374in" svg:height="0.1654in" svg:x="0.0988in" svg:y="-0.0004in" svg:viewBox="0 0 96 421" svg:d="M96 412c0-1 0-2-1-3-25-66-52-133-77-199 25-66 52-132 77-198 1-1 1-2 1-4 0-4-5-8-8-8-4 0-8 2-9 6-26 67-51 135-78 202-1 1-1 0-1 2s0 3 1 4c27 66 52 133 78 201 1 3 5 6 9 6 3 0 8-4 8-9z"><text:p/></draw:path><draw:path draw:style-name="gr4" draw:text-style-name="P37" svg:width="0.1358in" svg:height="0.0748in" svg:x="0.1496in" svg:y="0.0508in" svg:viewBox="0 0 346 191" svg:d="M346 126c0-3-4-3-5-3-5 0-5 1-6 7-7 21-21 52-43 52-8 0-11-4-11-14 0-11 3-20 8-30 7-21 25-68 25-92 0-28-16-46-48-46s-54 19-69 41c0-5-1-19-13-30-11-9-24-11-35-11-37 0-58 28-65 37-2-24-20-37-40-37-19 0-27 17-31 24-7 14-13 40-13 41 0 5 4 4 6 5 4 0 4-1 7-10 7-30 16-50 30-50 7 0 13 3 13 19 0 8-1 13-7 35-8 32-15 65-24 97-1 7-3 17-3 19 0 8 6 11 12 11 4 0 13-3 15-12 0-1 6-20 9-31 3-13 6-25 9-37 3-10 5-20 7-29 2-7 4-13 5-21 6-13 29-51 69-51 19 0 22 15 22 28 0 11-2 23-6 37-3 15-8 31-12 48-3 15-4 18-8 32-1 8-5 23-5 25 0 8 6 11 12 11 13 0 16-11 19-24 9-34 17-67 26-101 1-6 22-56 69-56 18 0 23 14 23 28 0 25-18 73-26 95-4 10-6 15-6 23 0 21 15 35 34 35 40 0 56-61 56-65z"><text:p/></draw:path><draw:path draw:style-name="gr4" draw:text-style-name="P37" svg:width="0.0189in" svg:height="0.0492in" svg:x="0.3051in" svg:y="0.1059in" svg:viewBox="0 0 49 126" svg:d="M49 44c0-27-11-44-27-44-14 0-22 11-22 23 0 11 8 21 22 21 6 0 10-1 15-4 1-2 1-2 1-2 0 3 2 0 2 6 0 32-15 57-29 70-5 5-5 6-5 7 0 3 2 5 5 5 5 0 38-32 38-82z"><text:p/></draw:path><draw:path draw:style-name="gr4" draw:text-style-name="P37" svg:width="0.0894in" svg:height="0.0748in" svg:x="0.3693in" svg:y="0.0508in" svg:viewBox="0 0 228 191" svg:d="M228 126c0-3-4-3-5-3-3 0-3 1-6 7-8 29-23 52-43 52-7 0-10-4-10-14 0-11 4-20 8-30 8-23 25-68 25-92 0-29-18-46-48-46-39 0-59 28-66 37-3-24-19-37-39-37-19 0-27 17-31 24-7 14-13 40-13 41 0 5 4 4 5 5 5 0 5-1 7-10 7-30 16-50 31-50 9 0 13 4 13 19 0 8-1 13-7 35-8 32-15 65-24 97-1 7-3 17-3 19 0 8 4 11 12 11 4 0 12-3 15-12 0-1 5-20 7-31 4-13 6-25 10-37 2-10 5-20 7-29 3-7 4-13 6-21 6-13 29-51 69-51 19 0 22 15 22 28 0 27-20 81-27 99-4 10-4 14-4 19 0 21 15 35 34 35 39 0 55-61 55-65z"><text:p/></draw:path><draw:path draw:style-name="gr4" draw:text-style-name="P37" svg:width="0.0374in" svg:height="0.1654in" svg:x="0.4728in" svg:y="-0.0004in" svg:viewBox="0 0 96 421" svg:d="M96 210c0-1 0-1-1-2-27-67-52-135-78-202-1-4-5-6-9-6s-8 4-8 8c0 2 0 3 1 4 25 66 52 132 77 198-25 66-52 133-77 199-1 1-1 2-1 3 0 5 4 9 8 9s8-3 9-6c26-68 51-135 78-201 1-1 1-1 1-4z"><text:p/></draw:path><draw:path draw:style-name="gr4" draw:text-style-name="P37" svg:width="0.1102in" svg:height="0.039in" svg:x="0.5835in" svg:y="0.063in" svg:viewBox="0 0 281 100" svg:d="M281 8c0-3-4-8-9-8-87 0-176 0-264 0-3 0-8 4-8 8s5 10 8 10c88 0 177 0 264 0 5 0 9-5 9-10zM281 91c0-4-4-9-9-9-87 0-176 0-264 0-3 0-8 5-8 9s5 9 8 9c88 0 177 0 264 0 5 0 9-5 9-9z"><text:p/></draw:path><draw:path draw:style-name="gr4" draw:text-style-name="P37" svg:width="0.0374in" svg:height="0.1654in" svg:x="0.7677in" svg:y="-0.0004in" svg:viewBox="0 0 96 421" svg:d="M96 412c0-1 0-2-1-3-25-66-52-133-77-199 25-66 52-132 77-198 1-1 1-2 1-4 0-4-4-8-8-8s-8 2-9 6c-26 67-51 135-78 202-1 1-1 0-1 2s0 3 1 4c27 66 52 133 78 201 1 3 5 6 9 6s8-4 8-9z"><text:p/></draw:path><draw:path draw:style-name="gr4" draw:text-style-name="P37" svg:width="0.0539in" svg:height="0.1094in" svg:x="0.8291in" svg:y="0.0138in" svg:viewBox="0 0 138 279" svg:d="M138 279c0-4 0-9 0-13-5 0-8 0-13 0-37 0-39-5-39-21 0-78 0-156 0-234 0-11 0-11-9-11-27 26-64 26-77 26 0 5 0 9 0 14 8 0 32 0 55-11 0 72 0 144 0 216 0 16-1 21-39 21-5 0-9 0-14 0 0 4 0 9 0 13 15-1 52-1 69-1s53 0 67 1z"><text:p/></draw:path><draw:path draw:style-name="gr4" draw:text-style-name="P37" svg:width="0.0189in" svg:height="0.0492in" svg:x="0.9114in" svg:y="0.1059in" svg:viewBox="0 0 49 126" svg:d="M49 44c0-27-11-44-26-44s-23 11-23 23c0 11 8 21 23 21 5 0 11-1 14-4 1-2 1-2 3-2 0 3 1 0 1 6 0 32-16 57-29 70-5 5-5 6-5 7 0 3 3 5 4 5 5 0 38-32 38-82z"><text:p/></draw:path><draw:path draw:style-name="gr4" draw:text-style-name="P37" svg:width="0.0697in" svg:height="0.113in" svg:x="0.9776in" svg:y="0.0138in" svg:viewBox="0 0 178 288" svg:d="M178 145c0-33-3-67-17-98-19-41-54-47-72-47-25 0-57 11-73 49-14 30-16 63-16 96 0 32 1 70 19 100 18 35 48 43 70 43 23 0 54-8 73-49 13-27 16-60 16-94zM143 141c0 31 0 60-5 86-7 40-31 52-49 52-17 0-42-11-49-51-5-24-5-63-5-87 0-28 0-56 3-78 8-50 40-55 51-55 13 0 41 9 49 50 5 24 5 56 5 83z"><text:p/></draw:path><draw:path draw:style-name="gr4" draw:text-style-name="P37" svg:width="0.0374in" svg:height="0.1654in" svg:x="1.0626in" svg:y="-0.0004in" svg:viewBox="0 0 96 421" svg:d="M96 210c0-1 0-1-1-2-27-67-52-135-78-202-1-4-5-6-9-6-3 0-8 4-8 8 0 2 0 3 1 4 25 66 52 132 77 198-25 66-52 133-77 199-1 1-1 2-1 3 0 5 5 9 8 9 4 0 8-3 9-6 26-68 51-135 78-201 1-1 1-1 1-4z"><text:p/></draw:path></draw:g></draw:g></text:span><text:span text:style-name="T29">, זוג סדור המופיע בטווח. נראה כי </text:span><text:span text:style-name="T29"><draw:g text:anchor-type="as-char" svg:y="-0.222in" draw:z-index="151" draw:name="Shape167" draw:style-name="gr1"><svg:title>TexMaths</svg:title><svg:desc>12§display§g \langle m, n \rangle = \langle m, m - 2n \rangle = \langle 1, 0 \rangle \implies m = 1, m - 2n = 0 \implies n = {1 \over 2} \implies g \langle 1, {1 \over 2} \rangle = \langle 1, 0 \rangle§svg§600§FALSE§</svg:desc><draw:g draw:style-name="gr2"><draw:path draw:style-name="gr3" draw:text-style-name="P36" svg:width="6.3539in" svg:height="0.3193in" svg:x="0.0055in" svg:y="0.0102in" svg:viewBox="0 0 16140 812" svg:d="M8071 812c-2691 0-5380 0-8071 0 0-270 0-542 0-812 5380 0 10760 0 16140 0 0 270 0 542 0 812-2690 0-5380 0-8069 0z"><text:p/></draw:path><draw:path draw:style-name="gr4" draw:text-style-name="P37" svg:width="0.076in" svg:height="0.1071in" svg:x="-0.0004in" svg:y="0.15in" svg:viewBox="0 0 194 273" svg:d="M194 19c0-7-4-11-12-11-4 0-15 3-18 18-7-15-21-26-38-26-49 0-101 59-101 119 0 42 25 67 57 67 24 0 44-20 48-25 0 0 1 0 1 1-5 18-10 36-15 55-1 4-15 46-60 46-8 0-22 0-34-4 13-4 18-15 18-22 0-6-5-15-17-15-9 0-23 7-23 24 0 18 17 27 56 27 53 0 83-34 90-59 16-63 32-125 47-188 0-2 1-3 1-7zM160 46c0 1-2 3-2 6-7 26-13 54-20 80-2 11-12 22-22 29-8 8-21 16-33 16-22 0-28-22-28-39 0-20 12-70 24-91 11-22 29-39 47-39 28 0 34 35 34 38z"><text:p/></draw:path><draw:path draw:style-name="gr4" draw:text-style-name="P37" svg:width="0.0374in" svg:height="0.1661in" svg:x="0.0988in" svg:y="0.0984in" svg:viewBox="0 0 96 423" svg:d="M96 414c0-1 0-2-1-3-25-68-52-134-77-200 25-66 52-133 77-199 1-1 1-1 1-2 0-5-4-10-8-10s-8 2-9 6c-26 67-51 136-78 203-1 0-1 1-1 2 0 2 0 3 1 4 27 67 52 134 78 202 1 3 5 6 9 6s8-5 8-9z"><text:p/></draw:path><draw:path draw:style-name="gr4" draw:text-style-name="P37" svg:width="0.135in" svg:height="0.0748in" svg:x="0.1504in" svg:y="0.15in" svg:viewBox="0 0 344 191" svg:d="M344 126c0-5-3-5-4-5-4 0-4 2-6 8-6 22-21 52-44 52-7 0-9-4-9-14s3-20 7-30c8-22 25-69 25-93 0-27-17-44-48-44s-53 18-68 41c-1-6-3-21-15-30-9-10-24-11-33-11-39 0-59 26-66 36-3-24-21-36-40-36s-26 16-31 24c-7 14-12 40-12 41 0 3 4 2 5 3 3 0 5 0 7-9 7-30 16-51 30-51 7 0 13 4 13 21 0 8-1 13-6 35-8 32-17 65-25 97-1 6-4 16-4 18 0 8 6 12 12 12s14-4 16-12c1-1 6-20 8-31 4-13 6-25 10-39 2-8 5-18 7-27 1-8 4-15 5-22 7-13 29-52 70-52 18 0 22 16 22 30 0 11-3 23-7 35-3 17-8 33-12 50-3 15-3 18-8 32-1 8-5 22-5 24 0 8 6 12 12 12 13 0 16-11 19-24 9-34 17-69 25-102 2-5 24-57 70-57 18 0 23 15 23 30 0 24-18 72-27 95-3 10-4 15-4 23 0 19 14 35 33 35 40 0 55-62 55-65z"><text:p/></draw:path><draw:path draw:style-name="gr4" draw:text-style-name="P37" svg:width="0.0189in" svg:height="0.0492in" svg:x="0.3051in" svg:y="0.2055in" svg:viewBox="0 0 49 126" svg:d="M49 44c0-28-11-44-26-44s-23 10-23 22 8 22 23 22c5 0 11-2 14-6 1 0 1-1 3-1 0 3 1 1 1 7 0 30-16 57-29 70-5 5-5 6-5 7 0 3 3 5 4 5 5 0 38-32 38-82z"><text:p/></draw:path><draw:path draw:style-name="gr4" draw:text-style-name="P37" svg:width="0.0898in" svg:height="0.0748in" svg:x="0.3697in" svg:y="0.15in" svg:viewBox="0 0 229 191" svg:d="M229 126c0-5-3-5-5-5-4 0-4 2-7 8-8 28-21 52-42 52-7 0-11-4-11-14s4-20 8-30c8-22 26-69 26-93 0-27-18-44-49-44-37 0-58 26-65 36-2-23-20-36-40-36-19 0-27 16-31 24-7 14-13 38-13 41s4 2 6 3c4 0 4 0 7-9 7-30 16-51 30-51 9 0 13 6 13 21 0 8-1 13-7 35-8 32-15 65-24 97-1 6-3 16-3 18 0 8 6 12 12 12 4 0 13-4 15-12 0-1 6-20 9-31 3-13 6-25 9-39 3-8 5-18 7-27 2-8 4-15 5-22 6-13 29-52 69-52 19 0 22 16 22 30 0 27-20 81-26 99-5 10-5 14-5 19 0 19 15 35 35 35 40 0 55-62 55-65z"><text:p/></draw:path><draw:path draw:style-name="gr4" draw:text-style-name="P37" svg:width="0.037in" svg:height="0.1661in" svg:x="0.4736in" svg:y="0.0984in" svg:viewBox="0 0 95 423" svg:d="M95 211c0-1 0-2 0-2-27-67-53-136-79-203-2-4-4-6-8-6s-8 5-8 10c0 1 0 1 0 2 26 66 52 133 78 199-26 66-52 132-78 200 0 1 0 2 0 3 0 4 4 9 8 9s6-3 8-6c26-68 52-135 79-202 0-1 0-2 0-4z"><text:p/></draw:path><draw:path draw:style-name="gr4" draw:text-style-name="P37" svg:width="0.1102in" svg:height="0.0382in" svg:x="0.5846in" svg:y="0.163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37in" svg:height="0.1661in" svg:x="0.7689in" svg:y="0.0984in" svg:viewBox="0 0 95 423" svg:d="M95 414c0-1 0-2 0-3-27-68-52-134-78-200 26-66 51-133 78-199 0-1 0-1 0-2 0-5-4-10-9-10-2 0-6 2-7 6-26 67-53 136-79 203 0 0 0 1 0 2 0 2 0 3 0 4 26 67 53 134 79 202 1 3 5 6 7 6 5 0 9-5 9-9z"><text:p/></draw:path><draw:path draw:style-name="gr4" draw:text-style-name="P37" svg:width="0.1358in" svg:height="0.0748in" svg:x="0.8197in" svg:y="0.15in" svg:viewBox="0 0 346 191" svg:d="M346 126c0-5-4-5-5-5-5 0-5 2-6 8-7 22-21 52-43 52-8 0-11-4-11-14s5-20 8-30c7-22 25-69 25-93 0-27-16-44-48-44s-54 18-69 41c0-6-1-21-13-30-11-10-24-11-35-11-37 0-58 26-65 36-2-24-20-36-40-36-19 0-27 16-31 24-7 14-13 40-13 41 0 3 4 2 6 3 4 0 4 0 7-9 6-30 16-51 30-51 7 0 13 4 13 21 0 8-1 13-7 35-8 32-15 65-24 97-1 6-3 16-3 18 0 8 6 12 12 12 4 0 13-4 15-12 0-1 6-20 9-31 2-13 6-25 8-39 4-8 6-18 7-27 3-8 4-15 6-22 6-13 29-52 69-52 19 0 22 16 22 30 0 11-2 23-6 35-3 17-8 33-12 50-3 15-4 18-8 32-1 8-5 22-5 24 0 8 6 12 12 12 13 0 16-11 19-24 9-34 17-69 26-102 1-5 22-57 69-57 18 0 23 15 23 30 0 24-18 72-26 95-4 10-6 15-6 23 0 19 15 35 34 35 40 0 56-62 56-65z"><text:p/></draw:path><draw:path draw:style-name="gr4" draw:text-style-name="P37" svg:width="0.0189in" svg:height="0.0492in" svg:x="0.9752in" svg:y="0.2055in" svg:viewBox="0 0 49 126" svg:d="M49 44c0-28-11-44-26-44s-23 10-23 22 8 22 23 22c5 0 9-2 14-6 1 0 1-1 3-1 0 3 0 1 0 7 0 30-15 56-29 70-5 4-4 6-4 7 0 3 1 5 4 5 5 0 38-32 38-82z"><text:p/></draw:path><draw:path draw:style-name="gr4" draw:text-style-name="P37" svg:width="0.1358in" svg:height="0.0748in" svg:x="1.0394in" svg:y="0.15in" svg:viewBox="0 0 346 191" svg:d="M346 126c0-5-4-5-5-5-5 0-5 2-7 8-6 22-20 52-42 52-8 0-11-4-11-14s3-20 8-30c7-22 25-69 25-93 0-27-16-44-48-44s-54 18-69 41c0-6-1-21-13-30-11-10-24-11-35-11-37 0-59 26-66 36-1-24-19-36-39-36-19 0-27 16-31 24-7 14-13 40-13 41 0 3 4 2 5 3 5 0 5 0 7-9 7-30 16-51 31-51 7 0 13 4 13 21 0 8-1 13-7 35-8 32-15 65-24 97-1 6-3 16-3 18 0 8 6 12 12 12 4 0 12-4 15-12 0-1 5-20 9-31 2-13 6-25 8-39 2-8 6-18 7-27 3-8 4-15 6-22 6-13 29-52 69-52 19 0 22 16 22 30 0 11-2 23-6 35-3 17-8 33-12 50-4 15-4 18-8 32-1 8-6 22-6 24 0 8 6 12 13 12 13 0 16-11 18-24 9-34 18-69 27-102 1-5 22-57 68-57 19 0 23 15 23 30 0 24-17 72-25 95-4 10-6 15-6 23 0 19 14 35 34 35 40 0 56-62 56-65z"><text:p/></draw:path><draw:path draw:style-name="gr4" draw:text-style-name="P37" svg:width="0.1102in" svg:height="0.0063in" svg:x="1.2264in" svg:y="0.1783in" svg:viewBox="0 0 281 17" svg:d="M281 8c0-4-4-8-9-8-87 0-176 0-264 0-4 0-8 4-8 8 0 5 4 9 8 9 88 0 177 0 264 0 5 0 9-4 9-9z"><text:p/></draw:path><draw:path draw:style-name="gr4" draw:text-style-name="P37" svg:width="0.0657in" svg:height="0.1102in" svg:x="1.3917in" svg:y="0.1138in" svg:viewBox="0 0 168 281" svg:d="M168 208c-4 0-7 0-11 0-2 12-5 31-9 37-3 4-30 4-40 4-25 0-50 0-76 0 15-15 30-29 45-44 66-58 91-81 91-123 0-48-38-82-90-82-47 0-78 38-78 77 0 23 20 23 22 23 7 0 22-5 22-22 0-12-8-23-22-23-4 0-5 0-6 1 9-27 32-43 57-43 39 0 57 34 57 69 0 33-22 67-45 93-26 30-54 60-80 90-5 5-5 5-5 16 52 0 104 0 156 0 4-25 8-49 12-73z"><text:p/></draw:path><draw:path draw:style-name="gr4" draw:text-style-name="P37" svg:width="0.0898in" svg:height="0.0748in" svg:x="1.4713in" svg:y="0.15in" svg:viewBox="0 0 229 191" svg:d="M229 126c0-5-5-5-6-5-3 0-3 2-6 8-8 28-23 52-43 52-7 0-10-4-10-14s4-20 8-30c8-22 26-69 26-93 0-27-19-44-49-44-39 0-59 26-66 36-1-23-19-36-39-36-19 0-27 16-31 24-7 14-13 38-13 41s4 2 5 3c5 0 5 0 7-9 7-30 16-51 31-51 9 0 13 6 13 21 0 8-1 13-7 35-8 32-15 65-24 97-1 6-3 16-3 18 0 8 6 12 12 12 4 0 12-4 15-12 0-1 5-20 7-31 4-13 6-25 10-39 2-8 5-18 7-27 3-8 4-15 6-22 6-13 29-52 69-52 19 0 22 16 22 30 0 27-20 81-27 99-4 10-4 14-4 19 0 19 15 35 34 35 41 0 56-62 56-65z"><text:p/></draw:path><draw:path draw:style-name="gr4" draw:text-style-name="P37" svg:width="0.0374in" svg:height="0.1661in" svg:x="1.5748in" svg:y="0.0984in" svg:viewBox="0 0 96 423" svg:d="M96 211c0-1 0-2-1-2-27-67-52-136-78-203-1-4-5-6-9-6s-8 5-8 10c0 1 0 1 1 2 25 66 52 133 77 199-25 66-52 132-77 200-1 1-1 2-1 3 0 4 4 9 8 9s8-3 9-6c26-68 51-135 78-202 1-1 1-2 1-4z"><text:p/></draw:path><draw:path draw:style-name="gr4" draw:text-style-name="P37" svg:width="0.1102in" svg:height="0.0382in" svg:x="1.6862in" svg:y="0.163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37in" svg:height="0.1661in" svg:x="1.8705in" svg:y="0.0984in" svg:viewBox="0 0 95 423" svg:d="M95 414c0-1 0-2 0-3-27-68-52-134-78-200 26-66 51-133 78-199 0-1 0-1 0-2 0-5-4-10-9-10-3 0-6 2-8 6-26 67-52 136-78 203 0 0 0 1 0 2 0 2 0 3 0 4 26 67 52 134 78 202 2 3 5 6 8 6 5 0 9-5 9-9z"><text:p/></draw:path><draw:path draw:style-name="gr4" draw:text-style-name="P37" svg:width="0.0543in" svg:height="0.1102in" svg:x="1.9315in" svg:y="0.1138in" svg:viewBox="0 0 139 281" svg:d="M139 281c0-5 0-10 0-13-5 0-8 0-13 0-38 0-40-5-40-21 0-79 0-157 0-236 0-10 0-11-9-11-27 26-64 26-77 26 0 5 0 9 0 14 8 0 34 0 55-11 0 73 0 145 0 218 0 16-1 21-39 21-5 0-9 0-14 0 0 3 0 8 0 13 15-1 52-1 69-1s54 0 68 1z"><text:p/></draw:path><draw:path draw:style-name="gr4" draw:text-style-name="P37" svg:width="0.0189in" svg:height="0.0492in" svg:x="2.0142in" svg:y="0.2055in" svg:viewBox="0 0 49 126" svg:d="M49 44c0-28-11-44-27-44-14 0-22 10-22 22s8 22 22 22c6 0 10-2 15-6 1 0 1-1 1-1 0 3 2 1 2 7 0 30-15 57-29 70-5 5-5 6-5 7 0 3 2 5 5 5 5 0 38-32 38-82z"><text:p/></draw:path><draw:path draw:style-name="gr4" draw:text-style-name="P37" svg:width="0.0697in" svg:height="0.1142in" svg:x="2.0799in" svg:y="0.1138in" svg:viewBox="0 0 178 291" svg:d="M178 145c0-33-2-67-17-98-19-40-54-47-71-47-25 0-56 11-74 50-14 29-16 62-16 95s2 70 19 102c18 35 49 44 70 44 23 0 55-10 73-50 14-28 16-62 16-96zM143 141c0 32 0 60-5 87-6 40-30 53-49 53-16 0-41-11-48-52-5-25-5-63-5-88 0-27 0-55 2-77 9-51 40-54 51-54 14 0 42 7 50 49 4 23 4 55 4 82z"><text:p/></draw:path><draw:path draw:style-name="gr4" draw:text-style-name="P37" svg:width="0.0374in" svg:height="0.1661in" svg:x="2.1654in" svg:y="0.0984in" svg:viewBox="0 0 96 423" svg:d="M96 211c0-1 0-2-1-2-27-67-52-136-78-203-1-4-5-6-9-6s-8 5-8 10c0 1 0 1 0 2 26 66 52 133 78 199-26 66-52 132-78 200 0 1 0 2 0 3 0 4 4 9 8 9s8-3 9-6c26-68 51-135 78-202 1-1 1-2 1-4z"><text:p/></draw:path><draw:path draw:style-name="gr4" draw:text-style-name="P37" svg:width="0.2232in" svg:height="0.0894in" svg:x="2.3228in" svg:y="0.1366in" svg:viewBox="0 0 568 228" svg:d="M568 114c0-2-3-5-4-5-31-8-56-26-79-45-19-17-35-36-46-59-1-3-5-5-8-5-5 0-9 4-9 8 0 2 2 3 2 4 9 20 22 37 37 53-151 0-301 0-453 0-4 0-8 3-8 8s4 9 8 9c158 0 315 0 472 0 17 13 35 24 55 32-20 9-38 19-55 33-157 0-314 0-472 0-4 0-8 3-8 8s4 8 8 8c152 0 302 0 453 0-15 16-28 34-37 53 0 1-2 3-2 4 0 5 4 8 9 8 3 0 7-2 8-5 11-22 27-42 46-58 23-20 48-38 79-45 1-1 4-4 4-6z"><text:p/></draw:path><draw:path draw:style-name="gr4" draw:text-style-name="P37" svg:width="0.1358in" svg:height="0.0748in" svg:x="2.6524in" svg:y="0.15in" svg:viewBox="0 0 346 191" svg:d="M346 126c0-5-4-5-5-5-5 0-5 2-7 8-6 22-20 52-44 52-7 0-9-4-9-14s3-20 7-30c8-22 26-69 26-93 0-27-18-44-49-44-32 0-53 18-68 41 0-6-1-21-13-30-11-10-24-11-35-11-39 0-59 26-66 36-3-24-19-36-39-36-19 0-27 16-31 24-7 14-13 40-13 41 0 3 4 2 5 3 5 0 5 0 7-9 7-30 16-51 31-51 6 0 13 4 13 21 0 8-1 13-7 35-8 32-15 65-24 97-1 6-3 16-3 18 0 8 4 12 12 12 4 0 12-4 15-12 0-1 5-20 7-31 4-13 6-25 10-39 2-8 5-18 7-27 3-8 4-15 6-22 6-13 29-52 69-52 19 0 22 16 22 30 0 11-3 23-6 35-3 17-8 33-12 50-4 15-4 18-8 32-2 8-6 22-6 24 0 8 6 12 12 12 13 0 16-11 19-24 9-34 17-69 25-102 2-5 24-57 70-57 18 0 23 15 23 30 0 24-18 72-27 95-3 10-4 15-4 23 0 19 14 35 34 35 40 0 56-62 56-65z"><text:p/></draw:path><draw:path draw:style-name="gr4" draw:text-style-name="P37" svg:width="0.1102in" svg:height="0.0382in" svg:x="2.8492in" svg:y="0.1638in" svg:viewBox="0 0 281 98" svg:d="M281 8c0-4-5-8-9-8-87 0-176 0-264 0-4 0-8 4-8 8 0 5 4 9 8 9 88 0 177 0 264 0 4 0 9-4 9-9zM281 90c0-5-5-8-9-8-87 0-176 0-264 0-4 0-8 3-8 8s4 8 8 8c88 0 177 0 264 0 4 0 9-3 9-8z"><text:p/></draw:path><draw:path draw:style-name="gr4" draw:text-style-name="P37" svg:width="0.0543in" svg:height="0.1102in" svg:x="3.0295in" svg:y="0.1138in" svg:viewBox="0 0 139 281" svg:d="M139 281c0-5 0-10 0-13-5 0-8 0-13 0-38 0-40-5-40-21 0-79 0-157 0-236 0-10 0-11-9-11-27 26-64 26-77 26 0 5 0 9 0 14 8 0 34 0 55-11 0 73 0 145 0 218 0 16-1 21-38 21-5 0-10 0-15 0 0 3 0 8 0 13 16-1 52-1 69-1s54 0 68 1z"><text:p/></draw:path><draw:path draw:style-name="gr4" draw:text-style-name="P37" svg:width="0.0189in" svg:height="0.0492in" svg:x="3.1122in" svg:y="0.2055in" svg:viewBox="0 0 49 126" svg:d="M49 44c0-28-11-44-26-44s-23 10-23 22 8 22 23 22c5 0 9-2 14-6 1 0 1-1 3-1 0 3 0 1 0 7 0 30-15 57-29 70-4 5-4 6-4 7 0 3 1 5 4 5 5 0 38-32 38-82z"><text:p/></draw:path><draw:path draw:style-name="gr4" draw:text-style-name="P37" svg:width="0.1358in" svg:height="0.0748in" svg:x="3.1764in" svg:y="0.15in" svg:viewBox="0 0 346 191" svg:d="M346 126c0-5-4-5-5-5-5 0-5 2-7 8-6 22-20 52-42 52-8 0-11-4-11-14s3-20 8-30c7-22 25-69 25-93 0-27-16-44-48-44s-54 18-69 41c0-6-1-21-13-30-11-10-24-11-35-11-37 0-59 26-66 36-1-24-19-36-39-36-19 0-27 16-31 24-7 14-13 40-13 41 0 3 4 2 5 3 5 0 5 0 7-9 7-30 16-51 31-51 7 0 13 4 13 21 0 8-1 13-7 35-8 32-15 65-24 97-1 6-3 16-3 18 0 8 6 12 12 12 4 0 12-4 15-12 0-1 5-20 9-31 2-13 6-25 8-39 2-8 6-18 7-27 3-8 4-15 6-22 6-13 29-52 69-52 19 0 22 16 22 30 0 11-2 23-6 35-3 17-8 33-12 50-4 15-4 18-8 32-1 8-6 22-6 24 0 8 6 12 13 12 13 0 16-11 18-24 9-34 18-69 27-102 1-5 22-57 68-57 19 0 23 15 23 30 0 24-17 72-25 95-4 10-6 15-6 23 0 19 14 35 34 35 40 0 56-62 56-65z"><text:p/></draw:path><draw:path draw:style-name="gr4" draw:text-style-name="P37" svg:width="0.1102in" svg:height="0.0063in" svg:x="3.363in" svg:y="0.1783in" svg:viewBox="0 0 281 17" svg:d="M281 8c0-4-4-8-9-8-87 0-176 0-264 0-4 0-8 4-8 8 0 5 4 9 8 9 88 0 177 0 264 0 5 0 9-4 9-9z"><text:p/></draw:path><draw:path draw:style-name="gr4" draw:text-style-name="P37" svg:width="0.0657in" svg:height="0.1102in" svg:x="3.5283in" svg:y="0.1138in" svg:viewBox="0 0 168 281" svg:d="M168 208c-4 0-7 0-11 0-2 12-5 31-9 37-3 4-30 4-40 4-25 0-50 0-76 0 15-15 30-29 45-44 66-58 91-81 91-123 0-48-38-82-90-82-47 0-78 38-78 77 0 23 20 23 22 23 7 0 22-5 22-22 0-12-8-23-22-23-4 0-5 0-6 1 9-27 32-43 57-43 39 0 57 34 57 69 0 33-22 67-45 93-26 30-54 60-80 90-5 5-5 5-5 16 52 0 104 0 156 0 4-25 8-49 12-73z"><text:p/></draw:path><draw:path draw:style-name="gr4" draw:text-style-name="P37" svg:width="0.0898in" svg:height="0.0748in" svg:x="3.6079in" svg:y="0.15in" svg:viewBox="0 0 229 191" svg:d="M229 126c0-5-5-5-6-5-3 0-3 2-6 8-8 28-23 52-43 52-7 0-10-4-10-14s4-20 8-30c8-22 26-69 26-93 0-27-19-44-49-44-39 0-59 26-66 36-1-23-19-36-39-36-19 0-27 16-31 24-7 14-13 38-13 41s4 2 5 3c5 0 5 0 7-9 7-30 16-51 31-51 9 0 13 6 13 21 0 8-1 13-7 35-8 32-15 65-24 97-1 6-3 16-3 18 0 8 6 12 12 12 4 0 12-4 15-12 0-1 5-20 7-31 4-13 6-25 10-39 2-8 5-18 7-27 3-8 4-15 6-22 6-13 29-52 69-52 19 0 22 16 22 30 0 27-20 81-27 99-4 10-4 14-4 19 0 19 15 35 34 35 41 0 56-62 56-65z"><text:p/></draw:path><draw:path draw:style-name="gr4" draw:text-style-name="P37" svg:width="0.1102in" svg:height="0.0382in" svg:x="3.7579in" svg:y="0.163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697in" svg:height="0.1142in" svg:x="3.9307in" svg:y="0.1138in" svg:viewBox="0 0 178 291" svg:d="M178 145c0-33-3-67-17-98-19-40-54-47-72-47-25 0-57 11-73 50-14 29-16 62-16 95s1 70 19 102c18 35 49 44 70 44 23 0 55-10 73-50 13-28 16-62 16-96zM143 141c0 32 0 60-5 87-6 40-30 53-49 53-17 0-42-11-49-52-5-25-5-63-5-88 0-27 0-55 3-77 9-51 40-54 51-54 13 0 42 7 49 49 5 23 5 55 5 82z"><text:p/></draw:path><draw:path draw:style-name="gr4" draw:text-style-name="P37" svg:width="0.2232in" svg:height="0.0894in" svg:x="4.1087in" svg:y="0.1366in" svg:viewBox="0 0 568 228" svg:d="M568 114c0-2-3-5-4-5-31-8-58-26-80-45-18-17-34-36-45-59-2-3-5-5-8-5-5 0-9 4-9 8 0 2 2 3 2 4 9 20 22 37 37 53-151 0-301 0-453 0-4 0-8 3-8 8s4 9 8 9c158 0 315 0 472 0 17 13 35 24 55 32-20 9-38 19-55 33-157 0-314 0-472 0-4 0-8 3-8 8s4 8 8 8c152 0 302 0 453 0-15 16-28 34-37 53 0 1-2 3-2 4 0 5 4 8 9 8 3 0 6-2 8-5 11-22 27-42 45-58 22-20 49-38 80-45 1-1 4-4 4-6z"><text:p/></draw:path><draw:path draw:style-name="gr4" draw:text-style-name="P37" svg:width="0.0894in" svg:height="0.0748in" svg:x="4.4386in" svg:y="0.15in" svg:viewBox="0 0 228 191" svg:d="M228 126c0-5-4-5-5-5-3 0-3 2-6 8-8 28-23 52-43 52-7 0-10-4-10-14s4-20 8-30c8-22 25-69 25-93 0-27-18-44-48-44-39 0-59 26-66 36-3-23-19-36-39-36-19 0-27 16-32 24-6 14-12 38-12 41s4 2 5 3c5 0 5 0 7-9 7-30 16-51 31-51 9 0 13 6 13 21 0 8-1 13-7 35-8 32-15 65-24 97-1 6-5 16-5 18 0 8 6 12 14 12 4 0 12-4 15-12 0-1 5-20 7-31 4-13 6-25 10-39 2-8 5-18 7-27 3-8 4-15 6-22 6-13 28-52 69-52 19 0 22 16 22 30 0 27-20 81-27 99-4 10-5 14-5 19 0 19 16 35 35 35 39 0 55-62 55-65z"><text:p/></draw:path><draw:path draw:style-name="gr4" draw:text-style-name="P37" svg:width="0.1102in" svg:height="0.0382in" svg:x="4.5886in" svg:y="0.163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543in" svg:height="0.1102in" svg:x="4.7894in" svg:y="0in" svg:viewBox="0 0 139 281" svg:d="M139 281c0-5 0-10 0-13-5 0-9 0-14 0-37 0-39-5-39-21 0-79 0-157 0-236 0-10 0-11-9-11-27 28-64 28-77 28 0 4 0 8 0 13 8 0 32 0 55-12 0 73 0 145 0 218 0 16-1 21-39 21-5 0-9 0-14 0 0 3 0 8 0 13 15-1 52-1 69-1s53 0 68 1z"><text:p/></draw:path><draw:path draw:style-name="gr4" draw:text-style-name="P37" svg:width="0.0827in" svg:height="0.0063in" svg:x="4.7744in" svg:y="0.1783in" svg:viewBox="0 0 211 17" svg:d="M106 17c-35 0-71 0-106 0 0-6 0-11 0-17 71 0 140 0 211 0 0 6 0 11 0 17-35 0-71 0-105 0z"><text:p/></draw:path><draw:path draw:style-name="gr4" draw:text-style-name="P37" svg:width="0.0657in" svg:height="0.1102in" svg:x="4.7827in" svg:y="0.226in" svg:viewBox="0 0 168 281" svg:d="M168 208c-4 0-7 0-11 0-1 12-5 31-8 37-4 4-31 4-41 4-25 0-50 0-76 0 15-15 30-29 45-44 66-58 91-81 91-123 0-48-38-82-89-82-48 0-79 38-79 76 0 24 20 24 23 24 7 0 21-5 21-22 0-12-8-23-22-23-4 0-4 0-5 1 9-27 32-43 56-43 39 0 57 34 57 69 0 33-21 67-45 93-26 30-54 60-80 90-5 5-5 5-5 16 52 0 104 0 156 0 4-25 8-49 12-73z"><text:p/></draw:path><draw:path draw:style-name="gr4" draw:text-style-name="P37" svg:width="0.2232in" svg:height="0.0894in" svg:x="4.9787in" svg:y="0.1366in" svg:viewBox="0 0 568 228" svg:d="M568 114c0-2-3-5-4-5-31-8-56-26-79-45-19-17-35-36-46-59-1-3-5-5-8-5-5 0-9 4-9 8 0 2 2 3 2 4 9 20 22 37 37 53-151 0-301 0-453 0-4 0-8 3-8 8s4 9 8 9c158 0 315 0 472 0 17 13 35 24 55 32-20 9-38 19-55 33-157 0-314 0-472 0-4 0-8 3-8 8s4 8 8 8c152 0 302 0 453 0-15 16-28 34-37 53 0 1-2 3-2 4 0 5 4 8 9 8 3 0 7-2 8-5 11-22 27-42 46-58 23-20 48-38 79-45 1-1 4-4 4-6z"><text:p/></draw:path><draw:path draw:style-name="gr4" draw:text-style-name="P37" svg:width="0.0756in" svg:height="0.1071in" svg:x="5.3063in" svg:y="0.15in" svg:viewBox="0 0 193 273" svg:d="M193 19c0-7-5-11-12-11-3 0-15 3-17 18-8-15-22-26-39-26-48 0-101 59-101 119 0 42 26 67 56 67 26 0 45-20 50-25v1c-5 18-9 36-14 55-2 4-16 46-61 46-8 0-21 0-33-4 13-4 16-15 16-22 0-6-3-15-15-15-10 0-23 7-23 24 0 18 16 27 56 27 53 0 83-34 89-59 16-63 31-125 47-188 1-2 1-3 1-7zM160 46c0 1-2 3-3 6-6 26-13 54-19 80-4 11-13 22-22 29-9 8-22 16-34 16-21 0-28-22-28-39 0-20 13-70 24-91 12-22 30-39 47-39 29 0 35 35 35 38z"><text:p/></draw:path><draw:path draw:style-name="gr4" draw:text-style-name="P37" svg:width="0.037in" svg:height="0.1661in" svg:x="5.4055in" svg:y="0.0984in" svg:viewBox="0 0 95 423" svg:d="M95 414c0-1 0-2 0-3-27-68-52-134-78-200 26-66 51-133 78-199 0-1 0-1 0-2 0-5-4-10-9-10-3 0-6 2-7 6-26 67-53 136-79 203 0 0 0 1 0 2 0 2 0 3 0 4 26 67 53 134 79 202 1 3 4 6 7 6 5 0 9-5 9-9z"><text:p/></draw:path><draw:path draw:style-name="gr4" draw:text-style-name="P37" svg:width="0.0543in" svg:height="0.1102in" svg:x="5.4665in" svg:y="0.1138in" svg:viewBox="0 0 139 281" svg:d="M139 281c0-5 0-10 0-13-5 0-8 0-13 0-38 0-40-5-40-21 0-79 0-157 0-236 0-10 0-11-9-11-27 26-64 26-77 26 0 5 0 9 0 14 8 0 34 0 55-11 0 73 0 145 0 218 0 16-1 21-38 21-5 0-10 0-15 0 0 3 0 8 0 13 16-1 52-1 69-1s54 0 68 1z"><text:p/></draw:path><draw:path draw:style-name="gr4" draw:text-style-name="P37" svg:width="0.0189in" svg:height="0.0492in" svg:x="5.5492in" svg:y="0.2055in" svg:viewBox="0 0 49 126" svg:d="M49 44c0-28-11-44-27-44-14 0-22 10-22 22s8 22 22 22c6 0 10-2 15-6 1 0 1-1 3-1 0 3 0 1 0 7 0 30-15 57-29 70-5 5-5 6-5 7 0 3 2 5 5 5 5 0 38-32 38-82z"><text:p/></draw:path><draw:path draw:style-name="gr4" draw:text-style-name="P37" svg:width="0.0543in" svg:height="0.1102in" svg:x="5.6433in" svg:y="0in" svg:viewBox="0 0 139 281" svg:d="M139 281c0-5 0-10 0-13-5 0-8 0-13 0-38 0-40-5-40-21 0-79 0-157 0-236 0-10 0-11-9-11-27 28-63 28-77 28 0 4 0 8 0 13 8 0 34 0 55-12 0 73 0 145 0 218 0 16-1 21-38 21-5 0-10 0-15 0 0 3 0 8 0 13 16-1 52-1 69-1s54 0 68 1z"><text:p/></draw:path><draw:path draw:style-name="gr4" draw:text-style-name="P37" svg:width="0.0827in" svg:height="0.0063in" svg:x="5.6287in" svg:y="0.1783in" svg:viewBox="0 0 211 17" svg:d="M106 17c-35 0-71 0-106 0 0-6 0-11 0-17 71 0 140 0 211 0 0 6 0 11 0 17-35 0-71 0-105 0z"><text:p/></draw:path><draw:path draw:style-name="gr4" draw:text-style-name="P37" svg:width="0.0657in" svg:height="0.1102in" svg:x="5.637in" svg:y="0.226in" svg:viewBox="0 0 168 281" svg:d="M168 208c-4 0-7 0-11 0-2 12-5 31-9 37-3 4-30 4-40 4-25 0-50 0-76 0 15-15 30-29 45-44 66-58 91-81 91-123 0-48-38-82-90-82-47 0-78 38-78 76 0 24 20 24 22 24 7 0 22-5 22-22 0-12-8-23-22-23-4 0-5 0-6 1 9-27 32-43 57-43 39 0 57 34 57 69 0 33-22 67-45 93-27 30-54 60-81 90-4 5-4 5-4 16 52 0 104 0 156 0 4-25 8-49 12-73z"><text:p/></draw:path><draw:path draw:style-name="gr4" draw:text-style-name="P37" svg:width="0.037in" svg:height="0.1661in" svg:x="5.7406in" svg:y="0.0984in" svg:viewBox="0 0 95 423" svg:d="M95 211c0-1 0-2 0-2-27-67-53-136-79-203-2-4-5-6-8-6-4 0-8 5-8 10 0 1 0 1 0 2 26 66 52 133 78 199-26 66-52 132-78 200 0 1 0 2 0 3 0 4 4 9 8 9 3 0 6-3 8-6 26-68 52-135 79-202 0-1 0-2 0-4z"><text:p/></draw:path><draw:path draw:style-name="gr4" draw:text-style-name="P37" svg:width="0.1102in" svg:height="0.0382in" svg:x="5.8516in" svg:y="0.1638in" svg:viewBox="0 0 281 98" svg:d="M281 8c0-4-4-8-9-8-87 0-176 0-264 0-4 0-8 4-8 8 0 5 4 9 8 9 88 0 177 0 264 0 5 0 9-4 9-9zM281 90c0-5-4-8-9-8-87 0-176 0-264 0-4 0-8 3-8 8s4 8 8 8c88 0 177 0 264 0 5 0 9-3 9-8z"><text:p/></draw:path><draw:path draw:style-name="gr4" draw:text-style-name="P37" svg:width="0.037in" svg:height="0.1661in" svg:x="6.0358in" svg:y="0.0984in" svg:viewBox="0 0 95 423" svg:d="M95 414c0-1 0-2 0-3-27-68-52-134-78-200 26-66 51-133 78-199 0-1 0-1 0-2 0-5-4-10-9-10-2 0-6 2-7 6-26 67-53 136-79 203 0 0 0 1 0 2 0 2 0 3 0 4 26 67 53 134 79 202 1 3 5 6 7 6 5 0 9-5 9-9z"><text:p/></draw:path><draw:path draw:style-name="gr4" draw:text-style-name="P37" svg:width="0.0543in" svg:height="0.1102in" svg:x="6.0969in" svg:y="0.1138in" svg:viewBox="0 0 139 281" svg:d="M139 281c0-5 0-10 0-13-5 0-8 0-13 0-38 0-40-5-40-21 0-79 0-157 0-236 0-10 0-11-9-11-27 26-63 26-77 26 0 5 0 9 0 14 8 0 34 0 55-11 0 73 0 145 0 218 0 16-1 21-38 21-5 0-10 0-15 0 0 3 0 8 0 13 16-1 52-1 69-1s54 0 68 1z"><text:p/></draw:path><draw:path draw:style-name="gr4" draw:text-style-name="P37" svg:width="0.0189in" svg:height="0.0492in" svg:x="6.1795in" svg:y="0.2055in" svg:viewBox="0 0 49 126" svg:d="M49 44c0-28-11-44-26-44s-23 10-23 22 8 22 23 22c5 0 9-2 14-6 1 0 1-1 3-1 0 3 0 1 0 7 0 30-15 57-29 70-4 5-4 6-4 7 0 3 1 5 4 5 5 0 38-32 38-82z"><text:p/></draw:path><draw:path draw:style-name="gr4" draw:text-style-name="P37" svg:width="0.0697in" svg:height="0.1142in" svg:x="6.2457in" svg:y="0.1138in" svg:viewBox="0 0 178 291" svg:d="M178 145c0-33-3-67-17-98-21-40-54-47-72-47-25 0-57 11-73 50-15 29-16 62-16 95s1 70 19 102c18 35 48 44 70 44 21 0 54-10 73-50 13-28 16-62 16-96zM142 141c0 32 0 60-4 87-7 40-31 53-49 53-17 0-42-11-49-52-5-25-5-63-5-88 0-27 0-55 3-77 8-51 40-54 51-54 13 0 41 7 49 49 4 23 4 55 4 82z"><text:p/></draw:path><draw:path draw:style-name="gr4" draw:text-style-name="P37" svg:width="0.0374in" svg:height="0.1661in" svg:x="6.3307in" svg:y="0.0984in" svg:viewBox="0 0 96 423" svg:d="M96 211c0-1 0-2-1-2-27-67-52-136-78-203-1-4-5-6-9-6-3 0-8 5-8 10 0 1 0 1 1 2 25 66 52 133 77 199-25 66-52 132-77 200-1 1-1 2-1 3 0 4 5 9 8 9 4 0 8-3 9-6 26-68 51-135 78-202 1-1 1-2 1-4z"><text:p/></draw:path></draw:g></draw:g></text:span><text:span text:style-name="T29">, אבל </text:span><text:span text:style-name="T29"><draw:g text:anchor-type="as-char" svg:y="-0.222in" draw:z-index="152" draw:name="Shape168" draw:style-name="gr1"><svg:title>TexMaths</svg:title><svg:desc>12§display§{1 \over 2} \notin Z§svg§600§FALSE§</svg:desc><draw:g draw:style-name="gr2"><draw:path draw:style-name="gr3" draw:text-style-name="P36" svg:width="0.4079in" svg:height="0.3193in" svg:x="0.0079in" svg:y="0.0102in" svg:viewBox="0 0 1037 812" svg:d="M518 812c-172 0-345 0-518 0 0-270 0-542 0-812 346 0 691 0 1037 0 0 270 0 542 0 812-173 0-346 0-519 0z"><text:p/></draw:path><draw:path draw:style-name="gr4" draw:text-style-name="P37" svg:width="0.0543in" svg:height="0.1102in" svg:x="0.0142in" svg:y="0in" svg:viewBox="0 0 139 281" svg:d="M139 281c0-5 0-10 0-13-5 0-8 0-13 0-38 0-40-5-40-21 0-79 0-157 0-236 0-10 0-11-9-11-25 28-63 28-77 28 0 4 0 8 0 13 8 0 34 0 55-12 0 73 0 145 0 218 0 16-1 21-38 21-5 0-9 0-13 0 0 3 0 8 0 13 14-1 50-1 67-1s54 0 68 1z"><text:p/></draw:path><draw:path draw:style-name="gr4" draw:text-style-name="P37" svg:width="0.0827in" svg:height="0.0063in" svg:x="-0.0004in" svg:y="0.1783in" svg:viewBox="0 0 211 17" svg:d="M106 17c-35 0-71 0-106 0 0-6 0-11 0-17 71 0 140 0 211 0 0 6 0 11 0 17-35 0-71 0-105 0z"><text:p/></draw:path><draw:path draw:style-name="gr4" draw:text-style-name="P37" svg:width="0.0657in" svg:height="0.1102in" svg:x="0.0079in" svg:y="0.226in" svg:viewBox="0 0 168 281" svg:d="M168 208c-4 0-7 0-11 0-2 12-5 31-9 37-3 4-30 4-40 4-25 0-50 0-76 0 15-15 30-29 45-44 66-58 91-81 91-123 0-48-38-82-90-82-47 0-78 38-78 76 0 24 20 24 22 24 7 0 22-5 22-22 0-12-8-23-22-23-4 0-4 0-6 1 10-27 32-43 57-43 39 0 57 34 57 69 0 33-22 67-45 93-26 30-54 60-80 90-5 5-5 5-5 16 52 0 104 0 156 0 4-25 8-49 12-73z"><text:p/></draw:path><draw:path draw:style-name="gr4" draw:text-style-name="P37" svg:width="0.0835in" svg:height="0.1591in" svg:x="0.1622in" svg:y="0.1024in" svg:viewBox="0 0 213 405" svg:d="M212 317c0-5-3-8-8-8-26 0-54 0-80 0-16 0-30-4-45-10 11-30 23-60 34-89 30 0 61 0 91 0 12 0 12-17 0-17-29 0-56 0-85 0 12-33 23-66 35-98 16 0 33 0 50 0 5 0 8-4 8-9 0-4-3-8-8-8-14 0-29 0-43 0 8-23 15-44 24-67 0-1 1-1 1-3 0-4-5-8-8-8-5 0-8 1-9 5-9 24-18 49-27 73-6 0-12 0-18 0-69 0-124 55-124 124 0 44 23 84 59 105-11 28-21 57-31 86 0 1 0 2 0 3 0 4 3 9 8 9 4 0 7-3 7-6 11-28 21-56 31-83 15 6 32 9 50 9 26 0 54 0 80 0 5 0 8-3 8-8zM94 210c-10 27-20 54-29 82-27-18-46-48-48-82 25 0 51 0 77 0zM137 95c-12 32-24 65-36 98-28 0-57 0-84 0 5-55 50-98 107-98 4 0 8 0 13 0z"><text:p/></draw:path><draw:path draw:style-name="gr4" draw:text-style-name="P37" svg:width="0.1102in" svg:height="0.113in" svg:x="0.3142in" svg:y="0.1102in" svg:viewBox="0 0 281 288" svg:d="M281 4c0-4-3-4-11-4-60 0-119 0-178 0-10 0-10 0-13 8-7 26-15 51-23 76-1 2-1 4-1 6 1 1 0 5 5 5 4 0 5-3 5-4 17-50 38-78 104-78 23 0 46 0 69 0-78 88-158 176-236 263-1 3-2 7-2 9 0 3 4 3 11 3 61 0 122 0 183 0 10 0 11 0 14-8 9-31 19-63 30-94 0-1 1-5 1-6 0-2-3-5-6-5-5 0-4 3-6 11-19 58-40 88-111 88-24 0-48 0-72 0 78-89 156-177 236-264 0-2 1-4 1-6z"><text:p/></draw:path></draw:g></draw:g></text:span><text:span text:style-name="T29">, לכן הפונקציה </text:span><text:span text:style-name="T29"><draw:g text:anchor-type="as-char" svg:y="-0.0728in" draw:z-index="153" draw:name="Shape169" draw:style-name="gr1"><svg:title>TexMaths</svg:title><svg:desc>12§display§g§svg§600§FALSE§</svg:desc><draw:g draw:style-name="gr2"><draw:path draw:style-name="gr3" draw:text-style-name="P36" svg:width="0.0606in" svg:height="0.0898in" svg:x="0.0055in" svg:y="0.0079in" svg:viewBox="0 0 155 229" svg:d="M78 229c-26 0-52 0-78 0 0-76 0-153 0-229 52 0 103 0 155 0 0 76 0 153 0 229-25 0-52 0-77 0z"><text:p/></draw:path><draw:path draw:style-name="gr4" draw:text-style-name="P37" svg:width="0.0752in" svg:height="0.1067in" svg:x="-0.0004in" svg:y="-0.0004in" svg:viewBox="0 0 192 272" svg:d="M192 20c0-7-5-12-12-12-5 0-16 4-18 18-7-15-22-26-38-26-47 0-99 59-99 120 0 40 25 65 55 65 26 0 44-19 48-24-3 19-8 38-13 56-1 3-15 45-60 45-7 0-21 0-33-3 13-5 18-16 18-23 0-6-5-15-17-15-9 0-23 8-23 24 0 18 16 27 56 27 53 0 82-34 88-59 16-61 31-124 47-185 0-3 1-5 1-8zM157 46c0 2-1 5-1 6-6 26-13 53-20 80-3 11-12 21-21 29-8 7-21 15-33 15-21 0-28-22-28-38 0-20 13-69 24-91 12-21 30-37 46-37 27 0 33 33 33 36z"><text:p/></draw:path></draw:g></draw:g></text:span><text:span text:style-name="T29"><text:s/>איננה על, וכמו־כן איננה הפיכה.</text:span></text:p>
      <text:h text:style-name="P32" text:outline-level="2">סעיף ג’</text:h>
      <text:p text:style-name="Text_20_body"><draw:g text:anchor-type="as-char" svg:y="-0.1236in" draw:z-index="154" draw:name="Shape170" draw:style-name="gr1"><svg:title>TexMaths</svg:title><svg:desc>12§display§g[N \times {0}]
= \{ n \in N \mid g \langle n, 0 \rangle \}
= \{ n \in N \mid \langle n, n \rangle \}§svg§600§FALSE§</svg:desc><draw:g draw:style-name="gr2"><draw:path draw:style-name="gr3" draw:text-style-name="P36" svg:width="3.4138in" svg:height="0.148in" svg:x="0.0055in" svg:y="0.0083in" svg:viewBox="0 0 8672 377" svg:d="M4337 377c-1446 0-2891 0-4337 0 0-126 0-251 0-377 2891 0 5781 0 8672 0 0 126 0 251 0 377-1445 0-2890 0-4335 0z"><text:p/></draw:path><draw:path draw:style-name="gr4" draw:text-style-name="P37" svg:width="0.076in" svg:height="0.1067in" svg:x="-0.0004in" svg:y="0.0508in" svg:viewBox="0 0 194 272" svg:d="M194 20c0-7-4-12-12-12-4 0-15 4-18 18-7-15-21-26-38-26-49 0-101 59-101 120 0 41 25 66 57 66 24 0 44-19 48-24h1c-5 18-10 36-15 56-1 4-15 44-60 44-8 0-22 0-34-4 13-3 18-14 18-21s-5-15-17-15c-9 0-23 8-23 24 0 17 17 26 56 26 53 0 83-33 90-57 16-62 32-125 47-187 0-3 1-5 1-8zM160 46c0 2-2 4-2 6-7 26-13 53-20 80-2 11-12 22-22 30-8 7-21 15-33 15-22 0-28-22-28-39 0-20 12-69 24-91 11-21 29-37 47-37 28 0 34 33 34 36z"><text:p/></draw:path><draw:path draw:style-name="gr4" draw:text-style-name="P37" svg:width="0.0232in" svg:height="0.1654in" svg:x="0.0996in" svg:y="-0.0004in" svg:viewBox="0 0 60 421" svg:d="M60 412c0-5-5-8-8-8-12 0-23 0-35 0 0-129 0-259 0-387 12 0 23 0 35 0 3 0 8-4 8-9 0-4-5-8-8-8-17 0-35 0-52 0 0 141 0 280 0 421 17 0 35 0 52 0 3 0 8-4 8-9z"><text:p/></draw:path><draw:path draw:style-name="gr4" draw:text-style-name="P37" svg:width="0.1394in" svg:height="0.1122in" svg:x="0.1343in" svg:y="0.011in" svg:viewBox="0 0 355 286" svg:d="M355 5c-2-1 0-5-6-5-13 0-27 1-42 1-14 0-29-1-43-1-2 0-7 0-7 8 0 5 3 5 7 5 24 0 29 9 29 18 0 1-1 7-1 9-16 62-32 125-47 187-31-73-63-146-94-220-3-7-3-7-13-7-19 0-37 0-56 0-9 0-14 0-14 8 0 5 5 5 12 5 3 0 29 0 29 4-19 74-37 150-56 225-4 16-11 30-46 31-2 0-7 1-7 8 0 4 2 5 6 5 13 0 28-1 42-1s29 1 43 1c3 0 7 0 7-8 0-4-3-5-8-5-24 0-28-10-28-18 0-4 2-5 3-10 18-73 37-148 55-221 1 2 1 2 4 7 34 82 70 165 105 247 3 7 4 8 7 8 5 0 5-1 8-8 19-77 39-155 58-234 5-18 12-30 46-31 2 0 7-1 7-8z"><text:p/></draw:path><draw:path draw:style-name="gr4" draw:text-style-name="P37" svg:width="0.0795in" svg:height="0.0799in" svg:x="0.3402in" svg:y="0.0421in" svg:viewBox="0 0 203 204" svg:d="M201 201c3-4 3-8 0-12-29-29-58-59-87-88 29-29 58-57 87-86 3-4 3-9 0-12-3-4-9-4-12 0-29 30-58 59-87 87-28-28-57-57-87-87-4-4-9-4-12 0-4 3-4 8 0 12 30 29 59 57 87 86-28 29-57 59-87 88-4 4-4 8 0 12 3 4 8 4 12 0 30-29 59-59 87-88 29 29 58 59 87 88 3 4 9 4 12 0z"><text:p/></draw:path><draw:path draw:style-name="gr4" draw:text-style-name="P37" svg:width="0.0697in" svg:height="0.113in" svg:x="0.4882in" svg:y="0.0138in" svg:viewBox="0 0 178 288" svg:d="M178 145c0-33-3-67-17-98-19-41-54-47-72-47-25 0-55 11-73 49-14 30-16 63-16 96 0 32 2 70 19 100 18 35 49 43 70 43 23 0 55-8 73-49 13-27 16-60 16-94zM143 141c0 31 0 60-5 86-6 40-30 52-49 52-17 0-41-11-49-51-5-24-5-63-5-87 0-28 0-56 3-78 9-50 40-55 51-55 14 0 42 9 50 50 4 24 4 56 4 83z"><text:p/></draw:path><draw:path draw:style-name="gr4" draw:text-style-name="P37" svg:width="0.0232in" svg:height="0.1654in" svg:x="0.5685in" svg:y="-0.0004in" svg:viewBox="0 0 60 421" svg:d="M60 421c0-141 0-280 0-421-17 0-35 0-52 0-4 0-8 4-8 8 0 5 4 9 8 9 12 0 23 0 35 0 0 128 0 258 0 387-12 0-23 0-35 0-4 0-8 3-8 8s4 9 8 9c17 0 35 0 52 0z"><text:p/></draw:path><draw:path draw:style-name="gr4" draw:text-style-name="P37" svg:width="0.1102in" svg:height="0.039in" svg:x="0.6661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579in" svg:height="0.1654in" svg:x="0.8449in" svg:y="-0.0004in" svg:viewBox="0 0 148 421" svg:d="M148 416c0-4-3-6-5-6-33 0-55-21-55-42 0-35 0-70 0-106 0-24-21-42-48-52 27-8 48-27 48-51 0-36 0-71 0-106 0-22 22-42 55-42 2 0 5-4 5-6 0-4-3-5-5-5-45 0-83 22-83 53 0 35 0 70 0 106 0 24-23 47-55 47-3 0-5 1-5 4s2 6 5 6c32 0 55 22 55 46 0 36 0 71 0 106 0 31 38 53 83 53 2 0 5-3 5-5z"><text:p/></draw:path><draw:path draw:style-name="gr4" draw:text-style-name="P37" svg:width="0.0894in" svg:height="0.0748in" svg:x="0.9205in" svg:y="0.0508in" svg:viewBox="0 0 228 191" svg:d="M228 126c0-3-4-3-5-3-5 0-5 1-6 7-9 29-23 52-43 52-7 0-11-4-11-14 0-11 4-20 9-30 7-23 25-68 25-92 0-29-18-46-48-46-39 0-59 28-66 37-3-24-21-37-40-37-20 0-26 17-31 24-7 14-12 40-12 41 0 5 4 4 5 5 3 0 5-1 7-10 7-30 16-50 30-50 8 0 13 4 13 19 0 8-1 13-6 35-8 32-17 65-25 97-1 7-4 17-4 19 0 8 6 11 12 11s14-3 16-12c1-1 6-20 8-31 4-13 6-25 10-37 2-10 5-20 7-29 1-7 4-13 5-21 7-13 29-51 70-51 18 0 22 15 22 28 0 27-21 81-27 99-4 10-5 14-5 19 0 21 14 35 35 35 39 0 55-61 55-65z"><text:p/></draw:path><draw:path draw:style-name="gr4" draw:text-style-name="P37" svg:width="0.0839in" svg:height="0.0961in" svg:x="1.0744in" svg:y="0.0343in" svg:viewBox="0 0 214 245" svg:d="M214 237c0-5-4-9-9-9-27 0-54 0-81 0-56 0-102-42-106-96 62 0 125 0 187 0 12 0 12-18 0-18-62 0-125 0-187 0 4-54 50-97 106-97 27 0 54 0 81 0 5 0 9-4 9-9 0-4-4-8-9-8-27 0-54 0-81 0-69 0-124 54-124 123 0 67 55 122 124 122 27 0 54 0 81 0 5 0 9-3 9-8z"><text:p/></draw:path><draw:path draw:style-name="gr4" draw:text-style-name="P37" svg:width="0.139in" svg:height="0.1122in" svg:x="1.2248in" svg:y="0.011in" svg:viewBox="0 0 354 286" svg:d="M354 5c-1-1 0-5-5-5-14 0-29 1-43 1s-29-1-42-1c-4 0-8 0-8 8 0 5 4 5 8 5 24 0 28 9 28 18 0 1 0 7-2 9-15 62-31 125-46 187-32-73-63-146-94-220-2-7-4-7-13-7-19 0-37 0-57 0-8 0-12 0-12 8 0 5 4 5 12 5 2 0 29 0 29 4-19 74-38 150-57 225-4 16-11 30-45 31-3 0-7 1-7 8 0 4 1 5 5 5 13 0 29-1 42-1 14 0 30 1 43 1 2 0 8 0 8-8 0-4-3-5-8-5-25 0-28-10-28-18 0-4 0-5 2-10 18-73 37-148 55-221 2 2 2 2 5 7 34 82 69 165 104 247 4 7 5 8 8 8 5 0 5-1 6-8 21-77 40-155 60-234 4-18 11-30 45-31 2 0 7-1 7-8z"><text:p/></draw:path><draw:path draw:style-name="gr4" draw:text-style-name="P37" svg:width="0.0063in" svg:height="0.1654in" svg:x="1.435in" svg:y="-0.0004in" svg:viewBox="0 0 17 421" svg:d="M17 412c0-134 0-269 0-404 0-4-4-8-9-8-4 0-8 4-8 8 0 135 0 270 0 404 0 5 4 9 8 9 5 0 9-4 9-9z"><text:p/></draw:path><draw:path draw:style-name="gr4" draw:text-style-name="P37" svg:width="0.0756in" svg:height="0.1067in" svg:x="1.5098in" svg:y="0.0508in" svg:viewBox="0 0 193 272" svg:d="M193 20c0-7-5-12-12-12-5 0-15 4-18 18-7-15-21-26-38-26-48 0-101 59-101 120 0 41 25 66 56 66 24 0 45-19 48-24h2c-5 18-10 36-15 56-1 4-15 44-60 44-8 0-23 0-35-4 14-3 18-14 18-21s-4-15-15-15c-10 0-23 8-23 24 0 17 16 26 55 26 53 0 84-33 90-57 16-62 31-125 47-187 0-3 1-5 1-8zM158 46c0 2-1 4-1 6-7 26-13 53-20 80-3 11-12 22-22 30-8 7-21 15-33 15-22 0-28-22-28-39 0-20 12-69 24-91 11-21 29-37 47-37 27 0 33 33 33 36z"><text:p/></draw:path><draw:path draw:style-name="gr4" draw:text-style-name="P37" svg:width="0.0374in" svg:height="0.1654in" svg:x="1.6087in" svg:y="-0.0004in" svg:viewBox="0 0 96 421" svg:d="M96 412c0-1 0-2-1-3-25-66-52-133-77-199 25-66 52-132 77-198 1-1 1-2 1-4 0-4-4-8-8-8s-8 2-9 6c-26 67-51 135-78 202-1 1-1 0-1 2s0 3 1 4c27 66 52 133 78 201 1 3 5 6 9 6s8-4 8-9z"><text:p/></draw:path><draw:path draw:style-name="gr4" draw:text-style-name="P37" svg:width="0.0894in" svg:height="0.0748in" svg:x="1.6602in" svg:y="0.0508in" svg:viewBox="0 0 228 191" svg:d="M228 126c0-3-4-3-5-3-5 0-5 1-6 7-8 29-23 52-43 52-7 0-11-4-11-14 0-11 4-20 9-30 7-23 25-68 25-92 0-29-18-46-48-46-39 0-59 28-66 37-3-24-21-37-40-37-20 0-26 17-31 24-6 14-12 40-12 41 0 5 4 4 5 5 3 0 5-1 7-10 7-30 16-50 30-50 8 0 13 4 13 19 0 8-1 13-6 35-8 32-17 65-25 97-1 7-4 17-4 19 0 8 6 11 12 11s14-3 16-12c1-1 6-20 8-31 4-13 6-25 10-37 2-10 5-20 7-29 1-7 4-13 5-21 7-13 29-51 70-51 18 0 22 15 22 28 0 27-21 81-27 99-4 10-5 14-5 19 0 21 16 35 35 35 39 0 55-61 55-65z"><text:p/></draw:path><draw:path draw:style-name="gr4" draw:text-style-name="P37" svg:width="0.0193in" svg:height="0.0492in" svg:x="1.7685in" svg:y="0.1059in" svg:viewBox="0 0 50 126" svg:d="M50 44c0-27-10-44-27-44-13 0-23 11-23 23 0 11 10 21 23 21 5 0 11-1 14-4 1-2 1-2 3-2 0 3 1 0 1 6 0 32-15 57-29 70-5 5-5 6-5 7 0 3 3 5 5 5 4 0 38-32 38-82z"><text:p/></draw:path><draw:path draw:style-name="gr4" draw:text-style-name="P37" svg:width="0.0697in" svg:height="0.113in" svg:x="1.8346in" svg:y="0.0138in" svg:viewBox="0 0 178 288" svg:d="M178 145c0-33-3-67-17-98-19-41-54-47-72-47-25 0-55 11-73 49-14 30-16 63-16 96 0 32 2 70 19 100 18 35 49 43 70 43 23 0 55-8 73-49 13-27 16-60 16-94zM143 141c0 31 0 60-5 86-6 40-30 52-49 52-17 0-41-11-49-51-5-24-5-63-5-87 0-28 0-56 3-78 9-50 40-55 51-55 14 0 42 9 50 50 4 24 4 56 4 83z"><text:p/></draw:path><draw:path draw:style-name="gr4" draw:text-style-name="P37" svg:width="0.037in" svg:height="0.1654in" svg:x="1.9201in" svg:y="-0.0004in" svg:viewBox="0 0 95 421" svg:d="M95 210c0-1 0-1 0-2-27-67-52-135-78-202-1-4-5-6-9-6s-8 4-8 8c0 2 0 3 0 4 26 66 52 132 78 198-26 66-52 133-78 199 0 1 0 2 0 3 0 5 4 9 8 9s8-3 9-6c26-68 51-135 78-201 0-1 0-1 0-4z"><text:p/></draw:path><draw:path draw:style-name="gr4" draw:text-style-name="P37" svg:width="0.0579in" svg:height="0.1654in" svg:x="1.9882in" svg:y="-0.0004in" svg:viewBox="0 0 148 421" svg:d="M148 210c0-2-2-4-5-4-31 0-55-23-55-47 0-36 0-71 0-106 0-31-39-53-82-53-4 0-6 1-6 5 0 2 2 6 6 6 31 0 54 20 54 42 0 35 0 70 0 106 0 24 20 43 49 51-29 10-49 28-49 52 0 36 0 71 0 106 0 21-23 42-54 42-4 0-6 3-6 6 0 4 2 5 6 5 43 0 82-22 82-53 0-35 0-70 0-106 0-24 24-46 55-46 3 0 5-2 5-6z"><text:p/></draw:path><draw:path draw:style-name="gr4" draw:text-style-name="P37" svg:width="0.1102in" svg:height="0.039in" svg:x="2.1142in" svg:y="0.063in" svg:viewBox="0 0 281 100" svg:d="M281 8c0-3-4-8-9-8-87 0-176 0-264 0-4 0-8 4-8 8s4 10 8 10c88 0 177 0 264 0 5 0 9-5 9-10zM281 91c0-4-4-9-9-9-87 0-176 0-264 0-4 0-8 5-8 9s4 9 8 9c88 0 177 0 264 0 5 0 9-5 9-9z"><text:p/></draw:path><draw:path draw:style-name="gr4" draw:text-style-name="P37" svg:width="0.0579in" svg:height="0.1654in" svg:x="2.2929in" svg:y="-0.0004in" svg:viewBox="0 0 148 421" svg:d="M148 416c0-4-3-6-6-6-32 0-54-21-54-42 0-35 0-70 0-106 0-24-21-42-50-52 29-8 50-27 50-51 0-36 0-71 0-106 0-22 22-42 54-42 3 0 6-4 6-6 0-4-3-5-6-5-44 0-82 22-82 53 0 35 0 70 0 106 0 24-24 47-55 47-4 0-5 1-5 4s1 6 5 6c31 0 55 22 55 46 0 36 0 71 0 106 0 31 38 53 82 53 3 0 6-3 6-5z"><text:p/></draw:path><draw:path draw:style-name="gr4" draw:text-style-name="P37" svg:width="0.0898in" svg:height="0.0748in" svg:x="2.3681in" svg:y="0.0508in" svg:viewBox="0 0 229 191" svg:d="M229 126c0-3-3-3-5-3-4 0-4 1-7 7-8 29-21 52-43 52-7 0-10-4-10-14 0-11 4-20 8-30 8-23 26-68 26-92 0-29-18-46-49-46-37 0-59 28-66 37-1-24-19-37-39-37-19 0-27 17-31 24-7 14-13 40-13 41 0 5 4 4 5 5 5 0 5-1 7-10 7-30 16-50 31-50 9 0 13 4 13 19 0 8-1 13-7 35-8 32-15 65-24 97-1 7-3 17-3 19 0 8 6 11 12 11 4 0 13-3 15-12 0-1 6-20 9-31 2-13 6-25 8-37 4-10 6-20 7-29 3-7 4-13 6-21 6-13 29-51 69-51 19 0 22 15 22 28 0 27-20 81-27 99-4 10-4 14-4 19 0 21 15 35 35 35 40 0 55-61 55-65z"><text:p/></draw:path><draw:path draw:style-name="gr4" draw:text-style-name="P37" svg:width="0.0839in" svg:height="0.0961in" svg:x="2.5224in" svg:y="0.0343in" svg:viewBox="0 0 214 245" svg:d="M214 237c0-5-4-9-9-9-27 0-54 0-81 0-57 0-102-42-107-96 62 0 126 0 188 0 11 0 11-18 0-18-62 0-126 0-188 0 5-54 50-97 107-97 27 0 54 0 81 0 5 0 9-4 9-9 0-4-4-8-9-8-27 0-54 0-81 0-69 0-124 54-124 123 0 67 55 122 124 122 27 0 54 0 81 0 5 0 9-3 9-8z"><text:p/></draw:path><draw:path draw:style-name="gr4" draw:text-style-name="P37" svg:width="0.1394in" svg:height="0.1122in" svg:x="2.6724in" svg:y="0.011in" svg:viewBox="0 0 355 286" svg:d="M355 5c-1-1 0-5-5-5-14 0-28 1-43 1-14 0-29-1-43-1-2 0-7 0-7 8 0 5 3 5 7 5 24 0 29 9 29 18 0 1-1 7-1 9-16 62-32 125-47 187-31-73-63-146-94-220-3-7-3-7-13-7-19 0-37 0-56 0-9 0-12 0-12 8 0 5 3 5 10 5 3 0 29 0 29 4-19 74-37 150-56 225-4 16-11 30-46 31-2 0-7 1-7 8 0 4 2 5 6 5 13 0 28-1 42-1s30 1 43 1c3 0 9 0 9-8 0-4-5-5-9-5-25 0-29-10-29-18 0-4 2-5 3-10 18-73 37-148 55-221 2 2 2 2 4 7 34 82 70 165 105 247 3 7 4 8 7 8 5 0 5-1 8-8 19-77 39-155 58-234 5-18 12-30 46-31 2 0 7-1 7-8z"><text:p/></draw:path><draw:path draw:style-name="gr4" draw:text-style-name="P37" svg:width="0.0067in" svg:height="0.1654in" svg:x="2.8827in" svg:y="-0.0004in" svg:viewBox="0 0 18 421" svg:d="M18 412c0-134 0-269 0-404 0-4-5-8-8-8-5 0-10 4-10 8 0 135 0 270 0 404 0 5 5 9 10 9 3 0 8-4 8-9z"><text:p/></draw:path><draw:path draw:style-name="gr4" draw:text-style-name="P37" svg:width="0.037in" svg:height="0.1654in" svg:x="2.9736in" svg:y="-0.0004in" svg:viewBox="0 0 95 421" svg:d="M95 412c0-1 0-2 0-3-27-66-52-133-78-199 26-66 51-132 78-198 0-1 0-2 0-4 0-4-4-8-9-8-3 0-7 2-8 6-26 67-52 135-78 202 0 1 0 0 0 2s0 3 0 4c26 66 52 133 78 201 1 3 5 6 8 6 5 0 9-4 9-9z"><text:p/></draw:path><draw:path draw:style-name="gr4" draw:text-style-name="P37" svg:width="0.0894in" svg:height="0.0748in" svg:x="3.0248in" svg:y="0.0508in" svg:viewBox="0 0 228 191" svg:d="M228 126c0-3-4-3-5-3-3 0-3 1-6 7-8 29-23 52-43 52-7 0-10-4-10-14 0-11 4-20 8-30 8-23 25-68 25-92 0-29-18-46-48-46-39 0-59 28-66 37-3-24-19-37-39-37-19 0-27 17-32 24-6 14-12 40-12 41 0 5 4 4 5 5 5 0 5-1 7-10 7-30 16-50 31-50 9 0 13 4 13 19 0 8-1 13-7 35-8 32-15 65-24 97-1 7-5 17-5 19 0 8 6 11 14 11 4 0 12-3 15-12 0-1 5-20 7-31 4-13 6-25 10-37 2-10 5-20 7-29 3-7 4-13 6-21 6-13 29-51 69-51 19 0 22 15 22 28 0 27-20 81-27 99-4 10-4 14-4 19 0 21 15 35 34 35 39 0 55-61 55-65z"><text:p/></draw:path><draw:path draw:style-name="gr4" draw:text-style-name="P37" svg:width="0.0189in" svg:height="0.0492in" svg:x="3.1339in" svg:y="0.1059in" svg:viewBox="0 0 49 126" svg:d="M49 44c0-27-11-44-27-44-14 0-22 11-22 23 0 11 8 21 22 21 6 0 10-1 15-4 1-2 1-2 1-2 0 3 2 0 2 6 0 32-15 57-29 70-5 5-5 6-5 7 0 3 2 5 5 5 5 0 38-32 38-82z"><text:p/></draw:path><draw:path draw:style-name="gr4" draw:text-style-name="P37" svg:width="0.0898in" svg:height="0.0748in" svg:x="3.198in" svg:y="0.0508in" svg:viewBox="0 0 229 191" svg:d="M229 126c0-3-5-3-6-3-3 0-3 1-6 7-8 29-23 52-43 52-7 0-10-4-10-14 0-11 4-20 8-30 8-23 26-68 26-92 0-29-19-46-49-46-39 0-59 28-66 37-1-24-19-37-39-37-19 0-27 17-31 24-7 14-13 40-13 41 0 5 4 4 5 5 5 0 5-1 7-10 7-30 16-50 31-50 9 0 13 4 13 19 0 8-1 13-7 35-8 32-15 65-24 97-1 7-3 17-3 19 0 8 6 11 12 11 4 0 12-3 15-12 0-1 5-20 7-31 4-13 6-25 10-37 2-10 5-20 7-29 3-7 4-13 6-21 6-13 29-51 69-51 19 0 22 15 22 28 0 27-20 81-27 99-4 10-4 14-4 19 0 21 15 35 34 35 41 0 56-61 56-65z"><text:p/></draw:path><draw:path draw:style-name="gr4" draw:text-style-name="P37" svg:width="0.0374in" svg:height="0.1654in" svg:x="3.3016in" svg:y="-0.0004in" svg:viewBox="0 0 96 421" svg:d="M96 210c0-1 0-1-1-2-27-67-52-135-78-202-1-4-5-6-9-6s-8 4-8 8c0 2 0 3 1 4 25 66 52 132 77 198-25 66-52 133-77 199-1 1-1 2-1 3 0 5 4 9 8 9s8-3 9-6c26-68 51-135 78-201 1-1 1-1 1-4z"><text:p/></draw:path><draw:path draw:style-name="gr4" draw:text-style-name="P37" svg:width="0.0579in" svg:height="0.1654in" svg:x="3.3701in" svg:y="-0.0004in" svg:viewBox="0 0 148 421" svg:d="M148 210c0-2-3-4-5-4-33 0-55-23-55-47 0-36 0-71 0-106 0-31-39-53-83-53-3 0-5 1-5 5 0 2 2 6 5 6 31 0 55 20 55 42 0 35 0 70 0 106 0 24 20 43 48 51-28 10-48 28-48 52 0 36 0 71 0 106 0 21-24 42-55 42-3 0-5 3-5 6 0 4 2 5 5 5 44 0 83-22 83-53 0-35 0-70 0-106 0-24 22-46 55-46 2 0 5-2 5-6z"><text:p/></draw:path></draw:g></draw:g></text:p>
      <text:p text:style-name="P26"><text:soft-page-break/>ניתן לראות כי האיבר השני בזוג הסדור החוזר מהפונקציה מתאפס רק כאשר <draw:g text:anchor-type="as-char" svg:y="-0.1846in" draw:z-index="155" draw:name="Shape171" draw:style-name="gr1"><svg:title>TexMaths</svg:title><svg:desc>12§display§m = {n \over 2}§svg§600§FALSE§</svg:desc><draw:g draw:style-name="gr2"><draw:path draw:style-name="gr3" draw:text-style-name="P36" svg:width="0.4693in" svg:height="0.2811in" svg:x="0.0031in" svg:y="0.0079in" svg:viewBox="0 0 1193 715" svg:d="M597 715c-199 0-398 0-597 0 0-238 0-477 0-715 398 0 795 0 1193 0 0 238 0 477 0 715-199 0-398 0-596 0z"><text:p/></draw:path><draw:path draw:style-name="gr4" draw:text-style-name="P37" svg:width="0.1358in" svg:height="0.0748in" svg:x="-0.0004in" svg:y="0.1118in" svg:viewBox="0 0 346 191" svg:d="M346 126c0-5-4-5-5-5-5 0-5 1-6 8-7 22-20 52-43 52-7 0-11-4-11-13 0-11 4-22 8-30 8-23 26-70 26-94 0-26-17-44-48-44-33 0-54 18-70 41 0-6-1-21-13-30-11-9-24-11-35-11-37 0-58 26-65 36-2-24-20-36-40-36-19 0-27 17-31 24-7 14-13 40-13 41 0 3 4 2 6 3 4 0 4 0 7-9 7-30 16-49 30-49 7 0 13 2 13 19 0 8-1 13-7 35-8 32-15 64-24 97-1 7-3 16-3 18 0 8 6 12 12 12 4 0 13-4 15-12 0-2 6-21 9-32 3-13 6-25 9-38 3-8 5-18 7-28 2-7 4-14 5-21 6-12 29-50 69-50 19 0 23 15 23 28 0 11-3 23-6 35-4 17-9 32-12 49-4 16-5 18-9 33-1 8-5 22-5 24 0 8 6 12 12 12 14 0 16-11 20-24 8-35 16-69 25-102 1-5 23-55 69-55 18 0 23 14 23 28 0 24-18 72-26 95-4 10-6 14-6 23 0 20 15 35 35 35 39 0 55-62 55-65z"><text:p/></draw:path><draw:path draw:style-name="gr4" draw:text-style-name="P37" svg:width="0.1102in" svg:height="0.0382in" svg:x="0.1961in" svg:y="0.1252in" svg:viewBox="0 0 281 98" svg:d="M281 8c0-4-4-8-8-8-88 0-177 0-265 0-4 0-8 4-8 8 0 5 4 9 8 9 88 0 177 0 265 0 4 0 8-4 8-9zM281 90c0-5-4-9-8-9-88 0-177 0-265 0-4 0-8 4-8 9s4 8 8 8c88 0 177 0 265 0 4 0 8-3 8-8z"><text:p/></draw:path><draw:path draw:style-name="gr4" draw:text-style-name="P37" svg:width="0.0898in" svg:height="0.0748in" svg:x="0.3862in" svg:y="-0.0004in" svg:viewBox="0 0 229 191" svg:d="M229 126c0-4-4-4-6-4-3 0-3 1-6 7-8 29-21 52-43 52-7 0-9-4-9-13 0-11 3-21 7-30 8-23 26-68 26-92 0-29-18-46-49-46-37 0-59 28-66 37-1-24-19-37-39-37-19 0-27 17-31 24-7 14-13 40-13 41 0 5 4 3 5 5 5 0 5-2 7-10 7-30 16-50 31-50 9 0 13 4 13 19 0 8-1 13-7 36-8 32-15 64-24 97-1 6-3 15-3 18 0 7 6 11 12 11 4 0 13-4 15-12 3-11 6-21 9-32 2-13 6-25 8-37 2-9 6-19 7-29 3-7 4-13 6-20 6-13 29-51 69-51 19 0 23 15 23 30 0 25-21 79-28 97-4 9-4 15-4 19 0 20 15 35 35 35 40 0 55-62 55-65z"><text:p/></draw:path><draw:path draw:style-name="gr4" draw:text-style-name="P37" svg:width="0.0992in" svg:height="0.0063in" svg:x="0.3815in" svg:y="0.1402in" svg:viewBox="0 0 253 17" svg:d="M126 17c-42 0-84 0-126 0 0-6 0-11 0-17 84 0 169 0 253 0 0 6 0 11 0 17-42 0-85 0-127 0z"><text:p/></draw:path><draw:path draw:style-name="gr4" draw:text-style-name="P37" svg:width="0.0657in" svg:height="0.1098in" svg:x="0.398in" svg:y="0.1878in" svg:viewBox="0 0 168 280" svg:d="M168 207c-3 0-6 0-9 0-3 12-6 31-10 37-4 4-31 4-41 4-25 0-50 0-76 0 15-14 30-29 45-43 66-59 91-82 91-124 0-47-37-81-89-81-48 0-79 38-79 77 0 22 22 22 23 22 7 0 21-4 21-21 0-12-7-23-22-23-3 0-4 0-5 1 9-27 32-43 56-43 39 0 57 34 57 68s-21 68-45 94c-26 30-54 60-80 90-5 5-5 5-5 15 52 0 104 0 156 0 4-25 9-49 12-73z"><text:p/></draw:path></draw:g></draw:g>, ו־<draw:g text:anchor-type="as-char" svg:y="-0.072in" draw:z-index="156" draw:name="Shape172" draw:style-name="gr1"><svg:title>TexMaths</svg:title><svg:desc>12§display§n§svg§600§FALSE§</svg:desc><draw:g draw:style-name="gr2"><draw:path draw:style-name="gr3" draw:text-style-name="P36" svg:width="0.0772in" svg:height="0.0567in" svg:x="0.0031in" svg:y="0.0083in" svg:viewBox="0 0 197 145" svg:d="M0 0c65 0 131 0 197 0 0 48 0 97 0 145-66 0-132 0-197 0 0-48 0-97 0-145z"><text:p/></draw:path><draw:path draw:style-name="gr4" draw:text-style-name="P37" svg:width="0.0894in" svg:height="0.074in" svg:x="-0.0004in" svg:y="0in" svg:viewBox="0 0 228 189" svg:d="M228 124c0-4-4-4-5-4-5 0-5 1-6 7-8 29-23 52-43 52-8 0-11-3-11-13 0-11 5-21 8-30 7-22 26-67 26-92 0-27-19-44-49-44-37 0-58 26-65 36-2-23-19-36-38-36-20 0-28 17-32 24-7 14-13 39-13 41 0 4 4 2 5 4 5 0 5 0 7-10 7-30 16-49 31-49 9 0 14 4 14 19 0 8-2 13-8 35-8 31-15 63-24 96-1 6-3 16-3 18 0 7 6 11 12 11 5 0 12-4 15-12 3-11 5-21 8-32 2-12 6-24 9-37 3-9 5-17 8-26 1-7 3-15 6-22 6-13 27-50 67-50 19 0 23 15 23 28 0 27-21 79-28 97-3 9-5 15-5 19 0 20 16 35 35 35 40 0 56-62 56-65z"><text:p/></draw:path></draw:g></draw:g> הוא מספר טבעי ויכול להתחלק ב־2 רק כשהוא זוגי, <text:span text:style-name="T30">לכן </text:span><text:span text:style-name="T30"><draw:g text:anchor-type="as-char" svg:y="-0.1366in" draw:z-index="157" draw:name="Shape173" draw:style-name="gr1"><svg:title>TexMaths</svg:title><svg:desc>12§display§g^{-1} [N \times {0}]
= \{ n \in N \mid \langle 2 n, n \rangle \}§svg§600§FALSE§</svg:desc><draw:g draw:style-name="gr2"><draw:path draw:style-name="gr3" draw:text-style-name="P36" svg:width="2.213in" svg:height="0.1602in" svg:x="0.0055in" svg:y="0.0083in" svg:viewBox="0 0 5622 408" svg:d="M0 0c1873 0 3748 0 5622 0 0 136 0 272 0 408-1874 0-3749 0-5622 0 0-136 0-272 0-408z"><text:p/></draw:path><draw:path draw:style-name="gr4" draw:text-style-name="P37" svg:width="0.076in" svg:height="0.1059in" svg:x="-0.0004in" svg:y="0.0638in" svg:viewBox="0 0 194 270" svg:d="M194 20c0-7-6-12-13-12-3 0-15 4-17 18-7-15-22-26-39-26-48 0-100 59-100 120 0 41 25 65 55 65 26 0 46-19 50-24h1c-5 18-10 38-15 57-1 3-15 44-61 44-7 0-21-1-33-5 13-3 18-14 18-21 0-8-5-15-17-15-9 0-23 7-23 24s16 25 56 25c53 0 83-32 90-56 16-62 32-124 47-186 0-3 1-5 1-8zM160 45c0 3-2 5-2 6-7 27-13 53-20 81-2 12-12 21-22 29-8 8-21 16-34 16-21 0-27-23-27-39 0-20 12-70 23-91 12-21 30-37 48-37 28 0 34 33 34 35z"><text:p/></draw:path><draw:path draw:style-name="gr4" draw:text-style-name="P37" svg:width="0.0772in" svg:height="0.0043in" svg:x="0.087in" svg:y="0.0457in" svg:viewBox="0 0 197 12" svg:d="M197 6c0-4-3-6-6-6-61 0-124 0-185 0-4 0-6 2-6 6 0 2 2 6 6 6 61 0 124 0 185 0 3 0 6-4 6-6z"><text:p/></draw:path><draw:path draw:style-name="gr4" draw:text-style-name="P37" svg:width="0.0417in" svg:height="0.0764in" svg:x="0.1839in" svg:y="0in" svg:viewBox="0 0 107 195" svg:d="M107 195c0-4 0-7 0-11-4 0-7 0-11 0-30 0-30-3-30-13 0-55 0-109 0-163 0-8 0-8-8-8-20 18-46 19-58 19 0 4 0 7 0 11 6 0 26 0 42-8 0 50 0 99 0 149 0 10 0 13-29 13-3 0-8 0-12 0 0 4 0 7 0 11 18-1 35-1 53-1s35 0 53 1z"><text:p/></draw:path><draw:path draw:style-name="gr4" draw:text-style-name="P37" svg:width="0.0232in" svg:height="0.1646in" svg:x="0.2642in" svg:y="0.0138in" svg:viewBox="0 0 60 419" svg:d="M60 410c0-4-4-8-8-8-12 0-23 0-35 0 0-128 0-257 0-385 12 0 23 0 35 0 4 0 8-4 8-9 0-4-4-8-8-8-17 0-35 0-52 0 0 140 0 279 0 419 17 0 35 0 52 0 4 0 8-4 8-9z"><text:p/></draw:path><draw:path draw:style-name="gr4" draw:text-style-name="P37" svg:width="0.1394in" svg:height="0.1118in" svg:x="0.2992in" svg:y="0.0256in" svg:viewBox="0 0 355 285" svg:d="M355 5c-2-1 0-5-6-5-13 0-29 1-42 1-14 0-30-1-43-1-2 0-8 0-8 8 0 5 4 5 8 5 24 0 29 9 29 18 0 1-1 7-1 8-16 63-33 125-48 187-32-73-62-146-93-219-3-7-5-7-14-7-19 0-37 0-57 0-8 0-12 0-12 8 0 5 4 5 12 5 3 0 29 0 29 4-19 74-37 149-56 223-5 17-12 30-46 32-2 0-7 1-7 8 0 4 2 5 5 5 14 0 29-1 43-1 13 0 29 1 43 1 1 0 7 0 7-9 0-3-3-4-8-4-24 0-28-10-28-18 0-3 0-5 2-10 19-73 37-147 56-220 1 2 1 4 4 7 34 83 69 165 104 247 4 7 5 7 8 7 5 0 5-1 8-9 19-76 39-154 58-232 4-16 12-30 46-31 1 0 7-1 7-8z"><text:p/></draw:path><draw:path draw:style-name="gr4" draw:text-style-name="P37" svg:width="0.0795in" svg:height="0.0795in" svg:x="0.5051in" svg:y="0.0547in" svg:viewBox="0 0 203 203" svg:d="M201 200c3-2 3-8 0-12-29-29-58-57-88-86 30-29 59-59 88-87 3-4 3-9 0-12-4-4-9-4-12 0-29 30-58 58-88 87-29-29-57-57-86-87-4-4-10-4-12 0-4 3-4 8 0 12 29 28 57 58 86 87-29 29-57 57-86 86-4 4-4 10 0 12 2 4 8 4 12 0 29-29 57-59 86-87 30 28 59 58 88 87 3 4 8 4 12 0z"><text:p/></draw:path><draw:path draw:style-name="gr4" draw:text-style-name="P37" svg:width="0.0697in" svg:height="0.1126in" svg:x="0.6531in" svg:y="0.0283in" svg:viewBox="0 0 178 287" svg:d="M178 145c0-34-3-67-17-98-19-41-54-47-72-47-25 0-57 11-73 49-14 30-16 62-16 96 0 31 1 69 19 100 18 34 48 42 70 42 23 0 54-8 73-49 13-27 16-60 16-93zM143 140c0 31 0 60-5 86-7 40-31 52-49 52-17 0-42-10-49-51-5-24-5-62-5-87 0-28 0-55 3-78 8-49 40-54 51-54 13 0 41 9 49 51 5 22 5 55 5 81z"><text:p/></draw:path><draw:path draw:style-name="gr4" draw:text-style-name="P37" svg:width="0.0228in" svg:height="0.1646in" svg:x="0.7335in" svg:y="0.0138in" svg:viewBox="0 0 59 419" svg:d="M59 419c0-140 0-279 0-419-17 0-34 0-51 0-4 0-8 4-8 8 0 5 4 9 8 9 11 0 23 0 34 0 0 128 0 257 0 385-11 0-23 0-34 0-4 0-8 4-8 8 0 5 4 9 8 9 17 0 34 0 51 0z"><text:p/></draw:path><draw:path draw:style-name="gr4" draw:text-style-name="P37" svg:width="0.1102in" svg:height="0.0382in" svg:x="0.8311in" svg:y="0.076in" svg:viewBox="0 0 281 98" svg:d="M281 8c0-4-4-8-9-8-87 0-176 0-264 0-4 0-8 4-8 8s4 9 8 9c88 0 177 0 264 0 5 0 9-5 9-9zM281 90c0-5-4-9-9-9-87 0-176 0-264 0-4 0-8 4-8 9s4 8 8 8c88 0 177 0 264 0 5 0 9-3 9-8z"><text:p/></draw:path><draw:path draw:style-name="gr4" draw:text-style-name="P37" svg:width="0.0579in" svg:height="0.1646in" svg:x="1.0094in" svg:y="0.0138in" svg:viewBox="0 0 148 419" svg:d="M148 414c0-4-2-5-5-5-31 0-54-21-54-43 0-35 0-69 0-105 0-24-21-42-49-50 28-10 49-29 49-53 0-36 0-71 0-105 0-22 23-42 54-42 3 0 5-3 5-5 0-4-2-6-5-6-45 0-83 23-83 53 0 34 0 69 0 105 0 24-23 47-54 47-4 0-6 2-6 6 0 2 2 4 6 4 31 0 54 22 54 46 0 36 0 70 0 105 0 31 38 53 83 53 3 0 5-3 5-5z"><text:p/></draw:path><draw:path draw:style-name="gr4" draw:text-style-name="P37" svg:width="0.0894in" svg:height="0.0744in" svg:x="1.085in" svg:y="0.0638in" svg:viewBox="0 0 228 190" svg:d="M228 126c0-4-4-4-5-4-3 0-3 1-6 7-8 29-23 52-43 52-7 0-10-4-10-14s4-20 8-29c8-23 25-69 25-93 0-28-18-45-48-45-39 0-59 28-66 37-3-24-19-37-39-37-19 0-27 17-31 24-7 14-13 39-13 41 0 4 4 3 5 4 5 0 5-1 7-9 7-30 16-50 31-50 9 0 13 6 13 19 0 9-1 13-7 36-8 32-15 64-24 96-1 6-3 16-3 18 0 8 4 11 12 11 4 0 12-3 15-12 3-11 5-20 7-31 4-13 6-25 10-37 2-10 5-19 7-29 3-7 4-13 6-20 6-13 29-51 69-51 19 0 22 15 22 29 0 26-20 79-27 97-4 10-4 16-4 20 0 20 15 34 34 34 39 0 55-61 55-64z"><text:p/></draw:path><draw:path draw:style-name="gr4" draw:text-style-name="P37" svg:width="0.0839in" svg:height="0.0957in" svg:x="1.239in" svg:y="0.0484in" svg:viewBox="0 0 214 244" svg:d="M214 236c0-4-5-9-9-9-27 0-54 0-81 0-57 0-102-42-107-95 62 0 126 0 188 0 11 0 11-17 0-17-62 0-126 0-188 0 5-55 50-98 107-98 27 0 54 0 81 0 4 0 9-4 9-9 0-4-5-8-9-8-27 0-54 0-81 0-69 0-124 55-124 123 0 67 55 121 124 121 27 0 54 0 81 0 4 0 9-4 9-8z"><text:p/></draw:path><draw:path draw:style-name="gr4" draw:text-style-name="P37" svg:width="0.1394in" svg:height="0.1118in" svg:x="1.3886in" svg:y="0.0256in" svg:viewBox="0 0 355 285" svg:d="M355 5c-2-1 0-5-6-5-13 0-29 1-42 1-14 0-29-1-43-1-2 0-7 0-7 8 0 5 3 5 7 5 24 0 29 9 29 18 0 1-1 7-1 8-16 63-33 125-48 187-32-73-62-146-93-219-3-7-3-7-13-7-19 0-38 0-58 0-8 0-12 0-12 8 0 5 4 5 12 5 3 0 29 0 29 4-19 74-37 149-56 223-5 17-12 30-46 32-2 0-7 1-7 8 0 4 2 5 6 5 13 0 28-1 42-1s29 1 43 1c3 0 7 0 7-9 0-3-3-4-8-4-24 0-28-10-28-18 0-3 0-5 2-10 19-73 37-147 56-220 1 2 1 4 4 7 34 83 69 165 104 247 4 7 5 7 8 7 5 0 5-1 8-9 19-76 39-154 58-232 4-16 12-30 46-31 2 0 7-1 7-8z"><text:p/></draw:path><draw:path draw:style-name="gr4" draw:text-style-name="P37" svg:width="0.0063in" svg:height="0.1646in" svg:x="1.5988in" svg:y="0.0138in" svg:viewBox="0 0 17 419" svg:d="M17 410c0-134 0-268 0-402 0-4-4-8-9-8-4 0-8 4-8 8 0 134 0 268 0 402 0 5 4 9 8 9 5 0 9-4 9-9z"><text:p/></draw:path><draw:path draw:style-name="gr4" draw:text-style-name="P37" svg:width="0.0374in" svg:height="0.1646in" svg:x="1.6898in" svg:y="0.0138in" svg:viewBox="0 0 96 419" svg:d="M96 410c0-1 0-2-1-2-25-66-52-132-77-197 25-67 52-133 77-199 1-1 1-2 1-4 0-4-4-8-8-8s-8 2-9 6c-26 67-51 134-78 201-1 1-1 2-1 4 0 1 0 1 1 2 27 66 52 133 78 200 1 3 5 6 9 6s8-4 8-9z"><text:p/></draw:path><draw:path draw:style-name="gr4" draw:text-style-name="P37" svg:width="0.0657in" svg:height="0.1091in" svg:x="1.7445in" svg:y="0.0283in" svg:viewBox="0 0 168 278" svg:d="M168 206c-4 0-7 0-11 0-1 13-5 30-8 37-4 2-31 2-41 2-25 0-50 0-76 0 15-14 30-27 45-42 66-57 91-80 91-122 0-48-38-81-89-81-48 0-79 38-79 75 0 24 20 24 23 24 6 0 21-4 21-22 0-11-8-22-22-22-4 0-4 0-5 0 9-26 32-42 56-42 39 0 57 34 57 68s-21 67-45 92c-26 30-54 59-80 89-5 5-5 6-5 16 52 0 104 0 156 0 4-24 8-48 12-72z"><text:p/></draw:path><draw:path draw:style-name="gr4" draw:text-style-name="P37" svg:width="0.0898in" svg:height="0.0744in" svg:x="1.824in" svg:y="0.0638in" svg:viewBox="0 0 229 190" svg:d="M229 126c0-4-3-4-6-4s-3 1-6 7c-8 29-21 52-43 52-7 0-10-4-10-14s4-20 8-29c8-23 26-69 26-93 0-28-18-45-49-45-37 0-59 28-66 37-1-24-19-37-39-37-19 0-27 17-31 24-7 14-13 39-13 41 0 4 4 3 5 4 5 0 5-1 7-9 7-30 16-50 31-50 9 0 13 6 13 19 0 9-1 13-7 36-8 32-15 64-24 96-1 6-3 16-3 18 0 8 6 11 12 11 4 0 13-3 15-12 3-11 6-20 9-31 2-13 6-25 8-37 2-10 6-19 7-29 3-7 4-13 6-20 6-13 29-51 69-51 19 0 22 15 22 29 0 26-20 79-27 97-4 10-4 16-4 20 0 20 15 34 35 34 40 0 55-61 55-64z"><text:p/></draw:path><draw:path draw:style-name="gr4" draw:text-style-name="P37" svg:width="0.0189in" svg:height="0.0492in" svg:x="1.9331in" svg:y="0.1193in" svg:viewBox="0 0 49 126" svg:d="M49 44c0-27-11-44-26-44s-23 11-23 23c0 10 8 21 23 21 5 0 9-1 14-5 1-1 1-1 3-1 0 3 0 0 0 6 0 31-15 56-28 71-5 3-5 5-5 6 0 3 1 5 4 5 5 0 38-33 38-82z"><text:p/></draw:path><draw:path draw:style-name="gr4" draw:text-style-name="P37" svg:width="0.0898in" svg:height="0.0744in" svg:x="1.9972in" svg:y="0.0638in" svg:viewBox="0 0 229 190" svg:d="M229 126c0-4-3-4-5-4-4 0-4 1-7 7-8 29-21 52-43 52-7 0-10-4-10-14s4-20 8-29c8-23 26-69 26-93 0-28-18-45-49-45-37 0-58 28-65 37-2-24-20-37-40-37-19 0-27 17-31 24-7 14-13 39-13 41 0 4 4 3 6 4 4 0 4-1 7-9 6-30 16-50 30-50 9 0 13 6 13 19 0 9-1 13-7 36-8 32-15 64-24 96-1 6-3 16-3 18 0 8 6 11 12 11 4 0 13-3 15-12 3-11 6-20 9-31 2-13 6-25 8-37 4-10 6-19 7-29 3-7 4-13 6-20 6-13 29-51 69-51 19 0 22 15 22 29 0 26-20 79-27 97-4 10-4 16-4 20 0 20 15 34 35 34 40 0 55-61 55-64z"><text:p/></draw:path><draw:path draw:style-name="gr4" draw:text-style-name="P37" svg:width="0.037in" svg:height="0.1646in" svg:x="2.1012in" svg:y="0.0138in" svg:viewBox="0 0 95 419" svg:d="M95 211c0-2 0-3 0-4-27-67-53-134-79-201-2-4-5-6-8-6-4 0-8 4-8 8 0 2 0 3 0 4 26 66 52 132 78 199-26 65-52 131-78 197 0 1 0 1 0 2 0 5 4 9 8 9 3 0 6-3 8-6 26-67 52-134 79-200 0-1 0-1 0-2z"><text:p/></draw:path><draw:path draw:style-name="gr4" draw:text-style-name="P37" svg:width="0.0579in" svg:height="0.1646in" svg:x="2.1693in" svg:y="0.0138in" svg:viewBox="0 0 148 419" svg:d="M148 211c0-4-3-6-5-6-33 0-55-23-55-47 0-36 0-71 0-105 0-30-39-53-83-53-3 0-5 2-5 6 0 2 2 5 5 5 32 0 55 20 55 42 0 34 0 69 0 105 0 24 20 43 48 53-28 8-48 26-48 50 0 36 0 70 0 105 0 22-23 43-55 43-3 0-5 3-5 5 0 3 2 5 5 5 44 0 83-22 83-53 0-35 0-69 0-105 0-24 22-46 55-46 2 0 5-2 5-4z"><text:p/></draw:path></draw:g></draw:g></text:span><text:span text:style-name="T3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erif CJK SC" style:font-size-asian="10.5pt" style:language-asian="zh" style:country-asian="CN" style:font-name-complex="FreeSans3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2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5:30:06.451001647</meta:creation-date>
    <dc:date>2023-02-03T16:58:36.783627508</dc:date>
    <meta:editing-duration>P3DT4H47M11S</meta:editing-duration>
    <meta:editing-cycles>107</meta:editing-cycles>
    <meta:generator>LibreOffice/7.5.0.3$Linux_X86_64 LibreOffice_project/50$Build-3</meta:generator>
    <meta:document-statistic meta:table-count="0" meta:image-count="0" meta:object-count="0" meta:page-count="6" meta:paragraph-count="48" meta:word-count="1193" meta:character-count="5850" meta:non-whitespace-character-count="4628"/>
  </office:meta>
</office:document-meta>
</file>